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39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0.848cm"/>
    </style:style>
    <style:style style:name="co4" style:family="table-column">
      <style:table-column-properties fo:break-before="auto" style:column-width="7.158cm"/>
    </style:style>
    <style:style style:name="co5" style:family="table-column">
      <style:table-column-properties fo:break-before="auto" style:column-width="1.284cm"/>
    </style:style>
    <style:style style:name="co6" style:family="table-column">
      <style:table-column-properties fo:break-before="auto" style:column-width="0.914cm"/>
    </style:style>
    <style:style style:name="co7" style:family="table-column">
      <style:table-column-properties fo:break-before="auto" style:column-width="1.326cm"/>
    </style:style>
    <style:style style:name="co8" style:family="table-column">
      <style:table-column-properties fo:break-before="auto" style:column-width="4.284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4.551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931cm" fo:break-before="auto" style:use-optimal-row-height="false"/>
    </style:style>
    <style:style style:name="ro6" style:family="table-row">
      <style:table-row-properties style:row-height="0.466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Tabel_20_4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77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77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tru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77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17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177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177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177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77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177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 style:data-style-name="N177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77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Tabel 4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48" table:default-cell-style-name="ce10"/>
        <table:table-column table:style-name="co7" table:number-columns-repeated="7" table:default-cell-style-name="ce18"/>
        <table:table-column table:style-name="co8" table:default-cell-style-name="ce10"/>
        <table:table-column table:style-name="co6" table:number-columns-repeated="194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Tabel 4. Hoofden van gezinnen en afzonderlijk levende personen zonder beroep.</text:p>
          </table:table-cell>
          <table:table-cell table:style-name="ce11" table:number-columns-repeated="61"/>
          <table:table-cell table:style-name="ce40"/>
          <table:table-cell table:style-name="ce12" table:number-columns-repeated="961"/>
        </table:table-row>
        <table:table-row table:style-name="ro1">
          <table:table-cell table:style-name="ce2"/>
          <table:table-cell table:style-name="ce12" table:number-columns-repeated="54"/>
          <table:table-cell table:style-name="ce31" table:number-columns-repeated="7"/>
          <table:table-cell table:style-name="ce12" table:number-columns-repeated="962"/>
        </table:table-row>
        <table:table-row table:style-name="ro2">
          <table:table-cell table:style-name="ce3" office:value-type="string" calcext:value-type="string" table:number-columns-spanned="1" table:number-rows-spanned="4">
            <text:p>Gemeente</text:p>
          </table:table-cell>
          <table:table-cell table:style-name="ce13" office:value-type="string" calcext:value-type="string" table:number-columns-spanned="1" table:number-rows-spanned="3">
            <text:p>Nummer der beroepsklasse [NB: Romeinse cijfers]</text:p>
          </table:table-cell>
          <table:table-cell table:style-name="ce19" office:value-type="string" calcext:value-type="string" table:number-columns-spanned="1" table:number-rows-spanned="4">
            <text:p>Letter (Onderdeel beroepsklasse)</text:p>
          </table:table-cell>
          <table:table-cell table:style-name="ce19" office:value-type="string" calcext:value-type="string" table:number-columns-spanned="1" table:number-rows-spanned="4">
            <text:p>Regelnummer [NB: Arabische cijfers]</text:p>
          </table:table-cell>
          <table:table-cell table:style-name="ce22" office:value-type="string" calcext:value-type="string" table:number-columns-spanned="1" table:number-rows-spanned="3">
            <text:p>BENAMING van de onderdeelen der onderscheidene beroepsklassen, met de daartoe behoordende beroepen</text:p>
          </table:table-cell>
          <table:table-cell table:style-name="ce13" office:value-type="string" calcext:value-type="string" table:number-columns-spanned="1" table:number-rows-spanned="3">
            <text:p>Positie in het beroep (aangeduid met A, B, C of D)</text:p>
          </table:table-cell>
          <table:table-cell table:style-name="ce13"/>
          <table:table-cell table:style-name="ce13" office:value-type="string" calcext:value-type="string">
            <text:p>Geboortejaren. <text:s/>leeftijd in j.</text:p>
          </table:table-cell>
          <table:table-cell table:style-name="ce12"/>
          <table:table-cell table:style-name="ce22" office:value-type="string" calcext:value-type="string" table:number-columns-spanned="2" table:number-rows-spanned="1">
            <text:p>12</text:p>
            <text:p/>
            <text:p/>
            <text:p>1878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13</text:p>
            <text:p/>
            <text:p/>
            <text:p>1876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14</text:p>
            <text:p>---</text:p>
            <text:p>15</text:p>
            <text:p/>
            <text:p>1875</text:p>
            <text:p>  ---</text:p>
            <text:p>1874</text:p>
          </table:table-cell>
          <table:covered-table-cell table:style-name="ce22"/>
          <table:table-cell table:style-name="ce22" office:value-type="string" calcext:value-type="string" table:number-columns-spanned="4" table:number-rows-spanned="1">
            <text:p>16</text:p>
            <text:p>---</text:p>
            <text:p>17</text:p>
            <text:p/>
            <text:p>1873</text:p>
            <text:p>  ---</text:p>
            <text:p>1872</text:p>
          </table:table-cell>
          <table:covered-table-cell table:number-columns-repeated="3" table:style-name="ce22"/>
          <table:table-cell table:style-name="ce22" office:value-type="string" calcext:value-type="string" table:number-columns-spanned="4" table:number-rows-spanned="1">
            <text:p>18</text:p>
            <text:p>---</text:p>
            <text:p>22</text:p>
            <text:p/>
            <text:p>1871</text:p>
            <text:p>  ---</text:p>
            <text:p>1867</text:p>
          </table:table-cell>
          <table:covered-table-cell table:number-columns-repeated="3" table:style-name="ce22"/>
          <table:table-cell table:style-name="ce22" office:value-type="string" calcext:value-type="string" table:number-columns-spanned="4" table:number-rows-spanned="1">
            <text:p>23</text:p>
            <text:p>---</text:p>
            <text:p>24</text:p>
            <text:p/>
            <text:p>1866</text:p>
            <text:p>  ---</text:p>
            <text:p>1865</text:p>
          </table:table-cell>
          <table:covered-table-cell table:number-columns-repeated="3" table:style-name="ce22"/>
          <table:table-cell table:style-name="ce22" office:value-type="string" calcext:value-type="string" table:number-columns-spanned="4" table:number-rows-spanned="1">
            <text:p>25</text:p>
            <text:p>---</text:p>
            <text:p>35</text:p>
            <text:p/>
            <text:p>1864</text:p>
            <text:p>  ---</text:p>
            <text:p>1854</text:p>
          </table:table-cell>
          <table:covered-table-cell table:number-columns-repeated="3" table:style-name="ce22"/>
          <table:table-cell table:style-name="ce22" office:value-type="string" calcext:value-type="string" table:number-columns-spanned="4" table:number-rows-spanned="1">
            <text:p>36</text:p>
            <text:p>---</text:p>
            <text:p>50</text:p>
            <text:p/>
            <text:p>1853</text:p>
            <text:p>  ---</text:p>
            <text:p>1839</text:p>
          </table:table-cell>
          <table:covered-table-cell table:number-columns-repeated="3" table:style-name="ce22"/>
          <table:table-cell table:style-name="ce22" office:value-type="string" calcext:value-type="string" table:number-columns-spanned="4" table:number-rows-spanned="1">
            <text:p>51</text:p>
            <text:p>---</text:p>
            <text:p>60</text:p>
            <text:p/>
            <text:p>1838</text:p>
            <text:p>  ---</text:p>
            <text:p>1829</text:p>
          </table:table-cell>
          <table:covered-table-cell table:number-columns-repeated="3" table:style-name="ce22"/>
          <table:table-cell table:style-name="ce22" office:value-type="string" calcext:value-type="string" table:number-columns-spanned="4" table:number-rows-spanned="1">
            <text:p>61</text:p>
            <text:p>---</text:p>
            <text:p>65</text:p>
            <text:p/>
            <text:p>1828</text:p>
            <text:p>  ---</text:p>
            <text:p>1824</text:p>
          </table:table-cell>
          <table:covered-table-cell table:number-columns-repeated="3" table:style-name="ce22"/>
          <table:table-cell table:style-name="ce22" office:value-type="string" calcext:value-type="string" table:number-columns-spanned="4" table:number-rows-spanned="1">
            <text:p>66</text:p>
            <text:p>---</text:p>
            <text:p>70</text:p>
            <text:p/>
            <text:p>1823</text:p>
            <text:p>---</text:p>
            <text:p>1818</text:p>
          </table:table-cell>
          <table:covered-table-cell table:number-columns-repeated="3" table:style-name="ce22"/>
          <table:table-cell table:style-name="ce22" office:value-type="string" calcext:value-type="string" table:number-columns-spanned="4" table:number-rows-spanned="1">
            <text:p>71</text:p>
            <text:p>en</text:p>
            <text:p>daarboven</text:p>
            <text:p/>
            <text:p>1818</text:p>
            <text:p>en</text:p>
            <text:p>vroeger</text:p>
          </table:table-cell>
          <table:covered-table-cell table:number-columns-repeated="3" table:style-name="ce22"/>
          <table:table-cell table:style-name="ce22" office:value-type="string" calcext:value-type="string" table:number-columns-spanned="4" table:number-rows-spanned="1">
            <text:p>Van</text:p>
            <text:p>onbekenden</text:p>
            <text:p>leeftijd</text:p>
          </table:table-cell>
          <table:covered-table-cell table:number-columns-repeated="3" table:style-name="ce22"/>
          <table:table-cell table:style-name="ce32" office:value-type="string" calcext:value-type="string" table:number-columns-spanned="2" table:number-rows-spanned="2">
            <text:p>TOTAAL</text:p>
            <text:p>DER</text:p>
            <text:p>MANNEN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TOTAAL</text:p>
            <text:p>DER</text:p>
            <text:p>VROUWEN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TOTAAL</text:p>
            <text:p>DER</text:p>
            <text:p>MANNEN</text:p>
            <text:p>EN</text:p>
            <text:p>VROUWEN</text:p>
          </table:table-cell>
          <table:covered-table-cell table:style-name="ce32"/>
          <table:table-cell table:style-name="ce36" office:value-type="string" calcext:value-type="string" table:number-columns-spanned="1" table:number-rows-spanned="4">
            <text:p>Regelnummer [NB: Arabische cijfers]</text:p>
          </table:table-cell>
          <table:table-cell table:style-name="ce41" office:value-type="string" calcext:value-type="string" table:number-columns-spanned="1" table:number-rows-spanned="4">
            <text:p>Image nummer</text:p>
          </table:table-cell>
          <table:table-cell table:style-name="ce16" table:number-columns-repeated="961"/>
        </table:table-row>
        <table:table-row table:style-name="ro3">
          <table:covered-table-cell table:style-name="ce4"/>
          <table:covered-table-cell table:number-columns-repeated="3" table:style-name="ce14"/>
          <table:covered-table-cell table:style-name="ce23"/>
          <table:covered-table-cell table:style-name="ce14"/>
          <table:table-cell table:style-name="ce14"/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 table:number-columns-spanned="2" table:number-rows-spanned="1">
            <text:p>M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M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M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M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M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M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M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M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M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V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M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V</text:p>
          </table:table-cell>
          <table:covered-table-cell table:style-name="ce23"/>
          <table:covered-table-cell table:number-columns-repeated="6" table:style-name="ce33"/>
          <table:covered-table-cell table:style-name="ce37"/>
          <table:covered-table-cell table:style-name="ce42"/>
          <table:table-cell table:style-name="ce16" table:number-columns-repeated="961"/>
        </table:table-row>
        <table:table-row table:style-name="ro4">
          <table:covered-table-cell table:style-name="ce4"/>
          <table:covered-table-cell table:number-columns-repeated="3" table:style-name="ce14"/>
          <table:covered-table-cell table:style-name="ce23"/>
          <table:covered-table-cell table:style-name="ce14"/>
          <table:table-cell table:style-name="ce14"/>
          <table:table-cell table:number-columns-repeated="8" table:style-name="ce23" office:value-type="string" calcext:value-type="string">
            <text:p>O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O</text:p>
          </table:table-cell>
          <table:table-cell table:style-name="ce33" office:value-type="string" calcext:value-type="string">
            <text:p>G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G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G</text:p>
          </table:table-cell>
          <table:table-cell table:style-name="ce33" office:value-type="string" calcext:value-type="string">
            <text:p>O</text:p>
          </table:table-cell>
          <table:covered-table-cell table:style-name="ce37"/>
          <table:covered-table-cell table:style-name="ce42"/>
          <table:table-cell table:style-name="ce16" table:number-columns-repeated="961"/>
        </table:table-row>
        <table:table-row table:style-name="ro4">
          <table:covered-table-cell table:style-name="ce5"/>
          <table:table-cell table:style-name="ce15" office:value-type="float" office:value="1" calcext:value-type="float">
            <text:p>1</text:p>
          </table:table-cell>
          <table:covered-table-cell table:number-columns-repeated="2" table:style-name="ce20"/>
          <table:table-cell table:style-name="ce15" office:value-type="float" office:value="2" calcext:value-type="float">
            <text:p>2</text:p>
          </table:table-cell>
          <table:table-cell table:style-name="ce15" table:formula="of:=[.E6]+1" office:value-type="float" office:value="3" calcext:value-type="float">
            <text:p>3</text:p>
          </table:table-cell>
          <table:table-cell table:style-name="ce15"/>
          <table:table-cell table:style-name="ce15" table:formula="of:=[.F6]+1" office:value-type="float" office:value="4" calcext:value-type="float">
            <text:p>4</text:p>
          </table:table-cell>
          <table:table-cell table:style-name="ce15" table:formula="of:=[.H6]+1" office:value-type="float" office:value="5" calcext:value-type="float">
            <text:p>5</text:p>
          </table:table-cell>
          <table:table-cell table:style-name="ce15" table:formula="of:=[.I6]+1" office:value-type="float" office:value="6" calcext:value-type="float">
            <text:p>6</text:p>
          </table:table-cell>
          <table:table-cell table:style-name="ce15" table:formula="of:=[.J6]+1" office:value-type="float" office:value="7" calcext:value-type="float">
            <text:p>7</text:p>
          </table:table-cell>
          <table:table-cell table:style-name="ce15" table:formula="of:=[.K6]+1" office:value-type="float" office:value="8" calcext:value-type="float">
            <text:p>8</text:p>
          </table:table-cell>
          <table:table-cell table:style-name="ce15" table:formula="of:=[.L6]+1" office:value-type="float" office:value="9" calcext:value-type="float">
            <text:p>9</text:p>
          </table:table-cell>
          <table:table-cell table:style-name="ce15" table:formula="of:=[.M6]+1" office:value-type="float" office:value="10" calcext:value-type="float">
            <text:p>10</text:p>
          </table:table-cell>
          <table:table-cell table:style-name="ce15" table:formula="of:=[.N6]+1" office:value-type="float" office:value="11" calcext:value-type="float">
            <text:p>11</text:p>
          </table:table-cell>
          <table:table-cell table:style-name="ce15" table:formula="of:=[.O6]+1" office:value-type="float" office:value="12" calcext:value-type="float">
            <text:p>12</text:p>
          </table:table-cell>
          <table:table-cell table:style-name="ce15" table:formula="of:=[.P6]+1" office:value-type="float" office:value="13" calcext:value-type="float">
            <text:p>13</text:p>
          </table:table-cell>
          <table:table-cell table:style-name="ce15" table:formula="of:=[.Q6]+1" office:value-type="float" office:value="14" calcext:value-type="float">
            <text:p>14</text:p>
          </table:table-cell>
          <table:table-cell table:style-name="ce15" table:formula="of:=[.R6]+1" office:value-type="float" office:value="15" calcext:value-type="float">
            <text:p>15</text:p>
          </table:table-cell>
          <table:table-cell table:style-name="ce15" table:formula="of:=[.S6]+1" office:value-type="float" office:value="16" calcext:value-type="float">
            <text:p>16</text:p>
          </table:table-cell>
          <table:table-cell table:style-name="ce15" table:formula="of:=[.T6]+1" office:value-type="float" office:value="17" calcext:value-type="float">
            <text:p>17</text:p>
          </table:table-cell>
          <table:table-cell table:style-name="ce15" table:formula="of:=[.U6]+1" office:value-type="float" office:value="18" calcext:value-type="float">
            <text:p>18</text:p>
          </table:table-cell>
          <table:table-cell table:style-name="ce15" table:formula="of:=[.V6]+1" office:value-type="float" office:value="19" calcext:value-type="float">
            <text:p>19</text:p>
          </table:table-cell>
          <table:table-cell table:style-name="ce15" table:formula="of:=[.W6]+1" office:value-type="float" office:value="20" calcext:value-type="float">
            <text:p>20</text:p>
          </table:table-cell>
          <table:table-cell table:style-name="ce15" table:formula="of:=[.X6]+1" office:value-type="float" office:value="21" calcext:value-type="float">
            <text:p>21</text:p>
          </table:table-cell>
          <table:table-cell table:style-name="ce15" table:formula="of:=[.Y6]+1" office:value-type="float" office:value="22" calcext:value-type="float">
            <text:p>22</text:p>
          </table:table-cell>
          <table:table-cell table:style-name="ce15" table:formula="of:=[.Z6]+1" office:value-type="float" office:value="23" calcext:value-type="float">
            <text:p>23</text:p>
          </table:table-cell>
          <table:table-cell table:style-name="ce15" table:formula="of:=[.AA6]+1" office:value-type="float" office:value="24" calcext:value-type="float">
            <text:p>24</text:p>
          </table:table-cell>
          <table:table-cell table:style-name="ce15" table:formula="of:=[.AB6]+1" office:value-type="float" office:value="25" calcext:value-type="float">
            <text:p>25</text:p>
          </table:table-cell>
          <table:table-cell table:style-name="ce15" table:formula="of:=[.AC6]+1" office:value-type="float" office:value="26" calcext:value-type="float">
            <text:p>26</text:p>
          </table:table-cell>
          <table:table-cell table:style-name="ce15" table:formula="of:=[.AD6]+1" office:value-type="float" office:value="27" calcext:value-type="float">
            <text:p>27</text:p>
          </table:table-cell>
          <table:table-cell table:style-name="ce15" table:formula="of:=[.AE6]+1" office:value-type="float" office:value="28" calcext:value-type="float">
            <text:p>28</text:p>
          </table:table-cell>
          <table:table-cell table:style-name="ce15" table:formula="of:=[.AF6]+1" office:value-type="float" office:value="29" calcext:value-type="float">
            <text:p>29</text:p>
          </table:table-cell>
          <table:table-cell table:style-name="ce15" table:formula="of:=[.AG6]+1" office:value-type="float" office:value="30" calcext:value-type="float">
            <text:p>30</text:p>
          </table:table-cell>
          <table:table-cell table:style-name="ce15" table:formula="of:=[.AH6]+1" office:value-type="float" office:value="31" calcext:value-type="float">
            <text:p>31</text:p>
          </table:table-cell>
          <table:table-cell table:style-name="ce15" table:formula="of:=[.AI6]+1" office:value-type="float" office:value="32" calcext:value-type="float">
            <text:p>32</text:p>
          </table:table-cell>
          <table:table-cell table:style-name="ce15" table:formula="of:=[.AJ6]+1" office:value-type="float" office:value="33" calcext:value-type="float">
            <text:p>33</text:p>
          </table:table-cell>
          <table:table-cell table:style-name="ce15" table:formula="of:=[.AK6]+1" office:value-type="float" office:value="34" calcext:value-type="float">
            <text:p>34</text:p>
          </table:table-cell>
          <table:table-cell table:style-name="ce15" table:formula="of:=[.AL6]+1" office:value-type="float" office:value="35" calcext:value-type="float">
            <text:p>35</text:p>
          </table:table-cell>
          <table:table-cell table:style-name="ce15" table:formula="of:=[.AM6]+1" office:value-type="float" office:value="36" calcext:value-type="float">
            <text:p>36</text:p>
          </table:table-cell>
          <table:table-cell table:style-name="ce15" table:formula="of:=[.AN6]+1" office:value-type="float" office:value="37" calcext:value-type="float">
            <text:p>37</text:p>
          </table:table-cell>
          <table:table-cell table:style-name="ce15" table:formula="of:=[.AO6]+1" office:value-type="float" office:value="38" calcext:value-type="float">
            <text:p>38</text:p>
          </table:table-cell>
          <table:table-cell table:style-name="ce15" table:formula="of:=[.AP6]+1" office:value-type="float" office:value="39" calcext:value-type="float">
            <text:p>39</text:p>
          </table:table-cell>
          <table:table-cell table:style-name="ce15" table:formula="of:=[.AQ6]+1" office:value-type="float" office:value="40" calcext:value-type="float">
            <text:p>40</text:p>
          </table:table-cell>
          <table:table-cell table:style-name="ce15" table:formula="of:=[.AR6]+1" office:value-type="float" office:value="41" calcext:value-type="float">
            <text:p>41</text:p>
          </table:table-cell>
          <table:table-cell table:style-name="ce15" table:formula="of:=[.AS6]+1" office:value-type="float" office:value="42" calcext:value-type="float">
            <text:p>42</text:p>
          </table:table-cell>
          <table:table-cell table:style-name="ce15" table:formula="of:=[.AT6]+1" office:value-type="float" office:value="43" calcext:value-type="float">
            <text:p>43</text:p>
          </table:table-cell>
          <table:table-cell table:style-name="ce15" table:formula="of:=[.AU6]+1" office:value-type="float" office:value="44" calcext:value-type="float">
            <text:p>44</text:p>
          </table:table-cell>
          <table:table-cell table:style-name="ce15" table:formula="of:=[.AV6]+1" office:value-type="float" office:value="45" calcext:value-type="float">
            <text:p>45</text:p>
          </table:table-cell>
          <table:table-cell table:style-name="ce15" table:formula="of:=[.AW6]+1" office:value-type="float" office:value="46" calcext:value-type="float">
            <text:p>46</text:p>
          </table:table-cell>
          <table:table-cell table:style-name="ce15" table:formula="of:=[.AX6]+1" office:value-type="float" office:value="47" calcext:value-type="float">
            <text:p>47</text:p>
          </table:table-cell>
          <table:table-cell table:style-name="ce15" table:formula="of:=[.AY6]+1" office:value-type="float" office:value="48" calcext:value-type="float">
            <text:p>48</text:p>
          </table:table-cell>
          <table:table-cell table:style-name="ce15" table:formula="of:=[.AZ6]+1" office:value-type="float" office:value="49" calcext:value-type="float">
            <text:p>49</text:p>
          </table:table-cell>
          <table:table-cell table:style-name="ce15" table:formula="of:=[.BA6]+1" office:value-type="float" office:value="50" calcext:value-type="float">
            <text:p>50</text:p>
          </table:table-cell>
          <table:table-cell table:style-name="ce15" table:formula="of:=[.BB6]+1" office:value-type="float" office:value="51" calcext:value-type="float">
            <text:p>51</text:p>
          </table:table-cell>
          <table:table-cell table:style-name="ce34" table:formula="of:=[.BC6]+1" office:value-type="float" office:value="52" calcext:value-type="float">
            <text:p>52</text:p>
          </table:table-cell>
          <table:table-cell table:style-name="ce34" table:formula="of:=[.BD6]+1" office:value-type="float" office:value="53" calcext:value-type="float">
            <text:p>53</text:p>
          </table:table-cell>
          <table:table-cell table:style-name="ce34" table:formula="of:=[.BE6]+1" office:value-type="float" office:value="54" calcext:value-type="float">
            <text:p>54</text:p>
          </table:table-cell>
          <table:table-cell table:style-name="ce34" table:formula="of:=[.BF6]+1" office:value-type="float" office:value="55" calcext:value-type="float">
            <text:p>55</text:p>
          </table:table-cell>
          <table:table-cell table:style-name="ce34" table:formula="of:=[.BG6]+1" office:value-type="float" office:value="56" calcext:value-type="float">
            <text:p>56</text:p>
          </table:table-cell>
          <table:table-cell table:style-name="ce34" table:formula="of:=[.BH6]+1" office:value-type="float" office:value="57" calcext:value-type="float">
            <text:p>57</text:p>
          </table:table-cell>
          <table:covered-table-cell table:style-name="ce38"/>
          <table:covered-table-cell table:style-name="ce43"/>
          <table:table-cell table:style-name="ce16" table:number-columns-repeated="961"/>
        </table:table-row>
        <table:table-row table:style-name="ro4">
          <table:table-cell table:style-name="ce6"/>
          <table:table-cell table:style-name="ce16"/>
          <table:table-cell table:style-name="ce6"/>
          <table:table-cell table:style-name="ce21"/>
          <table:table-cell table:style-name="ce12" table:number-columns-repeated="3"/>
          <table:table-cell table:style-name="ce30"/>
          <table:table-cell table:style-name="ce12" table:number-columns-repeated="47"/>
          <table:table-cell table:style-name="ce31" table:number-columns-repeated="6"/>
          <table:table-cell table:style-name="ce39"/>
          <table:table-cell table:style-name="ce44"/>
          <table:table-cell table:style-name="ce12" table:number-columns-repeated="961"/>
        </table:table-row>
        <table:table-row table:style-name="ro5">
          <table:table-cell table:style-name="ce7"/>
          <table:table-cell table:style-name="ce17" office:value-type="string" calcext:value-type="string">
            <text:p>I</text:p>
          </table:table-cell>
          <table:table-cell table:style-name="ce17" table:number-columns-repeated="2"/>
          <table:table-cell table:style-name="ce24" office:value-type="string" calcext:value-type="string">
            <text:p>Aardewerk, diamant, glas, kalk, steenen, enz.</text:p>
          </table:table-cell>
          <table:table-cell table:style-name="ce27"/>
          <table:table-cell/>
          <table:table-cell table:style-name="ce8"/>
          <table:table-cell table:style-name="ce17" table:number-columns-repeated="47"/>
          <table:table-cell table:style-name="ce35" table:formula="of:=[.AZ8]+[.AV8]+[.AR8]+[.AN8]+[.AJ8]+[.AF8]+[.AB8]+[.X8]+[.T8]+[.P8]" office:value-type="float" office:value="0" calcext:value-type="float">
            <text:p/>
          </table:table-cell>
          <table:table-cell table:style-name="ce35" table:formula="of:=[.BA8]+[.AW8]+[.AS8]+[.AO8]+[.AK8]+[.AG8]+[.AC8]+[.Y8]+[.U8]+[.Q8]+[.N8]+[.L8]+[.J8]+[.H8]" office:value-type="float" office:value="0" calcext:value-type="float">
            <text:p/>
          </table:table-cell>
          <table:table-cell table:style-name="ce35" table:formula="of:=[.BB8]+[.AX8]+[.AT8]+[.AP8]+[.AL8]+[.AH8]+[.AD8]+[.Z8]+[.V8]+[.R8]" office:value-type="float" office:value="0" calcext:value-type="float">
            <text:p/>
          </table:table-cell>
          <table:table-cell table:style-name="ce35" table:formula="of:=[.BC8]+[.AY8]+[.AU8]+[.AQ8]+[.AM8]+[.AI8]+[.AE8]+[.AA8]+[.W8]+[.S8]+[.O8]+[.M8]+[.K8]+[.I8]" office:value-type="float" office:value="0" calcext:value-type="float">
            <text:p/>
          </table:table-cell>
          <table:table-cell table:style-name="ce35" table:formula="of:=[.BD8]+[.BF8]" office:value-type="float" office:value="0" calcext:value-type="float">
            <text:p/>
          </table:table-cell>
          <table:table-cell table:style-name="ce35" table:formula="of:=[.BE8]+[.BG8]" office:value-type="float" office:value="0" calcext:value-type="float">
            <text:p/>
          </table:table-cell>
          <table:table-cell table:style-name="ce35" table:formula="of:=[.D8]" office:value-type="float" office:value="0" calcext:value-type="float">
            <text:p/>
          </table:table-cell>
          <table:table-cell table:style-name="ce45" office:value-type="float" office:value="320349" calcext:value-type="float">
            <text:p>320349</text:p>
          </table:table-cell>
          <table:table-cell table:number-columns-repeated="961"/>
        </table:table-row>
        <table:table-row table:style-name="ro5">
          <table:table-cell table:style-name="ce8"/>
          <table:table-cell/>
          <table:table-cell office:value-type="string" calcext:value-type="string">
            <text:p>b.</text:p>
          </table:table-cell>
          <table:table-cell/>
          <table:table-cell table:style-name="ce25" office:value-type="string" calcext:value-type="string">
            <text:p>Diamant, edelsteenen en fijne steensoorten.</text:p>
          </table:table-cell>
          <table:table-cell table:style-name="ce28"/>
          <table:table-cell/>
          <table:table-cell table:style-name="ce8"/>
          <table:table-cell table:number-columns-repeated="47"/>
          <table:table-cell table:formula="of:=[.AZ9]+[.AV9]+[.AR9]+[.AN9]+[.AJ9]+[.AF9]+[.AB9]+[.X9]+[.T9]+[.P9]" office:value-type="float" office:value="0" calcext:value-type="float">
            <text:p/>
          </table:table-cell>
          <table:table-cell table:formula="of:=[.BA9]+[.AW9]+[.AS9]+[.AO9]+[.AK9]+[.AG9]+[.AC9]+[.Y9]+[.U9]+[.Q9]+[.N9]+[.L9]+[.J9]+[.H9]" office:value-type="float" office:value="0" calcext:value-type="float">
            <text:p/>
          </table:table-cell>
          <table:table-cell table:formula="of:=[.BB9]+[.AX9]+[.AT9]+[.AP9]+[.AL9]+[.AH9]+[.AD9]+[.Z9]+[.V9]+[.R9]" office:value-type="float" office:value="0" calcext:value-type="float">
            <text:p/>
          </table:table-cell>
          <table:table-cell table:formula="of:=[.BC9]+[.AY9]+[.AU9]+[.AQ9]+[.AM9]+[.AI9]+[.AE9]+[.AA9]+[.W9]+[.S9]+[.O9]+[.M9]+[.K9]+[.I9]" office:value-type="float" office:value="0" calcext:value-type="float">
            <text:p/>
          </table:table-cell>
          <table:table-cell table:formula="of:=[.BD9]+[.BF9]" office:value-type="float" office:value="0" calcext:value-type="float">
            <text:p/>
          </table:table-cell>
          <table:table-cell table:formula="of:=[.BE9]+[.BG9]" office:value-type="float" office:value="0" calcext:value-type="float">
            <text:p/>
          </table:table-cell>
          <table:table-cell table:formula="of:=[.D9]" office:value-type="float" office:value="0" calcext:value-type="float">
            <text:p/>
          </table:table-cell>
          <table:table-cell table:style-name="ce46"/>
          <table:table-cell table:number-columns-repeated="961"/>
        </table:table-row>
        <table:table-row table:style-name="ro6">
          <table:table-cell table:style-name="ce8"/>
          <table:table-cell table:number-columns-repeated="2"/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Diamantklovers</text:p>
          </table:table-cell>
          <table:table-cell table:style-name="ce28" office:value-type="string" calcext:value-type="string">
            <text:p>A</text:p>
          </table:table-cell>
          <table:table-cell/>
          <table:table-cell table:style-name="ce8"/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6"/>
          <table:table-cell table:formula="of:=[.AZ10]+[.AV10]+[.AR10]+[.AN10]+[.AJ10]+[.AF10]+[.AB10]+[.X10]+[.T10]+[.P10]" office:value-type="float" office:value="0" calcext:value-type="float">
            <text:p/>
          </table:table-cell>
          <table:table-cell table:formula="of:=[.BA10]+[.AW10]+[.AS10]+[.AO10]+[.AK10]+[.AG10]+[.AC10]+[.Y10]+[.U10]+[.Q10]+[.N10]+[.L10]+[.J10]+[.H10]" office:value-type="float" office:value="1" calcext:value-type="float">
            <text:p>1</text:p>
          </table:table-cell>
          <table:table-cell table:formula="of:=[.BB10]+[.AX10]+[.AT10]+[.AP10]+[.AL10]+[.AH10]+[.AD10]+[.Z10]+[.V10]+[.R10]" office:value-type="float" office:value="0" calcext:value-type="float">
            <text:p/>
          </table:table-cell>
          <table:table-cell table:formula="of:=[.BC10]+[.AY10]+[.AU10]+[.AQ10]+[.AM10]+[.AI10]+[.AE10]+[.AA10]+[.W10]+[.S10]+[.O10]+[.M10]+[.K10]+[.I10]" office:value-type="float" office:value="0" calcext:value-type="float">
            <text:p/>
          </table:table-cell>
          <table:table-cell table:formula="of:=[.BD10]+[.BF10]" office:value-type="float" office:value="0" calcext:value-type="float">
            <text:p/>
          </table:table-cell>
          <table:table-cell table:formula="of:=[.BE10]+[.BG10]" office:value-type="float" office:value="1" calcext:value-type="float">
            <text:p>1</text:p>
          </table:table-cell>
          <table:table-cell table:formula="of:=[.D10]" office:value-type="float" office:value="1" calcext:value-type="float">
            <text:p>1</text:p>
          </table:table-cell>
          <table:table-cell table:style-name="ce46"/>
          <table:table-cell table:number-columns-repeated="961"/>
        </table:table-row>
        <table:table-row table:style-name="ro6">
          <table:table-cell table:style-name="ce8"/>
          <table:table-cell table:number-columns-repeated="2"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Diamantslijpers (incl. Verstellers)</text:p>
          </table:table-cell>
          <table:table-cell table:style-name="ce28" office:value-type="string" calcext:value-type="string">
            <text:p>A</text:p>
          </table:table-cell>
          <table:table-cell/>
          <table:table-cell table:style-name="ce8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7"/>
          <table:table-cell table:formula="of:=[.AZ11]+[.AV11]+[.AR11]+[.AN11]+[.AJ11]+[.AF11]+[.AB11]+[.X11]+[.T11]+[.P11]" office:value-type="float" office:value="1" calcext:value-type="float">
            <text:p>1</text:p>
          </table:table-cell>
          <table:table-cell table:formula="of:=[.BA11]+[.AW11]+[.AS11]+[.AO11]+[.AK11]+[.AG11]+[.AC11]+[.Y11]+[.U11]+[.Q11]+[.N11]+[.L11]+[.J11]+[.H11]" office:value-type="float" office:value="0" calcext:value-type="float">
            <text:p/>
          </table:table-cell>
          <table:table-cell table:formula="of:=[.BB11]+[.AX11]+[.AT11]+[.AP11]+[.AL11]+[.AH11]+[.AD11]+[.Z11]+[.V11]+[.R11]" office:value-type="float" office:value="0" calcext:value-type="float">
            <text:p/>
          </table:table-cell>
          <table:table-cell table:formula="of:=[.BC11]+[.AY11]+[.AU11]+[.AQ11]+[.AM11]+[.AI11]+[.AE11]+[.AA11]+[.W11]+[.S11]+[.O11]+[.M11]+[.K11]+[.I11]" office:value-type="float" office:value="0" calcext:value-type="float">
            <text:p/>
          </table:table-cell>
          <table:table-cell table:formula="of:=[.BD11]+[.BF11]" office:value-type="float" office:value="1" calcext:value-type="float">
            <text:p>1</text:p>
          </table:table-cell>
          <table:table-cell table:formula="of:=[.BE11]+[.BG11]" office:value-type="float" office:value="0" calcext:value-type="float">
            <text:p/>
          </table:table-cell>
          <table:table-cell table:formula="of:=[.D11]" office:value-type="float" office:value="2" calcext:value-type="float">
            <text:p>2</text:p>
          </table:table-cell>
          <table:table-cell table:style-name="ce46"/>
          <table:table-cell table:number-columns-repeated="961"/>
        </table:table-row>
        <table:table-row table:style-name="ro6">
          <table:table-cell table:style-name="ce8"/>
          <table:table-cell table:number-columns-repeated="2"/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Diamantslijpers (incl. Verstellers)</text:p>
          </table:table-cell>
          <table:table-cell table:style-name="ce28" office:value-type="string" calcext:value-type="string">
            <text:p>B</text:p>
          </table:table-cell>
          <table:table-cell/>
          <table:table-cell table:style-name="ce8"/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7"/>
          <table:table-cell table:formula="of:=[.AZ12]+[.AV12]+[.AR12]+[.AN12]+[.AJ12]+[.AF12]+[.AB12]+[.X12]+[.T12]+[.P12]" office:value-type="float" office:value="2" calcext:value-type="float">
            <text:p>2</text:p>
          </table:table-cell>
          <table:table-cell table:formula="of:=[.BA12]+[.AW12]+[.AS12]+[.AO12]+[.AK12]+[.AG12]+[.AC12]+[.Y12]+[.U12]+[.Q12]+[.N12]+[.L12]+[.J12]+[.H12]" office:value-type="float" office:value="0" calcext:value-type="float">
            <text:p/>
          </table:table-cell>
          <table:table-cell table:formula="of:=[.BB12]+[.AX12]+[.AT12]+[.AP12]+[.AL12]+[.AH12]+[.AD12]+[.Z12]+[.V12]+[.R12]" office:value-type="float" office:value="0" calcext:value-type="float">
            <text:p/>
          </table:table-cell>
          <table:table-cell table:formula="of:=[.BC12]+[.AY12]+[.AU12]+[.AQ12]+[.AM12]+[.AI12]+[.AE12]+[.AA12]+[.W12]+[.S12]+[.O12]+[.M12]+[.K12]+[.I12]" office:value-type="float" office:value="0" calcext:value-type="float">
            <text:p/>
          </table:table-cell>
          <table:table-cell table:formula="of:=[.BD12]+[.BF12]" office:value-type="float" office:value="2" calcext:value-type="float">
            <text:p>2</text:p>
          </table:table-cell>
          <table:table-cell table:formula="of:=[.BE12]+[.BG12]" office:value-type="float" office:value="0" calcext:value-type="float">
            <text:p/>
          </table:table-cell>
          <table:table-cell table:formula="of:=[.D12]" office:value-type="float" office:value="3" calcext:value-type="float">
            <text:p>3</text:p>
          </table:table-cell>
          <table:table-cell table:style-name="ce46"/>
          <table:table-cell table:number-columns-repeated="961"/>
        </table:table-row>
        <table:table-row table:style-name="ro6">
          <table:table-cell table:style-name="ce8"/>
          <table:table-cell table:number-columns-repeated="2"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Diamantslijpers (incl. Verstellers)</text:p>
          </table:table-cell>
          <table:table-cell table:style-name="ce28" office:value-type="string" calcext:value-type="string">
            <text:p>D</text:p>
          </table:table-cell>
          <table:table-cell/>
          <table:table-cell table:style-name="ce8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7"/>
          <table:table-cell table:formula="of:=[.AZ13]+[.AV13]+[.AR13]+[.AN13]+[.AJ13]+[.AF13]+[.AB13]+[.X13]+[.T13]+[.P13]" office:value-type="float" office:value="8" calcext:value-type="float">
            <text:p>8</text:p>
          </table:table-cell>
          <table:table-cell table:formula="of:=[.BA13]+[.AW13]+[.AS13]+[.AO13]+[.AK13]+[.AG13]+[.AC13]+[.Y13]+[.U13]+[.Q13]+[.N13]+[.L13]+[.J13]+[.H13]" office:value-type="float" office:value="10" calcext:value-type="float">
            <text:p>10</text:p>
          </table:table-cell>
          <table:table-cell table:formula="of:=[.BB13]+[.AX13]+[.AT13]+[.AP13]+[.AL13]+[.AH13]+[.AD13]+[.Z13]+[.V13]+[.R13]" office:value-type="float" office:value="0" calcext:value-type="float">
            <text:p/>
          </table:table-cell>
          <table:table-cell table:formula="of:=[.BC13]+[.AY13]+[.AU13]+[.AQ13]+[.AM13]+[.AI13]+[.AE13]+[.AA13]+[.W13]+[.S13]+[.O13]+[.M13]+[.K13]+[.I13]" office:value-type="float" office:value="0" calcext:value-type="float">
            <text:p/>
          </table:table-cell>
          <table:table-cell table:formula="of:=[.BD13]+[.BF13]" office:value-type="float" office:value="8" calcext:value-type="float">
            <text:p>8</text:p>
          </table:table-cell>
          <table:table-cell table:formula="of:=[.BE13]+[.BG13]" office:value-type="float" office:value="10" calcext:value-type="float">
            <text:p>10</text:p>
          </table:table-cell>
          <table:table-cell table:formula="of:=[.D13]" office:value-type="float" office:value="4" calcext:value-type="float">
            <text:p>4</text:p>
          </table:table-cell>
          <table:table-cell table:style-name="ce46"/>
          <table:table-cell table:number-columns-repeated="961"/>
        </table:table-row>
        <table:table-row table:style-name="ro6">
          <table:table-cell table:style-name="ce8"/>
          <table:table-cell table:number-columns-repeated="2"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Diamantsnijders</text:p>
          </table:table-cell>
          <table:table-cell table:style-name="ce28" office:value-type="string" calcext:value-type="string">
            <text:p>D</text:p>
          </table:table-cell>
          <table:table-cell/>
          <table:table-cell table:style-name="ce8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table:number-columns-repeated="23"/>
          <table:table-cell table:formula="of:=[.AZ14]+[.AV14]+[.AR14]+[.AN14]+[.AJ14]+[.AF14]+[.AB14]+[.X14]+[.T14]+[.P14]" office:value-type="float" office:value="1" calcext:value-type="float">
            <text:p>1</text:p>
          </table:table-cell>
          <table:table-cell table:formula="of:=[.BA14]+[.AW14]+[.AS14]+[.AO14]+[.AK14]+[.AG14]+[.AC14]+[.Y14]+[.U14]+[.Q14]+[.N14]+[.L14]+[.J14]+[.H14]" office:value-type="float" office:value="1" calcext:value-type="float">
            <text:p>1</text:p>
          </table:table-cell>
          <table:table-cell table:formula="of:=[.BB14]+[.AX14]+[.AT14]+[.AP14]+[.AL14]+[.AH14]+[.AD14]+[.Z14]+[.V14]+[.R14]" office:value-type="float" office:value="0" calcext:value-type="float">
            <text:p/>
          </table:table-cell>
          <table:table-cell table:formula="of:=[.BC14]+[.AY14]+[.AU14]+[.AQ14]+[.AM14]+[.AI14]+[.AE14]+[.AA14]+[.W14]+[.S14]+[.O14]+[.M14]+[.K14]+[.I14]" office:value-type="float" office:value="1" calcext:value-type="float">
            <text:p>1</text:p>
          </table:table-cell>
          <table:table-cell table:formula="of:=[.BD14]+[.BF14]" office:value-type="float" office:value="1" calcext:value-type="float">
            <text:p>1</text:p>
          </table:table-cell>
          <table:table-cell table:formula="of:=[.BE14]+[.BG14]" office:value-type="float" office:value="2" calcext:value-type="float">
            <text:p>2</text:p>
          </table:table-cell>
          <table:table-cell table:formula="of:=[.D14]" office:value-type="float" office:value="5" calcext:value-type="float">
            <text:p>5</text:p>
          </table:table-cell>
          <table:table-cell table:style-name="ce46"/>
          <table:table-cell table:number-columns-repeated="961"/>
        </table:table-row>
        <table:table-row table:style-name="ro6">
          <table:table-cell table:style-name="ce8"/>
          <table:table-cell/>
          <table:table-cell office:value-type="string" calcext:value-type="string">
            <text:p>c.</text:p>
          </table:table-cell>
          <table:table-cell/>
          <table:table-cell table:style-name="ce25" office:value-type="string" calcext:value-type="string">
            <text:p>Glas, kristal, spiegels.</text:p>
          </table:table-cell>
          <table:table-cell table:style-name="ce28"/>
          <table:table-cell/>
          <table:table-cell table:style-name="ce8"/>
          <table:table-cell table:number-columns-repeated="47"/>
          <table:table-cell table:formula="of:=[.AZ15]+[.AV15]+[.AR15]+[.AN15]+[.AJ15]+[.AF15]+[.AB15]+[.X15]+[.T15]+[.P15]" office:value-type="float" office:value="0" calcext:value-type="float">
            <text:p/>
          </table:table-cell>
          <table:table-cell table:formula="of:=[.BA15]+[.AW15]+[.AS15]+[.AO15]+[.AK15]+[.AG15]+[.AC15]+[.Y15]+[.U15]+[.Q15]+[.N15]+[.L15]+[.J15]+[.H15]" office:value-type="float" office:value="0" calcext:value-type="float">
            <text:p/>
          </table:table-cell>
          <table:table-cell table:formula="of:=[.BB15]+[.AX15]+[.AT15]+[.AP15]+[.AL15]+[.AH15]+[.AD15]+[.Z15]+[.V15]+[.R15]" office:value-type="float" office:value="0" calcext:value-type="float">
            <text:p/>
          </table:table-cell>
          <table:table-cell table:formula="of:=[.BC15]+[.AY15]+[.AU15]+[.AQ15]+[.AM15]+[.AI15]+[.AE15]+[.AA15]+[.W15]+[.S15]+[.O15]+[.M15]+[.K15]+[.I15]" office:value-type="float" office:value="0" calcext:value-type="float">
            <text:p/>
          </table:table-cell>
          <table:table-cell table:formula="of:=[.BD15]+[.BF15]" office:value-type="float" office:value="0" calcext:value-type="float">
            <text:p/>
          </table:table-cell>
          <table:table-cell table:formula="of:=[.BE15]+[.BG15]" office:value-type="float" office:value="0" calcext:value-type="float">
            <text:p/>
          </table:table-cell>
          <table:table-cell table:formula="of:=[.D15]" office:value-type="float" office:value="0" calcext:value-type="float">
            <text:p/>
          </table:table-cell>
          <table:table-cell table:style-name="ce46"/>
          <table:table-cell table:number-columns-repeated="961"/>
        </table:table-row>
        <table:table-row table:style-name="ro6">
          <table:table-cell table:style-name="ce8"/>
          <table:table-cell table:number-columns-repeated="2"/>
          <table:table-cell office:value-type="float" office:value="6" calcext:value-type="float">
            <text:p>6</text:p>
          </table:table-cell>
          <table:table-cell table:style-name="ce25" office:value-type="string" calcext:value-type="string">
            <text:p>Glasblazers</text:p>
          </table:table-cell>
          <table:table-cell table:style-name="ce28" office:value-type="string" calcext:value-type="string">
            <text:p>C</text:p>
          </table:table-cell>
          <table:table-cell/>
          <table:table-cell table:style-name="ce8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4"/>
          <table:table-cell table:formula="of:=[.AZ16]+[.AV16]+[.AR16]+[.AN16]+[.AJ16]+[.AF16]+[.AB16]+[.X16]+[.T16]+[.P16]" office:value-type="float" office:value="0" calcext:value-type="float">
            <text:p/>
          </table:table-cell>
          <table:table-cell table:formula="of:=[.BA16]+[.AW16]+[.AS16]+[.AO16]+[.AK16]+[.AG16]+[.AC16]+[.Y16]+[.U16]+[.Q16]+[.N16]+[.L16]+[.J16]+[.H16]" office:value-type="float" office:value="1" calcext:value-type="float">
            <text:p>1</text:p>
          </table:table-cell>
          <table:table-cell table:formula="of:=[.BB16]+[.AX16]+[.AT16]+[.AP16]+[.AL16]+[.AH16]+[.AD16]+[.Z16]+[.V16]+[.R16]" office:value-type="float" office:value="0" calcext:value-type="float">
            <text:p/>
          </table:table-cell>
          <table:table-cell table:formula="of:=[.BC16]+[.AY16]+[.AU16]+[.AQ16]+[.AM16]+[.AI16]+[.AE16]+[.AA16]+[.W16]+[.S16]+[.O16]+[.M16]+[.K16]+[.I16]" office:value-type="float" office:value="0" calcext:value-type="float">
            <text:p/>
          </table:table-cell>
          <table:table-cell table:formula="of:=[.BD16]+[.BF16]" office:value-type="float" office:value="0" calcext:value-type="float">
            <text:p/>
          </table:table-cell>
          <table:table-cell table:formula="of:=[.BE16]+[.BG16]" office:value-type="float" office:value="1" calcext:value-type="float">
            <text:p>1</text:p>
          </table:table-cell>
          <table:table-cell table:formula="of:=[.D16]" office:value-type="float" office:value="6" calcext:value-type="float">
            <text:p>6</text:p>
          </table:table-cell>
          <table:table-cell table:style-name="ce46"/>
          <table:table-cell table:number-columns-repeated="961"/>
        </table:table-row>
        <table:table-row table:style-name="ro6">
          <table:table-cell table:style-name="ce8"/>
          <table:table-cell/>
          <table:table-cell office:value-type="string" calcext:value-type="string">
            <text:p>d.</text:p>
          </table:table-cell>
          <table:table-cell/>
          <table:table-cell table:style-name="ce25" office:value-type="string" calcext:value-type="string">
            <text:p>Cement, gips, kalk, kiezel, klei, tras, enz.</text:p>
          </table:table-cell>
          <table:table-cell table:style-name="ce28"/>
          <table:table-cell/>
          <table:table-cell table:style-name="ce8"/>
          <table:table-cell table:number-columns-repeated="47"/>
          <table:table-cell table:formula="of:=[.AZ17]+[.AV17]+[.AR17]+[.AN17]+[.AJ17]+[.AF17]+[.AB17]+[.X17]+[.T17]+[.P17]" office:value-type="float" office:value="0" calcext:value-type="float">
            <text:p/>
          </table:table-cell>
          <table:table-cell table:formula="of:=[.BA17]+[.AW17]+[.AS17]+[.AO17]+[.AK17]+[.AG17]+[.AC17]+[.Y17]+[.U17]+[.Q17]+[.N17]+[.L17]+[.J17]+[.H17]" office:value-type="float" office:value="0" calcext:value-type="float">
            <text:p/>
          </table:table-cell>
          <table:table-cell table:formula="of:=[.BB17]+[.AX17]+[.AT17]+[.AP17]+[.AL17]+[.AH17]+[.AD17]+[.Z17]+[.V17]+[.R17]" office:value-type="float" office:value="0" calcext:value-type="float">
            <text:p/>
          </table:table-cell>
          <table:table-cell table:formula="of:=[.BC17]+[.AY17]+[.AU17]+[.AQ17]+[.AM17]+[.AI17]+[.AE17]+[.AA17]+[.W17]+[.S17]+[.O17]+[.M17]+[.K17]+[.I17]" office:value-type="float" office:value="0" calcext:value-type="float">
            <text:p/>
          </table:table-cell>
          <table:table-cell table:formula="of:=[.BD17]+[.BF17]" office:value-type="float" office:value="0" calcext:value-type="float">
            <text:p/>
          </table:table-cell>
          <table:table-cell table:formula="of:=[.BE17]+[.BG17]" office:value-type="float" office:value="0" calcext:value-type="float">
            <text:p/>
          </table:table-cell>
          <table:table-cell table:formula="of:=[.D17]" office:value-type="float" office:value="0" calcext:value-type="float">
            <text:p/>
          </table:table-cell>
          <table:table-cell table:style-name="ce46"/>
          <table:table-cell table:number-columns-repeated="961"/>
        </table:table-row>
        <table:table-row table:style-name="ro6">
          <table:table-cell table:style-name="ce8"/>
          <table:table-cell table:number-columns-repeated="2"/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Fabricage van kalk</text:p>
          </table:table-cell>
          <table:table-cell table:style-name="ce28" office:value-type="string" calcext:value-type="string">
            <text:p>A</text:p>
          </table:table-cell>
          <table:table-cell/>
          <table:table-cell table:style-name="ce8"/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23"/>
          <table:table-cell table:formula="of:=[.AZ18]+[.AV18]+[.AR18]+[.AN18]+[.AJ18]+[.AF18]+[.AB18]+[.X18]+[.T18]+[.P18]" office:value-type="float" office:value="1" calcext:value-type="float">
            <text:p>1</text:p>
          </table:table-cell>
          <table:table-cell table:formula="of:=[.BA18]+[.AW18]+[.AS18]+[.AO18]+[.AK18]+[.AG18]+[.AC18]+[.Y18]+[.U18]+[.Q18]+[.N18]+[.L18]+[.J18]+[.H18]" office:value-type="float" office:value="0" calcext:value-type="float">
            <text:p/>
          </table:table-cell>
          <table:table-cell table:formula="of:=[.BB18]+[.AX18]+[.AT18]+[.AP18]+[.AL18]+[.AH18]+[.AD18]+[.Z18]+[.V18]+[.R18]" office:value-type="float" office:value="0" calcext:value-type="float">
            <text:p/>
          </table:table-cell>
          <table:table-cell table:formula="of:=[.BC18]+[.AY18]+[.AU18]+[.AQ18]+[.AM18]+[.AI18]+[.AE18]+[.AA18]+[.W18]+[.S18]+[.O18]+[.M18]+[.K18]+[.I18]" office:value-type="float" office:value="0" calcext:value-type="float">
            <text:p/>
          </table:table-cell>
          <table:table-cell table:formula="of:=[.BD18]+[.BF18]" office:value-type="float" office:value="1" calcext:value-type="float">
            <text:p>1</text:p>
          </table:table-cell>
          <table:table-cell table:formula="of:=[.BE18]+[.BG18]" office:value-type="float" office:value="0" calcext:value-type="float">
            <text:p/>
          </table:table-cell>
          <table:table-cell table:formula="of:=[.D18]" office:value-type="float" office:value="7" calcext:value-type="float">
            <text:p>7</text:p>
          </table:table-cell>
          <table:table-cell table:style-name="ce46"/>
          <table:table-cell table:number-columns-repeated="961"/>
        </table:table-row>
        <table:table-row table:style-name="ro6">
          <table:table-cell table:style-name="ce8"/>
          <table:table-cell table:number-columns-repeated="2"/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Fabricage van kalk</text:p>
          </table:table-cell>
          <table:table-cell table:style-name="ce28" office:value-type="string" calcext:value-type="string">
            <text:p>C</text:p>
          </table:table-cell>
          <table:table-cell/>
          <table:table-cell table:style-name="ce8"/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9"/>
          <table:table-cell table:formula="of:=[.AZ19]+[.AV19]+[.AR19]+[.AN19]+[.AJ19]+[.AF19]+[.AB19]+[.X19]+[.T19]+[.P19]" office:value-type="float" office:value="1" calcext:value-type="float">
            <text:p>1</text:p>
          </table:table-cell>
          <table:table-cell table:formula="of:=[.BA19]+[.AW19]+[.AS19]+[.AO19]+[.AK19]+[.AG19]+[.AC19]+[.Y19]+[.U19]+[.Q19]+[.N19]+[.L19]+[.J19]+[.H19]" office:value-type="float" office:value="0" calcext:value-type="float">
            <text:p/>
          </table:table-cell>
          <table:table-cell table:formula="of:=[.BB19]+[.AX19]+[.AT19]+[.AP19]+[.AL19]+[.AH19]+[.AD19]+[.Z19]+[.V19]+[.R19]" office:value-type="float" office:value="0" calcext:value-type="float">
            <text:p/>
          </table:table-cell>
          <table:table-cell table:formula="of:=[.BC19]+[.AY19]+[.AU19]+[.AQ19]+[.AM19]+[.AI19]+[.AE19]+[.AA19]+[.W19]+[.S19]+[.O19]+[.M19]+[.K19]+[.I19]" office:value-type="float" office:value="0" calcext:value-type="float">
            <text:p/>
          </table:table-cell>
          <table:table-cell table:formula="of:=[.BD19]+[.BF19]" office:value-type="float" office:value="1" calcext:value-type="float">
            <text:p>1</text:p>
          </table:table-cell>
          <table:table-cell table:formula="of:=[.BE19]+[.BG19]" office:value-type="float" office:value="0" calcext:value-type="float">
            <text:p/>
          </table:table-cell>
          <table:table-cell table:formula="of:=[.D19]" office:value-type="float" office:value="8" calcext:value-type="float">
            <text:p>8</text:p>
          </table:table-cell>
          <table:table-cell table:style-name="ce46"/>
          <table:table-cell table:number-columns-repeated="961"/>
        </table:table-row>
        <table:table-row table:style-name="ro6">
          <table:table-cell table:style-name="ce8"/>
          <table:table-cell table:number-columns-repeated="2"/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Fabricage van kalk</text:p>
          </table:table-cell>
          <table:table-cell table:style-name="ce28" office:value-type="string" calcext:value-type="string">
            <text:p>D</text:p>
          </table:table-cell>
          <table:table-cell/>
          <table:table-cell table:style-name="ce8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7"/>
          <table:table-cell table:formula="of:=[.AZ20]+[.AV20]+[.AR20]+[.AN20]+[.AJ20]+[.AF20]+[.AB20]+[.X20]+[.T20]+[.P20]" office:value-type="float" office:value="22" calcext:value-type="float">
            <text:p>22</text:p>
          </table:table-cell>
          <table:table-cell table:formula="of:=[.BA20]+[.AW20]+[.AS20]+[.AO20]+[.AK20]+[.AG20]+[.AC20]+[.Y20]+[.U20]+[.Q20]+[.N20]+[.L20]+[.J20]+[.H20]" office:value-type="float" office:value="1" calcext:value-type="float">
            <text:p>1</text:p>
          </table:table-cell>
          <table:table-cell table:formula="of:=[.BB20]+[.AX20]+[.AT20]+[.AP20]+[.AL20]+[.AH20]+[.AD20]+[.Z20]+[.V20]+[.R20]" office:value-type="float" office:value="0" calcext:value-type="float">
            <text:p/>
          </table:table-cell>
          <table:table-cell table:formula="of:=[.BC20]+[.AY20]+[.AU20]+[.AQ20]+[.AM20]+[.AI20]+[.AE20]+[.AA20]+[.W20]+[.S20]+[.O20]+[.M20]+[.K20]+[.I20]" office:value-type="float" office:value="0" calcext:value-type="float">
            <text:p/>
          </table:table-cell>
          <table:table-cell table:formula="of:=[.BD20]+[.BF20]" office:value-type="float" office:value="22" calcext:value-type="float">
            <text:p>22</text:p>
          </table:table-cell>
          <table:table-cell table:formula="of:=[.BE20]+[.BG20]" office:value-type="float" office:value="1" calcext:value-type="float">
            <text:p>1</text:p>
          </table:table-cell>
          <table:table-cell table:formula="of:=[.D20]" office:value-type="float" office:value="9" calcext:value-type="float">
            <text:p>9</text:p>
          </table:table-cell>
          <table:table-cell table:style-name="ce46"/>
          <table:table-cell table:number-columns-repeated="961"/>
        </table:table-row>
        <table:table-row table:style-name="ro6">
          <table:table-cell table:style-name="ce8"/>
          <table:table-cell table:number-columns-repeated="2"/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Fabricage van krijt ( incl. Teekenkrijt)</text:p>
          </table:table-cell>
          <table:table-cell table:style-name="ce28" office:value-type="string" calcext:value-type="string">
            <text:p>D</text:p>
          </table:table-cell>
          <table:table-cell/>
          <table:table-cell table:style-name="ce8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9"/>
          <table:table-cell table:formula="of:=[.AZ21]+[.AV21]+[.AR21]+[.AN21]+[.AJ21]+[.AF21]+[.AB21]+[.X21]+[.T21]+[.P21]" office:value-type="float" office:value="1" calcext:value-type="float">
            <text:p>1</text:p>
          </table:table-cell>
          <table:table-cell table:formula="of:=[.BA21]+[.AW21]+[.AS21]+[.AO21]+[.AK21]+[.AG21]+[.AC21]+[.Y21]+[.U21]+[.Q21]+[.N21]+[.L21]+[.J21]+[.H21]" office:value-type="float" office:value="1" calcext:value-type="float">
            <text:p>1</text:p>
          </table:table-cell>
          <table:table-cell table:formula="of:=[.BB21]+[.AX21]+[.AT21]+[.AP21]+[.AL21]+[.AH21]+[.AD21]+[.Z21]+[.V21]+[.R21]" office:value-type="float" office:value="0" calcext:value-type="float">
            <text:p/>
          </table:table-cell>
          <table:table-cell table:formula="of:=[.BC21]+[.AY21]+[.AU21]+[.AQ21]+[.AM21]+[.AI21]+[.AE21]+[.AA21]+[.W21]+[.S21]+[.O21]+[.M21]+[.K21]+[.I21]" office:value-type="float" office:value="0" calcext:value-type="float">
            <text:p/>
          </table:table-cell>
          <table:table-cell table:formula="of:=[.BD21]+[.BF21]" office:value-type="float" office:value="1" calcext:value-type="float">
            <text:p>1</text:p>
          </table:table-cell>
          <table:table-cell table:formula="of:=[.BE21]+[.BG21]" office:value-type="float" office:value="1" calcext:value-type="float">
            <text:p>1</text:p>
          </table:table-cell>
          <table:table-cell table:formula="of:=[.D21]" office:value-type="float" office:value="10" calcext:value-type="float">
            <text:p>10</text:p>
          </table:table-cell>
          <table:table-cell table:style-name="ce46"/>
          <table:table-cell table:number-columns-repeated="961"/>
        </table:table-row>
        <table:table-row table:style-name="ro6">
          <table:table-cell table:style-name="ce8"/>
          <table:table-cell table:number-columns-repeated="2"/>
          <table:table-cell office:value-type="float" office:value="11" calcext:value-type="float">
            <text:p>11</text:p>
          </table:table-cell>
          <table:table-cell table:style-name="ce25" office:value-type="string" calcext:value-type="string">
            <text:p>Fabricage van tras</text:p>
          </table:table-cell>
          <table:table-cell table:style-name="ce28" office:value-type="string" calcext:value-type="string">
            <text:p>D</text:p>
          </table:table-cell>
          <table:table-cell/>
          <table:table-cell table:style-name="ce8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  <table:table-cell table:formula="of:=[.AZ22]+[.AV22]+[.AR22]+[.AN22]+[.AJ22]+[.AF22]+[.AB22]+[.X22]+[.T22]+[.P22]" office:value-type="float" office:value="2" calcext:value-type="float">
            <text:p>2</text:p>
          </table:table-cell>
          <table:table-cell table:formula="of:=[.BA22]+[.AW22]+[.AS22]+[.AO22]+[.AK22]+[.AG22]+[.AC22]+[.Y22]+[.U22]+[.Q22]+[.N22]+[.L22]+[.J22]+[.H22]" office:value-type="float" office:value="0" calcext:value-type="float">
            <text:p/>
          </table:table-cell>
          <table:table-cell table:formula="of:=[.BB22]+[.AX22]+[.AT22]+[.AP22]+[.AL22]+[.AH22]+[.AD22]+[.Z22]+[.V22]+[.R22]" office:value-type="float" office:value="0" calcext:value-type="float">
            <text:p/>
          </table:table-cell>
          <table:table-cell table:formula="of:=[.BC22]+[.AY22]+[.AU22]+[.AQ22]+[.AM22]+[.AI22]+[.AE22]+[.AA22]+[.W22]+[.S22]+[.O22]+[.M22]+[.K22]+[.I22]" office:value-type="float" office:value="0" calcext:value-type="float">
            <text:p/>
          </table:table-cell>
          <table:table-cell table:formula="of:=[.BD22]+[.BF22]" office:value-type="float" office:value="2" calcext:value-type="float">
            <text:p>2</text:p>
          </table:table-cell>
          <table:table-cell table:formula="of:=[.BE22]+[.BG22]" office:value-type="float" office:value="0" calcext:value-type="float">
            <text:p/>
          </table:table-cell>
          <table:table-cell table:formula="of:=[.D22]" office:value-type="float" office:value="11" calcext:value-type="float">
            <text:p>11</text:p>
          </table:table-cell>
          <table:table-cell table:style-name="ce46"/>
          <table:table-cell table:number-columns-repeated="961"/>
        </table:table-row>
        <table:table-row table:style-name="ro6">
          <table:table-cell table:style-name="ce8"/>
          <table:table-cell/>
          <table:table-cell office:value-type="string" calcext:value-type="string">
            <text:p>e.</text:p>
          </table:table-cell>
          <table:table-cell/>
          <table:table-cell table:style-name="ce25" office:value-type="string" calcext:value-type="string">
            <text:p>Steenen, dakpannen,draineerbuizen, enz.</text:p>
          </table:table-cell>
          <table:table-cell table:style-name="ce28"/>
          <table:table-cell/>
          <table:table-cell table:style-name="ce8"/>
          <table:table-cell table:number-columns-repeated="47"/>
          <table:table-cell table:formula="of:=[.AZ23]+[.AV23]+[.AR23]+[.AN23]+[.AJ23]+[.AF23]+[.AB23]+[.X23]+[.T23]+[.P23]" office:value-type="float" office:value="0" calcext:value-type="float">
            <text:p/>
          </table:table-cell>
          <table:table-cell table:formula="of:=[.BA23]+[.AW23]+[.AS23]+[.AO23]+[.AK23]+[.AG23]+[.AC23]+[.Y23]+[.U23]+[.Q23]+[.N23]+[.L23]+[.J23]+[.H23]" office:value-type="float" office:value="0" calcext:value-type="float">
            <text:p/>
          </table:table-cell>
          <table:table-cell table:formula="of:=[.BB23]+[.AX23]+[.AT23]+[.AP23]+[.AL23]+[.AH23]+[.AD23]+[.Z23]+[.V23]+[.R23]" office:value-type="float" office:value="0" calcext:value-type="float">
            <text:p/>
          </table:table-cell>
          <table:table-cell table:formula="of:=[.BC23]+[.AY23]+[.AU23]+[.AQ23]+[.AM23]+[.AI23]+[.AE23]+[.AA23]+[.W23]+[.S23]+[.O23]+[.M23]+[.K23]+[.I23]" office:value-type="float" office:value="0" calcext:value-type="float">
            <text:p/>
          </table:table-cell>
          <table:table-cell table:formula="of:=[.BD23]+[.BF23]" office:value-type="float" office:value="0" calcext:value-type="float">
            <text:p/>
          </table:table-cell>
          <table:table-cell table:formula="of:=[.BE23]+[.BG23]" office:value-type="float" office:value="0" calcext:value-type="float">
            <text:p/>
          </table:table-cell>
          <table:table-cell table:formula="of:=[.D23]" office:value-type="float" office:value="0" calcext:value-type="float">
            <text:p/>
          </table:table-cell>
          <table:table-cell table:style-name="ce46"/>
          <table:table-cell table:number-columns-repeated="961"/>
        </table:table-row>
        <table:table-row table:style-name="ro6">
          <table:table-cell table:style-name="ce8"/>
          <table:table-cell table:number-columns-repeated="2"/>
          <table:table-cell office:value-type="float" office:value="12" calcext:value-type="float">
            <text:p>12</text:p>
          </table:table-cell>
          <table:table-cell table:style-name="ce25" office:value-type="string" calcext:value-type="string">
            <text:p>Fabricage van kunststeen.</text:p>
          </table:table-cell>
          <table:table-cell table:style-name="ce28" office:value-type="string" calcext:value-type="string">
            <text:p>D</text:p>
          </table:table-cell>
          <table:table-cell/>
          <table:table-cell table:style-name="ce8"/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8"/>
          <table:table-cell table:formula="of:=[.AZ24]+[.AV24]+[.AR24]+[.AN24]+[.AJ24]+[.AF24]+[.AB24]+[.X24]+[.T24]+[.P24]" office:value-type="float" office:value="0" calcext:value-type="float">
            <text:p/>
          </table:table-cell>
          <table:table-cell table:formula="of:=[.BA24]+[.AW24]+[.AS24]+[.AO24]+[.AK24]+[.AG24]+[.AC24]+[.Y24]+[.U24]+[.Q24]+[.N24]+[.L24]+[.J24]+[.H24]" office:value-type="float" office:value="2" calcext:value-type="float">
            <text:p>2</text:p>
          </table:table-cell>
          <table:table-cell table:formula="of:=[.BB24]+[.AX24]+[.AT24]+[.AP24]+[.AL24]+[.AH24]+[.AD24]+[.Z24]+[.V24]+[.R24]" office:value-type="float" office:value="0" calcext:value-type="float">
            <text:p/>
          </table:table-cell>
          <table:table-cell table:formula="of:=[.BC24]+[.AY24]+[.AU24]+[.AQ24]+[.AM24]+[.AI24]+[.AE24]+[.AA24]+[.W24]+[.S24]+[.O24]+[.M24]+[.K24]+[.I24]" office:value-type="float" office:value="0" calcext:value-type="float">
            <text:p/>
          </table:table-cell>
          <table:table-cell table:formula="of:=[.BD24]+[.BF24]" office:value-type="float" office:value="0" calcext:value-type="float">
            <text:p/>
          </table:table-cell>
          <table:table-cell table:formula="of:=[.BE24]+[.BG24]" office:value-type="float" office:value="2" calcext:value-type="float">
            <text:p>2</text:p>
          </table:table-cell>
          <table:table-cell table:formula="of:=[.D24]" office:value-type="float" office:value="12" calcext:value-type="float">
            <text:p>12</text:p>
          </table:table-cell>
          <table:table-cell table:style-name="ce46"/>
          <table:table-cell table:number-columns-repeated="961"/>
        </table:table-row>
        <table:table-row table:style-name="ro6">
          <table:table-cell table:style-name="ce8"/>
          <table:table-cell table:number-columns-repeated="2"/>
          <table:table-cell office:value-type="float" office:value="13" calcext:value-type="float">
            <text:p>13</text:p>
          </table:table-cell>
          <table:table-cell table:style-name="ce25" office:value-type="string" calcext:value-type="string">
            <text:p>Steenhouwers</text:p>
          </table:table-cell>
          <table:table-cell table:style-name="ce28" office:value-type="string" calcext:value-type="string">
            <text:p>A</text:p>
          </table:table-cell>
          <table:table-cell/>
          <table:table-cell table:style-name="ce8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1"/>
          <table:table-cell table:formula="of:=[.AZ25]+[.AV25]+[.AR25]+[.AN25]+[.AJ25]+[.AF25]+[.AB25]+[.X25]+[.T25]+[.P25]" office:value-type="float" office:value="4" calcext:value-type="float">
            <text:p>4</text:p>
          </table:table-cell>
          <table:table-cell table:formula="of:=[.BA25]+[.AW25]+[.AS25]+[.AO25]+[.AK25]+[.AG25]+[.AC25]+[.Y25]+[.U25]+[.Q25]+[.N25]+[.L25]+[.J25]+[.H25]" office:value-type="float" office:value="0" calcext:value-type="float">
            <text:p/>
          </table:table-cell>
          <table:table-cell table:formula="of:=[.BB25]+[.AX25]+[.AT25]+[.AP25]+[.AL25]+[.AH25]+[.AD25]+[.Z25]+[.V25]+[.R25]" office:value-type="float" office:value="0" calcext:value-type="float">
            <text:p/>
          </table:table-cell>
          <table:table-cell table:formula="of:=[.BC25]+[.AY25]+[.AU25]+[.AQ25]+[.AM25]+[.AI25]+[.AE25]+[.AA25]+[.W25]+[.S25]+[.O25]+[.M25]+[.K25]+[.I25]" office:value-type="float" office:value="0" calcext:value-type="float">
            <text:p/>
          </table:table-cell>
          <table:table-cell table:formula="of:=[.BD25]+[.BF25]" office:value-type="float" office:value="4" calcext:value-type="float">
            <text:p>4</text:p>
          </table:table-cell>
          <table:table-cell table:formula="of:=[.BE25]+[.BG25]" office:value-type="float" office:value="0" calcext:value-type="float">
            <text:p/>
          </table:table-cell>
          <table:table-cell table:formula="of:=[.D25]" office:value-type="float" office:value="13" calcext:value-type="float">
            <text:p>13</text:p>
          </table:table-cell>
          <table:table-cell table:style-name="ce46"/>
          <table:table-cell table:number-columns-repeated="961"/>
        </table:table-row>
        <table:table-row table:style-name="ro6">
          <table:table-cell table:style-name="ce8"/>
          <table:table-cell table:number-columns-repeated="2"/>
          <table:table-cell office:value-type="float" office:value="14" calcext:value-type="float">
            <text:p>14</text:p>
          </table:table-cell>
          <table:table-cell table:style-name="ce25" office:value-type="string" calcext:value-type="string">
            <text:p>Steenhouwers</text:p>
          </table:table-cell>
          <table:table-cell table:style-name="ce28" office:value-type="string" calcext:value-type="string">
            <text:p>D</text:p>
          </table:table-cell>
          <table:table-cell/>
          <table:table-cell table:style-name="ce8"/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  <table:table-cell table:formula="of:=[.AZ26]+[.AV26]+[.AR26]+[.AN26]+[.AJ26]+[.AF26]+[.AB26]+[.X26]+[.T26]+[.P26]" office:value-type="float" office:value="3" calcext:value-type="float">
            <office:annotation draw:style-name="gr1" draw:text-style-name="P1" svg:width="2.588cm" svg:height="2.032cm" svg:x="58.956cm" svg:y="16.493cm" draw:caption-point-x="19.973cm" draw:caption-point-y="0.497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5</text:span></text:p>
            </office:annotation>
            <text:p>3</text:p>
          </table:table-cell>
          <table:table-cell table:formula="of:=[.BA26]+[.AW26]+[.AS26]+[.AO26]+[.AK26]+[.AG26]+[.AC26]+[.Y26]+[.U26]+[.Q26]+[.N26]+[.L26]+[.J26]+[.H26]" office:value-type="float" office:value="4" calcext:value-type="float">
            <text:p>4</text:p>
          </table:table-cell>
          <table:table-cell table:formula="of:=[.BB26]+[.AX26]+[.AT26]+[.AP26]+[.AL26]+[.AH26]+[.AD26]+[.Z26]+[.V26]+[.R26]" office:value-type="float" office:value="0" calcext:value-type="float">
            <text:p/>
          </table:table-cell>
          <table:table-cell table:formula="of:=[.BC26]+[.AY26]+[.AU26]+[.AQ26]+[.AM26]+[.AI26]+[.AE26]+[.AA26]+[.W26]+[.S26]+[.O26]+[.M26]+[.K26]+[.I26]" office:value-type="float" office:value="0" calcext:value-type="float">
            <text:p/>
          </table:table-cell>
          <table:table-cell table:formula="of:=[.BD26]+[.BF26]" office:value-type="float" office:value="3" calcext:value-type="float">
            <text:p>3</text:p>
          </table:table-cell>
          <table:table-cell table:formula="of:=[.BE26]+[.BG26]" office:value-type="float" office:value="4" calcext:value-type="float">
            <text:p>4</text:p>
          </table:table-cell>
          <table:table-cell table:formula="of:=[.D26]" office:value-type="float" office:value="14" calcext:value-type="float">
            <text:p>14</text:p>
          </table:table-cell>
          <table:table-cell table:style-name="ce46"/>
          <table:table-cell table:number-columns-repeated="961"/>
        </table:table-row>
        <table:table-row table:style-name="ro6">
          <table:table-cell table:style-name="ce8"/>
          <table:table-cell table:number-columns-repeated="3"/>
          <table:table-cell table:style-name="ce25" office:value-type="string" calcext:value-type="string">
            <text:p>Totaal voor I</text:p>
          </table:table-cell>
          <table:table-cell table:style-name="ce28" office:value-type="string" calcext:value-type="string">
            <text:p>A</text:p>
          </table:table-cell>
          <table:table-cell/>
          <table:table-cell table:style-name="ce8"/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1"/>
          <table:table-cell table:formula="of:=[.AZ27]+[.AV27]+[.AR27]+[.AN27]+[.AJ27]+[.AF27]+[.AB27]+[.X27]+[.T27]+[.P27]" office:value-type="float" office:value="6" calcext:value-type="float">
            <text:p>6</text:p>
          </table:table-cell>
          <table:table-cell table:formula="of:=[.BA27]+[.AW27]+[.AS27]+[.AO27]+[.AK27]+[.AG27]+[.AC27]+[.Y27]+[.U27]+[.Q27]+[.N27]+[.L27]+[.J27]+[.H27]" office:value-type="float" office:value="1" calcext:value-type="float">
            <text:p>1</text:p>
          </table:table-cell>
          <table:table-cell table:formula="of:=[.BB27]+[.AX27]+[.AT27]+[.AP27]+[.AL27]+[.AH27]+[.AD27]+[.Z27]+[.V27]+[.R27]" office:value-type="float" office:value="0" calcext:value-type="float">
            <text:p/>
          </table:table-cell>
          <table:table-cell table:formula="of:=[.BC27]+[.AY27]+[.AU27]+[.AQ27]+[.AM27]+[.AI27]+[.AE27]+[.AA27]+[.W27]+[.S27]+[.O27]+[.M27]+[.K27]+[.I27]" office:value-type="float" office:value="0" calcext:value-type="float">
            <text:p/>
          </table:table-cell>
          <table:table-cell table:formula="of:=[.BD27]+[.BF27]" office:value-type="float" office:value="6" calcext:value-type="float">
            <text:p>6</text:p>
          </table:table-cell>
          <table:table-cell table:formula="of:=[.BE27]+[.BG27]" office:value-type="float" office:value="1" calcext:value-type="float">
            <text:p>1</text:p>
          </table:table-cell>
          <table:table-cell table:formula="of:=[.D27]" office:value-type="float" office:value="0" calcext:value-type="float">
            <text:p/>
          </table:table-cell>
          <table:table-cell table:style-name="ce46"/>
          <table:table-cell table:number-columns-repeated="961"/>
        </table:table-row>
        <table:table-row table:style-name="ro6">
          <table:table-cell table:style-name="ce9"/>
          <table:table-cell table:style-name="ce18" table:number-columns-repeated="3"/>
          <table:table-cell table:style-name="ce25" office:value-type="string" calcext:value-type="string">
            <text:p>Totaal voor I</text:p>
          </table:table-cell>
          <table:table-cell table:style-name="ce29" office:value-type="string" calcext:value-type="string">
            <text:p>B</text:p>
          </table:table-cell>
          <table:table-cell table:style-name="ce18"/>
          <table:table-cell table:style-name="ce9"/>
          <table:table-cell table:style-name="ce18" table:number-columns-repeated="19"/>
          <table:table-cell table:style-name="ce18" office:value-type="float" office:value="2" calcext:value-type="float">
            <text:p>2</text:p>
          </table:table-cell>
          <table:table-cell table:style-name="ce18" table:number-columns-repeated="27"/>
          <table:table-cell table:formula="of:=[.AZ28]+[.AV28]+[.AR28]+[.AN28]+[.AJ28]+[.AF28]+[.AB28]+[.X28]+[.T28]+[.P28]" office:value-type="float" office:value="2" calcext:value-type="float">
            <text:p>2</text:p>
          </table:table-cell>
          <table:table-cell table:formula="of:=SUM([.BE24:.BE27])" office:value-type="float" office:value="7" calcext:value-type="float">
            <text:p>7</text:p>
          </table:table-cell>
          <table:table-cell table:formula="of:=SUM([.BF24:.BF27])" office:value-type="float" office:value="0" calcext:value-type="float">
            <text:p/>
          </table:table-cell>
          <table:table-cell table:formula="of:=SUM([.BG24:.BG27])" office:value-type="float" office:value="0" calcext:value-type="float">
            <text:p/>
          </table:table-cell>
          <table:table-cell table:formula="of:=[.BD28]+[.BF28]" office:value-type="float" office:value="2" calcext:value-type="float">
            <text:p>2</text:p>
          </table:table-cell>
          <table:table-cell table:formula="of:=SUM([.BI24:.BI27])" office:value-type="float" office:value="7" calcext:value-type="float">
            <text:p>7</text:p>
          </table:table-cell>
          <table:table-cell table:formula="of:=[.D28]" office:value-type="float" office:value="0" calcext:value-type="float">
            <text:p/>
          </table:table-cell>
          <table:table-cell table:style-name="ce47"/>
          <table:table-cell table:style-name="ce18" table:number-columns-repeated="961"/>
        </table:table-row>
        <table:table-row table:style-name="ro6">
          <table:table-cell table:style-name="ce8"/>
          <table:table-cell table:number-columns-repeated="3"/>
          <table:table-cell table:style-name="ce25" office:value-type="string" calcext:value-type="string">
            <text:p>Totaal voor I</text:p>
          </table:table-cell>
          <table:table-cell table:style-name="ce29" office:value-type="string" calcext:value-type="string">
            <text:p>C</text:p>
          </table:table-cell>
          <table:table-cell table:style-name="ce18"/>
          <table:table-cell table:style-name="ce8"/>
          <table:table-cell table:style-name="ce18" table:number-columns-repeated="12"/>
          <table:table-cell table:style-name="ce18" office:value-type="float" office:value="1" calcext:value-type="float">
            <text:p>1</text:p>
          </table:table-cell>
          <table:table-cell table:style-name="ce18" table:number-columns-repeated="14"/>
          <table:table-cell table:style-name="ce18" office:value-type="float" office:value="1" calcext:value-type="float">
            <text:p>1</text:p>
          </table:table-cell>
          <table:table-cell table:style-name="ce18" table:number-columns-repeated="19"/>
          <table:table-cell table:formula="of:=[.AZ29]+[.AV29]+[.AR29]+[.AN29]+[.AJ29]+[.AF29]+[.AB29]+[.X29]+[.T29]+[.P29]" office:value-type="float" office:value="1" calcext:value-type="float">
            <text:p>1</text:p>
          </table:table-cell>
          <table:table-cell table:formula="of:=[.BA29]+[.AW29]+[.AS29]+[.AO29]+[.AK29]+[.AG29]+[.AC29]+[.Y29]+[.U29]+[.Q29]+[.N29]+[.L29]+[.J29]+[.H29]" office:value-type="float" office:value="1" calcext:value-type="float">
            <text:p>1</text:p>
          </table:table-cell>
          <table:table-cell table:formula="of:=[.BB29]+[.AX29]+[.AT29]+[.AP29]+[.AL29]+[.AH29]+[.AD29]+[.Z29]+[.V29]+[.R29]" office:value-type="float" office:value="0" calcext:value-type="float">
            <text:p/>
          </table:table-cell>
          <table:table-cell table:formula="of:=[.BC29]+[.AY29]+[.AU29]+[.AQ29]+[.AM29]+[.AI29]+[.AE29]+[.AA29]+[.W29]+[.S29]+[.O29]+[.M29]+[.K29]+[.I29]" office:value-type="float" office:value="0" calcext:value-type="float">
            <text:p/>
          </table:table-cell>
          <table:table-cell table:formula="of:=[.BD29]+[.BF29]" office:value-type="float" office:value="1" calcext:value-type="float">
            <text:p>1</text:p>
          </table:table-cell>
          <table:table-cell table:formula="of:=[.BE29]+[.BG29]" office:value-type="float" office:value="1" calcext:value-type="float">
            <text:p>1</text:p>
          </table:table-cell>
          <table:table-cell table:formula="of:=[.D29]" office:value-type="float" office:value="0" calcext:value-type="float">
            <text:p/>
          </table:table-cell>
          <table:table-cell table:style-name="ce47"/>
          <table:table-cell table:number-columns-repeated="961"/>
        </table:table-row>
        <table:table-row table:style-name="ro6">
          <table:table-cell table:style-name="ce8"/>
          <table:table-cell table:number-columns-repeated="3"/>
          <table:table-cell table:style-name="ce25" office:value-type="string" calcext:value-type="string">
            <text:p>Totaal voor I</text:p>
          </table:table-cell>
          <table:table-cell table:style-name="ce28" office:value-type="string" calcext:value-type="string">
            <text:p>D</text:p>
          </table:table-cell>
          <table:table-cell/>
          <table:table-cell table:style-name="ce8"/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7"/>
          <table:table-cell table:formula="of:=[.AZ30]+[.AV30]+[.AR30]+[.AN30]+[.AJ30]+[.AF30]+[.AB30]+[.X30]+[.T30]+[.P30]" office:value-type="float" office:value="35" calcext:value-type="float">
            <text:p>35</text:p>
          </table:table-cell>
          <table:table-cell table:formula="of:=[.BA30]+[.AW30]+[.AS30]+[.AO30]+[.AK30]+[.AG30]+[.AC30]+[.Y30]+[.U30]+[.Q30]+[.N30]+[.L30]+[.J30]+[.H30]" office:value-type="float" office:value="22" calcext:value-type="float">
            <text:p>22</text:p>
          </table:table-cell>
          <table:table-cell table:formula="of:=[.BB30]+[.AX30]+[.AT30]+[.AP30]+[.AL30]+[.AH30]+[.AD30]+[.Z30]+[.V30]+[.R30]" office:value-type="float" office:value="0" calcext:value-type="float">
            <text:p/>
          </table:table-cell>
          <table:table-cell table:formula="of:=[.BC30]+[.AY30]+[.AU30]+[.AQ30]+[.AM30]+[.AI30]+[.AE30]+[.AA30]+[.W30]+[.S30]+[.O30]+[.M30]+[.K30]+[.I30]" office:value-type="float" office:value="0" calcext:value-type="float">
            <text:p/>
          </table:table-cell>
          <table:table-cell table:formula="of:=[.BD30]+[.BF30]" office:value-type="float" office:value="35" calcext:value-type="float">
            <text:p>35</text:p>
          </table:table-cell>
          <table:table-cell table:formula="of:=[.BE30]+[.BG30]" office:value-type="float" office:value="22" calcext:value-type="float">
            <text:p>22</text:p>
          </table:table-cell>
          <table:table-cell table:formula="of:=[.D30]" office:value-type="float" office:value="0" calcext:value-type="float">
            <text:p/>
          </table:table-cell>
          <table:table-cell table:style-name="ce46"/>
          <table:table-cell table:number-columns-repeated="961"/>
        </table:table-row>
        <table:table-row table:style-name="ro6">
          <table:table-cell table:style-name="ce8"/>
          <table:table-cell table:number-columns-repeated="3"/>
          <table:table-cell table:style-name="ce25" office:value-type="string" calcext:value-type="string">
            <text:p>Totaal voor groep I</text:p>
          </table:table-cell>
          <table:table-cell table:style-name="ce28"/>
          <table:table-cell/>
          <table:table-cell table:style-name="ce9" table:formula="of:=[.H27]+[.H28]+[.H29]+[.H30]" office:value-type="float" office:value="0" calcext:value-type="float">
            <text:p/>
          </table:table-cell>
          <table:table-cell table:style-name="ce18" table:formula="of:=[.I27]+[.I28]+[.I29]+[.I30]" office:value-type="float" office:value="0" calcext:value-type="float">
            <text:p/>
          </table:table-cell>
          <table:table-cell table:style-name="ce18" table:formula="of:=[.J27]+[.J28]+[.J29]+[.J30]" office:value-type="float" office:value="0" calcext:value-type="float">
            <text:p/>
          </table:table-cell>
          <table:table-cell table:style-name="ce18" table:formula="of:=[.K27]+[.K28]+[.K29]+[.K30]" office:value-type="float" office:value="0" calcext:value-type="float">
            <text:p/>
          </table:table-cell>
          <table:table-cell table:style-name="ce18" table:formula="of:=[.L27]+[.L28]+[.L29]+[.L30]" office:value-type="float" office:value="0" calcext:value-type="float">
            <text:p/>
          </table:table-cell>
          <table:table-cell table:style-name="ce18" table:formula="of:=[.M27]+[.M28]+[.M29]+[.M30]" office:value-type="float" office:value="0" calcext:value-type="float">
            <text:p/>
          </table:table-cell>
          <table:table-cell table:style-name="ce18" table:formula="of:=[.N27]+[.N28]+[.N29]+[.N30]" office:value-type="float" office:value="4" calcext:value-type="float">
            <text:p>4</text:p>
          </table:table-cell>
          <table:table-cell table:style-name="ce18" table:formula="of:=[.O27]+[.O28]+[.O29]+[.O30]" office:value-type="float" office:value="0" calcext:value-type="float">
            <text:p/>
          </table:table-cell>
          <table:table-cell table:style-name="ce18" table:formula="of:=[.P27]+[.P28]+[.P29]+[.P30]" office:value-type="float" office:value="0" calcext:value-type="float">
            <text:p/>
          </table:table-cell>
          <table:table-cell table:style-name="ce18" table:formula="of:=[.Q27]+[.Q28]+[.Q29]+[.Q30]" office:value-type="float" office:value="5" calcext:value-type="float">
            <text:p>5</text:p>
          </table:table-cell>
          <table:table-cell table:style-name="ce18" table:formula="of:=[.R27]+[.R28]+[.R29]+[.R30]" office:value-type="float" office:value="0" calcext:value-type="float">
            <text:p/>
          </table:table-cell>
          <table:table-cell table:style-name="ce18" table:formula="of:=[.S27]+[.S28]+[.S29]+[.S30]" office:value-type="float" office:value="0" calcext:value-type="float">
            <text:p/>
          </table:table-cell>
          <table:table-cell table:style-name="ce18" table:formula="of:=[.T27]+[.T28]+[.T29]+[.T30]" office:value-type="float" office:value="1" calcext:value-type="float">
            <text:p>1</text:p>
          </table:table-cell>
          <table:table-cell table:style-name="ce18" table:formula="of:=[.U27]+[.U28]+[.U29]+[.U30]" office:value-type="float" office:value="9" calcext:value-type="float">
            <text:p>9</text:p>
          </table:table-cell>
          <table:table-cell table:style-name="ce18" table:formula="of:=[.V27]+[.V28]+[.V29]+[.V30]" office:value-type="float" office:value="0" calcext:value-type="float">
            <text:p/>
          </table:table-cell>
          <table:table-cell table:style-name="ce18" table:formula="of:=[.W27]+[.W28]+[.W29]+[.W30]" office:value-type="float" office:value="0" calcext:value-type="float">
            <text:p/>
          </table:table-cell>
          <table:table-cell table:style-name="ce18" table:formula="of:=[.X27]+[.X28]+[.X29]+[.X30]" office:value-type="float" office:value="0" calcext:value-type="float">
            <text:p/>
          </table:table-cell>
          <table:table-cell table:style-name="ce18" table:formula="of:=[.Y27]+[.Y28]+[.Y29]+[.Y30]" office:value-type="float" office:value="2" calcext:value-type="float">
            <text:p>2</text:p>
          </table:table-cell>
          <table:table-cell table:style-name="ce18" table:formula="of:=[.Z27]+[.Z28]+[.Z29]+[.Z30]" office:value-type="float" office:value="0" calcext:value-type="float">
            <text:p/>
          </table:table-cell>
          <table:table-cell table:style-name="ce18" table:formula="of:=[.AA27]+[.AA28]+[.AA29]+[.AA30]" office:value-type="float" office:value="0" calcext:value-type="float">
            <text:p/>
          </table:table-cell>
          <table:table-cell table:style-name="ce18" table:formula="of:=[.AB27]+[.AB28]+[.AB29]+[.AB30]" office:value-type="float" office:value="19" calcext:value-type="float">
            <text:p>19</text:p>
          </table:table-cell>
          <table:table-cell table:style-name="ce18" table:formula="of:=[.AC27]+[.AC28]+[.AC29]+[.AC30]" office:value-type="float" office:value="2" calcext:value-type="float">
            <text:p>2</text:p>
          </table:table-cell>
          <table:table-cell table:style-name="ce18" table:formula="of:=[.AD27]+[.AD28]+[.AD29]+[.AD30]" office:value-type="float" office:value="0" calcext:value-type="float">
            <text:p/>
          </table:table-cell>
          <table:table-cell table:style-name="ce18" table:formula="of:=[.AE27]+[.AE28]+[.AE29]+[.AE30]" office:value-type="float" office:value="0" calcext:value-type="float">
            <text:p/>
          </table:table-cell>
          <table:table-cell table:style-name="ce18" table:formula="of:=[.AF27]+[.AF28]+[.AF29]+[.AF30]" office:value-type="float" office:value="15" calcext:value-type="float">
            <text:p>15</text:p>
          </table:table-cell>
          <table:table-cell table:style-name="ce18" table:formula="of:=[.AG27]+[.AG28]+[.AG29]+[.AG30]" office:value-type="float" office:value="2" calcext:value-type="float">
            <text:p>2</text:p>
          </table:table-cell>
          <table:table-cell table:style-name="ce18" table:formula="of:=[.AH27]+[.AH28]+[.AH29]+[.AH30]" office:value-type="float" office:value="0" calcext:value-type="float">
            <text:p/>
          </table:table-cell>
          <table:table-cell table:style-name="ce18" table:formula="of:=[.AI27]+[.AI28]+[.AI29]+[.AI30]" office:value-type="float" office:value="0" calcext:value-type="float">
            <text:p/>
          </table:table-cell>
          <table:table-cell table:style-name="ce18" table:formula="of:=[.AJ27]+[.AJ28]+[.AJ29]+[.AJ30]" office:value-type="float" office:value="5" calcext:value-type="float">
            <text:p>5</text:p>
          </table:table-cell>
          <table:table-cell table:style-name="ce18" table:formula="of:=[.AK27]+[.AK28]+[.AK29]+[.AK30]" office:value-type="float" office:value="0" calcext:value-type="float">
            <text:p/>
          </table:table-cell>
          <table:table-cell table:style-name="ce18" table:formula="of:=[.AL27]+[.AL28]+[.AL29]+[.AL30]" office:value-type="float" office:value="0" calcext:value-type="float">
            <text:p/>
          </table:table-cell>
          <table:table-cell table:style-name="ce18" table:formula="of:=[.AM27]+[.AM28]+[.AM29]+[.AM30]" office:value-type="float" office:value="0" calcext:value-type="float">
            <text:p/>
          </table:table-cell>
          <table:table-cell table:style-name="ce18" table:formula="of:=[.AN27]+[.AN28]+[.AN29]+[.AN30]" office:value-type="float" office:value="0" calcext:value-type="float">
            <text:p/>
          </table:table-cell>
          <table:table-cell table:style-name="ce18" table:formula="of:=[.AO27]+[.AO28]+[.AO29]+[.AO30]" office:value-type="float" office:value="0" calcext:value-type="float">
            <text:p/>
          </table:table-cell>
          <table:table-cell table:style-name="ce18" table:formula="of:=[.AP27]+[.AP28]+[.AP29]+[.AP30]" office:value-type="float" office:value="0" calcext:value-type="float">
            <text:p/>
          </table:table-cell>
          <table:table-cell table:style-name="ce18" table:formula="of:=[.AQ27]+[.AQ28]+[.AQ29]+[.AQ30]" office:value-type="float" office:value="0" calcext:value-type="float">
            <text:p/>
          </table:table-cell>
          <table:table-cell table:style-name="ce18" table:formula="of:=[.AR27]+[.AR28]+[.AR29]+[.AR30]" office:value-type="float" office:value="1" calcext:value-type="float">
            <text:p>1</text:p>
          </table:table-cell>
          <table:table-cell table:style-name="ce18" table:formula="of:=[.AS27]+[.AS28]+[.AS29]+[.AS30]" office:value-type="float" office:value="0" calcext:value-type="float">
            <text:p/>
          </table:table-cell>
          <table:table-cell table:style-name="ce18" table:formula="of:=[.AT27]+[.AT28]+[.AT29]+[.AT30]" office:value-type="float" office:value="0" calcext:value-type="float">
            <text:p/>
          </table:table-cell>
          <table:table-cell table:style-name="ce18" table:formula="of:=[.AU27]+[.AU28]+[.AU29]+[.AU30]" office:value-type="float" office:value="0" calcext:value-type="float">
            <text:p/>
          </table:table-cell>
          <table:table-cell table:style-name="ce18" table:formula="of:=[.AV27]+[.AV28]+[.AV29]+[.AV30]" office:value-type="float" office:value="3" calcext:value-type="float">
            <text:p>3</text:p>
          </table:table-cell>
          <table:table-cell table:style-name="ce18" table:formula="of:=[.AW27]+[.AW28]+[.AW29]+[.AW30]" office:value-type="float" office:value="0" calcext:value-type="float">
            <text:p/>
          </table:table-cell>
          <table:table-cell table:style-name="ce18" table:formula="of:=[.AX27]+[.AX28]+[.AX29]+[.AX30]" office:value-type="float" office:value="0" calcext:value-type="float">
            <text:p/>
          </table:table-cell>
          <table:table-cell table:style-name="ce18" table:formula="of:=[.AY27]+[.AY28]+[.AY29]+[.AY30]" office:value-type="float" office:value="0" calcext:value-type="float">
            <text:p/>
          </table:table-cell>
          <table:table-cell table:style-name="ce18" table:formula="of:=[.AZ27]+[.AZ28]+[.AZ29]+[.AZ30]" office:value-type="float" office:value="0" calcext:value-type="float">
            <text:p/>
          </table:table-cell>
          <table:table-cell table:style-name="ce18" table:formula="of:=[.BA27]+[.BA28]+[.BA29]+[.BA30]" office:value-type="float" office:value="0" calcext:value-type="float">
            <text:p/>
          </table:table-cell>
          <table:table-cell table:style-name="ce18" table:formula="of:=[.BB27]+[.BB28]+[.BB29]+[.BB30]" office:value-type="float" office:value="0" calcext:value-type="float">
            <text:p/>
          </table:table-cell>
          <table:table-cell table:style-name="ce18" table:formula="of:=[.BC27]+[.BC28]+[.BC29]+[.BC30]" office:value-type="float" office:value="0" calcext:value-type="float">
            <text:p/>
          </table:table-cell>
          <table:table-cell table:formula="of:=[.AZ31]+[.AV31]+[.AR31]+[.AN31]+[.AJ31]+[.AF31]+[.AB31]+[.X31]+[.T31]+[.P31]" office:value-type="float" office:value="44" calcext:value-type="float">
            <text:p>44</text:p>
          </table:table-cell>
          <table:table-cell table:formula="of:=[.BA31]+[.AW31]+[.AS31]+[.AO31]+[.AK31]+[.AG31]+[.AC31]+[.Y31]+[.U31]+[.Q31]+[.N31]+[.L31]+[.J31]+[.H31]" office:value-type="float" office:value="24" calcext:value-type="float">
            <text:p>24</text:p>
          </table:table-cell>
          <table:table-cell table:formula="of:=[.BB31]+[.AX31]+[.AT31]+[.AP31]+[.AL31]+[.AH31]+[.AD31]+[.Z31]+[.V31]+[.R31]" office:value-type="float" office:value="0" calcext:value-type="float">
            <text:p/>
          </table:table-cell>
          <table:table-cell table:formula="of:=[.BC31]+[.AY31]+[.AU31]+[.AQ31]+[.AM31]+[.AI31]+[.AE31]+[.AA31]+[.W31]+[.S31]+[.O31]+[.M31]+[.K31]+[.I31]" office:value-type="float" office:value="0" calcext:value-type="float">
            <text:p/>
          </table:table-cell>
          <table:table-cell table:formula="of:=[.BD31]+[.BF31]" office:value-type="float" office:value="44" calcext:value-type="float">
            <text:p>44</text:p>
          </table:table-cell>
          <table:table-cell table:formula="of:=[.BE31]+[.BG31]" office:value-type="float" office:value="24" calcext:value-type="float">
            <text:p>24</text:p>
          </table:table-cell>
          <table:table-cell table:formula="of:=[.D31]" office:value-type="float" office:value="0" calcext:value-type="float">
            <text:p/>
          </table:table-cell>
          <table:table-cell table:style-name="ce46"/>
          <table:table-cell table:number-columns-repeated="961"/>
        </table:table-row>
        <table:table-row table:style-name="ro6">
          <table:table-cell table:number-columns-repeated="55"/>
          <table:table-cell table:formula="of:=[.AZ32]+[.AV32]+[.AR32]+[.AN32]+[.AJ32]+[.AF32]+[.AB32]+[.X32]+[.T32]+[.P32]" office:value-type="float" office:value="0" calcext:value-type="float">
            <text:p/>
          </table:table-cell>
          <table:table-cell table:formula="of:=[.BA32]+[.AW32]+[.AS32]+[.AO32]+[.AK32]+[.AG32]+[.AC32]+[.Y32]+[.U32]+[.Q32]+[.N32]+[.L32]+[.J32]+[.H32]" office:value-type="float" office:value="0" calcext:value-type="float">
            <text:p/>
          </table:table-cell>
          <table:table-cell table:formula="of:=[.BB32]+[.AX32]+[.AT32]+[.AP32]+[.AL32]+[.AH32]+[.AD32]+[.Z32]+[.V32]+[.R32]" office:value-type="float" office:value="0" calcext:value-type="float">
            <text:p/>
          </table:table-cell>
          <table:table-cell table:formula="of:=[.BC32]+[.AY32]+[.AU32]+[.AQ32]+[.AM32]+[.AI32]+[.AE32]+[.AA32]+[.W32]+[.S32]+[.O32]+[.M32]+[.K32]+[.I32]" office:value-type="float" office:value="0" calcext:value-type="float">
            <text:p/>
          </table:table-cell>
          <table:table-cell table:formula="of:=[.BD32]+[.BF32]" office:value-type="float" office:value="0" calcext:value-type="float">
            <text:p/>
          </table:table-cell>
          <table:table-cell table:formula="of:=[.BE32]+[.BG32]" office:value-type="float" office:value="0" calcext:value-type="float">
            <text:p/>
          </table:table-cell>
          <table:table-cell table:formula="of:=[.D3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3]+[.AV33]+[.AR33]+[.AN33]+[.AJ33]+[.AF33]+[.AB33]+[.X33]+[.T33]+[.P33]" office:value-type="float" office:value="0" calcext:value-type="float">
            <text:p/>
          </table:table-cell>
          <table:table-cell table:formula="of:=[.BA33]+[.AW33]+[.AS33]+[.AO33]+[.AK33]+[.AG33]+[.AC33]+[.Y33]+[.U33]+[.Q33]+[.N33]+[.L33]+[.J33]+[.H33]" office:value-type="float" office:value="0" calcext:value-type="float">
            <text:p/>
          </table:table-cell>
          <table:table-cell table:formula="of:=[.BB33]+[.AX33]+[.AT33]+[.AP33]+[.AL33]+[.AH33]+[.AD33]+[.Z33]+[.V33]+[.R33]" office:value-type="float" office:value="0" calcext:value-type="float">
            <text:p/>
          </table:table-cell>
          <table:table-cell table:formula="of:=[.BC33]+[.AY33]+[.AU33]+[.AQ33]+[.AM33]+[.AI33]+[.AE33]+[.AA33]+[.W33]+[.S33]+[.O33]+[.M33]+[.K33]+[.I33]" office:value-type="float" office:value="0" calcext:value-type="float">
            <text:p/>
          </table:table-cell>
          <table:table-cell table:formula="of:=[.BD33]+[.BF33]" office:value-type="float" office:value="0" calcext:value-type="float">
            <text:p/>
          </table:table-cell>
          <table:table-cell table:formula="of:=[.BE33]+[.BG33]" office:value-type="float" office:value="0" calcext:value-type="float">
            <text:p/>
          </table:table-cell>
          <table:table-cell table:formula="of:=[.D3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4]+[.AV34]+[.AR34]+[.AN34]+[.AJ34]+[.AF34]+[.AB34]+[.X34]+[.T34]+[.P34]" office:value-type="float" office:value="0" calcext:value-type="float">
            <text:p/>
          </table:table-cell>
          <table:table-cell table:formula="of:=[.BA34]+[.AW34]+[.AS34]+[.AO34]+[.AK34]+[.AG34]+[.AC34]+[.Y34]+[.U34]+[.Q34]+[.N34]+[.L34]+[.J34]+[.H34]" office:value-type="float" office:value="0" calcext:value-type="float">
            <text:p/>
          </table:table-cell>
          <table:table-cell table:formula="of:=[.BB34]+[.AX34]+[.AT34]+[.AP34]+[.AL34]+[.AH34]+[.AD34]+[.Z34]+[.V34]+[.R34]" office:value-type="float" office:value="0" calcext:value-type="float">
            <text:p/>
          </table:table-cell>
          <table:table-cell table:formula="of:=[.BC34]+[.AY34]+[.AU34]+[.AQ34]+[.AM34]+[.AI34]+[.AE34]+[.AA34]+[.W34]+[.S34]+[.O34]+[.M34]+[.K34]+[.I34]" office:value-type="float" office:value="0" calcext:value-type="float">
            <text:p/>
          </table:table-cell>
          <table:table-cell table:formula="of:=[.BD34]+[.BF34]" office:value-type="float" office:value="0" calcext:value-type="float">
            <text:p/>
          </table:table-cell>
          <table:table-cell table:formula="of:=[.BE34]+[.BG34]" office:value-type="float" office:value="0" calcext:value-type="float">
            <text:p/>
          </table:table-cell>
          <table:table-cell table:formula="of:=[.D3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5]+[.AV35]+[.AR35]+[.AN35]+[.AJ35]+[.AF35]+[.AB35]+[.X35]+[.T35]+[.P35]" office:value-type="float" office:value="0" calcext:value-type="float">
            <text:p/>
          </table:table-cell>
          <table:table-cell table:formula="of:=[.BA35]+[.AW35]+[.AS35]+[.AO35]+[.AK35]+[.AG35]+[.AC35]+[.Y35]+[.U35]+[.Q35]+[.N35]+[.L35]+[.J35]+[.H35]" office:value-type="float" office:value="0" calcext:value-type="float">
            <text:p/>
          </table:table-cell>
          <table:table-cell table:formula="of:=[.BB35]+[.AX35]+[.AT35]+[.AP35]+[.AL35]+[.AH35]+[.AD35]+[.Z35]+[.V35]+[.R35]" office:value-type="float" office:value="0" calcext:value-type="float">
            <text:p/>
          </table:table-cell>
          <table:table-cell table:formula="of:=[.BC35]+[.AY35]+[.AU35]+[.AQ35]+[.AM35]+[.AI35]+[.AE35]+[.AA35]+[.W35]+[.S35]+[.O35]+[.M35]+[.K35]+[.I35]" office:value-type="float" office:value="0" calcext:value-type="float">
            <text:p/>
          </table:table-cell>
          <table:table-cell table:formula="of:=[.BD35]+[.BF35]" office:value-type="float" office:value="0" calcext:value-type="float">
            <text:p/>
          </table:table-cell>
          <table:table-cell table:formula="of:=[.BE35]+[.BG35]" office:value-type="float" office:value="0" calcext:value-type="float">
            <text:p/>
          </table:table-cell>
          <table:table-cell table:formula="of:=[.D3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6]+[.AV36]+[.AR36]+[.AN36]+[.AJ36]+[.AF36]+[.AB36]+[.X36]+[.T36]+[.P36]" office:value-type="float" office:value="0" calcext:value-type="float">
            <text:p/>
          </table:table-cell>
          <table:table-cell table:formula="of:=[.BA36]+[.AW36]+[.AS36]+[.AO36]+[.AK36]+[.AG36]+[.AC36]+[.Y36]+[.U36]+[.Q36]+[.N36]+[.L36]+[.J36]+[.H36]" office:value-type="float" office:value="0" calcext:value-type="float">
            <text:p/>
          </table:table-cell>
          <table:table-cell table:formula="of:=[.BB36]+[.AX36]+[.AT36]+[.AP36]+[.AL36]+[.AH36]+[.AD36]+[.Z36]+[.V36]+[.R36]" office:value-type="float" office:value="0" calcext:value-type="float">
            <text:p/>
          </table:table-cell>
          <table:table-cell table:formula="of:=[.BC36]+[.AY36]+[.AU36]+[.AQ36]+[.AM36]+[.AI36]+[.AE36]+[.AA36]+[.W36]+[.S36]+[.O36]+[.M36]+[.K36]+[.I36]" office:value-type="float" office:value="0" calcext:value-type="float">
            <text:p/>
          </table:table-cell>
          <table:table-cell table:formula="of:=[.BD36]+[.BF36]" office:value-type="float" office:value="0" calcext:value-type="float">
            <text:p/>
          </table:table-cell>
          <table:table-cell table:formula="of:=[.BE36]+[.BG36]" office:value-type="float" office:value="0" calcext:value-type="float">
            <text:p/>
          </table:table-cell>
          <table:table-cell table:formula="of:=[.D3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7]+[.AV37]+[.AR37]+[.AN37]+[.AJ37]+[.AF37]+[.AB37]+[.X37]+[.T37]+[.P37]" office:value-type="float" office:value="0" calcext:value-type="float">
            <text:p/>
          </table:table-cell>
          <table:table-cell table:formula="of:=[.BA37]+[.AW37]+[.AS37]+[.AO37]+[.AK37]+[.AG37]+[.AC37]+[.Y37]+[.U37]+[.Q37]+[.N37]+[.L37]+[.J37]+[.H37]" office:value-type="float" office:value="0" calcext:value-type="float">
            <text:p/>
          </table:table-cell>
          <table:table-cell table:formula="of:=[.BB37]+[.AX37]+[.AT37]+[.AP37]+[.AL37]+[.AH37]+[.AD37]+[.Z37]+[.V37]+[.R37]" office:value-type="float" office:value="0" calcext:value-type="float">
            <text:p/>
          </table:table-cell>
          <table:table-cell table:formula="of:=[.BC37]+[.AY37]+[.AU37]+[.AQ37]+[.AM37]+[.AI37]+[.AE37]+[.AA37]+[.W37]+[.S37]+[.O37]+[.M37]+[.K37]+[.I37]" office:value-type="float" office:value="0" calcext:value-type="float">
            <text:p/>
          </table:table-cell>
          <table:table-cell table:formula="of:=[.BD37]+[.BF37]" office:value-type="float" office:value="0" calcext:value-type="float">
            <text:p/>
          </table:table-cell>
          <table:table-cell table:formula="of:=[.BE37]+[.BG37]" office:value-type="float" office:value="0" calcext:value-type="float">
            <text:p/>
          </table:table-cell>
          <table:table-cell table:formula="of:=[.D3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8]+[.AV38]+[.AR38]+[.AN38]+[.AJ38]+[.AF38]+[.AB38]+[.X38]+[.T38]+[.P38]" office:value-type="float" office:value="0" calcext:value-type="float">
            <text:p/>
          </table:table-cell>
          <table:table-cell table:formula="of:=[.BA38]+[.AW38]+[.AS38]+[.AO38]+[.AK38]+[.AG38]+[.AC38]+[.Y38]+[.U38]+[.Q38]+[.N38]+[.L38]+[.J38]+[.H38]" office:value-type="float" office:value="0" calcext:value-type="float">
            <text:p/>
          </table:table-cell>
          <table:table-cell table:formula="of:=[.BB38]+[.AX38]+[.AT38]+[.AP38]+[.AL38]+[.AH38]+[.AD38]+[.Z38]+[.V38]+[.R38]" office:value-type="float" office:value="0" calcext:value-type="float">
            <text:p/>
          </table:table-cell>
          <table:table-cell table:formula="of:=[.BC38]+[.AY38]+[.AU38]+[.AQ38]+[.AM38]+[.AI38]+[.AE38]+[.AA38]+[.W38]+[.S38]+[.O38]+[.M38]+[.K38]+[.I38]" office:value-type="float" office:value="0" calcext:value-type="float">
            <text:p/>
          </table:table-cell>
          <table:table-cell table:formula="of:=[.BD38]+[.BF38]" office:value-type="float" office:value="0" calcext:value-type="float">
            <text:p/>
          </table:table-cell>
          <table:table-cell table:formula="of:=[.BE38]+[.BG38]" office:value-type="float" office:value="0" calcext:value-type="float">
            <text:p/>
          </table:table-cell>
          <table:table-cell table:formula="of:=[.D3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9]+[.AV39]+[.AR39]+[.AN39]+[.AJ39]+[.AF39]+[.AB39]+[.X39]+[.T39]+[.P39]" office:value-type="float" office:value="0" calcext:value-type="float">
            <text:p/>
          </table:table-cell>
          <table:table-cell table:formula="of:=[.BA39]+[.AW39]+[.AS39]+[.AO39]+[.AK39]+[.AG39]+[.AC39]+[.Y39]+[.U39]+[.Q39]+[.N39]+[.L39]+[.J39]+[.H39]" office:value-type="float" office:value="0" calcext:value-type="float">
            <text:p/>
          </table:table-cell>
          <table:table-cell table:formula="of:=[.BB39]+[.AX39]+[.AT39]+[.AP39]+[.AL39]+[.AH39]+[.AD39]+[.Z39]+[.V39]+[.R39]" office:value-type="float" office:value="0" calcext:value-type="float">
            <text:p/>
          </table:table-cell>
          <table:table-cell table:formula="of:=[.BC39]+[.AY39]+[.AU39]+[.AQ39]+[.AM39]+[.AI39]+[.AE39]+[.AA39]+[.W39]+[.S39]+[.O39]+[.M39]+[.K39]+[.I39]" office:value-type="float" office:value="0" calcext:value-type="float">
            <text:p/>
          </table:table-cell>
          <table:table-cell table:formula="of:=[.BD39]+[.BF39]" office:value-type="float" office:value="0" calcext:value-type="float">
            <text:p/>
          </table:table-cell>
          <table:table-cell table:formula="of:=[.BE39]+[.BG39]" office:value-type="float" office:value="0" calcext:value-type="float">
            <text:p/>
          </table:table-cell>
          <table:table-cell table:formula="of:=[.D3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0]+[.AV40]+[.AR40]+[.AN40]+[.AJ40]+[.AF40]+[.AB40]+[.X40]+[.T40]+[.P40]" office:value-type="float" office:value="0" calcext:value-type="float">
            <text:p/>
          </table:table-cell>
          <table:table-cell table:formula="of:=[.BA40]+[.AW40]+[.AS40]+[.AO40]+[.AK40]+[.AG40]+[.AC40]+[.Y40]+[.U40]+[.Q40]+[.N40]+[.L40]+[.J40]+[.H40]" office:value-type="float" office:value="0" calcext:value-type="float">
            <text:p/>
          </table:table-cell>
          <table:table-cell table:formula="of:=[.BB40]+[.AX40]+[.AT40]+[.AP40]+[.AL40]+[.AH40]+[.AD40]+[.Z40]+[.V40]+[.R40]" office:value-type="float" office:value="0" calcext:value-type="float">
            <text:p/>
          </table:table-cell>
          <table:table-cell table:formula="of:=[.BC40]+[.AY40]+[.AU40]+[.AQ40]+[.AM40]+[.AI40]+[.AE40]+[.AA40]+[.W40]+[.S40]+[.O40]+[.M40]+[.K40]+[.I40]" office:value-type="float" office:value="0" calcext:value-type="float">
            <text:p/>
          </table:table-cell>
          <table:table-cell table:formula="of:=[.BD40]+[.BF40]" office:value-type="float" office:value="0" calcext:value-type="float">
            <text:p/>
          </table:table-cell>
          <table:table-cell table:formula="of:=[.BE40]+[.BG40]" office:value-type="float" office:value="0" calcext:value-type="float">
            <text:p/>
          </table:table-cell>
          <table:table-cell table:formula="of:=[.D4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1]+[.AV41]+[.AR41]+[.AN41]+[.AJ41]+[.AF41]+[.AB41]+[.X41]+[.T41]+[.P41]" office:value-type="float" office:value="0" calcext:value-type="float">
            <text:p/>
          </table:table-cell>
          <table:table-cell table:formula="of:=[.BA41]+[.AW41]+[.AS41]+[.AO41]+[.AK41]+[.AG41]+[.AC41]+[.Y41]+[.U41]+[.Q41]+[.N41]+[.L41]+[.J41]+[.H41]" office:value-type="float" office:value="0" calcext:value-type="float">
            <text:p/>
          </table:table-cell>
          <table:table-cell table:formula="of:=[.BB41]+[.AX41]+[.AT41]+[.AP41]+[.AL41]+[.AH41]+[.AD41]+[.Z41]+[.V41]+[.R41]" office:value-type="float" office:value="0" calcext:value-type="float">
            <text:p/>
          </table:table-cell>
          <table:table-cell table:formula="of:=[.BC41]+[.AY41]+[.AU41]+[.AQ41]+[.AM41]+[.AI41]+[.AE41]+[.AA41]+[.W41]+[.S41]+[.O41]+[.M41]+[.K41]+[.I41]" office:value-type="float" office:value="0" calcext:value-type="float">
            <text:p/>
          </table:table-cell>
          <table:table-cell table:formula="of:=[.BD41]+[.BF41]" office:value-type="float" office:value="0" calcext:value-type="float">
            <text:p/>
          </table:table-cell>
          <table:table-cell table:formula="of:=[.BE41]+[.BG41]" office:value-type="float" office:value="0" calcext:value-type="float">
            <text:p/>
          </table:table-cell>
          <table:table-cell table:formula="of:=[.D4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2]+[.AV42]+[.AR42]+[.AN42]+[.AJ42]+[.AF42]+[.AB42]+[.X42]+[.T42]+[.P42]" office:value-type="float" office:value="0" calcext:value-type="float">
            <text:p/>
          </table:table-cell>
          <table:table-cell table:formula="of:=[.BA42]+[.AW42]+[.AS42]+[.AO42]+[.AK42]+[.AG42]+[.AC42]+[.Y42]+[.U42]+[.Q42]+[.N42]+[.L42]+[.J42]+[.H42]" office:value-type="float" office:value="0" calcext:value-type="float">
            <text:p/>
          </table:table-cell>
          <table:table-cell table:formula="of:=[.BB42]+[.AX42]+[.AT42]+[.AP42]+[.AL42]+[.AH42]+[.AD42]+[.Z42]+[.V42]+[.R42]" office:value-type="float" office:value="0" calcext:value-type="float">
            <text:p/>
          </table:table-cell>
          <table:table-cell table:formula="of:=[.BC42]+[.AY42]+[.AU42]+[.AQ42]+[.AM42]+[.AI42]+[.AE42]+[.AA42]+[.W42]+[.S42]+[.O42]+[.M42]+[.K42]+[.I42]" office:value-type="float" office:value="0" calcext:value-type="float">
            <text:p/>
          </table:table-cell>
          <table:table-cell table:formula="of:=[.BD42]+[.BF42]" office:value-type="float" office:value="0" calcext:value-type="float">
            <text:p/>
          </table:table-cell>
          <table:table-cell table:formula="of:=[.BE42]+[.BG42]" office:value-type="float" office:value="0" calcext:value-type="float">
            <text:p/>
          </table:table-cell>
          <table:table-cell table:formula="of:=[.D4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3]+[.AV43]+[.AR43]+[.AN43]+[.AJ43]+[.AF43]+[.AB43]+[.X43]+[.T43]+[.P43]" office:value-type="float" office:value="0" calcext:value-type="float">
            <text:p/>
          </table:table-cell>
          <table:table-cell table:formula="of:=[.BA43]+[.AW43]+[.AS43]+[.AO43]+[.AK43]+[.AG43]+[.AC43]+[.Y43]+[.U43]+[.Q43]+[.N43]+[.L43]+[.J43]+[.H43]" office:value-type="float" office:value="0" calcext:value-type="float">
            <text:p/>
          </table:table-cell>
          <table:table-cell table:formula="of:=[.BB43]+[.AX43]+[.AT43]+[.AP43]+[.AL43]+[.AH43]+[.AD43]+[.Z43]+[.V43]+[.R43]" office:value-type="float" office:value="0" calcext:value-type="float">
            <text:p/>
          </table:table-cell>
          <table:table-cell table:formula="of:=[.BC43]+[.AY43]+[.AU43]+[.AQ43]+[.AM43]+[.AI43]+[.AE43]+[.AA43]+[.W43]+[.S43]+[.O43]+[.M43]+[.K43]+[.I43]" office:value-type="float" office:value="0" calcext:value-type="float">
            <text:p/>
          </table:table-cell>
          <table:table-cell table:formula="of:=[.BD43]+[.BF43]" office:value-type="float" office:value="0" calcext:value-type="float">
            <text:p/>
          </table:table-cell>
          <table:table-cell table:formula="of:=[.BE43]+[.BG43]" office:value-type="float" office:value="0" calcext:value-type="float">
            <text:p/>
          </table:table-cell>
          <table:table-cell table:formula="of:=[.D4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4]+[.AV44]+[.AR44]+[.AN44]+[.AJ44]+[.AF44]+[.AB44]+[.X44]+[.T44]+[.P44]" office:value-type="float" office:value="0" calcext:value-type="float">
            <text:p/>
          </table:table-cell>
          <table:table-cell table:formula="of:=[.BA44]+[.AW44]+[.AS44]+[.AO44]+[.AK44]+[.AG44]+[.AC44]+[.Y44]+[.U44]+[.Q44]+[.N44]+[.L44]+[.J44]+[.H44]" office:value-type="float" office:value="0" calcext:value-type="float">
            <text:p/>
          </table:table-cell>
          <table:table-cell table:formula="of:=[.BB44]+[.AX44]+[.AT44]+[.AP44]+[.AL44]+[.AH44]+[.AD44]+[.Z44]+[.V44]+[.R44]" office:value-type="float" office:value="0" calcext:value-type="float">
            <text:p/>
          </table:table-cell>
          <table:table-cell table:formula="of:=[.BC44]+[.AY44]+[.AU44]+[.AQ44]+[.AM44]+[.AI44]+[.AE44]+[.AA44]+[.W44]+[.S44]+[.O44]+[.M44]+[.K44]+[.I44]" office:value-type="float" office:value="0" calcext:value-type="float">
            <text:p/>
          </table:table-cell>
          <table:table-cell table:formula="of:=[.BD44]+[.BF44]" office:value-type="float" office:value="0" calcext:value-type="float">
            <text:p/>
          </table:table-cell>
          <table:table-cell table:formula="of:=[.BE44]+[.BG44]" office:value-type="float" office:value="0" calcext:value-type="float">
            <text:p/>
          </table:table-cell>
          <table:table-cell table:formula="of:=[.D4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5]+[.AV45]+[.AR45]+[.AN45]+[.AJ45]+[.AF45]+[.AB45]+[.X45]+[.T45]+[.P45]" office:value-type="float" office:value="0" calcext:value-type="float">
            <text:p/>
          </table:table-cell>
          <table:table-cell table:formula="of:=[.BA45]+[.AW45]+[.AS45]+[.AO45]+[.AK45]+[.AG45]+[.AC45]+[.Y45]+[.U45]+[.Q45]+[.N45]+[.L45]+[.J45]+[.H45]" office:value-type="float" office:value="0" calcext:value-type="float">
            <text:p/>
          </table:table-cell>
          <table:table-cell table:formula="of:=[.BB45]+[.AX45]+[.AT45]+[.AP45]+[.AL45]+[.AH45]+[.AD45]+[.Z45]+[.V45]+[.R45]" office:value-type="float" office:value="0" calcext:value-type="float">
            <text:p/>
          </table:table-cell>
          <table:table-cell table:formula="of:=[.BC45]+[.AY45]+[.AU45]+[.AQ45]+[.AM45]+[.AI45]+[.AE45]+[.AA45]+[.W45]+[.S45]+[.O45]+[.M45]+[.K45]+[.I45]" office:value-type="float" office:value="0" calcext:value-type="float">
            <text:p/>
          </table:table-cell>
          <table:table-cell table:formula="of:=[.BD45]+[.BF45]" office:value-type="float" office:value="0" calcext:value-type="float">
            <text:p/>
          </table:table-cell>
          <table:table-cell table:formula="of:=[.BE45]+[.BG45]" office:value-type="float" office:value="0" calcext:value-type="float">
            <text:p/>
          </table:table-cell>
          <table:table-cell table:formula="of:=[.D4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6]+[.AV46]+[.AR46]+[.AN46]+[.AJ46]+[.AF46]+[.AB46]+[.X46]+[.T46]+[.P46]" office:value-type="float" office:value="0" calcext:value-type="float">
            <text:p/>
          </table:table-cell>
          <table:table-cell table:formula="of:=[.BA46]+[.AW46]+[.AS46]+[.AO46]+[.AK46]+[.AG46]+[.AC46]+[.Y46]+[.U46]+[.Q46]+[.N46]+[.L46]+[.J46]+[.H46]" office:value-type="float" office:value="0" calcext:value-type="float">
            <text:p/>
          </table:table-cell>
          <table:table-cell table:formula="of:=[.BB46]+[.AX46]+[.AT46]+[.AP46]+[.AL46]+[.AH46]+[.AD46]+[.Z46]+[.V46]+[.R46]" office:value-type="float" office:value="0" calcext:value-type="float">
            <text:p/>
          </table:table-cell>
          <table:table-cell table:formula="of:=[.BC46]+[.AY46]+[.AU46]+[.AQ46]+[.AM46]+[.AI46]+[.AE46]+[.AA46]+[.W46]+[.S46]+[.O46]+[.M46]+[.K46]+[.I46]" office:value-type="float" office:value="0" calcext:value-type="float">
            <text:p/>
          </table:table-cell>
          <table:table-cell table:formula="of:=[.BD46]+[.BF46]" office:value-type="float" office:value="0" calcext:value-type="float">
            <text:p/>
          </table:table-cell>
          <table:table-cell table:formula="of:=[.BE46]+[.BG46]" office:value-type="float" office:value="0" calcext:value-type="float">
            <text:p/>
          </table:table-cell>
          <table:table-cell table:formula="of:=[.D4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7]+[.AV47]+[.AR47]+[.AN47]+[.AJ47]+[.AF47]+[.AB47]+[.X47]+[.T47]+[.P47]" office:value-type="float" office:value="0" calcext:value-type="float">
            <text:p/>
          </table:table-cell>
          <table:table-cell table:formula="of:=[.BA47]+[.AW47]+[.AS47]+[.AO47]+[.AK47]+[.AG47]+[.AC47]+[.Y47]+[.U47]+[.Q47]+[.N47]+[.L47]+[.J47]+[.H47]" office:value-type="float" office:value="0" calcext:value-type="float">
            <text:p/>
          </table:table-cell>
          <table:table-cell table:formula="of:=[.BB47]+[.AX47]+[.AT47]+[.AP47]+[.AL47]+[.AH47]+[.AD47]+[.Z47]+[.V47]+[.R47]" office:value-type="float" office:value="0" calcext:value-type="float">
            <text:p/>
          </table:table-cell>
          <table:table-cell table:formula="of:=[.BC47]+[.AY47]+[.AU47]+[.AQ47]+[.AM47]+[.AI47]+[.AE47]+[.AA47]+[.W47]+[.S47]+[.O47]+[.M47]+[.K47]+[.I47]" office:value-type="float" office:value="0" calcext:value-type="float">
            <text:p/>
          </table:table-cell>
          <table:table-cell table:formula="of:=[.BD47]+[.BF47]" office:value-type="float" office:value="0" calcext:value-type="float">
            <text:p/>
          </table:table-cell>
          <table:table-cell table:formula="of:=[.BE47]+[.BG47]" office:value-type="float" office:value="0" calcext:value-type="float">
            <text:p/>
          </table:table-cell>
          <table:table-cell table:formula="of:=[.D4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8]+[.AV48]+[.AR48]+[.AN48]+[.AJ48]+[.AF48]+[.AB48]+[.X48]+[.T48]+[.P48]" office:value-type="float" office:value="0" calcext:value-type="float">
            <text:p/>
          </table:table-cell>
          <table:table-cell table:formula="of:=[.BA48]+[.AW48]+[.AS48]+[.AO48]+[.AK48]+[.AG48]+[.AC48]+[.Y48]+[.U48]+[.Q48]+[.N48]+[.L48]+[.J48]+[.H48]" office:value-type="float" office:value="0" calcext:value-type="float">
            <text:p/>
          </table:table-cell>
          <table:table-cell table:formula="of:=[.BB48]+[.AX48]+[.AT48]+[.AP48]+[.AL48]+[.AH48]+[.AD48]+[.Z48]+[.V48]+[.R48]" office:value-type="float" office:value="0" calcext:value-type="float">
            <text:p/>
          </table:table-cell>
          <table:table-cell table:formula="of:=[.BC48]+[.AY48]+[.AU48]+[.AQ48]+[.AM48]+[.AI48]+[.AE48]+[.AA48]+[.W48]+[.S48]+[.O48]+[.M48]+[.K48]+[.I48]" office:value-type="float" office:value="0" calcext:value-type="float">
            <text:p/>
          </table:table-cell>
          <table:table-cell table:formula="of:=[.BD48]+[.BF48]" office:value-type="float" office:value="0" calcext:value-type="float">
            <text:p/>
          </table:table-cell>
          <table:table-cell table:formula="of:=[.BE48]+[.BG48]" office:value-type="float" office:value="0" calcext:value-type="float">
            <text:p/>
          </table:table-cell>
          <table:table-cell table:formula="of:=[.D4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9]+[.AV49]+[.AR49]+[.AN49]+[.AJ49]+[.AF49]+[.AB49]+[.X49]+[.T49]+[.P49]" office:value-type="float" office:value="0" calcext:value-type="float">
            <text:p/>
          </table:table-cell>
          <table:table-cell table:formula="of:=[.BA49]+[.AW49]+[.AS49]+[.AO49]+[.AK49]+[.AG49]+[.AC49]+[.Y49]+[.U49]+[.Q49]+[.N49]+[.L49]+[.J49]+[.H49]" office:value-type="float" office:value="0" calcext:value-type="float">
            <text:p/>
          </table:table-cell>
          <table:table-cell table:formula="of:=[.BB49]+[.AX49]+[.AT49]+[.AP49]+[.AL49]+[.AH49]+[.AD49]+[.Z49]+[.V49]+[.R49]" office:value-type="float" office:value="0" calcext:value-type="float">
            <text:p/>
          </table:table-cell>
          <table:table-cell table:formula="of:=[.BC49]+[.AY49]+[.AU49]+[.AQ49]+[.AM49]+[.AI49]+[.AE49]+[.AA49]+[.W49]+[.S49]+[.O49]+[.M49]+[.K49]+[.I49]" office:value-type="float" office:value="0" calcext:value-type="float">
            <text:p/>
          </table:table-cell>
          <table:table-cell table:formula="of:=[.BD49]+[.BF49]" office:value-type="float" office:value="0" calcext:value-type="float">
            <text:p/>
          </table:table-cell>
          <table:table-cell table:formula="of:=[.BE49]+[.BG49]" office:value-type="float" office:value="0" calcext:value-type="float">
            <text:p/>
          </table:table-cell>
          <table:table-cell table:formula="of:=[.D4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0]+[.AV50]+[.AR50]+[.AN50]+[.AJ50]+[.AF50]+[.AB50]+[.X50]+[.T50]+[.P50]" office:value-type="float" office:value="0" calcext:value-type="float">
            <text:p/>
          </table:table-cell>
          <table:table-cell table:formula="of:=[.BA50]+[.AW50]+[.AS50]+[.AO50]+[.AK50]+[.AG50]+[.AC50]+[.Y50]+[.U50]+[.Q50]+[.N50]+[.L50]+[.J50]+[.H50]" office:value-type="float" office:value="0" calcext:value-type="float">
            <text:p/>
          </table:table-cell>
          <table:table-cell table:formula="of:=[.BB50]+[.AX50]+[.AT50]+[.AP50]+[.AL50]+[.AH50]+[.AD50]+[.Z50]+[.V50]+[.R50]" office:value-type="float" office:value="0" calcext:value-type="float">
            <text:p/>
          </table:table-cell>
          <table:table-cell table:formula="of:=[.BC50]+[.AY50]+[.AU50]+[.AQ50]+[.AM50]+[.AI50]+[.AE50]+[.AA50]+[.W50]+[.S50]+[.O50]+[.M50]+[.K50]+[.I50]" office:value-type="float" office:value="0" calcext:value-type="float">
            <text:p/>
          </table:table-cell>
          <table:table-cell table:formula="of:=[.BD50]+[.BF50]" office:value-type="float" office:value="0" calcext:value-type="float">
            <text:p/>
          </table:table-cell>
          <table:table-cell table:formula="of:=[.BE50]+[.BG50]" office:value-type="float" office:value="0" calcext:value-type="float">
            <text:p/>
          </table:table-cell>
          <table:table-cell table:formula="of:=[.D5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1]+[.AV51]+[.AR51]+[.AN51]+[.AJ51]+[.AF51]+[.AB51]+[.X51]+[.T51]+[.P51]" office:value-type="float" office:value="0" calcext:value-type="float">
            <text:p/>
          </table:table-cell>
          <table:table-cell table:formula="of:=[.BA51]+[.AW51]+[.AS51]+[.AO51]+[.AK51]+[.AG51]+[.AC51]+[.Y51]+[.U51]+[.Q51]+[.N51]+[.L51]+[.J51]+[.H51]" office:value-type="float" office:value="0" calcext:value-type="float">
            <text:p/>
          </table:table-cell>
          <table:table-cell table:formula="of:=[.BB51]+[.AX51]+[.AT51]+[.AP51]+[.AL51]+[.AH51]+[.AD51]+[.Z51]+[.V51]+[.R51]" office:value-type="float" office:value="0" calcext:value-type="float">
            <text:p/>
          </table:table-cell>
          <table:table-cell table:formula="of:=[.BC51]+[.AY51]+[.AU51]+[.AQ51]+[.AM51]+[.AI51]+[.AE51]+[.AA51]+[.W51]+[.S51]+[.O51]+[.M51]+[.K51]+[.I51]" office:value-type="float" office:value="0" calcext:value-type="float">
            <text:p/>
          </table:table-cell>
          <table:table-cell table:formula="of:=[.BD51]+[.BF51]" office:value-type="float" office:value="0" calcext:value-type="float">
            <text:p/>
          </table:table-cell>
          <table:table-cell table:formula="of:=[.BE51]+[.BG51]" office:value-type="float" office:value="0" calcext:value-type="float">
            <text:p/>
          </table:table-cell>
          <table:table-cell table:formula="of:=[.D5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2]+[.AV52]+[.AR52]+[.AN52]+[.AJ52]+[.AF52]+[.AB52]+[.X52]+[.T52]+[.P52]" office:value-type="float" office:value="0" calcext:value-type="float">
            <text:p/>
          </table:table-cell>
          <table:table-cell table:formula="of:=[.BA52]+[.AW52]+[.AS52]+[.AO52]+[.AK52]+[.AG52]+[.AC52]+[.Y52]+[.U52]+[.Q52]+[.N52]+[.L52]+[.J52]+[.H52]" office:value-type="float" office:value="0" calcext:value-type="float">
            <text:p/>
          </table:table-cell>
          <table:table-cell table:formula="of:=[.BB52]+[.AX52]+[.AT52]+[.AP52]+[.AL52]+[.AH52]+[.AD52]+[.Z52]+[.V52]+[.R52]" office:value-type="float" office:value="0" calcext:value-type="float">
            <text:p/>
          </table:table-cell>
          <table:table-cell table:formula="of:=[.BC52]+[.AY52]+[.AU52]+[.AQ52]+[.AM52]+[.AI52]+[.AE52]+[.AA52]+[.W52]+[.S52]+[.O52]+[.M52]+[.K52]+[.I52]" office:value-type="float" office:value="0" calcext:value-type="float">
            <text:p/>
          </table:table-cell>
          <table:table-cell table:formula="of:=[.BD52]+[.BF52]" office:value-type="float" office:value="0" calcext:value-type="float">
            <text:p/>
          </table:table-cell>
          <table:table-cell table:formula="of:=[.BE52]+[.BG52]" office:value-type="float" office:value="0" calcext:value-type="float">
            <text:p/>
          </table:table-cell>
          <table:table-cell table:formula="of:=[.D5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3]+[.AV53]+[.AR53]+[.AN53]+[.AJ53]+[.AF53]+[.AB53]+[.X53]+[.T53]+[.P53]" office:value-type="float" office:value="0" calcext:value-type="float">
            <text:p/>
          </table:table-cell>
          <table:table-cell table:formula="of:=[.BA53]+[.AW53]+[.AS53]+[.AO53]+[.AK53]+[.AG53]+[.AC53]+[.Y53]+[.U53]+[.Q53]+[.N53]+[.L53]+[.J53]+[.H53]" office:value-type="float" office:value="0" calcext:value-type="float">
            <text:p/>
          </table:table-cell>
          <table:table-cell table:formula="of:=[.BB53]+[.AX53]+[.AT53]+[.AP53]+[.AL53]+[.AH53]+[.AD53]+[.Z53]+[.V53]+[.R53]" office:value-type="float" office:value="0" calcext:value-type="float">
            <text:p/>
          </table:table-cell>
          <table:table-cell table:formula="of:=[.BC53]+[.AY53]+[.AU53]+[.AQ53]+[.AM53]+[.AI53]+[.AE53]+[.AA53]+[.W53]+[.S53]+[.O53]+[.M53]+[.K53]+[.I53]" office:value-type="float" office:value="0" calcext:value-type="float">
            <text:p/>
          </table:table-cell>
          <table:table-cell table:formula="of:=[.BD53]+[.BF53]" office:value-type="float" office:value="0" calcext:value-type="float">
            <text:p/>
          </table:table-cell>
          <table:table-cell table:formula="of:=[.BE53]+[.BG53]" office:value-type="float" office:value="0" calcext:value-type="float">
            <text:p/>
          </table:table-cell>
          <table:table-cell table:formula="of:=[.D5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4]+[.AV54]+[.AR54]+[.AN54]+[.AJ54]+[.AF54]+[.AB54]+[.X54]+[.T54]+[.P54]" office:value-type="float" office:value="0" calcext:value-type="float">
            <text:p/>
          </table:table-cell>
          <table:table-cell table:formula="of:=[.BA54]+[.AW54]+[.AS54]+[.AO54]+[.AK54]+[.AG54]+[.AC54]+[.Y54]+[.U54]+[.Q54]+[.N54]+[.L54]+[.J54]+[.H54]" office:value-type="float" office:value="0" calcext:value-type="float">
            <text:p/>
          </table:table-cell>
          <table:table-cell table:formula="of:=[.BB54]+[.AX54]+[.AT54]+[.AP54]+[.AL54]+[.AH54]+[.AD54]+[.Z54]+[.V54]+[.R54]" office:value-type="float" office:value="0" calcext:value-type="float">
            <text:p/>
          </table:table-cell>
          <table:table-cell table:formula="of:=[.BC54]+[.AY54]+[.AU54]+[.AQ54]+[.AM54]+[.AI54]+[.AE54]+[.AA54]+[.W54]+[.S54]+[.O54]+[.M54]+[.K54]+[.I54]" office:value-type="float" office:value="0" calcext:value-type="float">
            <text:p/>
          </table:table-cell>
          <table:table-cell table:formula="of:=[.BD54]+[.BF54]" office:value-type="float" office:value="0" calcext:value-type="float">
            <text:p/>
          </table:table-cell>
          <table:table-cell table:formula="of:=[.BE54]+[.BG54]" office:value-type="float" office:value="0" calcext:value-type="float">
            <text:p/>
          </table:table-cell>
          <table:table-cell table:formula="of:=[.D5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5]+[.AV55]+[.AR55]+[.AN55]+[.AJ55]+[.AF55]+[.AB55]+[.X55]+[.T55]+[.P55]" office:value-type="float" office:value="0" calcext:value-type="float">
            <text:p/>
          </table:table-cell>
          <table:table-cell table:formula="of:=[.BA55]+[.AW55]+[.AS55]+[.AO55]+[.AK55]+[.AG55]+[.AC55]+[.Y55]+[.U55]+[.Q55]+[.N55]+[.L55]+[.J55]+[.H55]" office:value-type="float" office:value="0" calcext:value-type="float">
            <text:p/>
          </table:table-cell>
          <table:table-cell table:formula="of:=[.BB55]+[.AX55]+[.AT55]+[.AP55]+[.AL55]+[.AH55]+[.AD55]+[.Z55]+[.V55]+[.R55]" office:value-type="float" office:value="0" calcext:value-type="float">
            <text:p/>
          </table:table-cell>
          <table:table-cell table:formula="of:=[.BC55]+[.AY55]+[.AU55]+[.AQ55]+[.AM55]+[.AI55]+[.AE55]+[.AA55]+[.W55]+[.S55]+[.O55]+[.M55]+[.K55]+[.I55]" office:value-type="float" office:value="0" calcext:value-type="float">
            <text:p/>
          </table:table-cell>
          <table:table-cell table:formula="of:=[.BD55]+[.BF55]" office:value-type="float" office:value="0" calcext:value-type="float">
            <text:p/>
          </table:table-cell>
          <table:table-cell table:formula="of:=[.BE55]+[.BG55]" office:value-type="float" office:value="0" calcext:value-type="float">
            <text:p/>
          </table:table-cell>
          <table:table-cell table:formula="of:=[.D5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6]+[.AV56]+[.AR56]+[.AN56]+[.AJ56]+[.AF56]+[.AB56]+[.X56]+[.T56]+[.P56]" office:value-type="float" office:value="0" calcext:value-type="float">
            <text:p/>
          </table:table-cell>
          <table:table-cell table:formula="of:=[.BA56]+[.AW56]+[.AS56]+[.AO56]+[.AK56]+[.AG56]+[.AC56]+[.Y56]+[.U56]+[.Q56]+[.N56]+[.L56]+[.J56]+[.H56]" office:value-type="float" office:value="0" calcext:value-type="float">
            <text:p/>
          </table:table-cell>
          <table:table-cell table:formula="of:=[.BB56]+[.AX56]+[.AT56]+[.AP56]+[.AL56]+[.AH56]+[.AD56]+[.Z56]+[.V56]+[.R56]" office:value-type="float" office:value="0" calcext:value-type="float">
            <text:p/>
          </table:table-cell>
          <table:table-cell table:formula="of:=[.BC56]+[.AY56]+[.AU56]+[.AQ56]+[.AM56]+[.AI56]+[.AE56]+[.AA56]+[.W56]+[.S56]+[.O56]+[.M56]+[.K56]+[.I56]" office:value-type="float" office:value="0" calcext:value-type="float">
            <text:p/>
          </table:table-cell>
          <table:table-cell table:formula="of:=[.BD56]+[.BF56]" office:value-type="float" office:value="0" calcext:value-type="float">
            <text:p/>
          </table:table-cell>
          <table:table-cell table:formula="of:=[.BE56]+[.BG56]" office:value-type="float" office:value="0" calcext:value-type="float">
            <text:p/>
          </table:table-cell>
          <table:table-cell table:formula="of:=[.D5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7]+[.AV57]+[.AR57]+[.AN57]+[.AJ57]+[.AF57]+[.AB57]+[.X57]+[.T57]+[.P57]" office:value-type="float" office:value="0" calcext:value-type="float">
            <text:p/>
          </table:table-cell>
          <table:table-cell table:formula="of:=[.BA57]+[.AW57]+[.AS57]+[.AO57]+[.AK57]+[.AG57]+[.AC57]+[.Y57]+[.U57]+[.Q57]+[.N57]+[.L57]+[.J57]+[.H57]" office:value-type="float" office:value="0" calcext:value-type="float">
            <text:p/>
          </table:table-cell>
          <table:table-cell table:formula="of:=[.BB57]+[.AX57]+[.AT57]+[.AP57]+[.AL57]+[.AH57]+[.AD57]+[.Z57]+[.V57]+[.R57]" office:value-type="float" office:value="0" calcext:value-type="float">
            <text:p/>
          </table:table-cell>
          <table:table-cell table:formula="of:=[.BC57]+[.AY57]+[.AU57]+[.AQ57]+[.AM57]+[.AI57]+[.AE57]+[.AA57]+[.W57]+[.S57]+[.O57]+[.M57]+[.K57]+[.I57]" office:value-type="float" office:value="0" calcext:value-type="float">
            <text:p/>
          </table:table-cell>
          <table:table-cell table:formula="of:=[.BD57]+[.BF57]" office:value-type="float" office:value="0" calcext:value-type="float">
            <text:p/>
          </table:table-cell>
          <table:table-cell table:formula="of:=[.BE57]+[.BG57]" office:value-type="float" office:value="0" calcext:value-type="float">
            <text:p/>
          </table:table-cell>
          <table:table-cell table:formula="of:=[.D5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8]+[.AV58]+[.AR58]+[.AN58]+[.AJ58]+[.AF58]+[.AB58]+[.X58]+[.T58]+[.P58]" office:value-type="float" office:value="0" calcext:value-type="float">
            <text:p/>
          </table:table-cell>
          <table:table-cell table:formula="of:=[.BA58]+[.AW58]+[.AS58]+[.AO58]+[.AK58]+[.AG58]+[.AC58]+[.Y58]+[.U58]+[.Q58]+[.N58]+[.L58]+[.J58]+[.H58]" office:value-type="float" office:value="0" calcext:value-type="float">
            <text:p/>
          </table:table-cell>
          <table:table-cell table:formula="of:=[.BB58]+[.AX58]+[.AT58]+[.AP58]+[.AL58]+[.AH58]+[.AD58]+[.Z58]+[.V58]+[.R58]" office:value-type="float" office:value="0" calcext:value-type="float">
            <text:p/>
          </table:table-cell>
          <table:table-cell table:formula="of:=[.BC58]+[.AY58]+[.AU58]+[.AQ58]+[.AM58]+[.AI58]+[.AE58]+[.AA58]+[.W58]+[.S58]+[.O58]+[.M58]+[.K58]+[.I58]" office:value-type="float" office:value="0" calcext:value-type="float">
            <text:p/>
          </table:table-cell>
          <table:table-cell table:formula="of:=[.BD58]+[.BF58]" office:value-type="float" office:value="0" calcext:value-type="float">
            <text:p/>
          </table:table-cell>
          <table:table-cell table:formula="of:=[.BE58]+[.BG58]" office:value-type="float" office:value="0" calcext:value-type="float">
            <text:p/>
          </table:table-cell>
          <table:table-cell table:formula="of:=[.D5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9]+[.AV59]+[.AR59]+[.AN59]+[.AJ59]+[.AF59]+[.AB59]+[.X59]+[.T59]+[.P59]" office:value-type="float" office:value="0" calcext:value-type="float">
            <text:p/>
          </table:table-cell>
          <table:table-cell table:formula="of:=[.BA59]+[.AW59]+[.AS59]+[.AO59]+[.AK59]+[.AG59]+[.AC59]+[.Y59]+[.U59]+[.Q59]+[.N59]+[.L59]+[.J59]+[.H59]" office:value-type="float" office:value="0" calcext:value-type="float">
            <text:p/>
          </table:table-cell>
          <table:table-cell table:formula="of:=[.BB59]+[.AX59]+[.AT59]+[.AP59]+[.AL59]+[.AH59]+[.AD59]+[.Z59]+[.V59]+[.R59]" office:value-type="float" office:value="0" calcext:value-type="float">
            <text:p/>
          </table:table-cell>
          <table:table-cell table:formula="of:=[.BC59]+[.AY59]+[.AU59]+[.AQ59]+[.AM59]+[.AI59]+[.AE59]+[.AA59]+[.W59]+[.S59]+[.O59]+[.M59]+[.K59]+[.I59]" office:value-type="float" office:value="0" calcext:value-type="float">
            <text:p/>
          </table:table-cell>
          <table:table-cell table:formula="of:=[.BD59]+[.BF59]" office:value-type="float" office:value="0" calcext:value-type="float">
            <text:p/>
          </table:table-cell>
          <table:table-cell table:formula="of:=[.BE59]+[.BG59]" office:value-type="float" office:value="0" calcext:value-type="float">
            <text:p/>
          </table:table-cell>
          <table:table-cell table:formula="of:=[.D5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0]+[.AV60]+[.AR60]+[.AN60]+[.AJ60]+[.AF60]+[.AB60]+[.X60]+[.T60]+[.P60]" office:value-type="float" office:value="0" calcext:value-type="float">
            <text:p/>
          </table:table-cell>
          <table:table-cell table:formula="of:=[.BA60]+[.AW60]+[.AS60]+[.AO60]+[.AK60]+[.AG60]+[.AC60]+[.Y60]+[.U60]+[.Q60]+[.N60]+[.L60]+[.J60]+[.H60]" office:value-type="float" office:value="0" calcext:value-type="float">
            <text:p/>
          </table:table-cell>
          <table:table-cell table:formula="of:=[.BB60]+[.AX60]+[.AT60]+[.AP60]+[.AL60]+[.AH60]+[.AD60]+[.Z60]+[.V60]+[.R60]" office:value-type="float" office:value="0" calcext:value-type="float">
            <text:p/>
          </table:table-cell>
          <table:table-cell table:formula="of:=[.BC60]+[.AY60]+[.AU60]+[.AQ60]+[.AM60]+[.AI60]+[.AE60]+[.AA60]+[.W60]+[.S60]+[.O60]+[.M60]+[.K60]+[.I60]" office:value-type="float" office:value="0" calcext:value-type="float">
            <text:p/>
          </table:table-cell>
          <table:table-cell table:formula="of:=[.BD60]+[.BF60]" office:value-type="float" office:value="0" calcext:value-type="float">
            <text:p/>
          </table:table-cell>
          <table:table-cell table:formula="of:=[.BE60]+[.BG60]" office:value-type="float" office:value="0" calcext:value-type="float">
            <text:p/>
          </table:table-cell>
          <table:table-cell table:formula="of:=[.D6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1]+[.AV61]+[.AR61]+[.AN61]+[.AJ61]+[.AF61]+[.AB61]+[.X61]+[.T61]+[.P61]" office:value-type="float" office:value="0" calcext:value-type="float">
            <text:p/>
          </table:table-cell>
          <table:table-cell table:formula="of:=[.BA61]+[.AW61]+[.AS61]+[.AO61]+[.AK61]+[.AG61]+[.AC61]+[.Y61]+[.U61]+[.Q61]+[.N61]+[.L61]+[.J61]+[.H61]" office:value-type="float" office:value="0" calcext:value-type="float">
            <text:p/>
          </table:table-cell>
          <table:table-cell table:formula="of:=[.BB61]+[.AX61]+[.AT61]+[.AP61]+[.AL61]+[.AH61]+[.AD61]+[.Z61]+[.V61]+[.R61]" office:value-type="float" office:value="0" calcext:value-type="float">
            <text:p/>
          </table:table-cell>
          <table:table-cell table:formula="of:=[.BC61]+[.AY61]+[.AU61]+[.AQ61]+[.AM61]+[.AI61]+[.AE61]+[.AA61]+[.W61]+[.S61]+[.O61]+[.M61]+[.K61]+[.I61]" office:value-type="float" office:value="0" calcext:value-type="float">
            <text:p/>
          </table:table-cell>
          <table:table-cell table:formula="of:=[.BD61]+[.BF61]" office:value-type="float" office:value="0" calcext:value-type="float">
            <text:p/>
          </table:table-cell>
          <table:table-cell table:formula="of:=[.BE61]+[.BG61]" office:value-type="float" office:value="0" calcext:value-type="float">
            <text:p/>
          </table:table-cell>
          <table:table-cell table:formula="of:=[.D6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2]+[.AV62]+[.AR62]+[.AN62]+[.AJ62]+[.AF62]+[.AB62]+[.X62]+[.T62]+[.P62]" office:value-type="float" office:value="0" calcext:value-type="float">
            <text:p/>
          </table:table-cell>
          <table:table-cell table:formula="of:=[.BA62]+[.AW62]+[.AS62]+[.AO62]+[.AK62]+[.AG62]+[.AC62]+[.Y62]+[.U62]+[.Q62]+[.N62]+[.L62]+[.J62]+[.H62]" office:value-type="float" office:value="0" calcext:value-type="float">
            <text:p/>
          </table:table-cell>
          <table:table-cell table:formula="of:=[.BB62]+[.AX62]+[.AT62]+[.AP62]+[.AL62]+[.AH62]+[.AD62]+[.Z62]+[.V62]+[.R62]" office:value-type="float" office:value="0" calcext:value-type="float">
            <text:p/>
          </table:table-cell>
          <table:table-cell table:formula="of:=[.BC62]+[.AY62]+[.AU62]+[.AQ62]+[.AM62]+[.AI62]+[.AE62]+[.AA62]+[.W62]+[.S62]+[.O62]+[.M62]+[.K62]+[.I62]" office:value-type="float" office:value="0" calcext:value-type="float">
            <text:p/>
          </table:table-cell>
          <table:table-cell table:formula="of:=[.BD62]+[.BF62]" office:value-type="float" office:value="0" calcext:value-type="float">
            <text:p/>
          </table:table-cell>
          <table:table-cell table:formula="of:=[.BE62]+[.BG62]" office:value-type="float" office:value="0" calcext:value-type="float">
            <text:p/>
          </table:table-cell>
          <table:table-cell table:formula="of:=[.D6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3]+[.AV63]+[.AR63]+[.AN63]+[.AJ63]+[.AF63]+[.AB63]+[.X63]+[.T63]+[.P63]" office:value-type="float" office:value="0" calcext:value-type="float">
            <text:p/>
          </table:table-cell>
          <table:table-cell table:formula="of:=[.BA63]+[.AW63]+[.AS63]+[.AO63]+[.AK63]+[.AG63]+[.AC63]+[.Y63]+[.U63]+[.Q63]+[.N63]+[.L63]+[.J63]+[.H63]" office:value-type="float" office:value="0" calcext:value-type="float">
            <text:p/>
          </table:table-cell>
          <table:table-cell table:formula="of:=[.BB63]+[.AX63]+[.AT63]+[.AP63]+[.AL63]+[.AH63]+[.AD63]+[.Z63]+[.V63]+[.R63]" office:value-type="float" office:value="0" calcext:value-type="float">
            <text:p/>
          </table:table-cell>
          <table:table-cell table:formula="of:=[.BC63]+[.AY63]+[.AU63]+[.AQ63]+[.AM63]+[.AI63]+[.AE63]+[.AA63]+[.W63]+[.S63]+[.O63]+[.M63]+[.K63]+[.I63]" office:value-type="float" office:value="0" calcext:value-type="float">
            <text:p/>
          </table:table-cell>
          <table:table-cell table:formula="of:=[.BD63]+[.BF63]" office:value-type="float" office:value="0" calcext:value-type="float">
            <text:p/>
          </table:table-cell>
          <table:table-cell table:formula="of:=[.BE63]+[.BG63]" office:value-type="float" office:value="0" calcext:value-type="float">
            <text:p/>
          </table:table-cell>
          <table:table-cell table:formula="of:=[.D6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4]+[.AV64]+[.AR64]+[.AN64]+[.AJ64]+[.AF64]+[.AB64]+[.X64]+[.T64]+[.P64]" office:value-type="float" office:value="0" calcext:value-type="float">
            <text:p/>
          </table:table-cell>
          <table:table-cell table:formula="of:=[.BA64]+[.AW64]+[.AS64]+[.AO64]+[.AK64]+[.AG64]+[.AC64]+[.Y64]+[.U64]+[.Q64]+[.N64]+[.L64]+[.J64]+[.H64]" office:value-type="float" office:value="0" calcext:value-type="float">
            <text:p/>
          </table:table-cell>
          <table:table-cell table:formula="of:=[.BB64]+[.AX64]+[.AT64]+[.AP64]+[.AL64]+[.AH64]+[.AD64]+[.Z64]+[.V64]+[.R64]" office:value-type="float" office:value="0" calcext:value-type="float">
            <text:p/>
          </table:table-cell>
          <table:table-cell table:formula="of:=[.BC64]+[.AY64]+[.AU64]+[.AQ64]+[.AM64]+[.AI64]+[.AE64]+[.AA64]+[.W64]+[.S64]+[.O64]+[.M64]+[.K64]+[.I64]" office:value-type="float" office:value="0" calcext:value-type="float">
            <text:p/>
          </table:table-cell>
          <table:table-cell table:formula="of:=[.BD64]+[.BF64]" office:value-type="float" office:value="0" calcext:value-type="float">
            <text:p/>
          </table:table-cell>
          <table:table-cell table:formula="of:=[.BE64]+[.BG64]" office:value-type="float" office:value="0" calcext:value-type="float">
            <text:p/>
          </table:table-cell>
          <table:table-cell table:formula="of:=[.D6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5]+[.AV65]+[.AR65]+[.AN65]+[.AJ65]+[.AF65]+[.AB65]+[.X65]+[.T65]+[.P65]" office:value-type="float" office:value="0" calcext:value-type="float">
            <text:p/>
          </table:table-cell>
          <table:table-cell table:formula="of:=[.BA65]+[.AW65]+[.AS65]+[.AO65]+[.AK65]+[.AG65]+[.AC65]+[.Y65]+[.U65]+[.Q65]+[.N65]+[.L65]+[.J65]+[.H65]" office:value-type="float" office:value="0" calcext:value-type="float">
            <text:p/>
          </table:table-cell>
          <table:table-cell table:formula="of:=[.BB65]+[.AX65]+[.AT65]+[.AP65]+[.AL65]+[.AH65]+[.AD65]+[.Z65]+[.V65]+[.R65]" office:value-type="float" office:value="0" calcext:value-type="float">
            <text:p/>
          </table:table-cell>
          <table:table-cell table:formula="of:=[.BC65]+[.AY65]+[.AU65]+[.AQ65]+[.AM65]+[.AI65]+[.AE65]+[.AA65]+[.W65]+[.S65]+[.O65]+[.M65]+[.K65]+[.I65]" office:value-type="float" office:value="0" calcext:value-type="float">
            <text:p/>
          </table:table-cell>
          <table:table-cell table:formula="of:=[.BD65]+[.BF65]" office:value-type="float" office:value="0" calcext:value-type="float">
            <text:p/>
          </table:table-cell>
          <table:table-cell table:formula="of:=[.BE65]+[.BG65]" office:value-type="float" office:value="0" calcext:value-type="float">
            <text:p/>
          </table:table-cell>
          <table:table-cell table:formula="of:=[.D6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6]+[.AV66]+[.AR66]+[.AN66]+[.AJ66]+[.AF66]+[.AB66]+[.X66]+[.T66]+[.P66]" office:value-type="float" office:value="0" calcext:value-type="float">
            <text:p/>
          </table:table-cell>
          <table:table-cell table:formula="of:=[.BA66]+[.AW66]+[.AS66]+[.AO66]+[.AK66]+[.AG66]+[.AC66]+[.Y66]+[.U66]+[.Q66]+[.N66]+[.L66]+[.J66]+[.H66]" office:value-type="float" office:value="0" calcext:value-type="float">
            <text:p/>
          </table:table-cell>
          <table:table-cell table:formula="of:=[.BB66]+[.AX66]+[.AT66]+[.AP66]+[.AL66]+[.AH66]+[.AD66]+[.Z66]+[.V66]+[.R66]" office:value-type="float" office:value="0" calcext:value-type="float">
            <text:p/>
          </table:table-cell>
          <table:table-cell table:formula="of:=[.BC66]+[.AY66]+[.AU66]+[.AQ66]+[.AM66]+[.AI66]+[.AE66]+[.AA66]+[.W66]+[.S66]+[.O66]+[.M66]+[.K66]+[.I66]" office:value-type="float" office:value="0" calcext:value-type="float">
            <text:p/>
          </table:table-cell>
          <table:table-cell table:formula="of:=[.BD66]+[.BF66]" office:value-type="float" office:value="0" calcext:value-type="float">
            <text:p/>
          </table:table-cell>
          <table:table-cell table:formula="of:=[.BE66]+[.BG66]" office:value-type="float" office:value="0" calcext:value-type="float">
            <text:p/>
          </table:table-cell>
          <table:table-cell table:formula="of:=[.D6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7]+[.AV67]+[.AR67]+[.AN67]+[.AJ67]+[.AF67]+[.AB67]+[.X67]+[.T67]+[.P67]" office:value-type="float" office:value="0" calcext:value-type="float">
            <text:p/>
          </table:table-cell>
          <table:table-cell table:formula="of:=[.BA67]+[.AW67]+[.AS67]+[.AO67]+[.AK67]+[.AG67]+[.AC67]+[.Y67]+[.U67]+[.Q67]+[.N67]+[.L67]+[.J67]+[.H67]" office:value-type="float" office:value="0" calcext:value-type="float">
            <text:p/>
          </table:table-cell>
          <table:table-cell table:formula="of:=[.BB67]+[.AX67]+[.AT67]+[.AP67]+[.AL67]+[.AH67]+[.AD67]+[.Z67]+[.V67]+[.R67]" office:value-type="float" office:value="0" calcext:value-type="float">
            <text:p/>
          </table:table-cell>
          <table:table-cell table:formula="of:=[.BC67]+[.AY67]+[.AU67]+[.AQ67]+[.AM67]+[.AI67]+[.AE67]+[.AA67]+[.W67]+[.S67]+[.O67]+[.M67]+[.K67]+[.I67]" office:value-type="float" office:value="0" calcext:value-type="float">
            <text:p/>
          </table:table-cell>
          <table:table-cell table:formula="of:=[.BD67]+[.BF67]" office:value-type="float" office:value="0" calcext:value-type="float">
            <text:p/>
          </table:table-cell>
          <table:table-cell table:formula="of:=[.BE67]+[.BG67]" office:value-type="float" office:value="0" calcext:value-type="float">
            <text:p/>
          </table:table-cell>
          <table:table-cell table:formula="of:=[.D6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8]+[.AV68]+[.AR68]+[.AN68]+[.AJ68]+[.AF68]+[.AB68]+[.X68]+[.T68]+[.P68]" office:value-type="float" office:value="0" calcext:value-type="float">
            <text:p/>
          </table:table-cell>
          <table:table-cell table:formula="of:=[.BA68]+[.AW68]+[.AS68]+[.AO68]+[.AK68]+[.AG68]+[.AC68]+[.Y68]+[.U68]+[.Q68]+[.N68]+[.L68]+[.J68]+[.H68]" office:value-type="float" office:value="0" calcext:value-type="float">
            <text:p/>
          </table:table-cell>
          <table:table-cell table:formula="of:=[.BB68]+[.AX68]+[.AT68]+[.AP68]+[.AL68]+[.AH68]+[.AD68]+[.Z68]+[.V68]+[.R68]" office:value-type="float" office:value="0" calcext:value-type="float">
            <text:p/>
          </table:table-cell>
          <table:table-cell table:formula="of:=[.BC68]+[.AY68]+[.AU68]+[.AQ68]+[.AM68]+[.AI68]+[.AE68]+[.AA68]+[.W68]+[.S68]+[.O68]+[.M68]+[.K68]+[.I68]" office:value-type="float" office:value="0" calcext:value-type="float">
            <text:p/>
          </table:table-cell>
          <table:table-cell table:formula="of:=[.BD68]+[.BF68]" office:value-type="float" office:value="0" calcext:value-type="float">
            <text:p/>
          </table:table-cell>
          <table:table-cell table:formula="of:=[.BE68]+[.BG68]" office:value-type="float" office:value="0" calcext:value-type="float">
            <text:p/>
          </table:table-cell>
          <table:table-cell table:formula="of:=[.D6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9]+[.AV69]+[.AR69]+[.AN69]+[.AJ69]+[.AF69]+[.AB69]+[.X69]+[.T69]+[.P69]" office:value-type="float" office:value="0" calcext:value-type="float">
            <text:p/>
          </table:table-cell>
          <table:table-cell table:formula="of:=[.BA69]+[.AW69]+[.AS69]+[.AO69]+[.AK69]+[.AG69]+[.AC69]+[.Y69]+[.U69]+[.Q69]+[.N69]+[.L69]+[.J69]+[.H69]" office:value-type="float" office:value="0" calcext:value-type="float">
            <text:p/>
          </table:table-cell>
          <table:table-cell table:formula="of:=[.BB69]+[.AX69]+[.AT69]+[.AP69]+[.AL69]+[.AH69]+[.AD69]+[.Z69]+[.V69]+[.R69]" office:value-type="float" office:value="0" calcext:value-type="float">
            <text:p/>
          </table:table-cell>
          <table:table-cell table:formula="of:=[.BC69]+[.AY69]+[.AU69]+[.AQ69]+[.AM69]+[.AI69]+[.AE69]+[.AA69]+[.W69]+[.S69]+[.O69]+[.M69]+[.K69]+[.I69]" office:value-type="float" office:value="0" calcext:value-type="float">
            <text:p/>
          </table:table-cell>
          <table:table-cell table:formula="of:=[.BD69]+[.BF69]" office:value-type="float" office:value="0" calcext:value-type="float">
            <text:p/>
          </table:table-cell>
          <table:table-cell table:formula="of:=[.BE69]+[.BG69]" office:value-type="float" office:value="0" calcext:value-type="float">
            <text:p/>
          </table:table-cell>
          <table:table-cell table:formula="of:=[.D6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0]+[.AV70]+[.AR70]+[.AN70]+[.AJ70]+[.AF70]+[.AB70]+[.X70]+[.T70]+[.P70]" office:value-type="float" office:value="0" calcext:value-type="float">
            <text:p/>
          </table:table-cell>
          <table:table-cell table:formula="of:=[.BA70]+[.AW70]+[.AS70]+[.AO70]+[.AK70]+[.AG70]+[.AC70]+[.Y70]+[.U70]+[.Q70]+[.N70]+[.L70]+[.J70]+[.H70]" office:value-type="float" office:value="0" calcext:value-type="float">
            <text:p/>
          </table:table-cell>
          <table:table-cell table:formula="of:=[.BB70]+[.AX70]+[.AT70]+[.AP70]+[.AL70]+[.AH70]+[.AD70]+[.Z70]+[.V70]+[.R70]" office:value-type="float" office:value="0" calcext:value-type="float">
            <text:p/>
          </table:table-cell>
          <table:table-cell table:formula="of:=[.BC70]+[.AY70]+[.AU70]+[.AQ70]+[.AM70]+[.AI70]+[.AE70]+[.AA70]+[.W70]+[.S70]+[.O70]+[.M70]+[.K70]+[.I70]" office:value-type="float" office:value="0" calcext:value-type="float">
            <text:p/>
          </table:table-cell>
          <table:table-cell table:formula="of:=[.BD70]+[.BF70]" office:value-type="float" office:value="0" calcext:value-type="float">
            <text:p/>
          </table:table-cell>
          <table:table-cell table:formula="of:=[.BE70]+[.BG70]" office:value-type="float" office:value="0" calcext:value-type="float">
            <text:p/>
          </table:table-cell>
          <table:table-cell table:formula="of:=[.D7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1]+[.AV71]+[.AR71]+[.AN71]+[.AJ71]+[.AF71]+[.AB71]+[.X71]+[.T71]+[.P71]" office:value-type="float" office:value="0" calcext:value-type="float">
            <text:p/>
          </table:table-cell>
          <table:table-cell table:formula="of:=[.BA71]+[.AW71]+[.AS71]+[.AO71]+[.AK71]+[.AG71]+[.AC71]+[.Y71]+[.U71]+[.Q71]+[.N71]+[.L71]+[.J71]+[.H71]" office:value-type="float" office:value="0" calcext:value-type="float">
            <text:p/>
          </table:table-cell>
          <table:table-cell table:formula="of:=[.BB71]+[.AX71]+[.AT71]+[.AP71]+[.AL71]+[.AH71]+[.AD71]+[.Z71]+[.V71]+[.R71]" office:value-type="float" office:value="0" calcext:value-type="float">
            <text:p/>
          </table:table-cell>
          <table:table-cell table:formula="of:=[.BC71]+[.AY71]+[.AU71]+[.AQ71]+[.AM71]+[.AI71]+[.AE71]+[.AA71]+[.W71]+[.S71]+[.O71]+[.M71]+[.K71]+[.I71]" office:value-type="float" office:value="0" calcext:value-type="float">
            <text:p/>
          </table:table-cell>
          <table:table-cell table:formula="of:=[.BD71]+[.BF71]" office:value-type="float" office:value="0" calcext:value-type="float">
            <text:p/>
          </table:table-cell>
          <table:table-cell table:formula="of:=[.BE71]+[.BG71]" office:value-type="float" office:value="0" calcext:value-type="float">
            <text:p/>
          </table:table-cell>
          <table:table-cell table:formula="of:=[.D7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2]+[.AV72]+[.AR72]+[.AN72]+[.AJ72]+[.AF72]+[.AB72]+[.X72]+[.T72]+[.P72]" office:value-type="float" office:value="0" calcext:value-type="float">
            <text:p/>
          </table:table-cell>
          <table:table-cell table:formula="of:=[.BA72]+[.AW72]+[.AS72]+[.AO72]+[.AK72]+[.AG72]+[.AC72]+[.Y72]+[.U72]+[.Q72]+[.N72]+[.L72]+[.J72]+[.H72]" office:value-type="float" office:value="0" calcext:value-type="float">
            <text:p/>
          </table:table-cell>
          <table:table-cell table:formula="of:=[.BB72]+[.AX72]+[.AT72]+[.AP72]+[.AL72]+[.AH72]+[.AD72]+[.Z72]+[.V72]+[.R72]" office:value-type="float" office:value="0" calcext:value-type="float">
            <text:p/>
          </table:table-cell>
          <table:table-cell table:formula="of:=[.BC72]+[.AY72]+[.AU72]+[.AQ72]+[.AM72]+[.AI72]+[.AE72]+[.AA72]+[.W72]+[.S72]+[.O72]+[.M72]+[.K72]+[.I72]" office:value-type="float" office:value="0" calcext:value-type="float">
            <text:p/>
          </table:table-cell>
          <table:table-cell table:formula="of:=[.BD72]+[.BF72]" office:value-type="float" office:value="0" calcext:value-type="float">
            <text:p/>
          </table:table-cell>
          <table:table-cell table:formula="of:=[.BE72]+[.BG72]" office:value-type="float" office:value="0" calcext:value-type="float">
            <text:p/>
          </table:table-cell>
          <table:table-cell table:formula="of:=[.D7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3]+[.AV73]+[.AR73]+[.AN73]+[.AJ73]+[.AF73]+[.AB73]+[.X73]+[.T73]+[.P73]" office:value-type="float" office:value="0" calcext:value-type="float">
            <text:p/>
          </table:table-cell>
          <table:table-cell table:formula="of:=[.BA73]+[.AW73]+[.AS73]+[.AO73]+[.AK73]+[.AG73]+[.AC73]+[.Y73]+[.U73]+[.Q73]+[.N73]+[.L73]+[.J73]+[.H73]" office:value-type="float" office:value="0" calcext:value-type="float">
            <text:p/>
          </table:table-cell>
          <table:table-cell table:formula="of:=[.BB73]+[.AX73]+[.AT73]+[.AP73]+[.AL73]+[.AH73]+[.AD73]+[.Z73]+[.V73]+[.R73]" office:value-type="float" office:value="0" calcext:value-type="float">
            <text:p/>
          </table:table-cell>
          <table:table-cell table:formula="of:=[.BC73]+[.AY73]+[.AU73]+[.AQ73]+[.AM73]+[.AI73]+[.AE73]+[.AA73]+[.W73]+[.S73]+[.O73]+[.M73]+[.K73]+[.I73]" office:value-type="float" office:value="0" calcext:value-type="float">
            <text:p/>
          </table:table-cell>
          <table:table-cell table:formula="of:=[.BD73]+[.BF73]" office:value-type="float" office:value="0" calcext:value-type="float">
            <text:p/>
          </table:table-cell>
          <table:table-cell table:formula="of:=[.BE73]+[.BG73]" office:value-type="float" office:value="0" calcext:value-type="float">
            <text:p/>
          </table:table-cell>
          <table:table-cell table:formula="of:=[.D7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4]+[.AV74]+[.AR74]+[.AN74]+[.AJ74]+[.AF74]+[.AB74]+[.X74]+[.T74]+[.P74]" office:value-type="float" office:value="0" calcext:value-type="float">
            <text:p/>
          </table:table-cell>
          <table:table-cell table:formula="of:=[.BA74]+[.AW74]+[.AS74]+[.AO74]+[.AK74]+[.AG74]+[.AC74]+[.Y74]+[.U74]+[.Q74]+[.N74]+[.L74]+[.J74]+[.H74]" office:value-type="float" office:value="0" calcext:value-type="float">
            <text:p/>
          </table:table-cell>
          <table:table-cell table:formula="of:=[.BB74]+[.AX74]+[.AT74]+[.AP74]+[.AL74]+[.AH74]+[.AD74]+[.Z74]+[.V74]+[.R74]" office:value-type="float" office:value="0" calcext:value-type="float">
            <text:p/>
          </table:table-cell>
          <table:table-cell table:formula="of:=[.BC74]+[.AY74]+[.AU74]+[.AQ74]+[.AM74]+[.AI74]+[.AE74]+[.AA74]+[.W74]+[.S74]+[.O74]+[.M74]+[.K74]+[.I74]" office:value-type="float" office:value="0" calcext:value-type="float">
            <text:p/>
          </table:table-cell>
          <table:table-cell table:formula="of:=[.BD74]+[.BF74]" office:value-type="float" office:value="0" calcext:value-type="float">
            <text:p/>
          </table:table-cell>
          <table:table-cell table:formula="of:=[.BE74]+[.BG74]" office:value-type="float" office:value="0" calcext:value-type="float">
            <text:p/>
          </table:table-cell>
          <table:table-cell table:formula="of:=[.D7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5]+[.AV75]+[.AR75]+[.AN75]+[.AJ75]+[.AF75]+[.AB75]+[.X75]+[.T75]+[.P75]" office:value-type="float" office:value="0" calcext:value-type="float">
            <text:p/>
          </table:table-cell>
          <table:table-cell table:formula="of:=[.BA75]+[.AW75]+[.AS75]+[.AO75]+[.AK75]+[.AG75]+[.AC75]+[.Y75]+[.U75]+[.Q75]+[.N75]+[.L75]+[.J75]+[.H75]" office:value-type="float" office:value="0" calcext:value-type="float">
            <text:p/>
          </table:table-cell>
          <table:table-cell table:formula="of:=[.BB75]+[.AX75]+[.AT75]+[.AP75]+[.AL75]+[.AH75]+[.AD75]+[.Z75]+[.V75]+[.R75]" office:value-type="float" office:value="0" calcext:value-type="float">
            <text:p/>
          </table:table-cell>
          <table:table-cell table:formula="of:=[.BC75]+[.AY75]+[.AU75]+[.AQ75]+[.AM75]+[.AI75]+[.AE75]+[.AA75]+[.W75]+[.S75]+[.O75]+[.M75]+[.K75]+[.I75]" office:value-type="float" office:value="0" calcext:value-type="float">
            <text:p/>
          </table:table-cell>
          <table:table-cell table:formula="of:=[.BD75]+[.BF75]" office:value-type="float" office:value="0" calcext:value-type="float">
            <text:p/>
          </table:table-cell>
          <table:table-cell table:formula="of:=[.BE75]+[.BG75]" office:value-type="float" office:value="0" calcext:value-type="float">
            <text:p/>
          </table:table-cell>
          <table:table-cell table:formula="of:=[.D7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6]+[.AV76]+[.AR76]+[.AN76]+[.AJ76]+[.AF76]+[.AB76]+[.X76]+[.T76]+[.P76]" office:value-type="float" office:value="0" calcext:value-type="float">
            <text:p/>
          </table:table-cell>
          <table:table-cell table:formula="of:=[.BA76]+[.AW76]+[.AS76]+[.AO76]+[.AK76]+[.AG76]+[.AC76]+[.Y76]+[.U76]+[.Q76]+[.N76]+[.L76]+[.J76]+[.H76]" office:value-type="float" office:value="0" calcext:value-type="float">
            <text:p/>
          </table:table-cell>
          <table:table-cell table:formula="of:=[.BB76]+[.AX76]+[.AT76]+[.AP76]+[.AL76]+[.AH76]+[.AD76]+[.Z76]+[.V76]+[.R76]" office:value-type="float" office:value="0" calcext:value-type="float">
            <text:p/>
          </table:table-cell>
          <table:table-cell table:formula="of:=[.BC76]+[.AY76]+[.AU76]+[.AQ76]+[.AM76]+[.AI76]+[.AE76]+[.AA76]+[.W76]+[.S76]+[.O76]+[.M76]+[.K76]+[.I76]" office:value-type="float" office:value="0" calcext:value-type="float">
            <text:p/>
          </table:table-cell>
          <table:table-cell table:formula="of:=[.BD76]+[.BF76]" office:value-type="float" office:value="0" calcext:value-type="float">
            <text:p/>
          </table:table-cell>
          <table:table-cell table:formula="of:=[.BE76]+[.BG76]" office:value-type="float" office:value="0" calcext:value-type="float">
            <text:p/>
          </table:table-cell>
          <table:table-cell table:formula="of:=[.D7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7]+[.AV77]+[.AR77]+[.AN77]+[.AJ77]+[.AF77]+[.AB77]+[.X77]+[.T77]+[.P77]" office:value-type="float" office:value="0" calcext:value-type="float">
            <text:p/>
          </table:table-cell>
          <table:table-cell table:formula="of:=[.BA77]+[.AW77]+[.AS77]+[.AO77]+[.AK77]+[.AG77]+[.AC77]+[.Y77]+[.U77]+[.Q77]+[.N77]+[.L77]+[.J77]+[.H77]" office:value-type="float" office:value="0" calcext:value-type="float">
            <text:p/>
          </table:table-cell>
          <table:table-cell table:formula="of:=[.BB77]+[.AX77]+[.AT77]+[.AP77]+[.AL77]+[.AH77]+[.AD77]+[.Z77]+[.V77]+[.R77]" office:value-type="float" office:value="0" calcext:value-type="float">
            <text:p/>
          </table:table-cell>
          <table:table-cell table:formula="of:=[.BC77]+[.AY77]+[.AU77]+[.AQ77]+[.AM77]+[.AI77]+[.AE77]+[.AA77]+[.W77]+[.S77]+[.O77]+[.M77]+[.K77]+[.I77]" office:value-type="float" office:value="0" calcext:value-type="float">
            <text:p/>
          </table:table-cell>
          <table:table-cell table:formula="of:=[.BD77]+[.BF77]" office:value-type="float" office:value="0" calcext:value-type="float">
            <text:p/>
          </table:table-cell>
          <table:table-cell table:formula="of:=[.BE77]+[.BG77]" office:value-type="float" office:value="0" calcext:value-type="float">
            <text:p/>
          </table:table-cell>
          <table:table-cell table:formula="of:=[.D7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8]+[.AV78]+[.AR78]+[.AN78]+[.AJ78]+[.AF78]+[.AB78]+[.X78]+[.T78]+[.P78]" office:value-type="float" office:value="0" calcext:value-type="float">
            <text:p/>
          </table:table-cell>
          <table:table-cell table:formula="of:=[.BA78]+[.AW78]+[.AS78]+[.AO78]+[.AK78]+[.AG78]+[.AC78]+[.Y78]+[.U78]+[.Q78]+[.N78]+[.L78]+[.J78]+[.H78]" office:value-type="float" office:value="0" calcext:value-type="float">
            <text:p/>
          </table:table-cell>
          <table:table-cell table:formula="of:=[.BB78]+[.AX78]+[.AT78]+[.AP78]+[.AL78]+[.AH78]+[.AD78]+[.Z78]+[.V78]+[.R78]" office:value-type="float" office:value="0" calcext:value-type="float">
            <text:p/>
          </table:table-cell>
          <table:table-cell table:formula="of:=[.BC78]+[.AY78]+[.AU78]+[.AQ78]+[.AM78]+[.AI78]+[.AE78]+[.AA78]+[.W78]+[.S78]+[.O78]+[.M78]+[.K78]+[.I78]" office:value-type="float" office:value="0" calcext:value-type="float">
            <text:p/>
          </table:table-cell>
          <table:table-cell table:formula="of:=[.BD78]+[.BF78]" office:value-type="float" office:value="0" calcext:value-type="float">
            <text:p/>
          </table:table-cell>
          <table:table-cell table:formula="of:=[.BE78]+[.BG78]" office:value-type="float" office:value="0" calcext:value-type="float">
            <text:p/>
          </table:table-cell>
          <table:table-cell table:formula="of:=[.D7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9]+[.AV79]+[.AR79]+[.AN79]+[.AJ79]+[.AF79]+[.AB79]+[.X79]+[.T79]+[.P79]" office:value-type="float" office:value="0" calcext:value-type="float">
            <text:p/>
          </table:table-cell>
          <table:table-cell table:formula="of:=[.BA79]+[.AW79]+[.AS79]+[.AO79]+[.AK79]+[.AG79]+[.AC79]+[.Y79]+[.U79]+[.Q79]+[.N79]+[.L79]+[.J79]+[.H79]" office:value-type="float" office:value="0" calcext:value-type="float">
            <text:p/>
          </table:table-cell>
          <table:table-cell table:formula="of:=[.BB79]+[.AX79]+[.AT79]+[.AP79]+[.AL79]+[.AH79]+[.AD79]+[.Z79]+[.V79]+[.R79]" office:value-type="float" office:value="0" calcext:value-type="float">
            <text:p/>
          </table:table-cell>
          <table:table-cell table:formula="of:=[.BC79]+[.AY79]+[.AU79]+[.AQ79]+[.AM79]+[.AI79]+[.AE79]+[.AA79]+[.W79]+[.S79]+[.O79]+[.M79]+[.K79]+[.I79]" office:value-type="float" office:value="0" calcext:value-type="float">
            <text:p/>
          </table:table-cell>
          <table:table-cell table:formula="of:=[.BD79]+[.BF79]" office:value-type="float" office:value="0" calcext:value-type="float">
            <text:p/>
          </table:table-cell>
          <table:table-cell table:formula="of:=[.BE79]+[.BG79]" office:value-type="float" office:value="0" calcext:value-type="float">
            <text:p/>
          </table:table-cell>
          <table:table-cell table:formula="of:=[.D7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80]+[.AV80]+[.AR80]+[.AN80]+[.AJ80]+[.AF80]+[.AB80]+[.X80]+[.T80]+[.P80]" office:value-type="float" office:value="0" calcext:value-type="float">
            <text:p/>
          </table:table-cell>
          <table:table-cell table:formula="of:=[.BA80]+[.AW80]+[.AS80]+[.AO80]+[.AK80]+[.AG80]+[.AC80]+[.Y80]+[.U80]+[.Q80]+[.N80]+[.L80]+[.J80]+[.H80]" office:value-type="float" office:value="0" calcext:value-type="float">
            <text:p/>
          </table:table-cell>
          <table:table-cell table:formula="of:=[.BB80]+[.AX80]+[.AT80]+[.AP80]+[.AL80]+[.AH80]+[.AD80]+[.Z80]+[.V80]+[.R80]" office:value-type="float" office:value="0" calcext:value-type="float">
            <text:p/>
          </table:table-cell>
          <table:table-cell table:formula="of:=[.BC80]+[.AY80]+[.AU80]+[.AQ80]+[.AM80]+[.AI80]+[.AE80]+[.AA80]+[.W80]+[.S80]+[.O80]+[.M80]+[.K80]+[.I80]" office:value-type="float" office:value="0" calcext:value-type="float">
            <text:p/>
          </table:table-cell>
          <table:table-cell table:formula="of:=[.BD80]+[.BF80]" office:value-type="float" office:value="0" calcext:value-type="float">
            <text:p/>
          </table:table-cell>
          <table:table-cell table:formula="of:=[.BE80]+[.BG80]" office:value-type="float" office:value="0" calcext:value-type="float">
            <text:p/>
          </table:table-cell>
          <table:table-cell table:formula="of:=[.D8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81]+[.AV81]+[.AR81]+[.AN81]+[.AJ81]+[.AF81]+[.AB81]+[.X81]+[.T81]+[.P81]" office:value-type="float" office:value="0" calcext:value-type="float">
            <text:p/>
          </table:table-cell>
          <table:table-cell table:formula="of:=[.BA81]+[.AW81]+[.AS81]+[.AO81]+[.AK81]+[.AG81]+[.AC81]+[.Y81]+[.U81]+[.Q81]+[.N81]+[.L81]+[.J81]+[.H81]" office:value-type="float" office:value="0" calcext:value-type="float">
            <text:p/>
          </table:table-cell>
          <table:table-cell table:formula="of:=[.BB81]+[.AX81]+[.AT81]+[.AP81]+[.AL81]+[.AH81]+[.AD81]+[.Z81]+[.V81]+[.R81]" office:value-type="float" office:value="0" calcext:value-type="float">
            <text:p/>
          </table:table-cell>
          <table:table-cell table:formula="of:=[.BC81]+[.AY81]+[.AU81]+[.AQ81]+[.AM81]+[.AI81]+[.AE81]+[.AA81]+[.W81]+[.S81]+[.O81]+[.M81]+[.K81]+[.I81]" office:value-type="float" office:value="0" calcext:value-type="float">
            <text:p/>
          </table:table-cell>
          <table:table-cell table:formula="of:=[.BD81]+[.BF81]" office:value-type="float" office:value="0" calcext:value-type="float">
            <text:p/>
          </table:table-cell>
          <table:table-cell table:formula="of:=[.BE81]+[.BG81]" office:value-type="float" office:value="0" calcext:value-type="float">
            <text:p/>
          </table:table-cell>
          <table:table-cell table:formula="of:=[.D8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82]+[.AV82]+[.AR82]+[.AN82]+[.AJ82]+[.AF82]+[.AB82]+[.X82]+[.T82]+[.P82]" office:value-type="float" office:value="0" calcext:value-type="float">
            <text:p/>
          </table:table-cell>
          <table:table-cell table:formula="of:=[.BA82]+[.AW82]+[.AS82]+[.AO82]+[.AK82]+[.AG82]+[.AC82]+[.Y82]+[.U82]+[.Q82]+[.N82]+[.L82]+[.J82]+[.H82]" office:value-type="float" office:value="0" calcext:value-type="float">
            <text:p/>
          </table:table-cell>
          <table:table-cell table:formula="of:=[.BB82]+[.AX82]+[.AT82]+[.AP82]+[.AL82]+[.AH82]+[.AD82]+[.Z82]+[.V82]+[.R82]" office:value-type="float" office:value="0" calcext:value-type="float">
            <text:p/>
          </table:table-cell>
          <table:table-cell table:formula="of:=[.BC82]+[.AY82]+[.AU82]+[.AQ82]+[.AM82]+[.AI82]+[.AE82]+[.AA82]+[.W82]+[.S82]+[.O82]+[.M82]+[.K82]+[.I82]" office:value-type="float" office:value="0" calcext:value-type="float">
            <text:p/>
          </table:table-cell>
          <table:table-cell table:formula="of:=[.BD82]+[.BF82]" office:value-type="float" office:value="0" calcext:value-type="float">
            <text:p/>
          </table:table-cell>
          <table:table-cell table:formula="of:=[.BE82]+[.BG82]" office:value-type="float" office:value="0" calcext:value-type="float">
            <text:p/>
          </table:table-cell>
          <table:table-cell table:formula="of:=[.D8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83]+[.AV83]+[.AR83]+[.AN83]+[.AJ83]+[.AF83]+[.AB83]+[.X83]+[.T83]+[.P83]" office:value-type="float" office:value="0" calcext:value-type="float">
            <text:p/>
          </table:table-cell>
          <table:table-cell table:formula="of:=[.BA83]+[.AW83]+[.AS83]+[.AO83]+[.AK83]+[.AG83]+[.AC83]+[.Y83]+[.U83]+[.Q83]+[.N83]+[.L83]+[.J83]+[.H83]" office:value-type="float" office:value="0" calcext:value-type="float">
            <text:p/>
          </table:table-cell>
          <table:table-cell table:formula="of:=[.BB83]+[.AX83]+[.AT83]+[.AP83]+[.AL83]+[.AH83]+[.AD83]+[.Z83]+[.V83]+[.R83]" office:value-type="float" office:value="0" calcext:value-type="float">
            <text:p/>
          </table:table-cell>
          <table:table-cell table:formula="of:=[.BC83]+[.AY83]+[.AU83]+[.AQ83]+[.AM83]+[.AI83]+[.AE83]+[.AA83]+[.W83]+[.S83]+[.O83]+[.M83]+[.K83]+[.I83]" office:value-type="float" office:value="0" calcext:value-type="float">
            <text:p/>
          </table:table-cell>
          <table:table-cell table:formula="of:=[.BD83]+[.BF83]" office:value-type="float" office:value="0" calcext:value-type="float">
            <text:p/>
          </table:table-cell>
          <table:table-cell table:formula="of:=[.BE83]+[.BG83]" office:value-type="float" office:value="0" calcext:value-type="float">
            <text:p/>
          </table:table-cell>
          <table:table-cell table:formula="of:=[.D8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84]+[.AV84]+[.AR84]+[.AN84]+[.AJ84]+[.AF84]+[.AB84]+[.X84]+[.T84]+[.P84]" office:value-type="float" office:value="0" calcext:value-type="float">
            <text:p/>
          </table:table-cell>
          <table:table-cell table:formula="of:=[.BA84]+[.AW84]+[.AS84]+[.AO84]+[.AK84]+[.AG84]+[.AC84]+[.Y84]+[.U84]+[.Q84]+[.N84]+[.L84]+[.J84]+[.H84]" office:value-type="float" office:value="0" calcext:value-type="float">
            <text:p/>
          </table:table-cell>
          <table:table-cell table:formula="of:=[.BB84]+[.AX84]+[.AT84]+[.AP84]+[.AL84]+[.AH84]+[.AD84]+[.Z84]+[.V84]+[.R84]" office:value-type="float" office:value="0" calcext:value-type="float">
            <text:p/>
          </table:table-cell>
          <table:table-cell table:formula="of:=[.BC84]+[.AY84]+[.AU84]+[.AQ84]+[.AM84]+[.AI84]+[.AE84]+[.AA84]+[.W84]+[.S84]+[.O84]+[.M84]+[.K84]+[.I84]" office:value-type="float" office:value="0" calcext:value-type="float">
            <text:p/>
          </table:table-cell>
          <table:table-cell table:formula="of:=[.BD84]+[.BF84]" office:value-type="float" office:value="0" calcext:value-type="float">
            <text:p/>
          </table:table-cell>
          <table:table-cell table:formula="of:=[.BE84]+[.BG84]" office:value-type="float" office:value="0" calcext:value-type="float">
            <text:p/>
          </table:table-cell>
          <table:table-cell table:formula="of:=[.D8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85]+[.AV85]+[.AR85]+[.AN85]+[.AJ85]+[.AF85]+[.AB85]+[.X85]+[.T85]+[.P85]" office:value-type="float" office:value="0" calcext:value-type="float">
            <text:p/>
          </table:table-cell>
          <table:table-cell table:formula="of:=[.BA85]+[.AW85]+[.AS85]+[.AO85]+[.AK85]+[.AG85]+[.AC85]+[.Y85]+[.U85]+[.Q85]+[.N85]+[.L85]+[.J85]+[.H85]" office:value-type="float" office:value="0" calcext:value-type="float">
            <text:p/>
          </table:table-cell>
          <table:table-cell table:formula="of:=[.BB85]+[.AX85]+[.AT85]+[.AP85]+[.AL85]+[.AH85]+[.AD85]+[.Z85]+[.V85]+[.R85]" office:value-type="float" office:value="0" calcext:value-type="float">
            <text:p/>
          </table:table-cell>
          <table:table-cell table:formula="of:=[.BC85]+[.AY85]+[.AU85]+[.AQ85]+[.AM85]+[.AI85]+[.AE85]+[.AA85]+[.W85]+[.S85]+[.O85]+[.M85]+[.K85]+[.I85]" office:value-type="float" office:value="0" calcext:value-type="float">
            <text:p/>
          </table:table-cell>
          <table:table-cell table:formula="of:=[.BD85]+[.BF85]" office:value-type="float" office:value="0" calcext:value-type="float">
            <text:p/>
          </table:table-cell>
          <table:table-cell table:formula="of:=[.BE85]+[.BG85]" office:value-type="float" office:value="0" calcext:value-type="float">
            <text:p/>
          </table:table-cell>
          <table:table-cell table:formula="of:=[.D8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86]+[.AV86]+[.AR86]+[.AN86]+[.AJ86]+[.AF86]+[.AB86]+[.X86]+[.T86]+[.P86]" office:value-type="float" office:value="0" calcext:value-type="float">
            <text:p/>
          </table:table-cell>
          <table:table-cell table:formula="of:=[.BA86]+[.AW86]+[.AS86]+[.AO86]+[.AK86]+[.AG86]+[.AC86]+[.Y86]+[.U86]+[.Q86]+[.N86]+[.L86]+[.J86]+[.H86]" office:value-type="float" office:value="0" calcext:value-type="float">
            <text:p/>
          </table:table-cell>
          <table:table-cell table:formula="of:=[.BB86]+[.AX86]+[.AT86]+[.AP86]+[.AL86]+[.AH86]+[.AD86]+[.Z86]+[.V86]+[.R86]" office:value-type="float" office:value="0" calcext:value-type="float">
            <text:p/>
          </table:table-cell>
          <table:table-cell table:formula="of:=[.BC86]+[.AY86]+[.AU86]+[.AQ86]+[.AM86]+[.AI86]+[.AE86]+[.AA86]+[.W86]+[.S86]+[.O86]+[.M86]+[.K86]+[.I86]" office:value-type="float" office:value="0" calcext:value-type="float">
            <text:p/>
          </table:table-cell>
          <table:table-cell table:formula="of:=[.BD86]+[.BF86]" office:value-type="float" office:value="0" calcext:value-type="float">
            <text:p/>
          </table:table-cell>
          <table:table-cell table:formula="of:=[.BE86]+[.BG86]" office:value-type="float" office:value="0" calcext:value-type="float">
            <text:p/>
          </table:table-cell>
          <table:table-cell table:formula="of:=[.D8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87]+[.AV87]+[.AR87]+[.AN87]+[.AJ87]+[.AF87]+[.AB87]+[.X87]+[.T87]+[.P87]" office:value-type="float" office:value="0" calcext:value-type="float">
            <text:p/>
          </table:table-cell>
          <table:table-cell table:formula="of:=[.BA87]+[.AW87]+[.AS87]+[.AO87]+[.AK87]+[.AG87]+[.AC87]+[.Y87]+[.U87]+[.Q87]+[.N87]+[.L87]+[.J87]+[.H87]" office:value-type="float" office:value="0" calcext:value-type="float">
            <text:p/>
          </table:table-cell>
          <table:table-cell table:formula="of:=[.BB87]+[.AX87]+[.AT87]+[.AP87]+[.AL87]+[.AH87]+[.AD87]+[.Z87]+[.V87]+[.R87]" office:value-type="float" office:value="0" calcext:value-type="float">
            <text:p/>
          </table:table-cell>
          <table:table-cell table:formula="of:=[.BC87]+[.AY87]+[.AU87]+[.AQ87]+[.AM87]+[.AI87]+[.AE87]+[.AA87]+[.W87]+[.S87]+[.O87]+[.M87]+[.K87]+[.I87]" office:value-type="float" office:value="0" calcext:value-type="float">
            <text:p/>
          </table:table-cell>
          <table:table-cell table:formula="of:=[.BD87]+[.BF87]" office:value-type="float" office:value="0" calcext:value-type="float">
            <text:p/>
          </table:table-cell>
          <table:table-cell table:formula="of:=[.BE87]+[.BG87]" office:value-type="float" office:value="0" calcext:value-type="float">
            <text:p/>
          </table:table-cell>
          <table:table-cell table:formula="of:=[.D8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88]+[.AV88]+[.AR88]+[.AN88]+[.AJ88]+[.AF88]+[.AB88]+[.X88]+[.T88]+[.P88]" office:value-type="float" office:value="0" calcext:value-type="float">
            <text:p/>
          </table:table-cell>
          <table:table-cell table:formula="of:=[.BA88]+[.AW88]+[.AS88]+[.AO88]+[.AK88]+[.AG88]+[.AC88]+[.Y88]+[.U88]+[.Q88]+[.N88]+[.L88]+[.J88]+[.H88]" office:value-type="float" office:value="0" calcext:value-type="float">
            <text:p/>
          </table:table-cell>
          <table:table-cell table:formula="of:=[.BB88]+[.AX88]+[.AT88]+[.AP88]+[.AL88]+[.AH88]+[.AD88]+[.Z88]+[.V88]+[.R88]" office:value-type="float" office:value="0" calcext:value-type="float">
            <text:p/>
          </table:table-cell>
          <table:table-cell table:formula="of:=[.BC88]+[.AY88]+[.AU88]+[.AQ88]+[.AM88]+[.AI88]+[.AE88]+[.AA88]+[.W88]+[.S88]+[.O88]+[.M88]+[.K88]+[.I88]" office:value-type="float" office:value="0" calcext:value-type="float">
            <text:p/>
          </table:table-cell>
          <table:table-cell table:formula="of:=[.BD88]+[.BF88]" office:value-type="float" office:value="0" calcext:value-type="float">
            <text:p/>
          </table:table-cell>
          <table:table-cell table:formula="of:=[.BE88]+[.BG88]" office:value-type="float" office:value="0" calcext:value-type="float">
            <text:p/>
          </table:table-cell>
          <table:table-cell table:formula="of:=[.D8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89]+[.AV89]+[.AR89]+[.AN89]+[.AJ89]+[.AF89]+[.AB89]+[.X89]+[.T89]+[.P89]" office:value-type="float" office:value="0" calcext:value-type="float">
            <text:p/>
          </table:table-cell>
          <table:table-cell table:formula="of:=[.BA89]+[.AW89]+[.AS89]+[.AO89]+[.AK89]+[.AG89]+[.AC89]+[.Y89]+[.U89]+[.Q89]+[.N89]+[.L89]+[.J89]+[.H89]" office:value-type="float" office:value="0" calcext:value-type="float">
            <text:p/>
          </table:table-cell>
          <table:table-cell table:formula="of:=[.BB89]+[.AX89]+[.AT89]+[.AP89]+[.AL89]+[.AH89]+[.AD89]+[.Z89]+[.V89]+[.R89]" office:value-type="float" office:value="0" calcext:value-type="float">
            <text:p/>
          </table:table-cell>
          <table:table-cell table:formula="of:=[.BC89]+[.AY89]+[.AU89]+[.AQ89]+[.AM89]+[.AI89]+[.AE89]+[.AA89]+[.W89]+[.S89]+[.O89]+[.M89]+[.K89]+[.I89]" office:value-type="float" office:value="0" calcext:value-type="float">
            <text:p/>
          </table:table-cell>
          <table:table-cell table:formula="of:=[.BD89]+[.BF89]" office:value-type="float" office:value="0" calcext:value-type="float">
            <text:p/>
          </table:table-cell>
          <table:table-cell table:formula="of:=[.BE89]+[.BG89]" office:value-type="float" office:value="0" calcext:value-type="float">
            <text:p/>
          </table:table-cell>
          <table:table-cell table:formula="of:=[.D8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90]+[.AV90]+[.AR90]+[.AN90]+[.AJ90]+[.AF90]+[.AB90]+[.X90]+[.T90]+[.P90]" office:value-type="float" office:value="0" calcext:value-type="float">
            <text:p/>
          </table:table-cell>
          <table:table-cell table:formula="of:=[.BA90]+[.AW90]+[.AS90]+[.AO90]+[.AK90]+[.AG90]+[.AC90]+[.Y90]+[.U90]+[.Q90]+[.N90]+[.L90]+[.J90]+[.H90]" office:value-type="float" office:value="0" calcext:value-type="float">
            <text:p/>
          </table:table-cell>
          <table:table-cell table:formula="of:=[.BB90]+[.AX90]+[.AT90]+[.AP90]+[.AL90]+[.AH90]+[.AD90]+[.Z90]+[.V90]+[.R90]" office:value-type="float" office:value="0" calcext:value-type="float">
            <text:p/>
          </table:table-cell>
          <table:table-cell table:formula="of:=[.BC90]+[.AY90]+[.AU90]+[.AQ90]+[.AM90]+[.AI90]+[.AE90]+[.AA90]+[.W90]+[.S90]+[.O90]+[.M90]+[.K90]+[.I90]" office:value-type="float" office:value="0" calcext:value-type="float">
            <text:p/>
          </table:table-cell>
          <table:table-cell table:formula="of:=[.BD90]+[.BF90]" office:value-type="float" office:value="0" calcext:value-type="float">
            <text:p/>
          </table:table-cell>
          <table:table-cell table:formula="of:=[.BE90]+[.BG90]" office:value-type="float" office:value="0" calcext:value-type="float">
            <text:p/>
          </table:table-cell>
          <table:table-cell table:formula="of:=[.D9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91]+[.AV91]+[.AR91]+[.AN91]+[.AJ91]+[.AF91]+[.AB91]+[.X91]+[.T91]+[.P91]" office:value-type="float" office:value="0" calcext:value-type="float">
            <text:p/>
          </table:table-cell>
          <table:table-cell table:formula="of:=[.BA91]+[.AW91]+[.AS91]+[.AO91]+[.AK91]+[.AG91]+[.AC91]+[.Y91]+[.U91]+[.Q91]+[.N91]+[.L91]+[.J91]+[.H91]" office:value-type="float" office:value="0" calcext:value-type="float">
            <text:p/>
          </table:table-cell>
          <table:table-cell table:formula="of:=[.BB91]+[.AX91]+[.AT91]+[.AP91]+[.AL91]+[.AH91]+[.AD91]+[.Z91]+[.V91]+[.R91]" office:value-type="float" office:value="0" calcext:value-type="float">
            <text:p/>
          </table:table-cell>
          <table:table-cell table:formula="of:=[.BC91]+[.AY91]+[.AU91]+[.AQ91]+[.AM91]+[.AI91]+[.AE91]+[.AA91]+[.W91]+[.S91]+[.O91]+[.M91]+[.K91]+[.I91]" office:value-type="float" office:value="0" calcext:value-type="float">
            <text:p/>
          </table:table-cell>
          <table:table-cell table:formula="of:=[.BD91]+[.BF91]" office:value-type="float" office:value="0" calcext:value-type="float">
            <text:p/>
          </table:table-cell>
          <table:table-cell table:formula="of:=[.BE91]+[.BG91]" office:value-type="float" office:value="0" calcext:value-type="float">
            <text:p/>
          </table:table-cell>
          <table:table-cell table:formula="of:=[.D9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92]+[.AV92]+[.AR92]+[.AN92]+[.AJ92]+[.AF92]+[.AB92]+[.X92]+[.T92]+[.P92]" office:value-type="float" office:value="0" calcext:value-type="float">
            <text:p/>
          </table:table-cell>
          <table:table-cell table:formula="of:=[.BA92]+[.AW92]+[.AS92]+[.AO92]+[.AK92]+[.AG92]+[.AC92]+[.Y92]+[.U92]+[.Q92]+[.N92]+[.L92]+[.J92]+[.H92]" office:value-type="float" office:value="0" calcext:value-type="float">
            <text:p/>
          </table:table-cell>
          <table:table-cell table:formula="of:=[.BB92]+[.AX92]+[.AT92]+[.AP92]+[.AL92]+[.AH92]+[.AD92]+[.Z92]+[.V92]+[.R92]" office:value-type="float" office:value="0" calcext:value-type="float">
            <text:p/>
          </table:table-cell>
          <table:table-cell table:formula="of:=[.BC92]+[.AY92]+[.AU92]+[.AQ92]+[.AM92]+[.AI92]+[.AE92]+[.AA92]+[.W92]+[.S92]+[.O92]+[.M92]+[.K92]+[.I92]" office:value-type="float" office:value="0" calcext:value-type="float">
            <text:p/>
          </table:table-cell>
          <table:table-cell table:formula="of:=[.BD92]+[.BF92]" office:value-type="float" office:value="0" calcext:value-type="float">
            <text:p/>
          </table:table-cell>
          <table:table-cell table:formula="of:=[.BE92]+[.BG92]" office:value-type="float" office:value="0" calcext:value-type="float">
            <text:p/>
          </table:table-cell>
          <table:table-cell table:formula="of:=[.D9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93]+[.AV93]+[.AR93]+[.AN93]+[.AJ93]+[.AF93]+[.AB93]+[.X93]+[.T93]+[.P93]" office:value-type="float" office:value="0" calcext:value-type="float">
            <text:p/>
          </table:table-cell>
          <table:table-cell table:formula="of:=[.BA93]+[.AW93]+[.AS93]+[.AO93]+[.AK93]+[.AG93]+[.AC93]+[.Y93]+[.U93]+[.Q93]+[.N93]+[.L93]+[.J93]+[.H93]" office:value-type="float" office:value="0" calcext:value-type="float">
            <text:p/>
          </table:table-cell>
          <table:table-cell table:formula="of:=[.BB93]+[.AX93]+[.AT93]+[.AP93]+[.AL93]+[.AH93]+[.AD93]+[.Z93]+[.V93]+[.R93]" office:value-type="float" office:value="0" calcext:value-type="float">
            <text:p/>
          </table:table-cell>
          <table:table-cell table:formula="of:=[.BC93]+[.AY93]+[.AU93]+[.AQ93]+[.AM93]+[.AI93]+[.AE93]+[.AA93]+[.W93]+[.S93]+[.O93]+[.M93]+[.K93]+[.I93]" office:value-type="float" office:value="0" calcext:value-type="float">
            <text:p/>
          </table:table-cell>
          <table:table-cell table:formula="of:=[.BD93]+[.BF93]" office:value-type="float" office:value="0" calcext:value-type="float">
            <text:p/>
          </table:table-cell>
          <table:table-cell table:formula="of:=[.BE93]+[.BG93]" office:value-type="float" office:value="0" calcext:value-type="float">
            <text:p/>
          </table:table-cell>
          <table:table-cell table:formula="of:=[.D9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94]+[.AV94]+[.AR94]+[.AN94]+[.AJ94]+[.AF94]+[.AB94]+[.X94]+[.T94]+[.P94]" office:value-type="float" office:value="0" calcext:value-type="float">
            <text:p/>
          </table:table-cell>
          <table:table-cell table:formula="of:=[.BA94]+[.AW94]+[.AS94]+[.AO94]+[.AK94]+[.AG94]+[.AC94]+[.Y94]+[.U94]+[.Q94]+[.N94]+[.L94]+[.J94]+[.H94]" office:value-type="float" office:value="0" calcext:value-type="float">
            <text:p/>
          </table:table-cell>
          <table:table-cell table:formula="of:=[.BB94]+[.AX94]+[.AT94]+[.AP94]+[.AL94]+[.AH94]+[.AD94]+[.Z94]+[.V94]+[.R94]" office:value-type="float" office:value="0" calcext:value-type="float">
            <text:p/>
          </table:table-cell>
          <table:table-cell table:formula="of:=[.BC94]+[.AY94]+[.AU94]+[.AQ94]+[.AM94]+[.AI94]+[.AE94]+[.AA94]+[.W94]+[.S94]+[.O94]+[.M94]+[.K94]+[.I94]" office:value-type="float" office:value="0" calcext:value-type="float">
            <text:p/>
          </table:table-cell>
          <table:table-cell table:formula="of:=[.BD94]+[.BF94]" office:value-type="float" office:value="0" calcext:value-type="float">
            <text:p/>
          </table:table-cell>
          <table:table-cell table:formula="of:=[.BE94]+[.BG94]" office:value-type="float" office:value="0" calcext:value-type="float">
            <text:p/>
          </table:table-cell>
          <table:table-cell table:formula="of:=[.D9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95]+[.AV95]+[.AR95]+[.AN95]+[.AJ95]+[.AF95]+[.AB95]+[.X95]+[.T95]+[.P95]" office:value-type="float" office:value="0" calcext:value-type="float">
            <text:p/>
          </table:table-cell>
          <table:table-cell table:formula="of:=[.BA95]+[.AW95]+[.AS95]+[.AO95]+[.AK95]+[.AG95]+[.AC95]+[.Y95]+[.U95]+[.Q95]+[.N95]+[.L95]+[.J95]+[.H95]" office:value-type="float" office:value="0" calcext:value-type="float">
            <text:p/>
          </table:table-cell>
          <table:table-cell table:formula="of:=[.BB95]+[.AX95]+[.AT95]+[.AP95]+[.AL95]+[.AH95]+[.AD95]+[.Z95]+[.V95]+[.R95]" office:value-type="float" office:value="0" calcext:value-type="float">
            <text:p/>
          </table:table-cell>
          <table:table-cell table:formula="of:=[.BC95]+[.AY95]+[.AU95]+[.AQ95]+[.AM95]+[.AI95]+[.AE95]+[.AA95]+[.W95]+[.S95]+[.O95]+[.M95]+[.K95]+[.I95]" office:value-type="float" office:value="0" calcext:value-type="float">
            <text:p/>
          </table:table-cell>
          <table:table-cell table:formula="of:=[.BD95]+[.BF95]" office:value-type="float" office:value="0" calcext:value-type="float">
            <text:p/>
          </table:table-cell>
          <table:table-cell table:formula="of:=[.BE95]+[.BG95]" office:value-type="float" office:value="0" calcext:value-type="float">
            <text:p/>
          </table:table-cell>
          <table:table-cell table:formula="of:=[.D9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96]+[.AV96]+[.AR96]+[.AN96]+[.AJ96]+[.AF96]+[.AB96]+[.X96]+[.T96]+[.P96]" office:value-type="float" office:value="0" calcext:value-type="float">
            <text:p/>
          </table:table-cell>
          <table:table-cell table:formula="of:=[.BA96]+[.AW96]+[.AS96]+[.AO96]+[.AK96]+[.AG96]+[.AC96]+[.Y96]+[.U96]+[.Q96]+[.N96]+[.L96]+[.J96]+[.H96]" office:value-type="float" office:value="0" calcext:value-type="float">
            <text:p/>
          </table:table-cell>
          <table:table-cell table:formula="of:=[.BB96]+[.AX96]+[.AT96]+[.AP96]+[.AL96]+[.AH96]+[.AD96]+[.Z96]+[.V96]+[.R96]" office:value-type="float" office:value="0" calcext:value-type="float">
            <text:p/>
          </table:table-cell>
          <table:table-cell table:formula="of:=[.BC96]+[.AY96]+[.AU96]+[.AQ96]+[.AM96]+[.AI96]+[.AE96]+[.AA96]+[.W96]+[.S96]+[.O96]+[.M96]+[.K96]+[.I96]" office:value-type="float" office:value="0" calcext:value-type="float">
            <text:p/>
          </table:table-cell>
          <table:table-cell table:formula="of:=[.BD96]+[.BF96]" office:value-type="float" office:value="0" calcext:value-type="float">
            <text:p/>
          </table:table-cell>
          <table:table-cell table:formula="of:=[.BE96]+[.BG96]" office:value-type="float" office:value="0" calcext:value-type="float">
            <text:p/>
          </table:table-cell>
          <table:table-cell table:formula="of:=[.D9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97]+[.AV97]+[.AR97]+[.AN97]+[.AJ97]+[.AF97]+[.AB97]+[.X97]+[.T97]+[.P97]" office:value-type="float" office:value="0" calcext:value-type="float">
            <text:p/>
          </table:table-cell>
          <table:table-cell table:formula="of:=[.BA97]+[.AW97]+[.AS97]+[.AO97]+[.AK97]+[.AG97]+[.AC97]+[.Y97]+[.U97]+[.Q97]+[.N97]+[.L97]+[.J97]+[.H97]" office:value-type="float" office:value="0" calcext:value-type="float">
            <text:p/>
          </table:table-cell>
          <table:table-cell table:formula="of:=[.BB97]+[.AX97]+[.AT97]+[.AP97]+[.AL97]+[.AH97]+[.AD97]+[.Z97]+[.V97]+[.R97]" office:value-type="float" office:value="0" calcext:value-type="float">
            <text:p/>
          </table:table-cell>
          <table:table-cell table:formula="of:=[.BC97]+[.AY97]+[.AU97]+[.AQ97]+[.AM97]+[.AI97]+[.AE97]+[.AA97]+[.W97]+[.S97]+[.O97]+[.M97]+[.K97]+[.I97]" office:value-type="float" office:value="0" calcext:value-type="float">
            <text:p/>
          </table:table-cell>
          <table:table-cell table:formula="of:=[.BD97]+[.BF97]" office:value-type="float" office:value="0" calcext:value-type="float">
            <text:p/>
          </table:table-cell>
          <table:table-cell table:formula="of:=[.BE97]+[.BG97]" office:value-type="float" office:value="0" calcext:value-type="float">
            <text:p/>
          </table:table-cell>
          <table:table-cell table:formula="of:=[.D9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98]+[.AV98]+[.AR98]+[.AN98]+[.AJ98]+[.AF98]+[.AB98]+[.X98]+[.T98]+[.P98]" office:value-type="float" office:value="0" calcext:value-type="float">
            <text:p/>
          </table:table-cell>
          <table:table-cell table:formula="of:=[.BA98]+[.AW98]+[.AS98]+[.AO98]+[.AK98]+[.AG98]+[.AC98]+[.Y98]+[.U98]+[.Q98]+[.N98]+[.L98]+[.J98]+[.H98]" office:value-type="float" office:value="0" calcext:value-type="float">
            <text:p/>
          </table:table-cell>
          <table:table-cell table:formula="of:=[.BB98]+[.AX98]+[.AT98]+[.AP98]+[.AL98]+[.AH98]+[.AD98]+[.Z98]+[.V98]+[.R98]" office:value-type="float" office:value="0" calcext:value-type="float">
            <text:p/>
          </table:table-cell>
          <table:table-cell table:formula="of:=[.BC98]+[.AY98]+[.AU98]+[.AQ98]+[.AM98]+[.AI98]+[.AE98]+[.AA98]+[.W98]+[.S98]+[.O98]+[.M98]+[.K98]+[.I98]" office:value-type="float" office:value="0" calcext:value-type="float">
            <text:p/>
          </table:table-cell>
          <table:table-cell table:formula="of:=[.BD98]+[.BF98]" office:value-type="float" office:value="0" calcext:value-type="float">
            <text:p/>
          </table:table-cell>
          <table:table-cell table:formula="of:=[.BE98]+[.BG98]" office:value-type="float" office:value="0" calcext:value-type="float">
            <text:p/>
          </table:table-cell>
          <table:table-cell table:formula="of:=[.D9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99]+[.AV99]+[.AR99]+[.AN99]+[.AJ99]+[.AF99]+[.AB99]+[.X99]+[.T99]+[.P99]" office:value-type="float" office:value="0" calcext:value-type="float">
            <text:p/>
          </table:table-cell>
          <table:table-cell table:formula="of:=[.BA99]+[.AW99]+[.AS99]+[.AO99]+[.AK99]+[.AG99]+[.AC99]+[.Y99]+[.U99]+[.Q99]+[.N99]+[.L99]+[.J99]+[.H99]" office:value-type="float" office:value="0" calcext:value-type="float">
            <text:p/>
          </table:table-cell>
          <table:table-cell table:formula="of:=[.BB99]+[.AX99]+[.AT99]+[.AP99]+[.AL99]+[.AH99]+[.AD99]+[.Z99]+[.V99]+[.R99]" office:value-type="float" office:value="0" calcext:value-type="float">
            <text:p/>
          </table:table-cell>
          <table:table-cell table:formula="of:=[.BC99]+[.AY99]+[.AU99]+[.AQ99]+[.AM99]+[.AI99]+[.AE99]+[.AA99]+[.W99]+[.S99]+[.O99]+[.M99]+[.K99]+[.I99]" office:value-type="float" office:value="0" calcext:value-type="float">
            <text:p/>
          </table:table-cell>
          <table:table-cell table:formula="of:=[.BD99]+[.BF99]" office:value-type="float" office:value="0" calcext:value-type="float">
            <text:p/>
          </table:table-cell>
          <table:table-cell table:formula="of:=[.BE99]+[.BG99]" office:value-type="float" office:value="0" calcext:value-type="float">
            <text:p/>
          </table:table-cell>
          <table:table-cell table:formula="of:=[.D9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00]+[.AV100]+[.AR100]+[.AN100]+[.AJ100]+[.AF100]+[.AB100]+[.X100]+[.T100]+[.P100]" office:value-type="float" office:value="0" calcext:value-type="float">
            <text:p/>
          </table:table-cell>
          <table:table-cell table:formula="of:=[.BA100]+[.AW100]+[.AS100]+[.AO100]+[.AK100]+[.AG100]+[.AC100]+[.Y100]+[.U100]+[.Q100]+[.N100]+[.L100]+[.J100]+[.H100]" office:value-type="float" office:value="0" calcext:value-type="float">
            <text:p/>
          </table:table-cell>
          <table:table-cell table:formula="of:=[.BB100]+[.AX100]+[.AT100]+[.AP100]+[.AL100]+[.AH100]+[.AD100]+[.Z100]+[.V100]+[.R100]" office:value-type="float" office:value="0" calcext:value-type="float">
            <text:p/>
          </table:table-cell>
          <table:table-cell table:formula="of:=[.BC100]+[.AY100]+[.AU100]+[.AQ100]+[.AM100]+[.AI100]+[.AE100]+[.AA100]+[.W100]+[.S100]+[.O100]+[.M100]+[.K100]+[.I100]" office:value-type="float" office:value="0" calcext:value-type="float">
            <text:p/>
          </table:table-cell>
          <table:table-cell table:formula="of:=[.BD100]+[.BF100]" office:value-type="float" office:value="0" calcext:value-type="float">
            <text:p/>
          </table:table-cell>
          <table:table-cell table:formula="of:=[.BE100]+[.BG100]" office:value-type="float" office:value="0" calcext:value-type="float">
            <text:p/>
          </table:table-cell>
          <table:table-cell table:formula="of:=[.D10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01]+[.AV101]+[.AR101]+[.AN101]+[.AJ101]+[.AF101]+[.AB101]+[.X101]+[.T101]+[.P101]" office:value-type="float" office:value="0" calcext:value-type="float">
            <text:p/>
          </table:table-cell>
          <table:table-cell table:formula="of:=[.BA101]+[.AW101]+[.AS101]+[.AO101]+[.AK101]+[.AG101]+[.AC101]+[.Y101]+[.U101]+[.Q101]+[.N101]+[.L101]+[.J101]+[.H101]" office:value-type="float" office:value="0" calcext:value-type="float">
            <text:p/>
          </table:table-cell>
          <table:table-cell table:formula="of:=[.BB101]+[.AX101]+[.AT101]+[.AP101]+[.AL101]+[.AH101]+[.AD101]+[.Z101]+[.V101]+[.R101]" office:value-type="float" office:value="0" calcext:value-type="float">
            <text:p/>
          </table:table-cell>
          <table:table-cell table:formula="of:=[.BC101]+[.AY101]+[.AU101]+[.AQ101]+[.AM101]+[.AI101]+[.AE101]+[.AA101]+[.W101]+[.S101]+[.O101]+[.M101]+[.K101]+[.I101]" office:value-type="float" office:value="0" calcext:value-type="float">
            <text:p/>
          </table:table-cell>
          <table:table-cell table:formula="of:=[.BD101]+[.BF101]" office:value-type="float" office:value="0" calcext:value-type="float">
            <text:p/>
          </table:table-cell>
          <table:table-cell table:formula="of:=[.BE101]+[.BG101]" office:value-type="float" office:value="0" calcext:value-type="float">
            <text:p/>
          </table:table-cell>
          <table:table-cell table:formula="of:=[.D10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02]+[.AV102]+[.AR102]+[.AN102]+[.AJ102]+[.AF102]+[.AB102]+[.X102]+[.T102]+[.P102]" office:value-type="float" office:value="0" calcext:value-type="float">
            <text:p/>
          </table:table-cell>
          <table:table-cell table:formula="of:=[.BA102]+[.AW102]+[.AS102]+[.AO102]+[.AK102]+[.AG102]+[.AC102]+[.Y102]+[.U102]+[.Q102]+[.N102]+[.L102]+[.J102]+[.H102]" office:value-type="float" office:value="0" calcext:value-type="float">
            <text:p/>
          </table:table-cell>
          <table:table-cell table:formula="of:=[.BB102]+[.AX102]+[.AT102]+[.AP102]+[.AL102]+[.AH102]+[.AD102]+[.Z102]+[.V102]+[.R102]" office:value-type="float" office:value="0" calcext:value-type="float">
            <text:p/>
          </table:table-cell>
          <table:table-cell table:formula="of:=[.BC102]+[.AY102]+[.AU102]+[.AQ102]+[.AM102]+[.AI102]+[.AE102]+[.AA102]+[.W102]+[.S102]+[.O102]+[.M102]+[.K102]+[.I102]" office:value-type="float" office:value="0" calcext:value-type="float">
            <text:p/>
          </table:table-cell>
          <table:table-cell table:formula="of:=[.BD102]+[.BF102]" office:value-type="float" office:value="0" calcext:value-type="float">
            <text:p/>
          </table:table-cell>
          <table:table-cell table:formula="of:=[.BE102]+[.BG102]" office:value-type="float" office:value="0" calcext:value-type="float">
            <text:p/>
          </table:table-cell>
          <table:table-cell table:formula="of:=[.D10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03]+[.AV103]+[.AR103]+[.AN103]+[.AJ103]+[.AF103]+[.AB103]+[.X103]+[.T103]+[.P103]" office:value-type="float" office:value="0" calcext:value-type="float">
            <text:p/>
          </table:table-cell>
          <table:table-cell table:formula="of:=[.BA103]+[.AW103]+[.AS103]+[.AO103]+[.AK103]+[.AG103]+[.AC103]+[.Y103]+[.U103]+[.Q103]+[.N103]+[.L103]+[.J103]+[.H103]" office:value-type="float" office:value="0" calcext:value-type="float">
            <text:p/>
          </table:table-cell>
          <table:table-cell table:formula="of:=[.BB103]+[.AX103]+[.AT103]+[.AP103]+[.AL103]+[.AH103]+[.AD103]+[.Z103]+[.V103]+[.R103]" office:value-type="float" office:value="0" calcext:value-type="float">
            <text:p/>
          </table:table-cell>
          <table:table-cell table:formula="of:=[.BC103]+[.AY103]+[.AU103]+[.AQ103]+[.AM103]+[.AI103]+[.AE103]+[.AA103]+[.W103]+[.S103]+[.O103]+[.M103]+[.K103]+[.I103]" office:value-type="float" office:value="0" calcext:value-type="float">
            <text:p/>
          </table:table-cell>
          <table:table-cell table:formula="of:=[.BD103]+[.BF103]" office:value-type="float" office:value="0" calcext:value-type="float">
            <text:p/>
          </table:table-cell>
          <table:table-cell table:formula="of:=[.BE103]+[.BG103]" office:value-type="float" office:value="0" calcext:value-type="float">
            <text:p/>
          </table:table-cell>
          <table:table-cell table:formula="of:=[.D10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04]+[.AV104]+[.AR104]+[.AN104]+[.AJ104]+[.AF104]+[.AB104]+[.X104]+[.T104]+[.P104]" office:value-type="float" office:value="0" calcext:value-type="float">
            <text:p/>
          </table:table-cell>
          <table:table-cell table:formula="of:=[.BA104]+[.AW104]+[.AS104]+[.AO104]+[.AK104]+[.AG104]+[.AC104]+[.Y104]+[.U104]+[.Q104]+[.N104]+[.L104]+[.J104]+[.H104]" office:value-type="float" office:value="0" calcext:value-type="float">
            <text:p/>
          </table:table-cell>
          <table:table-cell table:formula="of:=[.BB104]+[.AX104]+[.AT104]+[.AP104]+[.AL104]+[.AH104]+[.AD104]+[.Z104]+[.V104]+[.R104]" office:value-type="float" office:value="0" calcext:value-type="float">
            <text:p/>
          </table:table-cell>
          <table:table-cell table:formula="of:=[.BC104]+[.AY104]+[.AU104]+[.AQ104]+[.AM104]+[.AI104]+[.AE104]+[.AA104]+[.W104]+[.S104]+[.O104]+[.M104]+[.K104]+[.I104]" office:value-type="float" office:value="0" calcext:value-type="float">
            <text:p/>
          </table:table-cell>
          <table:table-cell table:formula="of:=[.BD104]+[.BF104]" office:value-type="float" office:value="0" calcext:value-type="float">
            <text:p/>
          </table:table-cell>
          <table:table-cell table:formula="of:=[.BE104]+[.BG104]" office:value-type="float" office:value="0" calcext:value-type="float">
            <text:p/>
          </table:table-cell>
          <table:table-cell table:formula="of:=[.D10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05]+[.AV105]+[.AR105]+[.AN105]+[.AJ105]+[.AF105]+[.AB105]+[.X105]+[.T105]+[.P105]" office:value-type="float" office:value="0" calcext:value-type="float">
            <text:p/>
          </table:table-cell>
          <table:table-cell table:formula="of:=[.BA105]+[.AW105]+[.AS105]+[.AO105]+[.AK105]+[.AG105]+[.AC105]+[.Y105]+[.U105]+[.Q105]+[.N105]+[.L105]+[.J105]+[.H105]" office:value-type="float" office:value="0" calcext:value-type="float">
            <text:p/>
          </table:table-cell>
          <table:table-cell table:formula="of:=[.BB105]+[.AX105]+[.AT105]+[.AP105]+[.AL105]+[.AH105]+[.AD105]+[.Z105]+[.V105]+[.R105]" office:value-type="float" office:value="0" calcext:value-type="float">
            <text:p/>
          </table:table-cell>
          <table:table-cell table:formula="of:=[.BC105]+[.AY105]+[.AU105]+[.AQ105]+[.AM105]+[.AI105]+[.AE105]+[.AA105]+[.W105]+[.S105]+[.O105]+[.M105]+[.K105]+[.I105]" office:value-type="float" office:value="0" calcext:value-type="float">
            <text:p/>
          </table:table-cell>
          <table:table-cell table:formula="of:=[.BD105]+[.BF105]" office:value-type="float" office:value="0" calcext:value-type="float">
            <text:p/>
          </table:table-cell>
          <table:table-cell table:formula="of:=[.BE105]+[.BG105]" office:value-type="float" office:value="0" calcext:value-type="float">
            <text:p/>
          </table:table-cell>
          <table:table-cell table:formula="of:=[.D10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06]+[.AV106]+[.AR106]+[.AN106]+[.AJ106]+[.AF106]+[.AB106]+[.X106]+[.T106]+[.P106]" office:value-type="float" office:value="0" calcext:value-type="float">
            <text:p/>
          </table:table-cell>
          <table:table-cell table:formula="of:=[.BA106]+[.AW106]+[.AS106]+[.AO106]+[.AK106]+[.AG106]+[.AC106]+[.Y106]+[.U106]+[.Q106]+[.N106]+[.L106]+[.J106]+[.H106]" office:value-type="float" office:value="0" calcext:value-type="float">
            <text:p/>
          </table:table-cell>
          <table:table-cell table:formula="of:=[.BB106]+[.AX106]+[.AT106]+[.AP106]+[.AL106]+[.AH106]+[.AD106]+[.Z106]+[.V106]+[.R106]" office:value-type="float" office:value="0" calcext:value-type="float">
            <text:p/>
          </table:table-cell>
          <table:table-cell table:formula="of:=[.BC106]+[.AY106]+[.AU106]+[.AQ106]+[.AM106]+[.AI106]+[.AE106]+[.AA106]+[.W106]+[.S106]+[.O106]+[.M106]+[.K106]+[.I106]" office:value-type="float" office:value="0" calcext:value-type="float">
            <text:p/>
          </table:table-cell>
          <table:table-cell table:formula="of:=[.BD106]+[.BF106]" office:value-type="float" office:value="0" calcext:value-type="float">
            <text:p/>
          </table:table-cell>
          <table:table-cell table:formula="of:=[.BE106]+[.BG106]" office:value-type="float" office:value="0" calcext:value-type="float">
            <text:p/>
          </table:table-cell>
          <table:table-cell table:formula="of:=[.D10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07]+[.AV107]+[.AR107]+[.AN107]+[.AJ107]+[.AF107]+[.AB107]+[.X107]+[.T107]+[.P107]" office:value-type="float" office:value="0" calcext:value-type="float">
            <text:p/>
          </table:table-cell>
          <table:table-cell table:formula="of:=[.BA107]+[.AW107]+[.AS107]+[.AO107]+[.AK107]+[.AG107]+[.AC107]+[.Y107]+[.U107]+[.Q107]+[.N107]+[.L107]+[.J107]+[.H107]" office:value-type="float" office:value="0" calcext:value-type="float">
            <text:p/>
          </table:table-cell>
          <table:table-cell table:formula="of:=[.BB107]+[.AX107]+[.AT107]+[.AP107]+[.AL107]+[.AH107]+[.AD107]+[.Z107]+[.V107]+[.R107]" office:value-type="float" office:value="0" calcext:value-type="float">
            <text:p/>
          </table:table-cell>
          <table:table-cell table:formula="of:=[.BC107]+[.AY107]+[.AU107]+[.AQ107]+[.AM107]+[.AI107]+[.AE107]+[.AA107]+[.W107]+[.S107]+[.O107]+[.M107]+[.K107]+[.I107]" office:value-type="float" office:value="0" calcext:value-type="float">
            <text:p/>
          </table:table-cell>
          <table:table-cell table:formula="of:=[.BD107]+[.BF107]" office:value-type="float" office:value="0" calcext:value-type="float">
            <text:p/>
          </table:table-cell>
          <table:table-cell table:formula="of:=[.BE107]+[.BG107]" office:value-type="float" office:value="0" calcext:value-type="float">
            <text:p/>
          </table:table-cell>
          <table:table-cell table:formula="of:=[.D10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08]+[.AV108]+[.AR108]+[.AN108]+[.AJ108]+[.AF108]+[.AB108]+[.X108]+[.T108]+[.P108]" office:value-type="float" office:value="0" calcext:value-type="float">
            <text:p/>
          </table:table-cell>
          <table:table-cell table:formula="of:=[.BA108]+[.AW108]+[.AS108]+[.AO108]+[.AK108]+[.AG108]+[.AC108]+[.Y108]+[.U108]+[.Q108]+[.N108]+[.L108]+[.J108]+[.H108]" office:value-type="float" office:value="0" calcext:value-type="float">
            <text:p/>
          </table:table-cell>
          <table:table-cell table:formula="of:=[.BB108]+[.AX108]+[.AT108]+[.AP108]+[.AL108]+[.AH108]+[.AD108]+[.Z108]+[.V108]+[.R108]" office:value-type="float" office:value="0" calcext:value-type="float">
            <text:p/>
          </table:table-cell>
          <table:table-cell table:formula="of:=[.BC108]+[.AY108]+[.AU108]+[.AQ108]+[.AM108]+[.AI108]+[.AE108]+[.AA108]+[.W108]+[.S108]+[.O108]+[.M108]+[.K108]+[.I108]" office:value-type="float" office:value="0" calcext:value-type="float">
            <text:p/>
          </table:table-cell>
          <table:table-cell table:formula="of:=[.BD108]+[.BF108]" office:value-type="float" office:value="0" calcext:value-type="float">
            <text:p/>
          </table:table-cell>
          <table:table-cell table:formula="of:=[.BE108]+[.BG108]" office:value-type="float" office:value="0" calcext:value-type="float">
            <text:p/>
          </table:table-cell>
          <table:table-cell table:formula="of:=[.D10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09]+[.AV109]+[.AR109]+[.AN109]+[.AJ109]+[.AF109]+[.AB109]+[.X109]+[.T109]+[.P109]" office:value-type="float" office:value="0" calcext:value-type="float">
            <text:p/>
          </table:table-cell>
          <table:table-cell table:formula="of:=[.BA109]+[.AW109]+[.AS109]+[.AO109]+[.AK109]+[.AG109]+[.AC109]+[.Y109]+[.U109]+[.Q109]+[.N109]+[.L109]+[.J109]+[.H109]" office:value-type="float" office:value="0" calcext:value-type="float">
            <text:p/>
          </table:table-cell>
          <table:table-cell table:formula="of:=[.BB109]+[.AX109]+[.AT109]+[.AP109]+[.AL109]+[.AH109]+[.AD109]+[.Z109]+[.V109]+[.R109]" office:value-type="float" office:value="0" calcext:value-type="float">
            <text:p/>
          </table:table-cell>
          <table:table-cell table:formula="of:=[.BC109]+[.AY109]+[.AU109]+[.AQ109]+[.AM109]+[.AI109]+[.AE109]+[.AA109]+[.W109]+[.S109]+[.O109]+[.M109]+[.K109]+[.I109]" office:value-type="float" office:value="0" calcext:value-type="float">
            <text:p/>
          </table:table-cell>
          <table:table-cell table:formula="of:=[.BD109]+[.BF109]" office:value-type="float" office:value="0" calcext:value-type="float">
            <text:p/>
          </table:table-cell>
          <table:table-cell table:formula="of:=[.BE109]+[.BG109]" office:value-type="float" office:value="0" calcext:value-type="float">
            <text:p/>
          </table:table-cell>
          <table:table-cell table:formula="of:=[.D10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10]+[.AV110]+[.AR110]+[.AN110]+[.AJ110]+[.AF110]+[.AB110]+[.X110]+[.T110]+[.P110]" office:value-type="float" office:value="0" calcext:value-type="float">
            <text:p/>
          </table:table-cell>
          <table:table-cell table:formula="of:=[.BA110]+[.AW110]+[.AS110]+[.AO110]+[.AK110]+[.AG110]+[.AC110]+[.Y110]+[.U110]+[.Q110]+[.N110]+[.L110]+[.J110]+[.H110]" office:value-type="float" office:value="0" calcext:value-type="float">
            <text:p/>
          </table:table-cell>
          <table:table-cell table:formula="of:=[.BB110]+[.AX110]+[.AT110]+[.AP110]+[.AL110]+[.AH110]+[.AD110]+[.Z110]+[.V110]+[.R110]" office:value-type="float" office:value="0" calcext:value-type="float">
            <text:p/>
          </table:table-cell>
          <table:table-cell table:formula="of:=[.BC110]+[.AY110]+[.AU110]+[.AQ110]+[.AM110]+[.AI110]+[.AE110]+[.AA110]+[.W110]+[.S110]+[.O110]+[.M110]+[.K110]+[.I110]" office:value-type="float" office:value="0" calcext:value-type="float">
            <text:p/>
          </table:table-cell>
          <table:table-cell table:formula="of:=[.BD110]+[.BF110]" office:value-type="float" office:value="0" calcext:value-type="float">
            <text:p/>
          </table:table-cell>
          <table:table-cell table:formula="of:=[.BE110]+[.BG110]" office:value-type="float" office:value="0" calcext:value-type="float">
            <text:p/>
          </table:table-cell>
          <table:table-cell table:formula="of:=[.D11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11]+[.AV111]+[.AR111]+[.AN111]+[.AJ111]+[.AF111]+[.AB111]+[.X111]+[.T111]+[.P111]" office:value-type="float" office:value="0" calcext:value-type="float">
            <text:p/>
          </table:table-cell>
          <table:table-cell table:formula="of:=[.BA111]+[.AW111]+[.AS111]+[.AO111]+[.AK111]+[.AG111]+[.AC111]+[.Y111]+[.U111]+[.Q111]+[.N111]+[.L111]+[.J111]+[.H111]" office:value-type="float" office:value="0" calcext:value-type="float">
            <text:p/>
          </table:table-cell>
          <table:table-cell table:formula="of:=[.BB111]+[.AX111]+[.AT111]+[.AP111]+[.AL111]+[.AH111]+[.AD111]+[.Z111]+[.V111]+[.R111]" office:value-type="float" office:value="0" calcext:value-type="float">
            <text:p/>
          </table:table-cell>
          <table:table-cell table:formula="of:=[.BC111]+[.AY111]+[.AU111]+[.AQ111]+[.AM111]+[.AI111]+[.AE111]+[.AA111]+[.W111]+[.S111]+[.O111]+[.M111]+[.K111]+[.I111]" office:value-type="float" office:value="0" calcext:value-type="float">
            <text:p/>
          </table:table-cell>
          <table:table-cell table:formula="of:=[.BD111]+[.BF111]" office:value-type="float" office:value="0" calcext:value-type="float">
            <text:p/>
          </table:table-cell>
          <table:table-cell table:formula="of:=[.BE111]+[.BG111]" office:value-type="float" office:value="0" calcext:value-type="float">
            <text:p/>
          </table:table-cell>
          <table:table-cell table:formula="of:=[.D11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12]+[.AV112]+[.AR112]+[.AN112]+[.AJ112]+[.AF112]+[.AB112]+[.X112]+[.T112]+[.P112]" office:value-type="float" office:value="0" calcext:value-type="float">
            <text:p/>
          </table:table-cell>
          <table:table-cell table:formula="of:=[.BA112]+[.AW112]+[.AS112]+[.AO112]+[.AK112]+[.AG112]+[.AC112]+[.Y112]+[.U112]+[.Q112]+[.N112]+[.L112]+[.J112]+[.H112]" office:value-type="float" office:value="0" calcext:value-type="float">
            <text:p/>
          </table:table-cell>
          <table:table-cell table:formula="of:=[.BB112]+[.AX112]+[.AT112]+[.AP112]+[.AL112]+[.AH112]+[.AD112]+[.Z112]+[.V112]+[.R112]" office:value-type="float" office:value="0" calcext:value-type="float">
            <text:p/>
          </table:table-cell>
          <table:table-cell table:formula="of:=[.BC112]+[.AY112]+[.AU112]+[.AQ112]+[.AM112]+[.AI112]+[.AE112]+[.AA112]+[.W112]+[.S112]+[.O112]+[.M112]+[.K112]+[.I112]" office:value-type="float" office:value="0" calcext:value-type="float">
            <text:p/>
          </table:table-cell>
          <table:table-cell table:formula="of:=[.BD112]+[.BF112]" office:value-type="float" office:value="0" calcext:value-type="float">
            <text:p/>
          </table:table-cell>
          <table:table-cell table:formula="of:=[.BE112]+[.BG112]" office:value-type="float" office:value="0" calcext:value-type="float">
            <text:p/>
          </table:table-cell>
          <table:table-cell table:formula="of:=[.D11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13]+[.AV113]+[.AR113]+[.AN113]+[.AJ113]+[.AF113]+[.AB113]+[.X113]+[.T113]+[.P113]" office:value-type="float" office:value="0" calcext:value-type="float">
            <text:p/>
          </table:table-cell>
          <table:table-cell table:formula="of:=[.BA113]+[.AW113]+[.AS113]+[.AO113]+[.AK113]+[.AG113]+[.AC113]+[.Y113]+[.U113]+[.Q113]+[.N113]+[.L113]+[.J113]+[.H113]" office:value-type="float" office:value="0" calcext:value-type="float">
            <text:p/>
          </table:table-cell>
          <table:table-cell table:formula="of:=[.BB113]+[.AX113]+[.AT113]+[.AP113]+[.AL113]+[.AH113]+[.AD113]+[.Z113]+[.V113]+[.R113]" office:value-type="float" office:value="0" calcext:value-type="float">
            <text:p/>
          </table:table-cell>
          <table:table-cell table:formula="of:=[.BC113]+[.AY113]+[.AU113]+[.AQ113]+[.AM113]+[.AI113]+[.AE113]+[.AA113]+[.W113]+[.S113]+[.O113]+[.M113]+[.K113]+[.I113]" office:value-type="float" office:value="0" calcext:value-type="float">
            <text:p/>
          </table:table-cell>
          <table:table-cell table:formula="of:=[.BD113]+[.BF113]" office:value-type="float" office:value="0" calcext:value-type="float">
            <text:p/>
          </table:table-cell>
          <table:table-cell table:formula="of:=[.BE113]+[.BG113]" office:value-type="float" office:value="0" calcext:value-type="float">
            <text:p/>
          </table:table-cell>
          <table:table-cell table:formula="of:=[.D11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14]+[.AV114]+[.AR114]+[.AN114]+[.AJ114]+[.AF114]+[.AB114]+[.X114]+[.T114]+[.P114]" office:value-type="float" office:value="0" calcext:value-type="float">
            <text:p/>
          </table:table-cell>
          <table:table-cell table:formula="of:=[.BA114]+[.AW114]+[.AS114]+[.AO114]+[.AK114]+[.AG114]+[.AC114]+[.Y114]+[.U114]+[.Q114]+[.N114]+[.L114]+[.J114]+[.H114]" office:value-type="float" office:value="0" calcext:value-type="float">
            <text:p/>
          </table:table-cell>
          <table:table-cell table:formula="of:=[.BB114]+[.AX114]+[.AT114]+[.AP114]+[.AL114]+[.AH114]+[.AD114]+[.Z114]+[.V114]+[.R114]" office:value-type="float" office:value="0" calcext:value-type="float">
            <text:p/>
          </table:table-cell>
          <table:table-cell table:formula="of:=[.BC114]+[.AY114]+[.AU114]+[.AQ114]+[.AM114]+[.AI114]+[.AE114]+[.AA114]+[.W114]+[.S114]+[.O114]+[.M114]+[.K114]+[.I114]" office:value-type="float" office:value="0" calcext:value-type="float">
            <text:p/>
          </table:table-cell>
          <table:table-cell table:formula="of:=[.BD114]+[.BF114]" office:value-type="float" office:value="0" calcext:value-type="float">
            <text:p/>
          </table:table-cell>
          <table:table-cell table:formula="of:=[.BE114]+[.BG114]" office:value-type="float" office:value="0" calcext:value-type="float">
            <text:p/>
          </table:table-cell>
          <table:table-cell table:formula="of:=[.D11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15]+[.AV115]+[.AR115]+[.AN115]+[.AJ115]+[.AF115]+[.AB115]+[.X115]+[.T115]+[.P115]" office:value-type="float" office:value="0" calcext:value-type="float">
            <text:p/>
          </table:table-cell>
          <table:table-cell table:formula="of:=[.BA115]+[.AW115]+[.AS115]+[.AO115]+[.AK115]+[.AG115]+[.AC115]+[.Y115]+[.U115]+[.Q115]+[.N115]+[.L115]+[.J115]+[.H115]" office:value-type="float" office:value="0" calcext:value-type="float">
            <text:p/>
          </table:table-cell>
          <table:table-cell table:formula="of:=[.BB115]+[.AX115]+[.AT115]+[.AP115]+[.AL115]+[.AH115]+[.AD115]+[.Z115]+[.V115]+[.R115]" office:value-type="float" office:value="0" calcext:value-type="float">
            <text:p/>
          </table:table-cell>
          <table:table-cell table:formula="of:=[.BC115]+[.AY115]+[.AU115]+[.AQ115]+[.AM115]+[.AI115]+[.AE115]+[.AA115]+[.W115]+[.S115]+[.O115]+[.M115]+[.K115]+[.I115]" office:value-type="float" office:value="0" calcext:value-type="float">
            <text:p/>
          </table:table-cell>
          <table:table-cell table:formula="of:=[.BD115]+[.BF115]" office:value-type="float" office:value="0" calcext:value-type="float">
            <text:p/>
          </table:table-cell>
          <table:table-cell table:formula="of:=[.BE115]+[.BG115]" office:value-type="float" office:value="0" calcext:value-type="float">
            <text:p/>
          </table:table-cell>
          <table:table-cell table:formula="of:=[.D11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16]+[.AV116]+[.AR116]+[.AN116]+[.AJ116]+[.AF116]+[.AB116]+[.X116]+[.T116]+[.P116]" office:value-type="float" office:value="0" calcext:value-type="float">
            <text:p/>
          </table:table-cell>
          <table:table-cell table:formula="of:=[.BA116]+[.AW116]+[.AS116]+[.AO116]+[.AK116]+[.AG116]+[.AC116]+[.Y116]+[.U116]+[.Q116]+[.N116]+[.L116]+[.J116]+[.H116]" office:value-type="float" office:value="0" calcext:value-type="float">
            <text:p/>
          </table:table-cell>
          <table:table-cell table:formula="of:=[.BB116]+[.AX116]+[.AT116]+[.AP116]+[.AL116]+[.AH116]+[.AD116]+[.Z116]+[.V116]+[.R116]" office:value-type="float" office:value="0" calcext:value-type="float">
            <text:p/>
          </table:table-cell>
          <table:table-cell table:formula="of:=[.BC116]+[.AY116]+[.AU116]+[.AQ116]+[.AM116]+[.AI116]+[.AE116]+[.AA116]+[.W116]+[.S116]+[.O116]+[.M116]+[.K116]+[.I116]" office:value-type="float" office:value="0" calcext:value-type="float">
            <text:p/>
          </table:table-cell>
          <table:table-cell table:formula="of:=[.BD116]+[.BF116]" office:value-type="float" office:value="0" calcext:value-type="float">
            <text:p/>
          </table:table-cell>
          <table:table-cell table:formula="of:=[.BE116]+[.BG116]" office:value-type="float" office:value="0" calcext:value-type="float">
            <text:p/>
          </table:table-cell>
          <table:table-cell table:formula="of:=[.D11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17]+[.AV117]+[.AR117]+[.AN117]+[.AJ117]+[.AF117]+[.AB117]+[.X117]+[.T117]+[.P117]" office:value-type="float" office:value="0" calcext:value-type="float">
            <text:p/>
          </table:table-cell>
          <table:table-cell table:formula="of:=[.BA117]+[.AW117]+[.AS117]+[.AO117]+[.AK117]+[.AG117]+[.AC117]+[.Y117]+[.U117]+[.Q117]+[.N117]+[.L117]+[.J117]+[.H117]" office:value-type="float" office:value="0" calcext:value-type="float">
            <text:p/>
          </table:table-cell>
          <table:table-cell table:formula="of:=[.BB117]+[.AX117]+[.AT117]+[.AP117]+[.AL117]+[.AH117]+[.AD117]+[.Z117]+[.V117]+[.R117]" office:value-type="float" office:value="0" calcext:value-type="float">
            <text:p/>
          </table:table-cell>
          <table:table-cell table:formula="of:=[.BC117]+[.AY117]+[.AU117]+[.AQ117]+[.AM117]+[.AI117]+[.AE117]+[.AA117]+[.W117]+[.S117]+[.O117]+[.M117]+[.K117]+[.I117]" office:value-type="float" office:value="0" calcext:value-type="float">
            <text:p/>
          </table:table-cell>
          <table:table-cell table:formula="of:=[.BD117]+[.BF117]" office:value-type="float" office:value="0" calcext:value-type="float">
            <text:p/>
          </table:table-cell>
          <table:table-cell table:formula="of:=[.BE117]+[.BG117]" office:value-type="float" office:value="0" calcext:value-type="float">
            <text:p/>
          </table:table-cell>
          <table:table-cell table:formula="of:=[.D11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18]+[.AV118]+[.AR118]+[.AN118]+[.AJ118]+[.AF118]+[.AB118]+[.X118]+[.T118]+[.P118]" office:value-type="float" office:value="0" calcext:value-type="float">
            <text:p/>
          </table:table-cell>
          <table:table-cell table:formula="of:=[.BA118]+[.AW118]+[.AS118]+[.AO118]+[.AK118]+[.AG118]+[.AC118]+[.Y118]+[.U118]+[.Q118]+[.N118]+[.L118]+[.J118]+[.H118]" office:value-type="float" office:value="0" calcext:value-type="float">
            <text:p/>
          </table:table-cell>
          <table:table-cell table:formula="of:=[.BB118]+[.AX118]+[.AT118]+[.AP118]+[.AL118]+[.AH118]+[.AD118]+[.Z118]+[.V118]+[.R118]" office:value-type="float" office:value="0" calcext:value-type="float">
            <text:p/>
          </table:table-cell>
          <table:table-cell table:formula="of:=[.BC118]+[.AY118]+[.AU118]+[.AQ118]+[.AM118]+[.AI118]+[.AE118]+[.AA118]+[.W118]+[.S118]+[.O118]+[.M118]+[.K118]+[.I118]" office:value-type="float" office:value="0" calcext:value-type="float">
            <text:p/>
          </table:table-cell>
          <table:table-cell table:formula="of:=[.BD118]+[.BF118]" office:value-type="float" office:value="0" calcext:value-type="float">
            <text:p/>
          </table:table-cell>
          <table:table-cell table:formula="of:=[.BE118]+[.BG118]" office:value-type="float" office:value="0" calcext:value-type="float">
            <text:p/>
          </table:table-cell>
          <table:table-cell table:formula="of:=[.D11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19]+[.AV119]+[.AR119]+[.AN119]+[.AJ119]+[.AF119]+[.AB119]+[.X119]+[.T119]+[.P119]" office:value-type="float" office:value="0" calcext:value-type="float">
            <text:p/>
          </table:table-cell>
          <table:table-cell table:formula="of:=[.BA119]+[.AW119]+[.AS119]+[.AO119]+[.AK119]+[.AG119]+[.AC119]+[.Y119]+[.U119]+[.Q119]+[.N119]+[.L119]+[.J119]+[.H119]" office:value-type="float" office:value="0" calcext:value-type="float">
            <text:p/>
          </table:table-cell>
          <table:table-cell table:formula="of:=[.BB119]+[.AX119]+[.AT119]+[.AP119]+[.AL119]+[.AH119]+[.AD119]+[.Z119]+[.V119]+[.R119]" office:value-type="float" office:value="0" calcext:value-type="float">
            <text:p/>
          </table:table-cell>
          <table:table-cell table:formula="of:=[.BC119]+[.AY119]+[.AU119]+[.AQ119]+[.AM119]+[.AI119]+[.AE119]+[.AA119]+[.W119]+[.S119]+[.O119]+[.M119]+[.K119]+[.I119]" office:value-type="float" office:value="0" calcext:value-type="float">
            <text:p/>
          </table:table-cell>
          <table:table-cell table:formula="of:=[.BD119]+[.BF119]" office:value-type="float" office:value="0" calcext:value-type="float">
            <text:p/>
          </table:table-cell>
          <table:table-cell table:formula="of:=[.BE119]+[.BG119]" office:value-type="float" office:value="0" calcext:value-type="float">
            <text:p/>
          </table:table-cell>
          <table:table-cell table:formula="of:=[.D11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20]+[.AV120]+[.AR120]+[.AN120]+[.AJ120]+[.AF120]+[.AB120]+[.X120]+[.T120]+[.P120]" office:value-type="float" office:value="0" calcext:value-type="float">
            <text:p/>
          </table:table-cell>
          <table:table-cell table:formula="of:=[.BA120]+[.AW120]+[.AS120]+[.AO120]+[.AK120]+[.AG120]+[.AC120]+[.Y120]+[.U120]+[.Q120]+[.N120]+[.L120]+[.J120]+[.H120]" office:value-type="float" office:value="0" calcext:value-type="float">
            <text:p/>
          </table:table-cell>
          <table:table-cell table:formula="of:=[.BB120]+[.AX120]+[.AT120]+[.AP120]+[.AL120]+[.AH120]+[.AD120]+[.Z120]+[.V120]+[.R120]" office:value-type="float" office:value="0" calcext:value-type="float">
            <text:p/>
          </table:table-cell>
          <table:table-cell table:formula="of:=[.BC120]+[.AY120]+[.AU120]+[.AQ120]+[.AM120]+[.AI120]+[.AE120]+[.AA120]+[.W120]+[.S120]+[.O120]+[.M120]+[.K120]+[.I120]" office:value-type="float" office:value="0" calcext:value-type="float">
            <text:p/>
          </table:table-cell>
          <table:table-cell table:formula="of:=[.BD120]+[.BF120]" office:value-type="float" office:value="0" calcext:value-type="float">
            <text:p/>
          </table:table-cell>
          <table:table-cell table:formula="of:=[.BE120]+[.BG120]" office:value-type="float" office:value="0" calcext:value-type="float">
            <text:p/>
          </table:table-cell>
          <table:table-cell table:formula="of:=[.D12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21]+[.AV121]+[.AR121]+[.AN121]+[.AJ121]+[.AF121]+[.AB121]+[.X121]+[.T121]+[.P121]" office:value-type="float" office:value="0" calcext:value-type="float">
            <text:p/>
          </table:table-cell>
          <table:table-cell table:formula="of:=[.BA121]+[.AW121]+[.AS121]+[.AO121]+[.AK121]+[.AG121]+[.AC121]+[.Y121]+[.U121]+[.Q121]+[.N121]+[.L121]+[.J121]+[.H121]" office:value-type="float" office:value="0" calcext:value-type="float">
            <text:p/>
          </table:table-cell>
          <table:table-cell table:formula="of:=[.BB121]+[.AX121]+[.AT121]+[.AP121]+[.AL121]+[.AH121]+[.AD121]+[.Z121]+[.V121]+[.R121]" office:value-type="float" office:value="0" calcext:value-type="float">
            <text:p/>
          </table:table-cell>
          <table:table-cell table:formula="of:=[.BC121]+[.AY121]+[.AU121]+[.AQ121]+[.AM121]+[.AI121]+[.AE121]+[.AA121]+[.W121]+[.S121]+[.O121]+[.M121]+[.K121]+[.I121]" office:value-type="float" office:value="0" calcext:value-type="float">
            <text:p/>
          </table:table-cell>
          <table:table-cell table:formula="of:=[.BD121]+[.BF121]" office:value-type="float" office:value="0" calcext:value-type="float">
            <text:p/>
          </table:table-cell>
          <table:table-cell table:formula="of:=[.BE121]+[.BG121]" office:value-type="float" office:value="0" calcext:value-type="float">
            <text:p/>
          </table:table-cell>
          <table:table-cell table:formula="of:=[.D12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22]+[.AV122]+[.AR122]+[.AN122]+[.AJ122]+[.AF122]+[.AB122]+[.X122]+[.T122]+[.P122]" office:value-type="float" office:value="0" calcext:value-type="float">
            <text:p/>
          </table:table-cell>
          <table:table-cell table:formula="of:=[.BA122]+[.AW122]+[.AS122]+[.AO122]+[.AK122]+[.AG122]+[.AC122]+[.Y122]+[.U122]+[.Q122]+[.N122]+[.L122]+[.J122]+[.H122]" office:value-type="float" office:value="0" calcext:value-type="float">
            <text:p/>
          </table:table-cell>
          <table:table-cell table:formula="of:=[.BB122]+[.AX122]+[.AT122]+[.AP122]+[.AL122]+[.AH122]+[.AD122]+[.Z122]+[.V122]+[.R122]" office:value-type="float" office:value="0" calcext:value-type="float">
            <text:p/>
          </table:table-cell>
          <table:table-cell table:formula="of:=[.BC122]+[.AY122]+[.AU122]+[.AQ122]+[.AM122]+[.AI122]+[.AE122]+[.AA122]+[.W122]+[.S122]+[.O122]+[.M122]+[.K122]+[.I122]" office:value-type="float" office:value="0" calcext:value-type="float">
            <text:p/>
          </table:table-cell>
          <table:table-cell table:formula="of:=[.BD122]+[.BF122]" office:value-type="float" office:value="0" calcext:value-type="float">
            <text:p/>
          </table:table-cell>
          <table:table-cell table:formula="of:=[.BE122]+[.BG122]" office:value-type="float" office:value="0" calcext:value-type="float">
            <text:p/>
          </table:table-cell>
          <table:table-cell table:formula="of:=[.D12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23]+[.AV123]+[.AR123]+[.AN123]+[.AJ123]+[.AF123]+[.AB123]+[.X123]+[.T123]+[.P123]" office:value-type="float" office:value="0" calcext:value-type="float">
            <text:p/>
          </table:table-cell>
          <table:table-cell table:formula="of:=[.BA123]+[.AW123]+[.AS123]+[.AO123]+[.AK123]+[.AG123]+[.AC123]+[.Y123]+[.U123]+[.Q123]+[.N123]+[.L123]+[.J123]+[.H123]" office:value-type="float" office:value="0" calcext:value-type="float">
            <text:p/>
          </table:table-cell>
          <table:table-cell table:formula="of:=[.BB123]+[.AX123]+[.AT123]+[.AP123]+[.AL123]+[.AH123]+[.AD123]+[.Z123]+[.V123]+[.R123]" office:value-type="float" office:value="0" calcext:value-type="float">
            <text:p/>
          </table:table-cell>
          <table:table-cell table:formula="of:=[.BC123]+[.AY123]+[.AU123]+[.AQ123]+[.AM123]+[.AI123]+[.AE123]+[.AA123]+[.W123]+[.S123]+[.O123]+[.M123]+[.K123]+[.I123]" office:value-type="float" office:value="0" calcext:value-type="float">
            <text:p/>
          </table:table-cell>
          <table:table-cell table:formula="of:=[.BD123]+[.BF123]" office:value-type="float" office:value="0" calcext:value-type="float">
            <text:p/>
          </table:table-cell>
          <table:table-cell table:formula="of:=[.BE123]+[.BG123]" office:value-type="float" office:value="0" calcext:value-type="float">
            <text:p/>
          </table:table-cell>
          <table:table-cell table:formula="of:=[.D12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24]+[.AV124]+[.AR124]+[.AN124]+[.AJ124]+[.AF124]+[.AB124]+[.X124]+[.T124]+[.P124]" office:value-type="float" office:value="0" calcext:value-type="float">
            <text:p/>
          </table:table-cell>
          <table:table-cell table:formula="of:=[.BA124]+[.AW124]+[.AS124]+[.AO124]+[.AK124]+[.AG124]+[.AC124]+[.Y124]+[.U124]+[.Q124]+[.N124]+[.L124]+[.J124]+[.H124]" office:value-type="float" office:value="0" calcext:value-type="float">
            <text:p/>
          </table:table-cell>
          <table:table-cell table:formula="of:=[.BB124]+[.AX124]+[.AT124]+[.AP124]+[.AL124]+[.AH124]+[.AD124]+[.Z124]+[.V124]+[.R124]" office:value-type="float" office:value="0" calcext:value-type="float">
            <text:p/>
          </table:table-cell>
          <table:table-cell table:formula="of:=[.BC124]+[.AY124]+[.AU124]+[.AQ124]+[.AM124]+[.AI124]+[.AE124]+[.AA124]+[.W124]+[.S124]+[.O124]+[.M124]+[.K124]+[.I124]" office:value-type="float" office:value="0" calcext:value-type="float">
            <text:p/>
          </table:table-cell>
          <table:table-cell table:formula="of:=[.BD124]+[.BF124]" office:value-type="float" office:value="0" calcext:value-type="float">
            <text:p/>
          </table:table-cell>
          <table:table-cell table:formula="of:=[.BE124]+[.BG124]" office:value-type="float" office:value="0" calcext:value-type="float">
            <text:p/>
          </table:table-cell>
          <table:table-cell table:formula="of:=[.D12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25]+[.AV125]+[.AR125]+[.AN125]+[.AJ125]+[.AF125]+[.AB125]+[.X125]+[.T125]+[.P125]" office:value-type="float" office:value="0" calcext:value-type="float">
            <text:p/>
          </table:table-cell>
          <table:table-cell table:formula="of:=[.BA125]+[.AW125]+[.AS125]+[.AO125]+[.AK125]+[.AG125]+[.AC125]+[.Y125]+[.U125]+[.Q125]+[.N125]+[.L125]+[.J125]+[.H125]" office:value-type="float" office:value="0" calcext:value-type="float">
            <text:p/>
          </table:table-cell>
          <table:table-cell table:formula="of:=[.BB125]+[.AX125]+[.AT125]+[.AP125]+[.AL125]+[.AH125]+[.AD125]+[.Z125]+[.V125]+[.R125]" office:value-type="float" office:value="0" calcext:value-type="float">
            <text:p/>
          </table:table-cell>
          <table:table-cell table:formula="of:=[.BC125]+[.AY125]+[.AU125]+[.AQ125]+[.AM125]+[.AI125]+[.AE125]+[.AA125]+[.W125]+[.S125]+[.O125]+[.M125]+[.K125]+[.I125]" office:value-type="float" office:value="0" calcext:value-type="float">
            <text:p/>
          </table:table-cell>
          <table:table-cell table:formula="of:=[.BD125]+[.BF125]" office:value-type="float" office:value="0" calcext:value-type="float">
            <text:p/>
          </table:table-cell>
          <table:table-cell table:formula="of:=[.BE125]+[.BG125]" office:value-type="float" office:value="0" calcext:value-type="float">
            <text:p/>
          </table:table-cell>
          <table:table-cell table:formula="of:=[.D12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26]+[.AV126]+[.AR126]+[.AN126]+[.AJ126]+[.AF126]+[.AB126]+[.X126]+[.T126]+[.P126]" office:value-type="float" office:value="0" calcext:value-type="float">
            <text:p/>
          </table:table-cell>
          <table:table-cell table:formula="of:=[.BA126]+[.AW126]+[.AS126]+[.AO126]+[.AK126]+[.AG126]+[.AC126]+[.Y126]+[.U126]+[.Q126]+[.N126]+[.L126]+[.J126]+[.H126]" office:value-type="float" office:value="0" calcext:value-type="float">
            <text:p/>
          </table:table-cell>
          <table:table-cell table:formula="of:=[.BB126]+[.AX126]+[.AT126]+[.AP126]+[.AL126]+[.AH126]+[.AD126]+[.Z126]+[.V126]+[.R126]" office:value-type="float" office:value="0" calcext:value-type="float">
            <text:p/>
          </table:table-cell>
          <table:table-cell table:formula="of:=[.BC126]+[.AY126]+[.AU126]+[.AQ126]+[.AM126]+[.AI126]+[.AE126]+[.AA126]+[.W126]+[.S126]+[.O126]+[.M126]+[.K126]+[.I126]" office:value-type="float" office:value="0" calcext:value-type="float">
            <text:p/>
          </table:table-cell>
          <table:table-cell table:formula="of:=[.BD126]+[.BF126]" office:value-type="float" office:value="0" calcext:value-type="float">
            <text:p/>
          </table:table-cell>
          <table:table-cell table:formula="of:=[.BE126]+[.BG126]" office:value-type="float" office:value="0" calcext:value-type="float">
            <text:p/>
          </table:table-cell>
          <table:table-cell table:formula="of:=[.D12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27]+[.AV127]+[.AR127]+[.AN127]+[.AJ127]+[.AF127]+[.AB127]+[.X127]+[.T127]+[.P127]" office:value-type="float" office:value="0" calcext:value-type="float">
            <text:p/>
          </table:table-cell>
          <table:table-cell table:formula="of:=[.BA127]+[.AW127]+[.AS127]+[.AO127]+[.AK127]+[.AG127]+[.AC127]+[.Y127]+[.U127]+[.Q127]+[.N127]+[.L127]+[.J127]+[.H127]" office:value-type="float" office:value="0" calcext:value-type="float">
            <text:p/>
          </table:table-cell>
          <table:table-cell table:formula="of:=[.BB127]+[.AX127]+[.AT127]+[.AP127]+[.AL127]+[.AH127]+[.AD127]+[.Z127]+[.V127]+[.R127]" office:value-type="float" office:value="0" calcext:value-type="float">
            <text:p/>
          </table:table-cell>
          <table:table-cell table:formula="of:=[.BC127]+[.AY127]+[.AU127]+[.AQ127]+[.AM127]+[.AI127]+[.AE127]+[.AA127]+[.W127]+[.S127]+[.O127]+[.M127]+[.K127]+[.I127]" office:value-type="float" office:value="0" calcext:value-type="float">
            <text:p/>
          </table:table-cell>
          <table:table-cell table:formula="of:=[.BD127]+[.BF127]" office:value-type="float" office:value="0" calcext:value-type="float">
            <text:p/>
          </table:table-cell>
          <table:table-cell table:formula="of:=[.BE127]+[.BG127]" office:value-type="float" office:value="0" calcext:value-type="float">
            <text:p/>
          </table:table-cell>
          <table:table-cell table:formula="of:=[.D12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28]+[.AV128]+[.AR128]+[.AN128]+[.AJ128]+[.AF128]+[.AB128]+[.X128]+[.T128]+[.P128]" office:value-type="float" office:value="0" calcext:value-type="float">
            <text:p/>
          </table:table-cell>
          <table:table-cell table:formula="of:=[.BA128]+[.AW128]+[.AS128]+[.AO128]+[.AK128]+[.AG128]+[.AC128]+[.Y128]+[.U128]+[.Q128]+[.N128]+[.L128]+[.J128]+[.H128]" office:value-type="float" office:value="0" calcext:value-type="float">
            <text:p/>
          </table:table-cell>
          <table:table-cell table:formula="of:=[.BB128]+[.AX128]+[.AT128]+[.AP128]+[.AL128]+[.AH128]+[.AD128]+[.Z128]+[.V128]+[.R128]" office:value-type="float" office:value="0" calcext:value-type="float">
            <text:p/>
          </table:table-cell>
          <table:table-cell table:formula="of:=[.BC128]+[.AY128]+[.AU128]+[.AQ128]+[.AM128]+[.AI128]+[.AE128]+[.AA128]+[.W128]+[.S128]+[.O128]+[.M128]+[.K128]+[.I128]" office:value-type="float" office:value="0" calcext:value-type="float">
            <text:p/>
          </table:table-cell>
          <table:table-cell table:formula="of:=[.BD128]+[.BF128]" office:value-type="float" office:value="0" calcext:value-type="float">
            <text:p/>
          </table:table-cell>
          <table:table-cell table:formula="of:=[.BE128]+[.BG128]" office:value-type="float" office:value="0" calcext:value-type="float">
            <text:p/>
          </table:table-cell>
          <table:table-cell table:formula="of:=[.D12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29]+[.AV129]+[.AR129]+[.AN129]+[.AJ129]+[.AF129]+[.AB129]+[.X129]+[.T129]+[.P129]" office:value-type="float" office:value="0" calcext:value-type="float">
            <text:p/>
          </table:table-cell>
          <table:table-cell table:formula="of:=[.BA129]+[.AW129]+[.AS129]+[.AO129]+[.AK129]+[.AG129]+[.AC129]+[.Y129]+[.U129]+[.Q129]+[.N129]+[.L129]+[.J129]+[.H129]" office:value-type="float" office:value="0" calcext:value-type="float">
            <text:p/>
          </table:table-cell>
          <table:table-cell table:formula="of:=[.BB129]+[.AX129]+[.AT129]+[.AP129]+[.AL129]+[.AH129]+[.AD129]+[.Z129]+[.V129]+[.R129]" office:value-type="float" office:value="0" calcext:value-type="float">
            <text:p/>
          </table:table-cell>
          <table:table-cell table:formula="of:=[.BC129]+[.AY129]+[.AU129]+[.AQ129]+[.AM129]+[.AI129]+[.AE129]+[.AA129]+[.W129]+[.S129]+[.O129]+[.M129]+[.K129]+[.I129]" office:value-type="float" office:value="0" calcext:value-type="float">
            <text:p/>
          </table:table-cell>
          <table:table-cell table:formula="of:=[.BD129]+[.BF129]" office:value-type="float" office:value="0" calcext:value-type="float">
            <text:p/>
          </table:table-cell>
          <table:table-cell table:formula="of:=[.BE129]+[.BG129]" office:value-type="float" office:value="0" calcext:value-type="float">
            <text:p/>
          </table:table-cell>
          <table:table-cell table:formula="of:=[.D12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30]+[.AV130]+[.AR130]+[.AN130]+[.AJ130]+[.AF130]+[.AB130]+[.X130]+[.T130]+[.P130]" office:value-type="float" office:value="0" calcext:value-type="float">
            <text:p/>
          </table:table-cell>
          <table:table-cell table:formula="of:=[.BA130]+[.AW130]+[.AS130]+[.AO130]+[.AK130]+[.AG130]+[.AC130]+[.Y130]+[.U130]+[.Q130]+[.N130]+[.L130]+[.J130]+[.H130]" office:value-type="float" office:value="0" calcext:value-type="float">
            <text:p/>
          </table:table-cell>
          <table:table-cell table:formula="of:=[.BB130]+[.AX130]+[.AT130]+[.AP130]+[.AL130]+[.AH130]+[.AD130]+[.Z130]+[.V130]+[.R130]" office:value-type="float" office:value="0" calcext:value-type="float">
            <text:p/>
          </table:table-cell>
          <table:table-cell table:formula="of:=[.BC130]+[.AY130]+[.AU130]+[.AQ130]+[.AM130]+[.AI130]+[.AE130]+[.AA130]+[.W130]+[.S130]+[.O130]+[.M130]+[.K130]+[.I130]" office:value-type="float" office:value="0" calcext:value-type="float">
            <text:p/>
          </table:table-cell>
          <table:table-cell table:formula="of:=[.BD130]+[.BF130]" office:value-type="float" office:value="0" calcext:value-type="float">
            <text:p/>
          </table:table-cell>
          <table:table-cell table:formula="of:=[.BE130]+[.BG130]" office:value-type="float" office:value="0" calcext:value-type="float">
            <text:p/>
          </table:table-cell>
          <table:table-cell table:formula="of:=[.D13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31]+[.AV131]+[.AR131]+[.AN131]+[.AJ131]+[.AF131]+[.AB131]+[.X131]+[.T131]+[.P131]" office:value-type="float" office:value="0" calcext:value-type="float">
            <text:p/>
          </table:table-cell>
          <table:table-cell table:formula="of:=[.BA131]+[.AW131]+[.AS131]+[.AO131]+[.AK131]+[.AG131]+[.AC131]+[.Y131]+[.U131]+[.Q131]+[.N131]+[.L131]+[.J131]+[.H131]" office:value-type="float" office:value="0" calcext:value-type="float">
            <text:p/>
          </table:table-cell>
          <table:table-cell table:formula="of:=[.BB131]+[.AX131]+[.AT131]+[.AP131]+[.AL131]+[.AH131]+[.AD131]+[.Z131]+[.V131]+[.R131]" office:value-type="float" office:value="0" calcext:value-type="float">
            <text:p/>
          </table:table-cell>
          <table:table-cell table:formula="of:=[.BC131]+[.AY131]+[.AU131]+[.AQ131]+[.AM131]+[.AI131]+[.AE131]+[.AA131]+[.W131]+[.S131]+[.O131]+[.M131]+[.K131]+[.I131]" office:value-type="float" office:value="0" calcext:value-type="float">
            <text:p/>
          </table:table-cell>
          <table:table-cell table:formula="of:=[.BD131]+[.BF131]" office:value-type="float" office:value="0" calcext:value-type="float">
            <text:p/>
          </table:table-cell>
          <table:table-cell table:formula="of:=[.BE131]+[.BG131]" office:value-type="float" office:value="0" calcext:value-type="float">
            <text:p/>
          </table:table-cell>
          <table:table-cell table:formula="of:=[.D13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32]+[.AV132]+[.AR132]+[.AN132]+[.AJ132]+[.AF132]+[.AB132]+[.X132]+[.T132]+[.P132]" office:value-type="float" office:value="0" calcext:value-type="float">
            <text:p/>
          </table:table-cell>
          <table:table-cell table:formula="of:=[.BA132]+[.AW132]+[.AS132]+[.AO132]+[.AK132]+[.AG132]+[.AC132]+[.Y132]+[.U132]+[.Q132]+[.N132]+[.L132]+[.J132]+[.H132]" office:value-type="float" office:value="0" calcext:value-type="float">
            <text:p/>
          </table:table-cell>
          <table:table-cell table:formula="of:=[.BB132]+[.AX132]+[.AT132]+[.AP132]+[.AL132]+[.AH132]+[.AD132]+[.Z132]+[.V132]+[.R132]" office:value-type="float" office:value="0" calcext:value-type="float">
            <text:p/>
          </table:table-cell>
          <table:table-cell table:formula="of:=[.BC132]+[.AY132]+[.AU132]+[.AQ132]+[.AM132]+[.AI132]+[.AE132]+[.AA132]+[.W132]+[.S132]+[.O132]+[.M132]+[.K132]+[.I132]" office:value-type="float" office:value="0" calcext:value-type="float">
            <text:p/>
          </table:table-cell>
          <table:table-cell table:formula="of:=[.BD132]+[.BF132]" office:value-type="float" office:value="0" calcext:value-type="float">
            <text:p/>
          </table:table-cell>
          <table:table-cell table:formula="of:=[.BE132]+[.BG132]" office:value-type="float" office:value="0" calcext:value-type="float">
            <text:p/>
          </table:table-cell>
          <table:table-cell table:formula="of:=[.D13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33]+[.AV133]+[.AR133]+[.AN133]+[.AJ133]+[.AF133]+[.AB133]+[.X133]+[.T133]+[.P133]" office:value-type="float" office:value="0" calcext:value-type="float">
            <text:p/>
          </table:table-cell>
          <table:table-cell table:formula="of:=[.BA133]+[.AW133]+[.AS133]+[.AO133]+[.AK133]+[.AG133]+[.AC133]+[.Y133]+[.U133]+[.Q133]+[.N133]+[.L133]+[.J133]+[.H133]" office:value-type="float" office:value="0" calcext:value-type="float">
            <text:p/>
          </table:table-cell>
          <table:table-cell table:formula="of:=[.BB133]+[.AX133]+[.AT133]+[.AP133]+[.AL133]+[.AH133]+[.AD133]+[.Z133]+[.V133]+[.R133]" office:value-type="float" office:value="0" calcext:value-type="float">
            <text:p/>
          </table:table-cell>
          <table:table-cell table:formula="of:=[.BC133]+[.AY133]+[.AU133]+[.AQ133]+[.AM133]+[.AI133]+[.AE133]+[.AA133]+[.W133]+[.S133]+[.O133]+[.M133]+[.K133]+[.I133]" office:value-type="float" office:value="0" calcext:value-type="float">
            <text:p/>
          </table:table-cell>
          <table:table-cell table:formula="of:=[.BD133]+[.BF133]" office:value-type="float" office:value="0" calcext:value-type="float">
            <text:p/>
          </table:table-cell>
          <table:table-cell table:formula="of:=[.BE133]+[.BG133]" office:value-type="float" office:value="0" calcext:value-type="float">
            <text:p/>
          </table:table-cell>
          <table:table-cell table:formula="of:=[.D13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34]+[.AV134]+[.AR134]+[.AN134]+[.AJ134]+[.AF134]+[.AB134]+[.X134]+[.T134]+[.P134]" office:value-type="float" office:value="0" calcext:value-type="float">
            <text:p/>
          </table:table-cell>
          <table:table-cell table:formula="of:=[.BA134]+[.AW134]+[.AS134]+[.AO134]+[.AK134]+[.AG134]+[.AC134]+[.Y134]+[.U134]+[.Q134]+[.N134]+[.L134]+[.J134]+[.H134]" office:value-type="float" office:value="0" calcext:value-type="float">
            <text:p/>
          </table:table-cell>
          <table:table-cell table:formula="of:=[.BB134]+[.AX134]+[.AT134]+[.AP134]+[.AL134]+[.AH134]+[.AD134]+[.Z134]+[.V134]+[.R134]" office:value-type="float" office:value="0" calcext:value-type="float">
            <text:p/>
          </table:table-cell>
          <table:table-cell table:formula="of:=[.BC134]+[.AY134]+[.AU134]+[.AQ134]+[.AM134]+[.AI134]+[.AE134]+[.AA134]+[.W134]+[.S134]+[.O134]+[.M134]+[.K134]+[.I134]" office:value-type="float" office:value="0" calcext:value-type="float">
            <text:p/>
          </table:table-cell>
          <table:table-cell table:formula="of:=[.BD134]+[.BF134]" office:value-type="float" office:value="0" calcext:value-type="float">
            <text:p/>
          </table:table-cell>
          <table:table-cell table:formula="of:=[.BE134]+[.BG134]" office:value-type="float" office:value="0" calcext:value-type="float">
            <text:p/>
          </table:table-cell>
          <table:table-cell table:formula="of:=[.D13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35]+[.AV135]+[.AR135]+[.AN135]+[.AJ135]+[.AF135]+[.AB135]+[.X135]+[.T135]+[.P135]" office:value-type="float" office:value="0" calcext:value-type="float">
            <text:p/>
          </table:table-cell>
          <table:table-cell table:formula="of:=[.BA135]+[.AW135]+[.AS135]+[.AO135]+[.AK135]+[.AG135]+[.AC135]+[.Y135]+[.U135]+[.Q135]+[.N135]+[.L135]+[.J135]+[.H135]" office:value-type="float" office:value="0" calcext:value-type="float">
            <text:p/>
          </table:table-cell>
          <table:table-cell table:formula="of:=[.BB135]+[.AX135]+[.AT135]+[.AP135]+[.AL135]+[.AH135]+[.AD135]+[.Z135]+[.V135]+[.R135]" office:value-type="float" office:value="0" calcext:value-type="float">
            <text:p/>
          </table:table-cell>
          <table:table-cell table:formula="of:=[.BC135]+[.AY135]+[.AU135]+[.AQ135]+[.AM135]+[.AI135]+[.AE135]+[.AA135]+[.W135]+[.S135]+[.O135]+[.M135]+[.K135]+[.I135]" office:value-type="float" office:value="0" calcext:value-type="float">
            <text:p/>
          </table:table-cell>
          <table:table-cell table:formula="of:=[.BD135]+[.BF135]" office:value-type="float" office:value="0" calcext:value-type="float">
            <text:p/>
          </table:table-cell>
          <table:table-cell table:formula="of:=[.BE135]+[.BG135]" office:value-type="float" office:value="0" calcext:value-type="float">
            <text:p/>
          </table:table-cell>
          <table:table-cell table:formula="of:=[.D13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36]+[.AV136]+[.AR136]+[.AN136]+[.AJ136]+[.AF136]+[.AB136]+[.X136]+[.T136]+[.P136]" office:value-type="float" office:value="0" calcext:value-type="float">
            <text:p/>
          </table:table-cell>
          <table:table-cell table:formula="of:=[.BA136]+[.AW136]+[.AS136]+[.AO136]+[.AK136]+[.AG136]+[.AC136]+[.Y136]+[.U136]+[.Q136]+[.N136]+[.L136]+[.J136]+[.H136]" office:value-type="float" office:value="0" calcext:value-type="float">
            <text:p/>
          </table:table-cell>
          <table:table-cell table:formula="of:=[.BB136]+[.AX136]+[.AT136]+[.AP136]+[.AL136]+[.AH136]+[.AD136]+[.Z136]+[.V136]+[.R136]" office:value-type="float" office:value="0" calcext:value-type="float">
            <text:p/>
          </table:table-cell>
          <table:table-cell table:formula="of:=[.BC136]+[.AY136]+[.AU136]+[.AQ136]+[.AM136]+[.AI136]+[.AE136]+[.AA136]+[.W136]+[.S136]+[.O136]+[.M136]+[.K136]+[.I136]" office:value-type="float" office:value="0" calcext:value-type="float">
            <text:p/>
          </table:table-cell>
          <table:table-cell table:formula="of:=[.BD136]+[.BF136]" office:value-type="float" office:value="0" calcext:value-type="float">
            <text:p/>
          </table:table-cell>
          <table:table-cell table:formula="of:=[.BE136]+[.BG136]" office:value-type="float" office:value="0" calcext:value-type="float">
            <text:p/>
          </table:table-cell>
          <table:table-cell table:formula="of:=[.D13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37]+[.AV137]+[.AR137]+[.AN137]+[.AJ137]+[.AF137]+[.AB137]+[.X137]+[.T137]+[.P137]" office:value-type="float" office:value="0" calcext:value-type="float">
            <text:p/>
          </table:table-cell>
          <table:table-cell table:formula="of:=[.BA137]+[.AW137]+[.AS137]+[.AO137]+[.AK137]+[.AG137]+[.AC137]+[.Y137]+[.U137]+[.Q137]+[.N137]+[.L137]+[.J137]+[.H137]" office:value-type="float" office:value="0" calcext:value-type="float">
            <text:p/>
          </table:table-cell>
          <table:table-cell table:formula="of:=[.BB137]+[.AX137]+[.AT137]+[.AP137]+[.AL137]+[.AH137]+[.AD137]+[.Z137]+[.V137]+[.R137]" office:value-type="float" office:value="0" calcext:value-type="float">
            <text:p/>
          </table:table-cell>
          <table:table-cell table:formula="of:=[.BC137]+[.AY137]+[.AU137]+[.AQ137]+[.AM137]+[.AI137]+[.AE137]+[.AA137]+[.W137]+[.S137]+[.O137]+[.M137]+[.K137]+[.I137]" office:value-type="float" office:value="0" calcext:value-type="float">
            <text:p/>
          </table:table-cell>
          <table:table-cell table:formula="of:=[.BD137]+[.BF137]" office:value-type="float" office:value="0" calcext:value-type="float">
            <text:p/>
          </table:table-cell>
          <table:table-cell table:formula="of:=[.BE137]+[.BG137]" office:value-type="float" office:value="0" calcext:value-type="float">
            <text:p/>
          </table:table-cell>
          <table:table-cell table:formula="of:=[.D13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38]+[.AV138]+[.AR138]+[.AN138]+[.AJ138]+[.AF138]+[.AB138]+[.X138]+[.T138]+[.P138]" office:value-type="float" office:value="0" calcext:value-type="float">
            <text:p/>
          </table:table-cell>
          <table:table-cell table:formula="of:=[.BA138]+[.AW138]+[.AS138]+[.AO138]+[.AK138]+[.AG138]+[.AC138]+[.Y138]+[.U138]+[.Q138]+[.N138]+[.L138]+[.J138]+[.H138]" office:value-type="float" office:value="0" calcext:value-type="float">
            <text:p/>
          </table:table-cell>
          <table:table-cell table:formula="of:=[.BB138]+[.AX138]+[.AT138]+[.AP138]+[.AL138]+[.AH138]+[.AD138]+[.Z138]+[.V138]+[.R138]" office:value-type="float" office:value="0" calcext:value-type="float">
            <text:p/>
          </table:table-cell>
          <table:table-cell table:formula="of:=[.BC138]+[.AY138]+[.AU138]+[.AQ138]+[.AM138]+[.AI138]+[.AE138]+[.AA138]+[.W138]+[.S138]+[.O138]+[.M138]+[.K138]+[.I138]" office:value-type="float" office:value="0" calcext:value-type="float">
            <text:p/>
          </table:table-cell>
          <table:table-cell table:formula="of:=[.BD138]+[.BF138]" office:value-type="float" office:value="0" calcext:value-type="float">
            <text:p/>
          </table:table-cell>
          <table:table-cell table:formula="of:=[.BE138]+[.BG138]" office:value-type="float" office:value="0" calcext:value-type="float">
            <text:p/>
          </table:table-cell>
          <table:table-cell table:formula="of:=[.D13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39]+[.AV139]+[.AR139]+[.AN139]+[.AJ139]+[.AF139]+[.AB139]+[.X139]+[.T139]+[.P139]" office:value-type="float" office:value="0" calcext:value-type="float">
            <text:p/>
          </table:table-cell>
          <table:table-cell table:formula="of:=[.BA139]+[.AW139]+[.AS139]+[.AO139]+[.AK139]+[.AG139]+[.AC139]+[.Y139]+[.U139]+[.Q139]+[.N139]+[.L139]+[.J139]+[.H139]" office:value-type="float" office:value="0" calcext:value-type="float">
            <text:p/>
          </table:table-cell>
          <table:table-cell table:formula="of:=[.BB139]+[.AX139]+[.AT139]+[.AP139]+[.AL139]+[.AH139]+[.AD139]+[.Z139]+[.V139]+[.R139]" office:value-type="float" office:value="0" calcext:value-type="float">
            <text:p/>
          </table:table-cell>
          <table:table-cell table:formula="of:=[.BC139]+[.AY139]+[.AU139]+[.AQ139]+[.AM139]+[.AI139]+[.AE139]+[.AA139]+[.W139]+[.S139]+[.O139]+[.M139]+[.K139]+[.I139]" office:value-type="float" office:value="0" calcext:value-type="float">
            <text:p/>
          </table:table-cell>
          <table:table-cell table:formula="of:=[.BD139]+[.BF139]" office:value-type="float" office:value="0" calcext:value-type="float">
            <text:p/>
          </table:table-cell>
          <table:table-cell table:formula="of:=[.BE139]+[.BG139]" office:value-type="float" office:value="0" calcext:value-type="float">
            <text:p/>
          </table:table-cell>
          <table:table-cell table:formula="of:=[.D13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40]+[.AV140]+[.AR140]+[.AN140]+[.AJ140]+[.AF140]+[.AB140]+[.X140]+[.T140]+[.P140]" office:value-type="float" office:value="0" calcext:value-type="float">
            <text:p/>
          </table:table-cell>
          <table:table-cell table:formula="of:=[.BA140]+[.AW140]+[.AS140]+[.AO140]+[.AK140]+[.AG140]+[.AC140]+[.Y140]+[.U140]+[.Q140]+[.N140]+[.L140]+[.J140]+[.H140]" office:value-type="float" office:value="0" calcext:value-type="float">
            <text:p/>
          </table:table-cell>
          <table:table-cell table:formula="of:=[.BB140]+[.AX140]+[.AT140]+[.AP140]+[.AL140]+[.AH140]+[.AD140]+[.Z140]+[.V140]+[.R140]" office:value-type="float" office:value="0" calcext:value-type="float">
            <text:p/>
          </table:table-cell>
          <table:table-cell table:formula="of:=[.BC140]+[.AY140]+[.AU140]+[.AQ140]+[.AM140]+[.AI140]+[.AE140]+[.AA140]+[.W140]+[.S140]+[.O140]+[.M140]+[.K140]+[.I140]" office:value-type="float" office:value="0" calcext:value-type="float">
            <text:p/>
          </table:table-cell>
          <table:table-cell table:formula="of:=[.BD140]+[.BF140]" office:value-type="float" office:value="0" calcext:value-type="float">
            <text:p/>
          </table:table-cell>
          <table:table-cell table:formula="of:=[.BE140]+[.BG140]" office:value-type="float" office:value="0" calcext:value-type="float">
            <text:p/>
          </table:table-cell>
          <table:table-cell table:formula="of:=[.D14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41]+[.AV141]+[.AR141]+[.AN141]+[.AJ141]+[.AF141]+[.AB141]+[.X141]+[.T141]+[.P141]" office:value-type="float" office:value="0" calcext:value-type="float">
            <text:p/>
          </table:table-cell>
          <table:table-cell table:formula="of:=[.BA141]+[.AW141]+[.AS141]+[.AO141]+[.AK141]+[.AG141]+[.AC141]+[.Y141]+[.U141]+[.Q141]+[.N141]+[.L141]+[.J141]+[.H141]" office:value-type="float" office:value="0" calcext:value-type="float">
            <text:p/>
          </table:table-cell>
          <table:table-cell table:formula="of:=[.BB141]+[.AX141]+[.AT141]+[.AP141]+[.AL141]+[.AH141]+[.AD141]+[.Z141]+[.V141]+[.R141]" office:value-type="float" office:value="0" calcext:value-type="float">
            <text:p/>
          </table:table-cell>
          <table:table-cell table:formula="of:=[.BC141]+[.AY141]+[.AU141]+[.AQ141]+[.AM141]+[.AI141]+[.AE141]+[.AA141]+[.W141]+[.S141]+[.O141]+[.M141]+[.K141]+[.I141]" office:value-type="float" office:value="0" calcext:value-type="float">
            <text:p/>
          </table:table-cell>
          <table:table-cell table:formula="of:=[.BD141]+[.BF141]" office:value-type="float" office:value="0" calcext:value-type="float">
            <text:p/>
          </table:table-cell>
          <table:table-cell table:formula="of:=[.BE141]+[.BG141]" office:value-type="float" office:value="0" calcext:value-type="float">
            <text:p/>
          </table:table-cell>
          <table:table-cell table:formula="of:=[.D14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42]+[.AV142]+[.AR142]+[.AN142]+[.AJ142]+[.AF142]+[.AB142]+[.X142]+[.T142]+[.P142]" office:value-type="float" office:value="0" calcext:value-type="float">
            <text:p/>
          </table:table-cell>
          <table:table-cell table:formula="of:=[.BA142]+[.AW142]+[.AS142]+[.AO142]+[.AK142]+[.AG142]+[.AC142]+[.Y142]+[.U142]+[.Q142]+[.N142]+[.L142]+[.J142]+[.H142]" office:value-type="float" office:value="0" calcext:value-type="float">
            <text:p/>
          </table:table-cell>
          <table:table-cell table:formula="of:=[.BB142]+[.AX142]+[.AT142]+[.AP142]+[.AL142]+[.AH142]+[.AD142]+[.Z142]+[.V142]+[.R142]" office:value-type="float" office:value="0" calcext:value-type="float">
            <text:p/>
          </table:table-cell>
          <table:table-cell table:formula="of:=[.BC142]+[.AY142]+[.AU142]+[.AQ142]+[.AM142]+[.AI142]+[.AE142]+[.AA142]+[.W142]+[.S142]+[.O142]+[.M142]+[.K142]+[.I142]" office:value-type="float" office:value="0" calcext:value-type="float">
            <text:p/>
          </table:table-cell>
          <table:table-cell table:formula="of:=[.BD142]+[.BF142]" office:value-type="float" office:value="0" calcext:value-type="float">
            <text:p/>
          </table:table-cell>
          <table:table-cell table:formula="of:=[.BE142]+[.BG142]" office:value-type="float" office:value="0" calcext:value-type="float">
            <text:p/>
          </table:table-cell>
          <table:table-cell table:formula="of:=[.D14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43]+[.AV143]+[.AR143]+[.AN143]+[.AJ143]+[.AF143]+[.AB143]+[.X143]+[.T143]+[.P143]" office:value-type="float" office:value="0" calcext:value-type="float">
            <text:p/>
          </table:table-cell>
          <table:table-cell table:formula="of:=[.BA143]+[.AW143]+[.AS143]+[.AO143]+[.AK143]+[.AG143]+[.AC143]+[.Y143]+[.U143]+[.Q143]+[.N143]+[.L143]+[.J143]+[.H143]" office:value-type="float" office:value="0" calcext:value-type="float">
            <text:p/>
          </table:table-cell>
          <table:table-cell table:formula="of:=[.BB143]+[.AX143]+[.AT143]+[.AP143]+[.AL143]+[.AH143]+[.AD143]+[.Z143]+[.V143]+[.R143]" office:value-type="float" office:value="0" calcext:value-type="float">
            <text:p/>
          </table:table-cell>
          <table:table-cell table:formula="of:=[.BC143]+[.AY143]+[.AU143]+[.AQ143]+[.AM143]+[.AI143]+[.AE143]+[.AA143]+[.W143]+[.S143]+[.O143]+[.M143]+[.K143]+[.I143]" office:value-type="float" office:value="0" calcext:value-type="float">
            <text:p/>
          </table:table-cell>
          <table:table-cell table:formula="of:=[.BD143]+[.BF143]" office:value-type="float" office:value="0" calcext:value-type="float">
            <text:p/>
          </table:table-cell>
          <table:table-cell table:formula="of:=[.BE143]+[.BG143]" office:value-type="float" office:value="0" calcext:value-type="float">
            <text:p/>
          </table:table-cell>
          <table:table-cell table:formula="of:=[.D14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44]+[.AV144]+[.AR144]+[.AN144]+[.AJ144]+[.AF144]+[.AB144]+[.X144]+[.T144]+[.P144]" office:value-type="float" office:value="0" calcext:value-type="float">
            <text:p/>
          </table:table-cell>
          <table:table-cell table:formula="of:=[.BA144]+[.AW144]+[.AS144]+[.AO144]+[.AK144]+[.AG144]+[.AC144]+[.Y144]+[.U144]+[.Q144]+[.N144]+[.L144]+[.J144]+[.H144]" office:value-type="float" office:value="0" calcext:value-type="float">
            <text:p/>
          </table:table-cell>
          <table:table-cell table:formula="of:=[.BB144]+[.AX144]+[.AT144]+[.AP144]+[.AL144]+[.AH144]+[.AD144]+[.Z144]+[.V144]+[.R144]" office:value-type="float" office:value="0" calcext:value-type="float">
            <text:p/>
          </table:table-cell>
          <table:table-cell table:formula="of:=[.BC144]+[.AY144]+[.AU144]+[.AQ144]+[.AM144]+[.AI144]+[.AE144]+[.AA144]+[.W144]+[.S144]+[.O144]+[.M144]+[.K144]+[.I144]" office:value-type="float" office:value="0" calcext:value-type="float">
            <text:p/>
          </table:table-cell>
          <table:table-cell table:formula="of:=[.BD144]+[.BF144]" office:value-type="float" office:value="0" calcext:value-type="float">
            <text:p/>
          </table:table-cell>
          <table:table-cell table:formula="of:=[.BE144]+[.BG144]" office:value-type="float" office:value="0" calcext:value-type="float">
            <text:p/>
          </table:table-cell>
          <table:table-cell table:formula="of:=[.D14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45]+[.AV145]+[.AR145]+[.AN145]+[.AJ145]+[.AF145]+[.AB145]+[.X145]+[.T145]+[.P145]" office:value-type="float" office:value="0" calcext:value-type="float">
            <text:p/>
          </table:table-cell>
          <table:table-cell table:formula="of:=[.BA145]+[.AW145]+[.AS145]+[.AO145]+[.AK145]+[.AG145]+[.AC145]+[.Y145]+[.U145]+[.Q145]+[.N145]+[.L145]+[.J145]+[.H145]" office:value-type="float" office:value="0" calcext:value-type="float">
            <text:p/>
          </table:table-cell>
          <table:table-cell table:formula="of:=[.BB145]+[.AX145]+[.AT145]+[.AP145]+[.AL145]+[.AH145]+[.AD145]+[.Z145]+[.V145]+[.R145]" office:value-type="float" office:value="0" calcext:value-type="float">
            <text:p/>
          </table:table-cell>
          <table:table-cell table:formula="of:=[.BC145]+[.AY145]+[.AU145]+[.AQ145]+[.AM145]+[.AI145]+[.AE145]+[.AA145]+[.W145]+[.S145]+[.O145]+[.M145]+[.K145]+[.I145]" office:value-type="float" office:value="0" calcext:value-type="float">
            <text:p/>
          </table:table-cell>
          <table:table-cell table:formula="of:=[.BD145]+[.BF145]" office:value-type="float" office:value="0" calcext:value-type="float">
            <text:p/>
          </table:table-cell>
          <table:table-cell table:formula="of:=[.BE145]+[.BG145]" office:value-type="float" office:value="0" calcext:value-type="float">
            <text:p/>
          </table:table-cell>
          <table:table-cell table:formula="of:=[.D14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46]+[.AV146]+[.AR146]+[.AN146]+[.AJ146]+[.AF146]+[.AB146]+[.X146]+[.T146]+[.P146]" office:value-type="float" office:value="0" calcext:value-type="float">
            <text:p/>
          </table:table-cell>
          <table:table-cell table:formula="of:=[.BA146]+[.AW146]+[.AS146]+[.AO146]+[.AK146]+[.AG146]+[.AC146]+[.Y146]+[.U146]+[.Q146]+[.N146]+[.L146]+[.J146]+[.H146]" office:value-type="float" office:value="0" calcext:value-type="float">
            <text:p/>
          </table:table-cell>
          <table:table-cell table:formula="of:=[.BB146]+[.AX146]+[.AT146]+[.AP146]+[.AL146]+[.AH146]+[.AD146]+[.Z146]+[.V146]+[.R146]" office:value-type="float" office:value="0" calcext:value-type="float">
            <text:p/>
          </table:table-cell>
          <table:table-cell table:formula="of:=[.BC146]+[.AY146]+[.AU146]+[.AQ146]+[.AM146]+[.AI146]+[.AE146]+[.AA146]+[.W146]+[.S146]+[.O146]+[.M146]+[.K146]+[.I146]" office:value-type="float" office:value="0" calcext:value-type="float">
            <text:p/>
          </table:table-cell>
          <table:table-cell table:formula="of:=[.BD146]+[.BF146]" office:value-type="float" office:value="0" calcext:value-type="float">
            <text:p/>
          </table:table-cell>
          <table:table-cell table:formula="of:=[.BE146]+[.BG146]" office:value-type="float" office:value="0" calcext:value-type="float">
            <text:p/>
          </table:table-cell>
          <table:table-cell table:formula="of:=[.D14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47]+[.AV147]+[.AR147]+[.AN147]+[.AJ147]+[.AF147]+[.AB147]+[.X147]+[.T147]+[.P147]" office:value-type="float" office:value="0" calcext:value-type="float">
            <text:p/>
          </table:table-cell>
          <table:table-cell table:formula="of:=[.BA147]+[.AW147]+[.AS147]+[.AO147]+[.AK147]+[.AG147]+[.AC147]+[.Y147]+[.U147]+[.Q147]+[.N147]+[.L147]+[.J147]+[.H147]" office:value-type="float" office:value="0" calcext:value-type="float">
            <text:p/>
          </table:table-cell>
          <table:table-cell table:formula="of:=[.BB147]+[.AX147]+[.AT147]+[.AP147]+[.AL147]+[.AH147]+[.AD147]+[.Z147]+[.V147]+[.R147]" office:value-type="float" office:value="0" calcext:value-type="float">
            <text:p/>
          </table:table-cell>
          <table:table-cell table:formula="of:=[.BC147]+[.AY147]+[.AU147]+[.AQ147]+[.AM147]+[.AI147]+[.AE147]+[.AA147]+[.W147]+[.S147]+[.O147]+[.M147]+[.K147]+[.I147]" office:value-type="float" office:value="0" calcext:value-type="float">
            <text:p/>
          </table:table-cell>
          <table:table-cell table:formula="of:=[.BD147]+[.BF147]" office:value-type="float" office:value="0" calcext:value-type="float">
            <text:p/>
          </table:table-cell>
          <table:table-cell table:formula="of:=[.BE147]+[.BG147]" office:value-type="float" office:value="0" calcext:value-type="float">
            <text:p/>
          </table:table-cell>
          <table:table-cell table:formula="of:=[.D14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48]+[.AV148]+[.AR148]+[.AN148]+[.AJ148]+[.AF148]+[.AB148]+[.X148]+[.T148]+[.P148]" office:value-type="float" office:value="0" calcext:value-type="float">
            <text:p/>
          </table:table-cell>
          <table:table-cell table:formula="of:=[.BA148]+[.AW148]+[.AS148]+[.AO148]+[.AK148]+[.AG148]+[.AC148]+[.Y148]+[.U148]+[.Q148]+[.N148]+[.L148]+[.J148]+[.H148]" office:value-type="float" office:value="0" calcext:value-type="float">
            <text:p/>
          </table:table-cell>
          <table:table-cell table:formula="of:=[.BB148]+[.AX148]+[.AT148]+[.AP148]+[.AL148]+[.AH148]+[.AD148]+[.Z148]+[.V148]+[.R148]" office:value-type="float" office:value="0" calcext:value-type="float">
            <text:p/>
          </table:table-cell>
          <table:table-cell table:formula="of:=[.BC148]+[.AY148]+[.AU148]+[.AQ148]+[.AM148]+[.AI148]+[.AE148]+[.AA148]+[.W148]+[.S148]+[.O148]+[.M148]+[.K148]+[.I148]" office:value-type="float" office:value="0" calcext:value-type="float">
            <text:p/>
          </table:table-cell>
          <table:table-cell table:formula="of:=[.BD148]+[.BF148]" office:value-type="float" office:value="0" calcext:value-type="float">
            <text:p/>
          </table:table-cell>
          <table:table-cell table:formula="of:=[.BE148]+[.BG148]" office:value-type="float" office:value="0" calcext:value-type="float">
            <text:p/>
          </table:table-cell>
          <table:table-cell table:formula="of:=[.D14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49]+[.AV149]+[.AR149]+[.AN149]+[.AJ149]+[.AF149]+[.AB149]+[.X149]+[.T149]+[.P149]" office:value-type="float" office:value="0" calcext:value-type="float">
            <text:p/>
          </table:table-cell>
          <table:table-cell table:formula="of:=[.BA149]+[.AW149]+[.AS149]+[.AO149]+[.AK149]+[.AG149]+[.AC149]+[.Y149]+[.U149]+[.Q149]+[.N149]+[.L149]+[.J149]+[.H149]" office:value-type="float" office:value="0" calcext:value-type="float">
            <text:p/>
          </table:table-cell>
          <table:table-cell table:formula="of:=[.BB149]+[.AX149]+[.AT149]+[.AP149]+[.AL149]+[.AH149]+[.AD149]+[.Z149]+[.V149]+[.R149]" office:value-type="float" office:value="0" calcext:value-type="float">
            <text:p/>
          </table:table-cell>
          <table:table-cell table:formula="of:=[.BC149]+[.AY149]+[.AU149]+[.AQ149]+[.AM149]+[.AI149]+[.AE149]+[.AA149]+[.W149]+[.S149]+[.O149]+[.M149]+[.K149]+[.I149]" office:value-type="float" office:value="0" calcext:value-type="float">
            <text:p/>
          </table:table-cell>
          <table:table-cell table:formula="of:=[.BD149]+[.BF149]" office:value-type="float" office:value="0" calcext:value-type="float">
            <text:p/>
          </table:table-cell>
          <table:table-cell table:formula="of:=[.BE149]+[.BG149]" office:value-type="float" office:value="0" calcext:value-type="float">
            <text:p/>
          </table:table-cell>
          <table:table-cell table:formula="of:=[.D14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50]+[.AV150]+[.AR150]+[.AN150]+[.AJ150]+[.AF150]+[.AB150]+[.X150]+[.T150]+[.P150]" office:value-type="float" office:value="0" calcext:value-type="float">
            <text:p/>
          </table:table-cell>
          <table:table-cell table:formula="of:=[.BA150]+[.AW150]+[.AS150]+[.AO150]+[.AK150]+[.AG150]+[.AC150]+[.Y150]+[.U150]+[.Q150]+[.N150]+[.L150]+[.J150]+[.H150]" office:value-type="float" office:value="0" calcext:value-type="float">
            <text:p/>
          </table:table-cell>
          <table:table-cell table:formula="of:=[.BB150]+[.AX150]+[.AT150]+[.AP150]+[.AL150]+[.AH150]+[.AD150]+[.Z150]+[.V150]+[.R150]" office:value-type="float" office:value="0" calcext:value-type="float">
            <text:p/>
          </table:table-cell>
          <table:table-cell table:formula="of:=[.BC150]+[.AY150]+[.AU150]+[.AQ150]+[.AM150]+[.AI150]+[.AE150]+[.AA150]+[.W150]+[.S150]+[.O150]+[.M150]+[.K150]+[.I150]" office:value-type="float" office:value="0" calcext:value-type="float">
            <text:p/>
          </table:table-cell>
          <table:table-cell table:formula="of:=[.BD150]+[.BF150]" office:value-type="float" office:value="0" calcext:value-type="float">
            <text:p/>
          </table:table-cell>
          <table:table-cell table:formula="of:=[.BE150]+[.BG150]" office:value-type="float" office:value="0" calcext:value-type="float">
            <text:p/>
          </table:table-cell>
          <table:table-cell table:formula="of:=[.D15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51]+[.AV151]+[.AR151]+[.AN151]+[.AJ151]+[.AF151]+[.AB151]+[.X151]+[.T151]+[.P151]" office:value-type="float" office:value="0" calcext:value-type="float">
            <text:p/>
          </table:table-cell>
          <table:table-cell table:formula="of:=[.BA151]+[.AW151]+[.AS151]+[.AO151]+[.AK151]+[.AG151]+[.AC151]+[.Y151]+[.U151]+[.Q151]+[.N151]+[.L151]+[.J151]+[.H151]" office:value-type="float" office:value="0" calcext:value-type="float">
            <text:p/>
          </table:table-cell>
          <table:table-cell table:formula="of:=[.BB151]+[.AX151]+[.AT151]+[.AP151]+[.AL151]+[.AH151]+[.AD151]+[.Z151]+[.V151]+[.R151]" office:value-type="float" office:value="0" calcext:value-type="float">
            <text:p/>
          </table:table-cell>
          <table:table-cell table:formula="of:=[.BC151]+[.AY151]+[.AU151]+[.AQ151]+[.AM151]+[.AI151]+[.AE151]+[.AA151]+[.W151]+[.S151]+[.O151]+[.M151]+[.K151]+[.I151]" office:value-type="float" office:value="0" calcext:value-type="float">
            <text:p/>
          </table:table-cell>
          <table:table-cell table:formula="of:=[.BD151]+[.BF151]" office:value-type="float" office:value="0" calcext:value-type="float">
            <text:p/>
          </table:table-cell>
          <table:table-cell table:formula="of:=[.BE151]+[.BG151]" office:value-type="float" office:value="0" calcext:value-type="float">
            <text:p/>
          </table:table-cell>
          <table:table-cell table:formula="of:=[.D15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52]+[.AV152]+[.AR152]+[.AN152]+[.AJ152]+[.AF152]+[.AB152]+[.X152]+[.T152]+[.P152]" office:value-type="float" office:value="0" calcext:value-type="float">
            <text:p/>
          </table:table-cell>
          <table:table-cell table:formula="of:=[.BA152]+[.AW152]+[.AS152]+[.AO152]+[.AK152]+[.AG152]+[.AC152]+[.Y152]+[.U152]+[.Q152]+[.N152]+[.L152]+[.J152]+[.H152]" office:value-type="float" office:value="0" calcext:value-type="float">
            <text:p/>
          </table:table-cell>
          <table:table-cell table:formula="of:=[.BB152]+[.AX152]+[.AT152]+[.AP152]+[.AL152]+[.AH152]+[.AD152]+[.Z152]+[.V152]+[.R152]" office:value-type="float" office:value="0" calcext:value-type="float">
            <text:p/>
          </table:table-cell>
          <table:table-cell table:formula="of:=[.BC152]+[.AY152]+[.AU152]+[.AQ152]+[.AM152]+[.AI152]+[.AE152]+[.AA152]+[.W152]+[.S152]+[.O152]+[.M152]+[.K152]+[.I152]" office:value-type="float" office:value="0" calcext:value-type="float">
            <text:p/>
          </table:table-cell>
          <table:table-cell table:formula="of:=[.BD152]+[.BF152]" office:value-type="float" office:value="0" calcext:value-type="float">
            <text:p/>
          </table:table-cell>
          <table:table-cell table:formula="of:=[.BE152]+[.BG152]" office:value-type="float" office:value="0" calcext:value-type="float">
            <text:p/>
          </table:table-cell>
          <table:table-cell table:formula="of:=[.D15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53]+[.AV153]+[.AR153]+[.AN153]+[.AJ153]+[.AF153]+[.AB153]+[.X153]+[.T153]+[.P153]" office:value-type="float" office:value="0" calcext:value-type="float">
            <text:p/>
          </table:table-cell>
          <table:table-cell table:formula="of:=[.BA153]+[.AW153]+[.AS153]+[.AO153]+[.AK153]+[.AG153]+[.AC153]+[.Y153]+[.U153]+[.Q153]+[.N153]+[.L153]+[.J153]+[.H153]" office:value-type="float" office:value="0" calcext:value-type="float">
            <text:p/>
          </table:table-cell>
          <table:table-cell table:formula="of:=[.BB153]+[.AX153]+[.AT153]+[.AP153]+[.AL153]+[.AH153]+[.AD153]+[.Z153]+[.V153]+[.R153]" office:value-type="float" office:value="0" calcext:value-type="float">
            <text:p/>
          </table:table-cell>
          <table:table-cell table:formula="of:=[.BC153]+[.AY153]+[.AU153]+[.AQ153]+[.AM153]+[.AI153]+[.AE153]+[.AA153]+[.W153]+[.S153]+[.O153]+[.M153]+[.K153]+[.I153]" office:value-type="float" office:value="0" calcext:value-type="float">
            <text:p/>
          </table:table-cell>
          <table:table-cell table:formula="of:=[.BD153]+[.BF153]" office:value-type="float" office:value="0" calcext:value-type="float">
            <text:p/>
          </table:table-cell>
          <table:table-cell table:formula="of:=[.BE153]+[.BG153]" office:value-type="float" office:value="0" calcext:value-type="float">
            <text:p/>
          </table:table-cell>
          <table:table-cell table:formula="of:=[.D15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54]+[.AV154]+[.AR154]+[.AN154]+[.AJ154]+[.AF154]+[.AB154]+[.X154]+[.T154]+[.P154]" office:value-type="float" office:value="0" calcext:value-type="float">
            <text:p/>
          </table:table-cell>
          <table:table-cell table:formula="of:=[.BA154]+[.AW154]+[.AS154]+[.AO154]+[.AK154]+[.AG154]+[.AC154]+[.Y154]+[.U154]+[.Q154]+[.N154]+[.L154]+[.J154]+[.H154]" office:value-type="float" office:value="0" calcext:value-type="float">
            <text:p/>
          </table:table-cell>
          <table:table-cell table:formula="of:=[.BB154]+[.AX154]+[.AT154]+[.AP154]+[.AL154]+[.AH154]+[.AD154]+[.Z154]+[.V154]+[.R154]" office:value-type="float" office:value="0" calcext:value-type="float">
            <text:p/>
          </table:table-cell>
          <table:table-cell table:formula="of:=[.BC154]+[.AY154]+[.AU154]+[.AQ154]+[.AM154]+[.AI154]+[.AE154]+[.AA154]+[.W154]+[.S154]+[.O154]+[.M154]+[.K154]+[.I154]" office:value-type="float" office:value="0" calcext:value-type="float">
            <text:p/>
          </table:table-cell>
          <table:table-cell table:formula="of:=[.BD154]+[.BF154]" office:value-type="float" office:value="0" calcext:value-type="float">
            <text:p/>
          </table:table-cell>
          <table:table-cell table:formula="of:=[.BE154]+[.BG154]" office:value-type="float" office:value="0" calcext:value-type="float">
            <text:p/>
          </table:table-cell>
          <table:table-cell table:formula="of:=[.D15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55]+[.AV155]+[.AR155]+[.AN155]+[.AJ155]+[.AF155]+[.AB155]+[.X155]+[.T155]+[.P155]" office:value-type="float" office:value="0" calcext:value-type="float">
            <text:p/>
          </table:table-cell>
          <table:table-cell table:formula="of:=[.BA155]+[.AW155]+[.AS155]+[.AO155]+[.AK155]+[.AG155]+[.AC155]+[.Y155]+[.U155]+[.Q155]+[.N155]+[.L155]+[.J155]+[.H155]" office:value-type="float" office:value="0" calcext:value-type="float">
            <text:p/>
          </table:table-cell>
          <table:table-cell table:formula="of:=[.BB155]+[.AX155]+[.AT155]+[.AP155]+[.AL155]+[.AH155]+[.AD155]+[.Z155]+[.V155]+[.R155]" office:value-type="float" office:value="0" calcext:value-type="float">
            <text:p/>
          </table:table-cell>
          <table:table-cell table:formula="of:=[.BC155]+[.AY155]+[.AU155]+[.AQ155]+[.AM155]+[.AI155]+[.AE155]+[.AA155]+[.W155]+[.S155]+[.O155]+[.M155]+[.K155]+[.I155]" office:value-type="float" office:value="0" calcext:value-type="float">
            <text:p/>
          </table:table-cell>
          <table:table-cell table:formula="of:=[.BD155]+[.BF155]" office:value-type="float" office:value="0" calcext:value-type="float">
            <text:p/>
          </table:table-cell>
          <table:table-cell table:formula="of:=[.BE155]+[.BG155]" office:value-type="float" office:value="0" calcext:value-type="float">
            <text:p/>
          </table:table-cell>
          <table:table-cell table:formula="of:=[.D15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56]+[.AV156]+[.AR156]+[.AN156]+[.AJ156]+[.AF156]+[.AB156]+[.X156]+[.T156]+[.P156]" office:value-type="float" office:value="0" calcext:value-type="float">
            <text:p/>
          </table:table-cell>
          <table:table-cell table:formula="of:=[.BA156]+[.AW156]+[.AS156]+[.AO156]+[.AK156]+[.AG156]+[.AC156]+[.Y156]+[.U156]+[.Q156]+[.N156]+[.L156]+[.J156]+[.H156]" office:value-type="float" office:value="0" calcext:value-type="float">
            <text:p/>
          </table:table-cell>
          <table:table-cell table:formula="of:=[.BB156]+[.AX156]+[.AT156]+[.AP156]+[.AL156]+[.AH156]+[.AD156]+[.Z156]+[.V156]+[.R156]" office:value-type="float" office:value="0" calcext:value-type="float">
            <text:p/>
          </table:table-cell>
          <table:table-cell table:formula="of:=[.BC156]+[.AY156]+[.AU156]+[.AQ156]+[.AM156]+[.AI156]+[.AE156]+[.AA156]+[.W156]+[.S156]+[.O156]+[.M156]+[.K156]+[.I156]" office:value-type="float" office:value="0" calcext:value-type="float">
            <text:p/>
          </table:table-cell>
          <table:table-cell table:formula="of:=[.BD156]+[.BF156]" office:value-type="float" office:value="0" calcext:value-type="float">
            <text:p/>
          </table:table-cell>
          <table:table-cell table:formula="of:=[.BE156]+[.BG156]" office:value-type="float" office:value="0" calcext:value-type="float">
            <text:p/>
          </table:table-cell>
          <table:table-cell table:formula="of:=[.D15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57]+[.AV157]+[.AR157]+[.AN157]+[.AJ157]+[.AF157]+[.AB157]+[.X157]+[.T157]+[.P157]" office:value-type="float" office:value="0" calcext:value-type="float">
            <text:p/>
          </table:table-cell>
          <table:table-cell table:formula="of:=[.BA157]+[.AW157]+[.AS157]+[.AO157]+[.AK157]+[.AG157]+[.AC157]+[.Y157]+[.U157]+[.Q157]+[.N157]+[.L157]+[.J157]+[.H157]" office:value-type="float" office:value="0" calcext:value-type="float">
            <text:p/>
          </table:table-cell>
          <table:table-cell table:formula="of:=[.BB157]+[.AX157]+[.AT157]+[.AP157]+[.AL157]+[.AH157]+[.AD157]+[.Z157]+[.V157]+[.R157]" office:value-type="float" office:value="0" calcext:value-type="float">
            <text:p/>
          </table:table-cell>
          <table:table-cell table:formula="of:=[.BC157]+[.AY157]+[.AU157]+[.AQ157]+[.AM157]+[.AI157]+[.AE157]+[.AA157]+[.W157]+[.S157]+[.O157]+[.M157]+[.K157]+[.I157]" office:value-type="float" office:value="0" calcext:value-type="float">
            <text:p/>
          </table:table-cell>
          <table:table-cell table:formula="of:=[.BD157]+[.BF157]" office:value-type="float" office:value="0" calcext:value-type="float">
            <text:p/>
          </table:table-cell>
          <table:table-cell table:formula="of:=[.BE157]+[.BG157]" office:value-type="float" office:value="0" calcext:value-type="float">
            <text:p/>
          </table:table-cell>
          <table:table-cell table:formula="of:=[.D15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58]+[.AV158]+[.AR158]+[.AN158]+[.AJ158]+[.AF158]+[.AB158]+[.X158]+[.T158]+[.P158]" office:value-type="float" office:value="0" calcext:value-type="float">
            <text:p/>
          </table:table-cell>
          <table:table-cell table:formula="of:=[.BA158]+[.AW158]+[.AS158]+[.AO158]+[.AK158]+[.AG158]+[.AC158]+[.Y158]+[.U158]+[.Q158]+[.N158]+[.L158]+[.J158]+[.H158]" office:value-type="float" office:value="0" calcext:value-type="float">
            <text:p/>
          </table:table-cell>
          <table:table-cell table:formula="of:=[.BB158]+[.AX158]+[.AT158]+[.AP158]+[.AL158]+[.AH158]+[.AD158]+[.Z158]+[.V158]+[.R158]" office:value-type="float" office:value="0" calcext:value-type="float">
            <text:p/>
          </table:table-cell>
          <table:table-cell table:formula="of:=[.BC158]+[.AY158]+[.AU158]+[.AQ158]+[.AM158]+[.AI158]+[.AE158]+[.AA158]+[.W158]+[.S158]+[.O158]+[.M158]+[.K158]+[.I158]" office:value-type="float" office:value="0" calcext:value-type="float">
            <text:p/>
          </table:table-cell>
          <table:table-cell table:formula="of:=[.BD158]+[.BF158]" office:value-type="float" office:value="0" calcext:value-type="float">
            <text:p/>
          </table:table-cell>
          <table:table-cell table:formula="of:=[.BE158]+[.BG158]" office:value-type="float" office:value="0" calcext:value-type="float">
            <text:p/>
          </table:table-cell>
          <table:table-cell table:formula="of:=[.D15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59]+[.AV159]+[.AR159]+[.AN159]+[.AJ159]+[.AF159]+[.AB159]+[.X159]+[.T159]+[.P159]" office:value-type="float" office:value="0" calcext:value-type="float">
            <text:p/>
          </table:table-cell>
          <table:table-cell table:formula="of:=[.BA159]+[.AW159]+[.AS159]+[.AO159]+[.AK159]+[.AG159]+[.AC159]+[.Y159]+[.U159]+[.Q159]+[.N159]+[.L159]+[.J159]+[.H159]" office:value-type="float" office:value="0" calcext:value-type="float">
            <text:p/>
          </table:table-cell>
          <table:table-cell table:formula="of:=[.BB159]+[.AX159]+[.AT159]+[.AP159]+[.AL159]+[.AH159]+[.AD159]+[.Z159]+[.V159]+[.R159]" office:value-type="float" office:value="0" calcext:value-type="float">
            <text:p/>
          </table:table-cell>
          <table:table-cell table:formula="of:=[.BC159]+[.AY159]+[.AU159]+[.AQ159]+[.AM159]+[.AI159]+[.AE159]+[.AA159]+[.W159]+[.S159]+[.O159]+[.M159]+[.K159]+[.I159]" office:value-type="float" office:value="0" calcext:value-type="float">
            <text:p/>
          </table:table-cell>
          <table:table-cell table:formula="of:=[.BD159]+[.BF159]" office:value-type="float" office:value="0" calcext:value-type="float">
            <text:p/>
          </table:table-cell>
          <table:table-cell table:formula="of:=[.BE159]+[.BG159]" office:value-type="float" office:value="0" calcext:value-type="float">
            <text:p/>
          </table:table-cell>
          <table:table-cell table:formula="of:=[.D15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60]+[.AV160]+[.AR160]+[.AN160]+[.AJ160]+[.AF160]+[.AB160]+[.X160]+[.T160]+[.P160]" office:value-type="float" office:value="0" calcext:value-type="float">
            <text:p/>
          </table:table-cell>
          <table:table-cell table:formula="of:=[.BA160]+[.AW160]+[.AS160]+[.AO160]+[.AK160]+[.AG160]+[.AC160]+[.Y160]+[.U160]+[.Q160]+[.N160]+[.L160]+[.J160]+[.H160]" office:value-type="float" office:value="0" calcext:value-type="float">
            <text:p/>
          </table:table-cell>
          <table:table-cell table:formula="of:=[.BB160]+[.AX160]+[.AT160]+[.AP160]+[.AL160]+[.AH160]+[.AD160]+[.Z160]+[.V160]+[.R160]" office:value-type="float" office:value="0" calcext:value-type="float">
            <text:p/>
          </table:table-cell>
          <table:table-cell table:formula="of:=[.BC160]+[.AY160]+[.AU160]+[.AQ160]+[.AM160]+[.AI160]+[.AE160]+[.AA160]+[.W160]+[.S160]+[.O160]+[.M160]+[.K160]+[.I160]" office:value-type="float" office:value="0" calcext:value-type="float">
            <text:p/>
          </table:table-cell>
          <table:table-cell table:formula="of:=[.BD160]+[.BF160]" office:value-type="float" office:value="0" calcext:value-type="float">
            <text:p/>
          </table:table-cell>
          <table:table-cell table:formula="of:=[.BE160]+[.BG160]" office:value-type="float" office:value="0" calcext:value-type="float">
            <text:p/>
          </table:table-cell>
          <table:table-cell table:formula="of:=[.D16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61]+[.AV161]+[.AR161]+[.AN161]+[.AJ161]+[.AF161]+[.AB161]+[.X161]+[.T161]+[.P161]" office:value-type="float" office:value="0" calcext:value-type="float">
            <text:p/>
          </table:table-cell>
          <table:table-cell table:formula="of:=[.BA161]+[.AW161]+[.AS161]+[.AO161]+[.AK161]+[.AG161]+[.AC161]+[.Y161]+[.U161]+[.Q161]+[.N161]+[.L161]+[.J161]+[.H161]" office:value-type="float" office:value="0" calcext:value-type="float">
            <text:p/>
          </table:table-cell>
          <table:table-cell table:formula="of:=[.BB161]+[.AX161]+[.AT161]+[.AP161]+[.AL161]+[.AH161]+[.AD161]+[.Z161]+[.V161]+[.R161]" office:value-type="float" office:value="0" calcext:value-type="float">
            <text:p/>
          </table:table-cell>
          <table:table-cell table:formula="of:=[.BC161]+[.AY161]+[.AU161]+[.AQ161]+[.AM161]+[.AI161]+[.AE161]+[.AA161]+[.W161]+[.S161]+[.O161]+[.M161]+[.K161]+[.I161]" office:value-type="float" office:value="0" calcext:value-type="float">
            <text:p/>
          </table:table-cell>
          <table:table-cell table:formula="of:=[.BD161]+[.BF161]" office:value-type="float" office:value="0" calcext:value-type="float">
            <text:p/>
          </table:table-cell>
          <table:table-cell table:formula="of:=[.BE161]+[.BG161]" office:value-type="float" office:value="0" calcext:value-type="float">
            <text:p/>
          </table:table-cell>
          <table:table-cell table:formula="of:=[.D16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62]+[.AV162]+[.AR162]+[.AN162]+[.AJ162]+[.AF162]+[.AB162]+[.X162]+[.T162]+[.P162]" office:value-type="float" office:value="0" calcext:value-type="float">
            <text:p/>
          </table:table-cell>
          <table:table-cell table:formula="of:=[.BA162]+[.AW162]+[.AS162]+[.AO162]+[.AK162]+[.AG162]+[.AC162]+[.Y162]+[.U162]+[.Q162]+[.N162]+[.L162]+[.J162]+[.H162]" office:value-type="float" office:value="0" calcext:value-type="float">
            <text:p/>
          </table:table-cell>
          <table:table-cell table:formula="of:=[.BB162]+[.AX162]+[.AT162]+[.AP162]+[.AL162]+[.AH162]+[.AD162]+[.Z162]+[.V162]+[.R162]" office:value-type="float" office:value="0" calcext:value-type="float">
            <text:p/>
          </table:table-cell>
          <table:table-cell table:formula="of:=[.BC162]+[.AY162]+[.AU162]+[.AQ162]+[.AM162]+[.AI162]+[.AE162]+[.AA162]+[.W162]+[.S162]+[.O162]+[.M162]+[.K162]+[.I162]" office:value-type="float" office:value="0" calcext:value-type="float">
            <text:p/>
          </table:table-cell>
          <table:table-cell table:formula="of:=[.BD162]+[.BF162]" office:value-type="float" office:value="0" calcext:value-type="float">
            <text:p/>
          </table:table-cell>
          <table:table-cell table:formula="of:=[.BE162]+[.BG162]" office:value-type="float" office:value="0" calcext:value-type="float">
            <text:p/>
          </table:table-cell>
          <table:table-cell table:formula="of:=[.D16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63]+[.AV163]+[.AR163]+[.AN163]+[.AJ163]+[.AF163]+[.AB163]+[.X163]+[.T163]+[.P163]" office:value-type="float" office:value="0" calcext:value-type="float">
            <text:p/>
          </table:table-cell>
          <table:table-cell table:formula="of:=[.BA163]+[.AW163]+[.AS163]+[.AO163]+[.AK163]+[.AG163]+[.AC163]+[.Y163]+[.U163]+[.Q163]+[.N163]+[.L163]+[.J163]+[.H163]" office:value-type="float" office:value="0" calcext:value-type="float">
            <text:p/>
          </table:table-cell>
          <table:table-cell table:formula="of:=[.BB163]+[.AX163]+[.AT163]+[.AP163]+[.AL163]+[.AH163]+[.AD163]+[.Z163]+[.V163]+[.R163]" office:value-type="float" office:value="0" calcext:value-type="float">
            <text:p/>
          </table:table-cell>
          <table:table-cell table:formula="of:=[.BC163]+[.AY163]+[.AU163]+[.AQ163]+[.AM163]+[.AI163]+[.AE163]+[.AA163]+[.W163]+[.S163]+[.O163]+[.M163]+[.K163]+[.I163]" office:value-type="float" office:value="0" calcext:value-type="float">
            <text:p/>
          </table:table-cell>
          <table:table-cell table:formula="of:=[.BD163]+[.BF163]" office:value-type="float" office:value="0" calcext:value-type="float">
            <text:p/>
          </table:table-cell>
          <table:table-cell table:formula="of:=[.BE163]+[.BG163]" office:value-type="float" office:value="0" calcext:value-type="float">
            <text:p/>
          </table:table-cell>
          <table:table-cell table:formula="of:=[.D16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64]+[.AV164]+[.AR164]+[.AN164]+[.AJ164]+[.AF164]+[.AB164]+[.X164]+[.T164]+[.P164]" office:value-type="float" office:value="0" calcext:value-type="float">
            <text:p/>
          </table:table-cell>
          <table:table-cell table:formula="of:=[.BA164]+[.AW164]+[.AS164]+[.AO164]+[.AK164]+[.AG164]+[.AC164]+[.Y164]+[.U164]+[.Q164]+[.N164]+[.L164]+[.J164]+[.H164]" office:value-type="float" office:value="0" calcext:value-type="float">
            <text:p/>
          </table:table-cell>
          <table:table-cell table:formula="of:=[.BB164]+[.AX164]+[.AT164]+[.AP164]+[.AL164]+[.AH164]+[.AD164]+[.Z164]+[.V164]+[.R164]" office:value-type="float" office:value="0" calcext:value-type="float">
            <text:p/>
          </table:table-cell>
          <table:table-cell table:formula="of:=[.BC164]+[.AY164]+[.AU164]+[.AQ164]+[.AM164]+[.AI164]+[.AE164]+[.AA164]+[.W164]+[.S164]+[.O164]+[.M164]+[.K164]+[.I164]" office:value-type="float" office:value="0" calcext:value-type="float">
            <text:p/>
          </table:table-cell>
          <table:table-cell table:formula="of:=[.BD164]+[.BF164]" office:value-type="float" office:value="0" calcext:value-type="float">
            <text:p/>
          </table:table-cell>
          <table:table-cell table:formula="of:=[.BE164]+[.BG164]" office:value-type="float" office:value="0" calcext:value-type="float">
            <text:p/>
          </table:table-cell>
          <table:table-cell table:formula="of:=[.D16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65]+[.AV165]+[.AR165]+[.AN165]+[.AJ165]+[.AF165]+[.AB165]+[.X165]+[.T165]+[.P165]" office:value-type="float" office:value="0" calcext:value-type="float">
            <text:p/>
          </table:table-cell>
          <table:table-cell table:formula="of:=[.BA165]+[.AW165]+[.AS165]+[.AO165]+[.AK165]+[.AG165]+[.AC165]+[.Y165]+[.U165]+[.Q165]+[.N165]+[.L165]+[.J165]+[.H165]" office:value-type="float" office:value="0" calcext:value-type="float">
            <text:p/>
          </table:table-cell>
          <table:table-cell table:formula="of:=[.BB165]+[.AX165]+[.AT165]+[.AP165]+[.AL165]+[.AH165]+[.AD165]+[.Z165]+[.V165]+[.R165]" office:value-type="float" office:value="0" calcext:value-type="float">
            <text:p/>
          </table:table-cell>
          <table:table-cell table:formula="of:=[.BC165]+[.AY165]+[.AU165]+[.AQ165]+[.AM165]+[.AI165]+[.AE165]+[.AA165]+[.W165]+[.S165]+[.O165]+[.M165]+[.K165]+[.I165]" office:value-type="float" office:value="0" calcext:value-type="float">
            <text:p/>
          </table:table-cell>
          <table:table-cell table:formula="of:=[.BD165]+[.BF165]" office:value-type="float" office:value="0" calcext:value-type="float">
            <text:p/>
          </table:table-cell>
          <table:table-cell table:formula="of:=[.BE165]+[.BG165]" office:value-type="float" office:value="0" calcext:value-type="float">
            <text:p/>
          </table:table-cell>
          <table:table-cell table:formula="of:=[.D16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66]+[.AV166]+[.AR166]+[.AN166]+[.AJ166]+[.AF166]+[.AB166]+[.X166]+[.T166]+[.P166]" office:value-type="float" office:value="0" calcext:value-type="float">
            <text:p/>
          </table:table-cell>
          <table:table-cell table:formula="of:=[.BA166]+[.AW166]+[.AS166]+[.AO166]+[.AK166]+[.AG166]+[.AC166]+[.Y166]+[.U166]+[.Q166]+[.N166]+[.L166]+[.J166]+[.H166]" office:value-type="float" office:value="0" calcext:value-type="float">
            <text:p/>
          </table:table-cell>
          <table:table-cell table:formula="of:=[.BB166]+[.AX166]+[.AT166]+[.AP166]+[.AL166]+[.AH166]+[.AD166]+[.Z166]+[.V166]+[.R166]" office:value-type="float" office:value="0" calcext:value-type="float">
            <text:p/>
          </table:table-cell>
          <table:table-cell table:formula="of:=[.BC166]+[.AY166]+[.AU166]+[.AQ166]+[.AM166]+[.AI166]+[.AE166]+[.AA166]+[.W166]+[.S166]+[.O166]+[.M166]+[.K166]+[.I166]" office:value-type="float" office:value="0" calcext:value-type="float">
            <text:p/>
          </table:table-cell>
          <table:table-cell table:formula="of:=[.BD166]+[.BF166]" office:value-type="float" office:value="0" calcext:value-type="float">
            <text:p/>
          </table:table-cell>
          <table:table-cell table:formula="of:=[.BE166]+[.BG166]" office:value-type="float" office:value="0" calcext:value-type="float">
            <text:p/>
          </table:table-cell>
          <table:table-cell table:formula="of:=[.D16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67]+[.AV167]+[.AR167]+[.AN167]+[.AJ167]+[.AF167]+[.AB167]+[.X167]+[.T167]+[.P167]" office:value-type="float" office:value="0" calcext:value-type="float">
            <text:p/>
          </table:table-cell>
          <table:table-cell table:formula="of:=[.BA167]+[.AW167]+[.AS167]+[.AO167]+[.AK167]+[.AG167]+[.AC167]+[.Y167]+[.U167]+[.Q167]+[.N167]+[.L167]+[.J167]+[.H167]" office:value-type="float" office:value="0" calcext:value-type="float">
            <text:p/>
          </table:table-cell>
          <table:table-cell table:formula="of:=[.BB167]+[.AX167]+[.AT167]+[.AP167]+[.AL167]+[.AH167]+[.AD167]+[.Z167]+[.V167]+[.R167]" office:value-type="float" office:value="0" calcext:value-type="float">
            <text:p/>
          </table:table-cell>
          <table:table-cell table:formula="of:=[.BC167]+[.AY167]+[.AU167]+[.AQ167]+[.AM167]+[.AI167]+[.AE167]+[.AA167]+[.W167]+[.S167]+[.O167]+[.M167]+[.K167]+[.I167]" office:value-type="float" office:value="0" calcext:value-type="float">
            <text:p/>
          </table:table-cell>
          <table:table-cell table:formula="of:=[.BD167]+[.BF167]" office:value-type="float" office:value="0" calcext:value-type="float">
            <text:p/>
          </table:table-cell>
          <table:table-cell table:formula="of:=[.BE167]+[.BG167]" office:value-type="float" office:value="0" calcext:value-type="float">
            <text:p/>
          </table:table-cell>
          <table:table-cell table:formula="of:=[.D16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68]+[.AV168]+[.AR168]+[.AN168]+[.AJ168]+[.AF168]+[.AB168]+[.X168]+[.T168]+[.P168]" office:value-type="float" office:value="0" calcext:value-type="float">
            <text:p/>
          </table:table-cell>
          <table:table-cell table:formula="of:=[.BA168]+[.AW168]+[.AS168]+[.AO168]+[.AK168]+[.AG168]+[.AC168]+[.Y168]+[.U168]+[.Q168]+[.N168]+[.L168]+[.J168]+[.H168]" office:value-type="float" office:value="0" calcext:value-type="float">
            <text:p/>
          </table:table-cell>
          <table:table-cell table:formula="of:=[.BB168]+[.AX168]+[.AT168]+[.AP168]+[.AL168]+[.AH168]+[.AD168]+[.Z168]+[.V168]+[.R168]" office:value-type="float" office:value="0" calcext:value-type="float">
            <text:p/>
          </table:table-cell>
          <table:table-cell table:formula="of:=[.BC168]+[.AY168]+[.AU168]+[.AQ168]+[.AM168]+[.AI168]+[.AE168]+[.AA168]+[.W168]+[.S168]+[.O168]+[.M168]+[.K168]+[.I168]" office:value-type="float" office:value="0" calcext:value-type="float">
            <text:p/>
          </table:table-cell>
          <table:table-cell table:formula="of:=[.BD168]+[.BF168]" office:value-type="float" office:value="0" calcext:value-type="float">
            <text:p/>
          </table:table-cell>
          <table:table-cell table:formula="of:=[.BE168]+[.BG168]" office:value-type="float" office:value="0" calcext:value-type="float">
            <text:p/>
          </table:table-cell>
          <table:table-cell table:formula="of:=[.D16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69]+[.AV169]+[.AR169]+[.AN169]+[.AJ169]+[.AF169]+[.AB169]+[.X169]+[.T169]+[.P169]" office:value-type="float" office:value="0" calcext:value-type="float">
            <text:p/>
          </table:table-cell>
          <table:table-cell table:formula="of:=[.BA169]+[.AW169]+[.AS169]+[.AO169]+[.AK169]+[.AG169]+[.AC169]+[.Y169]+[.U169]+[.Q169]+[.N169]+[.L169]+[.J169]+[.H169]" office:value-type="float" office:value="0" calcext:value-type="float">
            <text:p/>
          </table:table-cell>
          <table:table-cell table:formula="of:=[.BB169]+[.AX169]+[.AT169]+[.AP169]+[.AL169]+[.AH169]+[.AD169]+[.Z169]+[.V169]+[.R169]" office:value-type="float" office:value="0" calcext:value-type="float">
            <text:p/>
          </table:table-cell>
          <table:table-cell table:formula="of:=[.BC169]+[.AY169]+[.AU169]+[.AQ169]+[.AM169]+[.AI169]+[.AE169]+[.AA169]+[.W169]+[.S169]+[.O169]+[.M169]+[.K169]+[.I169]" office:value-type="float" office:value="0" calcext:value-type="float">
            <text:p/>
          </table:table-cell>
          <table:table-cell table:formula="of:=[.BD169]+[.BF169]" office:value-type="float" office:value="0" calcext:value-type="float">
            <text:p/>
          </table:table-cell>
          <table:table-cell table:formula="of:=[.BE169]+[.BG169]" office:value-type="float" office:value="0" calcext:value-type="float">
            <text:p/>
          </table:table-cell>
          <table:table-cell table:formula="of:=[.D16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70]+[.AV170]+[.AR170]+[.AN170]+[.AJ170]+[.AF170]+[.AB170]+[.X170]+[.T170]+[.P170]" office:value-type="float" office:value="0" calcext:value-type="float">
            <text:p/>
          </table:table-cell>
          <table:table-cell table:formula="of:=[.BA170]+[.AW170]+[.AS170]+[.AO170]+[.AK170]+[.AG170]+[.AC170]+[.Y170]+[.U170]+[.Q170]+[.N170]+[.L170]+[.J170]+[.H170]" office:value-type="float" office:value="0" calcext:value-type="float">
            <text:p/>
          </table:table-cell>
          <table:table-cell table:formula="of:=[.BB170]+[.AX170]+[.AT170]+[.AP170]+[.AL170]+[.AH170]+[.AD170]+[.Z170]+[.V170]+[.R170]" office:value-type="float" office:value="0" calcext:value-type="float">
            <text:p/>
          </table:table-cell>
          <table:table-cell table:formula="of:=[.BC170]+[.AY170]+[.AU170]+[.AQ170]+[.AM170]+[.AI170]+[.AE170]+[.AA170]+[.W170]+[.S170]+[.O170]+[.M170]+[.K170]+[.I170]" office:value-type="float" office:value="0" calcext:value-type="float">
            <text:p/>
          </table:table-cell>
          <table:table-cell table:formula="of:=[.BD170]+[.BF170]" office:value-type="float" office:value="0" calcext:value-type="float">
            <text:p/>
          </table:table-cell>
          <table:table-cell table:formula="of:=[.BE170]+[.BG170]" office:value-type="float" office:value="0" calcext:value-type="float">
            <text:p/>
          </table:table-cell>
          <table:table-cell table:formula="of:=[.D17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71]+[.AV171]+[.AR171]+[.AN171]+[.AJ171]+[.AF171]+[.AB171]+[.X171]+[.T171]+[.P171]" office:value-type="float" office:value="0" calcext:value-type="float">
            <text:p/>
          </table:table-cell>
          <table:table-cell table:formula="of:=[.BA171]+[.AW171]+[.AS171]+[.AO171]+[.AK171]+[.AG171]+[.AC171]+[.Y171]+[.U171]+[.Q171]+[.N171]+[.L171]+[.J171]+[.H171]" office:value-type="float" office:value="0" calcext:value-type="float">
            <text:p/>
          </table:table-cell>
          <table:table-cell table:formula="of:=[.BB171]+[.AX171]+[.AT171]+[.AP171]+[.AL171]+[.AH171]+[.AD171]+[.Z171]+[.V171]+[.R171]" office:value-type="float" office:value="0" calcext:value-type="float">
            <text:p/>
          </table:table-cell>
          <table:table-cell table:formula="of:=[.BC171]+[.AY171]+[.AU171]+[.AQ171]+[.AM171]+[.AI171]+[.AE171]+[.AA171]+[.W171]+[.S171]+[.O171]+[.M171]+[.K171]+[.I171]" office:value-type="float" office:value="0" calcext:value-type="float">
            <text:p/>
          </table:table-cell>
          <table:table-cell table:formula="of:=[.BD171]+[.BF171]" office:value-type="float" office:value="0" calcext:value-type="float">
            <text:p/>
          </table:table-cell>
          <table:table-cell table:formula="of:=[.BE171]+[.BG171]" office:value-type="float" office:value="0" calcext:value-type="float">
            <text:p/>
          </table:table-cell>
          <table:table-cell table:formula="of:=[.D17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72]+[.AV172]+[.AR172]+[.AN172]+[.AJ172]+[.AF172]+[.AB172]+[.X172]+[.T172]+[.P172]" office:value-type="float" office:value="0" calcext:value-type="float">
            <text:p/>
          </table:table-cell>
          <table:table-cell table:formula="of:=[.BA172]+[.AW172]+[.AS172]+[.AO172]+[.AK172]+[.AG172]+[.AC172]+[.Y172]+[.U172]+[.Q172]+[.N172]+[.L172]+[.J172]+[.H172]" office:value-type="float" office:value="0" calcext:value-type="float">
            <text:p/>
          </table:table-cell>
          <table:table-cell table:formula="of:=[.BB172]+[.AX172]+[.AT172]+[.AP172]+[.AL172]+[.AH172]+[.AD172]+[.Z172]+[.V172]+[.R172]" office:value-type="float" office:value="0" calcext:value-type="float">
            <text:p/>
          </table:table-cell>
          <table:table-cell table:formula="of:=[.BC172]+[.AY172]+[.AU172]+[.AQ172]+[.AM172]+[.AI172]+[.AE172]+[.AA172]+[.W172]+[.S172]+[.O172]+[.M172]+[.K172]+[.I172]" office:value-type="float" office:value="0" calcext:value-type="float">
            <text:p/>
          </table:table-cell>
          <table:table-cell table:formula="of:=[.BD172]+[.BF172]" office:value-type="float" office:value="0" calcext:value-type="float">
            <text:p/>
          </table:table-cell>
          <table:table-cell table:formula="of:=[.BE172]+[.BG172]" office:value-type="float" office:value="0" calcext:value-type="float">
            <text:p/>
          </table:table-cell>
          <table:table-cell table:formula="of:=[.D17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73]+[.AV173]+[.AR173]+[.AN173]+[.AJ173]+[.AF173]+[.AB173]+[.X173]+[.T173]+[.P173]" office:value-type="float" office:value="0" calcext:value-type="float">
            <text:p/>
          </table:table-cell>
          <table:table-cell table:formula="of:=[.BA173]+[.AW173]+[.AS173]+[.AO173]+[.AK173]+[.AG173]+[.AC173]+[.Y173]+[.U173]+[.Q173]+[.N173]+[.L173]+[.J173]+[.H173]" office:value-type="float" office:value="0" calcext:value-type="float">
            <text:p/>
          </table:table-cell>
          <table:table-cell table:formula="of:=[.BB173]+[.AX173]+[.AT173]+[.AP173]+[.AL173]+[.AH173]+[.AD173]+[.Z173]+[.V173]+[.R173]" office:value-type="float" office:value="0" calcext:value-type="float">
            <text:p/>
          </table:table-cell>
          <table:table-cell table:formula="of:=[.BC173]+[.AY173]+[.AU173]+[.AQ173]+[.AM173]+[.AI173]+[.AE173]+[.AA173]+[.W173]+[.S173]+[.O173]+[.M173]+[.K173]+[.I173]" office:value-type="float" office:value="0" calcext:value-type="float">
            <text:p/>
          </table:table-cell>
          <table:table-cell table:formula="of:=[.BD173]+[.BF173]" office:value-type="float" office:value="0" calcext:value-type="float">
            <text:p/>
          </table:table-cell>
          <table:table-cell table:formula="of:=[.BE173]+[.BG173]" office:value-type="float" office:value="0" calcext:value-type="float">
            <text:p/>
          </table:table-cell>
          <table:table-cell table:formula="of:=[.D17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74]+[.AV174]+[.AR174]+[.AN174]+[.AJ174]+[.AF174]+[.AB174]+[.X174]+[.T174]+[.P174]" office:value-type="float" office:value="0" calcext:value-type="float">
            <text:p/>
          </table:table-cell>
          <table:table-cell table:formula="of:=[.BA174]+[.AW174]+[.AS174]+[.AO174]+[.AK174]+[.AG174]+[.AC174]+[.Y174]+[.U174]+[.Q174]+[.N174]+[.L174]+[.J174]+[.H174]" office:value-type="float" office:value="0" calcext:value-type="float">
            <text:p/>
          </table:table-cell>
          <table:table-cell table:formula="of:=[.BB174]+[.AX174]+[.AT174]+[.AP174]+[.AL174]+[.AH174]+[.AD174]+[.Z174]+[.V174]+[.R174]" office:value-type="float" office:value="0" calcext:value-type="float">
            <text:p/>
          </table:table-cell>
          <table:table-cell table:formula="of:=[.BC174]+[.AY174]+[.AU174]+[.AQ174]+[.AM174]+[.AI174]+[.AE174]+[.AA174]+[.W174]+[.S174]+[.O174]+[.M174]+[.K174]+[.I174]" office:value-type="float" office:value="0" calcext:value-type="float">
            <text:p/>
          </table:table-cell>
          <table:table-cell table:formula="of:=[.BD174]+[.BF174]" office:value-type="float" office:value="0" calcext:value-type="float">
            <text:p/>
          </table:table-cell>
          <table:table-cell table:formula="of:=[.BE174]+[.BG174]" office:value-type="float" office:value="0" calcext:value-type="float">
            <text:p/>
          </table:table-cell>
          <table:table-cell table:formula="of:=[.D17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75]+[.AV175]+[.AR175]+[.AN175]+[.AJ175]+[.AF175]+[.AB175]+[.X175]+[.T175]+[.P175]" office:value-type="float" office:value="0" calcext:value-type="float">
            <text:p/>
          </table:table-cell>
          <table:table-cell table:formula="of:=[.BA175]+[.AW175]+[.AS175]+[.AO175]+[.AK175]+[.AG175]+[.AC175]+[.Y175]+[.U175]+[.Q175]+[.N175]+[.L175]+[.J175]+[.H175]" office:value-type="float" office:value="0" calcext:value-type="float">
            <text:p/>
          </table:table-cell>
          <table:table-cell table:formula="of:=[.BB175]+[.AX175]+[.AT175]+[.AP175]+[.AL175]+[.AH175]+[.AD175]+[.Z175]+[.V175]+[.R175]" office:value-type="float" office:value="0" calcext:value-type="float">
            <text:p/>
          </table:table-cell>
          <table:table-cell table:formula="of:=[.BC175]+[.AY175]+[.AU175]+[.AQ175]+[.AM175]+[.AI175]+[.AE175]+[.AA175]+[.W175]+[.S175]+[.O175]+[.M175]+[.K175]+[.I175]" office:value-type="float" office:value="0" calcext:value-type="float">
            <text:p/>
          </table:table-cell>
          <table:table-cell table:formula="of:=[.BD175]+[.BF175]" office:value-type="float" office:value="0" calcext:value-type="float">
            <text:p/>
          </table:table-cell>
          <table:table-cell table:formula="of:=[.BE175]+[.BG175]" office:value-type="float" office:value="0" calcext:value-type="float">
            <text:p/>
          </table:table-cell>
          <table:table-cell table:formula="of:=[.D17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76]+[.AV176]+[.AR176]+[.AN176]+[.AJ176]+[.AF176]+[.AB176]+[.X176]+[.T176]+[.P176]" office:value-type="float" office:value="0" calcext:value-type="float">
            <text:p/>
          </table:table-cell>
          <table:table-cell table:formula="of:=[.BA176]+[.AW176]+[.AS176]+[.AO176]+[.AK176]+[.AG176]+[.AC176]+[.Y176]+[.U176]+[.Q176]+[.N176]+[.L176]+[.J176]+[.H176]" office:value-type="float" office:value="0" calcext:value-type="float">
            <text:p/>
          </table:table-cell>
          <table:table-cell table:formula="of:=[.BB176]+[.AX176]+[.AT176]+[.AP176]+[.AL176]+[.AH176]+[.AD176]+[.Z176]+[.V176]+[.R176]" office:value-type="float" office:value="0" calcext:value-type="float">
            <text:p/>
          </table:table-cell>
          <table:table-cell table:formula="of:=[.BC176]+[.AY176]+[.AU176]+[.AQ176]+[.AM176]+[.AI176]+[.AE176]+[.AA176]+[.W176]+[.S176]+[.O176]+[.M176]+[.K176]+[.I176]" office:value-type="float" office:value="0" calcext:value-type="float">
            <text:p/>
          </table:table-cell>
          <table:table-cell table:formula="of:=[.BD176]+[.BF176]" office:value-type="float" office:value="0" calcext:value-type="float">
            <text:p/>
          </table:table-cell>
          <table:table-cell table:formula="of:=[.BE176]+[.BG176]" office:value-type="float" office:value="0" calcext:value-type="float">
            <text:p/>
          </table:table-cell>
          <table:table-cell table:formula="of:=[.D17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77]+[.AV177]+[.AR177]+[.AN177]+[.AJ177]+[.AF177]+[.AB177]+[.X177]+[.T177]+[.P177]" office:value-type="float" office:value="0" calcext:value-type="float">
            <text:p/>
          </table:table-cell>
          <table:table-cell table:formula="of:=[.BA177]+[.AW177]+[.AS177]+[.AO177]+[.AK177]+[.AG177]+[.AC177]+[.Y177]+[.U177]+[.Q177]+[.N177]+[.L177]+[.J177]+[.H177]" office:value-type="float" office:value="0" calcext:value-type="float">
            <text:p/>
          </table:table-cell>
          <table:table-cell table:formula="of:=[.BB177]+[.AX177]+[.AT177]+[.AP177]+[.AL177]+[.AH177]+[.AD177]+[.Z177]+[.V177]+[.R177]" office:value-type="float" office:value="0" calcext:value-type="float">
            <text:p/>
          </table:table-cell>
          <table:table-cell table:formula="of:=[.BC177]+[.AY177]+[.AU177]+[.AQ177]+[.AM177]+[.AI177]+[.AE177]+[.AA177]+[.W177]+[.S177]+[.O177]+[.M177]+[.K177]+[.I177]" office:value-type="float" office:value="0" calcext:value-type="float">
            <text:p/>
          </table:table-cell>
          <table:table-cell table:formula="of:=[.BD177]+[.BF177]" office:value-type="float" office:value="0" calcext:value-type="float">
            <text:p/>
          </table:table-cell>
          <table:table-cell table:formula="of:=[.BE177]+[.BG177]" office:value-type="float" office:value="0" calcext:value-type="float">
            <text:p/>
          </table:table-cell>
          <table:table-cell table:formula="of:=[.D17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78]+[.AV178]+[.AR178]+[.AN178]+[.AJ178]+[.AF178]+[.AB178]+[.X178]+[.T178]+[.P178]" office:value-type="float" office:value="0" calcext:value-type="float">
            <text:p/>
          </table:table-cell>
          <table:table-cell table:formula="of:=[.BA178]+[.AW178]+[.AS178]+[.AO178]+[.AK178]+[.AG178]+[.AC178]+[.Y178]+[.U178]+[.Q178]+[.N178]+[.L178]+[.J178]+[.H178]" office:value-type="float" office:value="0" calcext:value-type="float">
            <text:p/>
          </table:table-cell>
          <table:table-cell table:formula="of:=[.BB178]+[.AX178]+[.AT178]+[.AP178]+[.AL178]+[.AH178]+[.AD178]+[.Z178]+[.V178]+[.R178]" office:value-type="float" office:value="0" calcext:value-type="float">
            <text:p/>
          </table:table-cell>
          <table:table-cell table:formula="of:=[.BC178]+[.AY178]+[.AU178]+[.AQ178]+[.AM178]+[.AI178]+[.AE178]+[.AA178]+[.W178]+[.S178]+[.O178]+[.M178]+[.K178]+[.I178]" office:value-type="float" office:value="0" calcext:value-type="float">
            <text:p/>
          </table:table-cell>
          <table:table-cell table:formula="of:=[.BD178]+[.BF178]" office:value-type="float" office:value="0" calcext:value-type="float">
            <text:p/>
          </table:table-cell>
          <table:table-cell table:formula="of:=[.BE178]+[.BG178]" office:value-type="float" office:value="0" calcext:value-type="float">
            <text:p/>
          </table:table-cell>
          <table:table-cell table:formula="of:=[.D17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79]+[.AV179]+[.AR179]+[.AN179]+[.AJ179]+[.AF179]+[.AB179]+[.X179]+[.T179]+[.P179]" office:value-type="float" office:value="0" calcext:value-type="float">
            <text:p/>
          </table:table-cell>
          <table:table-cell table:formula="of:=[.BA179]+[.AW179]+[.AS179]+[.AO179]+[.AK179]+[.AG179]+[.AC179]+[.Y179]+[.U179]+[.Q179]+[.N179]+[.L179]+[.J179]+[.H179]" office:value-type="float" office:value="0" calcext:value-type="float">
            <text:p/>
          </table:table-cell>
          <table:table-cell table:formula="of:=[.BB179]+[.AX179]+[.AT179]+[.AP179]+[.AL179]+[.AH179]+[.AD179]+[.Z179]+[.V179]+[.R179]" office:value-type="float" office:value="0" calcext:value-type="float">
            <text:p/>
          </table:table-cell>
          <table:table-cell table:formula="of:=[.BC179]+[.AY179]+[.AU179]+[.AQ179]+[.AM179]+[.AI179]+[.AE179]+[.AA179]+[.W179]+[.S179]+[.O179]+[.M179]+[.K179]+[.I179]" office:value-type="float" office:value="0" calcext:value-type="float">
            <text:p/>
          </table:table-cell>
          <table:table-cell table:formula="of:=[.BD179]+[.BF179]" office:value-type="float" office:value="0" calcext:value-type="float">
            <text:p/>
          </table:table-cell>
          <table:table-cell table:formula="of:=[.BE179]+[.BG179]" office:value-type="float" office:value="0" calcext:value-type="float">
            <text:p/>
          </table:table-cell>
          <table:table-cell table:formula="of:=[.D17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80]+[.AV180]+[.AR180]+[.AN180]+[.AJ180]+[.AF180]+[.AB180]+[.X180]+[.T180]+[.P180]" office:value-type="float" office:value="0" calcext:value-type="float">
            <text:p/>
          </table:table-cell>
          <table:table-cell table:formula="of:=[.BA180]+[.AW180]+[.AS180]+[.AO180]+[.AK180]+[.AG180]+[.AC180]+[.Y180]+[.U180]+[.Q180]+[.N180]+[.L180]+[.J180]+[.H180]" office:value-type="float" office:value="0" calcext:value-type="float">
            <text:p/>
          </table:table-cell>
          <table:table-cell table:formula="of:=[.BB180]+[.AX180]+[.AT180]+[.AP180]+[.AL180]+[.AH180]+[.AD180]+[.Z180]+[.V180]+[.R180]" office:value-type="float" office:value="0" calcext:value-type="float">
            <text:p/>
          </table:table-cell>
          <table:table-cell table:formula="of:=[.BC180]+[.AY180]+[.AU180]+[.AQ180]+[.AM180]+[.AI180]+[.AE180]+[.AA180]+[.W180]+[.S180]+[.O180]+[.M180]+[.K180]+[.I180]" office:value-type="float" office:value="0" calcext:value-type="float">
            <text:p/>
          </table:table-cell>
          <table:table-cell table:formula="of:=[.BD180]+[.BF180]" office:value-type="float" office:value="0" calcext:value-type="float">
            <text:p/>
          </table:table-cell>
          <table:table-cell table:formula="of:=[.BE180]+[.BG180]" office:value-type="float" office:value="0" calcext:value-type="float">
            <text:p/>
          </table:table-cell>
          <table:table-cell table:formula="of:=[.D18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81]+[.AV181]+[.AR181]+[.AN181]+[.AJ181]+[.AF181]+[.AB181]+[.X181]+[.T181]+[.P181]" office:value-type="float" office:value="0" calcext:value-type="float">
            <text:p/>
          </table:table-cell>
          <table:table-cell table:formula="of:=[.BA181]+[.AW181]+[.AS181]+[.AO181]+[.AK181]+[.AG181]+[.AC181]+[.Y181]+[.U181]+[.Q181]+[.N181]+[.L181]+[.J181]+[.H181]" office:value-type="float" office:value="0" calcext:value-type="float">
            <text:p/>
          </table:table-cell>
          <table:table-cell table:formula="of:=[.BB181]+[.AX181]+[.AT181]+[.AP181]+[.AL181]+[.AH181]+[.AD181]+[.Z181]+[.V181]+[.R181]" office:value-type="float" office:value="0" calcext:value-type="float">
            <text:p/>
          </table:table-cell>
          <table:table-cell table:formula="of:=[.BC181]+[.AY181]+[.AU181]+[.AQ181]+[.AM181]+[.AI181]+[.AE181]+[.AA181]+[.W181]+[.S181]+[.O181]+[.M181]+[.K181]+[.I181]" office:value-type="float" office:value="0" calcext:value-type="float">
            <text:p/>
          </table:table-cell>
          <table:table-cell table:formula="of:=[.BD181]+[.BF181]" office:value-type="float" office:value="0" calcext:value-type="float">
            <text:p/>
          </table:table-cell>
          <table:table-cell table:formula="of:=[.BE181]+[.BG181]" office:value-type="float" office:value="0" calcext:value-type="float">
            <text:p/>
          </table:table-cell>
          <table:table-cell table:formula="of:=[.D18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82]+[.AV182]+[.AR182]+[.AN182]+[.AJ182]+[.AF182]+[.AB182]+[.X182]+[.T182]+[.P182]" office:value-type="float" office:value="0" calcext:value-type="float">
            <text:p/>
          </table:table-cell>
          <table:table-cell table:formula="of:=[.BA182]+[.AW182]+[.AS182]+[.AO182]+[.AK182]+[.AG182]+[.AC182]+[.Y182]+[.U182]+[.Q182]+[.N182]+[.L182]+[.J182]+[.H182]" office:value-type="float" office:value="0" calcext:value-type="float">
            <text:p/>
          </table:table-cell>
          <table:table-cell table:formula="of:=[.BB182]+[.AX182]+[.AT182]+[.AP182]+[.AL182]+[.AH182]+[.AD182]+[.Z182]+[.V182]+[.R182]" office:value-type="float" office:value="0" calcext:value-type="float">
            <text:p/>
          </table:table-cell>
          <table:table-cell table:formula="of:=[.BC182]+[.AY182]+[.AU182]+[.AQ182]+[.AM182]+[.AI182]+[.AE182]+[.AA182]+[.W182]+[.S182]+[.O182]+[.M182]+[.K182]+[.I182]" office:value-type="float" office:value="0" calcext:value-type="float">
            <text:p/>
          </table:table-cell>
          <table:table-cell table:formula="of:=[.BD182]+[.BF182]" office:value-type="float" office:value="0" calcext:value-type="float">
            <text:p/>
          </table:table-cell>
          <table:table-cell table:formula="of:=[.BE182]+[.BG182]" office:value-type="float" office:value="0" calcext:value-type="float">
            <text:p/>
          </table:table-cell>
          <table:table-cell table:formula="of:=[.D18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83]+[.AV183]+[.AR183]+[.AN183]+[.AJ183]+[.AF183]+[.AB183]+[.X183]+[.T183]+[.P183]" office:value-type="float" office:value="0" calcext:value-type="float">
            <text:p/>
          </table:table-cell>
          <table:table-cell table:formula="of:=[.BA183]+[.AW183]+[.AS183]+[.AO183]+[.AK183]+[.AG183]+[.AC183]+[.Y183]+[.U183]+[.Q183]+[.N183]+[.L183]+[.J183]+[.H183]" office:value-type="float" office:value="0" calcext:value-type="float">
            <text:p/>
          </table:table-cell>
          <table:table-cell table:formula="of:=[.BB183]+[.AX183]+[.AT183]+[.AP183]+[.AL183]+[.AH183]+[.AD183]+[.Z183]+[.V183]+[.R183]" office:value-type="float" office:value="0" calcext:value-type="float">
            <text:p/>
          </table:table-cell>
          <table:table-cell table:formula="of:=[.BC183]+[.AY183]+[.AU183]+[.AQ183]+[.AM183]+[.AI183]+[.AE183]+[.AA183]+[.W183]+[.S183]+[.O183]+[.M183]+[.K183]+[.I183]" office:value-type="float" office:value="0" calcext:value-type="float">
            <text:p/>
          </table:table-cell>
          <table:table-cell table:formula="of:=[.BD183]+[.BF183]" office:value-type="float" office:value="0" calcext:value-type="float">
            <text:p/>
          </table:table-cell>
          <table:table-cell table:formula="of:=[.BE183]+[.BG183]" office:value-type="float" office:value="0" calcext:value-type="float">
            <text:p/>
          </table:table-cell>
          <table:table-cell table:formula="of:=[.D18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84]+[.AV184]+[.AR184]+[.AN184]+[.AJ184]+[.AF184]+[.AB184]+[.X184]+[.T184]+[.P184]" office:value-type="float" office:value="0" calcext:value-type="float">
            <text:p/>
          </table:table-cell>
          <table:table-cell table:formula="of:=[.BA184]+[.AW184]+[.AS184]+[.AO184]+[.AK184]+[.AG184]+[.AC184]+[.Y184]+[.U184]+[.Q184]+[.N184]+[.L184]+[.J184]+[.H184]" office:value-type="float" office:value="0" calcext:value-type="float">
            <text:p/>
          </table:table-cell>
          <table:table-cell table:formula="of:=[.BB184]+[.AX184]+[.AT184]+[.AP184]+[.AL184]+[.AH184]+[.AD184]+[.Z184]+[.V184]+[.R184]" office:value-type="float" office:value="0" calcext:value-type="float">
            <text:p/>
          </table:table-cell>
          <table:table-cell table:formula="of:=[.BC184]+[.AY184]+[.AU184]+[.AQ184]+[.AM184]+[.AI184]+[.AE184]+[.AA184]+[.W184]+[.S184]+[.O184]+[.M184]+[.K184]+[.I184]" office:value-type="float" office:value="0" calcext:value-type="float">
            <text:p/>
          </table:table-cell>
          <table:table-cell table:formula="of:=[.BD184]+[.BF184]" office:value-type="float" office:value="0" calcext:value-type="float">
            <text:p/>
          </table:table-cell>
          <table:table-cell table:formula="of:=[.BE184]+[.BG184]" office:value-type="float" office:value="0" calcext:value-type="float">
            <text:p/>
          </table:table-cell>
          <table:table-cell table:formula="of:=[.D18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85]+[.AV185]+[.AR185]+[.AN185]+[.AJ185]+[.AF185]+[.AB185]+[.X185]+[.T185]+[.P185]" office:value-type="float" office:value="0" calcext:value-type="float">
            <text:p/>
          </table:table-cell>
          <table:table-cell table:formula="of:=[.BA185]+[.AW185]+[.AS185]+[.AO185]+[.AK185]+[.AG185]+[.AC185]+[.Y185]+[.U185]+[.Q185]+[.N185]+[.L185]+[.J185]+[.H185]" office:value-type="float" office:value="0" calcext:value-type="float">
            <text:p/>
          </table:table-cell>
          <table:table-cell table:formula="of:=[.BB185]+[.AX185]+[.AT185]+[.AP185]+[.AL185]+[.AH185]+[.AD185]+[.Z185]+[.V185]+[.R185]" office:value-type="float" office:value="0" calcext:value-type="float">
            <text:p/>
          </table:table-cell>
          <table:table-cell table:formula="of:=[.BC185]+[.AY185]+[.AU185]+[.AQ185]+[.AM185]+[.AI185]+[.AE185]+[.AA185]+[.W185]+[.S185]+[.O185]+[.M185]+[.K185]+[.I185]" office:value-type="float" office:value="0" calcext:value-type="float">
            <text:p/>
          </table:table-cell>
          <table:table-cell table:formula="of:=[.BD185]+[.BF185]" office:value-type="float" office:value="0" calcext:value-type="float">
            <text:p/>
          </table:table-cell>
          <table:table-cell table:formula="of:=[.BE185]+[.BG185]" office:value-type="float" office:value="0" calcext:value-type="float">
            <text:p/>
          </table:table-cell>
          <table:table-cell table:formula="of:=[.D18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86]+[.AV186]+[.AR186]+[.AN186]+[.AJ186]+[.AF186]+[.AB186]+[.X186]+[.T186]+[.P186]" office:value-type="float" office:value="0" calcext:value-type="float">
            <text:p/>
          </table:table-cell>
          <table:table-cell table:formula="of:=[.BA186]+[.AW186]+[.AS186]+[.AO186]+[.AK186]+[.AG186]+[.AC186]+[.Y186]+[.U186]+[.Q186]+[.N186]+[.L186]+[.J186]+[.H186]" office:value-type="float" office:value="0" calcext:value-type="float">
            <text:p/>
          </table:table-cell>
          <table:table-cell table:formula="of:=[.BB186]+[.AX186]+[.AT186]+[.AP186]+[.AL186]+[.AH186]+[.AD186]+[.Z186]+[.V186]+[.R186]" office:value-type="float" office:value="0" calcext:value-type="float">
            <text:p/>
          </table:table-cell>
          <table:table-cell table:formula="of:=[.BC186]+[.AY186]+[.AU186]+[.AQ186]+[.AM186]+[.AI186]+[.AE186]+[.AA186]+[.W186]+[.S186]+[.O186]+[.M186]+[.K186]+[.I186]" office:value-type="float" office:value="0" calcext:value-type="float">
            <text:p/>
          </table:table-cell>
          <table:table-cell table:formula="of:=[.BD186]+[.BF186]" office:value-type="float" office:value="0" calcext:value-type="float">
            <text:p/>
          </table:table-cell>
          <table:table-cell table:formula="of:=[.BE186]+[.BG186]" office:value-type="float" office:value="0" calcext:value-type="float">
            <text:p/>
          </table:table-cell>
          <table:table-cell table:formula="of:=[.D18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87]+[.AV187]+[.AR187]+[.AN187]+[.AJ187]+[.AF187]+[.AB187]+[.X187]+[.T187]+[.P187]" office:value-type="float" office:value="0" calcext:value-type="float">
            <text:p/>
          </table:table-cell>
          <table:table-cell table:formula="of:=[.BA187]+[.AW187]+[.AS187]+[.AO187]+[.AK187]+[.AG187]+[.AC187]+[.Y187]+[.U187]+[.Q187]+[.N187]+[.L187]+[.J187]+[.H187]" office:value-type="float" office:value="0" calcext:value-type="float">
            <text:p/>
          </table:table-cell>
          <table:table-cell table:formula="of:=[.BB187]+[.AX187]+[.AT187]+[.AP187]+[.AL187]+[.AH187]+[.AD187]+[.Z187]+[.V187]+[.R187]" office:value-type="float" office:value="0" calcext:value-type="float">
            <text:p/>
          </table:table-cell>
          <table:table-cell table:formula="of:=[.BC187]+[.AY187]+[.AU187]+[.AQ187]+[.AM187]+[.AI187]+[.AE187]+[.AA187]+[.W187]+[.S187]+[.O187]+[.M187]+[.K187]+[.I187]" office:value-type="float" office:value="0" calcext:value-type="float">
            <text:p/>
          </table:table-cell>
          <table:table-cell table:formula="of:=[.BD187]+[.BF187]" office:value-type="float" office:value="0" calcext:value-type="float">
            <text:p/>
          </table:table-cell>
          <table:table-cell table:formula="of:=[.BE187]+[.BG187]" office:value-type="float" office:value="0" calcext:value-type="float">
            <text:p/>
          </table:table-cell>
          <table:table-cell table:formula="of:=[.D18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88]+[.AV188]+[.AR188]+[.AN188]+[.AJ188]+[.AF188]+[.AB188]+[.X188]+[.T188]+[.P188]" office:value-type="float" office:value="0" calcext:value-type="float">
            <text:p/>
          </table:table-cell>
          <table:table-cell table:formula="of:=[.BA188]+[.AW188]+[.AS188]+[.AO188]+[.AK188]+[.AG188]+[.AC188]+[.Y188]+[.U188]+[.Q188]+[.N188]+[.L188]+[.J188]+[.H188]" office:value-type="float" office:value="0" calcext:value-type="float">
            <text:p/>
          </table:table-cell>
          <table:table-cell table:formula="of:=[.BB188]+[.AX188]+[.AT188]+[.AP188]+[.AL188]+[.AH188]+[.AD188]+[.Z188]+[.V188]+[.R188]" office:value-type="float" office:value="0" calcext:value-type="float">
            <text:p/>
          </table:table-cell>
          <table:table-cell table:formula="of:=[.BC188]+[.AY188]+[.AU188]+[.AQ188]+[.AM188]+[.AI188]+[.AE188]+[.AA188]+[.W188]+[.S188]+[.O188]+[.M188]+[.K188]+[.I188]" office:value-type="float" office:value="0" calcext:value-type="float">
            <text:p/>
          </table:table-cell>
          <table:table-cell table:formula="of:=[.BD188]+[.BF188]" office:value-type="float" office:value="0" calcext:value-type="float">
            <text:p/>
          </table:table-cell>
          <table:table-cell table:formula="of:=[.BE188]+[.BG188]" office:value-type="float" office:value="0" calcext:value-type="float">
            <text:p/>
          </table:table-cell>
          <table:table-cell table:formula="of:=[.D18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89]+[.AV189]+[.AR189]+[.AN189]+[.AJ189]+[.AF189]+[.AB189]+[.X189]+[.T189]+[.P189]" office:value-type="float" office:value="0" calcext:value-type="float">
            <text:p/>
          </table:table-cell>
          <table:table-cell table:formula="of:=[.BA189]+[.AW189]+[.AS189]+[.AO189]+[.AK189]+[.AG189]+[.AC189]+[.Y189]+[.U189]+[.Q189]+[.N189]+[.L189]+[.J189]+[.H189]" office:value-type="float" office:value="0" calcext:value-type="float">
            <text:p/>
          </table:table-cell>
          <table:table-cell table:formula="of:=[.BB189]+[.AX189]+[.AT189]+[.AP189]+[.AL189]+[.AH189]+[.AD189]+[.Z189]+[.V189]+[.R189]" office:value-type="float" office:value="0" calcext:value-type="float">
            <text:p/>
          </table:table-cell>
          <table:table-cell table:formula="of:=[.BC189]+[.AY189]+[.AU189]+[.AQ189]+[.AM189]+[.AI189]+[.AE189]+[.AA189]+[.W189]+[.S189]+[.O189]+[.M189]+[.K189]+[.I189]" office:value-type="float" office:value="0" calcext:value-type="float">
            <text:p/>
          </table:table-cell>
          <table:table-cell table:formula="of:=[.BD189]+[.BF189]" office:value-type="float" office:value="0" calcext:value-type="float">
            <text:p/>
          </table:table-cell>
          <table:table-cell table:formula="of:=[.BE189]+[.BG189]" office:value-type="float" office:value="0" calcext:value-type="float">
            <text:p/>
          </table:table-cell>
          <table:table-cell table:formula="of:=[.D18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90]+[.AV190]+[.AR190]+[.AN190]+[.AJ190]+[.AF190]+[.AB190]+[.X190]+[.T190]+[.P190]" office:value-type="float" office:value="0" calcext:value-type="float">
            <text:p/>
          </table:table-cell>
          <table:table-cell table:formula="of:=[.BA190]+[.AW190]+[.AS190]+[.AO190]+[.AK190]+[.AG190]+[.AC190]+[.Y190]+[.U190]+[.Q190]+[.N190]+[.L190]+[.J190]+[.H190]" office:value-type="float" office:value="0" calcext:value-type="float">
            <text:p/>
          </table:table-cell>
          <table:table-cell table:formula="of:=[.BB190]+[.AX190]+[.AT190]+[.AP190]+[.AL190]+[.AH190]+[.AD190]+[.Z190]+[.V190]+[.R190]" office:value-type="float" office:value="0" calcext:value-type="float">
            <text:p/>
          </table:table-cell>
          <table:table-cell table:formula="of:=[.BC190]+[.AY190]+[.AU190]+[.AQ190]+[.AM190]+[.AI190]+[.AE190]+[.AA190]+[.W190]+[.S190]+[.O190]+[.M190]+[.K190]+[.I190]" office:value-type="float" office:value="0" calcext:value-type="float">
            <text:p/>
          </table:table-cell>
          <table:table-cell table:formula="of:=[.BD190]+[.BF190]" office:value-type="float" office:value="0" calcext:value-type="float">
            <text:p/>
          </table:table-cell>
          <table:table-cell table:formula="of:=[.BE190]+[.BG190]" office:value-type="float" office:value="0" calcext:value-type="float">
            <text:p/>
          </table:table-cell>
          <table:table-cell table:formula="of:=[.D19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91]+[.AV191]+[.AR191]+[.AN191]+[.AJ191]+[.AF191]+[.AB191]+[.X191]+[.T191]+[.P191]" office:value-type="float" office:value="0" calcext:value-type="float">
            <text:p/>
          </table:table-cell>
          <table:table-cell table:formula="of:=[.BA191]+[.AW191]+[.AS191]+[.AO191]+[.AK191]+[.AG191]+[.AC191]+[.Y191]+[.U191]+[.Q191]+[.N191]+[.L191]+[.J191]+[.H191]" office:value-type="float" office:value="0" calcext:value-type="float">
            <text:p/>
          </table:table-cell>
          <table:table-cell table:formula="of:=[.BB191]+[.AX191]+[.AT191]+[.AP191]+[.AL191]+[.AH191]+[.AD191]+[.Z191]+[.V191]+[.R191]" office:value-type="float" office:value="0" calcext:value-type="float">
            <text:p/>
          </table:table-cell>
          <table:table-cell table:formula="of:=[.BC191]+[.AY191]+[.AU191]+[.AQ191]+[.AM191]+[.AI191]+[.AE191]+[.AA191]+[.W191]+[.S191]+[.O191]+[.M191]+[.K191]+[.I191]" office:value-type="float" office:value="0" calcext:value-type="float">
            <text:p/>
          </table:table-cell>
          <table:table-cell table:formula="of:=[.BD191]+[.BF191]" office:value-type="float" office:value="0" calcext:value-type="float">
            <text:p/>
          </table:table-cell>
          <table:table-cell table:formula="of:=[.BE191]+[.BG191]" office:value-type="float" office:value="0" calcext:value-type="float">
            <text:p/>
          </table:table-cell>
          <table:table-cell table:formula="of:=[.D19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92]+[.AV192]+[.AR192]+[.AN192]+[.AJ192]+[.AF192]+[.AB192]+[.X192]+[.T192]+[.P192]" office:value-type="float" office:value="0" calcext:value-type="float">
            <text:p/>
          </table:table-cell>
          <table:table-cell table:formula="of:=[.BA192]+[.AW192]+[.AS192]+[.AO192]+[.AK192]+[.AG192]+[.AC192]+[.Y192]+[.U192]+[.Q192]+[.N192]+[.L192]+[.J192]+[.H192]" office:value-type="float" office:value="0" calcext:value-type="float">
            <text:p/>
          </table:table-cell>
          <table:table-cell table:formula="of:=[.BB192]+[.AX192]+[.AT192]+[.AP192]+[.AL192]+[.AH192]+[.AD192]+[.Z192]+[.V192]+[.R192]" office:value-type="float" office:value="0" calcext:value-type="float">
            <text:p/>
          </table:table-cell>
          <table:table-cell table:formula="of:=[.BC192]+[.AY192]+[.AU192]+[.AQ192]+[.AM192]+[.AI192]+[.AE192]+[.AA192]+[.W192]+[.S192]+[.O192]+[.M192]+[.K192]+[.I192]" office:value-type="float" office:value="0" calcext:value-type="float">
            <text:p/>
          </table:table-cell>
          <table:table-cell table:formula="of:=[.BD192]+[.BF192]" office:value-type="float" office:value="0" calcext:value-type="float">
            <text:p/>
          </table:table-cell>
          <table:table-cell table:formula="of:=[.BE192]+[.BG192]" office:value-type="float" office:value="0" calcext:value-type="float">
            <text:p/>
          </table:table-cell>
          <table:table-cell table:formula="of:=[.D19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93]+[.AV193]+[.AR193]+[.AN193]+[.AJ193]+[.AF193]+[.AB193]+[.X193]+[.T193]+[.P193]" office:value-type="float" office:value="0" calcext:value-type="float">
            <text:p/>
          </table:table-cell>
          <table:table-cell table:formula="of:=[.BA193]+[.AW193]+[.AS193]+[.AO193]+[.AK193]+[.AG193]+[.AC193]+[.Y193]+[.U193]+[.Q193]+[.N193]+[.L193]+[.J193]+[.H193]" office:value-type="float" office:value="0" calcext:value-type="float">
            <text:p/>
          </table:table-cell>
          <table:table-cell table:formula="of:=[.BB193]+[.AX193]+[.AT193]+[.AP193]+[.AL193]+[.AH193]+[.AD193]+[.Z193]+[.V193]+[.R193]" office:value-type="float" office:value="0" calcext:value-type="float">
            <text:p/>
          </table:table-cell>
          <table:table-cell table:formula="of:=[.BC193]+[.AY193]+[.AU193]+[.AQ193]+[.AM193]+[.AI193]+[.AE193]+[.AA193]+[.W193]+[.S193]+[.O193]+[.M193]+[.K193]+[.I193]" office:value-type="float" office:value="0" calcext:value-type="float">
            <text:p/>
          </table:table-cell>
          <table:table-cell table:formula="of:=[.BD193]+[.BF193]" office:value-type="float" office:value="0" calcext:value-type="float">
            <text:p/>
          </table:table-cell>
          <table:table-cell table:formula="of:=[.BE193]+[.BG193]" office:value-type="float" office:value="0" calcext:value-type="float">
            <text:p/>
          </table:table-cell>
          <table:table-cell table:formula="of:=[.D19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94]+[.AV194]+[.AR194]+[.AN194]+[.AJ194]+[.AF194]+[.AB194]+[.X194]+[.T194]+[.P194]" office:value-type="float" office:value="0" calcext:value-type="float">
            <text:p/>
          </table:table-cell>
          <table:table-cell table:formula="of:=[.BA194]+[.AW194]+[.AS194]+[.AO194]+[.AK194]+[.AG194]+[.AC194]+[.Y194]+[.U194]+[.Q194]+[.N194]+[.L194]+[.J194]+[.H194]" office:value-type="float" office:value="0" calcext:value-type="float">
            <text:p/>
          </table:table-cell>
          <table:table-cell table:formula="of:=[.BB194]+[.AX194]+[.AT194]+[.AP194]+[.AL194]+[.AH194]+[.AD194]+[.Z194]+[.V194]+[.R194]" office:value-type="float" office:value="0" calcext:value-type="float">
            <text:p/>
          </table:table-cell>
          <table:table-cell table:formula="of:=[.BC194]+[.AY194]+[.AU194]+[.AQ194]+[.AM194]+[.AI194]+[.AE194]+[.AA194]+[.W194]+[.S194]+[.O194]+[.M194]+[.K194]+[.I194]" office:value-type="float" office:value="0" calcext:value-type="float">
            <text:p/>
          </table:table-cell>
          <table:table-cell table:formula="of:=[.BD194]+[.BF194]" office:value-type="float" office:value="0" calcext:value-type="float">
            <text:p/>
          </table:table-cell>
          <table:table-cell table:formula="of:=[.BE194]+[.BG194]" office:value-type="float" office:value="0" calcext:value-type="float">
            <text:p/>
          </table:table-cell>
          <table:table-cell table:formula="of:=[.D19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95]+[.AV195]+[.AR195]+[.AN195]+[.AJ195]+[.AF195]+[.AB195]+[.X195]+[.T195]+[.P195]" office:value-type="float" office:value="0" calcext:value-type="float">
            <text:p/>
          </table:table-cell>
          <table:table-cell table:formula="of:=[.BA195]+[.AW195]+[.AS195]+[.AO195]+[.AK195]+[.AG195]+[.AC195]+[.Y195]+[.U195]+[.Q195]+[.N195]+[.L195]+[.J195]+[.H195]" office:value-type="float" office:value="0" calcext:value-type="float">
            <text:p/>
          </table:table-cell>
          <table:table-cell table:formula="of:=[.BB195]+[.AX195]+[.AT195]+[.AP195]+[.AL195]+[.AH195]+[.AD195]+[.Z195]+[.V195]+[.R195]" office:value-type="float" office:value="0" calcext:value-type="float">
            <text:p/>
          </table:table-cell>
          <table:table-cell table:formula="of:=[.BC195]+[.AY195]+[.AU195]+[.AQ195]+[.AM195]+[.AI195]+[.AE195]+[.AA195]+[.W195]+[.S195]+[.O195]+[.M195]+[.K195]+[.I195]" office:value-type="float" office:value="0" calcext:value-type="float">
            <text:p/>
          </table:table-cell>
          <table:table-cell table:formula="of:=[.BD195]+[.BF195]" office:value-type="float" office:value="0" calcext:value-type="float">
            <text:p/>
          </table:table-cell>
          <table:table-cell table:formula="of:=[.BE195]+[.BG195]" office:value-type="float" office:value="0" calcext:value-type="float">
            <text:p/>
          </table:table-cell>
          <table:table-cell table:formula="of:=[.D19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96]+[.AV196]+[.AR196]+[.AN196]+[.AJ196]+[.AF196]+[.AB196]+[.X196]+[.T196]+[.P196]" office:value-type="float" office:value="0" calcext:value-type="float">
            <text:p/>
          </table:table-cell>
          <table:table-cell table:formula="of:=[.BA196]+[.AW196]+[.AS196]+[.AO196]+[.AK196]+[.AG196]+[.AC196]+[.Y196]+[.U196]+[.Q196]+[.N196]+[.L196]+[.J196]+[.H196]" office:value-type="float" office:value="0" calcext:value-type="float">
            <text:p/>
          </table:table-cell>
          <table:table-cell table:formula="of:=[.BB196]+[.AX196]+[.AT196]+[.AP196]+[.AL196]+[.AH196]+[.AD196]+[.Z196]+[.V196]+[.R196]" office:value-type="float" office:value="0" calcext:value-type="float">
            <text:p/>
          </table:table-cell>
          <table:table-cell table:formula="of:=[.BC196]+[.AY196]+[.AU196]+[.AQ196]+[.AM196]+[.AI196]+[.AE196]+[.AA196]+[.W196]+[.S196]+[.O196]+[.M196]+[.K196]+[.I196]" office:value-type="float" office:value="0" calcext:value-type="float">
            <text:p/>
          </table:table-cell>
          <table:table-cell table:formula="of:=[.BD196]+[.BF196]" office:value-type="float" office:value="0" calcext:value-type="float">
            <text:p/>
          </table:table-cell>
          <table:table-cell table:formula="of:=[.BE196]+[.BG196]" office:value-type="float" office:value="0" calcext:value-type="float">
            <text:p/>
          </table:table-cell>
          <table:table-cell table:formula="of:=[.D19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97]+[.AV197]+[.AR197]+[.AN197]+[.AJ197]+[.AF197]+[.AB197]+[.X197]+[.T197]+[.P197]" office:value-type="float" office:value="0" calcext:value-type="float">
            <text:p/>
          </table:table-cell>
          <table:table-cell table:formula="of:=[.BA197]+[.AW197]+[.AS197]+[.AO197]+[.AK197]+[.AG197]+[.AC197]+[.Y197]+[.U197]+[.Q197]+[.N197]+[.L197]+[.J197]+[.H197]" office:value-type="float" office:value="0" calcext:value-type="float">
            <text:p/>
          </table:table-cell>
          <table:table-cell table:formula="of:=[.BB197]+[.AX197]+[.AT197]+[.AP197]+[.AL197]+[.AH197]+[.AD197]+[.Z197]+[.V197]+[.R197]" office:value-type="float" office:value="0" calcext:value-type="float">
            <text:p/>
          </table:table-cell>
          <table:table-cell table:formula="of:=[.BC197]+[.AY197]+[.AU197]+[.AQ197]+[.AM197]+[.AI197]+[.AE197]+[.AA197]+[.W197]+[.S197]+[.O197]+[.M197]+[.K197]+[.I197]" office:value-type="float" office:value="0" calcext:value-type="float">
            <text:p/>
          </table:table-cell>
          <table:table-cell table:formula="of:=[.BD197]+[.BF197]" office:value-type="float" office:value="0" calcext:value-type="float">
            <text:p/>
          </table:table-cell>
          <table:table-cell table:formula="of:=[.BE197]+[.BG197]" office:value-type="float" office:value="0" calcext:value-type="float">
            <text:p/>
          </table:table-cell>
          <table:table-cell table:formula="of:=[.D19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98]+[.AV198]+[.AR198]+[.AN198]+[.AJ198]+[.AF198]+[.AB198]+[.X198]+[.T198]+[.P198]" office:value-type="float" office:value="0" calcext:value-type="float">
            <text:p/>
          </table:table-cell>
          <table:table-cell table:formula="of:=[.BA198]+[.AW198]+[.AS198]+[.AO198]+[.AK198]+[.AG198]+[.AC198]+[.Y198]+[.U198]+[.Q198]+[.N198]+[.L198]+[.J198]+[.H198]" office:value-type="float" office:value="0" calcext:value-type="float">
            <text:p/>
          </table:table-cell>
          <table:table-cell table:formula="of:=[.BB198]+[.AX198]+[.AT198]+[.AP198]+[.AL198]+[.AH198]+[.AD198]+[.Z198]+[.V198]+[.R198]" office:value-type="float" office:value="0" calcext:value-type="float">
            <text:p/>
          </table:table-cell>
          <table:table-cell table:formula="of:=[.BC198]+[.AY198]+[.AU198]+[.AQ198]+[.AM198]+[.AI198]+[.AE198]+[.AA198]+[.W198]+[.S198]+[.O198]+[.M198]+[.K198]+[.I198]" office:value-type="float" office:value="0" calcext:value-type="float">
            <text:p/>
          </table:table-cell>
          <table:table-cell table:formula="of:=[.BD198]+[.BF198]" office:value-type="float" office:value="0" calcext:value-type="float">
            <text:p/>
          </table:table-cell>
          <table:table-cell table:formula="of:=[.BE198]+[.BG198]" office:value-type="float" office:value="0" calcext:value-type="float">
            <text:p/>
          </table:table-cell>
          <table:table-cell table:formula="of:=[.D19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199]+[.AV199]+[.AR199]+[.AN199]+[.AJ199]+[.AF199]+[.AB199]+[.X199]+[.T199]+[.P199]" office:value-type="float" office:value="0" calcext:value-type="float">
            <text:p/>
          </table:table-cell>
          <table:table-cell table:formula="of:=[.BA199]+[.AW199]+[.AS199]+[.AO199]+[.AK199]+[.AG199]+[.AC199]+[.Y199]+[.U199]+[.Q199]+[.N199]+[.L199]+[.J199]+[.H199]" office:value-type="float" office:value="0" calcext:value-type="float">
            <text:p/>
          </table:table-cell>
          <table:table-cell table:formula="of:=[.BB199]+[.AX199]+[.AT199]+[.AP199]+[.AL199]+[.AH199]+[.AD199]+[.Z199]+[.V199]+[.R199]" office:value-type="float" office:value="0" calcext:value-type="float">
            <text:p/>
          </table:table-cell>
          <table:table-cell table:formula="of:=[.BC199]+[.AY199]+[.AU199]+[.AQ199]+[.AM199]+[.AI199]+[.AE199]+[.AA199]+[.W199]+[.S199]+[.O199]+[.M199]+[.K199]+[.I199]" office:value-type="float" office:value="0" calcext:value-type="float">
            <text:p/>
          </table:table-cell>
          <table:table-cell table:formula="of:=[.BD199]+[.BF199]" office:value-type="float" office:value="0" calcext:value-type="float">
            <text:p/>
          </table:table-cell>
          <table:table-cell table:formula="of:=[.BE199]+[.BG199]" office:value-type="float" office:value="0" calcext:value-type="float">
            <text:p/>
          </table:table-cell>
          <table:table-cell table:formula="of:=[.D19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00]+[.AV200]+[.AR200]+[.AN200]+[.AJ200]+[.AF200]+[.AB200]+[.X200]+[.T200]+[.P200]" office:value-type="float" office:value="0" calcext:value-type="float">
            <text:p/>
          </table:table-cell>
          <table:table-cell table:formula="of:=[.BA200]+[.AW200]+[.AS200]+[.AO200]+[.AK200]+[.AG200]+[.AC200]+[.Y200]+[.U200]+[.Q200]+[.N200]+[.L200]+[.J200]+[.H200]" office:value-type="float" office:value="0" calcext:value-type="float">
            <text:p/>
          </table:table-cell>
          <table:table-cell table:formula="of:=[.BB200]+[.AX200]+[.AT200]+[.AP200]+[.AL200]+[.AH200]+[.AD200]+[.Z200]+[.V200]+[.R200]" office:value-type="float" office:value="0" calcext:value-type="float">
            <text:p/>
          </table:table-cell>
          <table:table-cell table:formula="of:=[.BC200]+[.AY200]+[.AU200]+[.AQ200]+[.AM200]+[.AI200]+[.AE200]+[.AA200]+[.W200]+[.S200]+[.O200]+[.M200]+[.K200]+[.I200]" office:value-type="float" office:value="0" calcext:value-type="float">
            <text:p/>
          </table:table-cell>
          <table:table-cell table:formula="of:=[.BD200]+[.BF200]" office:value-type="float" office:value="0" calcext:value-type="float">
            <text:p/>
          </table:table-cell>
          <table:table-cell table:formula="of:=[.BE200]+[.BG200]" office:value-type="float" office:value="0" calcext:value-type="float">
            <text:p/>
          </table:table-cell>
          <table:table-cell table:formula="of:=[.D20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01]+[.AV201]+[.AR201]+[.AN201]+[.AJ201]+[.AF201]+[.AB201]+[.X201]+[.T201]+[.P201]" office:value-type="float" office:value="0" calcext:value-type="float">
            <text:p/>
          </table:table-cell>
          <table:table-cell table:formula="of:=[.BA201]+[.AW201]+[.AS201]+[.AO201]+[.AK201]+[.AG201]+[.AC201]+[.Y201]+[.U201]+[.Q201]+[.N201]+[.L201]+[.J201]+[.H201]" office:value-type="float" office:value="0" calcext:value-type="float">
            <text:p/>
          </table:table-cell>
          <table:table-cell table:formula="of:=[.BB201]+[.AX201]+[.AT201]+[.AP201]+[.AL201]+[.AH201]+[.AD201]+[.Z201]+[.V201]+[.R201]" office:value-type="float" office:value="0" calcext:value-type="float">
            <text:p/>
          </table:table-cell>
          <table:table-cell table:formula="of:=[.BC201]+[.AY201]+[.AU201]+[.AQ201]+[.AM201]+[.AI201]+[.AE201]+[.AA201]+[.W201]+[.S201]+[.O201]+[.M201]+[.K201]+[.I201]" office:value-type="float" office:value="0" calcext:value-type="float">
            <text:p/>
          </table:table-cell>
          <table:table-cell table:formula="of:=[.BD201]+[.BF201]" office:value-type="float" office:value="0" calcext:value-type="float">
            <text:p/>
          </table:table-cell>
          <table:table-cell table:formula="of:=[.BE201]+[.BG201]" office:value-type="float" office:value="0" calcext:value-type="float">
            <text:p/>
          </table:table-cell>
          <table:table-cell table:formula="of:=[.D20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02]+[.AV202]+[.AR202]+[.AN202]+[.AJ202]+[.AF202]+[.AB202]+[.X202]+[.T202]+[.P202]" office:value-type="float" office:value="0" calcext:value-type="float">
            <text:p/>
          </table:table-cell>
          <table:table-cell table:formula="of:=[.BA202]+[.AW202]+[.AS202]+[.AO202]+[.AK202]+[.AG202]+[.AC202]+[.Y202]+[.U202]+[.Q202]+[.N202]+[.L202]+[.J202]+[.H202]" office:value-type="float" office:value="0" calcext:value-type="float">
            <text:p/>
          </table:table-cell>
          <table:table-cell table:formula="of:=[.BB202]+[.AX202]+[.AT202]+[.AP202]+[.AL202]+[.AH202]+[.AD202]+[.Z202]+[.V202]+[.R202]" office:value-type="float" office:value="0" calcext:value-type="float">
            <text:p/>
          </table:table-cell>
          <table:table-cell table:formula="of:=[.BC202]+[.AY202]+[.AU202]+[.AQ202]+[.AM202]+[.AI202]+[.AE202]+[.AA202]+[.W202]+[.S202]+[.O202]+[.M202]+[.K202]+[.I202]" office:value-type="float" office:value="0" calcext:value-type="float">
            <text:p/>
          </table:table-cell>
          <table:table-cell table:formula="of:=[.BD202]+[.BF202]" office:value-type="float" office:value="0" calcext:value-type="float">
            <text:p/>
          </table:table-cell>
          <table:table-cell table:formula="of:=[.BE202]+[.BG202]" office:value-type="float" office:value="0" calcext:value-type="float">
            <text:p/>
          </table:table-cell>
          <table:table-cell table:formula="of:=[.D20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03]+[.AV203]+[.AR203]+[.AN203]+[.AJ203]+[.AF203]+[.AB203]+[.X203]+[.T203]+[.P203]" office:value-type="float" office:value="0" calcext:value-type="float">
            <text:p/>
          </table:table-cell>
          <table:table-cell table:formula="of:=[.BA203]+[.AW203]+[.AS203]+[.AO203]+[.AK203]+[.AG203]+[.AC203]+[.Y203]+[.U203]+[.Q203]+[.N203]+[.L203]+[.J203]+[.H203]" office:value-type="float" office:value="0" calcext:value-type="float">
            <text:p/>
          </table:table-cell>
          <table:table-cell table:formula="of:=[.BB203]+[.AX203]+[.AT203]+[.AP203]+[.AL203]+[.AH203]+[.AD203]+[.Z203]+[.V203]+[.R203]" office:value-type="float" office:value="0" calcext:value-type="float">
            <text:p/>
          </table:table-cell>
          <table:table-cell table:formula="of:=[.BC203]+[.AY203]+[.AU203]+[.AQ203]+[.AM203]+[.AI203]+[.AE203]+[.AA203]+[.W203]+[.S203]+[.O203]+[.M203]+[.K203]+[.I203]" office:value-type="float" office:value="0" calcext:value-type="float">
            <text:p/>
          </table:table-cell>
          <table:table-cell table:formula="of:=[.BD203]+[.BF203]" office:value-type="float" office:value="0" calcext:value-type="float">
            <text:p/>
          </table:table-cell>
          <table:table-cell table:formula="of:=[.BE203]+[.BG203]" office:value-type="float" office:value="0" calcext:value-type="float">
            <text:p/>
          </table:table-cell>
          <table:table-cell table:formula="of:=[.D20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04]+[.AV204]+[.AR204]+[.AN204]+[.AJ204]+[.AF204]+[.AB204]+[.X204]+[.T204]+[.P204]" office:value-type="float" office:value="0" calcext:value-type="float">
            <text:p/>
          </table:table-cell>
          <table:table-cell table:formula="of:=[.BA204]+[.AW204]+[.AS204]+[.AO204]+[.AK204]+[.AG204]+[.AC204]+[.Y204]+[.U204]+[.Q204]+[.N204]+[.L204]+[.J204]+[.H204]" office:value-type="float" office:value="0" calcext:value-type="float">
            <text:p/>
          </table:table-cell>
          <table:table-cell table:formula="of:=[.BB204]+[.AX204]+[.AT204]+[.AP204]+[.AL204]+[.AH204]+[.AD204]+[.Z204]+[.V204]+[.R204]" office:value-type="float" office:value="0" calcext:value-type="float">
            <text:p/>
          </table:table-cell>
          <table:table-cell table:formula="of:=[.BC204]+[.AY204]+[.AU204]+[.AQ204]+[.AM204]+[.AI204]+[.AE204]+[.AA204]+[.W204]+[.S204]+[.O204]+[.M204]+[.K204]+[.I204]" office:value-type="float" office:value="0" calcext:value-type="float">
            <text:p/>
          </table:table-cell>
          <table:table-cell table:formula="of:=[.BD204]+[.BF204]" office:value-type="float" office:value="0" calcext:value-type="float">
            <text:p/>
          </table:table-cell>
          <table:table-cell table:formula="of:=[.BE204]+[.BG204]" office:value-type="float" office:value="0" calcext:value-type="float">
            <text:p/>
          </table:table-cell>
          <table:table-cell table:formula="of:=[.D20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05]+[.AV205]+[.AR205]+[.AN205]+[.AJ205]+[.AF205]+[.AB205]+[.X205]+[.T205]+[.P205]" office:value-type="float" office:value="0" calcext:value-type="float">
            <text:p/>
          </table:table-cell>
          <table:table-cell table:formula="of:=[.BA205]+[.AW205]+[.AS205]+[.AO205]+[.AK205]+[.AG205]+[.AC205]+[.Y205]+[.U205]+[.Q205]+[.N205]+[.L205]+[.J205]+[.H205]" office:value-type="float" office:value="0" calcext:value-type="float">
            <text:p/>
          </table:table-cell>
          <table:table-cell table:formula="of:=[.BB205]+[.AX205]+[.AT205]+[.AP205]+[.AL205]+[.AH205]+[.AD205]+[.Z205]+[.V205]+[.R205]" office:value-type="float" office:value="0" calcext:value-type="float">
            <text:p/>
          </table:table-cell>
          <table:table-cell table:formula="of:=[.BC205]+[.AY205]+[.AU205]+[.AQ205]+[.AM205]+[.AI205]+[.AE205]+[.AA205]+[.W205]+[.S205]+[.O205]+[.M205]+[.K205]+[.I205]" office:value-type="float" office:value="0" calcext:value-type="float">
            <text:p/>
          </table:table-cell>
          <table:table-cell table:formula="of:=[.BD205]+[.BF205]" office:value-type="float" office:value="0" calcext:value-type="float">
            <text:p/>
          </table:table-cell>
          <table:table-cell table:formula="of:=[.BE205]+[.BG205]" office:value-type="float" office:value="0" calcext:value-type="float">
            <text:p/>
          </table:table-cell>
          <table:table-cell table:formula="of:=[.D20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06]+[.AV206]+[.AR206]+[.AN206]+[.AJ206]+[.AF206]+[.AB206]+[.X206]+[.T206]+[.P206]" office:value-type="float" office:value="0" calcext:value-type="float">
            <text:p/>
          </table:table-cell>
          <table:table-cell table:formula="of:=[.BA206]+[.AW206]+[.AS206]+[.AO206]+[.AK206]+[.AG206]+[.AC206]+[.Y206]+[.U206]+[.Q206]+[.N206]+[.L206]+[.J206]+[.H206]" office:value-type="float" office:value="0" calcext:value-type="float">
            <text:p/>
          </table:table-cell>
          <table:table-cell table:formula="of:=[.BB206]+[.AX206]+[.AT206]+[.AP206]+[.AL206]+[.AH206]+[.AD206]+[.Z206]+[.V206]+[.R206]" office:value-type="float" office:value="0" calcext:value-type="float">
            <text:p/>
          </table:table-cell>
          <table:table-cell table:formula="of:=[.BC206]+[.AY206]+[.AU206]+[.AQ206]+[.AM206]+[.AI206]+[.AE206]+[.AA206]+[.W206]+[.S206]+[.O206]+[.M206]+[.K206]+[.I206]" office:value-type="float" office:value="0" calcext:value-type="float">
            <text:p/>
          </table:table-cell>
          <table:table-cell table:formula="of:=[.BD206]+[.BF206]" office:value-type="float" office:value="0" calcext:value-type="float">
            <text:p/>
          </table:table-cell>
          <table:table-cell table:formula="of:=[.BE206]+[.BG206]" office:value-type="float" office:value="0" calcext:value-type="float">
            <text:p/>
          </table:table-cell>
          <table:table-cell table:formula="of:=[.D20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07]+[.AV207]+[.AR207]+[.AN207]+[.AJ207]+[.AF207]+[.AB207]+[.X207]+[.T207]+[.P207]" office:value-type="float" office:value="0" calcext:value-type="float">
            <text:p/>
          </table:table-cell>
          <table:table-cell table:formula="of:=[.BA207]+[.AW207]+[.AS207]+[.AO207]+[.AK207]+[.AG207]+[.AC207]+[.Y207]+[.U207]+[.Q207]+[.N207]+[.L207]+[.J207]+[.H207]" office:value-type="float" office:value="0" calcext:value-type="float">
            <text:p/>
          </table:table-cell>
          <table:table-cell table:formula="of:=[.BB207]+[.AX207]+[.AT207]+[.AP207]+[.AL207]+[.AH207]+[.AD207]+[.Z207]+[.V207]+[.R207]" office:value-type="float" office:value="0" calcext:value-type="float">
            <text:p/>
          </table:table-cell>
          <table:table-cell table:formula="of:=[.BC207]+[.AY207]+[.AU207]+[.AQ207]+[.AM207]+[.AI207]+[.AE207]+[.AA207]+[.W207]+[.S207]+[.O207]+[.M207]+[.K207]+[.I207]" office:value-type="float" office:value="0" calcext:value-type="float">
            <text:p/>
          </table:table-cell>
          <table:table-cell table:formula="of:=[.BD207]+[.BF207]" office:value-type="float" office:value="0" calcext:value-type="float">
            <text:p/>
          </table:table-cell>
          <table:table-cell table:formula="of:=[.BE207]+[.BG207]" office:value-type="float" office:value="0" calcext:value-type="float">
            <text:p/>
          </table:table-cell>
          <table:table-cell table:formula="of:=[.D20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08]+[.AV208]+[.AR208]+[.AN208]+[.AJ208]+[.AF208]+[.AB208]+[.X208]+[.T208]+[.P208]" office:value-type="float" office:value="0" calcext:value-type="float">
            <text:p/>
          </table:table-cell>
          <table:table-cell table:formula="of:=[.BA208]+[.AW208]+[.AS208]+[.AO208]+[.AK208]+[.AG208]+[.AC208]+[.Y208]+[.U208]+[.Q208]+[.N208]+[.L208]+[.J208]+[.H208]" office:value-type="float" office:value="0" calcext:value-type="float">
            <text:p/>
          </table:table-cell>
          <table:table-cell table:formula="of:=[.BB208]+[.AX208]+[.AT208]+[.AP208]+[.AL208]+[.AH208]+[.AD208]+[.Z208]+[.V208]+[.R208]" office:value-type="float" office:value="0" calcext:value-type="float">
            <text:p/>
          </table:table-cell>
          <table:table-cell table:formula="of:=[.BC208]+[.AY208]+[.AU208]+[.AQ208]+[.AM208]+[.AI208]+[.AE208]+[.AA208]+[.W208]+[.S208]+[.O208]+[.M208]+[.K208]+[.I208]" office:value-type="float" office:value="0" calcext:value-type="float">
            <text:p/>
          </table:table-cell>
          <table:table-cell table:formula="of:=[.BD208]+[.BF208]" office:value-type="float" office:value="0" calcext:value-type="float">
            <text:p/>
          </table:table-cell>
          <table:table-cell table:formula="of:=[.BE208]+[.BG208]" office:value-type="float" office:value="0" calcext:value-type="float">
            <text:p/>
          </table:table-cell>
          <table:table-cell table:formula="of:=[.D20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09]+[.AV209]+[.AR209]+[.AN209]+[.AJ209]+[.AF209]+[.AB209]+[.X209]+[.T209]+[.P209]" office:value-type="float" office:value="0" calcext:value-type="float">
            <text:p/>
          </table:table-cell>
          <table:table-cell table:formula="of:=[.BA209]+[.AW209]+[.AS209]+[.AO209]+[.AK209]+[.AG209]+[.AC209]+[.Y209]+[.U209]+[.Q209]+[.N209]+[.L209]+[.J209]+[.H209]" office:value-type="float" office:value="0" calcext:value-type="float">
            <text:p/>
          </table:table-cell>
          <table:table-cell table:formula="of:=[.BB209]+[.AX209]+[.AT209]+[.AP209]+[.AL209]+[.AH209]+[.AD209]+[.Z209]+[.V209]+[.R209]" office:value-type="float" office:value="0" calcext:value-type="float">
            <text:p/>
          </table:table-cell>
          <table:table-cell table:formula="of:=[.BC209]+[.AY209]+[.AU209]+[.AQ209]+[.AM209]+[.AI209]+[.AE209]+[.AA209]+[.W209]+[.S209]+[.O209]+[.M209]+[.K209]+[.I209]" office:value-type="float" office:value="0" calcext:value-type="float">
            <text:p/>
          </table:table-cell>
          <table:table-cell table:formula="of:=[.BD209]+[.BF209]" office:value-type="float" office:value="0" calcext:value-type="float">
            <text:p/>
          </table:table-cell>
          <table:table-cell table:formula="of:=[.BE209]+[.BG209]" office:value-type="float" office:value="0" calcext:value-type="float">
            <text:p/>
          </table:table-cell>
          <table:table-cell table:formula="of:=[.D20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10]+[.AV210]+[.AR210]+[.AN210]+[.AJ210]+[.AF210]+[.AB210]+[.X210]+[.T210]+[.P210]" office:value-type="float" office:value="0" calcext:value-type="float">
            <text:p/>
          </table:table-cell>
          <table:table-cell table:formula="of:=[.BA210]+[.AW210]+[.AS210]+[.AO210]+[.AK210]+[.AG210]+[.AC210]+[.Y210]+[.U210]+[.Q210]+[.N210]+[.L210]+[.J210]+[.H210]" office:value-type="float" office:value="0" calcext:value-type="float">
            <text:p/>
          </table:table-cell>
          <table:table-cell table:formula="of:=[.BB210]+[.AX210]+[.AT210]+[.AP210]+[.AL210]+[.AH210]+[.AD210]+[.Z210]+[.V210]+[.R210]" office:value-type="float" office:value="0" calcext:value-type="float">
            <text:p/>
          </table:table-cell>
          <table:table-cell table:formula="of:=[.BC210]+[.AY210]+[.AU210]+[.AQ210]+[.AM210]+[.AI210]+[.AE210]+[.AA210]+[.W210]+[.S210]+[.O210]+[.M210]+[.K210]+[.I210]" office:value-type="float" office:value="0" calcext:value-type="float">
            <text:p/>
          </table:table-cell>
          <table:table-cell table:formula="of:=[.BD210]+[.BF210]" office:value-type="float" office:value="0" calcext:value-type="float">
            <text:p/>
          </table:table-cell>
          <table:table-cell table:formula="of:=[.BE210]+[.BG210]" office:value-type="float" office:value="0" calcext:value-type="float">
            <text:p/>
          </table:table-cell>
          <table:table-cell table:formula="of:=[.D21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11]+[.AV211]+[.AR211]+[.AN211]+[.AJ211]+[.AF211]+[.AB211]+[.X211]+[.T211]+[.P211]" office:value-type="float" office:value="0" calcext:value-type="float">
            <text:p/>
          </table:table-cell>
          <table:table-cell table:formula="of:=[.BA211]+[.AW211]+[.AS211]+[.AO211]+[.AK211]+[.AG211]+[.AC211]+[.Y211]+[.U211]+[.Q211]+[.N211]+[.L211]+[.J211]+[.H211]" office:value-type="float" office:value="0" calcext:value-type="float">
            <text:p/>
          </table:table-cell>
          <table:table-cell table:formula="of:=[.BB211]+[.AX211]+[.AT211]+[.AP211]+[.AL211]+[.AH211]+[.AD211]+[.Z211]+[.V211]+[.R211]" office:value-type="float" office:value="0" calcext:value-type="float">
            <text:p/>
          </table:table-cell>
          <table:table-cell table:formula="of:=[.BC211]+[.AY211]+[.AU211]+[.AQ211]+[.AM211]+[.AI211]+[.AE211]+[.AA211]+[.W211]+[.S211]+[.O211]+[.M211]+[.K211]+[.I211]" office:value-type="float" office:value="0" calcext:value-type="float">
            <text:p/>
          </table:table-cell>
          <table:table-cell table:formula="of:=[.BD211]+[.BF211]" office:value-type="float" office:value="0" calcext:value-type="float">
            <text:p/>
          </table:table-cell>
          <table:table-cell table:formula="of:=[.BE211]+[.BG211]" office:value-type="float" office:value="0" calcext:value-type="float">
            <text:p/>
          </table:table-cell>
          <table:table-cell table:formula="of:=[.D21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12]+[.AV212]+[.AR212]+[.AN212]+[.AJ212]+[.AF212]+[.AB212]+[.X212]+[.T212]+[.P212]" office:value-type="float" office:value="0" calcext:value-type="float">
            <text:p/>
          </table:table-cell>
          <table:table-cell table:formula="of:=[.BA212]+[.AW212]+[.AS212]+[.AO212]+[.AK212]+[.AG212]+[.AC212]+[.Y212]+[.U212]+[.Q212]+[.N212]+[.L212]+[.J212]+[.H212]" office:value-type="float" office:value="0" calcext:value-type="float">
            <text:p/>
          </table:table-cell>
          <table:table-cell table:formula="of:=[.BB212]+[.AX212]+[.AT212]+[.AP212]+[.AL212]+[.AH212]+[.AD212]+[.Z212]+[.V212]+[.R212]" office:value-type="float" office:value="0" calcext:value-type="float">
            <text:p/>
          </table:table-cell>
          <table:table-cell table:formula="of:=[.BC212]+[.AY212]+[.AU212]+[.AQ212]+[.AM212]+[.AI212]+[.AE212]+[.AA212]+[.W212]+[.S212]+[.O212]+[.M212]+[.K212]+[.I212]" office:value-type="float" office:value="0" calcext:value-type="float">
            <text:p/>
          </table:table-cell>
          <table:table-cell table:formula="of:=[.BD212]+[.BF212]" office:value-type="float" office:value="0" calcext:value-type="float">
            <text:p/>
          </table:table-cell>
          <table:table-cell table:formula="of:=[.BE212]+[.BG212]" office:value-type="float" office:value="0" calcext:value-type="float">
            <text:p/>
          </table:table-cell>
          <table:table-cell table:formula="of:=[.D21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13]+[.AV213]+[.AR213]+[.AN213]+[.AJ213]+[.AF213]+[.AB213]+[.X213]+[.T213]+[.P213]" office:value-type="float" office:value="0" calcext:value-type="float">
            <text:p/>
          </table:table-cell>
          <table:table-cell table:formula="of:=[.BA213]+[.AW213]+[.AS213]+[.AO213]+[.AK213]+[.AG213]+[.AC213]+[.Y213]+[.U213]+[.Q213]+[.N213]+[.L213]+[.J213]+[.H213]" office:value-type="float" office:value="0" calcext:value-type="float">
            <text:p/>
          </table:table-cell>
          <table:table-cell table:formula="of:=[.BB213]+[.AX213]+[.AT213]+[.AP213]+[.AL213]+[.AH213]+[.AD213]+[.Z213]+[.V213]+[.R213]" office:value-type="float" office:value="0" calcext:value-type="float">
            <text:p/>
          </table:table-cell>
          <table:table-cell table:formula="of:=[.BC213]+[.AY213]+[.AU213]+[.AQ213]+[.AM213]+[.AI213]+[.AE213]+[.AA213]+[.W213]+[.S213]+[.O213]+[.M213]+[.K213]+[.I213]" office:value-type="float" office:value="0" calcext:value-type="float">
            <text:p/>
          </table:table-cell>
          <table:table-cell table:formula="of:=[.BD213]+[.BF213]" office:value-type="float" office:value="0" calcext:value-type="float">
            <text:p/>
          </table:table-cell>
          <table:table-cell table:formula="of:=[.BE213]+[.BG213]" office:value-type="float" office:value="0" calcext:value-type="float">
            <text:p/>
          </table:table-cell>
          <table:table-cell table:formula="of:=[.D21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14]+[.AV214]+[.AR214]+[.AN214]+[.AJ214]+[.AF214]+[.AB214]+[.X214]+[.T214]+[.P214]" office:value-type="float" office:value="0" calcext:value-type="float">
            <text:p/>
          </table:table-cell>
          <table:table-cell table:formula="of:=[.BA214]+[.AW214]+[.AS214]+[.AO214]+[.AK214]+[.AG214]+[.AC214]+[.Y214]+[.U214]+[.Q214]+[.N214]+[.L214]+[.J214]+[.H214]" office:value-type="float" office:value="0" calcext:value-type="float">
            <text:p/>
          </table:table-cell>
          <table:table-cell table:formula="of:=[.BB214]+[.AX214]+[.AT214]+[.AP214]+[.AL214]+[.AH214]+[.AD214]+[.Z214]+[.V214]+[.R214]" office:value-type="float" office:value="0" calcext:value-type="float">
            <text:p/>
          </table:table-cell>
          <table:table-cell table:formula="of:=[.BC214]+[.AY214]+[.AU214]+[.AQ214]+[.AM214]+[.AI214]+[.AE214]+[.AA214]+[.W214]+[.S214]+[.O214]+[.M214]+[.K214]+[.I214]" office:value-type="float" office:value="0" calcext:value-type="float">
            <text:p/>
          </table:table-cell>
          <table:table-cell table:formula="of:=[.BD214]+[.BF214]" office:value-type="float" office:value="0" calcext:value-type="float">
            <text:p/>
          </table:table-cell>
          <table:table-cell table:formula="of:=[.BE214]+[.BG214]" office:value-type="float" office:value="0" calcext:value-type="float">
            <text:p/>
          </table:table-cell>
          <table:table-cell table:formula="of:=[.D21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15]+[.AV215]+[.AR215]+[.AN215]+[.AJ215]+[.AF215]+[.AB215]+[.X215]+[.T215]+[.P215]" office:value-type="float" office:value="0" calcext:value-type="float">
            <text:p/>
          </table:table-cell>
          <table:table-cell table:formula="of:=[.BA215]+[.AW215]+[.AS215]+[.AO215]+[.AK215]+[.AG215]+[.AC215]+[.Y215]+[.U215]+[.Q215]+[.N215]+[.L215]+[.J215]+[.H215]" office:value-type="float" office:value="0" calcext:value-type="float">
            <text:p/>
          </table:table-cell>
          <table:table-cell table:formula="of:=[.BB215]+[.AX215]+[.AT215]+[.AP215]+[.AL215]+[.AH215]+[.AD215]+[.Z215]+[.V215]+[.R215]" office:value-type="float" office:value="0" calcext:value-type="float">
            <text:p/>
          </table:table-cell>
          <table:table-cell table:formula="of:=[.BC215]+[.AY215]+[.AU215]+[.AQ215]+[.AM215]+[.AI215]+[.AE215]+[.AA215]+[.W215]+[.S215]+[.O215]+[.M215]+[.K215]+[.I215]" office:value-type="float" office:value="0" calcext:value-type="float">
            <text:p/>
          </table:table-cell>
          <table:table-cell table:formula="of:=[.BD215]+[.BF215]" office:value-type="float" office:value="0" calcext:value-type="float">
            <text:p/>
          </table:table-cell>
          <table:table-cell table:formula="of:=[.BE215]+[.BG215]" office:value-type="float" office:value="0" calcext:value-type="float">
            <text:p/>
          </table:table-cell>
          <table:table-cell table:formula="of:=[.D21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16]+[.AV216]+[.AR216]+[.AN216]+[.AJ216]+[.AF216]+[.AB216]+[.X216]+[.T216]+[.P216]" office:value-type="float" office:value="0" calcext:value-type="float">
            <text:p/>
          </table:table-cell>
          <table:table-cell table:formula="of:=[.BA216]+[.AW216]+[.AS216]+[.AO216]+[.AK216]+[.AG216]+[.AC216]+[.Y216]+[.U216]+[.Q216]+[.N216]+[.L216]+[.J216]+[.H216]" office:value-type="float" office:value="0" calcext:value-type="float">
            <text:p/>
          </table:table-cell>
          <table:table-cell table:formula="of:=[.BB216]+[.AX216]+[.AT216]+[.AP216]+[.AL216]+[.AH216]+[.AD216]+[.Z216]+[.V216]+[.R216]" office:value-type="float" office:value="0" calcext:value-type="float">
            <text:p/>
          </table:table-cell>
          <table:table-cell table:formula="of:=[.BC216]+[.AY216]+[.AU216]+[.AQ216]+[.AM216]+[.AI216]+[.AE216]+[.AA216]+[.W216]+[.S216]+[.O216]+[.M216]+[.K216]+[.I216]" office:value-type="float" office:value="0" calcext:value-type="float">
            <text:p/>
          </table:table-cell>
          <table:table-cell table:formula="of:=[.BD216]+[.BF216]" office:value-type="float" office:value="0" calcext:value-type="float">
            <text:p/>
          </table:table-cell>
          <table:table-cell table:formula="of:=[.BE216]+[.BG216]" office:value-type="float" office:value="0" calcext:value-type="float">
            <text:p/>
          </table:table-cell>
          <table:table-cell table:formula="of:=[.D21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17]+[.AV217]+[.AR217]+[.AN217]+[.AJ217]+[.AF217]+[.AB217]+[.X217]+[.T217]+[.P217]" office:value-type="float" office:value="0" calcext:value-type="float">
            <text:p/>
          </table:table-cell>
          <table:table-cell table:formula="of:=[.BA217]+[.AW217]+[.AS217]+[.AO217]+[.AK217]+[.AG217]+[.AC217]+[.Y217]+[.U217]+[.Q217]+[.N217]+[.L217]+[.J217]+[.H217]" office:value-type="float" office:value="0" calcext:value-type="float">
            <text:p/>
          </table:table-cell>
          <table:table-cell table:formula="of:=[.BB217]+[.AX217]+[.AT217]+[.AP217]+[.AL217]+[.AH217]+[.AD217]+[.Z217]+[.V217]+[.R217]" office:value-type="float" office:value="0" calcext:value-type="float">
            <text:p/>
          </table:table-cell>
          <table:table-cell table:formula="of:=[.BC217]+[.AY217]+[.AU217]+[.AQ217]+[.AM217]+[.AI217]+[.AE217]+[.AA217]+[.W217]+[.S217]+[.O217]+[.M217]+[.K217]+[.I217]" office:value-type="float" office:value="0" calcext:value-type="float">
            <text:p/>
          </table:table-cell>
          <table:table-cell table:formula="of:=[.BD217]+[.BF217]" office:value-type="float" office:value="0" calcext:value-type="float">
            <text:p/>
          </table:table-cell>
          <table:table-cell table:formula="of:=[.BE217]+[.BG217]" office:value-type="float" office:value="0" calcext:value-type="float">
            <text:p/>
          </table:table-cell>
          <table:table-cell table:formula="of:=[.D21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18]+[.AV218]+[.AR218]+[.AN218]+[.AJ218]+[.AF218]+[.AB218]+[.X218]+[.T218]+[.P218]" office:value-type="float" office:value="0" calcext:value-type="float">
            <text:p/>
          </table:table-cell>
          <table:table-cell table:formula="of:=[.BA218]+[.AW218]+[.AS218]+[.AO218]+[.AK218]+[.AG218]+[.AC218]+[.Y218]+[.U218]+[.Q218]+[.N218]+[.L218]+[.J218]+[.H218]" office:value-type="float" office:value="0" calcext:value-type="float">
            <text:p/>
          </table:table-cell>
          <table:table-cell table:formula="of:=[.BB218]+[.AX218]+[.AT218]+[.AP218]+[.AL218]+[.AH218]+[.AD218]+[.Z218]+[.V218]+[.R218]" office:value-type="float" office:value="0" calcext:value-type="float">
            <text:p/>
          </table:table-cell>
          <table:table-cell table:formula="of:=[.BC218]+[.AY218]+[.AU218]+[.AQ218]+[.AM218]+[.AI218]+[.AE218]+[.AA218]+[.W218]+[.S218]+[.O218]+[.M218]+[.K218]+[.I218]" office:value-type="float" office:value="0" calcext:value-type="float">
            <text:p/>
          </table:table-cell>
          <table:table-cell table:formula="of:=[.BD218]+[.BF218]" office:value-type="float" office:value="0" calcext:value-type="float">
            <text:p/>
          </table:table-cell>
          <table:table-cell table:formula="of:=[.BE218]+[.BG218]" office:value-type="float" office:value="0" calcext:value-type="float">
            <text:p/>
          </table:table-cell>
          <table:table-cell table:formula="of:=[.D21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19]+[.AV219]+[.AR219]+[.AN219]+[.AJ219]+[.AF219]+[.AB219]+[.X219]+[.T219]+[.P219]" office:value-type="float" office:value="0" calcext:value-type="float">
            <text:p/>
          </table:table-cell>
          <table:table-cell table:formula="of:=[.BA219]+[.AW219]+[.AS219]+[.AO219]+[.AK219]+[.AG219]+[.AC219]+[.Y219]+[.U219]+[.Q219]+[.N219]+[.L219]+[.J219]+[.H219]" office:value-type="float" office:value="0" calcext:value-type="float">
            <text:p/>
          </table:table-cell>
          <table:table-cell table:formula="of:=[.BB219]+[.AX219]+[.AT219]+[.AP219]+[.AL219]+[.AH219]+[.AD219]+[.Z219]+[.V219]+[.R219]" office:value-type="float" office:value="0" calcext:value-type="float">
            <text:p/>
          </table:table-cell>
          <table:table-cell table:formula="of:=[.BC219]+[.AY219]+[.AU219]+[.AQ219]+[.AM219]+[.AI219]+[.AE219]+[.AA219]+[.W219]+[.S219]+[.O219]+[.M219]+[.K219]+[.I219]" office:value-type="float" office:value="0" calcext:value-type="float">
            <text:p/>
          </table:table-cell>
          <table:table-cell table:formula="of:=[.BD219]+[.BF219]" office:value-type="float" office:value="0" calcext:value-type="float">
            <text:p/>
          </table:table-cell>
          <table:table-cell table:formula="of:=[.BE219]+[.BG219]" office:value-type="float" office:value="0" calcext:value-type="float">
            <text:p/>
          </table:table-cell>
          <table:table-cell table:formula="of:=[.D21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20]+[.AV220]+[.AR220]+[.AN220]+[.AJ220]+[.AF220]+[.AB220]+[.X220]+[.T220]+[.P220]" office:value-type="float" office:value="0" calcext:value-type="float">
            <text:p/>
          </table:table-cell>
          <table:table-cell table:formula="of:=[.BA220]+[.AW220]+[.AS220]+[.AO220]+[.AK220]+[.AG220]+[.AC220]+[.Y220]+[.U220]+[.Q220]+[.N220]+[.L220]+[.J220]+[.H220]" office:value-type="float" office:value="0" calcext:value-type="float">
            <text:p/>
          </table:table-cell>
          <table:table-cell table:formula="of:=[.BB220]+[.AX220]+[.AT220]+[.AP220]+[.AL220]+[.AH220]+[.AD220]+[.Z220]+[.V220]+[.R220]" office:value-type="float" office:value="0" calcext:value-type="float">
            <text:p/>
          </table:table-cell>
          <table:table-cell table:formula="of:=[.BC220]+[.AY220]+[.AU220]+[.AQ220]+[.AM220]+[.AI220]+[.AE220]+[.AA220]+[.W220]+[.S220]+[.O220]+[.M220]+[.K220]+[.I220]" office:value-type="float" office:value="0" calcext:value-type="float">
            <text:p/>
          </table:table-cell>
          <table:table-cell table:formula="of:=[.BD220]+[.BF220]" office:value-type="float" office:value="0" calcext:value-type="float">
            <text:p/>
          </table:table-cell>
          <table:table-cell table:formula="of:=[.BE220]+[.BG220]" office:value-type="float" office:value="0" calcext:value-type="float">
            <text:p/>
          </table:table-cell>
          <table:table-cell table:formula="of:=[.D22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21]+[.AV221]+[.AR221]+[.AN221]+[.AJ221]+[.AF221]+[.AB221]+[.X221]+[.T221]+[.P221]" office:value-type="float" office:value="0" calcext:value-type="float">
            <text:p/>
          </table:table-cell>
          <table:table-cell table:formula="of:=[.BA221]+[.AW221]+[.AS221]+[.AO221]+[.AK221]+[.AG221]+[.AC221]+[.Y221]+[.U221]+[.Q221]+[.N221]+[.L221]+[.J221]+[.H221]" office:value-type="float" office:value="0" calcext:value-type="float">
            <text:p/>
          </table:table-cell>
          <table:table-cell table:formula="of:=[.BB221]+[.AX221]+[.AT221]+[.AP221]+[.AL221]+[.AH221]+[.AD221]+[.Z221]+[.V221]+[.R221]" office:value-type="float" office:value="0" calcext:value-type="float">
            <text:p/>
          </table:table-cell>
          <table:table-cell table:formula="of:=[.BC221]+[.AY221]+[.AU221]+[.AQ221]+[.AM221]+[.AI221]+[.AE221]+[.AA221]+[.W221]+[.S221]+[.O221]+[.M221]+[.K221]+[.I221]" office:value-type="float" office:value="0" calcext:value-type="float">
            <text:p/>
          </table:table-cell>
          <table:table-cell table:formula="of:=[.BD221]+[.BF221]" office:value-type="float" office:value="0" calcext:value-type="float">
            <text:p/>
          </table:table-cell>
          <table:table-cell table:formula="of:=[.BE221]+[.BG221]" office:value-type="float" office:value="0" calcext:value-type="float">
            <text:p/>
          </table:table-cell>
          <table:table-cell table:formula="of:=[.D22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22]+[.AV222]+[.AR222]+[.AN222]+[.AJ222]+[.AF222]+[.AB222]+[.X222]+[.T222]+[.P222]" office:value-type="float" office:value="0" calcext:value-type="float">
            <text:p/>
          </table:table-cell>
          <table:table-cell table:formula="of:=[.BA222]+[.AW222]+[.AS222]+[.AO222]+[.AK222]+[.AG222]+[.AC222]+[.Y222]+[.U222]+[.Q222]+[.N222]+[.L222]+[.J222]+[.H222]" office:value-type="float" office:value="0" calcext:value-type="float">
            <text:p/>
          </table:table-cell>
          <table:table-cell table:formula="of:=[.BB222]+[.AX222]+[.AT222]+[.AP222]+[.AL222]+[.AH222]+[.AD222]+[.Z222]+[.V222]+[.R222]" office:value-type="float" office:value="0" calcext:value-type="float">
            <text:p/>
          </table:table-cell>
          <table:table-cell table:formula="of:=[.BC222]+[.AY222]+[.AU222]+[.AQ222]+[.AM222]+[.AI222]+[.AE222]+[.AA222]+[.W222]+[.S222]+[.O222]+[.M222]+[.K222]+[.I222]" office:value-type="float" office:value="0" calcext:value-type="float">
            <text:p/>
          </table:table-cell>
          <table:table-cell table:formula="of:=[.BD222]+[.BF222]" office:value-type="float" office:value="0" calcext:value-type="float">
            <text:p/>
          </table:table-cell>
          <table:table-cell table:formula="of:=[.BE222]+[.BG222]" office:value-type="float" office:value="0" calcext:value-type="float">
            <text:p/>
          </table:table-cell>
          <table:table-cell table:formula="of:=[.D22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23]+[.AV223]+[.AR223]+[.AN223]+[.AJ223]+[.AF223]+[.AB223]+[.X223]+[.T223]+[.P223]" office:value-type="float" office:value="0" calcext:value-type="float">
            <text:p/>
          </table:table-cell>
          <table:table-cell table:formula="of:=[.BA223]+[.AW223]+[.AS223]+[.AO223]+[.AK223]+[.AG223]+[.AC223]+[.Y223]+[.U223]+[.Q223]+[.N223]+[.L223]+[.J223]+[.H223]" office:value-type="float" office:value="0" calcext:value-type="float">
            <text:p/>
          </table:table-cell>
          <table:table-cell table:formula="of:=[.BB223]+[.AX223]+[.AT223]+[.AP223]+[.AL223]+[.AH223]+[.AD223]+[.Z223]+[.V223]+[.R223]" office:value-type="float" office:value="0" calcext:value-type="float">
            <text:p/>
          </table:table-cell>
          <table:table-cell table:formula="of:=[.BC223]+[.AY223]+[.AU223]+[.AQ223]+[.AM223]+[.AI223]+[.AE223]+[.AA223]+[.W223]+[.S223]+[.O223]+[.M223]+[.K223]+[.I223]" office:value-type="float" office:value="0" calcext:value-type="float">
            <text:p/>
          </table:table-cell>
          <table:table-cell table:formula="of:=[.BD223]+[.BF223]" office:value-type="float" office:value="0" calcext:value-type="float">
            <text:p/>
          </table:table-cell>
          <table:table-cell table:formula="of:=[.BE223]+[.BG223]" office:value-type="float" office:value="0" calcext:value-type="float">
            <text:p/>
          </table:table-cell>
          <table:table-cell table:formula="of:=[.D22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24]+[.AV224]+[.AR224]+[.AN224]+[.AJ224]+[.AF224]+[.AB224]+[.X224]+[.T224]+[.P224]" office:value-type="float" office:value="0" calcext:value-type="float">
            <text:p/>
          </table:table-cell>
          <table:table-cell table:formula="of:=[.BA224]+[.AW224]+[.AS224]+[.AO224]+[.AK224]+[.AG224]+[.AC224]+[.Y224]+[.U224]+[.Q224]+[.N224]+[.L224]+[.J224]+[.H224]" office:value-type="float" office:value="0" calcext:value-type="float">
            <text:p/>
          </table:table-cell>
          <table:table-cell table:formula="of:=[.BB224]+[.AX224]+[.AT224]+[.AP224]+[.AL224]+[.AH224]+[.AD224]+[.Z224]+[.V224]+[.R224]" office:value-type="float" office:value="0" calcext:value-type="float">
            <text:p/>
          </table:table-cell>
          <table:table-cell table:formula="of:=[.BC224]+[.AY224]+[.AU224]+[.AQ224]+[.AM224]+[.AI224]+[.AE224]+[.AA224]+[.W224]+[.S224]+[.O224]+[.M224]+[.K224]+[.I224]" office:value-type="float" office:value="0" calcext:value-type="float">
            <text:p/>
          </table:table-cell>
          <table:table-cell table:formula="of:=[.BD224]+[.BF224]" office:value-type="float" office:value="0" calcext:value-type="float">
            <text:p/>
          </table:table-cell>
          <table:table-cell table:formula="of:=[.BE224]+[.BG224]" office:value-type="float" office:value="0" calcext:value-type="float">
            <text:p/>
          </table:table-cell>
          <table:table-cell table:formula="of:=[.D22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25]+[.AV225]+[.AR225]+[.AN225]+[.AJ225]+[.AF225]+[.AB225]+[.X225]+[.T225]+[.P225]" office:value-type="float" office:value="0" calcext:value-type="float">
            <text:p/>
          </table:table-cell>
          <table:table-cell table:formula="of:=[.BA225]+[.AW225]+[.AS225]+[.AO225]+[.AK225]+[.AG225]+[.AC225]+[.Y225]+[.U225]+[.Q225]+[.N225]+[.L225]+[.J225]+[.H225]" office:value-type="float" office:value="0" calcext:value-type="float">
            <text:p/>
          </table:table-cell>
          <table:table-cell table:formula="of:=[.BB225]+[.AX225]+[.AT225]+[.AP225]+[.AL225]+[.AH225]+[.AD225]+[.Z225]+[.V225]+[.R225]" office:value-type="float" office:value="0" calcext:value-type="float">
            <text:p/>
          </table:table-cell>
          <table:table-cell table:formula="of:=[.BC225]+[.AY225]+[.AU225]+[.AQ225]+[.AM225]+[.AI225]+[.AE225]+[.AA225]+[.W225]+[.S225]+[.O225]+[.M225]+[.K225]+[.I225]" office:value-type="float" office:value="0" calcext:value-type="float">
            <text:p/>
          </table:table-cell>
          <table:table-cell table:formula="of:=[.BD225]+[.BF225]" office:value-type="float" office:value="0" calcext:value-type="float">
            <text:p/>
          </table:table-cell>
          <table:table-cell table:formula="of:=[.BE225]+[.BG225]" office:value-type="float" office:value="0" calcext:value-type="float">
            <text:p/>
          </table:table-cell>
          <table:table-cell table:formula="of:=[.D22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26]+[.AV226]+[.AR226]+[.AN226]+[.AJ226]+[.AF226]+[.AB226]+[.X226]+[.T226]+[.P226]" office:value-type="float" office:value="0" calcext:value-type="float">
            <text:p/>
          </table:table-cell>
          <table:table-cell table:formula="of:=[.BA226]+[.AW226]+[.AS226]+[.AO226]+[.AK226]+[.AG226]+[.AC226]+[.Y226]+[.U226]+[.Q226]+[.N226]+[.L226]+[.J226]+[.H226]" office:value-type="float" office:value="0" calcext:value-type="float">
            <text:p/>
          </table:table-cell>
          <table:table-cell table:formula="of:=[.BB226]+[.AX226]+[.AT226]+[.AP226]+[.AL226]+[.AH226]+[.AD226]+[.Z226]+[.V226]+[.R226]" office:value-type="float" office:value="0" calcext:value-type="float">
            <text:p/>
          </table:table-cell>
          <table:table-cell table:formula="of:=[.BC226]+[.AY226]+[.AU226]+[.AQ226]+[.AM226]+[.AI226]+[.AE226]+[.AA226]+[.W226]+[.S226]+[.O226]+[.M226]+[.K226]+[.I226]" office:value-type="float" office:value="0" calcext:value-type="float">
            <text:p/>
          </table:table-cell>
          <table:table-cell table:formula="of:=[.BD226]+[.BF226]" office:value-type="float" office:value="0" calcext:value-type="float">
            <text:p/>
          </table:table-cell>
          <table:table-cell table:formula="of:=[.BE226]+[.BG226]" office:value-type="float" office:value="0" calcext:value-type="float">
            <text:p/>
          </table:table-cell>
          <table:table-cell table:formula="of:=[.D22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27]+[.AV227]+[.AR227]+[.AN227]+[.AJ227]+[.AF227]+[.AB227]+[.X227]+[.T227]+[.P227]" office:value-type="float" office:value="0" calcext:value-type="float">
            <text:p/>
          </table:table-cell>
          <table:table-cell table:formula="of:=[.BA227]+[.AW227]+[.AS227]+[.AO227]+[.AK227]+[.AG227]+[.AC227]+[.Y227]+[.U227]+[.Q227]+[.N227]+[.L227]+[.J227]+[.H227]" office:value-type="float" office:value="0" calcext:value-type="float">
            <text:p/>
          </table:table-cell>
          <table:table-cell table:formula="of:=[.BB227]+[.AX227]+[.AT227]+[.AP227]+[.AL227]+[.AH227]+[.AD227]+[.Z227]+[.V227]+[.R227]" office:value-type="float" office:value="0" calcext:value-type="float">
            <text:p/>
          </table:table-cell>
          <table:table-cell table:formula="of:=[.BC227]+[.AY227]+[.AU227]+[.AQ227]+[.AM227]+[.AI227]+[.AE227]+[.AA227]+[.W227]+[.S227]+[.O227]+[.M227]+[.K227]+[.I227]" office:value-type="float" office:value="0" calcext:value-type="float">
            <text:p/>
          </table:table-cell>
          <table:table-cell table:formula="of:=[.BD227]+[.BF227]" office:value-type="float" office:value="0" calcext:value-type="float">
            <text:p/>
          </table:table-cell>
          <table:table-cell table:formula="of:=[.BE227]+[.BG227]" office:value-type="float" office:value="0" calcext:value-type="float">
            <text:p/>
          </table:table-cell>
          <table:table-cell table:formula="of:=[.D22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28]+[.AV228]+[.AR228]+[.AN228]+[.AJ228]+[.AF228]+[.AB228]+[.X228]+[.T228]+[.P228]" office:value-type="float" office:value="0" calcext:value-type="float">
            <text:p/>
          </table:table-cell>
          <table:table-cell table:formula="of:=[.BA228]+[.AW228]+[.AS228]+[.AO228]+[.AK228]+[.AG228]+[.AC228]+[.Y228]+[.U228]+[.Q228]+[.N228]+[.L228]+[.J228]+[.H228]" office:value-type="float" office:value="0" calcext:value-type="float">
            <text:p/>
          </table:table-cell>
          <table:table-cell table:formula="of:=[.BB228]+[.AX228]+[.AT228]+[.AP228]+[.AL228]+[.AH228]+[.AD228]+[.Z228]+[.V228]+[.R228]" office:value-type="float" office:value="0" calcext:value-type="float">
            <text:p/>
          </table:table-cell>
          <table:table-cell table:formula="of:=[.BC228]+[.AY228]+[.AU228]+[.AQ228]+[.AM228]+[.AI228]+[.AE228]+[.AA228]+[.W228]+[.S228]+[.O228]+[.M228]+[.K228]+[.I228]" office:value-type="float" office:value="0" calcext:value-type="float">
            <text:p/>
          </table:table-cell>
          <table:table-cell table:formula="of:=[.BD228]+[.BF228]" office:value-type="float" office:value="0" calcext:value-type="float">
            <text:p/>
          </table:table-cell>
          <table:table-cell table:formula="of:=[.BE228]+[.BG228]" office:value-type="float" office:value="0" calcext:value-type="float">
            <text:p/>
          </table:table-cell>
          <table:table-cell table:formula="of:=[.D22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29]+[.AV229]+[.AR229]+[.AN229]+[.AJ229]+[.AF229]+[.AB229]+[.X229]+[.T229]+[.P229]" office:value-type="float" office:value="0" calcext:value-type="float">
            <text:p/>
          </table:table-cell>
          <table:table-cell table:formula="of:=[.BA229]+[.AW229]+[.AS229]+[.AO229]+[.AK229]+[.AG229]+[.AC229]+[.Y229]+[.U229]+[.Q229]+[.N229]+[.L229]+[.J229]+[.H229]" office:value-type="float" office:value="0" calcext:value-type="float">
            <text:p/>
          </table:table-cell>
          <table:table-cell table:formula="of:=[.BB229]+[.AX229]+[.AT229]+[.AP229]+[.AL229]+[.AH229]+[.AD229]+[.Z229]+[.V229]+[.R229]" office:value-type="float" office:value="0" calcext:value-type="float">
            <text:p/>
          </table:table-cell>
          <table:table-cell table:formula="of:=[.BC229]+[.AY229]+[.AU229]+[.AQ229]+[.AM229]+[.AI229]+[.AE229]+[.AA229]+[.W229]+[.S229]+[.O229]+[.M229]+[.K229]+[.I229]" office:value-type="float" office:value="0" calcext:value-type="float">
            <text:p/>
          </table:table-cell>
          <table:table-cell table:formula="of:=[.BD229]+[.BF229]" office:value-type="float" office:value="0" calcext:value-type="float">
            <text:p/>
          </table:table-cell>
          <table:table-cell table:formula="of:=[.BE229]+[.BG229]" office:value-type="float" office:value="0" calcext:value-type="float">
            <text:p/>
          </table:table-cell>
          <table:table-cell table:formula="of:=[.D22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30]+[.AV230]+[.AR230]+[.AN230]+[.AJ230]+[.AF230]+[.AB230]+[.X230]+[.T230]+[.P230]" office:value-type="float" office:value="0" calcext:value-type="float">
            <text:p/>
          </table:table-cell>
          <table:table-cell table:formula="of:=[.BA230]+[.AW230]+[.AS230]+[.AO230]+[.AK230]+[.AG230]+[.AC230]+[.Y230]+[.U230]+[.Q230]+[.N230]+[.L230]+[.J230]+[.H230]" office:value-type="float" office:value="0" calcext:value-type="float">
            <text:p/>
          </table:table-cell>
          <table:table-cell table:formula="of:=[.BB230]+[.AX230]+[.AT230]+[.AP230]+[.AL230]+[.AH230]+[.AD230]+[.Z230]+[.V230]+[.R230]" office:value-type="float" office:value="0" calcext:value-type="float">
            <text:p/>
          </table:table-cell>
          <table:table-cell table:formula="of:=[.BC230]+[.AY230]+[.AU230]+[.AQ230]+[.AM230]+[.AI230]+[.AE230]+[.AA230]+[.W230]+[.S230]+[.O230]+[.M230]+[.K230]+[.I230]" office:value-type="float" office:value="0" calcext:value-type="float">
            <text:p/>
          </table:table-cell>
          <table:table-cell table:formula="of:=[.BD230]+[.BF230]" office:value-type="float" office:value="0" calcext:value-type="float">
            <text:p/>
          </table:table-cell>
          <table:table-cell table:formula="of:=[.BE230]+[.BG230]" office:value-type="float" office:value="0" calcext:value-type="float">
            <text:p/>
          </table:table-cell>
          <table:table-cell table:formula="of:=[.D23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31]+[.AV231]+[.AR231]+[.AN231]+[.AJ231]+[.AF231]+[.AB231]+[.X231]+[.T231]+[.P231]" office:value-type="float" office:value="0" calcext:value-type="float">
            <text:p/>
          </table:table-cell>
          <table:table-cell table:formula="of:=[.BA231]+[.AW231]+[.AS231]+[.AO231]+[.AK231]+[.AG231]+[.AC231]+[.Y231]+[.U231]+[.Q231]+[.N231]+[.L231]+[.J231]+[.H231]" office:value-type="float" office:value="0" calcext:value-type="float">
            <text:p/>
          </table:table-cell>
          <table:table-cell table:formula="of:=[.BB231]+[.AX231]+[.AT231]+[.AP231]+[.AL231]+[.AH231]+[.AD231]+[.Z231]+[.V231]+[.R231]" office:value-type="float" office:value="0" calcext:value-type="float">
            <text:p/>
          </table:table-cell>
          <table:table-cell table:formula="of:=[.BC231]+[.AY231]+[.AU231]+[.AQ231]+[.AM231]+[.AI231]+[.AE231]+[.AA231]+[.W231]+[.S231]+[.O231]+[.M231]+[.K231]+[.I231]" office:value-type="float" office:value="0" calcext:value-type="float">
            <text:p/>
          </table:table-cell>
          <table:table-cell table:formula="of:=[.BD231]+[.BF231]" office:value-type="float" office:value="0" calcext:value-type="float">
            <text:p/>
          </table:table-cell>
          <table:table-cell table:formula="of:=[.BE231]+[.BG231]" office:value-type="float" office:value="0" calcext:value-type="float">
            <text:p/>
          </table:table-cell>
          <table:table-cell table:formula="of:=[.D23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32]+[.AV232]+[.AR232]+[.AN232]+[.AJ232]+[.AF232]+[.AB232]+[.X232]+[.T232]+[.P232]" office:value-type="float" office:value="0" calcext:value-type="float">
            <text:p/>
          </table:table-cell>
          <table:table-cell table:formula="of:=[.BA232]+[.AW232]+[.AS232]+[.AO232]+[.AK232]+[.AG232]+[.AC232]+[.Y232]+[.U232]+[.Q232]+[.N232]+[.L232]+[.J232]+[.H232]" office:value-type="float" office:value="0" calcext:value-type="float">
            <text:p/>
          </table:table-cell>
          <table:table-cell table:formula="of:=[.BB232]+[.AX232]+[.AT232]+[.AP232]+[.AL232]+[.AH232]+[.AD232]+[.Z232]+[.V232]+[.R232]" office:value-type="float" office:value="0" calcext:value-type="float">
            <text:p/>
          </table:table-cell>
          <table:table-cell table:formula="of:=[.BC232]+[.AY232]+[.AU232]+[.AQ232]+[.AM232]+[.AI232]+[.AE232]+[.AA232]+[.W232]+[.S232]+[.O232]+[.M232]+[.K232]+[.I232]" office:value-type="float" office:value="0" calcext:value-type="float">
            <text:p/>
          </table:table-cell>
          <table:table-cell table:formula="of:=[.BD232]+[.BF232]" office:value-type="float" office:value="0" calcext:value-type="float">
            <text:p/>
          </table:table-cell>
          <table:table-cell table:formula="of:=[.BE232]+[.BG232]" office:value-type="float" office:value="0" calcext:value-type="float">
            <text:p/>
          </table:table-cell>
          <table:table-cell table:formula="of:=[.D23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33]+[.AV233]+[.AR233]+[.AN233]+[.AJ233]+[.AF233]+[.AB233]+[.X233]+[.T233]+[.P233]" office:value-type="float" office:value="0" calcext:value-type="float">
            <text:p/>
          </table:table-cell>
          <table:table-cell table:formula="of:=[.BA233]+[.AW233]+[.AS233]+[.AO233]+[.AK233]+[.AG233]+[.AC233]+[.Y233]+[.U233]+[.Q233]+[.N233]+[.L233]+[.J233]+[.H233]" office:value-type="float" office:value="0" calcext:value-type="float">
            <text:p/>
          </table:table-cell>
          <table:table-cell table:formula="of:=[.BB233]+[.AX233]+[.AT233]+[.AP233]+[.AL233]+[.AH233]+[.AD233]+[.Z233]+[.V233]+[.R233]" office:value-type="float" office:value="0" calcext:value-type="float">
            <text:p/>
          </table:table-cell>
          <table:table-cell table:formula="of:=[.BC233]+[.AY233]+[.AU233]+[.AQ233]+[.AM233]+[.AI233]+[.AE233]+[.AA233]+[.W233]+[.S233]+[.O233]+[.M233]+[.K233]+[.I233]" office:value-type="float" office:value="0" calcext:value-type="float">
            <text:p/>
          </table:table-cell>
          <table:table-cell table:formula="of:=[.BD233]+[.BF233]" office:value-type="float" office:value="0" calcext:value-type="float">
            <text:p/>
          </table:table-cell>
          <table:table-cell table:formula="of:=[.BE233]+[.BG233]" office:value-type="float" office:value="0" calcext:value-type="float">
            <text:p/>
          </table:table-cell>
          <table:table-cell table:formula="of:=[.D23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34]+[.AV234]+[.AR234]+[.AN234]+[.AJ234]+[.AF234]+[.AB234]+[.X234]+[.T234]+[.P234]" office:value-type="float" office:value="0" calcext:value-type="float">
            <text:p/>
          </table:table-cell>
          <table:table-cell table:formula="of:=[.BA234]+[.AW234]+[.AS234]+[.AO234]+[.AK234]+[.AG234]+[.AC234]+[.Y234]+[.U234]+[.Q234]+[.N234]+[.L234]+[.J234]+[.H234]" office:value-type="float" office:value="0" calcext:value-type="float">
            <text:p/>
          </table:table-cell>
          <table:table-cell table:formula="of:=[.BB234]+[.AX234]+[.AT234]+[.AP234]+[.AL234]+[.AH234]+[.AD234]+[.Z234]+[.V234]+[.R234]" office:value-type="float" office:value="0" calcext:value-type="float">
            <text:p/>
          </table:table-cell>
          <table:table-cell table:formula="of:=[.BC234]+[.AY234]+[.AU234]+[.AQ234]+[.AM234]+[.AI234]+[.AE234]+[.AA234]+[.W234]+[.S234]+[.O234]+[.M234]+[.K234]+[.I234]" office:value-type="float" office:value="0" calcext:value-type="float">
            <text:p/>
          </table:table-cell>
          <table:table-cell table:formula="of:=[.BD234]+[.BF234]" office:value-type="float" office:value="0" calcext:value-type="float">
            <text:p/>
          </table:table-cell>
          <table:table-cell table:formula="of:=[.BE234]+[.BG234]" office:value-type="float" office:value="0" calcext:value-type="float">
            <text:p/>
          </table:table-cell>
          <table:table-cell table:formula="of:=[.D23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35]+[.AV235]+[.AR235]+[.AN235]+[.AJ235]+[.AF235]+[.AB235]+[.X235]+[.T235]+[.P235]" office:value-type="float" office:value="0" calcext:value-type="float">
            <text:p/>
          </table:table-cell>
          <table:table-cell table:formula="of:=[.BA235]+[.AW235]+[.AS235]+[.AO235]+[.AK235]+[.AG235]+[.AC235]+[.Y235]+[.U235]+[.Q235]+[.N235]+[.L235]+[.J235]+[.H235]" office:value-type="float" office:value="0" calcext:value-type="float">
            <text:p/>
          </table:table-cell>
          <table:table-cell table:formula="of:=[.BB235]+[.AX235]+[.AT235]+[.AP235]+[.AL235]+[.AH235]+[.AD235]+[.Z235]+[.V235]+[.R235]" office:value-type="float" office:value="0" calcext:value-type="float">
            <text:p/>
          </table:table-cell>
          <table:table-cell table:formula="of:=[.BC235]+[.AY235]+[.AU235]+[.AQ235]+[.AM235]+[.AI235]+[.AE235]+[.AA235]+[.W235]+[.S235]+[.O235]+[.M235]+[.K235]+[.I235]" office:value-type="float" office:value="0" calcext:value-type="float">
            <text:p/>
          </table:table-cell>
          <table:table-cell table:formula="of:=[.BD235]+[.BF235]" office:value-type="float" office:value="0" calcext:value-type="float">
            <text:p/>
          </table:table-cell>
          <table:table-cell table:formula="of:=[.BE235]+[.BG235]" office:value-type="float" office:value="0" calcext:value-type="float">
            <text:p/>
          </table:table-cell>
          <table:table-cell table:formula="of:=[.D23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36]+[.AV236]+[.AR236]+[.AN236]+[.AJ236]+[.AF236]+[.AB236]+[.X236]+[.T236]+[.P236]" office:value-type="float" office:value="0" calcext:value-type="float">
            <text:p/>
          </table:table-cell>
          <table:table-cell table:formula="of:=[.BA236]+[.AW236]+[.AS236]+[.AO236]+[.AK236]+[.AG236]+[.AC236]+[.Y236]+[.U236]+[.Q236]+[.N236]+[.L236]+[.J236]+[.H236]" office:value-type="float" office:value="0" calcext:value-type="float">
            <text:p/>
          </table:table-cell>
          <table:table-cell table:formula="of:=[.BB236]+[.AX236]+[.AT236]+[.AP236]+[.AL236]+[.AH236]+[.AD236]+[.Z236]+[.V236]+[.R236]" office:value-type="float" office:value="0" calcext:value-type="float">
            <text:p/>
          </table:table-cell>
          <table:table-cell table:formula="of:=[.BC236]+[.AY236]+[.AU236]+[.AQ236]+[.AM236]+[.AI236]+[.AE236]+[.AA236]+[.W236]+[.S236]+[.O236]+[.M236]+[.K236]+[.I236]" office:value-type="float" office:value="0" calcext:value-type="float">
            <text:p/>
          </table:table-cell>
          <table:table-cell table:formula="of:=[.BD236]+[.BF236]" office:value-type="float" office:value="0" calcext:value-type="float">
            <text:p/>
          </table:table-cell>
          <table:table-cell table:formula="of:=[.BE236]+[.BG236]" office:value-type="float" office:value="0" calcext:value-type="float">
            <text:p/>
          </table:table-cell>
          <table:table-cell table:formula="of:=[.D23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37]+[.AV237]+[.AR237]+[.AN237]+[.AJ237]+[.AF237]+[.AB237]+[.X237]+[.T237]+[.P237]" office:value-type="float" office:value="0" calcext:value-type="float">
            <text:p/>
          </table:table-cell>
          <table:table-cell table:formula="of:=[.BA237]+[.AW237]+[.AS237]+[.AO237]+[.AK237]+[.AG237]+[.AC237]+[.Y237]+[.U237]+[.Q237]+[.N237]+[.L237]+[.J237]+[.H237]" office:value-type="float" office:value="0" calcext:value-type="float">
            <text:p/>
          </table:table-cell>
          <table:table-cell table:formula="of:=[.BB237]+[.AX237]+[.AT237]+[.AP237]+[.AL237]+[.AH237]+[.AD237]+[.Z237]+[.V237]+[.R237]" office:value-type="float" office:value="0" calcext:value-type="float">
            <text:p/>
          </table:table-cell>
          <table:table-cell table:formula="of:=[.BC237]+[.AY237]+[.AU237]+[.AQ237]+[.AM237]+[.AI237]+[.AE237]+[.AA237]+[.W237]+[.S237]+[.O237]+[.M237]+[.K237]+[.I237]" office:value-type="float" office:value="0" calcext:value-type="float">
            <text:p/>
          </table:table-cell>
          <table:table-cell table:formula="of:=[.BD237]+[.BF237]" office:value-type="float" office:value="0" calcext:value-type="float">
            <text:p/>
          </table:table-cell>
          <table:table-cell table:formula="of:=[.BE237]+[.BG237]" office:value-type="float" office:value="0" calcext:value-type="float">
            <text:p/>
          </table:table-cell>
          <table:table-cell table:formula="of:=[.D23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38]+[.AV238]+[.AR238]+[.AN238]+[.AJ238]+[.AF238]+[.AB238]+[.X238]+[.T238]+[.P238]" office:value-type="float" office:value="0" calcext:value-type="float">
            <text:p/>
          </table:table-cell>
          <table:table-cell table:formula="of:=[.BA238]+[.AW238]+[.AS238]+[.AO238]+[.AK238]+[.AG238]+[.AC238]+[.Y238]+[.U238]+[.Q238]+[.N238]+[.L238]+[.J238]+[.H238]" office:value-type="float" office:value="0" calcext:value-type="float">
            <text:p/>
          </table:table-cell>
          <table:table-cell table:formula="of:=[.BB238]+[.AX238]+[.AT238]+[.AP238]+[.AL238]+[.AH238]+[.AD238]+[.Z238]+[.V238]+[.R238]" office:value-type="float" office:value="0" calcext:value-type="float">
            <text:p/>
          </table:table-cell>
          <table:table-cell table:formula="of:=[.BC238]+[.AY238]+[.AU238]+[.AQ238]+[.AM238]+[.AI238]+[.AE238]+[.AA238]+[.W238]+[.S238]+[.O238]+[.M238]+[.K238]+[.I238]" office:value-type="float" office:value="0" calcext:value-type="float">
            <text:p/>
          </table:table-cell>
          <table:table-cell table:formula="of:=[.BD238]+[.BF238]" office:value-type="float" office:value="0" calcext:value-type="float">
            <text:p/>
          </table:table-cell>
          <table:table-cell table:formula="of:=[.BE238]+[.BG238]" office:value-type="float" office:value="0" calcext:value-type="float">
            <text:p/>
          </table:table-cell>
          <table:table-cell table:formula="of:=[.D23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39]+[.AV239]+[.AR239]+[.AN239]+[.AJ239]+[.AF239]+[.AB239]+[.X239]+[.T239]+[.P239]" office:value-type="float" office:value="0" calcext:value-type="float">
            <text:p/>
          </table:table-cell>
          <table:table-cell table:formula="of:=[.BA239]+[.AW239]+[.AS239]+[.AO239]+[.AK239]+[.AG239]+[.AC239]+[.Y239]+[.U239]+[.Q239]+[.N239]+[.L239]+[.J239]+[.H239]" office:value-type="float" office:value="0" calcext:value-type="float">
            <text:p/>
          </table:table-cell>
          <table:table-cell table:formula="of:=[.BB239]+[.AX239]+[.AT239]+[.AP239]+[.AL239]+[.AH239]+[.AD239]+[.Z239]+[.V239]+[.R239]" office:value-type="float" office:value="0" calcext:value-type="float">
            <text:p/>
          </table:table-cell>
          <table:table-cell table:formula="of:=[.BC239]+[.AY239]+[.AU239]+[.AQ239]+[.AM239]+[.AI239]+[.AE239]+[.AA239]+[.W239]+[.S239]+[.O239]+[.M239]+[.K239]+[.I239]" office:value-type="float" office:value="0" calcext:value-type="float">
            <text:p/>
          </table:table-cell>
          <table:table-cell table:formula="of:=[.BD239]+[.BF239]" office:value-type="float" office:value="0" calcext:value-type="float">
            <text:p/>
          </table:table-cell>
          <table:table-cell table:formula="of:=[.BE239]+[.BG239]" office:value-type="float" office:value="0" calcext:value-type="float">
            <text:p/>
          </table:table-cell>
          <table:table-cell table:formula="of:=[.D23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40]+[.AV240]+[.AR240]+[.AN240]+[.AJ240]+[.AF240]+[.AB240]+[.X240]+[.T240]+[.P240]" office:value-type="float" office:value="0" calcext:value-type="float">
            <text:p/>
          </table:table-cell>
          <table:table-cell table:formula="of:=[.BA240]+[.AW240]+[.AS240]+[.AO240]+[.AK240]+[.AG240]+[.AC240]+[.Y240]+[.U240]+[.Q240]+[.N240]+[.L240]+[.J240]+[.H240]" office:value-type="float" office:value="0" calcext:value-type="float">
            <text:p/>
          </table:table-cell>
          <table:table-cell table:formula="of:=[.BB240]+[.AX240]+[.AT240]+[.AP240]+[.AL240]+[.AH240]+[.AD240]+[.Z240]+[.V240]+[.R240]" office:value-type="float" office:value="0" calcext:value-type="float">
            <text:p/>
          </table:table-cell>
          <table:table-cell table:formula="of:=[.BC240]+[.AY240]+[.AU240]+[.AQ240]+[.AM240]+[.AI240]+[.AE240]+[.AA240]+[.W240]+[.S240]+[.O240]+[.M240]+[.K240]+[.I240]" office:value-type="float" office:value="0" calcext:value-type="float">
            <text:p/>
          </table:table-cell>
          <table:table-cell table:formula="of:=[.BD240]+[.BF240]" office:value-type="float" office:value="0" calcext:value-type="float">
            <text:p/>
          </table:table-cell>
          <table:table-cell table:formula="of:=[.BE240]+[.BG240]" office:value-type="float" office:value="0" calcext:value-type="float">
            <text:p/>
          </table:table-cell>
          <table:table-cell table:formula="of:=[.D24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41]+[.AV241]+[.AR241]+[.AN241]+[.AJ241]+[.AF241]+[.AB241]+[.X241]+[.T241]+[.P241]" office:value-type="float" office:value="0" calcext:value-type="float">
            <text:p/>
          </table:table-cell>
          <table:table-cell table:formula="of:=[.BA241]+[.AW241]+[.AS241]+[.AO241]+[.AK241]+[.AG241]+[.AC241]+[.Y241]+[.U241]+[.Q241]+[.N241]+[.L241]+[.J241]+[.H241]" office:value-type="float" office:value="0" calcext:value-type="float">
            <text:p/>
          </table:table-cell>
          <table:table-cell table:formula="of:=[.BB241]+[.AX241]+[.AT241]+[.AP241]+[.AL241]+[.AH241]+[.AD241]+[.Z241]+[.V241]+[.R241]" office:value-type="float" office:value="0" calcext:value-type="float">
            <text:p/>
          </table:table-cell>
          <table:table-cell table:formula="of:=[.BC241]+[.AY241]+[.AU241]+[.AQ241]+[.AM241]+[.AI241]+[.AE241]+[.AA241]+[.W241]+[.S241]+[.O241]+[.M241]+[.K241]+[.I241]" office:value-type="float" office:value="0" calcext:value-type="float">
            <text:p/>
          </table:table-cell>
          <table:table-cell table:formula="of:=[.BD241]+[.BF241]" office:value-type="float" office:value="0" calcext:value-type="float">
            <text:p/>
          </table:table-cell>
          <table:table-cell table:formula="of:=[.BE241]+[.BG241]" office:value-type="float" office:value="0" calcext:value-type="float">
            <text:p/>
          </table:table-cell>
          <table:table-cell table:formula="of:=[.D24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42]+[.AV242]+[.AR242]+[.AN242]+[.AJ242]+[.AF242]+[.AB242]+[.X242]+[.T242]+[.P242]" office:value-type="float" office:value="0" calcext:value-type="float">
            <text:p/>
          </table:table-cell>
          <table:table-cell table:formula="of:=[.BA242]+[.AW242]+[.AS242]+[.AO242]+[.AK242]+[.AG242]+[.AC242]+[.Y242]+[.U242]+[.Q242]+[.N242]+[.L242]+[.J242]+[.H242]" office:value-type="float" office:value="0" calcext:value-type="float">
            <text:p/>
          </table:table-cell>
          <table:table-cell table:formula="of:=[.BB242]+[.AX242]+[.AT242]+[.AP242]+[.AL242]+[.AH242]+[.AD242]+[.Z242]+[.V242]+[.R242]" office:value-type="float" office:value="0" calcext:value-type="float">
            <text:p/>
          </table:table-cell>
          <table:table-cell table:formula="of:=[.BC242]+[.AY242]+[.AU242]+[.AQ242]+[.AM242]+[.AI242]+[.AE242]+[.AA242]+[.W242]+[.S242]+[.O242]+[.M242]+[.K242]+[.I242]" office:value-type="float" office:value="0" calcext:value-type="float">
            <text:p/>
          </table:table-cell>
          <table:table-cell table:formula="of:=[.BD242]+[.BF242]" office:value-type="float" office:value="0" calcext:value-type="float">
            <text:p/>
          </table:table-cell>
          <table:table-cell table:formula="of:=[.BE242]+[.BG242]" office:value-type="float" office:value="0" calcext:value-type="float">
            <text:p/>
          </table:table-cell>
          <table:table-cell table:formula="of:=[.D24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43]+[.AV243]+[.AR243]+[.AN243]+[.AJ243]+[.AF243]+[.AB243]+[.X243]+[.T243]+[.P243]" office:value-type="float" office:value="0" calcext:value-type="float">
            <text:p/>
          </table:table-cell>
          <table:table-cell table:formula="of:=[.BA243]+[.AW243]+[.AS243]+[.AO243]+[.AK243]+[.AG243]+[.AC243]+[.Y243]+[.U243]+[.Q243]+[.N243]+[.L243]+[.J243]+[.H243]" office:value-type="float" office:value="0" calcext:value-type="float">
            <text:p/>
          </table:table-cell>
          <table:table-cell table:formula="of:=[.BB243]+[.AX243]+[.AT243]+[.AP243]+[.AL243]+[.AH243]+[.AD243]+[.Z243]+[.V243]+[.R243]" office:value-type="float" office:value="0" calcext:value-type="float">
            <text:p/>
          </table:table-cell>
          <table:table-cell table:formula="of:=[.BC243]+[.AY243]+[.AU243]+[.AQ243]+[.AM243]+[.AI243]+[.AE243]+[.AA243]+[.W243]+[.S243]+[.O243]+[.M243]+[.K243]+[.I243]" office:value-type="float" office:value="0" calcext:value-type="float">
            <text:p/>
          </table:table-cell>
          <table:table-cell table:formula="of:=[.BD243]+[.BF243]" office:value-type="float" office:value="0" calcext:value-type="float">
            <text:p/>
          </table:table-cell>
          <table:table-cell table:formula="of:=[.BE243]+[.BG243]" office:value-type="float" office:value="0" calcext:value-type="float">
            <text:p/>
          </table:table-cell>
          <table:table-cell table:formula="of:=[.D24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44]+[.AV244]+[.AR244]+[.AN244]+[.AJ244]+[.AF244]+[.AB244]+[.X244]+[.T244]+[.P244]" office:value-type="float" office:value="0" calcext:value-type="float">
            <text:p/>
          </table:table-cell>
          <table:table-cell table:formula="of:=[.BA244]+[.AW244]+[.AS244]+[.AO244]+[.AK244]+[.AG244]+[.AC244]+[.Y244]+[.U244]+[.Q244]+[.N244]+[.L244]+[.J244]+[.H244]" office:value-type="float" office:value="0" calcext:value-type="float">
            <text:p/>
          </table:table-cell>
          <table:table-cell table:formula="of:=[.BB244]+[.AX244]+[.AT244]+[.AP244]+[.AL244]+[.AH244]+[.AD244]+[.Z244]+[.V244]+[.R244]" office:value-type="float" office:value="0" calcext:value-type="float">
            <text:p/>
          </table:table-cell>
          <table:table-cell table:formula="of:=[.BC244]+[.AY244]+[.AU244]+[.AQ244]+[.AM244]+[.AI244]+[.AE244]+[.AA244]+[.W244]+[.S244]+[.O244]+[.M244]+[.K244]+[.I244]" office:value-type="float" office:value="0" calcext:value-type="float">
            <text:p/>
          </table:table-cell>
          <table:table-cell table:formula="of:=[.BD244]+[.BF244]" office:value-type="float" office:value="0" calcext:value-type="float">
            <text:p/>
          </table:table-cell>
          <table:table-cell table:formula="of:=[.BE244]+[.BG244]" office:value-type="float" office:value="0" calcext:value-type="float">
            <text:p/>
          </table:table-cell>
          <table:table-cell table:formula="of:=[.D24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45]+[.AV245]+[.AR245]+[.AN245]+[.AJ245]+[.AF245]+[.AB245]+[.X245]+[.T245]+[.P245]" office:value-type="float" office:value="0" calcext:value-type="float">
            <text:p/>
          </table:table-cell>
          <table:table-cell table:formula="of:=[.BA245]+[.AW245]+[.AS245]+[.AO245]+[.AK245]+[.AG245]+[.AC245]+[.Y245]+[.U245]+[.Q245]+[.N245]+[.L245]+[.J245]+[.H245]" office:value-type="float" office:value="0" calcext:value-type="float">
            <text:p/>
          </table:table-cell>
          <table:table-cell table:formula="of:=[.BB245]+[.AX245]+[.AT245]+[.AP245]+[.AL245]+[.AH245]+[.AD245]+[.Z245]+[.V245]+[.R245]" office:value-type="float" office:value="0" calcext:value-type="float">
            <text:p/>
          </table:table-cell>
          <table:table-cell table:formula="of:=[.BC245]+[.AY245]+[.AU245]+[.AQ245]+[.AM245]+[.AI245]+[.AE245]+[.AA245]+[.W245]+[.S245]+[.O245]+[.M245]+[.K245]+[.I245]" office:value-type="float" office:value="0" calcext:value-type="float">
            <text:p/>
          </table:table-cell>
          <table:table-cell table:formula="of:=[.BD245]+[.BF245]" office:value-type="float" office:value="0" calcext:value-type="float">
            <text:p/>
          </table:table-cell>
          <table:table-cell table:formula="of:=[.BE245]+[.BG245]" office:value-type="float" office:value="0" calcext:value-type="float">
            <text:p/>
          </table:table-cell>
          <table:table-cell table:formula="of:=[.D24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46]+[.AV246]+[.AR246]+[.AN246]+[.AJ246]+[.AF246]+[.AB246]+[.X246]+[.T246]+[.P246]" office:value-type="float" office:value="0" calcext:value-type="float">
            <text:p/>
          </table:table-cell>
          <table:table-cell table:formula="of:=[.BA246]+[.AW246]+[.AS246]+[.AO246]+[.AK246]+[.AG246]+[.AC246]+[.Y246]+[.U246]+[.Q246]+[.N246]+[.L246]+[.J246]+[.H246]" office:value-type="float" office:value="0" calcext:value-type="float">
            <text:p/>
          </table:table-cell>
          <table:table-cell table:formula="of:=[.BB246]+[.AX246]+[.AT246]+[.AP246]+[.AL246]+[.AH246]+[.AD246]+[.Z246]+[.V246]+[.R246]" office:value-type="float" office:value="0" calcext:value-type="float">
            <text:p/>
          </table:table-cell>
          <table:table-cell table:formula="of:=[.BC246]+[.AY246]+[.AU246]+[.AQ246]+[.AM246]+[.AI246]+[.AE246]+[.AA246]+[.W246]+[.S246]+[.O246]+[.M246]+[.K246]+[.I246]" office:value-type="float" office:value="0" calcext:value-type="float">
            <text:p/>
          </table:table-cell>
          <table:table-cell table:formula="of:=[.BD246]+[.BF246]" office:value-type="float" office:value="0" calcext:value-type="float">
            <text:p/>
          </table:table-cell>
          <table:table-cell table:formula="of:=[.BE246]+[.BG246]" office:value-type="float" office:value="0" calcext:value-type="float">
            <text:p/>
          </table:table-cell>
          <table:table-cell table:formula="of:=[.D24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47]+[.AV247]+[.AR247]+[.AN247]+[.AJ247]+[.AF247]+[.AB247]+[.X247]+[.T247]+[.P247]" office:value-type="float" office:value="0" calcext:value-type="float">
            <text:p/>
          </table:table-cell>
          <table:table-cell table:formula="of:=[.BA247]+[.AW247]+[.AS247]+[.AO247]+[.AK247]+[.AG247]+[.AC247]+[.Y247]+[.U247]+[.Q247]+[.N247]+[.L247]+[.J247]+[.H247]" office:value-type="float" office:value="0" calcext:value-type="float">
            <text:p/>
          </table:table-cell>
          <table:table-cell table:formula="of:=[.BB247]+[.AX247]+[.AT247]+[.AP247]+[.AL247]+[.AH247]+[.AD247]+[.Z247]+[.V247]+[.R247]" office:value-type="float" office:value="0" calcext:value-type="float">
            <text:p/>
          </table:table-cell>
          <table:table-cell table:formula="of:=[.BC247]+[.AY247]+[.AU247]+[.AQ247]+[.AM247]+[.AI247]+[.AE247]+[.AA247]+[.W247]+[.S247]+[.O247]+[.M247]+[.K247]+[.I247]" office:value-type="float" office:value="0" calcext:value-type="float">
            <text:p/>
          </table:table-cell>
          <table:table-cell table:formula="of:=[.BD247]+[.BF247]" office:value-type="float" office:value="0" calcext:value-type="float">
            <text:p/>
          </table:table-cell>
          <table:table-cell table:formula="of:=[.BE247]+[.BG247]" office:value-type="float" office:value="0" calcext:value-type="float">
            <text:p/>
          </table:table-cell>
          <table:table-cell table:formula="of:=[.D24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48]+[.AV248]+[.AR248]+[.AN248]+[.AJ248]+[.AF248]+[.AB248]+[.X248]+[.T248]+[.P248]" office:value-type="float" office:value="0" calcext:value-type="float">
            <text:p/>
          </table:table-cell>
          <table:table-cell table:formula="of:=[.BA248]+[.AW248]+[.AS248]+[.AO248]+[.AK248]+[.AG248]+[.AC248]+[.Y248]+[.U248]+[.Q248]+[.N248]+[.L248]+[.J248]+[.H248]" office:value-type="float" office:value="0" calcext:value-type="float">
            <text:p/>
          </table:table-cell>
          <table:table-cell table:formula="of:=[.BB248]+[.AX248]+[.AT248]+[.AP248]+[.AL248]+[.AH248]+[.AD248]+[.Z248]+[.V248]+[.R248]" office:value-type="float" office:value="0" calcext:value-type="float">
            <text:p/>
          </table:table-cell>
          <table:table-cell table:formula="of:=[.BC248]+[.AY248]+[.AU248]+[.AQ248]+[.AM248]+[.AI248]+[.AE248]+[.AA248]+[.W248]+[.S248]+[.O248]+[.M248]+[.K248]+[.I248]" office:value-type="float" office:value="0" calcext:value-type="float">
            <text:p/>
          </table:table-cell>
          <table:table-cell table:formula="of:=[.BD248]+[.BF248]" office:value-type="float" office:value="0" calcext:value-type="float">
            <text:p/>
          </table:table-cell>
          <table:table-cell table:formula="of:=[.BE248]+[.BG248]" office:value-type="float" office:value="0" calcext:value-type="float">
            <text:p/>
          </table:table-cell>
          <table:table-cell table:formula="of:=[.D24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49]+[.AV249]+[.AR249]+[.AN249]+[.AJ249]+[.AF249]+[.AB249]+[.X249]+[.T249]+[.P249]" office:value-type="float" office:value="0" calcext:value-type="float">
            <text:p/>
          </table:table-cell>
          <table:table-cell table:formula="of:=[.BA249]+[.AW249]+[.AS249]+[.AO249]+[.AK249]+[.AG249]+[.AC249]+[.Y249]+[.U249]+[.Q249]+[.N249]+[.L249]+[.J249]+[.H249]" office:value-type="float" office:value="0" calcext:value-type="float">
            <text:p/>
          </table:table-cell>
          <table:table-cell table:formula="of:=[.BB249]+[.AX249]+[.AT249]+[.AP249]+[.AL249]+[.AH249]+[.AD249]+[.Z249]+[.V249]+[.R249]" office:value-type="float" office:value="0" calcext:value-type="float">
            <text:p/>
          </table:table-cell>
          <table:table-cell table:formula="of:=[.BC249]+[.AY249]+[.AU249]+[.AQ249]+[.AM249]+[.AI249]+[.AE249]+[.AA249]+[.W249]+[.S249]+[.O249]+[.M249]+[.K249]+[.I249]" office:value-type="float" office:value="0" calcext:value-type="float">
            <text:p/>
          </table:table-cell>
          <table:table-cell table:formula="of:=[.BD249]+[.BF249]" office:value-type="float" office:value="0" calcext:value-type="float">
            <text:p/>
          </table:table-cell>
          <table:table-cell table:formula="of:=[.BE249]+[.BG249]" office:value-type="float" office:value="0" calcext:value-type="float">
            <text:p/>
          </table:table-cell>
          <table:table-cell table:formula="of:=[.D24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50]+[.AV250]+[.AR250]+[.AN250]+[.AJ250]+[.AF250]+[.AB250]+[.X250]+[.T250]+[.P250]" office:value-type="float" office:value="0" calcext:value-type="float">
            <text:p/>
          </table:table-cell>
          <table:table-cell table:formula="of:=[.BA250]+[.AW250]+[.AS250]+[.AO250]+[.AK250]+[.AG250]+[.AC250]+[.Y250]+[.U250]+[.Q250]+[.N250]+[.L250]+[.J250]+[.H250]" office:value-type="float" office:value="0" calcext:value-type="float">
            <text:p/>
          </table:table-cell>
          <table:table-cell table:formula="of:=[.BB250]+[.AX250]+[.AT250]+[.AP250]+[.AL250]+[.AH250]+[.AD250]+[.Z250]+[.V250]+[.R250]" office:value-type="float" office:value="0" calcext:value-type="float">
            <text:p/>
          </table:table-cell>
          <table:table-cell table:formula="of:=[.BC250]+[.AY250]+[.AU250]+[.AQ250]+[.AM250]+[.AI250]+[.AE250]+[.AA250]+[.W250]+[.S250]+[.O250]+[.M250]+[.K250]+[.I250]" office:value-type="float" office:value="0" calcext:value-type="float">
            <text:p/>
          </table:table-cell>
          <table:table-cell table:formula="of:=[.BD250]+[.BF250]" office:value-type="float" office:value="0" calcext:value-type="float">
            <text:p/>
          </table:table-cell>
          <table:table-cell table:formula="of:=[.BE250]+[.BG250]" office:value-type="float" office:value="0" calcext:value-type="float">
            <text:p/>
          </table:table-cell>
          <table:table-cell table:formula="of:=[.D25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51]+[.AV251]+[.AR251]+[.AN251]+[.AJ251]+[.AF251]+[.AB251]+[.X251]+[.T251]+[.P251]" office:value-type="float" office:value="0" calcext:value-type="float">
            <text:p/>
          </table:table-cell>
          <table:table-cell table:formula="of:=[.BA251]+[.AW251]+[.AS251]+[.AO251]+[.AK251]+[.AG251]+[.AC251]+[.Y251]+[.U251]+[.Q251]+[.N251]+[.L251]+[.J251]+[.H251]" office:value-type="float" office:value="0" calcext:value-type="float">
            <text:p/>
          </table:table-cell>
          <table:table-cell table:formula="of:=[.BB251]+[.AX251]+[.AT251]+[.AP251]+[.AL251]+[.AH251]+[.AD251]+[.Z251]+[.V251]+[.R251]" office:value-type="float" office:value="0" calcext:value-type="float">
            <text:p/>
          </table:table-cell>
          <table:table-cell table:formula="of:=[.BC251]+[.AY251]+[.AU251]+[.AQ251]+[.AM251]+[.AI251]+[.AE251]+[.AA251]+[.W251]+[.S251]+[.O251]+[.M251]+[.K251]+[.I251]" office:value-type="float" office:value="0" calcext:value-type="float">
            <text:p/>
          </table:table-cell>
          <table:table-cell table:formula="of:=[.BD251]+[.BF251]" office:value-type="float" office:value="0" calcext:value-type="float">
            <text:p/>
          </table:table-cell>
          <table:table-cell table:formula="of:=[.BE251]+[.BG251]" office:value-type="float" office:value="0" calcext:value-type="float">
            <text:p/>
          </table:table-cell>
          <table:table-cell table:formula="of:=[.D25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52]+[.AV252]+[.AR252]+[.AN252]+[.AJ252]+[.AF252]+[.AB252]+[.X252]+[.T252]+[.P252]" office:value-type="float" office:value="0" calcext:value-type="float">
            <text:p/>
          </table:table-cell>
          <table:table-cell table:formula="of:=[.BA252]+[.AW252]+[.AS252]+[.AO252]+[.AK252]+[.AG252]+[.AC252]+[.Y252]+[.U252]+[.Q252]+[.N252]+[.L252]+[.J252]+[.H252]" office:value-type="float" office:value="0" calcext:value-type="float">
            <text:p/>
          </table:table-cell>
          <table:table-cell table:formula="of:=[.BB252]+[.AX252]+[.AT252]+[.AP252]+[.AL252]+[.AH252]+[.AD252]+[.Z252]+[.V252]+[.R252]" office:value-type="float" office:value="0" calcext:value-type="float">
            <text:p/>
          </table:table-cell>
          <table:table-cell table:formula="of:=[.BC252]+[.AY252]+[.AU252]+[.AQ252]+[.AM252]+[.AI252]+[.AE252]+[.AA252]+[.W252]+[.S252]+[.O252]+[.M252]+[.K252]+[.I252]" office:value-type="float" office:value="0" calcext:value-type="float">
            <text:p/>
          </table:table-cell>
          <table:table-cell table:formula="of:=[.BD252]+[.BF252]" office:value-type="float" office:value="0" calcext:value-type="float">
            <text:p/>
          </table:table-cell>
          <table:table-cell table:formula="of:=[.BE252]+[.BG252]" office:value-type="float" office:value="0" calcext:value-type="float">
            <text:p/>
          </table:table-cell>
          <table:table-cell table:formula="of:=[.D25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53]+[.AV253]+[.AR253]+[.AN253]+[.AJ253]+[.AF253]+[.AB253]+[.X253]+[.T253]+[.P253]" office:value-type="float" office:value="0" calcext:value-type="float">
            <text:p/>
          </table:table-cell>
          <table:table-cell table:formula="of:=[.BA253]+[.AW253]+[.AS253]+[.AO253]+[.AK253]+[.AG253]+[.AC253]+[.Y253]+[.U253]+[.Q253]+[.N253]+[.L253]+[.J253]+[.H253]" office:value-type="float" office:value="0" calcext:value-type="float">
            <text:p/>
          </table:table-cell>
          <table:table-cell table:formula="of:=[.BB253]+[.AX253]+[.AT253]+[.AP253]+[.AL253]+[.AH253]+[.AD253]+[.Z253]+[.V253]+[.R253]" office:value-type="float" office:value="0" calcext:value-type="float">
            <text:p/>
          </table:table-cell>
          <table:table-cell table:formula="of:=[.BC253]+[.AY253]+[.AU253]+[.AQ253]+[.AM253]+[.AI253]+[.AE253]+[.AA253]+[.W253]+[.S253]+[.O253]+[.M253]+[.K253]+[.I253]" office:value-type="float" office:value="0" calcext:value-type="float">
            <text:p/>
          </table:table-cell>
          <table:table-cell table:formula="of:=[.BD253]+[.BF253]" office:value-type="float" office:value="0" calcext:value-type="float">
            <text:p/>
          </table:table-cell>
          <table:table-cell table:formula="of:=[.BE253]+[.BG253]" office:value-type="float" office:value="0" calcext:value-type="float">
            <text:p/>
          </table:table-cell>
          <table:table-cell table:formula="of:=[.D25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54]+[.AV254]+[.AR254]+[.AN254]+[.AJ254]+[.AF254]+[.AB254]+[.X254]+[.T254]+[.P254]" office:value-type="float" office:value="0" calcext:value-type="float">
            <text:p/>
          </table:table-cell>
          <table:table-cell table:formula="of:=[.BA254]+[.AW254]+[.AS254]+[.AO254]+[.AK254]+[.AG254]+[.AC254]+[.Y254]+[.U254]+[.Q254]+[.N254]+[.L254]+[.J254]+[.H254]" office:value-type="float" office:value="0" calcext:value-type="float">
            <text:p/>
          </table:table-cell>
          <table:table-cell table:formula="of:=[.BB254]+[.AX254]+[.AT254]+[.AP254]+[.AL254]+[.AH254]+[.AD254]+[.Z254]+[.V254]+[.R254]" office:value-type="float" office:value="0" calcext:value-type="float">
            <text:p/>
          </table:table-cell>
          <table:table-cell table:formula="of:=[.BC254]+[.AY254]+[.AU254]+[.AQ254]+[.AM254]+[.AI254]+[.AE254]+[.AA254]+[.W254]+[.S254]+[.O254]+[.M254]+[.K254]+[.I254]" office:value-type="float" office:value="0" calcext:value-type="float">
            <text:p/>
          </table:table-cell>
          <table:table-cell table:formula="of:=[.BD254]+[.BF254]" office:value-type="float" office:value="0" calcext:value-type="float">
            <text:p/>
          </table:table-cell>
          <table:table-cell table:formula="of:=[.BE254]+[.BG254]" office:value-type="float" office:value="0" calcext:value-type="float">
            <text:p/>
          </table:table-cell>
          <table:table-cell table:formula="of:=[.D25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55]+[.AV255]+[.AR255]+[.AN255]+[.AJ255]+[.AF255]+[.AB255]+[.X255]+[.T255]+[.P255]" office:value-type="float" office:value="0" calcext:value-type="float">
            <text:p/>
          </table:table-cell>
          <table:table-cell table:formula="of:=[.BA255]+[.AW255]+[.AS255]+[.AO255]+[.AK255]+[.AG255]+[.AC255]+[.Y255]+[.U255]+[.Q255]+[.N255]+[.L255]+[.J255]+[.H255]" office:value-type="float" office:value="0" calcext:value-type="float">
            <text:p/>
          </table:table-cell>
          <table:table-cell table:formula="of:=[.BB255]+[.AX255]+[.AT255]+[.AP255]+[.AL255]+[.AH255]+[.AD255]+[.Z255]+[.V255]+[.R255]" office:value-type="float" office:value="0" calcext:value-type="float">
            <text:p/>
          </table:table-cell>
          <table:table-cell table:formula="of:=[.BC255]+[.AY255]+[.AU255]+[.AQ255]+[.AM255]+[.AI255]+[.AE255]+[.AA255]+[.W255]+[.S255]+[.O255]+[.M255]+[.K255]+[.I255]" office:value-type="float" office:value="0" calcext:value-type="float">
            <text:p/>
          </table:table-cell>
          <table:table-cell table:formula="of:=[.BD255]+[.BF255]" office:value-type="float" office:value="0" calcext:value-type="float">
            <text:p/>
          </table:table-cell>
          <table:table-cell table:formula="of:=[.BE255]+[.BG255]" office:value-type="float" office:value="0" calcext:value-type="float">
            <text:p/>
          </table:table-cell>
          <table:table-cell table:formula="of:=[.D25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56]+[.AV256]+[.AR256]+[.AN256]+[.AJ256]+[.AF256]+[.AB256]+[.X256]+[.T256]+[.P256]" office:value-type="float" office:value="0" calcext:value-type="float">
            <text:p/>
          </table:table-cell>
          <table:table-cell table:formula="of:=[.BA256]+[.AW256]+[.AS256]+[.AO256]+[.AK256]+[.AG256]+[.AC256]+[.Y256]+[.U256]+[.Q256]+[.N256]+[.L256]+[.J256]+[.H256]" office:value-type="float" office:value="0" calcext:value-type="float">
            <text:p/>
          </table:table-cell>
          <table:table-cell table:formula="of:=[.BB256]+[.AX256]+[.AT256]+[.AP256]+[.AL256]+[.AH256]+[.AD256]+[.Z256]+[.V256]+[.R256]" office:value-type="float" office:value="0" calcext:value-type="float">
            <text:p/>
          </table:table-cell>
          <table:table-cell table:formula="of:=[.BC256]+[.AY256]+[.AU256]+[.AQ256]+[.AM256]+[.AI256]+[.AE256]+[.AA256]+[.W256]+[.S256]+[.O256]+[.M256]+[.K256]+[.I256]" office:value-type="float" office:value="0" calcext:value-type="float">
            <text:p/>
          </table:table-cell>
          <table:table-cell table:formula="of:=[.BD256]+[.BF256]" office:value-type="float" office:value="0" calcext:value-type="float">
            <text:p/>
          </table:table-cell>
          <table:table-cell table:formula="of:=[.BE256]+[.BG256]" office:value-type="float" office:value="0" calcext:value-type="float">
            <text:p/>
          </table:table-cell>
          <table:table-cell table:formula="of:=[.D25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57]+[.AV257]+[.AR257]+[.AN257]+[.AJ257]+[.AF257]+[.AB257]+[.X257]+[.T257]+[.P257]" office:value-type="float" office:value="0" calcext:value-type="float">
            <text:p/>
          </table:table-cell>
          <table:table-cell table:formula="of:=[.BA257]+[.AW257]+[.AS257]+[.AO257]+[.AK257]+[.AG257]+[.AC257]+[.Y257]+[.U257]+[.Q257]+[.N257]+[.L257]+[.J257]+[.H257]" office:value-type="float" office:value="0" calcext:value-type="float">
            <text:p/>
          </table:table-cell>
          <table:table-cell table:formula="of:=[.BB257]+[.AX257]+[.AT257]+[.AP257]+[.AL257]+[.AH257]+[.AD257]+[.Z257]+[.V257]+[.R257]" office:value-type="float" office:value="0" calcext:value-type="float">
            <text:p/>
          </table:table-cell>
          <table:table-cell table:formula="of:=[.BC257]+[.AY257]+[.AU257]+[.AQ257]+[.AM257]+[.AI257]+[.AE257]+[.AA257]+[.W257]+[.S257]+[.O257]+[.M257]+[.K257]+[.I257]" office:value-type="float" office:value="0" calcext:value-type="float">
            <text:p/>
          </table:table-cell>
          <table:table-cell table:formula="of:=[.BD257]+[.BF257]" office:value-type="float" office:value="0" calcext:value-type="float">
            <text:p/>
          </table:table-cell>
          <table:table-cell table:formula="of:=[.BE257]+[.BG257]" office:value-type="float" office:value="0" calcext:value-type="float">
            <text:p/>
          </table:table-cell>
          <table:table-cell table:formula="of:=[.D25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58]+[.AV258]+[.AR258]+[.AN258]+[.AJ258]+[.AF258]+[.AB258]+[.X258]+[.T258]+[.P258]" office:value-type="float" office:value="0" calcext:value-type="float">
            <text:p/>
          </table:table-cell>
          <table:table-cell table:formula="of:=[.BA258]+[.AW258]+[.AS258]+[.AO258]+[.AK258]+[.AG258]+[.AC258]+[.Y258]+[.U258]+[.Q258]+[.N258]+[.L258]+[.J258]+[.H258]" office:value-type="float" office:value="0" calcext:value-type="float">
            <text:p/>
          </table:table-cell>
          <table:table-cell table:formula="of:=[.BB258]+[.AX258]+[.AT258]+[.AP258]+[.AL258]+[.AH258]+[.AD258]+[.Z258]+[.V258]+[.R258]" office:value-type="float" office:value="0" calcext:value-type="float">
            <text:p/>
          </table:table-cell>
          <table:table-cell table:formula="of:=[.BC258]+[.AY258]+[.AU258]+[.AQ258]+[.AM258]+[.AI258]+[.AE258]+[.AA258]+[.W258]+[.S258]+[.O258]+[.M258]+[.K258]+[.I258]" office:value-type="float" office:value="0" calcext:value-type="float">
            <text:p/>
          </table:table-cell>
          <table:table-cell table:formula="of:=[.BD258]+[.BF258]" office:value-type="float" office:value="0" calcext:value-type="float">
            <text:p/>
          </table:table-cell>
          <table:table-cell table:formula="of:=[.BE258]+[.BG258]" office:value-type="float" office:value="0" calcext:value-type="float">
            <text:p/>
          </table:table-cell>
          <table:table-cell table:formula="of:=[.D25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59]+[.AV259]+[.AR259]+[.AN259]+[.AJ259]+[.AF259]+[.AB259]+[.X259]+[.T259]+[.P259]" office:value-type="float" office:value="0" calcext:value-type="float">
            <text:p/>
          </table:table-cell>
          <table:table-cell table:formula="of:=[.BA259]+[.AW259]+[.AS259]+[.AO259]+[.AK259]+[.AG259]+[.AC259]+[.Y259]+[.U259]+[.Q259]+[.N259]+[.L259]+[.J259]+[.H259]" office:value-type="float" office:value="0" calcext:value-type="float">
            <text:p/>
          </table:table-cell>
          <table:table-cell table:formula="of:=[.BB259]+[.AX259]+[.AT259]+[.AP259]+[.AL259]+[.AH259]+[.AD259]+[.Z259]+[.V259]+[.R259]" office:value-type="float" office:value="0" calcext:value-type="float">
            <text:p/>
          </table:table-cell>
          <table:table-cell table:formula="of:=[.BC259]+[.AY259]+[.AU259]+[.AQ259]+[.AM259]+[.AI259]+[.AE259]+[.AA259]+[.W259]+[.S259]+[.O259]+[.M259]+[.K259]+[.I259]" office:value-type="float" office:value="0" calcext:value-type="float">
            <text:p/>
          </table:table-cell>
          <table:table-cell table:formula="of:=[.BD259]+[.BF259]" office:value-type="float" office:value="0" calcext:value-type="float">
            <text:p/>
          </table:table-cell>
          <table:table-cell table:formula="of:=[.BE259]+[.BG259]" office:value-type="float" office:value="0" calcext:value-type="float">
            <text:p/>
          </table:table-cell>
          <table:table-cell table:formula="of:=[.D25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60]+[.AV260]+[.AR260]+[.AN260]+[.AJ260]+[.AF260]+[.AB260]+[.X260]+[.T260]+[.P260]" office:value-type="float" office:value="0" calcext:value-type="float">
            <text:p/>
          </table:table-cell>
          <table:table-cell table:formula="of:=[.BA260]+[.AW260]+[.AS260]+[.AO260]+[.AK260]+[.AG260]+[.AC260]+[.Y260]+[.U260]+[.Q260]+[.N260]+[.L260]+[.J260]+[.H260]" office:value-type="float" office:value="0" calcext:value-type="float">
            <text:p/>
          </table:table-cell>
          <table:table-cell table:formula="of:=[.BB260]+[.AX260]+[.AT260]+[.AP260]+[.AL260]+[.AH260]+[.AD260]+[.Z260]+[.V260]+[.R260]" office:value-type="float" office:value="0" calcext:value-type="float">
            <text:p/>
          </table:table-cell>
          <table:table-cell table:formula="of:=[.BC260]+[.AY260]+[.AU260]+[.AQ260]+[.AM260]+[.AI260]+[.AE260]+[.AA260]+[.W260]+[.S260]+[.O260]+[.M260]+[.K260]+[.I260]" office:value-type="float" office:value="0" calcext:value-type="float">
            <text:p/>
          </table:table-cell>
          <table:table-cell table:formula="of:=[.BD260]+[.BF260]" office:value-type="float" office:value="0" calcext:value-type="float">
            <text:p/>
          </table:table-cell>
          <table:table-cell table:formula="of:=[.BE260]+[.BG260]" office:value-type="float" office:value="0" calcext:value-type="float">
            <text:p/>
          </table:table-cell>
          <table:table-cell table:formula="of:=[.D26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61]+[.AV261]+[.AR261]+[.AN261]+[.AJ261]+[.AF261]+[.AB261]+[.X261]+[.T261]+[.P261]" office:value-type="float" office:value="0" calcext:value-type="float">
            <text:p/>
          </table:table-cell>
          <table:table-cell table:formula="of:=[.BA261]+[.AW261]+[.AS261]+[.AO261]+[.AK261]+[.AG261]+[.AC261]+[.Y261]+[.U261]+[.Q261]+[.N261]+[.L261]+[.J261]+[.H261]" office:value-type="float" office:value="0" calcext:value-type="float">
            <text:p/>
          </table:table-cell>
          <table:table-cell table:formula="of:=[.BB261]+[.AX261]+[.AT261]+[.AP261]+[.AL261]+[.AH261]+[.AD261]+[.Z261]+[.V261]+[.R261]" office:value-type="float" office:value="0" calcext:value-type="float">
            <text:p/>
          </table:table-cell>
          <table:table-cell table:formula="of:=[.BC261]+[.AY261]+[.AU261]+[.AQ261]+[.AM261]+[.AI261]+[.AE261]+[.AA261]+[.W261]+[.S261]+[.O261]+[.M261]+[.K261]+[.I261]" office:value-type="float" office:value="0" calcext:value-type="float">
            <text:p/>
          </table:table-cell>
          <table:table-cell table:formula="of:=[.BD261]+[.BF261]" office:value-type="float" office:value="0" calcext:value-type="float">
            <text:p/>
          </table:table-cell>
          <table:table-cell table:formula="of:=[.BE261]+[.BG261]" office:value-type="float" office:value="0" calcext:value-type="float">
            <text:p/>
          </table:table-cell>
          <table:table-cell table:formula="of:=[.D26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62]+[.AV262]+[.AR262]+[.AN262]+[.AJ262]+[.AF262]+[.AB262]+[.X262]+[.T262]+[.P262]" office:value-type="float" office:value="0" calcext:value-type="float">
            <text:p/>
          </table:table-cell>
          <table:table-cell table:formula="of:=[.BA262]+[.AW262]+[.AS262]+[.AO262]+[.AK262]+[.AG262]+[.AC262]+[.Y262]+[.U262]+[.Q262]+[.N262]+[.L262]+[.J262]+[.H262]" office:value-type="float" office:value="0" calcext:value-type="float">
            <text:p/>
          </table:table-cell>
          <table:table-cell table:formula="of:=[.BB262]+[.AX262]+[.AT262]+[.AP262]+[.AL262]+[.AH262]+[.AD262]+[.Z262]+[.V262]+[.R262]" office:value-type="float" office:value="0" calcext:value-type="float">
            <text:p/>
          </table:table-cell>
          <table:table-cell table:formula="of:=[.BC262]+[.AY262]+[.AU262]+[.AQ262]+[.AM262]+[.AI262]+[.AE262]+[.AA262]+[.W262]+[.S262]+[.O262]+[.M262]+[.K262]+[.I262]" office:value-type="float" office:value="0" calcext:value-type="float">
            <text:p/>
          </table:table-cell>
          <table:table-cell table:formula="of:=[.BD262]+[.BF262]" office:value-type="float" office:value="0" calcext:value-type="float">
            <text:p/>
          </table:table-cell>
          <table:table-cell table:formula="of:=[.BE262]+[.BG262]" office:value-type="float" office:value="0" calcext:value-type="float">
            <text:p/>
          </table:table-cell>
          <table:table-cell table:formula="of:=[.D26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63]+[.AV263]+[.AR263]+[.AN263]+[.AJ263]+[.AF263]+[.AB263]+[.X263]+[.T263]+[.P263]" office:value-type="float" office:value="0" calcext:value-type="float">
            <text:p/>
          </table:table-cell>
          <table:table-cell table:formula="of:=[.BA263]+[.AW263]+[.AS263]+[.AO263]+[.AK263]+[.AG263]+[.AC263]+[.Y263]+[.U263]+[.Q263]+[.N263]+[.L263]+[.J263]+[.H263]" office:value-type="float" office:value="0" calcext:value-type="float">
            <text:p/>
          </table:table-cell>
          <table:table-cell table:formula="of:=[.BB263]+[.AX263]+[.AT263]+[.AP263]+[.AL263]+[.AH263]+[.AD263]+[.Z263]+[.V263]+[.R263]" office:value-type="float" office:value="0" calcext:value-type="float">
            <text:p/>
          </table:table-cell>
          <table:table-cell table:formula="of:=[.BC263]+[.AY263]+[.AU263]+[.AQ263]+[.AM263]+[.AI263]+[.AE263]+[.AA263]+[.W263]+[.S263]+[.O263]+[.M263]+[.K263]+[.I263]" office:value-type="float" office:value="0" calcext:value-type="float">
            <text:p/>
          </table:table-cell>
          <table:table-cell table:formula="of:=[.BD263]+[.BF263]" office:value-type="float" office:value="0" calcext:value-type="float">
            <text:p/>
          </table:table-cell>
          <table:table-cell table:formula="of:=[.BE263]+[.BG263]" office:value-type="float" office:value="0" calcext:value-type="float">
            <text:p/>
          </table:table-cell>
          <table:table-cell table:formula="of:=[.D26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64]+[.AV264]+[.AR264]+[.AN264]+[.AJ264]+[.AF264]+[.AB264]+[.X264]+[.T264]+[.P264]" office:value-type="float" office:value="0" calcext:value-type="float">
            <text:p/>
          </table:table-cell>
          <table:table-cell table:formula="of:=[.BA264]+[.AW264]+[.AS264]+[.AO264]+[.AK264]+[.AG264]+[.AC264]+[.Y264]+[.U264]+[.Q264]+[.N264]+[.L264]+[.J264]+[.H264]" office:value-type="float" office:value="0" calcext:value-type="float">
            <text:p/>
          </table:table-cell>
          <table:table-cell table:formula="of:=[.BB264]+[.AX264]+[.AT264]+[.AP264]+[.AL264]+[.AH264]+[.AD264]+[.Z264]+[.V264]+[.R264]" office:value-type="float" office:value="0" calcext:value-type="float">
            <text:p/>
          </table:table-cell>
          <table:table-cell table:formula="of:=[.BC264]+[.AY264]+[.AU264]+[.AQ264]+[.AM264]+[.AI264]+[.AE264]+[.AA264]+[.W264]+[.S264]+[.O264]+[.M264]+[.K264]+[.I264]" office:value-type="float" office:value="0" calcext:value-type="float">
            <text:p/>
          </table:table-cell>
          <table:table-cell table:formula="of:=[.BD264]+[.BF264]" office:value-type="float" office:value="0" calcext:value-type="float">
            <text:p/>
          </table:table-cell>
          <table:table-cell table:formula="of:=[.BE264]+[.BG264]" office:value-type="float" office:value="0" calcext:value-type="float">
            <text:p/>
          </table:table-cell>
          <table:table-cell table:formula="of:=[.D26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65]+[.AV265]+[.AR265]+[.AN265]+[.AJ265]+[.AF265]+[.AB265]+[.X265]+[.T265]+[.P265]" office:value-type="float" office:value="0" calcext:value-type="float">
            <text:p/>
          </table:table-cell>
          <table:table-cell table:formula="of:=[.BA265]+[.AW265]+[.AS265]+[.AO265]+[.AK265]+[.AG265]+[.AC265]+[.Y265]+[.U265]+[.Q265]+[.N265]+[.L265]+[.J265]+[.H265]" office:value-type="float" office:value="0" calcext:value-type="float">
            <text:p/>
          </table:table-cell>
          <table:table-cell table:formula="of:=[.BB265]+[.AX265]+[.AT265]+[.AP265]+[.AL265]+[.AH265]+[.AD265]+[.Z265]+[.V265]+[.R265]" office:value-type="float" office:value="0" calcext:value-type="float">
            <text:p/>
          </table:table-cell>
          <table:table-cell table:formula="of:=[.BC265]+[.AY265]+[.AU265]+[.AQ265]+[.AM265]+[.AI265]+[.AE265]+[.AA265]+[.W265]+[.S265]+[.O265]+[.M265]+[.K265]+[.I265]" office:value-type="float" office:value="0" calcext:value-type="float">
            <text:p/>
          </table:table-cell>
          <table:table-cell table:formula="of:=[.BD265]+[.BF265]" office:value-type="float" office:value="0" calcext:value-type="float">
            <text:p/>
          </table:table-cell>
          <table:table-cell table:formula="of:=[.BE265]+[.BG265]" office:value-type="float" office:value="0" calcext:value-type="float">
            <text:p/>
          </table:table-cell>
          <table:table-cell table:formula="of:=[.D26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66]+[.AV266]+[.AR266]+[.AN266]+[.AJ266]+[.AF266]+[.AB266]+[.X266]+[.T266]+[.P266]" office:value-type="float" office:value="0" calcext:value-type="float">
            <text:p/>
          </table:table-cell>
          <table:table-cell table:formula="of:=[.BA266]+[.AW266]+[.AS266]+[.AO266]+[.AK266]+[.AG266]+[.AC266]+[.Y266]+[.U266]+[.Q266]+[.N266]+[.L266]+[.J266]+[.H266]" office:value-type="float" office:value="0" calcext:value-type="float">
            <text:p/>
          </table:table-cell>
          <table:table-cell table:formula="of:=[.BB266]+[.AX266]+[.AT266]+[.AP266]+[.AL266]+[.AH266]+[.AD266]+[.Z266]+[.V266]+[.R266]" office:value-type="float" office:value="0" calcext:value-type="float">
            <text:p/>
          </table:table-cell>
          <table:table-cell table:formula="of:=[.BC266]+[.AY266]+[.AU266]+[.AQ266]+[.AM266]+[.AI266]+[.AE266]+[.AA266]+[.W266]+[.S266]+[.O266]+[.M266]+[.K266]+[.I266]" office:value-type="float" office:value="0" calcext:value-type="float">
            <text:p/>
          </table:table-cell>
          <table:table-cell table:formula="of:=[.BD266]+[.BF266]" office:value-type="float" office:value="0" calcext:value-type="float">
            <text:p/>
          </table:table-cell>
          <table:table-cell table:formula="of:=[.BE266]+[.BG266]" office:value-type="float" office:value="0" calcext:value-type="float">
            <text:p/>
          </table:table-cell>
          <table:table-cell table:formula="of:=[.D26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67]+[.AV267]+[.AR267]+[.AN267]+[.AJ267]+[.AF267]+[.AB267]+[.X267]+[.T267]+[.P267]" office:value-type="float" office:value="0" calcext:value-type="float">
            <text:p/>
          </table:table-cell>
          <table:table-cell table:formula="of:=[.BA267]+[.AW267]+[.AS267]+[.AO267]+[.AK267]+[.AG267]+[.AC267]+[.Y267]+[.U267]+[.Q267]+[.N267]+[.L267]+[.J267]+[.H267]" office:value-type="float" office:value="0" calcext:value-type="float">
            <text:p/>
          </table:table-cell>
          <table:table-cell table:formula="of:=[.BB267]+[.AX267]+[.AT267]+[.AP267]+[.AL267]+[.AH267]+[.AD267]+[.Z267]+[.V267]+[.R267]" office:value-type="float" office:value="0" calcext:value-type="float">
            <text:p/>
          </table:table-cell>
          <table:table-cell table:formula="of:=[.BC267]+[.AY267]+[.AU267]+[.AQ267]+[.AM267]+[.AI267]+[.AE267]+[.AA267]+[.W267]+[.S267]+[.O267]+[.M267]+[.K267]+[.I267]" office:value-type="float" office:value="0" calcext:value-type="float">
            <text:p/>
          </table:table-cell>
          <table:table-cell table:formula="of:=[.BD267]+[.BF267]" office:value-type="float" office:value="0" calcext:value-type="float">
            <text:p/>
          </table:table-cell>
          <table:table-cell table:formula="of:=[.BE267]+[.BG267]" office:value-type="float" office:value="0" calcext:value-type="float">
            <text:p/>
          </table:table-cell>
          <table:table-cell table:formula="of:=[.D26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68]+[.AV268]+[.AR268]+[.AN268]+[.AJ268]+[.AF268]+[.AB268]+[.X268]+[.T268]+[.P268]" office:value-type="float" office:value="0" calcext:value-type="float">
            <text:p/>
          </table:table-cell>
          <table:table-cell table:formula="of:=[.BA268]+[.AW268]+[.AS268]+[.AO268]+[.AK268]+[.AG268]+[.AC268]+[.Y268]+[.U268]+[.Q268]+[.N268]+[.L268]+[.J268]+[.H268]" office:value-type="float" office:value="0" calcext:value-type="float">
            <text:p/>
          </table:table-cell>
          <table:table-cell table:formula="of:=[.BB268]+[.AX268]+[.AT268]+[.AP268]+[.AL268]+[.AH268]+[.AD268]+[.Z268]+[.V268]+[.R268]" office:value-type="float" office:value="0" calcext:value-type="float">
            <text:p/>
          </table:table-cell>
          <table:table-cell table:formula="of:=[.BC268]+[.AY268]+[.AU268]+[.AQ268]+[.AM268]+[.AI268]+[.AE268]+[.AA268]+[.W268]+[.S268]+[.O268]+[.M268]+[.K268]+[.I268]" office:value-type="float" office:value="0" calcext:value-type="float">
            <text:p/>
          </table:table-cell>
          <table:table-cell table:formula="of:=[.BD268]+[.BF268]" office:value-type="float" office:value="0" calcext:value-type="float">
            <text:p/>
          </table:table-cell>
          <table:table-cell table:formula="of:=[.BE268]+[.BG268]" office:value-type="float" office:value="0" calcext:value-type="float">
            <text:p/>
          </table:table-cell>
          <table:table-cell table:formula="of:=[.D26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69]+[.AV269]+[.AR269]+[.AN269]+[.AJ269]+[.AF269]+[.AB269]+[.X269]+[.T269]+[.P269]" office:value-type="float" office:value="0" calcext:value-type="float">
            <text:p/>
          </table:table-cell>
          <table:table-cell table:formula="of:=[.BA269]+[.AW269]+[.AS269]+[.AO269]+[.AK269]+[.AG269]+[.AC269]+[.Y269]+[.U269]+[.Q269]+[.N269]+[.L269]+[.J269]+[.H269]" office:value-type="float" office:value="0" calcext:value-type="float">
            <text:p/>
          </table:table-cell>
          <table:table-cell table:formula="of:=[.BB269]+[.AX269]+[.AT269]+[.AP269]+[.AL269]+[.AH269]+[.AD269]+[.Z269]+[.V269]+[.R269]" office:value-type="float" office:value="0" calcext:value-type="float">
            <text:p/>
          </table:table-cell>
          <table:table-cell table:formula="of:=[.BC269]+[.AY269]+[.AU269]+[.AQ269]+[.AM269]+[.AI269]+[.AE269]+[.AA269]+[.W269]+[.S269]+[.O269]+[.M269]+[.K269]+[.I269]" office:value-type="float" office:value="0" calcext:value-type="float">
            <text:p/>
          </table:table-cell>
          <table:table-cell table:formula="of:=[.BD269]+[.BF269]" office:value-type="float" office:value="0" calcext:value-type="float">
            <text:p/>
          </table:table-cell>
          <table:table-cell table:formula="of:=[.BE269]+[.BG269]" office:value-type="float" office:value="0" calcext:value-type="float">
            <text:p/>
          </table:table-cell>
          <table:table-cell table:formula="of:=[.D26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70]+[.AV270]+[.AR270]+[.AN270]+[.AJ270]+[.AF270]+[.AB270]+[.X270]+[.T270]+[.P270]" office:value-type="float" office:value="0" calcext:value-type="float">
            <text:p/>
          </table:table-cell>
          <table:table-cell table:formula="of:=[.BA270]+[.AW270]+[.AS270]+[.AO270]+[.AK270]+[.AG270]+[.AC270]+[.Y270]+[.U270]+[.Q270]+[.N270]+[.L270]+[.J270]+[.H270]" office:value-type="float" office:value="0" calcext:value-type="float">
            <text:p/>
          </table:table-cell>
          <table:table-cell table:formula="of:=[.BB270]+[.AX270]+[.AT270]+[.AP270]+[.AL270]+[.AH270]+[.AD270]+[.Z270]+[.V270]+[.R270]" office:value-type="float" office:value="0" calcext:value-type="float">
            <text:p/>
          </table:table-cell>
          <table:table-cell table:formula="of:=[.BC270]+[.AY270]+[.AU270]+[.AQ270]+[.AM270]+[.AI270]+[.AE270]+[.AA270]+[.W270]+[.S270]+[.O270]+[.M270]+[.K270]+[.I270]" office:value-type="float" office:value="0" calcext:value-type="float">
            <text:p/>
          </table:table-cell>
          <table:table-cell table:formula="of:=[.BD270]+[.BF270]" office:value-type="float" office:value="0" calcext:value-type="float">
            <text:p/>
          </table:table-cell>
          <table:table-cell table:formula="of:=[.BE270]+[.BG270]" office:value-type="float" office:value="0" calcext:value-type="float">
            <text:p/>
          </table:table-cell>
          <table:table-cell table:formula="of:=[.D27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71]+[.AV271]+[.AR271]+[.AN271]+[.AJ271]+[.AF271]+[.AB271]+[.X271]+[.T271]+[.P271]" office:value-type="float" office:value="0" calcext:value-type="float">
            <text:p/>
          </table:table-cell>
          <table:table-cell table:formula="of:=[.BA271]+[.AW271]+[.AS271]+[.AO271]+[.AK271]+[.AG271]+[.AC271]+[.Y271]+[.U271]+[.Q271]+[.N271]+[.L271]+[.J271]+[.H271]" office:value-type="float" office:value="0" calcext:value-type="float">
            <text:p/>
          </table:table-cell>
          <table:table-cell table:formula="of:=[.BB271]+[.AX271]+[.AT271]+[.AP271]+[.AL271]+[.AH271]+[.AD271]+[.Z271]+[.V271]+[.R271]" office:value-type="float" office:value="0" calcext:value-type="float">
            <text:p/>
          </table:table-cell>
          <table:table-cell table:formula="of:=[.BC271]+[.AY271]+[.AU271]+[.AQ271]+[.AM271]+[.AI271]+[.AE271]+[.AA271]+[.W271]+[.S271]+[.O271]+[.M271]+[.K271]+[.I271]" office:value-type="float" office:value="0" calcext:value-type="float">
            <text:p/>
          </table:table-cell>
          <table:table-cell table:formula="of:=[.BD271]+[.BF271]" office:value-type="float" office:value="0" calcext:value-type="float">
            <text:p/>
          </table:table-cell>
          <table:table-cell table:formula="of:=[.BE271]+[.BG271]" office:value-type="float" office:value="0" calcext:value-type="float">
            <text:p/>
          </table:table-cell>
          <table:table-cell table:formula="of:=[.D27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72]+[.AV272]+[.AR272]+[.AN272]+[.AJ272]+[.AF272]+[.AB272]+[.X272]+[.T272]+[.P272]" office:value-type="float" office:value="0" calcext:value-type="float">
            <text:p/>
          </table:table-cell>
          <table:table-cell table:formula="of:=[.BA272]+[.AW272]+[.AS272]+[.AO272]+[.AK272]+[.AG272]+[.AC272]+[.Y272]+[.U272]+[.Q272]+[.N272]+[.L272]+[.J272]+[.H272]" office:value-type="float" office:value="0" calcext:value-type="float">
            <text:p/>
          </table:table-cell>
          <table:table-cell table:formula="of:=[.BB272]+[.AX272]+[.AT272]+[.AP272]+[.AL272]+[.AH272]+[.AD272]+[.Z272]+[.V272]+[.R272]" office:value-type="float" office:value="0" calcext:value-type="float">
            <text:p/>
          </table:table-cell>
          <table:table-cell table:formula="of:=[.BC272]+[.AY272]+[.AU272]+[.AQ272]+[.AM272]+[.AI272]+[.AE272]+[.AA272]+[.W272]+[.S272]+[.O272]+[.M272]+[.K272]+[.I272]" office:value-type="float" office:value="0" calcext:value-type="float">
            <text:p/>
          </table:table-cell>
          <table:table-cell table:formula="of:=[.BD272]+[.BF272]" office:value-type="float" office:value="0" calcext:value-type="float">
            <text:p/>
          </table:table-cell>
          <table:table-cell table:formula="of:=[.BE272]+[.BG272]" office:value-type="float" office:value="0" calcext:value-type="float">
            <text:p/>
          </table:table-cell>
          <table:table-cell table:formula="of:=[.D27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73]+[.AV273]+[.AR273]+[.AN273]+[.AJ273]+[.AF273]+[.AB273]+[.X273]+[.T273]+[.P273]" office:value-type="float" office:value="0" calcext:value-type="float">
            <text:p/>
          </table:table-cell>
          <table:table-cell table:formula="of:=[.BA273]+[.AW273]+[.AS273]+[.AO273]+[.AK273]+[.AG273]+[.AC273]+[.Y273]+[.U273]+[.Q273]+[.N273]+[.L273]+[.J273]+[.H273]" office:value-type="float" office:value="0" calcext:value-type="float">
            <text:p/>
          </table:table-cell>
          <table:table-cell table:formula="of:=[.BB273]+[.AX273]+[.AT273]+[.AP273]+[.AL273]+[.AH273]+[.AD273]+[.Z273]+[.V273]+[.R273]" office:value-type="float" office:value="0" calcext:value-type="float">
            <text:p/>
          </table:table-cell>
          <table:table-cell table:formula="of:=[.BC273]+[.AY273]+[.AU273]+[.AQ273]+[.AM273]+[.AI273]+[.AE273]+[.AA273]+[.W273]+[.S273]+[.O273]+[.M273]+[.K273]+[.I273]" office:value-type="float" office:value="0" calcext:value-type="float">
            <text:p/>
          </table:table-cell>
          <table:table-cell table:formula="of:=[.BD273]+[.BF273]" office:value-type="float" office:value="0" calcext:value-type="float">
            <text:p/>
          </table:table-cell>
          <table:table-cell table:formula="of:=[.BE273]+[.BG273]" office:value-type="float" office:value="0" calcext:value-type="float">
            <text:p/>
          </table:table-cell>
          <table:table-cell table:formula="of:=[.D27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74]+[.AV274]+[.AR274]+[.AN274]+[.AJ274]+[.AF274]+[.AB274]+[.X274]+[.T274]+[.P274]" office:value-type="float" office:value="0" calcext:value-type="float">
            <text:p/>
          </table:table-cell>
          <table:table-cell table:formula="of:=[.BA274]+[.AW274]+[.AS274]+[.AO274]+[.AK274]+[.AG274]+[.AC274]+[.Y274]+[.U274]+[.Q274]+[.N274]+[.L274]+[.J274]+[.H274]" office:value-type="float" office:value="0" calcext:value-type="float">
            <text:p/>
          </table:table-cell>
          <table:table-cell table:formula="of:=[.BB274]+[.AX274]+[.AT274]+[.AP274]+[.AL274]+[.AH274]+[.AD274]+[.Z274]+[.V274]+[.R274]" office:value-type="float" office:value="0" calcext:value-type="float">
            <text:p/>
          </table:table-cell>
          <table:table-cell table:formula="of:=[.BC274]+[.AY274]+[.AU274]+[.AQ274]+[.AM274]+[.AI274]+[.AE274]+[.AA274]+[.W274]+[.S274]+[.O274]+[.M274]+[.K274]+[.I274]" office:value-type="float" office:value="0" calcext:value-type="float">
            <text:p/>
          </table:table-cell>
          <table:table-cell table:formula="of:=[.BD274]+[.BF274]" office:value-type="float" office:value="0" calcext:value-type="float">
            <text:p/>
          </table:table-cell>
          <table:table-cell table:formula="of:=[.BE274]+[.BG274]" office:value-type="float" office:value="0" calcext:value-type="float">
            <text:p/>
          </table:table-cell>
          <table:table-cell table:formula="of:=[.D27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75]+[.AV275]+[.AR275]+[.AN275]+[.AJ275]+[.AF275]+[.AB275]+[.X275]+[.T275]+[.P275]" office:value-type="float" office:value="0" calcext:value-type="float">
            <text:p/>
          </table:table-cell>
          <table:table-cell table:formula="of:=[.BA275]+[.AW275]+[.AS275]+[.AO275]+[.AK275]+[.AG275]+[.AC275]+[.Y275]+[.U275]+[.Q275]+[.N275]+[.L275]+[.J275]+[.H275]" office:value-type="float" office:value="0" calcext:value-type="float">
            <text:p/>
          </table:table-cell>
          <table:table-cell table:formula="of:=[.BB275]+[.AX275]+[.AT275]+[.AP275]+[.AL275]+[.AH275]+[.AD275]+[.Z275]+[.V275]+[.R275]" office:value-type="float" office:value="0" calcext:value-type="float">
            <text:p/>
          </table:table-cell>
          <table:table-cell table:formula="of:=[.BC275]+[.AY275]+[.AU275]+[.AQ275]+[.AM275]+[.AI275]+[.AE275]+[.AA275]+[.W275]+[.S275]+[.O275]+[.M275]+[.K275]+[.I275]" office:value-type="float" office:value="0" calcext:value-type="float">
            <text:p/>
          </table:table-cell>
          <table:table-cell table:formula="of:=[.BD275]+[.BF275]" office:value-type="float" office:value="0" calcext:value-type="float">
            <text:p/>
          </table:table-cell>
          <table:table-cell table:formula="of:=[.BE275]+[.BG275]" office:value-type="float" office:value="0" calcext:value-type="float">
            <text:p/>
          </table:table-cell>
          <table:table-cell table:formula="of:=[.D27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76]+[.AV276]+[.AR276]+[.AN276]+[.AJ276]+[.AF276]+[.AB276]+[.X276]+[.T276]+[.P276]" office:value-type="float" office:value="0" calcext:value-type="float">
            <text:p/>
          </table:table-cell>
          <table:table-cell table:formula="of:=[.BA276]+[.AW276]+[.AS276]+[.AO276]+[.AK276]+[.AG276]+[.AC276]+[.Y276]+[.U276]+[.Q276]+[.N276]+[.L276]+[.J276]+[.H276]" office:value-type="float" office:value="0" calcext:value-type="float">
            <text:p/>
          </table:table-cell>
          <table:table-cell table:formula="of:=[.BB276]+[.AX276]+[.AT276]+[.AP276]+[.AL276]+[.AH276]+[.AD276]+[.Z276]+[.V276]+[.R276]" office:value-type="float" office:value="0" calcext:value-type="float">
            <text:p/>
          </table:table-cell>
          <table:table-cell table:formula="of:=[.BC276]+[.AY276]+[.AU276]+[.AQ276]+[.AM276]+[.AI276]+[.AE276]+[.AA276]+[.W276]+[.S276]+[.O276]+[.M276]+[.K276]+[.I276]" office:value-type="float" office:value="0" calcext:value-type="float">
            <text:p/>
          </table:table-cell>
          <table:table-cell table:formula="of:=[.BD276]+[.BF276]" office:value-type="float" office:value="0" calcext:value-type="float">
            <text:p/>
          </table:table-cell>
          <table:table-cell table:formula="of:=[.BE276]+[.BG276]" office:value-type="float" office:value="0" calcext:value-type="float">
            <text:p/>
          </table:table-cell>
          <table:table-cell table:formula="of:=[.D27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77]+[.AV277]+[.AR277]+[.AN277]+[.AJ277]+[.AF277]+[.AB277]+[.X277]+[.T277]+[.P277]" office:value-type="float" office:value="0" calcext:value-type="float">
            <text:p/>
          </table:table-cell>
          <table:table-cell table:formula="of:=[.BA277]+[.AW277]+[.AS277]+[.AO277]+[.AK277]+[.AG277]+[.AC277]+[.Y277]+[.U277]+[.Q277]+[.N277]+[.L277]+[.J277]+[.H277]" office:value-type="float" office:value="0" calcext:value-type="float">
            <text:p/>
          </table:table-cell>
          <table:table-cell table:formula="of:=[.BB277]+[.AX277]+[.AT277]+[.AP277]+[.AL277]+[.AH277]+[.AD277]+[.Z277]+[.V277]+[.R277]" office:value-type="float" office:value="0" calcext:value-type="float">
            <text:p/>
          </table:table-cell>
          <table:table-cell table:formula="of:=[.BC277]+[.AY277]+[.AU277]+[.AQ277]+[.AM277]+[.AI277]+[.AE277]+[.AA277]+[.W277]+[.S277]+[.O277]+[.M277]+[.K277]+[.I277]" office:value-type="float" office:value="0" calcext:value-type="float">
            <text:p/>
          </table:table-cell>
          <table:table-cell table:formula="of:=[.BD277]+[.BF277]" office:value-type="float" office:value="0" calcext:value-type="float">
            <text:p/>
          </table:table-cell>
          <table:table-cell table:formula="of:=[.BE277]+[.BG277]" office:value-type="float" office:value="0" calcext:value-type="float">
            <text:p/>
          </table:table-cell>
          <table:table-cell table:formula="of:=[.D27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78]+[.AV278]+[.AR278]+[.AN278]+[.AJ278]+[.AF278]+[.AB278]+[.X278]+[.T278]+[.P278]" office:value-type="float" office:value="0" calcext:value-type="float">
            <text:p/>
          </table:table-cell>
          <table:table-cell table:formula="of:=[.BA278]+[.AW278]+[.AS278]+[.AO278]+[.AK278]+[.AG278]+[.AC278]+[.Y278]+[.U278]+[.Q278]+[.N278]+[.L278]+[.J278]+[.H278]" office:value-type="float" office:value="0" calcext:value-type="float">
            <text:p/>
          </table:table-cell>
          <table:table-cell table:formula="of:=[.BB278]+[.AX278]+[.AT278]+[.AP278]+[.AL278]+[.AH278]+[.AD278]+[.Z278]+[.V278]+[.R278]" office:value-type="float" office:value="0" calcext:value-type="float">
            <text:p/>
          </table:table-cell>
          <table:table-cell table:formula="of:=[.BC278]+[.AY278]+[.AU278]+[.AQ278]+[.AM278]+[.AI278]+[.AE278]+[.AA278]+[.W278]+[.S278]+[.O278]+[.M278]+[.K278]+[.I278]" office:value-type="float" office:value="0" calcext:value-type="float">
            <text:p/>
          </table:table-cell>
          <table:table-cell table:formula="of:=[.BD278]+[.BF278]" office:value-type="float" office:value="0" calcext:value-type="float">
            <text:p/>
          </table:table-cell>
          <table:table-cell table:formula="of:=[.BE278]+[.BG278]" office:value-type="float" office:value="0" calcext:value-type="float">
            <text:p/>
          </table:table-cell>
          <table:table-cell table:formula="of:=[.D27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79]+[.AV279]+[.AR279]+[.AN279]+[.AJ279]+[.AF279]+[.AB279]+[.X279]+[.T279]+[.P279]" office:value-type="float" office:value="0" calcext:value-type="float">
            <text:p/>
          </table:table-cell>
          <table:table-cell table:formula="of:=[.BA279]+[.AW279]+[.AS279]+[.AO279]+[.AK279]+[.AG279]+[.AC279]+[.Y279]+[.U279]+[.Q279]+[.N279]+[.L279]+[.J279]+[.H279]" office:value-type="float" office:value="0" calcext:value-type="float">
            <text:p/>
          </table:table-cell>
          <table:table-cell table:formula="of:=[.BB279]+[.AX279]+[.AT279]+[.AP279]+[.AL279]+[.AH279]+[.AD279]+[.Z279]+[.V279]+[.R279]" office:value-type="float" office:value="0" calcext:value-type="float">
            <text:p/>
          </table:table-cell>
          <table:table-cell table:formula="of:=[.BC279]+[.AY279]+[.AU279]+[.AQ279]+[.AM279]+[.AI279]+[.AE279]+[.AA279]+[.W279]+[.S279]+[.O279]+[.M279]+[.K279]+[.I279]" office:value-type="float" office:value="0" calcext:value-type="float">
            <text:p/>
          </table:table-cell>
          <table:table-cell table:formula="of:=[.BD279]+[.BF279]" office:value-type="float" office:value="0" calcext:value-type="float">
            <text:p/>
          </table:table-cell>
          <table:table-cell table:formula="of:=[.BE279]+[.BG279]" office:value-type="float" office:value="0" calcext:value-type="float">
            <text:p/>
          </table:table-cell>
          <table:table-cell table:formula="of:=[.D27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80]+[.AV280]+[.AR280]+[.AN280]+[.AJ280]+[.AF280]+[.AB280]+[.X280]+[.T280]+[.P280]" office:value-type="float" office:value="0" calcext:value-type="float">
            <text:p/>
          </table:table-cell>
          <table:table-cell table:formula="of:=[.BA280]+[.AW280]+[.AS280]+[.AO280]+[.AK280]+[.AG280]+[.AC280]+[.Y280]+[.U280]+[.Q280]+[.N280]+[.L280]+[.J280]+[.H280]" office:value-type="float" office:value="0" calcext:value-type="float">
            <text:p/>
          </table:table-cell>
          <table:table-cell table:formula="of:=[.BB280]+[.AX280]+[.AT280]+[.AP280]+[.AL280]+[.AH280]+[.AD280]+[.Z280]+[.V280]+[.R280]" office:value-type="float" office:value="0" calcext:value-type="float">
            <text:p/>
          </table:table-cell>
          <table:table-cell table:formula="of:=[.BC280]+[.AY280]+[.AU280]+[.AQ280]+[.AM280]+[.AI280]+[.AE280]+[.AA280]+[.W280]+[.S280]+[.O280]+[.M280]+[.K280]+[.I280]" office:value-type="float" office:value="0" calcext:value-type="float">
            <text:p/>
          </table:table-cell>
          <table:table-cell table:formula="of:=[.BD280]+[.BF280]" office:value-type="float" office:value="0" calcext:value-type="float">
            <text:p/>
          </table:table-cell>
          <table:table-cell table:formula="of:=[.BE280]+[.BG280]" office:value-type="float" office:value="0" calcext:value-type="float">
            <text:p/>
          </table:table-cell>
          <table:table-cell table:formula="of:=[.D28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81]+[.AV281]+[.AR281]+[.AN281]+[.AJ281]+[.AF281]+[.AB281]+[.X281]+[.T281]+[.P281]" office:value-type="float" office:value="0" calcext:value-type="float">
            <text:p/>
          </table:table-cell>
          <table:table-cell table:formula="of:=[.BA281]+[.AW281]+[.AS281]+[.AO281]+[.AK281]+[.AG281]+[.AC281]+[.Y281]+[.U281]+[.Q281]+[.N281]+[.L281]+[.J281]+[.H281]" office:value-type="float" office:value="0" calcext:value-type="float">
            <text:p/>
          </table:table-cell>
          <table:table-cell table:formula="of:=[.BB281]+[.AX281]+[.AT281]+[.AP281]+[.AL281]+[.AH281]+[.AD281]+[.Z281]+[.V281]+[.R281]" office:value-type="float" office:value="0" calcext:value-type="float">
            <text:p/>
          </table:table-cell>
          <table:table-cell table:formula="of:=[.BC281]+[.AY281]+[.AU281]+[.AQ281]+[.AM281]+[.AI281]+[.AE281]+[.AA281]+[.W281]+[.S281]+[.O281]+[.M281]+[.K281]+[.I281]" office:value-type="float" office:value="0" calcext:value-type="float">
            <text:p/>
          </table:table-cell>
          <table:table-cell table:formula="of:=[.BD281]+[.BF281]" office:value-type="float" office:value="0" calcext:value-type="float">
            <text:p/>
          </table:table-cell>
          <table:table-cell table:formula="of:=[.BE281]+[.BG281]" office:value-type="float" office:value="0" calcext:value-type="float">
            <text:p/>
          </table:table-cell>
          <table:table-cell table:formula="of:=[.D28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82]+[.AV282]+[.AR282]+[.AN282]+[.AJ282]+[.AF282]+[.AB282]+[.X282]+[.T282]+[.P282]" office:value-type="float" office:value="0" calcext:value-type="float">
            <text:p/>
          </table:table-cell>
          <table:table-cell table:formula="of:=[.BA282]+[.AW282]+[.AS282]+[.AO282]+[.AK282]+[.AG282]+[.AC282]+[.Y282]+[.U282]+[.Q282]+[.N282]+[.L282]+[.J282]+[.H282]" office:value-type="float" office:value="0" calcext:value-type="float">
            <text:p/>
          </table:table-cell>
          <table:table-cell table:formula="of:=[.BB282]+[.AX282]+[.AT282]+[.AP282]+[.AL282]+[.AH282]+[.AD282]+[.Z282]+[.V282]+[.R282]" office:value-type="float" office:value="0" calcext:value-type="float">
            <text:p/>
          </table:table-cell>
          <table:table-cell table:formula="of:=[.BC282]+[.AY282]+[.AU282]+[.AQ282]+[.AM282]+[.AI282]+[.AE282]+[.AA282]+[.W282]+[.S282]+[.O282]+[.M282]+[.K282]+[.I282]" office:value-type="float" office:value="0" calcext:value-type="float">
            <text:p/>
          </table:table-cell>
          <table:table-cell table:formula="of:=[.BD282]+[.BF282]" office:value-type="float" office:value="0" calcext:value-type="float">
            <text:p/>
          </table:table-cell>
          <table:table-cell table:formula="of:=[.BE282]+[.BG282]" office:value-type="float" office:value="0" calcext:value-type="float">
            <text:p/>
          </table:table-cell>
          <table:table-cell table:formula="of:=[.D28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83]+[.AV283]+[.AR283]+[.AN283]+[.AJ283]+[.AF283]+[.AB283]+[.X283]+[.T283]+[.P283]" office:value-type="float" office:value="0" calcext:value-type="float">
            <text:p/>
          </table:table-cell>
          <table:table-cell table:formula="of:=[.BA283]+[.AW283]+[.AS283]+[.AO283]+[.AK283]+[.AG283]+[.AC283]+[.Y283]+[.U283]+[.Q283]+[.N283]+[.L283]+[.J283]+[.H283]" office:value-type="float" office:value="0" calcext:value-type="float">
            <text:p/>
          </table:table-cell>
          <table:table-cell table:formula="of:=[.BB283]+[.AX283]+[.AT283]+[.AP283]+[.AL283]+[.AH283]+[.AD283]+[.Z283]+[.V283]+[.R283]" office:value-type="float" office:value="0" calcext:value-type="float">
            <text:p/>
          </table:table-cell>
          <table:table-cell table:formula="of:=[.BC283]+[.AY283]+[.AU283]+[.AQ283]+[.AM283]+[.AI283]+[.AE283]+[.AA283]+[.W283]+[.S283]+[.O283]+[.M283]+[.K283]+[.I283]" office:value-type="float" office:value="0" calcext:value-type="float">
            <text:p/>
          </table:table-cell>
          <table:table-cell table:formula="of:=[.BD283]+[.BF283]" office:value-type="float" office:value="0" calcext:value-type="float">
            <text:p/>
          </table:table-cell>
          <table:table-cell table:formula="of:=[.BE283]+[.BG283]" office:value-type="float" office:value="0" calcext:value-type="float">
            <text:p/>
          </table:table-cell>
          <table:table-cell table:formula="of:=[.D28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84]+[.AV284]+[.AR284]+[.AN284]+[.AJ284]+[.AF284]+[.AB284]+[.X284]+[.T284]+[.P284]" office:value-type="float" office:value="0" calcext:value-type="float">
            <text:p/>
          </table:table-cell>
          <table:table-cell table:formula="of:=[.BA284]+[.AW284]+[.AS284]+[.AO284]+[.AK284]+[.AG284]+[.AC284]+[.Y284]+[.U284]+[.Q284]+[.N284]+[.L284]+[.J284]+[.H284]" office:value-type="float" office:value="0" calcext:value-type="float">
            <text:p/>
          </table:table-cell>
          <table:table-cell table:formula="of:=[.BB284]+[.AX284]+[.AT284]+[.AP284]+[.AL284]+[.AH284]+[.AD284]+[.Z284]+[.V284]+[.R284]" office:value-type="float" office:value="0" calcext:value-type="float">
            <text:p/>
          </table:table-cell>
          <table:table-cell table:formula="of:=[.BC284]+[.AY284]+[.AU284]+[.AQ284]+[.AM284]+[.AI284]+[.AE284]+[.AA284]+[.W284]+[.S284]+[.O284]+[.M284]+[.K284]+[.I284]" office:value-type="float" office:value="0" calcext:value-type="float">
            <text:p/>
          </table:table-cell>
          <table:table-cell table:formula="of:=[.BD284]+[.BF284]" office:value-type="float" office:value="0" calcext:value-type="float">
            <text:p/>
          </table:table-cell>
          <table:table-cell table:formula="of:=[.BE284]+[.BG284]" office:value-type="float" office:value="0" calcext:value-type="float">
            <text:p/>
          </table:table-cell>
          <table:table-cell table:formula="of:=[.D28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85]+[.AV285]+[.AR285]+[.AN285]+[.AJ285]+[.AF285]+[.AB285]+[.X285]+[.T285]+[.P285]" office:value-type="float" office:value="0" calcext:value-type="float">
            <text:p/>
          </table:table-cell>
          <table:table-cell table:formula="of:=[.BA285]+[.AW285]+[.AS285]+[.AO285]+[.AK285]+[.AG285]+[.AC285]+[.Y285]+[.U285]+[.Q285]+[.N285]+[.L285]+[.J285]+[.H285]" office:value-type="float" office:value="0" calcext:value-type="float">
            <text:p/>
          </table:table-cell>
          <table:table-cell table:formula="of:=[.BB285]+[.AX285]+[.AT285]+[.AP285]+[.AL285]+[.AH285]+[.AD285]+[.Z285]+[.V285]+[.R285]" office:value-type="float" office:value="0" calcext:value-type="float">
            <text:p/>
          </table:table-cell>
          <table:table-cell table:formula="of:=[.BC285]+[.AY285]+[.AU285]+[.AQ285]+[.AM285]+[.AI285]+[.AE285]+[.AA285]+[.W285]+[.S285]+[.O285]+[.M285]+[.K285]+[.I285]" office:value-type="float" office:value="0" calcext:value-type="float">
            <text:p/>
          </table:table-cell>
          <table:table-cell table:formula="of:=[.BD285]+[.BF285]" office:value-type="float" office:value="0" calcext:value-type="float">
            <text:p/>
          </table:table-cell>
          <table:table-cell table:formula="of:=[.BE285]+[.BG285]" office:value-type="float" office:value="0" calcext:value-type="float">
            <text:p/>
          </table:table-cell>
          <table:table-cell table:formula="of:=[.D28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86]+[.AV286]+[.AR286]+[.AN286]+[.AJ286]+[.AF286]+[.AB286]+[.X286]+[.T286]+[.P286]" office:value-type="float" office:value="0" calcext:value-type="float">
            <text:p/>
          </table:table-cell>
          <table:table-cell table:formula="of:=[.BA286]+[.AW286]+[.AS286]+[.AO286]+[.AK286]+[.AG286]+[.AC286]+[.Y286]+[.U286]+[.Q286]+[.N286]+[.L286]+[.J286]+[.H286]" office:value-type="float" office:value="0" calcext:value-type="float">
            <text:p/>
          </table:table-cell>
          <table:table-cell table:formula="of:=[.BB286]+[.AX286]+[.AT286]+[.AP286]+[.AL286]+[.AH286]+[.AD286]+[.Z286]+[.V286]+[.R286]" office:value-type="float" office:value="0" calcext:value-type="float">
            <text:p/>
          </table:table-cell>
          <table:table-cell table:formula="of:=[.BC286]+[.AY286]+[.AU286]+[.AQ286]+[.AM286]+[.AI286]+[.AE286]+[.AA286]+[.W286]+[.S286]+[.O286]+[.M286]+[.K286]+[.I286]" office:value-type="float" office:value="0" calcext:value-type="float">
            <text:p/>
          </table:table-cell>
          <table:table-cell table:formula="of:=[.BD286]+[.BF286]" office:value-type="float" office:value="0" calcext:value-type="float">
            <text:p/>
          </table:table-cell>
          <table:table-cell table:formula="of:=[.BE286]+[.BG286]" office:value-type="float" office:value="0" calcext:value-type="float">
            <text:p/>
          </table:table-cell>
          <table:table-cell table:formula="of:=[.D28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87]+[.AV287]+[.AR287]+[.AN287]+[.AJ287]+[.AF287]+[.AB287]+[.X287]+[.T287]+[.P287]" office:value-type="float" office:value="0" calcext:value-type="float">
            <text:p/>
          </table:table-cell>
          <table:table-cell table:formula="of:=[.BA287]+[.AW287]+[.AS287]+[.AO287]+[.AK287]+[.AG287]+[.AC287]+[.Y287]+[.U287]+[.Q287]+[.N287]+[.L287]+[.J287]+[.H287]" office:value-type="float" office:value="0" calcext:value-type="float">
            <text:p/>
          </table:table-cell>
          <table:table-cell table:formula="of:=[.BB287]+[.AX287]+[.AT287]+[.AP287]+[.AL287]+[.AH287]+[.AD287]+[.Z287]+[.V287]+[.R287]" office:value-type="float" office:value="0" calcext:value-type="float">
            <text:p/>
          </table:table-cell>
          <table:table-cell table:formula="of:=[.BC287]+[.AY287]+[.AU287]+[.AQ287]+[.AM287]+[.AI287]+[.AE287]+[.AA287]+[.W287]+[.S287]+[.O287]+[.M287]+[.K287]+[.I287]" office:value-type="float" office:value="0" calcext:value-type="float">
            <text:p/>
          </table:table-cell>
          <table:table-cell table:formula="of:=[.BD287]+[.BF287]" office:value-type="float" office:value="0" calcext:value-type="float">
            <text:p/>
          </table:table-cell>
          <table:table-cell table:formula="of:=[.BE287]+[.BG287]" office:value-type="float" office:value="0" calcext:value-type="float">
            <text:p/>
          </table:table-cell>
          <table:table-cell table:formula="of:=[.D28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88]+[.AV288]+[.AR288]+[.AN288]+[.AJ288]+[.AF288]+[.AB288]+[.X288]+[.T288]+[.P288]" office:value-type="float" office:value="0" calcext:value-type="float">
            <text:p/>
          </table:table-cell>
          <table:table-cell table:formula="of:=[.BA288]+[.AW288]+[.AS288]+[.AO288]+[.AK288]+[.AG288]+[.AC288]+[.Y288]+[.U288]+[.Q288]+[.N288]+[.L288]+[.J288]+[.H288]" office:value-type="float" office:value="0" calcext:value-type="float">
            <text:p/>
          </table:table-cell>
          <table:table-cell table:formula="of:=[.BB288]+[.AX288]+[.AT288]+[.AP288]+[.AL288]+[.AH288]+[.AD288]+[.Z288]+[.V288]+[.R288]" office:value-type="float" office:value="0" calcext:value-type="float">
            <text:p/>
          </table:table-cell>
          <table:table-cell table:formula="of:=[.BC288]+[.AY288]+[.AU288]+[.AQ288]+[.AM288]+[.AI288]+[.AE288]+[.AA288]+[.W288]+[.S288]+[.O288]+[.M288]+[.K288]+[.I288]" office:value-type="float" office:value="0" calcext:value-type="float">
            <text:p/>
          </table:table-cell>
          <table:table-cell table:formula="of:=[.BD288]+[.BF288]" office:value-type="float" office:value="0" calcext:value-type="float">
            <text:p/>
          </table:table-cell>
          <table:table-cell table:formula="of:=[.BE288]+[.BG288]" office:value-type="float" office:value="0" calcext:value-type="float">
            <text:p/>
          </table:table-cell>
          <table:table-cell table:formula="of:=[.D28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89]+[.AV289]+[.AR289]+[.AN289]+[.AJ289]+[.AF289]+[.AB289]+[.X289]+[.T289]+[.P289]" office:value-type="float" office:value="0" calcext:value-type="float">
            <text:p/>
          </table:table-cell>
          <table:table-cell table:formula="of:=[.BA289]+[.AW289]+[.AS289]+[.AO289]+[.AK289]+[.AG289]+[.AC289]+[.Y289]+[.U289]+[.Q289]+[.N289]+[.L289]+[.J289]+[.H289]" office:value-type="float" office:value="0" calcext:value-type="float">
            <text:p/>
          </table:table-cell>
          <table:table-cell table:formula="of:=[.BB289]+[.AX289]+[.AT289]+[.AP289]+[.AL289]+[.AH289]+[.AD289]+[.Z289]+[.V289]+[.R289]" office:value-type="float" office:value="0" calcext:value-type="float">
            <text:p/>
          </table:table-cell>
          <table:table-cell table:formula="of:=[.BC289]+[.AY289]+[.AU289]+[.AQ289]+[.AM289]+[.AI289]+[.AE289]+[.AA289]+[.W289]+[.S289]+[.O289]+[.M289]+[.K289]+[.I289]" office:value-type="float" office:value="0" calcext:value-type="float">
            <text:p/>
          </table:table-cell>
          <table:table-cell table:formula="of:=[.BD289]+[.BF289]" office:value-type="float" office:value="0" calcext:value-type="float">
            <text:p/>
          </table:table-cell>
          <table:table-cell table:formula="of:=[.BE289]+[.BG289]" office:value-type="float" office:value="0" calcext:value-type="float">
            <text:p/>
          </table:table-cell>
          <table:table-cell table:formula="of:=[.D28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90]+[.AV290]+[.AR290]+[.AN290]+[.AJ290]+[.AF290]+[.AB290]+[.X290]+[.T290]+[.P290]" office:value-type="float" office:value="0" calcext:value-type="float">
            <text:p/>
          </table:table-cell>
          <table:table-cell table:formula="of:=[.BA290]+[.AW290]+[.AS290]+[.AO290]+[.AK290]+[.AG290]+[.AC290]+[.Y290]+[.U290]+[.Q290]+[.N290]+[.L290]+[.J290]+[.H290]" office:value-type="float" office:value="0" calcext:value-type="float">
            <text:p/>
          </table:table-cell>
          <table:table-cell table:formula="of:=[.BB290]+[.AX290]+[.AT290]+[.AP290]+[.AL290]+[.AH290]+[.AD290]+[.Z290]+[.V290]+[.R290]" office:value-type="float" office:value="0" calcext:value-type="float">
            <text:p/>
          </table:table-cell>
          <table:table-cell table:formula="of:=[.BC290]+[.AY290]+[.AU290]+[.AQ290]+[.AM290]+[.AI290]+[.AE290]+[.AA290]+[.W290]+[.S290]+[.O290]+[.M290]+[.K290]+[.I290]" office:value-type="float" office:value="0" calcext:value-type="float">
            <text:p/>
          </table:table-cell>
          <table:table-cell table:formula="of:=[.BD290]+[.BF290]" office:value-type="float" office:value="0" calcext:value-type="float">
            <text:p/>
          </table:table-cell>
          <table:table-cell table:formula="of:=[.BE290]+[.BG290]" office:value-type="float" office:value="0" calcext:value-type="float">
            <text:p/>
          </table:table-cell>
          <table:table-cell table:formula="of:=[.D29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91]+[.AV291]+[.AR291]+[.AN291]+[.AJ291]+[.AF291]+[.AB291]+[.X291]+[.T291]+[.P291]" office:value-type="float" office:value="0" calcext:value-type="float">
            <text:p/>
          </table:table-cell>
          <table:table-cell table:formula="of:=[.BA291]+[.AW291]+[.AS291]+[.AO291]+[.AK291]+[.AG291]+[.AC291]+[.Y291]+[.U291]+[.Q291]+[.N291]+[.L291]+[.J291]+[.H291]" office:value-type="float" office:value="0" calcext:value-type="float">
            <text:p/>
          </table:table-cell>
          <table:table-cell table:formula="of:=[.BB291]+[.AX291]+[.AT291]+[.AP291]+[.AL291]+[.AH291]+[.AD291]+[.Z291]+[.V291]+[.R291]" office:value-type="float" office:value="0" calcext:value-type="float">
            <text:p/>
          </table:table-cell>
          <table:table-cell table:formula="of:=[.BC291]+[.AY291]+[.AU291]+[.AQ291]+[.AM291]+[.AI291]+[.AE291]+[.AA291]+[.W291]+[.S291]+[.O291]+[.M291]+[.K291]+[.I291]" office:value-type="float" office:value="0" calcext:value-type="float">
            <text:p/>
          </table:table-cell>
          <table:table-cell table:formula="of:=[.BD291]+[.BF291]" office:value-type="float" office:value="0" calcext:value-type="float">
            <text:p/>
          </table:table-cell>
          <table:table-cell table:formula="of:=[.BE291]+[.BG291]" office:value-type="float" office:value="0" calcext:value-type="float">
            <text:p/>
          </table:table-cell>
          <table:table-cell table:formula="of:=[.D29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92]+[.AV292]+[.AR292]+[.AN292]+[.AJ292]+[.AF292]+[.AB292]+[.X292]+[.T292]+[.P292]" office:value-type="float" office:value="0" calcext:value-type="float">
            <text:p/>
          </table:table-cell>
          <table:table-cell table:formula="of:=[.BA292]+[.AW292]+[.AS292]+[.AO292]+[.AK292]+[.AG292]+[.AC292]+[.Y292]+[.U292]+[.Q292]+[.N292]+[.L292]+[.J292]+[.H292]" office:value-type="float" office:value="0" calcext:value-type="float">
            <text:p/>
          </table:table-cell>
          <table:table-cell table:formula="of:=[.BB292]+[.AX292]+[.AT292]+[.AP292]+[.AL292]+[.AH292]+[.AD292]+[.Z292]+[.V292]+[.R292]" office:value-type="float" office:value="0" calcext:value-type="float">
            <text:p/>
          </table:table-cell>
          <table:table-cell table:formula="of:=[.BC292]+[.AY292]+[.AU292]+[.AQ292]+[.AM292]+[.AI292]+[.AE292]+[.AA292]+[.W292]+[.S292]+[.O292]+[.M292]+[.K292]+[.I292]" office:value-type="float" office:value="0" calcext:value-type="float">
            <text:p/>
          </table:table-cell>
          <table:table-cell table:formula="of:=[.BD292]+[.BF292]" office:value-type="float" office:value="0" calcext:value-type="float">
            <text:p/>
          </table:table-cell>
          <table:table-cell table:formula="of:=[.BE292]+[.BG292]" office:value-type="float" office:value="0" calcext:value-type="float">
            <text:p/>
          </table:table-cell>
          <table:table-cell table:formula="of:=[.D29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93]+[.AV293]+[.AR293]+[.AN293]+[.AJ293]+[.AF293]+[.AB293]+[.X293]+[.T293]+[.P293]" office:value-type="float" office:value="0" calcext:value-type="float">
            <text:p/>
          </table:table-cell>
          <table:table-cell table:formula="of:=[.BA293]+[.AW293]+[.AS293]+[.AO293]+[.AK293]+[.AG293]+[.AC293]+[.Y293]+[.U293]+[.Q293]+[.N293]+[.L293]+[.J293]+[.H293]" office:value-type="float" office:value="0" calcext:value-type="float">
            <text:p/>
          </table:table-cell>
          <table:table-cell table:formula="of:=[.BB293]+[.AX293]+[.AT293]+[.AP293]+[.AL293]+[.AH293]+[.AD293]+[.Z293]+[.V293]+[.R293]" office:value-type="float" office:value="0" calcext:value-type="float">
            <text:p/>
          </table:table-cell>
          <table:table-cell table:formula="of:=[.BC293]+[.AY293]+[.AU293]+[.AQ293]+[.AM293]+[.AI293]+[.AE293]+[.AA293]+[.W293]+[.S293]+[.O293]+[.M293]+[.K293]+[.I293]" office:value-type="float" office:value="0" calcext:value-type="float">
            <text:p/>
          </table:table-cell>
          <table:table-cell table:formula="of:=[.BD293]+[.BF293]" office:value-type="float" office:value="0" calcext:value-type="float">
            <text:p/>
          </table:table-cell>
          <table:table-cell table:formula="of:=[.BE293]+[.BG293]" office:value-type="float" office:value="0" calcext:value-type="float">
            <text:p/>
          </table:table-cell>
          <table:table-cell table:formula="of:=[.D29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94]+[.AV294]+[.AR294]+[.AN294]+[.AJ294]+[.AF294]+[.AB294]+[.X294]+[.T294]+[.P294]" office:value-type="float" office:value="0" calcext:value-type="float">
            <text:p/>
          </table:table-cell>
          <table:table-cell table:formula="of:=[.BA294]+[.AW294]+[.AS294]+[.AO294]+[.AK294]+[.AG294]+[.AC294]+[.Y294]+[.U294]+[.Q294]+[.N294]+[.L294]+[.J294]+[.H294]" office:value-type="float" office:value="0" calcext:value-type="float">
            <text:p/>
          </table:table-cell>
          <table:table-cell table:formula="of:=[.BB294]+[.AX294]+[.AT294]+[.AP294]+[.AL294]+[.AH294]+[.AD294]+[.Z294]+[.V294]+[.R294]" office:value-type="float" office:value="0" calcext:value-type="float">
            <text:p/>
          </table:table-cell>
          <table:table-cell table:formula="of:=[.BC294]+[.AY294]+[.AU294]+[.AQ294]+[.AM294]+[.AI294]+[.AE294]+[.AA294]+[.W294]+[.S294]+[.O294]+[.M294]+[.K294]+[.I294]" office:value-type="float" office:value="0" calcext:value-type="float">
            <text:p/>
          </table:table-cell>
          <table:table-cell table:formula="of:=[.BD294]+[.BF294]" office:value-type="float" office:value="0" calcext:value-type="float">
            <text:p/>
          </table:table-cell>
          <table:table-cell table:formula="of:=[.BE294]+[.BG294]" office:value-type="float" office:value="0" calcext:value-type="float">
            <text:p/>
          </table:table-cell>
          <table:table-cell table:formula="of:=[.D29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95]+[.AV295]+[.AR295]+[.AN295]+[.AJ295]+[.AF295]+[.AB295]+[.X295]+[.T295]+[.P295]" office:value-type="float" office:value="0" calcext:value-type="float">
            <text:p/>
          </table:table-cell>
          <table:table-cell table:formula="of:=[.BA295]+[.AW295]+[.AS295]+[.AO295]+[.AK295]+[.AG295]+[.AC295]+[.Y295]+[.U295]+[.Q295]+[.N295]+[.L295]+[.J295]+[.H295]" office:value-type="float" office:value="0" calcext:value-type="float">
            <text:p/>
          </table:table-cell>
          <table:table-cell table:formula="of:=[.BB295]+[.AX295]+[.AT295]+[.AP295]+[.AL295]+[.AH295]+[.AD295]+[.Z295]+[.V295]+[.R295]" office:value-type="float" office:value="0" calcext:value-type="float">
            <text:p/>
          </table:table-cell>
          <table:table-cell table:formula="of:=[.BC295]+[.AY295]+[.AU295]+[.AQ295]+[.AM295]+[.AI295]+[.AE295]+[.AA295]+[.W295]+[.S295]+[.O295]+[.M295]+[.K295]+[.I295]" office:value-type="float" office:value="0" calcext:value-type="float">
            <text:p/>
          </table:table-cell>
          <table:table-cell table:formula="of:=[.BD295]+[.BF295]" office:value-type="float" office:value="0" calcext:value-type="float">
            <text:p/>
          </table:table-cell>
          <table:table-cell table:formula="of:=[.BE295]+[.BG295]" office:value-type="float" office:value="0" calcext:value-type="float">
            <text:p/>
          </table:table-cell>
          <table:table-cell table:formula="of:=[.D29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96]+[.AV296]+[.AR296]+[.AN296]+[.AJ296]+[.AF296]+[.AB296]+[.X296]+[.T296]+[.P296]" office:value-type="float" office:value="0" calcext:value-type="float">
            <text:p/>
          </table:table-cell>
          <table:table-cell table:formula="of:=[.BA296]+[.AW296]+[.AS296]+[.AO296]+[.AK296]+[.AG296]+[.AC296]+[.Y296]+[.U296]+[.Q296]+[.N296]+[.L296]+[.J296]+[.H296]" office:value-type="float" office:value="0" calcext:value-type="float">
            <text:p/>
          </table:table-cell>
          <table:table-cell table:formula="of:=[.BB296]+[.AX296]+[.AT296]+[.AP296]+[.AL296]+[.AH296]+[.AD296]+[.Z296]+[.V296]+[.R296]" office:value-type="float" office:value="0" calcext:value-type="float">
            <text:p/>
          </table:table-cell>
          <table:table-cell table:formula="of:=[.BC296]+[.AY296]+[.AU296]+[.AQ296]+[.AM296]+[.AI296]+[.AE296]+[.AA296]+[.W296]+[.S296]+[.O296]+[.M296]+[.K296]+[.I296]" office:value-type="float" office:value="0" calcext:value-type="float">
            <text:p/>
          </table:table-cell>
          <table:table-cell table:formula="of:=[.BD296]+[.BF296]" office:value-type="float" office:value="0" calcext:value-type="float">
            <text:p/>
          </table:table-cell>
          <table:table-cell table:formula="of:=[.BE296]+[.BG296]" office:value-type="float" office:value="0" calcext:value-type="float">
            <text:p/>
          </table:table-cell>
          <table:table-cell table:formula="of:=[.D29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97]+[.AV297]+[.AR297]+[.AN297]+[.AJ297]+[.AF297]+[.AB297]+[.X297]+[.T297]+[.P297]" office:value-type="float" office:value="0" calcext:value-type="float">
            <text:p/>
          </table:table-cell>
          <table:table-cell table:formula="of:=[.BA297]+[.AW297]+[.AS297]+[.AO297]+[.AK297]+[.AG297]+[.AC297]+[.Y297]+[.U297]+[.Q297]+[.N297]+[.L297]+[.J297]+[.H297]" office:value-type="float" office:value="0" calcext:value-type="float">
            <text:p/>
          </table:table-cell>
          <table:table-cell table:formula="of:=[.BB297]+[.AX297]+[.AT297]+[.AP297]+[.AL297]+[.AH297]+[.AD297]+[.Z297]+[.V297]+[.R297]" office:value-type="float" office:value="0" calcext:value-type="float">
            <text:p/>
          </table:table-cell>
          <table:table-cell table:formula="of:=[.BC297]+[.AY297]+[.AU297]+[.AQ297]+[.AM297]+[.AI297]+[.AE297]+[.AA297]+[.W297]+[.S297]+[.O297]+[.M297]+[.K297]+[.I297]" office:value-type="float" office:value="0" calcext:value-type="float">
            <text:p/>
          </table:table-cell>
          <table:table-cell table:formula="of:=[.BD297]+[.BF297]" office:value-type="float" office:value="0" calcext:value-type="float">
            <text:p/>
          </table:table-cell>
          <table:table-cell table:formula="of:=[.BE297]+[.BG297]" office:value-type="float" office:value="0" calcext:value-type="float">
            <text:p/>
          </table:table-cell>
          <table:table-cell table:formula="of:=[.D29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98]+[.AV298]+[.AR298]+[.AN298]+[.AJ298]+[.AF298]+[.AB298]+[.X298]+[.T298]+[.P298]" office:value-type="float" office:value="0" calcext:value-type="float">
            <text:p/>
          </table:table-cell>
          <table:table-cell table:formula="of:=[.BA298]+[.AW298]+[.AS298]+[.AO298]+[.AK298]+[.AG298]+[.AC298]+[.Y298]+[.U298]+[.Q298]+[.N298]+[.L298]+[.J298]+[.H298]" office:value-type="float" office:value="0" calcext:value-type="float">
            <text:p/>
          </table:table-cell>
          <table:table-cell table:formula="of:=[.BB298]+[.AX298]+[.AT298]+[.AP298]+[.AL298]+[.AH298]+[.AD298]+[.Z298]+[.V298]+[.R298]" office:value-type="float" office:value="0" calcext:value-type="float">
            <text:p/>
          </table:table-cell>
          <table:table-cell table:formula="of:=[.BC298]+[.AY298]+[.AU298]+[.AQ298]+[.AM298]+[.AI298]+[.AE298]+[.AA298]+[.W298]+[.S298]+[.O298]+[.M298]+[.K298]+[.I298]" office:value-type="float" office:value="0" calcext:value-type="float">
            <text:p/>
          </table:table-cell>
          <table:table-cell table:formula="of:=[.BD298]+[.BF298]" office:value-type="float" office:value="0" calcext:value-type="float">
            <text:p/>
          </table:table-cell>
          <table:table-cell table:formula="of:=[.BE298]+[.BG298]" office:value-type="float" office:value="0" calcext:value-type="float">
            <text:p/>
          </table:table-cell>
          <table:table-cell table:formula="of:=[.D29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299]+[.AV299]+[.AR299]+[.AN299]+[.AJ299]+[.AF299]+[.AB299]+[.X299]+[.T299]+[.P299]" office:value-type="float" office:value="0" calcext:value-type="float">
            <text:p/>
          </table:table-cell>
          <table:table-cell table:formula="of:=[.BA299]+[.AW299]+[.AS299]+[.AO299]+[.AK299]+[.AG299]+[.AC299]+[.Y299]+[.U299]+[.Q299]+[.N299]+[.L299]+[.J299]+[.H299]" office:value-type="float" office:value="0" calcext:value-type="float">
            <text:p/>
          </table:table-cell>
          <table:table-cell table:formula="of:=[.BB299]+[.AX299]+[.AT299]+[.AP299]+[.AL299]+[.AH299]+[.AD299]+[.Z299]+[.V299]+[.R299]" office:value-type="float" office:value="0" calcext:value-type="float">
            <text:p/>
          </table:table-cell>
          <table:table-cell table:formula="of:=[.BC299]+[.AY299]+[.AU299]+[.AQ299]+[.AM299]+[.AI299]+[.AE299]+[.AA299]+[.W299]+[.S299]+[.O299]+[.M299]+[.K299]+[.I299]" office:value-type="float" office:value="0" calcext:value-type="float">
            <text:p/>
          </table:table-cell>
          <table:table-cell table:formula="of:=[.BD299]+[.BF299]" office:value-type="float" office:value="0" calcext:value-type="float">
            <text:p/>
          </table:table-cell>
          <table:table-cell table:formula="of:=[.BE299]+[.BG299]" office:value-type="float" office:value="0" calcext:value-type="float">
            <text:p/>
          </table:table-cell>
          <table:table-cell table:formula="of:=[.D29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00]+[.AV300]+[.AR300]+[.AN300]+[.AJ300]+[.AF300]+[.AB300]+[.X300]+[.T300]+[.P300]" office:value-type="float" office:value="0" calcext:value-type="float">
            <text:p/>
          </table:table-cell>
          <table:table-cell table:formula="of:=[.BA300]+[.AW300]+[.AS300]+[.AO300]+[.AK300]+[.AG300]+[.AC300]+[.Y300]+[.U300]+[.Q300]+[.N300]+[.L300]+[.J300]+[.H300]" office:value-type="float" office:value="0" calcext:value-type="float">
            <text:p/>
          </table:table-cell>
          <table:table-cell table:formula="of:=[.BB300]+[.AX300]+[.AT300]+[.AP300]+[.AL300]+[.AH300]+[.AD300]+[.Z300]+[.V300]+[.R300]" office:value-type="float" office:value="0" calcext:value-type="float">
            <text:p/>
          </table:table-cell>
          <table:table-cell table:formula="of:=[.BC300]+[.AY300]+[.AU300]+[.AQ300]+[.AM300]+[.AI300]+[.AE300]+[.AA300]+[.W300]+[.S300]+[.O300]+[.M300]+[.K300]+[.I300]" office:value-type="float" office:value="0" calcext:value-type="float">
            <text:p/>
          </table:table-cell>
          <table:table-cell table:formula="of:=[.BD300]+[.BF300]" office:value-type="float" office:value="0" calcext:value-type="float">
            <text:p/>
          </table:table-cell>
          <table:table-cell table:formula="of:=[.BE300]+[.BG300]" office:value-type="float" office:value="0" calcext:value-type="float">
            <text:p/>
          </table:table-cell>
          <table:table-cell table:formula="of:=[.D30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01]+[.AV301]+[.AR301]+[.AN301]+[.AJ301]+[.AF301]+[.AB301]+[.X301]+[.T301]+[.P301]" office:value-type="float" office:value="0" calcext:value-type="float">
            <text:p/>
          </table:table-cell>
          <table:table-cell table:formula="of:=[.BA301]+[.AW301]+[.AS301]+[.AO301]+[.AK301]+[.AG301]+[.AC301]+[.Y301]+[.U301]+[.Q301]+[.N301]+[.L301]+[.J301]+[.H301]" office:value-type="float" office:value="0" calcext:value-type="float">
            <text:p/>
          </table:table-cell>
          <table:table-cell table:formula="of:=[.BB301]+[.AX301]+[.AT301]+[.AP301]+[.AL301]+[.AH301]+[.AD301]+[.Z301]+[.V301]+[.R301]" office:value-type="float" office:value="0" calcext:value-type="float">
            <text:p/>
          </table:table-cell>
          <table:table-cell table:formula="of:=[.BC301]+[.AY301]+[.AU301]+[.AQ301]+[.AM301]+[.AI301]+[.AE301]+[.AA301]+[.W301]+[.S301]+[.O301]+[.M301]+[.K301]+[.I301]" office:value-type="float" office:value="0" calcext:value-type="float">
            <text:p/>
          </table:table-cell>
          <table:table-cell table:formula="of:=[.BD301]+[.BF301]" office:value-type="float" office:value="0" calcext:value-type="float">
            <text:p/>
          </table:table-cell>
          <table:table-cell table:formula="of:=[.BE301]+[.BG301]" office:value-type="float" office:value="0" calcext:value-type="float">
            <text:p/>
          </table:table-cell>
          <table:table-cell table:formula="of:=[.D30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02]+[.AV302]+[.AR302]+[.AN302]+[.AJ302]+[.AF302]+[.AB302]+[.X302]+[.T302]+[.P302]" office:value-type="float" office:value="0" calcext:value-type="float">
            <text:p/>
          </table:table-cell>
          <table:table-cell table:formula="of:=[.BA302]+[.AW302]+[.AS302]+[.AO302]+[.AK302]+[.AG302]+[.AC302]+[.Y302]+[.U302]+[.Q302]+[.N302]+[.L302]+[.J302]+[.H302]" office:value-type="float" office:value="0" calcext:value-type="float">
            <text:p/>
          </table:table-cell>
          <table:table-cell table:formula="of:=[.BB302]+[.AX302]+[.AT302]+[.AP302]+[.AL302]+[.AH302]+[.AD302]+[.Z302]+[.V302]+[.R302]" office:value-type="float" office:value="0" calcext:value-type="float">
            <text:p/>
          </table:table-cell>
          <table:table-cell table:formula="of:=[.BC302]+[.AY302]+[.AU302]+[.AQ302]+[.AM302]+[.AI302]+[.AE302]+[.AA302]+[.W302]+[.S302]+[.O302]+[.M302]+[.K302]+[.I302]" office:value-type="float" office:value="0" calcext:value-type="float">
            <text:p/>
          </table:table-cell>
          <table:table-cell table:formula="of:=[.BD302]+[.BF302]" office:value-type="float" office:value="0" calcext:value-type="float">
            <text:p/>
          </table:table-cell>
          <table:table-cell table:formula="of:=[.BE302]+[.BG302]" office:value-type="float" office:value="0" calcext:value-type="float">
            <text:p/>
          </table:table-cell>
          <table:table-cell table:formula="of:=[.D30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03]+[.AV303]+[.AR303]+[.AN303]+[.AJ303]+[.AF303]+[.AB303]+[.X303]+[.T303]+[.P303]" office:value-type="float" office:value="0" calcext:value-type="float">
            <text:p/>
          </table:table-cell>
          <table:table-cell table:formula="of:=[.BA303]+[.AW303]+[.AS303]+[.AO303]+[.AK303]+[.AG303]+[.AC303]+[.Y303]+[.U303]+[.Q303]+[.N303]+[.L303]+[.J303]+[.H303]" office:value-type="float" office:value="0" calcext:value-type="float">
            <text:p/>
          </table:table-cell>
          <table:table-cell table:formula="of:=[.BB303]+[.AX303]+[.AT303]+[.AP303]+[.AL303]+[.AH303]+[.AD303]+[.Z303]+[.V303]+[.R303]" office:value-type="float" office:value="0" calcext:value-type="float">
            <text:p/>
          </table:table-cell>
          <table:table-cell table:formula="of:=[.BC303]+[.AY303]+[.AU303]+[.AQ303]+[.AM303]+[.AI303]+[.AE303]+[.AA303]+[.W303]+[.S303]+[.O303]+[.M303]+[.K303]+[.I303]" office:value-type="float" office:value="0" calcext:value-type="float">
            <text:p/>
          </table:table-cell>
          <table:table-cell table:formula="of:=[.BD303]+[.BF303]" office:value-type="float" office:value="0" calcext:value-type="float">
            <text:p/>
          </table:table-cell>
          <table:table-cell table:formula="of:=[.BE303]+[.BG303]" office:value-type="float" office:value="0" calcext:value-type="float">
            <text:p/>
          </table:table-cell>
          <table:table-cell table:formula="of:=[.D30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04]+[.AV304]+[.AR304]+[.AN304]+[.AJ304]+[.AF304]+[.AB304]+[.X304]+[.T304]+[.P304]" office:value-type="float" office:value="0" calcext:value-type="float">
            <text:p/>
          </table:table-cell>
          <table:table-cell table:formula="of:=[.BA304]+[.AW304]+[.AS304]+[.AO304]+[.AK304]+[.AG304]+[.AC304]+[.Y304]+[.U304]+[.Q304]+[.N304]+[.L304]+[.J304]+[.H304]" office:value-type="float" office:value="0" calcext:value-type="float">
            <text:p/>
          </table:table-cell>
          <table:table-cell table:formula="of:=[.BB304]+[.AX304]+[.AT304]+[.AP304]+[.AL304]+[.AH304]+[.AD304]+[.Z304]+[.V304]+[.R304]" office:value-type="float" office:value="0" calcext:value-type="float">
            <text:p/>
          </table:table-cell>
          <table:table-cell table:formula="of:=[.BC304]+[.AY304]+[.AU304]+[.AQ304]+[.AM304]+[.AI304]+[.AE304]+[.AA304]+[.W304]+[.S304]+[.O304]+[.M304]+[.K304]+[.I304]" office:value-type="float" office:value="0" calcext:value-type="float">
            <text:p/>
          </table:table-cell>
          <table:table-cell table:formula="of:=[.BD304]+[.BF304]" office:value-type="float" office:value="0" calcext:value-type="float">
            <text:p/>
          </table:table-cell>
          <table:table-cell table:formula="of:=[.BE304]+[.BG304]" office:value-type="float" office:value="0" calcext:value-type="float">
            <text:p/>
          </table:table-cell>
          <table:table-cell table:formula="of:=[.D30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05]+[.AV305]+[.AR305]+[.AN305]+[.AJ305]+[.AF305]+[.AB305]+[.X305]+[.T305]+[.P305]" office:value-type="float" office:value="0" calcext:value-type="float">
            <text:p/>
          </table:table-cell>
          <table:table-cell table:formula="of:=[.BA305]+[.AW305]+[.AS305]+[.AO305]+[.AK305]+[.AG305]+[.AC305]+[.Y305]+[.U305]+[.Q305]+[.N305]+[.L305]+[.J305]+[.H305]" office:value-type="float" office:value="0" calcext:value-type="float">
            <text:p/>
          </table:table-cell>
          <table:table-cell table:formula="of:=[.BB305]+[.AX305]+[.AT305]+[.AP305]+[.AL305]+[.AH305]+[.AD305]+[.Z305]+[.V305]+[.R305]" office:value-type="float" office:value="0" calcext:value-type="float">
            <text:p/>
          </table:table-cell>
          <table:table-cell table:formula="of:=[.BC305]+[.AY305]+[.AU305]+[.AQ305]+[.AM305]+[.AI305]+[.AE305]+[.AA305]+[.W305]+[.S305]+[.O305]+[.M305]+[.K305]+[.I305]" office:value-type="float" office:value="0" calcext:value-type="float">
            <text:p/>
          </table:table-cell>
          <table:table-cell table:formula="of:=[.BD305]+[.BF305]" office:value-type="float" office:value="0" calcext:value-type="float">
            <text:p/>
          </table:table-cell>
          <table:table-cell table:formula="of:=[.BE305]+[.BG305]" office:value-type="float" office:value="0" calcext:value-type="float">
            <text:p/>
          </table:table-cell>
          <table:table-cell table:formula="of:=[.D30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06]+[.AV306]+[.AR306]+[.AN306]+[.AJ306]+[.AF306]+[.AB306]+[.X306]+[.T306]+[.P306]" office:value-type="float" office:value="0" calcext:value-type="float">
            <text:p/>
          </table:table-cell>
          <table:table-cell table:formula="of:=[.BA306]+[.AW306]+[.AS306]+[.AO306]+[.AK306]+[.AG306]+[.AC306]+[.Y306]+[.U306]+[.Q306]+[.N306]+[.L306]+[.J306]+[.H306]" office:value-type="float" office:value="0" calcext:value-type="float">
            <text:p/>
          </table:table-cell>
          <table:table-cell table:formula="of:=[.BB306]+[.AX306]+[.AT306]+[.AP306]+[.AL306]+[.AH306]+[.AD306]+[.Z306]+[.V306]+[.R306]" office:value-type="float" office:value="0" calcext:value-type="float">
            <text:p/>
          </table:table-cell>
          <table:table-cell table:formula="of:=[.BC306]+[.AY306]+[.AU306]+[.AQ306]+[.AM306]+[.AI306]+[.AE306]+[.AA306]+[.W306]+[.S306]+[.O306]+[.M306]+[.K306]+[.I306]" office:value-type="float" office:value="0" calcext:value-type="float">
            <text:p/>
          </table:table-cell>
          <table:table-cell table:formula="of:=[.BD306]+[.BF306]" office:value-type="float" office:value="0" calcext:value-type="float">
            <text:p/>
          </table:table-cell>
          <table:table-cell table:formula="of:=[.BE306]+[.BG306]" office:value-type="float" office:value="0" calcext:value-type="float">
            <text:p/>
          </table:table-cell>
          <table:table-cell table:formula="of:=[.D30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07]+[.AV307]+[.AR307]+[.AN307]+[.AJ307]+[.AF307]+[.AB307]+[.X307]+[.T307]+[.P307]" office:value-type="float" office:value="0" calcext:value-type="float">
            <text:p/>
          </table:table-cell>
          <table:table-cell table:formula="of:=[.BA307]+[.AW307]+[.AS307]+[.AO307]+[.AK307]+[.AG307]+[.AC307]+[.Y307]+[.U307]+[.Q307]+[.N307]+[.L307]+[.J307]+[.H307]" office:value-type="float" office:value="0" calcext:value-type="float">
            <text:p/>
          </table:table-cell>
          <table:table-cell table:formula="of:=[.BB307]+[.AX307]+[.AT307]+[.AP307]+[.AL307]+[.AH307]+[.AD307]+[.Z307]+[.V307]+[.R307]" office:value-type="float" office:value="0" calcext:value-type="float">
            <text:p/>
          </table:table-cell>
          <table:table-cell table:formula="of:=[.BC307]+[.AY307]+[.AU307]+[.AQ307]+[.AM307]+[.AI307]+[.AE307]+[.AA307]+[.W307]+[.S307]+[.O307]+[.M307]+[.K307]+[.I307]" office:value-type="float" office:value="0" calcext:value-type="float">
            <text:p/>
          </table:table-cell>
          <table:table-cell table:formula="of:=[.BD307]+[.BF307]" office:value-type="float" office:value="0" calcext:value-type="float">
            <text:p/>
          </table:table-cell>
          <table:table-cell table:formula="of:=[.BE307]+[.BG307]" office:value-type="float" office:value="0" calcext:value-type="float">
            <text:p/>
          </table:table-cell>
          <table:table-cell table:formula="of:=[.D30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08]+[.AV308]+[.AR308]+[.AN308]+[.AJ308]+[.AF308]+[.AB308]+[.X308]+[.T308]+[.P308]" office:value-type="float" office:value="0" calcext:value-type="float">
            <text:p/>
          </table:table-cell>
          <table:table-cell table:formula="of:=[.BA308]+[.AW308]+[.AS308]+[.AO308]+[.AK308]+[.AG308]+[.AC308]+[.Y308]+[.U308]+[.Q308]+[.N308]+[.L308]+[.J308]+[.H308]" office:value-type="float" office:value="0" calcext:value-type="float">
            <text:p/>
          </table:table-cell>
          <table:table-cell table:formula="of:=[.BB308]+[.AX308]+[.AT308]+[.AP308]+[.AL308]+[.AH308]+[.AD308]+[.Z308]+[.V308]+[.R308]" office:value-type="float" office:value="0" calcext:value-type="float">
            <text:p/>
          </table:table-cell>
          <table:table-cell table:formula="of:=[.BC308]+[.AY308]+[.AU308]+[.AQ308]+[.AM308]+[.AI308]+[.AE308]+[.AA308]+[.W308]+[.S308]+[.O308]+[.M308]+[.K308]+[.I308]" office:value-type="float" office:value="0" calcext:value-type="float">
            <text:p/>
          </table:table-cell>
          <table:table-cell table:formula="of:=[.BD308]+[.BF308]" office:value-type="float" office:value="0" calcext:value-type="float">
            <text:p/>
          </table:table-cell>
          <table:table-cell table:formula="of:=[.BE308]+[.BG308]" office:value-type="float" office:value="0" calcext:value-type="float">
            <text:p/>
          </table:table-cell>
          <table:table-cell table:formula="of:=[.D30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09]+[.AV309]+[.AR309]+[.AN309]+[.AJ309]+[.AF309]+[.AB309]+[.X309]+[.T309]+[.P309]" office:value-type="float" office:value="0" calcext:value-type="float">
            <text:p/>
          </table:table-cell>
          <table:table-cell table:formula="of:=[.BA309]+[.AW309]+[.AS309]+[.AO309]+[.AK309]+[.AG309]+[.AC309]+[.Y309]+[.U309]+[.Q309]+[.N309]+[.L309]+[.J309]+[.H309]" office:value-type="float" office:value="0" calcext:value-type="float">
            <text:p/>
          </table:table-cell>
          <table:table-cell table:formula="of:=[.BB309]+[.AX309]+[.AT309]+[.AP309]+[.AL309]+[.AH309]+[.AD309]+[.Z309]+[.V309]+[.R309]" office:value-type="float" office:value="0" calcext:value-type="float">
            <text:p/>
          </table:table-cell>
          <table:table-cell table:formula="of:=[.BC309]+[.AY309]+[.AU309]+[.AQ309]+[.AM309]+[.AI309]+[.AE309]+[.AA309]+[.W309]+[.S309]+[.O309]+[.M309]+[.K309]+[.I309]" office:value-type="float" office:value="0" calcext:value-type="float">
            <text:p/>
          </table:table-cell>
          <table:table-cell table:formula="of:=[.BD309]+[.BF309]" office:value-type="float" office:value="0" calcext:value-type="float">
            <text:p/>
          </table:table-cell>
          <table:table-cell table:formula="of:=[.BE309]+[.BG309]" office:value-type="float" office:value="0" calcext:value-type="float">
            <text:p/>
          </table:table-cell>
          <table:table-cell table:formula="of:=[.D30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10]+[.AV310]+[.AR310]+[.AN310]+[.AJ310]+[.AF310]+[.AB310]+[.X310]+[.T310]+[.P310]" office:value-type="float" office:value="0" calcext:value-type="float">
            <text:p/>
          </table:table-cell>
          <table:table-cell table:formula="of:=[.BA310]+[.AW310]+[.AS310]+[.AO310]+[.AK310]+[.AG310]+[.AC310]+[.Y310]+[.U310]+[.Q310]+[.N310]+[.L310]+[.J310]+[.H310]" office:value-type="float" office:value="0" calcext:value-type="float">
            <text:p/>
          </table:table-cell>
          <table:table-cell table:formula="of:=[.BB310]+[.AX310]+[.AT310]+[.AP310]+[.AL310]+[.AH310]+[.AD310]+[.Z310]+[.V310]+[.R310]" office:value-type="float" office:value="0" calcext:value-type="float">
            <text:p/>
          </table:table-cell>
          <table:table-cell table:formula="of:=[.BC310]+[.AY310]+[.AU310]+[.AQ310]+[.AM310]+[.AI310]+[.AE310]+[.AA310]+[.W310]+[.S310]+[.O310]+[.M310]+[.K310]+[.I310]" office:value-type="float" office:value="0" calcext:value-type="float">
            <text:p/>
          </table:table-cell>
          <table:table-cell table:formula="of:=[.BD310]+[.BF310]" office:value-type="float" office:value="0" calcext:value-type="float">
            <text:p/>
          </table:table-cell>
          <table:table-cell table:formula="of:=[.BE310]+[.BG310]" office:value-type="float" office:value="0" calcext:value-type="float">
            <text:p/>
          </table:table-cell>
          <table:table-cell table:formula="of:=[.D31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11]+[.AV311]+[.AR311]+[.AN311]+[.AJ311]+[.AF311]+[.AB311]+[.X311]+[.T311]+[.P311]" office:value-type="float" office:value="0" calcext:value-type="float">
            <text:p/>
          </table:table-cell>
          <table:table-cell table:formula="of:=[.BA311]+[.AW311]+[.AS311]+[.AO311]+[.AK311]+[.AG311]+[.AC311]+[.Y311]+[.U311]+[.Q311]+[.N311]+[.L311]+[.J311]+[.H311]" office:value-type="float" office:value="0" calcext:value-type="float">
            <text:p/>
          </table:table-cell>
          <table:table-cell table:formula="of:=[.BB311]+[.AX311]+[.AT311]+[.AP311]+[.AL311]+[.AH311]+[.AD311]+[.Z311]+[.V311]+[.R311]" office:value-type="float" office:value="0" calcext:value-type="float">
            <text:p/>
          </table:table-cell>
          <table:table-cell table:formula="of:=[.BC311]+[.AY311]+[.AU311]+[.AQ311]+[.AM311]+[.AI311]+[.AE311]+[.AA311]+[.W311]+[.S311]+[.O311]+[.M311]+[.K311]+[.I311]" office:value-type="float" office:value="0" calcext:value-type="float">
            <text:p/>
          </table:table-cell>
          <table:table-cell table:formula="of:=[.BD311]+[.BF311]" office:value-type="float" office:value="0" calcext:value-type="float">
            <text:p/>
          </table:table-cell>
          <table:table-cell table:formula="of:=[.BE311]+[.BG311]" office:value-type="float" office:value="0" calcext:value-type="float">
            <text:p/>
          </table:table-cell>
          <table:table-cell table:formula="of:=[.D31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12]+[.AV312]+[.AR312]+[.AN312]+[.AJ312]+[.AF312]+[.AB312]+[.X312]+[.T312]+[.P312]" office:value-type="float" office:value="0" calcext:value-type="float">
            <text:p/>
          </table:table-cell>
          <table:table-cell table:formula="of:=[.BA312]+[.AW312]+[.AS312]+[.AO312]+[.AK312]+[.AG312]+[.AC312]+[.Y312]+[.U312]+[.Q312]+[.N312]+[.L312]+[.J312]+[.H312]" office:value-type="float" office:value="0" calcext:value-type="float">
            <text:p/>
          </table:table-cell>
          <table:table-cell table:formula="of:=[.BB312]+[.AX312]+[.AT312]+[.AP312]+[.AL312]+[.AH312]+[.AD312]+[.Z312]+[.V312]+[.R312]" office:value-type="float" office:value="0" calcext:value-type="float">
            <text:p/>
          </table:table-cell>
          <table:table-cell table:formula="of:=[.BC312]+[.AY312]+[.AU312]+[.AQ312]+[.AM312]+[.AI312]+[.AE312]+[.AA312]+[.W312]+[.S312]+[.O312]+[.M312]+[.K312]+[.I312]" office:value-type="float" office:value="0" calcext:value-type="float">
            <text:p/>
          </table:table-cell>
          <table:table-cell table:formula="of:=[.BD312]+[.BF312]" office:value-type="float" office:value="0" calcext:value-type="float">
            <text:p/>
          </table:table-cell>
          <table:table-cell table:formula="of:=[.BE312]+[.BG312]" office:value-type="float" office:value="0" calcext:value-type="float">
            <text:p/>
          </table:table-cell>
          <table:table-cell table:formula="of:=[.D31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13]+[.AV313]+[.AR313]+[.AN313]+[.AJ313]+[.AF313]+[.AB313]+[.X313]+[.T313]+[.P313]" office:value-type="float" office:value="0" calcext:value-type="float">
            <text:p/>
          </table:table-cell>
          <table:table-cell table:formula="of:=[.BA313]+[.AW313]+[.AS313]+[.AO313]+[.AK313]+[.AG313]+[.AC313]+[.Y313]+[.U313]+[.Q313]+[.N313]+[.L313]+[.J313]+[.H313]" office:value-type="float" office:value="0" calcext:value-type="float">
            <text:p/>
          </table:table-cell>
          <table:table-cell table:formula="of:=[.BB313]+[.AX313]+[.AT313]+[.AP313]+[.AL313]+[.AH313]+[.AD313]+[.Z313]+[.V313]+[.R313]" office:value-type="float" office:value="0" calcext:value-type="float">
            <text:p/>
          </table:table-cell>
          <table:table-cell table:formula="of:=[.BC313]+[.AY313]+[.AU313]+[.AQ313]+[.AM313]+[.AI313]+[.AE313]+[.AA313]+[.W313]+[.S313]+[.O313]+[.M313]+[.K313]+[.I313]" office:value-type="float" office:value="0" calcext:value-type="float">
            <text:p/>
          </table:table-cell>
          <table:table-cell table:formula="of:=[.BD313]+[.BF313]" office:value-type="float" office:value="0" calcext:value-type="float">
            <text:p/>
          </table:table-cell>
          <table:table-cell table:formula="of:=[.BE313]+[.BG313]" office:value-type="float" office:value="0" calcext:value-type="float">
            <text:p/>
          </table:table-cell>
          <table:table-cell table:formula="of:=[.D31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14]+[.AV314]+[.AR314]+[.AN314]+[.AJ314]+[.AF314]+[.AB314]+[.X314]+[.T314]+[.P314]" office:value-type="float" office:value="0" calcext:value-type="float">
            <text:p/>
          </table:table-cell>
          <table:table-cell table:formula="of:=[.BA314]+[.AW314]+[.AS314]+[.AO314]+[.AK314]+[.AG314]+[.AC314]+[.Y314]+[.U314]+[.Q314]+[.N314]+[.L314]+[.J314]+[.H314]" office:value-type="float" office:value="0" calcext:value-type="float">
            <text:p/>
          </table:table-cell>
          <table:table-cell table:formula="of:=[.BB314]+[.AX314]+[.AT314]+[.AP314]+[.AL314]+[.AH314]+[.AD314]+[.Z314]+[.V314]+[.R314]" office:value-type="float" office:value="0" calcext:value-type="float">
            <text:p/>
          </table:table-cell>
          <table:table-cell table:formula="of:=[.BC314]+[.AY314]+[.AU314]+[.AQ314]+[.AM314]+[.AI314]+[.AE314]+[.AA314]+[.W314]+[.S314]+[.O314]+[.M314]+[.K314]+[.I314]" office:value-type="float" office:value="0" calcext:value-type="float">
            <text:p/>
          </table:table-cell>
          <table:table-cell table:formula="of:=[.BD314]+[.BF314]" office:value-type="float" office:value="0" calcext:value-type="float">
            <text:p/>
          </table:table-cell>
          <table:table-cell table:formula="of:=[.BE314]+[.BG314]" office:value-type="float" office:value="0" calcext:value-type="float">
            <text:p/>
          </table:table-cell>
          <table:table-cell table:formula="of:=[.D31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15]+[.AV315]+[.AR315]+[.AN315]+[.AJ315]+[.AF315]+[.AB315]+[.X315]+[.T315]+[.P315]" office:value-type="float" office:value="0" calcext:value-type="float">
            <text:p/>
          </table:table-cell>
          <table:table-cell table:formula="of:=[.BA315]+[.AW315]+[.AS315]+[.AO315]+[.AK315]+[.AG315]+[.AC315]+[.Y315]+[.U315]+[.Q315]+[.N315]+[.L315]+[.J315]+[.H315]" office:value-type="float" office:value="0" calcext:value-type="float">
            <text:p/>
          </table:table-cell>
          <table:table-cell table:formula="of:=[.BB315]+[.AX315]+[.AT315]+[.AP315]+[.AL315]+[.AH315]+[.AD315]+[.Z315]+[.V315]+[.R315]" office:value-type="float" office:value="0" calcext:value-type="float">
            <text:p/>
          </table:table-cell>
          <table:table-cell table:formula="of:=[.BC315]+[.AY315]+[.AU315]+[.AQ315]+[.AM315]+[.AI315]+[.AE315]+[.AA315]+[.W315]+[.S315]+[.O315]+[.M315]+[.K315]+[.I315]" office:value-type="float" office:value="0" calcext:value-type="float">
            <text:p/>
          </table:table-cell>
          <table:table-cell table:formula="of:=[.BD315]+[.BF315]" office:value-type="float" office:value="0" calcext:value-type="float">
            <text:p/>
          </table:table-cell>
          <table:table-cell table:formula="of:=[.BE315]+[.BG315]" office:value-type="float" office:value="0" calcext:value-type="float">
            <text:p/>
          </table:table-cell>
          <table:table-cell table:formula="of:=[.D31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16]+[.AV316]+[.AR316]+[.AN316]+[.AJ316]+[.AF316]+[.AB316]+[.X316]+[.T316]+[.P316]" office:value-type="float" office:value="0" calcext:value-type="float">
            <text:p/>
          </table:table-cell>
          <table:table-cell table:formula="of:=[.BA316]+[.AW316]+[.AS316]+[.AO316]+[.AK316]+[.AG316]+[.AC316]+[.Y316]+[.U316]+[.Q316]+[.N316]+[.L316]+[.J316]+[.H316]" office:value-type="float" office:value="0" calcext:value-type="float">
            <text:p/>
          </table:table-cell>
          <table:table-cell table:formula="of:=[.BB316]+[.AX316]+[.AT316]+[.AP316]+[.AL316]+[.AH316]+[.AD316]+[.Z316]+[.V316]+[.R316]" office:value-type="float" office:value="0" calcext:value-type="float">
            <text:p/>
          </table:table-cell>
          <table:table-cell table:formula="of:=[.BC316]+[.AY316]+[.AU316]+[.AQ316]+[.AM316]+[.AI316]+[.AE316]+[.AA316]+[.W316]+[.S316]+[.O316]+[.M316]+[.K316]+[.I316]" office:value-type="float" office:value="0" calcext:value-type="float">
            <text:p/>
          </table:table-cell>
          <table:table-cell table:formula="of:=[.BD316]+[.BF316]" office:value-type="float" office:value="0" calcext:value-type="float">
            <text:p/>
          </table:table-cell>
          <table:table-cell table:formula="of:=[.BE316]+[.BG316]" office:value-type="float" office:value="0" calcext:value-type="float">
            <text:p/>
          </table:table-cell>
          <table:table-cell table:formula="of:=[.D31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17]+[.AV317]+[.AR317]+[.AN317]+[.AJ317]+[.AF317]+[.AB317]+[.X317]+[.T317]+[.P317]" office:value-type="float" office:value="0" calcext:value-type="float">
            <text:p/>
          </table:table-cell>
          <table:table-cell table:formula="of:=[.BA317]+[.AW317]+[.AS317]+[.AO317]+[.AK317]+[.AG317]+[.AC317]+[.Y317]+[.U317]+[.Q317]+[.N317]+[.L317]+[.J317]+[.H317]" office:value-type="float" office:value="0" calcext:value-type="float">
            <text:p/>
          </table:table-cell>
          <table:table-cell table:formula="of:=[.BB317]+[.AX317]+[.AT317]+[.AP317]+[.AL317]+[.AH317]+[.AD317]+[.Z317]+[.V317]+[.R317]" office:value-type="float" office:value="0" calcext:value-type="float">
            <text:p/>
          </table:table-cell>
          <table:table-cell table:formula="of:=[.BC317]+[.AY317]+[.AU317]+[.AQ317]+[.AM317]+[.AI317]+[.AE317]+[.AA317]+[.W317]+[.S317]+[.O317]+[.M317]+[.K317]+[.I317]" office:value-type="float" office:value="0" calcext:value-type="float">
            <text:p/>
          </table:table-cell>
          <table:table-cell table:formula="of:=[.BD317]+[.BF317]" office:value-type="float" office:value="0" calcext:value-type="float">
            <text:p/>
          </table:table-cell>
          <table:table-cell table:formula="of:=[.BE317]+[.BG317]" office:value-type="float" office:value="0" calcext:value-type="float">
            <text:p/>
          </table:table-cell>
          <table:table-cell table:formula="of:=[.D31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18]+[.AV318]+[.AR318]+[.AN318]+[.AJ318]+[.AF318]+[.AB318]+[.X318]+[.T318]+[.P318]" office:value-type="float" office:value="0" calcext:value-type="float">
            <text:p/>
          </table:table-cell>
          <table:table-cell table:formula="of:=[.BA318]+[.AW318]+[.AS318]+[.AO318]+[.AK318]+[.AG318]+[.AC318]+[.Y318]+[.U318]+[.Q318]+[.N318]+[.L318]+[.J318]+[.H318]" office:value-type="float" office:value="0" calcext:value-type="float">
            <text:p/>
          </table:table-cell>
          <table:table-cell table:formula="of:=[.BB318]+[.AX318]+[.AT318]+[.AP318]+[.AL318]+[.AH318]+[.AD318]+[.Z318]+[.V318]+[.R318]" office:value-type="float" office:value="0" calcext:value-type="float">
            <text:p/>
          </table:table-cell>
          <table:table-cell table:formula="of:=[.BC318]+[.AY318]+[.AU318]+[.AQ318]+[.AM318]+[.AI318]+[.AE318]+[.AA318]+[.W318]+[.S318]+[.O318]+[.M318]+[.K318]+[.I318]" office:value-type="float" office:value="0" calcext:value-type="float">
            <text:p/>
          </table:table-cell>
          <table:table-cell table:formula="of:=[.BD318]+[.BF318]" office:value-type="float" office:value="0" calcext:value-type="float">
            <text:p/>
          </table:table-cell>
          <table:table-cell table:formula="of:=[.BE318]+[.BG318]" office:value-type="float" office:value="0" calcext:value-type="float">
            <text:p/>
          </table:table-cell>
          <table:table-cell table:formula="of:=[.D31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19]+[.AV319]+[.AR319]+[.AN319]+[.AJ319]+[.AF319]+[.AB319]+[.X319]+[.T319]+[.P319]" office:value-type="float" office:value="0" calcext:value-type="float">
            <text:p/>
          </table:table-cell>
          <table:table-cell table:formula="of:=[.BA319]+[.AW319]+[.AS319]+[.AO319]+[.AK319]+[.AG319]+[.AC319]+[.Y319]+[.U319]+[.Q319]+[.N319]+[.L319]+[.J319]+[.H319]" office:value-type="float" office:value="0" calcext:value-type="float">
            <text:p/>
          </table:table-cell>
          <table:table-cell table:formula="of:=[.BB319]+[.AX319]+[.AT319]+[.AP319]+[.AL319]+[.AH319]+[.AD319]+[.Z319]+[.V319]+[.R319]" office:value-type="float" office:value="0" calcext:value-type="float">
            <text:p/>
          </table:table-cell>
          <table:table-cell table:formula="of:=[.BC319]+[.AY319]+[.AU319]+[.AQ319]+[.AM319]+[.AI319]+[.AE319]+[.AA319]+[.W319]+[.S319]+[.O319]+[.M319]+[.K319]+[.I319]" office:value-type="float" office:value="0" calcext:value-type="float">
            <text:p/>
          </table:table-cell>
          <table:table-cell table:formula="of:=[.BD319]+[.BF319]" office:value-type="float" office:value="0" calcext:value-type="float">
            <text:p/>
          </table:table-cell>
          <table:table-cell table:formula="of:=[.BE319]+[.BG319]" office:value-type="float" office:value="0" calcext:value-type="float">
            <text:p/>
          </table:table-cell>
          <table:table-cell table:formula="of:=[.D31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20]+[.AV320]+[.AR320]+[.AN320]+[.AJ320]+[.AF320]+[.AB320]+[.X320]+[.T320]+[.P320]" office:value-type="float" office:value="0" calcext:value-type="float">
            <text:p/>
          </table:table-cell>
          <table:table-cell table:formula="of:=[.BA320]+[.AW320]+[.AS320]+[.AO320]+[.AK320]+[.AG320]+[.AC320]+[.Y320]+[.U320]+[.Q320]+[.N320]+[.L320]+[.J320]+[.H320]" office:value-type="float" office:value="0" calcext:value-type="float">
            <text:p/>
          </table:table-cell>
          <table:table-cell table:formula="of:=[.BB320]+[.AX320]+[.AT320]+[.AP320]+[.AL320]+[.AH320]+[.AD320]+[.Z320]+[.V320]+[.R320]" office:value-type="float" office:value="0" calcext:value-type="float">
            <text:p/>
          </table:table-cell>
          <table:table-cell table:formula="of:=[.BC320]+[.AY320]+[.AU320]+[.AQ320]+[.AM320]+[.AI320]+[.AE320]+[.AA320]+[.W320]+[.S320]+[.O320]+[.M320]+[.K320]+[.I320]" office:value-type="float" office:value="0" calcext:value-type="float">
            <text:p/>
          </table:table-cell>
          <table:table-cell table:formula="of:=[.BD320]+[.BF320]" office:value-type="float" office:value="0" calcext:value-type="float">
            <text:p/>
          </table:table-cell>
          <table:table-cell table:formula="of:=[.BE320]+[.BG320]" office:value-type="float" office:value="0" calcext:value-type="float">
            <text:p/>
          </table:table-cell>
          <table:table-cell table:formula="of:=[.D32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21]+[.AV321]+[.AR321]+[.AN321]+[.AJ321]+[.AF321]+[.AB321]+[.X321]+[.T321]+[.P321]" office:value-type="float" office:value="0" calcext:value-type="float">
            <text:p/>
          </table:table-cell>
          <table:table-cell table:formula="of:=[.BA321]+[.AW321]+[.AS321]+[.AO321]+[.AK321]+[.AG321]+[.AC321]+[.Y321]+[.U321]+[.Q321]+[.N321]+[.L321]+[.J321]+[.H321]" office:value-type="float" office:value="0" calcext:value-type="float">
            <text:p/>
          </table:table-cell>
          <table:table-cell table:formula="of:=[.BB321]+[.AX321]+[.AT321]+[.AP321]+[.AL321]+[.AH321]+[.AD321]+[.Z321]+[.V321]+[.R321]" office:value-type="float" office:value="0" calcext:value-type="float">
            <text:p/>
          </table:table-cell>
          <table:table-cell table:formula="of:=[.BC321]+[.AY321]+[.AU321]+[.AQ321]+[.AM321]+[.AI321]+[.AE321]+[.AA321]+[.W321]+[.S321]+[.O321]+[.M321]+[.K321]+[.I321]" office:value-type="float" office:value="0" calcext:value-type="float">
            <text:p/>
          </table:table-cell>
          <table:table-cell table:formula="of:=[.BD321]+[.BF321]" office:value-type="float" office:value="0" calcext:value-type="float">
            <text:p/>
          </table:table-cell>
          <table:table-cell table:formula="of:=[.BE321]+[.BG321]" office:value-type="float" office:value="0" calcext:value-type="float">
            <text:p/>
          </table:table-cell>
          <table:table-cell table:formula="of:=[.D32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22]+[.AV322]+[.AR322]+[.AN322]+[.AJ322]+[.AF322]+[.AB322]+[.X322]+[.T322]+[.P322]" office:value-type="float" office:value="0" calcext:value-type="float">
            <text:p/>
          </table:table-cell>
          <table:table-cell table:formula="of:=[.BA322]+[.AW322]+[.AS322]+[.AO322]+[.AK322]+[.AG322]+[.AC322]+[.Y322]+[.U322]+[.Q322]+[.N322]+[.L322]+[.J322]+[.H322]" office:value-type="float" office:value="0" calcext:value-type="float">
            <text:p/>
          </table:table-cell>
          <table:table-cell table:formula="of:=[.BB322]+[.AX322]+[.AT322]+[.AP322]+[.AL322]+[.AH322]+[.AD322]+[.Z322]+[.V322]+[.R322]" office:value-type="float" office:value="0" calcext:value-type="float">
            <text:p/>
          </table:table-cell>
          <table:table-cell table:formula="of:=[.BC322]+[.AY322]+[.AU322]+[.AQ322]+[.AM322]+[.AI322]+[.AE322]+[.AA322]+[.W322]+[.S322]+[.O322]+[.M322]+[.K322]+[.I322]" office:value-type="float" office:value="0" calcext:value-type="float">
            <text:p/>
          </table:table-cell>
          <table:table-cell table:formula="of:=[.BD322]+[.BF322]" office:value-type="float" office:value="0" calcext:value-type="float">
            <text:p/>
          </table:table-cell>
          <table:table-cell table:formula="of:=[.BE322]+[.BG322]" office:value-type="float" office:value="0" calcext:value-type="float">
            <text:p/>
          </table:table-cell>
          <table:table-cell table:formula="of:=[.D32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23]+[.AV323]+[.AR323]+[.AN323]+[.AJ323]+[.AF323]+[.AB323]+[.X323]+[.T323]+[.P323]" office:value-type="float" office:value="0" calcext:value-type="float">
            <text:p/>
          </table:table-cell>
          <table:table-cell table:formula="of:=[.BA323]+[.AW323]+[.AS323]+[.AO323]+[.AK323]+[.AG323]+[.AC323]+[.Y323]+[.U323]+[.Q323]+[.N323]+[.L323]+[.J323]+[.H323]" office:value-type="float" office:value="0" calcext:value-type="float">
            <text:p/>
          </table:table-cell>
          <table:table-cell table:formula="of:=[.BB323]+[.AX323]+[.AT323]+[.AP323]+[.AL323]+[.AH323]+[.AD323]+[.Z323]+[.V323]+[.R323]" office:value-type="float" office:value="0" calcext:value-type="float">
            <text:p/>
          </table:table-cell>
          <table:table-cell table:formula="of:=[.BC323]+[.AY323]+[.AU323]+[.AQ323]+[.AM323]+[.AI323]+[.AE323]+[.AA323]+[.W323]+[.S323]+[.O323]+[.M323]+[.K323]+[.I323]" office:value-type="float" office:value="0" calcext:value-type="float">
            <text:p/>
          </table:table-cell>
          <table:table-cell table:formula="of:=[.BD323]+[.BF323]" office:value-type="float" office:value="0" calcext:value-type="float">
            <text:p/>
          </table:table-cell>
          <table:table-cell table:formula="of:=[.BE323]+[.BG323]" office:value-type="float" office:value="0" calcext:value-type="float">
            <text:p/>
          </table:table-cell>
          <table:table-cell table:formula="of:=[.D32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24]+[.AV324]+[.AR324]+[.AN324]+[.AJ324]+[.AF324]+[.AB324]+[.X324]+[.T324]+[.P324]" office:value-type="float" office:value="0" calcext:value-type="float">
            <text:p/>
          </table:table-cell>
          <table:table-cell table:formula="of:=[.BA324]+[.AW324]+[.AS324]+[.AO324]+[.AK324]+[.AG324]+[.AC324]+[.Y324]+[.U324]+[.Q324]+[.N324]+[.L324]+[.J324]+[.H324]" office:value-type="float" office:value="0" calcext:value-type="float">
            <text:p/>
          </table:table-cell>
          <table:table-cell table:formula="of:=[.BB324]+[.AX324]+[.AT324]+[.AP324]+[.AL324]+[.AH324]+[.AD324]+[.Z324]+[.V324]+[.R324]" office:value-type="float" office:value="0" calcext:value-type="float">
            <text:p/>
          </table:table-cell>
          <table:table-cell table:formula="of:=[.BC324]+[.AY324]+[.AU324]+[.AQ324]+[.AM324]+[.AI324]+[.AE324]+[.AA324]+[.W324]+[.S324]+[.O324]+[.M324]+[.K324]+[.I324]" office:value-type="float" office:value="0" calcext:value-type="float">
            <text:p/>
          </table:table-cell>
          <table:table-cell table:formula="of:=[.BD324]+[.BF324]" office:value-type="float" office:value="0" calcext:value-type="float">
            <text:p/>
          </table:table-cell>
          <table:table-cell table:formula="of:=[.BE324]+[.BG324]" office:value-type="float" office:value="0" calcext:value-type="float">
            <text:p/>
          </table:table-cell>
          <table:table-cell table:formula="of:=[.D32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25]+[.AV325]+[.AR325]+[.AN325]+[.AJ325]+[.AF325]+[.AB325]+[.X325]+[.T325]+[.P325]" office:value-type="float" office:value="0" calcext:value-type="float">
            <text:p/>
          </table:table-cell>
          <table:table-cell table:formula="of:=[.BA325]+[.AW325]+[.AS325]+[.AO325]+[.AK325]+[.AG325]+[.AC325]+[.Y325]+[.U325]+[.Q325]+[.N325]+[.L325]+[.J325]+[.H325]" office:value-type="float" office:value="0" calcext:value-type="float">
            <text:p/>
          </table:table-cell>
          <table:table-cell table:formula="of:=[.BB325]+[.AX325]+[.AT325]+[.AP325]+[.AL325]+[.AH325]+[.AD325]+[.Z325]+[.V325]+[.R325]" office:value-type="float" office:value="0" calcext:value-type="float">
            <text:p/>
          </table:table-cell>
          <table:table-cell table:formula="of:=[.BC325]+[.AY325]+[.AU325]+[.AQ325]+[.AM325]+[.AI325]+[.AE325]+[.AA325]+[.W325]+[.S325]+[.O325]+[.M325]+[.K325]+[.I325]" office:value-type="float" office:value="0" calcext:value-type="float">
            <text:p/>
          </table:table-cell>
          <table:table-cell table:formula="of:=[.BD325]+[.BF325]" office:value-type="float" office:value="0" calcext:value-type="float">
            <text:p/>
          </table:table-cell>
          <table:table-cell table:formula="of:=[.BE325]+[.BG325]" office:value-type="float" office:value="0" calcext:value-type="float">
            <text:p/>
          </table:table-cell>
          <table:table-cell table:formula="of:=[.D32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26]+[.AV326]+[.AR326]+[.AN326]+[.AJ326]+[.AF326]+[.AB326]+[.X326]+[.T326]+[.P326]" office:value-type="float" office:value="0" calcext:value-type="float">
            <text:p/>
          </table:table-cell>
          <table:table-cell table:formula="of:=[.BA326]+[.AW326]+[.AS326]+[.AO326]+[.AK326]+[.AG326]+[.AC326]+[.Y326]+[.U326]+[.Q326]+[.N326]+[.L326]+[.J326]+[.H326]" office:value-type="float" office:value="0" calcext:value-type="float">
            <text:p/>
          </table:table-cell>
          <table:table-cell table:formula="of:=[.BB326]+[.AX326]+[.AT326]+[.AP326]+[.AL326]+[.AH326]+[.AD326]+[.Z326]+[.V326]+[.R326]" office:value-type="float" office:value="0" calcext:value-type="float">
            <text:p/>
          </table:table-cell>
          <table:table-cell table:formula="of:=[.BC326]+[.AY326]+[.AU326]+[.AQ326]+[.AM326]+[.AI326]+[.AE326]+[.AA326]+[.W326]+[.S326]+[.O326]+[.M326]+[.K326]+[.I326]" office:value-type="float" office:value="0" calcext:value-type="float">
            <text:p/>
          </table:table-cell>
          <table:table-cell table:formula="of:=[.BD326]+[.BF326]" office:value-type="float" office:value="0" calcext:value-type="float">
            <text:p/>
          </table:table-cell>
          <table:table-cell table:formula="of:=[.BE326]+[.BG326]" office:value-type="float" office:value="0" calcext:value-type="float">
            <text:p/>
          </table:table-cell>
          <table:table-cell table:formula="of:=[.D32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27]+[.AV327]+[.AR327]+[.AN327]+[.AJ327]+[.AF327]+[.AB327]+[.X327]+[.T327]+[.P327]" office:value-type="float" office:value="0" calcext:value-type="float">
            <text:p/>
          </table:table-cell>
          <table:table-cell table:formula="of:=[.BA327]+[.AW327]+[.AS327]+[.AO327]+[.AK327]+[.AG327]+[.AC327]+[.Y327]+[.U327]+[.Q327]+[.N327]+[.L327]+[.J327]+[.H327]" office:value-type="float" office:value="0" calcext:value-type="float">
            <text:p/>
          </table:table-cell>
          <table:table-cell table:formula="of:=[.BB327]+[.AX327]+[.AT327]+[.AP327]+[.AL327]+[.AH327]+[.AD327]+[.Z327]+[.V327]+[.R327]" office:value-type="float" office:value="0" calcext:value-type="float">
            <text:p/>
          </table:table-cell>
          <table:table-cell table:formula="of:=[.BC327]+[.AY327]+[.AU327]+[.AQ327]+[.AM327]+[.AI327]+[.AE327]+[.AA327]+[.W327]+[.S327]+[.O327]+[.M327]+[.K327]+[.I327]" office:value-type="float" office:value="0" calcext:value-type="float">
            <text:p/>
          </table:table-cell>
          <table:table-cell table:formula="of:=[.BD327]+[.BF327]" office:value-type="float" office:value="0" calcext:value-type="float">
            <text:p/>
          </table:table-cell>
          <table:table-cell table:formula="of:=[.BE327]+[.BG327]" office:value-type="float" office:value="0" calcext:value-type="float">
            <text:p/>
          </table:table-cell>
          <table:table-cell table:formula="of:=[.D32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28]+[.AV328]+[.AR328]+[.AN328]+[.AJ328]+[.AF328]+[.AB328]+[.X328]+[.T328]+[.P328]" office:value-type="float" office:value="0" calcext:value-type="float">
            <text:p/>
          </table:table-cell>
          <table:table-cell table:formula="of:=[.BA328]+[.AW328]+[.AS328]+[.AO328]+[.AK328]+[.AG328]+[.AC328]+[.Y328]+[.U328]+[.Q328]+[.N328]+[.L328]+[.J328]+[.H328]" office:value-type="float" office:value="0" calcext:value-type="float">
            <text:p/>
          </table:table-cell>
          <table:table-cell table:formula="of:=[.BB328]+[.AX328]+[.AT328]+[.AP328]+[.AL328]+[.AH328]+[.AD328]+[.Z328]+[.V328]+[.R328]" office:value-type="float" office:value="0" calcext:value-type="float">
            <text:p/>
          </table:table-cell>
          <table:table-cell table:formula="of:=[.BC328]+[.AY328]+[.AU328]+[.AQ328]+[.AM328]+[.AI328]+[.AE328]+[.AA328]+[.W328]+[.S328]+[.O328]+[.M328]+[.K328]+[.I328]" office:value-type="float" office:value="0" calcext:value-type="float">
            <text:p/>
          </table:table-cell>
          <table:table-cell table:formula="of:=[.BD328]+[.BF328]" office:value-type="float" office:value="0" calcext:value-type="float">
            <text:p/>
          </table:table-cell>
          <table:table-cell table:formula="of:=[.BE328]+[.BG328]" office:value-type="float" office:value="0" calcext:value-type="float">
            <text:p/>
          </table:table-cell>
          <table:table-cell table:formula="of:=[.D32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29]+[.AV329]+[.AR329]+[.AN329]+[.AJ329]+[.AF329]+[.AB329]+[.X329]+[.T329]+[.P329]" office:value-type="float" office:value="0" calcext:value-type="float">
            <text:p/>
          </table:table-cell>
          <table:table-cell table:formula="of:=[.BA329]+[.AW329]+[.AS329]+[.AO329]+[.AK329]+[.AG329]+[.AC329]+[.Y329]+[.U329]+[.Q329]+[.N329]+[.L329]+[.J329]+[.H329]" office:value-type="float" office:value="0" calcext:value-type="float">
            <text:p/>
          </table:table-cell>
          <table:table-cell table:formula="of:=[.BB329]+[.AX329]+[.AT329]+[.AP329]+[.AL329]+[.AH329]+[.AD329]+[.Z329]+[.V329]+[.R329]" office:value-type="float" office:value="0" calcext:value-type="float">
            <text:p/>
          </table:table-cell>
          <table:table-cell table:formula="of:=[.BC329]+[.AY329]+[.AU329]+[.AQ329]+[.AM329]+[.AI329]+[.AE329]+[.AA329]+[.W329]+[.S329]+[.O329]+[.M329]+[.K329]+[.I329]" office:value-type="float" office:value="0" calcext:value-type="float">
            <text:p/>
          </table:table-cell>
          <table:table-cell table:formula="of:=[.BD329]+[.BF329]" office:value-type="float" office:value="0" calcext:value-type="float">
            <text:p/>
          </table:table-cell>
          <table:table-cell table:formula="of:=[.BE329]+[.BG329]" office:value-type="float" office:value="0" calcext:value-type="float">
            <text:p/>
          </table:table-cell>
          <table:table-cell table:formula="of:=[.D32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30]+[.AV330]+[.AR330]+[.AN330]+[.AJ330]+[.AF330]+[.AB330]+[.X330]+[.T330]+[.P330]" office:value-type="float" office:value="0" calcext:value-type="float">
            <text:p/>
          </table:table-cell>
          <table:table-cell table:formula="of:=[.BA330]+[.AW330]+[.AS330]+[.AO330]+[.AK330]+[.AG330]+[.AC330]+[.Y330]+[.U330]+[.Q330]+[.N330]+[.L330]+[.J330]+[.H330]" office:value-type="float" office:value="0" calcext:value-type="float">
            <text:p/>
          </table:table-cell>
          <table:table-cell table:formula="of:=[.BB330]+[.AX330]+[.AT330]+[.AP330]+[.AL330]+[.AH330]+[.AD330]+[.Z330]+[.V330]+[.R330]" office:value-type="float" office:value="0" calcext:value-type="float">
            <text:p/>
          </table:table-cell>
          <table:table-cell table:formula="of:=[.BC330]+[.AY330]+[.AU330]+[.AQ330]+[.AM330]+[.AI330]+[.AE330]+[.AA330]+[.W330]+[.S330]+[.O330]+[.M330]+[.K330]+[.I330]" office:value-type="float" office:value="0" calcext:value-type="float">
            <text:p/>
          </table:table-cell>
          <table:table-cell table:formula="of:=[.BD330]+[.BF330]" office:value-type="float" office:value="0" calcext:value-type="float">
            <text:p/>
          </table:table-cell>
          <table:table-cell table:formula="of:=[.BE330]+[.BG330]" office:value-type="float" office:value="0" calcext:value-type="float">
            <text:p/>
          </table:table-cell>
          <table:table-cell table:formula="of:=[.D33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31]+[.AV331]+[.AR331]+[.AN331]+[.AJ331]+[.AF331]+[.AB331]+[.X331]+[.T331]+[.P331]" office:value-type="float" office:value="0" calcext:value-type="float">
            <text:p/>
          </table:table-cell>
          <table:table-cell table:formula="of:=[.BA331]+[.AW331]+[.AS331]+[.AO331]+[.AK331]+[.AG331]+[.AC331]+[.Y331]+[.U331]+[.Q331]+[.N331]+[.L331]+[.J331]+[.H331]" office:value-type="float" office:value="0" calcext:value-type="float">
            <text:p/>
          </table:table-cell>
          <table:table-cell table:formula="of:=[.BB331]+[.AX331]+[.AT331]+[.AP331]+[.AL331]+[.AH331]+[.AD331]+[.Z331]+[.V331]+[.R331]" office:value-type="float" office:value="0" calcext:value-type="float">
            <text:p/>
          </table:table-cell>
          <table:table-cell table:formula="of:=[.BC331]+[.AY331]+[.AU331]+[.AQ331]+[.AM331]+[.AI331]+[.AE331]+[.AA331]+[.W331]+[.S331]+[.O331]+[.M331]+[.K331]+[.I331]" office:value-type="float" office:value="0" calcext:value-type="float">
            <text:p/>
          </table:table-cell>
          <table:table-cell table:formula="of:=[.BD331]+[.BF331]" office:value-type="float" office:value="0" calcext:value-type="float">
            <text:p/>
          </table:table-cell>
          <table:table-cell table:formula="of:=[.BE331]+[.BG331]" office:value-type="float" office:value="0" calcext:value-type="float">
            <text:p/>
          </table:table-cell>
          <table:table-cell table:formula="of:=[.D33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32]+[.AV332]+[.AR332]+[.AN332]+[.AJ332]+[.AF332]+[.AB332]+[.X332]+[.T332]+[.P332]" office:value-type="float" office:value="0" calcext:value-type="float">
            <text:p/>
          </table:table-cell>
          <table:table-cell table:formula="of:=[.BA332]+[.AW332]+[.AS332]+[.AO332]+[.AK332]+[.AG332]+[.AC332]+[.Y332]+[.U332]+[.Q332]+[.N332]+[.L332]+[.J332]+[.H332]" office:value-type="float" office:value="0" calcext:value-type="float">
            <text:p/>
          </table:table-cell>
          <table:table-cell table:formula="of:=[.BB332]+[.AX332]+[.AT332]+[.AP332]+[.AL332]+[.AH332]+[.AD332]+[.Z332]+[.V332]+[.R332]" office:value-type="float" office:value="0" calcext:value-type="float">
            <text:p/>
          </table:table-cell>
          <table:table-cell table:formula="of:=[.BC332]+[.AY332]+[.AU332]+[.AQ332]+[.AM332]+[.AI332]+[.AE332]+[.AA332]+[.W332]+[.S332]+[.O332]+[.M332]+[.K332]+[.I332]" office:value-type="float" office:value="0" calcext:value-type="float">
            <text:p/>
          </table:table-cell>
          <table:table-cell table:formula="of:=[.BD332]+[.BF332]" office:value-type="float" office:value="0" calcext:value-type="float">
            <text:p/>
          </table:table-cell>
          <table:table-cell table:formula="of:=[.BE332]+[.BG332]" office:value-type="float" office:value="0" calcext:value-type="float">
            <text:p/>
          </table:table-cell>
          <table:table-cell table:formula="of:=[.D33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33]+[.AV333]+[.AR333]+[.AN333]+[.AJ333]+[.AF333]+[.AB333]+[.X333]+[.T333]+[.P333]" office:value-type="float" office:value="0" calcext:value-type="float">
            <text:p/>
          </table:table-cell>
          <table:table-cell table:formula="of:=[.BA333]+[.AW333]+[.AS333]+[.AO333]+[.AK333]+[.AG333]+[.AC333]+[.Y333]+[.U333]+[.Q333]+[.N333]+[.L333]+[.J333]+[.H333]" office:value-type="float" office:value="0" calcext:value-type="float">
            <text:p/>
          </table:table-cell>
          <table:table-cell table:formula="of:=[.BB333]+[.AX333]+[.AT333]+[.AP333]+[.AL333]+[.AH333]+[.AD333]+[.Z333]+[.V333]+[.R333]" office:value-type="float" office:value="0" calcext:value-type="float">
            <text:p/>
          </table:table-cell>
          <table:table-cell table:formula="of:=[.BC333]+[.AY333]+[.AU333]+[.AQ333]+[.AM333]+[.AI333]+[.AE333]+[.AA333]+[.W333]+[.S333]+[.O333]+[.M333]+[.K333]+[.I333]" office:value-type="float" office:value="0" calcext:value-type="float">
            <text:p/>
          </table:table-cell>
          <table:table-cell table:formula="of:=[.BD333]+[.BF333]" office:value-type="float" office:value="0" calcext:value-type="float">
            <text:p/>
          </table:table-cell>
          <table:table-cell table:formula="of:=[.BE333]+[.BG333]" office:value-type="float" office:value="0" calcext:value-type="float">
            <text:p/>
          </table:table-cell>
          <table:table-cell table:formula="of:=[.D33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34]+[.AV334]+[.AR334]+[.AN334]+[.AJ334]+[.AF334]+[.AB334]+[.X334]+[.T334]+[.P334]" office:value-type="float" office:value="0" calcext:value-type="float">
            <text:p/>
          </table:table-cell>
          <table:table-cell table:formula="of:=[.BA334]+[.AW334]+[.AS334]+[.AO334]+[.AK334]+[.AG334]+[.AC334]+[.Y334]+[.U334]+[.Q334]+[.N334]+[.L334]+[.J334]+[.H334]" office:value-type="float" office:value="0" calcext:value-type="float">
            <text:p/>
          </table:table-cell>
          <table:table-cell table:formula="of:=[.BB334]+[.AX334]+[.AT334]+[.AP334]+[.AL334]+[.AH334]+[.AD334]+[.Z334]+[.V334]+[.R334]" office:value-type="float" office:value="0" calcext:value-type="float">
            <text:p/>
          </table:table-cell>
          <table:table-cell table:formula="of:=[.BC334]+[.AY334]+[.AU334]+[.AQ334]+[.AM334]+[.AI334]+[.AE334]+[.AA334]+[.W334]+[.S334]+[.O334]+[.M334]+[.K334]+[.I334]" office:value-type="float" office:value="0" calcext:value-type="float">
            <text:p/>
          </table:table-cell>
          <table:table-cell table:formula="of:=[.BD334]+[.BF334]" office:value-type="float" office:value="0" calcext:value-type="float">
            <text:p/>
          </table:table-cell>
          <table:table-cell table:formula="of:=[.BE334]+[.BG334]" office:value-type="float" office:value="0" calcext:value-type="float">
            <text:p/>
          </table:table-cell>
          <table:table-cell table:formula="of:=[.D33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35]+[.AV335]+[.AR335]+[.AN335]+[.AJ335]+[.AF335]+[.AB335]+[.X335]+[.T335]+[.P335]" office:value-type="float" office:value="0" calcext:value-type="float">
            <text:p/>
          </table:table-cell>
          <table:table-cell table:formula="of:=[.BA335]+[.AW335]+[.AS335]+[.AO335]+[.AK335]+[.AG335]+[.AC335]+[.Y335]+[.U335]+[.Q335]+[.N335]+[.L335]+[.J335]+[.H335]" office:value-type="float" office:value="0" calcext:value-type="float">
            <text:p/>
          </table:table-cell>
          <table:table-cell table:formula="of:=[.BB335]+[.AX335]+[.AT335]+[.AP335]+[.AL335]+[.AH335]+[.AD335]+[.Z335]+[.V335]+[.R335]" office:value-type="float" office:value="0" calcext:value-type="float">
            <text:p/>
          </table:table-cell>
          <table:table-cell table:formula="of:=[.BC335]+[.AY335]+[.AU335]+[.AQ335]+[.AM335]+[.AI335]+[.AE335]+[.AA335]+[.W335]+[.S335]+[.O335]+[.M335]+[.K335]+[.I335]" office:value-type="float" office:value="0" calcext:value-type="float">
            <text:p/>
          </table:table-cell>
          <table:table-cell table:formula="of:=[.BD335]+[.BF335]" office:value-type="float" office:value="0" calcext:value-type="float">
            <text:p/>
          </table:table-cell>
          <table:table-cell table:formula="of:=[.BE335]+[.BG335]" office:value-type="float" office:value="0" calcext:value-type="float">
            <text:p/>
          </table:table-cell>
          <table:table-cell table:formula="of:=[.D33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36]+[.AV336]+[.AR336]+[.AN336]+[.AJ336]+[.AF336]+[.AB336]+[.X336]+[.T336]+[.P336]" office:value-type="float" office:value="0" calcext:value-type="float">
            <text:p/>
          </table:table-cell>
          <table:table-cell table:formula="of:=[.BA336]+[.AW336]+[.AS336]+[.AO336]+[.AK336]+[.AG336]+[.AC336]+[.Y336]+[.U336]+[.Q336]+[.N336]+[.L336]+[.J336]+[.H336]" office:value-type="float" office:value="0" calcext:value-type="float">
            <text:p/>
          </table:table-cell>
          <table:table-cell table:formula="of:=[.BB336]+[.AX336]+[.AT336]+[.AP336]+[.AL336]+[.AH336]+[.AD336]+[.Z336]+[.V336]+[.R336]" office:value-type="float" office:value="0" calcext:value-type="float">
            <text:p/>
          </table:table-cell>
          <table:table-cell table:formula="of:=[.BC336]+[.AY336]+[.AU336]+[.AQ336]+[.AM336]+[.AI336]+[.AE336]+[.AA336]+[.W336]+[.S336]+[.O336]+[.M336]+[.K336]+[.I336]" office:value-type="float" office:value="0" calcext:value-type="float">
            <text:p/>
          </table:table-cell>
          <table:table-cell table:formula="of:=[.BD336]+[.BF336]" office:value-type="float" office:value="0" calcext:value-type="float">
            <text:p/>
          </table:table-cell>
          <table:table-cell table:formula="of:=[.BE336]+[.BG336]" office:value-type="float" office:value="0" calcext:value-type="float">
            <text:p/>
          </table:table-cell>
          <table:table-cell table:formula="of:=[.D33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37]+[.AV337]+[.AR337]+[.AN337]+[.AJ337]+[.AF337]+[.AB337]+[.X337]+[.T337]+[.P337]" office:value-type="float" office:value="0" calcext:value-type="float">
            <text:p/>
          </table:table-cell>
          <table:table-cell table:formula="of:=[.BA337]+[.AW337]+[.AS337]+[.AO337]+[.AK337]+[.AG337]+[.AC337]+[.Y337]+[.U337]+[.Q337]+[.N337]+[.L337]+[.J337]+[.H337]" office:value-type="float" office:value="0" calcext:value-type="float">
            <text:p/>
          </table:table-cell>
          <table:table-cell table:formula="of:=[.BB337]+[.AX337]+[.AT337]+[.AP337]+[.AL337]+[.AH337]+[.AD337]+[.Z337]+[.V337]+[.R337]" office:value-type="float" office:value="0" calcext:value-type="float">
            <text:p/>
          </table:table-cell>
          <table:table-cell table:formula="of:=[.BC337]+[.AY337]+[.AU337]+[.AQ337]+[.AM337]+[.AI337]+[.AE337]+[.AA337]+[.W337]+[.S337]+[.O337]+[.M337]+[.K337]+[.I337]" office:value-type="float" office:value="0" calcext:value-type="float">
            <text:p/>
          </table:table-cell>
          <table:table-cell table:formula="of:=[.BD337]+[.BF337]" office:value-type="float" office:value="0" calcext:value-type="float">
            <text:p/>
          </table:table-cell>
          <table:table-cell table:formula="of:=[.BE337]+[.BG337]" office:value-type="float" office:value="0" calcext:value-type="float">
            <text:p/>
          </table:table-cell>
          <table:table-cell table:formula="of:=[.D33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38]+[.AV338]+[.AR338]+[.AN338]+[.AJ338]+[.AF338]+[.AB338]+[.X338]+[.T338]+[.P338]" office:value-type="float" office:value="0" calcext:value-type="float">
            <text:p/>
          </table:table-cell>
          <table:table-cell table:formula="of:=[.BA338]+[.AW338]+[.AS338]+[.AO338]+[.AK338]+[.AG338]+[.AC338]+[.Y338]+[.U338]+[.Q338]+[.N338]+[.L338]+[.J338]+[.H338]" office:value-type="float" office:value="0" calcext:value-type="float">
            <text:p/>
          </table:table-cell>
          <table:table-cell table:formula="of:=[.BB338]+[.AX338]+[.AT338]+[.AP338]+[.AL338]+[.AH338]+[.AD338]+[.Z338]+[.V338]+[.R338]" office:value-type="float" office:value="0" calcext:value-type="float">
            <text:p/>
          </table:table-cell>
          <table:table-cell table:formula="of:=[.BC338]+[.AY338]+[.AU338]+[.AQ338]+[.AM338]+[.AI338]+[.AE338]+[.AA338]+[.W338]+[.S338]+[.O338]+[.M338]+[.K338]+[.I338]" office:value-type="float" office:value="0" calcext:value-type="float">
            <text:p/>
          </table:table-cell>
          <table:table-cell table:formula="of:=[.BD338]+[.BF338]" office:value-type="float" office:value="0" calcext:value-type="float">
            <text:p/>
          </table:table-cell>
          <table:table-cell table:formula="of:=[.BE338]+[.BG338]" office:value-type="float" office:value="0" calcext:value-type="float">
            <text:p/>
          </table:table-cell>
          <table:table-cell table:formula="of:=[.D33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39]+[.AV339]+[.AR339]+[.AN339]+[.AJ339]+[.AF339]+[.AB339]+[.X339]+[.T339]+[.P339]" office:value-type="float" office:value="0" calcext:value-type="float">
            <text:p/>
          </table:table-cell>
          <table:table-cell table:formula="of:=[.BA339]+[.AW339]+[.AS339]+[.AO339]+[.AK339]+[.AG339]+[.AC339]+[.Y339]+[.U339]+[.Q339]+[.N339]+[.L339]+[.J339]+[.H339]" office:value-type="float" office:value="0" calcext:value-type="float">
            <text:p/>
          </table:table-cell>
          <table:table-cell table:formula="of:=[.BB339]+[.AX339]+[.AT339]+[.AP339]+[.AL339]+[.AH339]+[.AD339]+[.Z339]+[.V339]+[.R339]" office:value-type="float" office:value="0" calcext:value-type="float">
            <text:p/>
          </table:table-cell>
          <table:table-cell table:formula="of:=[.BC339]+[.AY339]+[.AU339]+[.AQ339]+[.AM339]+[.AI339]+[.AE339]+[.AA339]+[.W339]+[.S339]+[.O339]+[.M339]+[.K339]+[.I339]" office:value-type="float" office:value="0" calcext:value-type="float">
            <text:p/>
          </table:table-cell>
          <table:table-cell table:formula="of:=[.BD339]+[.BF339]" office:value-type="float" office:value="0" calcext:value-type="float">
            <text:p/>
          </table:table-cell>
          <table:table-cell table:formula="of:=[.BE339]+[.BG339]" office:value-type="float" office:value="0" calcext:value-type="float">
            <text:p/>
          </table:table-cell>
          <table:table-cell table:formula="of:=[.D33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40]+[.AV340]+[.AR340]+[.AN340]+[.AJ340]+[.AF340]+[.AB340]+[.X340]+[.T340]+[.P340]" office:value-type="float" office:value="0" calcext:value-type="float">
            <text:p/>
          </table:table-cell>
          <table:table-cell table:formula="of:=[.BA340]+[.AW340]+[.AS340]+[.AO340]+[.AK340]+[.AG340]+[.AC340]+[.Y340]+[.U340]+[.Q340]+[.N340]+[.L340]+[.J340]+[.H340]" office:value-type="float" office:value="0" calcext:value-type="float">
            <text:p/>
          </table:table-cell>
          <table:table-cell table:formula="of:=[.BB340]+[.AX340]+[.AT340]+[.AP340]+[.AL340]+[.AH340]+[.AD340]+[.Z340]+[.V340]+[.R340]" office:value-type="float" office:value="0" calcext:value-type="float">
            <text:p/>
          </table:table-cell>
          <table:table-cell table:formula="of:=[.BC340]+[.AY340]+[.AU340]+[.AQ340]+[.AM340]+[.AI340]+[.AE340]+[.AA340]+[.W340]+[.S340]+[.O340]+[.M340]+[.K340]+[.I340]" office:value-type="float" office:value="0" calcext:value-type="float">
            <text:p/>
          </table:table-cell>
          <table:table-cell table:formula="of:=[.BD340]+[.BF340]" office:value-type="float" office:value="0" calcext:value-type="float">
            <text:p/>
          </table:table-cell>
          <table:table-cell table:formula="of:=[.BE340]+[.BG340]" office:value-type="float" office:value="0" calcext:value-type="float">
            <text:p/>
          </table:table-cell>
          <table:table-cell table:formula="of:=[.D34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41]+[.AV341]+[.AR341]+[.AN341]+[.AJ341]+[.AF341]+[.AB341]+[.X341]+[.T341]+[.P341]" office:value-type="float" office:value="0" calcext:value-type="float">
            <text:p/>
          </table:table-cell>
          <table:table-cell table:formula="of:=[.BA341]+[.AW341]+[.AS341]+[.AO341]+[.AK341]+[.AG341]+[.AC341]+[.Y341]+[.U341]+[.Q341]+[.N341]+[.L341]+[.J341]+[.H341]" office:value-type="float" office:value="0" calcext:value-type="float">
            <text:p/>
          </table:table-cell>
          <table:table-cell table:formula="of:=[.BB341]+[.AX341]+[.AT341]+[.AP341]+[.AL341]+[.AH341]+[.AD341]+[.Z341]+[.V341]+[.R341]" office:value-type="float" office:value="0" calcext:value-type="float">
            <text:p/>
          </table:table-cell>
          <table:table-cell table:formula="of:=[.BC341]+[.AY341]+[.AU341]+[.AQ341]+[.AM341]+[.AI341]+[.AE341]+[.AA341]+[.W341]+[.S341]+[.O341]+[.M341]+[.K341]+[.I341]" office:value-type="float" office:value="0" calcext:value-type="float">
            <text:p/>
          </table:table-cell>
          <table:table-cell table:formula="of:=[.BD341]+[.BF341]" office:value-type="float" office:value="0" calcext:value-type="float">
            <text:p/>
          </table:table-cell>
          <table:table-cell table:formula="of:=[.BE341]+[.BG341]" office:value-type="float" office:value="0" calcext:value-type="float">
            <text:p/>
          </table:table-cell>
          <table:table-cell table:formula="of:=[.D34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42]+[.AV342]+[.AR342]+[.AN342]+[.AJ342]+[.AF342]+[.AB342]+[.X342]+[.T342]+[.P342]" office:value-type="float" office:value="0" calcext:value-type="float">
            <text:p/>
          </table:table-cell>
          <table:table-cell table:formula="of:=[.BA342]+[.AW342]+[.AS342]+[.AO342]+[.AK342]+[.AG342]+[.AC342]+[.Y342]+[.U342]+[.Q342]+[.N342]+[.L342]+[.J342]+[.H342]" office:value-type="float" office:value="0" calcext:value-type="float">
            <text:p/>
          </table:table-cell>
          <table:table-cell table:formula="of:=[.BB342]+[.AX342]+[.AT342]+[.AP342]+[.AL342]+[.AH342]+[.AD342]+[.Z342]+[.V342]+[.R342]" office:value-type="float" office:value="0" calcext:value-type="float">
            <text:p/>
          </table:table-cell>
          <table:table-cell table:formula="of:=[.BC342]+[.AY342]+[.AU342]+[.AQ342]+[.AM342]+[.AI342]+[.AE342]+[.AA342]+[.W342]+[.S342]+[.O342]+[.M342]+[.K342]+[.I342]" office:value-type="float" office:value="0" calcext:value-type="float">
            <text:p/>
          </table:table-cell>
          <table:table-cell table:formula="of:=[.BD342]+[.BF342]" office:value-type="float" office:value="0" calcext:value-type="float">
            <text:p/>
          </table:table-cell>
          <table:table-cell table:formula="of:=[.BE342]+[.BG342]" office:value-type="float" office:value="0" calcext:value-type="float">
            <text:p/>
          </table:table-cell>
          <table:table-cell table:formula="of:=[.D34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43]+[.AV343]+[.AR343]+[.AN343]+[.AJ343]+[.AF343]+[.AB343]+[.X343]+[.T343]+[.P343]" office:value-type="float" office:value="0" calcext:value-type="float">
            <text:p/>
          </table:table-cell>
          <table:table-cell table:formula="of:=[.BA343]+[.AW343]+[.AS343]+[.AO343]+[.AK343]+[.AG343]+[.AC343]+[.Y343]+[.U343]+[.Q343]+[.N343]+[.L343]+[.J343]+[.H343]" office:value-type="float" office:value="0" calcext:value-type="float">
            <text:p/>
          </table:table-cell>
          <table:table-cell table:formula="of:=[.BB343]+[.AX343]+[.AT343]+[.AP343]+[.AL343]+[.AH343]+[.AD343]+[.Z343]+[.V343]+[.R343]" office:value-type="float" office:value="0" calcext:value-type="float">
            <text:p/>
          </table:table-cell>
          <table:table-cell table:formula="of:=[.BC343]+[.AY343]+[.AU343]+[.AQ343]+[.AM343]+[.AI343]+[.AE343]+[.AA343]+[.W343]+[.S343]+[.O343]+[.M343]+[.K343]+[.I343]" office:value-type="float" office:value="0" calcext:value-type="float">
            <text:p/>
          </table:table-cell>
          <table:table-cell table:formula="of:=[.BD343]+[.BF343]" office:value-type="float" office:value="0" calcext:value-type="float">
            <text:p/>
          </table:table-cell>
          <table:table-cell table:formula="of:=[.BE343]+[.BG343]" office:value-type="float" office:value="0" calcext:value-type="float">
            <text:p/>
          </table:table-cell>
          <table:table-cell table:formula="of:=[.D34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44]+[.AV344]+[.AR344]+[.AN344]+[.AJ344]+[.AF344]+[.AB344]+[.X344]+[.T344]+[.P344]" office:value-type="float" office:value="0" calcext:value-type="float">
            <text:p/>
          </table:table-cell>
          <table:table-cell table:formula="of:=[.BA344]+[.AW344]+[.AS344]+[.AO344]+[.AK344]+[.AG344]+[.AC344]+[.Y344]+[.U344]+[.Q344]+[.N344]+[.L344]+[.J344]+[.H344]" office:value-type="float" office:value="0" calcext:value-type="float">
            <text:p/>
          </table:table-cell>
          <table:table-cell table:formula="of:=[.BB344]+[.AX344]+[.AT344]+[.AP344]+[.AL344]+[.AH344]+[.AD344]+[.Z344]+[.V344]+[.R344]" office:value-type="float" office:value="0" calcext:value-type="float">
            <text:p/>
          </table:table-cell>
          <table:table-cell table:formula="of:=[.BC344]+[.AY344]+[.AU344]+[.AQ344]+[.AM344]+[.AI344]+[.AE344]+[.AA344]+[.W344]+[.S344]+[.O344]+[.M344]+[.K344]+[.I344]" office:value-type="float" office:value="0" calcext:value-type="float">
            <text:p/>
          </table:table-cell>
          <table:table-cell table:formula="of:=[.BD344]+[.BF344]" office:value-type="float" office:value="0" calcext:value-type="float">
            <text:p/>
          </table:table-cell>
          <table:table-cell table:formula="of:=[.BE344]+[.BG344]" office:value-type="float" office:value="0" calcext:value-type="float">
            <text:p/>
          </table:table-cell>
          <table:table-cell table:formula="of:=[.D34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45]+[.AV345]+[.AR345]+[.AN345]+[.AJ345]+[.AF345]+[.AB345]+[.X345]+[.T345]+[.P345]" office:value-type="float" office:value="0" calcext:value-type="float">
            <text:p/>
          </table:table-cell>
          <table:table-cell table:formula="of:=[.BA345]+[.AW345]+[.AS345]+[.AO345]+[.AK345]+[.AG345]+[.AC345]+[.Y345]+[.U345]+[.Q345]+[.N345]+[.L345]+[.J345]+[.H345]" office:value-type="float" office:value="0" calcext:value-type="float">
            <text:p/>
          </table:table-cell>
          <table:table-cell table:formula="of:=[.BB345]+[.AX345]+[.AT345]+[.AP345]+[.AL345]+[.AH345]+[.AD345]+[.Z345]+[.V345]+[.R345]" office:value-type="float" office:value="0" calcext:value-type="float">
            <text:p/>
          </table:table-cell>
          <table:table-cell table:formula="of:=[.BC345]+[.AY345]+[.AU345]+[.AQ345]+[.AM345]+[.AI345]+[.AE345]+[.AA345]+[.W345]+[.S345]+[.O345]+[.M345]+[.K345]+[.I345]" office:value-type="float" office:value="0" calcext:value-type="float">
            <text:p/>
          </table:table-cell>
          <table:table-cell table:formula="of:=[.BD345]+[.BF345]" office:value-type="float" office:value="0" calcext:value-type="float">
            <text:p/>
          </table:table-cell>
          <table:table-cell table:formula="of:=[.BE345]+[.BG345]" office:value-type="float" office:value="0" calcext:value-type="float">
            <text:p/>
          </table:table-cell>
          <table:table-cell table:formula="of:=[.D34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46]+[.AV346]+[.AR346]+[.AN346]+[.AJ346]+[.AF346]+[.AB346]+[.X346]+[.T346]+[.P346]" office:value-type="float" office:value="0" calcext:value-type="float">
            <text:p/>
          </table:table-cell>
          <table:table-cell table:formula="of:=[.BA346]+[.AW346]+[.AS346]+[.AO346]+[.AK346]+[.AG346]+[.AC346]+[.Y346]+[.U346]+[.Q346]+[.N346]+[.L346]+[.J346]+[.H346]" office:value-type="float" office:value="0" calcext:value-type="float">
            <text:p/>
          </table:table-cell>
          <table:table-cell table:formula="of:=[.BB346]+[.AX346]+[.AT346]+[.AP346]+[.AL346]+[.AH346]+[.AD346]+[.Z346]+[.V346]+[.R346]" office:value-type="float" office:value="0" calcext:value-type="float">
            <text:p/>
          </table:table-cell>
          <table:table-cell table:formula="of:=[.BC346]+[.AY346]+[.AU346]+[.AQ346]+[.AM346]+[.AI346]+[.AE346]+[.AA346]+[.W346]+[.S346]+[.O346]+[.M346]+[.K346]+[.I346]" office:value-type="float" office:value="0" calcext:value-type="float">
            <text:p/>
          </table:table-cell>
          <table:table-cell table:formula="of:=[.BD346]+[.BF346]" office:value-type="float" office:value="0" calcext:value-type="float">
            <text:p/>
          </table:table-cell>
          <table:table-cell table:formula="of:=[.BE346]+[.BG346]" office:value-type="float" office:value="0" calcext:value-type="float">
            <text:p/>
          </table:table-cell>
          <table:table-cell table:formula="of:=[.D34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47]+[.AV347]+[.AR347]+[.AN347]+[.AJ347]+[.AF347]+[.AB347]+[.X347]+[.T347]+[.P347]" office:value-type="float" office:value="0" calcext:value-type="float">
            <text:p/>
          </table:table-cell>
          <table:table-cell table:formula="of:=[.BA347]+[.AW347]+[.AS347]+[.AO347]+[.AK347]+[.AG347]+[.AC347]+[.Y347]+[.U347]+[.Q347]+[.N347]+[.L347]+[.J347]+[.H347]" office:value-type="float" office:value="0" calcext:value-type="float">
            <text:p/>
          </table:table-cell>
          <table:table-cell table:formula="of:=[.BB347]+[.AX347]+[.AT347]+[.AP347]+[.AL347]+[.AH347]+[.AD347]+[.Z347]+[.V347]+[.R347]" office:value-type="float" office:value="0" calcext:value-type="float">
            <text:p/>
          </table:table-cell>
          <table:table-cell table:formula="of:=[.BC347]+[.AY347]+[.AU347]+[.AQ347]+[.AM347]+[.AI347]+[.AE347]+[.AA347]+[.W347]+[.S347]+[.O347]+[.M347]+[.K347]+[.I347]" office:value-type="float" office:value="0" calcext:value-type="float">
            <text:p/>
          </table:table-cell>
          <table:table-cell table:formula="of:=[.BD347]+[.BF347]" office:value-type="float" office:value="0" calcext:value-type="float">
            <text:p/>
          </table:table-cell>
          <table:table-cell table:formula="of:=[.BE347]+[.BG347]" office:value-type="float" office:value="0" calcext:value-type="float">
            <text:p/>
          </table:table-cell>
          <table:table-cell table:formula="of:=[.D34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48]+[.AV348]+[.AR348]+[.AN348]+[.AJ348]+[.AF348]+[.AB348]+[.X348]+[.T348]+[.P348]" office:value-type="float" office:value="0" calcext:value-type="float">
            <text:p/>
          </table:table-cell>
          <table:table-cell table:formula="of:=[.BA348]+[.AW348]+[.AS348]+[.AO348]+[.AK348]+[.AG348]+[.AC348]+[.Y348]+[.U348]+[.Q348]+[.N348]+[.L348]+[.J348]+[.H348]" office:value-type="float" office:value="0" calcext:value-type="float">
            <text:p/>
          </table:table-cell>
          <table:table-cell table:formula="of:=[.BB348]+[.AX348]+[.AT348]+[.AP348]+[.AL348]+[.AH348]+[.AD348]+[.Z348]+[.V348]+[.R348]" office:value-type="float" office:value="0" calcext:value-type="float">
            <text:p/>
          </table:table-cell>
          <table:table-cell table:formula="of:=[.BC348]+[.AY348]+[.AU348]+[.AQ348]+[.AM348]+[.AI348]+[.AE348]+[.AA348]+[.W348]+[.S348]+[.O348]+[.M348]+[.K348]+[.I348]" office:value-type="float" office:value="0" calcext:value-type="float">
            <text:p/>
          </table:table-cell>
          <table:table-cell table:formula="of:=[.BD348]+[.BF348]" office:value-type="float" office:value="0" calcext:value-type="float">
            <text:p/>
          </table:table-cell>
          <table:table-cell table:formula="of:=[.BE348]+[.BG348]" office:value-type="float" office:value="0" calcext:value-type="float">
            <text:p/>
          </table:table-cell>
          <table:table-cell table:formula="of:=[.D34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49]+[.AV349]+[.AR349]+[.AN349]+[.AJ349]+[.AF349]+[.AB349]+[.X349]+[.T349]+[.P349]" office:value-type="float" office:value="0" calcext:value-type="float">
            <text:p/>
          </table:table-cell>
          <table:table-cell table:formula="of:=[.BA349]+[.AW349]+[.AS349]+[.AO349]+[.AK349]+[.AG349]+[.AC349]+[.Y349]+[.U349]+[.Q349]+[.N349]+[.L349]+[.J349]+[.H349]" office:value-type="float" office:value="0" calcext:value-type="float">
            <text:p/>
          </table:table-cell>
          <table:table-cell table:formula="of:=[.BB349]+[.AX349]+[.AT349]+[.AP349]+[.AL349]+[.AH349]+[.AD349]+[.Z349]+[.V349]+[.R349]" office:value-type="float" office:value="0" calcext:value-type="float">
            <text:p/>
          </table:table-cell>
          <table:table-cell table:formula="of:=[.BC349]+[.AY349]+[.AU349]+[.AQ349]+[.AM349]+[.AI349]+[.AE349]+[.AA349]+[.W349]+[.S349]+[.O349]+[.M349]+[.K349]+[.I349]" office:value-type="float" office:value="0" calcext:value-type="float">
            <text:p/>
          </table:table-cell>
          <table:table-cell table:formula="of:=[.BD349]+[.BF349]" office:value-type="float" office:value="0" calcext:value-type="float">
            <text:p/>
          </table:table-cell>
          <table:table-cell table:formula="of:=[.BE349]+[.BG349]" office:value-type="float" office:value="0" calcext:value-type="float">
            <text:p/>
          </table:table-cell>
          <table:table-cell table:formula="of:=[.D34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50]+[.AV350]+[.AR350]+[.AN350]+[.AJ350]+[.AF350]+[.AB350]+[.X350]+[.T350]+[.P350]" office:value-type="float" office:value="0" calcext:value-type="float">
            <text:p/>
          </table:table-cell>
          <table:table-cell table:formula="of:=[.BA350]+[.AW350]+[.AS350]+[.AO350]+[.AK350]+[.AG350]+[.AC350]+[.Y350]+[.U350]+[.Q350]+[.N350]+[.L350]+[.J350]+[.H350]" office:value-type="float" office:value="0" calcext:value-type="float">
            <text:p/>
          </table:table-cell>
          <table:table-cell table:formula="of:=[.BB350]+[.AX350]+[.AT350]+[.AP350]+[.AL350]+[.AH350]+[.AD350]+[.Z350]+[.V350]+[.R350]" office:value-type="float" office:value="0" calcext:value-type="float">
            <text:p/>
          </table:table-cell>
          <table:table-cell table:formula="of:=[.BC350]+[.AY350]+[.AU350]+[.AQ350]+[.AM350]+[.AI350]+[.AE350]+[.AA350]+[.W350]+[.S350]+[.O350]+[.M350]+[.K350]+[.I350]" office:value-type="float" office:value="0" calcext:value-type="float">
            <text:p/>
          </table:table-cell>
          <table:table-cell table:formula="of:=[.BD350]+[.BF350]" office:value-type="float" office:value="0" calcext:value-type="float">
            <text:p/>
          </table:table-cell>
          <table:table-cell table:formula="of:=[.BE350]+[.BG350]" office:value-type="float" office:value="0" calcext:value-type="float">
            <text:p/>
          </table:table-cell>
          <table:table-cell table:formula="of:=[.D35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51]+[.AV351]+[.AR351]+[.AN351]+[.AJ351]+[.AF351]+[.AB351]+[.X351]+[.T351]+[.P351]" office:value-type="float" office:value="0" calcext:value-type="float">
            <text:p/>
          </table:table-cell>
          <table:table-cell table:formula="of:=[.BA351]+[.AW351]+[.AS351]+[.AO351]+[.AK351]+[.AG351]+[.AC351]+[.Y351]+[.U351]+[.Q351]+[.N351]+[.L351]+[.J351]+[.H351]" office:value-type="float" office:value="0" calcext:value-type="float">
            <text:p/>
          </table:table-cell>
          <table:table-cell table:formula="of:=[.BB351]+[.AX351]+[.AT351]+[.AP351]+[.AL351]+[.AH351]+[.AD351]+[.Z351]+[.V351]+[.R351]" office:value-type="float" office:value="0" calcext:value-type="float">
            <text:p/>
          </table:table-cell>
          <table:table-cell table:formula="of:=[.BC351]+[.AY351]+[.AU351]+[.AQ351]+[.AM351]+[.AI351]+[.AE351]+[.AA351]+[.W351]+[.S351]+[.O351]+[.M351]+[.K351]+[.I351]" office:value-type="float" office:value="0" calcext:value-type="float">
            <text:p/>
          </table:table-cell>
          <table:table-cell table:formula="of:=[.BD351]+[.BF351]" office:value-type="float" office:value="0" calcext:value-type="float">
            <text:p/>
          </table:table-cell>
          <table:table-cell table:formula="of:=[.BE351]+[.BG351]" office:value-type="float" office:value="0" calcext:value-type="float">
            <text:p/>
          </table:table-cell>
          <table:table-cell table:formula="of:=[.D35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52]+[.AV352]+[.AR352]+[.AN352]+[.AJ352]+[.AF352]+[.AB352]+[.X352]+[.T352]+[.P352]" office:value-type="float" office:value="0" calcext:value-type="float">
            <text:p/>
          </table:table-cell>
          <table:table-cell table:formula="of:=[.BA352]+[.AW352]+[.AS352]+[.AO352]+[.AK352]+[.AG352]+[.AC352]+[.Y352]+[.U352]+[.Q352]+[.N352]+[.L352]+[.J352]+[.H352]" office:value-type="float" office:value="0" calcext:value-type="float">
            <text:p/>
          </table:table-cell>
          <table:table-cell table:formula="of:=[.BB352]+[.AX352]+[.AT352]+[.AP352]+[.AL352]+[.AH352]+[.AD352]+[.Z352]+[.V352]+[.R352]" office:value-type="float" office:value="0" calcext:value-type="float">
            <text:p/>
          </table:table-cell>
          <table:table-cell table:formula="of:=[.BC352]+[.AY352]+[.AU352]+[.AQ352]+[.AM352]+[.AI352]+[.AE352]+[.AA352]+[.W352]+[.S352]+[.O352]+[.M352]+[.K352]+[.I352]" office:value-type="float" office:value="0" calcext:value-type="float">
            <text:p/>
          </table:table-cell>
          <table:table-cell table:formula="of:=[.BD352]+[.BF352]" office:value-type="float" office:value="0" calcext:value-type="float">
            <text:p/>
          </table:table-cell>
          <table:table-cell table:formula="of:=[.BE352]+[.BG352]" office:value-type="float" office:value="0" calcext:value-type="float">
            <text:p/>
          </table:table-cell>
          <table:table-cell table:formula="of:=[.D35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53]+[.AV353]+[.AR353]+[.AN353]+[.AJ353]+[.AF353]+[.AB353]+[.X353]+[.T353]+[.P353]" office:value-type="float" office:value="0" calcext:value-type="float">
            <text:p/>
          </table:table-cell>
          <table:table-cell table:formula="of:=[.BA353]+[.AW353]+[.AS353]+[.AO353]+[.AK353]+[.AG353]+[.AC353]+[.Y353]+[.U353]+[.Q353]+[.N353]+[.L353]+[.J353]+[.H353]" office:value-type="float" office:value="0" calcext:value-type="float">
            <text:p/>
          </table:table-cell>
          <table:table-cell table:formula="of:=[.BB353]+[.AX353]+[.AT353]+[.AP353]+[.AL353]+[.AH353]+[.AD353]+[.Z353]+[.V353]+[.R353]" office:value-type="float" office:value="0" calcext:value-type="float">
            <text:p/>
          </table:table-cell>
          <table:table-cell table:formula="of:=[.BC353]+[.AY353]+[.AU353]+[.AQ353]+[.AM353]+[.AI353]+[.AE353]+[.AA353]+[.W353]+[.S353]+[.O353]+[.M353]+[.K353]+[.I353]" office:value-type="float" office:value="0" calcext:value-type="float">
            <text:p/>
          </table:table-cell>
          <table:table-cell table:formula="of:=[.BD353]+[.BF353]" office:value-type="float" office:value="0" calcext:value-type="float">
            <text:p/>
          </table:table-cell>
          <table:table-cell table:formula="of:=[.BE353]+[.BG353]" office:value-type="float" office:value="0" calcext:value-type="float">
            <text:p/>
          </table:table-cell>
          <table:table-cell table:formula="of:=[.D35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54]+[.AV354]+[.AR354]+[.AN354]+[.AJ354]+[.AF354]+[.AB354]+[.X354]+[.T354]+[.P354]" office:value-type="float" office:value="0" calcext:value-type="float">
            <text:p/>
          </table:table-cell>
          <table:table-cell table:formula="of:=[.BA354]+[.AW354]+[.AS354]+[.AO354]+[.AK354]+[.AG354]+[.AC354]+[.Y354]+[.U354]+[.Q354]+[.N354]+[.L354]+[.J354]+[.H354]" office:value-type="float" office:value="0" calcext:value-type="float">
            <text:p/>
          </table:table-cell>
          <table:table-cell table:formula="of:=[.BB354]+[.AX354]+[.AT354]+[.AP354]+[.AL354]+[.AH354]+[.AD354]+[.Z354]+[.V354]+[.R354]" office:value-type="float" office:value="0" calcext:value-type="float">
            <text:p/>
          </table:table-cell>
          <table:table-cell table:formula="of:=[.BC354]+[.AY354]+[.AU354]+[.AQ354]+[.AM354]+[.AI354]+[.AE354]+[.AA354]+[.W354]+[.S354]+[.O354]+[.M354]+[.K354]+[.I354]" office:value-type="float" office:value="0" calcext:value-type="float">
            <text:p/>
          </table:table-cell>
          <table:table-cell table:formula="of:=[.BD354]+[.BF354]" office:value-type="float" office:value="0" calcext:value-type="float">
            <text:p/>
          </table:table-cell>
          <table:table-cell table:formula="of:=[.BE354]+[.BG354]" office:value-type="float" office:value="0" calcext:value-type="float">
            <text:p/>
          </table:table-cell>
          <table:table-cell table:formula="of:=[.D35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55]+[.AV355]+[.AR355]+[.AN355]+[.AJ355]+[.AF355]+[.AB355]+[.X355]+[.T355]+[.P355]" office:value-type="float" office:value="0" calcext:value-type="float">
            <text:p/>
          </table:table-cell>
          <table:table-cell table:formula="of:=[.BA355]+[.AW355]+[.AS355]+[.AO355]+[.AK355]+[.AG355]+[.AC355]+[.Y355]+[.U355]+[.Q355]+[.N355]+[.L355]+[.J355]+[.H355]" office:value-type="float" office:value="0" calcext:value-type="float">
            <text:p/>
          </table:table-cell>
          <table:table-cell table:formula="of:=[.BB355]+[.AX355]+[.AT355]+[.AP355]+[.AL355]+[.AH355]+[.AD355]+[.Z355]+[.V355]+[.R355]" office:value-type="float" office:value="0" calcext:value-type="float">
            <text:p/>
          </table:table-cell>
          <table:table-cell table:formula="of:=[.BC355]+[.AY355]+[.AU355]+[.AQ355]+[.AM355]+[.AI355]+[.AE355]+[.AA355]+[.W355]+[.S355]+[.O355]+[.M355]+[.K355]+[.I355]" office:value-type="float" office:value="0" calcext:value-type="float">
            <text:p/>
          </table:table-cell>
          <table:table-cell table:formula="of:=[.BD355]+[.BF355]" office:value-type="float" office:value="0" calcext:value-type="float">
            <text:p/>
          </table:table-cell>
          <table:table-cell table:formula="of:=[.BE355]+[.BG355]" office:value-type="float" office:value="0" calcext:value-type="float">
            <text:p/>
          </table:table-cell>
          <table:table-cell table:formula="of:=[.D35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56]+[.AV356]+[.AR356]+[.AN356]+[.AJ356]+[.AF356]+[.AB356]+[.X356]+[.T356]+[.P356]" office:value-type="float" office:value="0" calcext:value-type="float">
            <text:p/>
          </table:table-cell>
          <table:table-cell table:formula="of:=[.BA356]+[.AW356]+[.AS356]+[.AO356]+[.AK356]+[.AG356]+[.AC356]+[.Y356]+[.U356]+[.Q356]+[.N356]+[.L356]+[.J356]+[.H356]" office:value-type="float" office:value="0" calcext:value-type="float">
            <text:p/>
          </table:table-cell>
          <table:table-cell table:formula="of:=[.BB356]+[.AX356]+[.AT356]+[.AP356]+[.AL356]+[.AH356]+[.AD356]+[.Z356]+[.V356]+[.R356]" office:value-type="float" office:value="0" calcext:value-type="float">
            <text:p/>
          </table:table-cell>
          <table:table-cell table:formula="of:=[.BC356]+[.AY356]+[.AU356]+[.AQ356]+[.AM356]+[.AI356]+[.AE356]+[.AA356]+[.W356]+[.S356]+[.O356]+[.M356]+[.K356]+[.I356]" office:value-type="float" office:value="0" calcext:value-type="float">
            <text:p/>
          </table:table-cell>
          <table:table-cell table:formula="of:=[.BD356]+[.BF356]" office:value-type="float" office:value="0" calcext:value-type="float">
            <text:p/>
          </table:table-cell>
          <table:table-cell table:formula="of:=[.BE356]+[.BG356]" office:value-type="float" office:value="0" calcext:value-type="float">
            <text:p/>
          </table:table-cell>
          <table:table-cell table:formula="of:=[.D35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57]+[.AV357]+[.AR357]+[.AN357]+[.AJ357]+[.AF357]+[.AB357]+[.X357]+[.T357]+[.P357]" office:value-type="float" office:value="0" calcext:value-type="float">
            <text:p/>
          </table:table-cell>
          <table:table-cell table:formula="of:=[.BA357]+[.AW357]+[.AS357]+[.AO357]+[.AK357]+[.AG357]+[.AC357]+[.Y357]+[.U357]+[.Q357]+[.N357]+[.L357]+[.J357]+[.H357]" office:value-type="float" office:value="0" calcext:value-type="float">
            <text:p/>
          </table:table-cell>
          <table:table-cell table:formula="of:=[.BB357]+[.AX357]+[.AT357]+[.AP357]+[.AL357]+[.AH357]+[.AD357]+[.Z357]+[.V357]+[.R357]" office:value-type="float" office:value="0" calcext:value-type="float">
            <text:p/>
          </table:table-cell>
          <table:table-cell table:formula="of:=[.BC357]+[.AY357]+[.AU357]+[.AQ357]+[.AM357]+[.AI357]+[.AE357]+[.AA357]+[.W357]+[.S357]+[.O357]+[.M357]+[.K357]+[.I357]" office:value-type="float" office:value="0" calcext:value-type="float">
            <text:p/>
          </table:table-cell>
          <table:table-cell table:formula="of:=[.BD357]+[.BF357]" office:value-type="float" office:value="0" calcext:value-type="float">
            <text:p/>
          </table:table-cell>
          <table:table-cell table:formula="of:=[.BE357]+[.BG357]" office:value-type="float" office:value="0" calcext:value-type="float">
            <text:p/>
          </table:table-cell>
          <table:table-cell table:formula="of:=[.D35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58]+[.AV358]+[.AR358]+[.AN358]+[.AJ358]+[.AF358]+[.AB358]+[.X358]+[.T358]+[.P358]" office:value-type="float" office:value="0" calcext:value-type="float">
            <text:p/>
          </table:table-cell>
          <table:table-cell table:formula="of:=[.BA358]+[.AW358]+[.AS358]+[.AO358]+[.AK358]+[.AG358]+[.AC358]+[.Y358]+[.U358]+[.Q358]+[.N358]+[.L358]+[.J358]+[.H358]" office:value-type="float" office:value="0" calcext:value-type="float">
            <text:p/>
          </table:table-cell>
          <table:table-cell table:formula="of:=[.BB358]+[.AX358]+[.AT358]+[.AP358]+[.AL358]+[.AH358]+[.AD358]+[.Z358]+[.V358]+[.R358]" office:value-type="float" office:value="0" calcext:value-type="float">
            <text:p/>
          </table:table-cell>
          <table:table-cell table:formula="of:=[.BC358]+[.AY358]+[.AU358]+[.AQ358]+[.AM358]+[.AI358]+[.AE358]+[.AA358]+[.W358]+[.S358]+[.O358]+[.M358]+[.K358]+[.I358]" office:value-type="float" office:value="0" calcext:value-type="float">
            <text:p/>
          </table:table-cell>
          <table:table-cell table:formula="of:=[.BD358]+[.BF358]" office:value-type="float" office:value="0" calcext:value-type="float">
            <text:p/>
          </table:table-cell>
          <table:table-cell table:formula="of:=[.BE358]+[.BG358]" office:value-type="float" office:value="0" calcext:value-type="float">
            <text:p/>
          </table:table-cell>
          <table:table-cell table:formula="of:=[.D35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59]+[.AV359]+[.AR359]+[.AN359]+[.AJ359]+[.AF359]+[.AB359]+[.X359]+[.T359]+[.P359]" office:value-type="float" office:value="0" calcext:value-type="float">
            <text:p/>
          </table:table-cell>
          <table:table-cell table:formula="of:=[.BA359]+[.AW359]+[.AS359]+[.AO359]+[.AK359]+[.AG359]+[.AC359]+[.Y359]+[.U359]+[.Q359]+[.N359]+[.L359]+[.J359]+[.H359]" office:value-type="float" office:value="0" calcext:value-type="float">
            <text:p/>
          </table:table-cell>
          <table:table-cell table:formula="of:=[.BB359]+[.AX359]+[.AT359]+[.AP359]+[.AL359]+[.AH359]+[.AD359]+[.Z359]+[.V359]+[.R359]" office:value-type="float" office:value="0" calcext:value-type="float">
            <text:p/>
          </table:table-cell>
          <table:table-cell table:formula="of:=[.BC359]+[.AY359]+[.AU359]+[.AQ359]+[.AM359]+[.AI359]+[.AE359]+[.AA359]+[.W359]+[.S359]+[.O359]+[.M359]+[.K359]+[.I359]" office:value-type="float" office:value="0" calcext:value-type="float">
            <text:p/>
          </table:table-cell>
          <table:table-cell table:formula="of:=[.BD359]+[.BF359]" office:value-type="float" office:value="0" calcext:value-type="float">
            <text:p/>
          </table:table-cell>
          <table:table-cell table:formula="of:=[.BE359]+[.BG359]" office:value-type="float" office:value="0" calcext:value-type="float">
            <text:p/>
          </table:table-cell>
          <table:table-cell table:formula="of:=[.D35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60]+[.AV360]+[.AR360]+[.AN360]+[.AJ360]+[.AF360]+[.AB360]+[.X360]+[.T360]+[.P360]" office:value-type="float" office:value="0" calcext:value-type="float">
            <text:p/>
          </table:table-cell>
          <table:table-cell table:formula="of:=[.BA360]+[.AW360]+[.AS360]+[.AO360]+[.AK360]+[.AG360]+[.AC360]+[.Y360]+[.U360]+[.Q360]+[.N360]+[.L360]+[.J360]+[.H360]" office:value-type="float" office:value="0" calcext:value-type="float">
            <text:p/>
          </table:table-cell>
          <table:table-cell table:formula="of:=[.BB360]+[.AX360]+[.AT360]+[.AP360]+[.AL360]+[.AH360]+[.AD360]+[.Z360]+[.V360]+[.R360]" office:value-type="float" office:value="0" calcext:value-type="float">
            <text:p/>
          </table:table-cell>
          <table:table-cell table:formula="of:=[.BC360]+[.AY360]+[.AU360]+[.AQ360]+[.AM360]+[.AI360]+[.AE360]+[.AA360]+[.W360]+[.S360]+[.O360]+[.M360]+[.K360]+[.I360]" office:value-type="float" office:value="0" calcext:value-type="float">
            <text:p/>
          </table:table-cell>
          <table:table-cell table:formula="of:=[.BD360]+[.BF360]" office:value-type="float" office:value="0" calcext:value-type="float">
            <text:p/>
          </table:table-cell>
          <table:table-cell table:formula="of:=[.BE360]+[.BG360]" office:value-type="float" office:value="0" calcext:value-type="float">
            <text:p/>
          </table:table-cell>
          <table:table-cell table:formula="of:=[.D36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61]+[.AV361]+[.AR361]+[.AN361]+[.AJ361]+[.AF361]+[.AB361]+[.X361]+[.T361]+[.P361]" office:value-type="float" office:value="0" calcext:value-type="float">
            <text:p/>
          </table:table-cell>
          <table:table-cell table:formula="of:=[.BA361]+[.AW361]+[.AS361]+[.AO361]+[.AK361]+[.AG361]+[.AC361]+[.Y361]+[.U361]+[.Q361]+[.N361]+[.L361]+[.J361]+[.H361]" office:value-type="float" office:value="0" calcext:value-type="float">
            <text:p/>
          </table:table-cell>
          <table:table-cell table:formula="of:=[.BB361]+[.AX361]+[.AT361]+[.AP361]+[.AL361]+[.AH361]+[.AD361]+[.Z361]+[.V361]+[.R361]" office:value-type="float" office:value="0" calcext:value-type="float">
            <text:p/>
          </table:table-cell>
          <table:table-cell table:formula="of:=[.BC361]+[.AY361]+[.AU361]+[.AQ361]+[.AM361]+[.AI361]+[.AE361]+[.AA361]+[.W361]+[.S361]+[.O361]+[.M361]+[.K361]+[.I361]" office:value-type="float" office:value="0" calcext:value-type="float">
            <text:p/>
          </table:table-cell>
          <table:table-cell table:formula="of:=[.BD361]+[.BF361]" office:value-type="float" office:value="0" calcext:value-type="float">
            <text:p/>
          </table:table-cell>
          <table:table-cell table:formula="of:=[.BE361]+[.BG361]" office:value-type="float" office:value="0" calcext:value-type="float">
            <text:p/>
          </table:table-cell>
          <table:table-cell table:formula="of:=[.D36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62]+[.AV362]+[.AR362]+[.AN362]+[.AJ362]+[.AF362]+[.AB362]+[.X362]+[.T362]+[.P362]" office:value-type="float" office:value="0" calcext:value-type="float">
            <text:p/>
          </table:table-cell>
          <table:table-cell table:formula="of:=[.BA362]+[.AW362]+[.AS362]+[.AO362]+[.AK362]+[.AG362]+[.AC362]+[.Y362]+[.U362]+[.Q362]+[.N362]+[.L362]+[.J362]+[.H362]" office:value-type="float" office:value="0" calcext:value-type="float">
            <text:p/>
          </table:table-cell>
          <table:table-cell table:formula="of:=[.BB362]+[.AX362]+[.AT362]+[.AP362]+[.AL362]+[.AH362]+[.AD362]+[.Z362]+[.V362]+[.R362]" office:value-type="float" office:value="0" calcext:value-type="float">
            <text:p/>
          </table:table-cell>
          <table:table-cell table:formula="of:=[.BC362]+[.AY362]+[.AU362]+[.AQ362]+[.AM362]+[.AI362]+[.AE362]+[.AA362]+[.W362]+[.S362]+[.O362]+[.M362]+[.K362]+[.I362]" office:value-type="float" office:value="0" calcext:value-type="float">
            <text:p/>
          </table:table-cell>
          <table:table-cell table:formula="of:=[.BD362]+[.BF362]" office:value-type="float" office:value="0" calcext:value-type="float">
            <text:p/>
          </table:table-cell>
          <table:table-cell table:formula="of:=[.BE362]+[.BG362]" office:value-type="float" office:value="0" calcext:value-type="float">
            <text:p/>
          </table:table-cell>
          <table:table-cell table:formula="of:=[.D36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63]+[.AV363]+[.AR363]+[.AN363]+[.AJ363]+[.AF363]+[.AB363]+[.X363]+[.T363]+[.P363]" office:value-type="float" office:value="0" calcext:value-type="float">
            <text:p/>
          </table:table-cell>
          <table:table-cell table:formula="of:=[.BA363]+[.AW363]+[.AS363]+[.AO363]+[.AK363]+[.AG363]+[.AC363]+[.Y363]+[.U363]+[.Q363]+[.N363]+[.L363]+[.J363]+[.H363]" office:value-type="float" office:value="0" calcext:value-type="float">
            <text:p/>
          </table:table-cell>
          <table:table-cell table:formula="of:=[.BB363]+[.AX363]+[.AT363]+[.AP363]+[.AL363]+[.AH363]+[.AD363]+[.Z363]+[.V363]+[.R363]" office:value-type="float" office:value="0" calcext:value-type="float">
            <text:p/>
          </table:table-cell>
          <table:table-cell table:formula="of:=[.BC363]+[.AY363]+[.AU363]+[.AQ363]+[.AM363]+[.AI363]+[.AE363]+[.AA363]+[.W363]+[.S363]+[.O363]+[.M363]+[.K363]+[.I363]" office:value-type="float" office:value="0" calcext:value-type="float">
            <text:p/>
          </table:table-cell>
          <table:table-cell table:formula="of:=[.BD363]+[.BF363]" office:value-type="float" office:value="0" calcext:value-type="float">
            <text:p/>
          </table:table-cell>
          <table:table-cell table:formula="of:=[.BE363]+[.BG363]" office:value-type="float" office:value="0" calcext:value-type="float">
            <text:p/>
          </table:table-cell>
          <table:table-cell table:formula="of:=[.D36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64]+[.AV364]+[.AR364]+[.AN364]+[.AJ364]+[.AF364]+[.AB364]+[.X364]+[.T364]+[.P364]" office:value-type="float" office:value="0" calcext:value-type="float">
            <text:p/>
          </table:table-cell>
          <table:table-cell table:formula="of:=[.BA364]+[.AW364]+[.AS364]+[.AO364]+[.AK364]+[.AG364]+[.AC364]+[.Y364]+[.U364]+[.Q364]+[.N364]+[.L364]+[.J364]+[.H364]" office:value-type="float" office:value="0" calcext:value-type="float">
            <text:p/>
          </table:table-cell>
          <table:table-cell table:formula="of:=[.BB364]+[.AX364]+[.AT364]+[.AP364]+[.AL364]+[.AH364]+[.AD364]+[.Z364]+[.V364]+[.R364]" office:value-type="float" office:value="0" calcext:value-type="float">
            <text:p/>
          </table:table-cell>
          <table:table-cell table:formula="of:=[.BC364]+[.AY364]+[.AU364]+[.AQ364]+[.AM364]+[.AI364]+[.AE364]+[.AA364]+[.W364]+[.S364]+[.O364]+[.M364]+[.K364]+[.I364]" office:value-type="float" office:value="0" calcext:value-type="float">
            <text:p/>
          </table:table-cell>
          <table:table-cell table:formula="of:=[.BD364]+[.BF364]" office:value-type="float" office:value="0" calcext:value-type="float">
            <text:p/>
          </table:table-cell>
          <table:table-cell table:formula="of:=[.BE364]+[.BG364]" office:value-type="float" office:value="0" calcext:value-type="float">
            <text:p/>
          </table:table-cell>
          <table:table-cell table:formula="of:=[.D36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65]+[.AV365]+[.AR365]+[.AN365]+[.AJ365]+[.AF365]+[.AB365]+[.X365]+[.T365]+[.P365]" office:value-type="float" office:value="0" calcext:value-type="float">
            <text:p/>
          </table:table-cell>
          <table:table-cell table:formula="of:=[.BA365]+[.AW365]+[.AS365]+[.AO365]+[.AK365]+[.AG365]+[.AC365]+[.Y365]+[.U365]+[.Q365]+[.N365]+[.L365]+[.J365]+[.H365]" office:value-type="float" office:value="0" calcext:value-type="float">
            <text:p/>
          </table:table-cell>
          <table:table-cell table:formula="of:=[.BB365]+[.AX365]+[.AT365]+[.AP365]+[.AL365]+[.AH365]+[.AD365]+[.Z365]+[.V365]+[.R365]" office:value-type="float" office:value="0" calcext:value-type="float">
            <text:p/>
          </table:table-cell>
          <table:table-cell table:formula="of:=[.BC365]+[.AY365]+[.AU365]+[.AQ365]+[.AM365]+[.AI365]+[.AE365]+[.AA365]+[.W365]+[.S365]+[.O365]+[.M365]+[.K365]+[.I365]" office:value-type="float" office:value="0" calcext:value-type="float">
            <text:p/>
          </table:table-cell>
          <table:table-cell table:formula="of:=[.BD365]+[.BF365]" office:value-type="float" office:value="0" calcext:value-type="float">
            <text:p/>
          </table:table-cell>
          <table:table-cell table:formula="of:=[.BE365]+[.BG365]" office:value-type="float" office:value="0" calcext:value-type="float">
            <text:p/>
          </table:table-cell>
          <table:table-cell table:formula="of:=[.D36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66]+[.AV366]+[.AR366]+[.AN366]+[.AJ366]+[.AF366]+[.AB366]+[.X366]+[.T366]+[.P366]" office:value-type="float" office:value="0" calcext:value-type="float">
            <text:p/>
          </table:table-cell>
          <table:table-cell table:formula="of:=[.BA366]+[.AW366]+[.AS366]+[.AO366]+[.AK366]+[.AG366]+[.AC366]+[.Y366]+[.U366]+[.Q366]+[.N366]+[.L366]+[.J366]+[.H366]" office:value-type="float" office:value="0" calcext:value-type="float">
            <text:p/>
          </table:table-cell>
          <table:table-cell table:formula="of:=[.BB366]+[.AX366]+[.AT366]+[.AP366]+[.AL366]+[.AH366]+[.AD366]+[.Z366]+[.V366]+[.R366]" office:value-type="float" office:value="0" calcext:value-type="float">
            <text:p/>
          </table:table-cell>
          <table:table-cell table:formula="of:=[.BC366]+[.AY366]+[.AU366]+[.AQ366]+[.AM366]+[.AI366]+[.AE366]+[.AA366]+[.W366]+[.S366]+[.O366]+[.M366]+[.K366]+[.I366]" office:value-type="float" office:value="0" calcext:value-type="float">
            <text:p/>
          </table:table-cell>
          <table:table-cell table:formula="of:=[.BD366]+[.BF366]" office:value-type="float" office:value="0" calcext:value-type="float">
            <text:p/>
          </table:table-cell>
          <table:table-cell table:formula="of:=[.BE366]+[.BG366]" office:value-type="float" office:value="0" calcext:value-type="float">
            <text:p/>
          </table:table-cell>
          <table:table-cell table:formula="of:=[.D36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67]+[.AV367]+[.AR367]+[.AN367]+[.AJ367]+[.AF367]+[.AB367]+[.X367]+[.T367]+[.P367]" office:value-type="float" office:value="0" calcext:value-type="float">
            <text:p/>
          </table:table-cell>
          <table:table-cell table:formula="of:=[.BA367]+[.AW367]+[.AS367]+[.AO367]+[.AK367]+[.AG367]+[.AC367]+[.Y367]+[.U367]+[.Q367]+[.N367]+[.L367]+[.J367]+[.H367]" office:value-type="float" office:value="0" calcext:value-type="float">
            <text:p/>
          </table:table-cell>
          <table:table-cell table:formula="of:=[.BB367]+[.AX367]+[.AT367]+[.AP367]+[.AL367]+[.AH367]+[.AD367]+[.Z367]+[.V367]+[.R367]" office:value-type="float" office:value="0" calcext:value-type="float">
            <text:p/>
          </table:table-cell>
          <table:table-cell table:formula="of:=[.BC367]+[.AY367]+[.AU367]+[.AQ367]+[.AM367]+[.AI367]+[.AE367]+[.AA367]+[.W367]+[.S367]+[.O367]+[.M367]+[.K367]+[.I367]" office:value-type="float" office:value="0" calcext:value-type="float">
            <text:p/>
          </table:table-cell>
          <table:table-cell table:formula="of:=[.BD367]+[.BF367]" office:value-type="float" office:value="0" calcext:value-type="float">
            <text:p/>
          </table:table-cell>
          <table:table-cell table:formula="of:=[.BE367]+[.BG367]" office:value-type="float" office:value="0" calcext:value-type="float">
            <text:p/>
          </table:table-cell>
          <table:table-cell table:formula="of:=[.D36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68]+[.AV368]+[.AR368]+[.AN368]+[.AJ368]+[.AF368]+[.AB368]+[.X368]+[.T368]+[.P368]" office:value-type="float" office:value="0" calcext:value-type="float">
            <text:p/>
          </table:table-cell>
          <table:table-cell table:formula="of:=[.BA368]+[.AW368]+[.AS368]+[.AO368]+[.AK368]+[.AG368]+[.AC368]+[.Y368]+[.U368]+[.Q368]+[.N368]+[.L368]+[.J368]+[.H368]" office:value-type="float" office:value="0" calcext:value-type="float">
            <text:p/>
          </table:table-cell>
          <table:table-cell table:formula="of:=[.BB368]+[.AX368]+[.AT368]+[.AP368]+[.AL368]+[.AH368]+[.AD368]+[.Z368]+[.V368]+[.R368]" office:value-type="float" office:value="0" calcext:value-type="float">
            <text:p/>
          </table:table-cell>
          <table:table-cell table:formula="of:=[.BC368]+[.AY368]+[.AU368]+[.AQ368]+[.AM368]+[.AI368]+[.AE368]+[.AA368]+[.W368]+[.S368]+[.O368]+[.M368]+[.K368]+[.I368]" office:value-type="float" office:value="0" calcext:value-type="float">
            <text:p/>
          </table:table-cell>
          <table:table-cell table:formula="of:=[.BD368]+[.BF368]" office:value-type="float" office:value="0" calcext:value-type="float">
            <text:p/>
          </table:table-cell>
          <table:table-cell table:formula="of:=[.BE368]+[.BG368]" office:value-type="float" office:value="0" calcext:value-type="float">
            <text:p/>
          </table:table-cell>
          <table:table-cell table:formula="of:=[.D36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69]+[.AV369]+[.AR369]+[.AN369]+[.AJ369]+[.AF369]+[.AB369]+[.X369]+[.T369]+[.P369]" office:value-type="float" office:value="0" calcext:value-type="float">
            <text:p/>
          </table:table-cell>
          <table:table-cell table:formula="of:=[.BA369]+[.AW369]+[.AS369]+[.AO369]+[.AK369]+[.AG369]+[.AC369]+[.Y369]+[.U369]+[.Q369]+[.N369]+[.L369]+[.J369]+[.H369]" office:value-type="float" office:value="0" calcext:value-type="float">
            <text:p/>
          </table:table-cell>
          <table:table-cell table:formula="of:=[.BB369]+[.AX369]+[.AT369]+[.AP369]+[.AL369]+[.AH369]+[.AD369]+[.Z369]+[.V369]+[.R369]" office:value-type="float" office:value="0" calcext:value-type="float">
            <text:p/>
          </table:table-cell>
          <table:table-cell table:formula="of:=[.BC369]+[.AY369]+[.AU369]+[.AQ369]+[.AM369]+[.AI369]+[.AE369]+[.AA369]+[.W369]+[.S369]+[.O369]+[.M369]+[.K369]+[.I369]" office:value-type="float" office:value="0" calcext:value-type="float">
            <text:p/>
          </table:table-cell>
          <table:table-cell table:formula="of:=[.BD369]+[.BF369]" office:value-type="float" office:value="0" calcext:value-type="float">
            <text:p/>
          </table:table-cell>
          <table:table-cell table:formula="of:=[.BE369]+[.BG369]" office:value-type="float" office:value="0" calcext:value-type="float">
            <text:p/>
          </table:table-cell>
          <table:table-cell table:formula="of:=[.D36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70]+[.AV370]+[.AR370]+[.AN370]+[.AJ370]+[.AF370]+[.AB370]+[.X370]+[.T370]+[.P370]" office:value-type="float" office:value="0" calcext:value-type="float">
            <text:p/>
          </table:table-cell>
          <table:table-cell table:formula="of:=[.BA370]+[.AW370]+[.AS370]+[.AO370]+[.AK370]+[.AG370]+[.AC370]+[.Y370]+[.U370]+[.Q370]+[.N370]+[.L370]+[.J370]+[.H370]" office:value-type="float" office:value="0" calcext:value-type="float">
            <text:p/>
          </table:table-cell>
          <table:table-cell table:formula="of:=[.BB370]+[.AX370]+[.AT370]+[.AP370]+[.AL370]+[.AH370]+[.AD370]+[.Z370]+[.V370]+[.R370]" office:value-type="float" office:value="0" calcext:value-type="float">
            <text:p/>
          </table:table-cell>
          <table:table-cell table:formula="of:=[.BC370]+[.AY370]+[.AU370]+[.AQ370]+[.AM370]+[.AI370]+[.AE370]+[.AA370]+[.W370]+[.S370]+[.O370]+[.M370]+[.K370]+[.I370]" office:value-type="float" office:value="0" calcext:value-type="float">
            <text:p/>
          </table:table-cell>
          <table:table-cell table:formula="of:=[.BD370]+[.BF370]" office:value-type="float" office:value="0" calcext:value-type="float">
            <text:p/>
          </table:table-cell>
          <table:table-cell table:formula="of:=[.BE370]+[.BG370]" office:value-type="float" office:value="0" calcext:value-type="float">
            <text:p/>
          </table:table-cell>
          <table:table-cell table:formula="of:=[.D37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71]+[.AV371]+[.AR371]+[.AN371]+[.AJ371]+[.AF371]+[.AB371]+[.X371]+[.T371]+[.P371]" office:value-type="float" office:value="0" calcext:value-type="float">
            <text:p/>
          </table:table-cell>
          <table:table-cell table:formula="of:=[.BA371]+[.AW371]+[.AS371]+[.AO371]+[.AK371]+[.AG371]+[.AC371]+[.Y371]+[.U371]+[.Q371]+[.N371]+[.L371]+[.J371]+[.H371]" office:value-type="float" office:value="0" calcext:value-type="float">
            <text:p/>
          </table:table-cell>
          <table:table-cell table:formula="of:=[.BB371]+[.AX371]+[.AT371]+[.AP371]+[.AL371]+[.AH371]+[.AD371]+[.Z371]+[.V371]+[.R371]" office:value-type="float" office:value="0" calcext:value-type="float">
            <text:p/>
          </table:table-cell>
          <table:table-cell table:formula="of:=[.BC371]+[.AY371]+[.AU371]+[.AQ371]+[.AM371]+[.AI371]+[.AE371]+[.AA371]+[.W371]+[.S371]+[.O371]+[.M371]+[.K371]+[.I371]" office:value-type="float" office:value="0" calcext:value-type="float">
            <text:p/>
          </table:table-cell>
          <table:table-cell table:formula="of:=[.BD371]+[.BF371]" office:value-type="float" office:value="0" calcext:value-type="float">
            <text:p/>
          </table:table-cell>
          <table:table-cell table:formula="of:=[.BE371]+[.BG371]" office:value-type="float" office:value="0" calcext:value-type="float">
            <text:p/>
          </table:table-cell>
          <table:table-cell table:formula="of:=[.D37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72]+[.AV372]+[.AR372]+[.AN372]+[.AJ372]+[.AF372]+[.AB372]+[.X372]+[.T372]+[.P372]" office:value-type="float" office:value="0" calcext:value-type="float">
            <text:p/>
          </table:table-cell>
          <table:table-cell table:formula="of:=[.BA372]+[.AW372]+[.AS372]+[.AO372]+[.AK372]+[.AG372]+[.AC372]+[.Y372]+[.U372]+[.Q372]+[.N372]+[.L372]+[.J372]+[.H372]" office:value-type="float" office:value="0" calcext:value-type="float">
            <text:p/>
          </table:table-cell>
          <table:table-cell table:formula="of:=[.BB372]+[.AX372]+[.AT372]+[.AP372]+[.AL372]+[.AH372]+[.AD372]+[.Z372]+[.V372]+[.R372]" office:value-type="float" office:value="0" calcext:value-type="float">
            <text:p/>
          </table:table-cell>
          <table:table-cell table:formula="of:=[.BC372]+[.AY372]+[.AU372]+[.AQ372]+[.AM372]+[.AI372]+[.AE372]+[.AA372]+[.W372]+[.S372]+[.O372]+[.M372]+[.K372]+[.I372]" office:value-type="float" office:value="0" calcext:value-type="float">
            <text:p/>
          </table:table-cell>
          <table:table-cell table:formula="of:=[.BD372]+[.BF372]" office:value-type="float" office:value="0" calcext:value-type="float">
            <text:p/>
          </table:table-cell>
          <table:table-cell table:formula="of:=[.BE372]+[.BG372]" office:value-type="float" office:value="0" calcext:value-type="float">
            <text:p/>
          </table:table-cell>
          <table:table-cell table:formula="of:=[.D37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73]+[.AV373]+[.AR373]+[.AN373]+[.AJ373]+[.AF373]+[.AB373]+[.X373]+[.T373]+[.P373]" office:value-type="float" office:value="0" calcext:value-type="float">
            <text:p/>
          </table:table-cell>
          <table:table-cell table:formula="of:=[.BA373]+[.AW373]+[.AS373]+[.AO373]+[.AK373]+[.AG373]+[.AC373]+[.Y373]+[.U373]+[.Q373]+[.N373]+[.L373]+[.J373]+[.H373]" office:value-type="float" office:value="0" calcext:value-type="float">
            <text:p/>
          </table:table-cell>
          <table:table-cell table:formula="of:=[.BB373]+[.AX373]+[.AT373]+[.AP373]+[.AL373]+[.AH373]+[.AD373]+[.Z373]+[.V373]+[.R373]" office:value-type="float" office:value="0" calcext:value-type="float">
            <text:p/>
          </table:table-cell>
          <table:table-cell table:formula="of:=[.BC373]+[.AY373]+[.AU373]+[.AQ373]+[.AM373]+[.AI373]+[.AE373]+[.AA373]+[.W373]+[.S373]+[.O373]+[.M373]+[.K373]+[.I373]" office:value-type="float" office:value="0" calcext:value-type="float">
            <text:p/>
          </table:table-cell>
          <table:table-cell table:formula="of:=[.BD373]+[.BF373]" office:value-type="float" office:value="0" calcext:value-type="float">
            <text:p/>
          </table:table-cell>
          <table:table-cell table:formula="of:=[.BE373]+[.BG373]" office:value-type="float" office:value="0" calcext:value-type="float">
            <text:p/>
          </table:table-cell>
          <table:table-cell table:formula="of:=[.D37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74]+[.AV374]+[.AR374]+[.AN374]+[.AJ374]+[.AF374]+[.AB374]+[.X374]+[.T374]+[.P374]" office:value-type="float" office:value="0" calcext:value-type="float">
            <text:p/>
          </table:table-cell>
          <table:table-cell table:formula="of:=[.BA374]+[.AW374]+[.AS374]+[.AO374]+[.AK374]+[.AG374]+[.AC374]+[.Y374]+[.U374]+[.Q374]+[.N374]+[.L374]+[.J374]+[.H374]" office:value-type="float" office:value="0" calcext:value-type="float">
            <text:p/>
          </table:table-cell>
          <table:table-cell table:formula="of:=[.BB374]+[.AX374]+[.AT374]+[.AP374]+[.AL374]+[.AH374]+[.AD374]+[.Z374]+[.V374]+[.R374]" office:value-type="float" office:value="0" calcext:value-type="float">
            <text:p/>
          </table:table-cell>
          <table:table-cell table:formula="of:=[.BC374]+[.AY374]+[.AU374]+[.AQ374]+[.AM374]+[.AI374]+[.AE374]+[.AA374]+[.W374]+[.S374]+[.O374]+[.M374]+[.K374]+[.I374]" office:value-type="float" office:value="0" calcext:value-type="float">
            <text:p/>
          </table:table-cell>
          <table:table-cell table:formula="of:=[.BD374]+[.BF374]" office:value-type="float" office:value="0" calcext:value-type="float">
            <text:p/>
          </table:table-cell>
          <table:table-cell table:formula="of:=[.BE374]+[.BG374]" office:value-type="float" office:value="0" calcext:value-type="float">
            <text:p/>
          </table:table-cell>
          <table:table-cell table:formula="of:=[.D37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75]+[.AV375]+[.AR375]+[.AN375]+[.AJ375]+[.AF375]+[.AB375]+[.X375]+[.T375]+[.P375]" office:value-type="float" office:value="0" calcext:value-type="float">
            <text:p/>
          </table:table-cell>
          <table:table-cell table:formula="of:=[.BA375]+[.AW375]+[.AS375]+[.AO375]+[.AK375]+[.AG375]+[.AC375]+[.Y375]+[.U375]+[.Q375]+[.N375]+[.L375]+[.J375]+[.H375]" office:value-type="float" office:value="0" calcext:value-type="float">
            <text:p/>
          </table:table-cell>
          <table:table-cell table:formula="of:=[.BB375]+[.AX375]+[.AT375]+[.AP375]+[.AL375]+[.AH375]+[.AD375]+[.Z375]+[.V375]+[.R375]" office:value-type="float" office:value="0" calcext:value-type="float">
            <text:p/>
          </table:table-cell>
          <table:table-cell table:formula="of:=[.BC375]+[.AY375]+[.AU375]+[.AQ375]+[.AM375]+[.AI375]+[.AE375]+[.AA375]+[.W375]+[.S375]+[.O375]+[.M375]+[.K375]+[.I375]" office:value-type="float" office:value="0" calcext:value-type="float">
            <text:p/>
          </table:table-cell>
          <table:table-cell table:formula="of:=[.BD375]+[.BF375]" office:value-type="float" office:value="0" calcext:value-type="float">
            <text:p/>
          </table:table-cell>
          <table:table-cell table:formula="of:=[.BE375]+[.BG375]" office:value-type="float" office:value="0" calcext:value-type="float">
            <text:p/>
          </table:table-cell>
          <table:table-cell table:formula="of:=[.D37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76]+[.AV376]+[.AR376]+[.AN376]+[.AJ376]+[.AF376]+[.AB376]+[.X376]+[.T376]+[.P376]" office:value-type="float" office:value="0" calcext:value-type="float">
            <text:p/>
          </table:table-cell>
          <table:table-cell table:formula="of:=[.BA376]+[.AW376]+[.AS376]+[.AO376]+[.AK376]+[.AG376]+[.AC376]+[.Y376]+[.U376]+[.Q376]+[.N376]+[.L376]+[.J376]+[.H376]" office:value-type="float" office:value="0" calcext:value-type="float">
            <text:p/>
          </table:table-cell>
          <table:table-cell table:formula="of:=[.BB376]+[.AX376]+[.AT376]+[.AP376]+[.AL376]+[.AH376]+[.AD376]+[.Z376]+[.V376]+[.R376]" office:value-type="float" office:value="0" calcext:value-type="float">
            <text:p/>
          </table:table-cell>
          <table:table-cell table:formula="of:=[.BC376]+[.AY376]+[.AU376]+[.AQ376]+[.AM376]+[.AI376]+[.AE376]+[.AA376]+[.W376]+[.S376]+[.O376]+[.M376]+[.K376]+[.I376]" office:value-type="float" office:value="0" calcext:value-type="float">
            <text:p/>
          </table:table-cell>
          <table:table-cell table:formula="of:=[.BD376]+[.BF376]" office:value-type="float" office:value="0" calcext:value-type="float">
            <text:p/>
          </table:table-cell>
          <table:table-cell table:formula="of:=[.BE376]+[.BG376]" office:value-type="float" office:value="0" calcext:value-type="float">
            <text:p/>
          </table:table-cell>
          <table:table-cell table:formula="of:=[.D37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77]+[.AV377]+[.AR377]+[.AN377]+[.AJ377]+[.AF377]+[.AB377]+[.X377]+[.T377]+[.P377]" office:value-type="float" office:value="0" calcext:value-type="float">
            <text:p/>
          </table:table-cell>
          <table:table-cell table:formula="of:=[.BA377]+[.AW377]+[.AS377]+[.AO377]+[.AK377]+[.AG377]+[.AC377]+[.Y377]+[.U377]+[.Q377]+[.N377]+[.L377]+[.J377]+[.H377]" office:value-type="float" office:value="0" calcext:value-type="float">
            <text:p/>
          </table:table-cell>
          <table:table-cell table:formula="of:=[.BB377]+[.AX377]+[.AT377]+[.AP377]+[.AL377]+[.AH377]+[.AD377]+[.Z377]+[.V377]+[.R377]" office:value-type="float" office:value="0" calcext:value-type="float">
            <text:p/>
          </table:table-cell>
          <table:table-cell table:formula="of:=[.BC377]+[.AY377]+[.AU377]+[.AQ377]+[.AM377]+[.AI377]+[.AE377]+[.AA377]+[.W377]+[.S377]+[.O377]+[.M377]+[.K377]+[.I377]" office:value-type="float" office:value="0" calcext:value-type="float">
            <text:p/>
          </table:table-cell>
          <table:table-cell table:formula="of:=[.BD377]+[.BF377]" office:value-type="float" office:value="0" calcext:value-type="float">
            <text:p/>
          </table:table-cell>
          <table:table-cell table:formula="of:=[.BE377]+[.BG377]" office:value-type="float" office:value="0" calcext:value-type="float">
            <text:p/>
          </table:table-cell>
          <table:table-cell table:formula="of:=[.D37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78]+[.AV378]+[.AR378]+[.AN378]+[.AJ378]+[.AF378]+[.AB378]+[.X378]+[.T378]+[.P378]" office:value-type="float" office:value="0" calcext:value-type="float">
            <text:p/>
          </table:table-cell>
          <table:table-cell table:formula="of:=[.BA378]+[.AW378]+[.AS378]+[.AO378]+[.AK378]+[.AG378]+[.AC378]+[.Y378]+[.U378]+[.Q378]+[.N378]+[.L378]+[.J378]+[.H378]" office:value-type="float" office:value="0" calcext:value-type="float">
            <text:p/>
          </table:table-cell>
          <table:table-cell table:formula="of:=[.BB378]+[.AX378]+[.AT378]+[.AP378]+[.AL378]+[.AH378]+[.AD378]+[.Z378]+[.V378]+[.R378]" office:value-type="float" office:value="0" calcext:value-type="float">
            <text:p/>
          </table:table-cell>
          <table:table-cell table:formula="of:=[.BC378]+[.AY378]+[.AU378]+[.AQ378]+[.AM378]+[.AI378]+[.AE378]+[.AA378]+[.W378]+[.S378]+[.O378]+[.M378]+[.K378]+[.I378]" office:value-type="float" office:value="0" calcext:value-type="float">
            <text:p/>
          </table:table-cell>
          <table:table-cell table:formula="of:=[.BD378]+[.BF378]" office:value-type="float" office:value="0" calcext:value-type="float">
            <text:p/>
          </table:table-cell>
          <table:table-cell table:formula="of:=[.BE378]+[.BG378]" office:value-type="float" office:value="0" calcext:value-type="float">
            <text:p/>
          </table:table-cell>
          <table:table-cell table:formula="of:=[.D37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79]+[.AV379]+[.AR379]+[.AN379]+[.AJ379]+[.AF379]+[.AB379]+[.X379]+[.T379]+[.P379]" office:value-type="float" office:value="0" calcext:value-type="float">
            <text:p/>
          </table:table-cell>
          <table:table-cell table:formula="of:=[.BA379]+[.AW379]+[.AS379]+[.AO379]+[.AK379]+[.AG379]+[.AC379]+[.Y379]+[.U379]+[.Q379]+[.N379]+[.L379]+[.J379]+[.H379]" office:value-type="float" office:value="0" calcext:value-type="float">
            <text:p/>
          </table:table-cell>
          <table:table-cell table:formula="of:=[.BB379]+[.AX379]+[.AT379]+[.AP379]+[.AL379]+[.AH379]+[.AD379]+[.Z379]+[.V379]+[.R379]" office:value-type="float" office:value="0" calcext:value-type="float">
            <text:p/>
          </table:table-cell>
          <table:table-cell table:formula="of:=[.BC379]+[.AY379]+[.AU379]+[.AQ379]+[.AM379]+[.AI379]+[.AE379]+[.AA379]+[.W379]+[.S379]+[.O379]+[.M379]+[.K379]+[.I379]" office:value-type="float" office:value="0" calcext:value-type="float">
            <text:p/>
          </table:table-cell>
          <table:table-cell table:formula="of:=[.BD379]+[.BF379]" office:value-type="float" office:value="0" calcext:value-type="float">
            <text:p/>
          </table:table-cell>
          <table:table-cell table:formula="of:=[.BE379]+[.BG379]" office:value-type="float" office:value="0" calcext:value-type="float">
            <text:p/>
          </table:table-cell>
          <table:table-cell table:formula="of:=[.D37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80]+[.AV380]+[.AR380]+[.AN380]+[.AJ380]+[.AF380]+[.AB380]+[.X380]+[.T380]+[.P380]" office:value-type="float" office:value="0" calcext:value-type="float">
            <text:p/>
          </table:table-cell>
          <table:table-cell table:formula="of:=[.BA380]+[.AW380]+[.AS380]+[.AO380]+[.AK380]+[.AG380]+[.AC380]+[.Y380]+[.U380]+[.Q380]+[.N380]+[.L380]+[.J380]+[.H380]" office:value-type="float" office:value="0" calcext:value-type="float">
            <text:p/>
          </table:table-cell>
          <table:table-cell table:formula="of:=[.BB380]+[.AX380]+[.AT380]+[.AP380]+[.AL380]+[.AH380]+[.AD380]+[.Z380]+[.V380]+[.R380]" office:value-type="float" office:value="0" calcext:value-type="float">
            <text:p/>
          </table:table-cell>
          <table:table-cell table:formula="of:=[.BC380]+[.AY380]+[.AU380]+[.AQ380]+[.AM380]+[.AI380]+[.AE380]+[.AA380]+[.W380]+[.S380]+[.O380]+[.M380]+[.K380]+[.I380]" office:value-type="float" office:value="0" calcext:value-type="float">
            <text:p/>
          </table:table-cell>
          <table:table-cell table:formula="of:=[.BD380]+[.BF380]" office:value-type="float" office:value="0" calcext:value-type="float">
            <text:p/>
          </table:table-cell>
          <table:table-cell table:formula="of:=[.BE380]+[.BG380]" office:value-type="float" office:value="0" calcext:value-type="float">
            <text:p/>
          </table:table-cell>
          <table:table-cell table:formula="of:=[.D38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81]+[.AV381]+[.AR381]+[.AN381]+[.AJ381]+[.AF381]+[.AB381]+[.X381]+[.T381]+[.P381]" office:value-type="float" office:value="0" calcext:value-type="float">
            <text:p/>
          </table:table-cell>
          <table:table-cell table:formula="of:=[.BA381]+[.AW381]+[.AS381]+[.AO381]+[.AK381]+[.AG381]+[.AC381]+[.Y381]+[.U381]+[.Q381]+[.N381]+[.L381]+[.J381]+[.H381]" office:value-type="float" office:value="0" calcext:value-type="float">
            <text:p/>
          </table:table-cell>
          <table:table-cell table:formula="of:=[.BB381]+[.AX381]+[.AT381]+[.AP381]+[.AL381]+[.AH381]+[.AD381]+[.Z381]+[.V381]+[.R381]" office:value-type="float" office:value="0" calcext:value-type="float">
            <text:p/>
          </table:table-cell>
          <table:table-cell table:formula="of:=[.BC381]+[.AY381]+[.AU381]+[.AQ381]+[.AM381]+[.AI381]+[.AE381]+[.AA381]+[.W381]+[.S381]+[.O381]+[.M381]+[.K381]+[.I381]" office:value-type="float" office:value="0" calcext:value-type="float">
            <text:p/>
          </table:table-cell>
          <table:table-cell table:formula="of:=[.BD381]+[.BF381]" office:value-type="float" office:value="0" calcext:value-type="float">
            <text:p/>
          </table:table-cell>
          <table:table-cell table:formula="of:=[.BE381]+[.BG381]" office:value-type="float" office:value="0" calcext:value-type="float">
            <text:p/>
          </table:table-cell>
          <table:table-cell table:formula="of:=[.D38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82]+[.AV382]+[.AR382]+[.AN382]+[.AJ382]+[.AF382]+[.AB382]+[.X382]+[.T382]+[.P382]" office:value-type="float" office:value="0" calcext:value-type="float">
            <text:p/>
          </table:table-cell>
          <table:table-cell table:formula="of:=[.BA382]+[.AW382]+[.AS382]+[.AO382]+[.AK382]+[.AG382]+[.AC382]+[.Y382]+[.U382]+[.Q382]+[.N382]+[.L382]+[.J382]+[.H382]" office:value-type="float" office:value="0" calcext:value-type="float">
            <text:p/>
          </table:table-cell>
          <table:table-cell table:formula="of:=[.BB382]+[.AX382]+[.AT382]+[.AP382]+[.AL382]+[.AH382]+[.AD382]+[.Z382]+[.V382]+[.R382]" office:value-type="float" office:value="0" calcext:value-type="float">
            <text:p/>
          </table:table-cell>
          <table:table-cell table:formula="of:=[.BC382]+[.AY382]+[.AU382]+[.AQ382]+[.AM382]+[.AI382]+[.AE382]+[.AA382]+[.W382]+[.S382]+[.O382]+[.M382]+[.K382]+[.I382]" office:value-type="float" office:value="0" calcext:value-type="float">
            <text:p/>
          </table:table-cell>
          <table:table-cell table:formula="of:=[.BD382]+[.BF382]" office:value-type="float" office:value="0" calcext:value-type="float">
            <text:p/>
          </table:table-cell>
          <table:table-cell table:formula="of:=[.BE382]+[.BG382]" office:value-type="float" office:value="0" calcext:value-type="float">
            <text:p/>
          </table:table-cell>
          <table:table-cell table:formula="of:=[.D38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83]+[.AV383]+[.AR383]+[.AN383]+[.AJ383]+[.AF383]+[.AB383]+[.X383]+[.T383]+[.P383]" office:value-type="float" office:value="0" calcext:value-type="float">
            <text:p/>
          </table:table-cell>
          <table:table-cell table:formula="of:=[.BA383]+[.AW383]+[.AS383]+[.AO383]+[.AK383]+[.AG383]+[.AC383]+[.Y383]+[.U383]+[.Q383]+[.N383]+[.L383]+[.J383]+[.H383]" office:value-type="float" office:value="0" calcext:value-type="float">
            <text:p/>
          </table:table-cell>
          <table:table-cell table:formula="of:=[.BB383]+[.AX383]+[.AT383]+[.AP383]+[.AL383]+[.AH383]+[.AD383]+[.Z383]+[.V383]+[.R383]" office:value-type="float" office:value="0" calcext:value-type="float">
            <text:p/>
          </table:table-cell>
          <table:table-cell table:formula="of:=[.BC383]+[.AY383]+[.AU383]+[.AQ383]+[.AM383]+[.AI383]+[.AE383]+[.AA383]+[.W383]+[.S383]+[.O383]+[.M383]+[.K383]+[.I383]" office:value-type="float" office:value="0" calcext:value-type="float">
            <text:p/>
          </table:table-cell>
          <table:table-cell table:formula="of:=[.BD383]+[.BF383]" office:value-type="float" office:value="0" calcext:value-type="float">
            <text:p/>
          </table:table-cell>
          <table:table-cell table:formula="of:=[.BE383]+[.BG383]" office:value-type="float" office:value="0" calcext:value-type="float">
            <text:p/>
          </table:table-cell>
          <table:table-cell table:formula="of:=[.D38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84]+[.AV384]+[.AR384]+[.AN384]+[.AJ384]+[.AF384]+[.AB384]+[.X384]+[.T384]+[.P384]" office:value-type="float" office:value="0" calcext:value-type="float">
            <text:p/>
          </table:table-cell>
          <table:table-cell table:formula="of:=[.BA384]+[.AW384]+[.AS384]+[.AO384]+[.AK384]+[.AG384]+[.AC384]+[.Y384]+[.U384]+[.Q384]+[.N384]+[.L384]+[.J384]+[.H384]" office:value-type="float" office:value="0" calcext:value-type="float">
            <text:p/>
          </table:table-cell>
          <table:table-cell table:formula="of:=[.BB384]+[.AX384]+[.AT384]+[.AP384]+[.AL384]+[.AH384]+[.AD384]+[.Z384]+[.V384]+[.R384]" office:value-type="float" office:value="0" calcext:value-type="float">
            <text:p/>
          </table:table-cell>
          <table:table-cell table:formula="of:=[.BC384]+[.AY384]+[.AU384]+[.AQ384]+[.AM384]+[.AI384]+[.AE384]+[.AA384]+[.W384]+[.S384]+[.O384]+[.M384]+[.K384]+[.I384]" office:value-type="float" office:value="0" calcext:value-type="float">
            <text:p/>
          </table:table-cell>
          <table:table-cell table:formula="of:=[.BD384]+[.BF384]" office:value-type="float" office:value="0" calcext:value-type="float">
            <text:p/>
          </table:table-cell>
          <table:table-cell table:formula="of:=[.BE384]+[.BG384]" office:value-type="float" office:value="0" calcext:value-type="float">
            <text:p/>
          </table:table-cell>
          <table:table-cell table:formula="of:=[.D38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85]+[.AV385]+[.AR385]+[.AN385]+[.AJ385]+[.AF385]+[.AB385]+[.X385]+[.T385]+[.P385]" office:value-type="float" office:value="0" calcext:value-type="float">
            <text:p/>
          </table:table-cell>
          <table:table-cell table:formula="of:=[.BA385]+[.AW385]+[.AS385]+[.AO385]+[.AK385]+[.AG385]+[.AC385]+[.Y385]+[.U385]+[.Q385]+[.N385]+[.L385]+[.J385]+[.H385]" office:value-type="float" office:value="0" calcext:value-type="float">
            <text:p/>
          </table:table-cell>
          <table:table-cell table:formula="of:=[.BB385]+[.AX385]+[.AT385]+[.AP385]+[.AL385]+[.AH385]+[.AD385]+[.Z385]+[.V385]+[.R385]" office:value-type="float" office:value="0" calcext:value-type="float">
            <text:p/>
          </table:table-cell>
          <table:table-cell table:formula="of:=[.BC385]+[.AY385]+[.AU385]+[.AQ385]+[.AM385]+[.AI385]+[.AE385]+[.AA385]+[.W385]+[.S385]+[.O385]+[.M385]+[.K385]+[.I385]" office:value-type="float" office:value="0" calcext:value-type="float">
            <text:p/>
          </table:table-cell>
          <table:table-cell table:formula="of:=[.BD385]+[.BF385]" office:value-type="float" office:value="0" calcext:value-type="float">
            <text:p/>
          </table:table-cell>
          <table:table-cell table:formula="of:=[.BE385]+[.BG385]" office:value-type="float" office:value="0" calcext:value-type="float">
            <text:p/>
          </table:table-cell>
          <table:table-cell table:formula="of:=[.D38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86]+[.AV386]+[.AR386]+[.AN386]+[.AJ386]+[.AF386]+[.AB386]+[.X386]+[.T386]+[.P386]" office:value-type="float" office:value="0" calcext:value-type="float">
            <text:p/>
          </table:table-cell>
          <table:table-cell table:formula="of:=[.BA386]+[.AW386]+[.AS386]+[.AO386]+[.AK386]+[.AG386]+[.AC386]+[.Y386]+[.U386]+[.Q386]+[.N386]+[.L386]+[.J386]+[.H386]" office:value-type="float" office:value="0" calcext:value-type="float">
            <text:p/>
          </table:table-cell>
          <table:table-cell table:formula="of:=[.BB386]+[.AX386]+[.AT386]+[.AP386]+[.AL386]+[.AH386]+[.AD386]+[.Z386]+[.V386]+[.R386]" office:value-type="float" office:value="0" calcext:value-type="float">
            <text:p/>
          </table:table-cell>
          <table:table-cell table:formula="of:=[.BC386]+[.AY386]+[.AU386]+[.AQ386]+[.AM386]+[.AI386]+[.AE386]+[.AA386]+[.W386]+[.S386]+[.O386]+[.M386]+[.K386]+[.I386]" office:value-type="float" office:value="0" calcext:value-type="float">
            <text:p/>
          </table:table-cell>
          <table:table-cell table:formula="of:=[.BD386]+[.BF386]" office:value-type="float" office:value="0" calcext:value-type="float">
            <text:p/>
          </table:table-cell>
          <table:table-cell table:formula="of:=[.BE386]+[.BG386]" office:value-type="float" office:value="0" calcext:value-type="float">
            <text:p/>
          </table:table-cell>
          <table:table-cell table:formula="of:=[.D38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87]+[.AV387]+[.AR387]+[.AN387]+[.AJ387]+[.AF387]+[.AB387]+[.X387]+[.T387]+[.P387]" office:value-type="float" office:value="0" calcext:value-type="float">
            <text:p/>
          </table:table-cell>
          <table:table-cell table:formula="of:=[.BA387]+[.AW387]+[.AS387]+[.AO387]+[.AK387]+[.AG387]+[.AC387]+[.Y387]+[.U387]+[.Q387]+[.N387]+[.L387]+[.J387]+[.H387]" office:value-type="float" office:value="0" calcext:value-type="float">
            <text:p/>
          </table:table-cell>
          <table:table-cell table:formula="of:=[.BB387]+[.AX387]+[.AT387]+[.AP387]+[.AL387]+[.AH387]+[.AD387]+[.Z387]+[.V387]+[.R387]" office:value-type="float" office:value="0" calcext:value-type="float">
            <text:p/>
          </table:table-cell>
          <table:table-cell table:formula="of:=[.BC387]+[.AY387]+[.AU387]+[.AQ387]+[.AM387]+[.AI387]+[.AE387]+[.AA387]+[.W387]+[.S387]+[.O387]+[.M387]+[.K387]+[.I387]" office:value-type="float" office:value="0" calcext:value-type="float">
            <text:p/>
          </table:table-cell>
          <table:table-cell table:formula="of:=[.BD387]+[.BF387]" office:value-type="float" office:value="0" calcext:value-type="float">
            <text:p/>
          </table:table-cell>
          <table:table-cell table:formula="of:=[.BE387]+[.BG387]" office:value-type="float" office:value="0" calcext:value-type="float">
            <text:p/>
          </table:table-cell>
          <table:table-cell table:formula="of:=[.D38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88]+[.AV388]+[.AR388]+[.AN388]+[.AJ388]+[.AF388]+[.AB388]+[.X388]+[.T388]+[.P388]" office:value-type="float" office:value="0" calcext:value-type="float">
            <text:p/>
          </table:table-cell>
          <table:table-cell table:formula="of:=[.BA388]+[.AW388]+[.AS388]+[.AO388]+[.AK388]+[.AG388]+[.AC388]+[.Y388]+[.U388]+[.Q388]+[.N388]+[.L388]+[.J388]+[.H388]" office:value-type="float" office:value="0" calcext:value-type="float">
            <text:p/>
          </table:table-cell>
          <table:table-cell table:formula="of:=[.BB388]+[.AX388]+[.AT388]+[.AP388]+[.AL388]+[.AH388]+[.AD388]+[.Z388]+[.V388]+[.R388]" office:value-type="float" office:value="0" calcext:value-type="float">
            <text:p/>
          </table:table-cell>
          <table:table-cell table:formula="of:=[.BC388]+[.AY388]+[.AU388]+[.AQ388]+[.AM388]+[.AI388]+[.AE388]+[.AA388]+[.W388]+[.S388]+[.O388]+[.M388]+[.K388]+[.I388]" office:value-type="float" office:value="0" calcext:value-type="float">
            <text:p/>
          </table:table-cell>
          <table:table-cell table:formula="of:=[.BD388]+[.BF388]" office:value-type="float" office:value="0" calcext:value-type="float">
            <text:p/>
          </table:table-cell>
          <table:table-cell table:formula="of:=[.BE388]+[.BG388]" office:value-type="float" office:value="0" calcext:value-type="float">
            <text:p/>
          </table:table-cell>
          <table:table-cell table:formula="of:=[.D38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89]+[.AV389]+[.AR389]+[.AN389]+[.AJ389]+[.AF389]+[.AB389]+[.X389]+[.T389]+[.P389]" office:value-type="float" office:value="0" calcext:value-type="float">
            <text:p/>
          </table:table-cell>
          <table:table-cell table:formula="of:=[.BA389]+[.AW389]+[.AS389]+[.AO389]+[.AK389]+[.AG389]+[.AC389]+[.Y389]+[.U389]+[.Q389]+[.N389]+[.L389]+[.J389]+[.H389]" office:value-type="float" office:value="0" calcext:value-type="float">
            <text:p/>
          </table:table-cell>
          <table:table-cell table:formula="of:=[.BB389]+[.AX389]+[.AT389]+[.AP389]+[.AL389]+[.AH389]+[.AD389]+[.Z389]+[.V389]+[.R389]" office:value-type="float" office:value="0" calcext:value-type="float">
            <text:p/>
          </table:table-cell>
          <table:table-cell table:formula="of:=[.BC389]+[.AY389]+[.AU389]+[.AQ389]+[.AM389]+[.AI389]+[.AE389]+[.AA389]+[.W389]+[.S389]+[.O389]+[.M389]+[.K389]+[.I389]" office:value-type="float" office:value="0" calcext:value-type="float">
            <text:p/>
          </table:table-cell>
          <table:table-cell table:formula="of:=[.BD389]+[.BF389]" office:value-type="float" office:value="0" calcext:value-type="float">
            <text:p/>
          </table:table-cell>
          <table:table-cell table:formula="of:=[.BE389]+[.BG389]" office:value-type="float" office:value="0" calcext:value-type="float">
            <text:p/>
          </table:table-cell>
          <table:table-cell table:formula="of:=[.D38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90]+[.AV390]+[.AR390]+[.AN390]+[.AJ390]+[.AF390]+[.AB390]+[.X390]+[.T390]+[.P390]" office:value-type="float" office:value="0" calcext:value-type="float">
            <text:p/>
          </table:table-cell>
          <table:table-cell table:formula="of:=[.BA390]+[.AW390]+[.AS390]+[.AO390]+[.AK390]+[.AG390]+[.AC390]+[.Y390]+[.U390]+[.Q390]+[.N390]+[.L390]+[.J390]+[.H390]" office:value-type="float" office:value="0" calcext:value-type="float">
            <text:p/>
          </table:table-cell>
          <table:table-cell table:formula="of:=[.BB390]+[.AX390]+[.AT390]+[.AP390]+[.AL390]+[.AH390]+[.AD390]+[.Z390]+[.V390]+[.R390]" office:value-type="float" office:value="0" calcext:value-type="float">
            <text:p/>
          </table:table-cell>
          <table:table-cell table:formula="of:=[.BC390]+[.AY390]+[.AU390]+[.AQ390]+[.AM390]+[.AI390]+[.AE390]+[.AA390]+[.W390]+[.S390]+[.O390]+[.M390]+[.K390]+[.I390]" office:value-type="float" office:value="0" calcext:value-type="float">
            <text:p/>
          </table:table-cell>
          <table:table-cell table:formula="of:=[.BD390]+[.BF390]" office:value-type="float" office:value="0" calcext:value-type="float">
            <text:p/>
          </table:table-cell>
          <table:table-cell table:formula="of:=[.BE390]+[.BG390]" office:value-type="float" office:value="0" calcext:value-type="float">
            <text:p/>
          </table:table-cell>
          <table:table-cell table:formula="of:=[.D39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91]+[.AV391]+[.AR391]+[.AN391]+[.AJ391]+[.AF391]+[.AB391]+[.X391]+[.T391]+[.P391]" office:value-type="float" office:value="0" calcext:value-type="float">
            <text:p/>
          </table:table-cell>
          <table:table-cell table:formula="of:=[.BA391]+[.AW391]+[.AS391]+[.AO391]+[.AK391]+[.AG391]+[.AC391]+[.Y391]+[.U391]+[.Q391]+[.N391]+[.L391]+[.J391]+[.H391]" office:value-type="float" office:value="0" calcext:value-type="float">
            <text:p/>
          </table:table-cell>
          <table:table-cell table:formula="of:=[.BB391]+[.AX391]+[.AT391]+[.AP391]+[.AL391]+[.AH391]+[.AD391]+[.Z391]+[.V391]+[.R391]" office:value-type="float" office:value="0" calcext:value-type="float">
            <text:p/>
          </table:table-cell>
          <table:table-cell table:formula="of:=[.BC391]+[.AY391]+[.AU391]+[.AQ391]+[.AM391]+[.AI391]+[.AE391]+[.AA391]+[.W391]+[.S391]+[.O391]+[.M391]+[.K391]+[.I391]" office:value-type="float" office:value="0" calcext:value-type="float">
            <text:p/>
          </table:table-cell>
          <table:table-cell table:formula="of:=[.BD391]+[.BF391]" office:value-type="float" office:value="0" calcext:value-type="float">
            <text:p/>
          </table:table-cell>
          <table:table-cell table:formula="of:=[.BE391]+[.BG391]" office:value-type="float" office:value="0" calcext:value-type="float">
            <text:p/>
          </table:table-cell>
          <table:table-cell table:formula="of:=[.D39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92]+[.AV392]+[.AR392]+[.AN392]+[.AJ392]+[.AF392]+[.AB392]+[.X392]+[.T392]+[.P392]" office:value-type="float" office:value="0" calcext:value-type="float">
            <text:p/>
          </table:table-cell>
          <table:table-cell table:formula="of:=[.BA392]+[.AW392]+[.AS392]+[.AO392]+[.AK392]+[.AG392]+[.AC392]+[.Y392]+[.U392]+[.Q392]+[.N392]+[.L392]+[.J392]+[.H392]" office:value-type="float" office:value="0" calcext:value-type="float">
            <text:p/>
          </table:table-cell>
          <table:table-cell table:formula="of:=[.BB392]+[.AX392]+[.AT392]+[.AP392]+[.AL392]+[.AH392]+[.AD392]+[.Z392]+[.V392]+[.R392]" office:value-type="float" office:value="0" calcext:value-type="float">
            <text:p/>
          </table:table-cell>
          <table:table-cell table:formula="of:=[.BC392]+[.AY392]+[.AU392]+[.AQ392]+[.AM392]+[.AI392]+[.AE392]+[.AA392]+[.W392]+[.S392]+[.O392]+[.M392]+[.K392]+[.I392]" office:value-type="float" office:value="0" calcext:value-type="float">
            <text:p/>
          </table:table-cell>
          <table:table-cell table:formula="of:=[.BD392]+[.BF392]" office:value-type="float" office:value="0" calcext:value-type="float">
            <text:p/>
          </table:table-cell>
          <table:table-cell table:formula="of:=[.BE392]+[.BG392]" office:value-type="float" office:value="0" calcext:value-type="float">
            <text:p/>
          </table:table-cell>
          <table:table-cell table:formula="of:=[.D39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93]+[.AV393]+[.AR393]+[.AN393]+[.AJ393]+[.AF393]+[.AB393]+[.X393]+[.T393]+[.P393]" office:value-type="float" office:value="0" calcext:value-type="float">
            <text:p/>
          </table:table-cell>
          <table:table-cell table:formula="of:=[.BA393]+[.AW393]+[.AS393]+[.AO393]+[.AK393]+[.AG393]+[.AC393]+[.Y393]+[.U393]+[.Q393]+[.N393]+[.L393]+[.J393]+[.H393]" office:value-type="float" office:value="0" calcext:value-type="float">
            <text:p/>
          </table:table-cell>
          <table:table-cell table:formula="of:=[.BB393]+[.AX393]+[.AT393]+[.AP393]+[.AL393]+[.AH393]+[.AD393]+[.Z393]+[.V393]+[.R393]" office:value-type="float" office:value="0" calcext:value-type="float">
            <text:p/>
          </table:table-cell>
          <table:table-cell table:formula="of:=[.BC393]+[.AY393]+[.AU393]+[.AQ393]+[.AM393]+[.AI393]+[.AE393]+[.AA393]+[.W393]+[.S393]+[.O393]+[.M393]+[.K393]+[.I393]" office:value-type="float" office:value="0" calcext:value-type="float">
            <text:p/>
          </table:table-cell>
          <table:table-cell table:formula="of:=[.BD393]+[.BF393]" office:value-type="float" office:value="0" calcext:value-type="float">
            <text:p/>
          </table:table-cell>
          <table:table-cell table:formula="of:=[.BE393]+[.BG393]" office:value-type="float" office:value="0" calcext:value-type="float">
            <text:p/>
          </table:table-cell>
          <table:table-cell table:formula="of:=[.D39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94]+[.AV394]+[.AR394]+[.AN394]+[.AJ394]+[.AF394]+[.AB394]+[.X394]+[.T394]+[.P394]" office:value-type="float" office:value="0" calcext:value-type="float">
            <text:p/>
          </table:table-cell>
          <table:table-cell table:formula="of:=[.BA394]+[.AW394]+[.AS394]+[.AO394]+[.AK394]+[.AG394]+[.AC394]+[.Y394]+[.U394]+[.Q394]+[.N394]+[.L394]+[.J394]+[.H394]" office:value-type="float" office:value="0" calcext:value-type="float">
            <text:p/>
          </table:table-cell>
          <table:table-cell table:formula="of:=[.BB394]+[.AX394]+[.AT394]+[.AP394]+[.AL394]+[.AH394]+[.AD394]+[.Z394]+[.V394]+[.R394]" office:value-type="float" office:value="0" calcext:value-type="float">
            <text:p/>
          </table:table-cell>
          <table:table-cell table:formula="of:=[.BC394]+[.AY394]+[.AU394]+[.AQ394]+[.AM394]+[.AI394]+[.AE394]+[.AA394]+[.W394]+[.S394]+[.O394]+[.M394]+[.K394]+[.I394]" office:value-type="float" office:value="0" calcext:value-type="float">
            <text:p/>
          </table:table-cell>
          <table:table-cell table:formula="of:=[.BD394]+[.BF394]" office:value-type="float" office:value="0" calcext:value-type="float">
            <text:p/>
          </table:table-cell>
          <table:table-cell table:formula="of:=[.BE394]+[.BG394]" office:value-type="float" office:value="0" calcext:value-type="float">
            <text:p/>
          </table:table-cell>
          <table:table-cell table:formula="of:=[.D39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95]+[.AV395]+[.AR395]+[.AN395]+[.AJ395]+[.AF395]+[.AB395]+[.X395]+[.T395]+[.P395]" office:value-type="float" office:value="0" calcext:value-type="float">
            <text:p/>
          </table:table-cell>
          <table:table-cell table:formula="of:=[.BA395]+[.AW395]+[.AS395]+[.AO395]+[.AK395]+[.AG395]+[.AC395]+[.Y395]+[.U395]+[.Q395]+[.N395]+[.L395]+[.J395]+[.H395]" office:value-type="float" office:value="0" calcext:value-type="float">
            <text:p/>
          </table:table-cell>
          <table:table-cell table:formula="of:=[.BB395]+[.AX395]+[.AT395]+[.AP395]+[.AL395]+[.AH395]+[.AD395]+[.Z395]+[.V395]+[.R395]" office:value-type="float" office:value="0" calcext:value-type="float">
            <text:p/>
          </table:table-cell>
          <table:table-cell table:formula="of:=[.BC395]+[.AY395]+[.AU395]+[.AQ395]+[.AM395]+[.AI395]+[.AE395]+[.AA395]+[.W395]+[.S395]+[.O395]+[.M395]+[.K395]+[.I395]" office:value-type="float" office:value="0" calcext:value-type="float">
            <text:p/>
          </table:table-cell>
          <table:table-cell table:formula="of:=[.BD395]+[.BF395]" office:value-type="float" office:value="0" calcext:value-type="float">
            <text:p/>
          </table:table-cell>
          <table:table-cell table:formula="of:=[.BE395]+[.BG395]" office:value-type="float" office:value="0" calcext:value-type="float">
            <text:p/>
          </table:table-cell>
          <table:table-cell table:formula="of:=[.D39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96]+[.AV396]+[.AR396]+[.AN396]+[.AJ396]+[.AF396]+[.AB396]+[.X396]+[.T396]+[.P396]" office:value-type="float" office:value="0" calcext:value-type="float">
            <text:p/>
          </table:table-cell>
          <table:table-cell table:formula="of:=[.BA396]+[.AW396]+[.AS396]+[.AO396]+[.AK396]+[.AG396]+[.AC396]+[.Y396]+[.U396]+[.Q396]+[.N396]+[.L396]+[.J396]+[.H396]" office:value-type="float" office:value="0" calcext:value-type="float">
            <text:p/>
          </table:table-cell>
          <table:table-cell table:formula="of:=[.BB396]+[.AX396]+[.AT396]+[.AP396]+[.AL396]+[.AH396]+[.AD396]+[.Z396]+[.V396]+[.R396]" office:value-type="float" office:value="0" calcext:value-type="float">
            <text:p/>
          </table:table-cell>
          <table:table-cell table:formula="of:=[.BC396]+[.AY396]+[.AU396]+[.AQ396]+[.AM396]+[.AI396]+[.AE396]+[.AA396]+[.W396]+[.S396]+[.O396]+[.M396]+[.K396]+[.I396]" office:value-type="float" office:value="0" calcext:value-type="float">
            <text:p/>
          </table:table-cell>
          <table:table-cell table:formula="of:=[.BD396]+[.BF396]" office:value-type="float" office:value="0" calcext:value-type="float">
            <text:p/>
          </table:table-cell>
          <table:table-cell table:formula="of:=[.BE396]+[.BG396]" office:value-type="float" office:value="0" calcext:value-type="float">
            <text:p/>
          </table:table-cell>
          <table:table-cell table:formula="of:=[.D39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97]+[.AV397]+[.AR397]+[.AN397]+[.AJ397]+[.AF397]+[.AB397]+[.X397]+[.T397]+[.P397]" office:value-type="float" office:value="0" calcext:value-type="float">
            <text:p/>
          </table:table-cell>
          <table:table-cell table:formula="of:=[.BA397]+[.AW397]+[.AS397]+[.AO397]+[.AK397]+[.AG397]+[.AC397]+[.Y397]+[.U397]+[.Q397]+[.N397]+[.L397]+[.J397]+[.H397]" office:value-type="float" office:value="0" calcext:value-type="float">
            <text:p/>
          </table:table-cell>
          <table:table-cell table:formula="of:=[.BB397]+[.AX397]+[.AT397]+[.AP397]+[.AL397]+[.AH397]+[.AD397]+[.Z397]+[.V397]+[.R397]" office:value-type="float" office:value="0" calcext:value-type="float">
            <text:p/>
          </table:table-cell>
          <table:table-cell table:formula="of:=[.BC397]+[.AY397]+[.AU397]+[.AQ397]+[.AM397]+[.AI397]+[.AE397]+[.AA397]+[.W397]+[.S397]+[.O397]+[.M397]+[.K397]+[.I397]" office:value-type="float" office:value="0" calcext:value-type="float">
            <text:p/>
          </table:table-cell>
          <table:table-cell table:formula="of:=[.BD397]+[.BF397]" office:value-type="float" office:value="0" calcext:value-type="float">
            <text:p/>
          </table:table-cell>
          <table:table-cell table:formula="of:=[.BE397]+[.BG397]" office:value-type="float" office:value="0" calcext:value-type="float">
            <text:p/>
          </table:table-cell>
          <table:table-cell table:formula="of:=[.D39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98]+[.AV398]+[.AR398]+[.AN398]+[.AJ398]+[.AF398]+[.AB398]+[.X398]+[.T398]+[.P398]" office:value-type="float" office:value="0" calcext:value-type="float">
            <text:p/>
          </table:table-cell>
          <table:table-cell table:formula="of:=[.BA398]+[.AW398]+[.AS398]+[.AO398]+[.AK398]+[.AG398]+[.AC398]+[.Y398]+[.U398]+[.Q398]+[.N398]+[.L398]+[.J398]+[.H398]" office:value-type="float" office:value="0" calcext:value-type="float">
            <text:p/>
          </table:table-cell>
          <table:table-cell table:formula="of:=[.BB398]+[.AX398]+[.AT398]+[.AP398]+[.AL398]+[.AH398]+[.AD398]+[.Z398]+[.V398]+[.R398]" office:value-type="float" office:value="0" calcext:value-type="float">
            <text:p/>
          </table:table-cell>
          <table:table-cell table:formula="of:=[.BC398]+[.AY398]+[.AU398]+[.AQ398]+[.AM398]+[.AI398]+[.AE398]+[.AA398]+[.W398]+[.S398]+[.O398]+[.M398]+[.K398]+[.I398]" office:value-type="float" office:value="0" calcext:value-type="float">
            <text:p/>
          </table:table-cell>
          <table:table-cell table:formula="of:=[.BD398]+[.BF398]" office:value-type="float" office:value="0" calcext:value-type="float">
            <text:p/>
          </table:table-cell>
          <table:table-cell table:formula="of:=[.BE398]+[.BG398]" office:value-type="float" office:value="0" calcext:value-type="float">
            <text:p/>
          </table:table-cell>
          <table:table-cell table:formula="of:=[.D39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399]+[.AV399]+[.AR399]+[.AN399]+[.AJ399]+[.AF399]+[.AB399]+[.X399]+[.T399]+[.P399]" office:value-type="float" office:value="0" calcext:value-type="float">
            <text:p/>
          </table:table-cell>
          <table:table-cell table:formula="of:=[.BA399]+[.AW399]+[.AS399]+[.AO399]+[.AK399]+[.AG399]+[.AC399]+[.Y399]+[.U399]+[.Q399]+[.N399]+[.L399]+[.J399]+[.H399]" office:value-type="float" office:value="0" calcext:value-type="float">
            <text:p/>
          </table:table-cell>
          <table:table-cell table:formula="of:=[.BB399]+[.AX399]+[.AT399]+[.AP399]+[.AL399]+[.AH399]+[.AD399]+[.Z399]+[.V399]+[.R399]" office:value-type="float" office:value="0" calcext:value-type="float">
            <text:p/>
          </table:table-cell>
          <table:table-cell table:formula="of:=[.BC399]+[.AY399]+[.AU399]+[.AQ399]+[.AM399]+[.AI399]+[.AE399]+[.AA399]+[.W399]+[.S399]+[.O399]+[.M399]+[.K399]+[.I399]" office:value-type="float" office:value="0" calcext:value-type="float">
            <text:p/>
          </table:table-cell>
          <table:table-cell table:formula="of:=[.BD399]+[.BF399]" office:value-type="float" office:value="0" calcext:value-type="float">
            <text:p/>
          </table:table-cell>
          <table:table-cell table:formula="of:=[.BE399]+[.BG399]" office:value-type="float" office:value="0" calcext:value-type="float">
            <text:p/>
          </table:table-cell>
          <table:table-cell table:formula="of:=[.D39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00]+[.AV400]+[.AR400]+[.AN400]+[.AJ400]+[.AF400]+[.AB400]+[.X400]+[.T400]+[.P400]" office:value-type="float" office:value="0" calcext:value-type="float">
            <text:p/>
          </table:table-cell>
          <table:table-cell table:formula="of:=[.BA400]+[.AW400]+[.AS400]+[.AO400]+[.AK400]+[.AG400]+[.AC400]+[.Y400]+[.U400]+[.Q400]+[.N400]+[.L400]+[.J400]+[.H400]" office:value-type="float" office:value="0" calcext:value-type="float">
            <text:p/>
          </table:table-cell>
          <table:table-cell table:formula="of:=[.BB400]+[.AX400]+[.AT400]+[.AP400]+[.AL400]+[.AH400]+[.AD400]+[.Z400]+[.V400]+[.R400]" office:value-type="float" office:value="0" calcext:value-type="float">
            <text:p/>
          </table:table-cell>
          <table:table-cell table:formula="of:=[.BC400]+[.AY400]+[.AU400]+[.AQ400]+[.AM400]+[.AI400]+[.AE400]+[.AA400]+[.W400]+[.S400]+[.O400]+[.M400]+[.K400]+[.I400]" office:value-type="float" office:value="0" calcext:value-type="float">
            <text:p/>
          </table:table-cell>
          <table:table-cell table:formula="of:=[.BD400]+[.BF400]" office:value-type="float" office:value="0" calcext:value-type="float">
            <text:p/>
          </table:table-cell>
          <table:table-cell table:formula="of:=[.BE400]+[.BG400]" office:value-type="float" office:value="0" calcext:value-type="float">
            <text:p/>
          </table:table-cell>
          <table:table-cell table:formula="of:=[.D40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01]+[.AV401]+[.AR401]+[.AN401]+[.AJ401]+[.AF401]+[.AB401]+[.X401]+[.T401]+[.P401]" office:value-type="float" office:value="0" calcext:value-type="float">
            <text:p/>
          </table:table-cell>
          <table:table-cell table:formula="of:=[.BA401]+[.AW401]+[.AS401]+[.AO401]+[.AK401]+[.AG401]+[.AC401]+[.Y401]+[.U401]+[.Q401]+[.N401]+[.L401]+[.J401]+[.H401]" office:value-type="float" office:value="0" calcext:value-type="float">
            <text:p/>
          </table:table-cell>
          <table:table-cell table:formula="of:=[.BB401]+[.AX401]+[.AT401]+[.AP401]+[.AL401]+[.AH401]+[.AD401]+[.Z401]+[.V401]+[.R401]" office:value-type="float" office:value="0" calcext:value-type="float">
            <text:p/>
          </table:table-cell>
          <table:table-cell table:formula="of:=[.BC401]+[.AY401]+[.AU401]+[.AQ401]+[.AM401]+[.AI401]+[.AE401]+[.AA401]+[.W401]+[.S401]+[.O401]+[.M401]+[.K401]+[.I401]" office:value-type="float" office:value="0" calcext:value-type="float">
            <text:p/>
          </table:table-cell>
          <table:table-cell table:formula="of:=[.BD401]+[.BF401]" office:value-type="float" office:value="0" calcext:value-type="float">
            <text:p/>
          </table:table-cell>
          <table:table-cell table:formula="of:=[.BE401]+[.BG401]" office:value-type="float" office:value="0" calcext:value-type="float">
            <text:p/>
          </table:table-cell>
          <table:table-cell table:formula="of:=[.D40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02]+[.AV402]+[.AR402]+[.AN402]+[.AJ402]+[.AF402]+[.AB402]+[.X402]+[.T402]+[.P402]" office:value-type="float" office:value="0" calcext:value-type="float">
            <text:p/>
          </table:table-cell>
          <table:table-cell table:formula="of:=[.BA402]+[.AW402]+[.AS402]+[.AO402]+[.AK402]+[.AG402]+[.AC402]+[.Y402]+[.U402]+[.Q402]+[.N402]+[.L402]+[.J402]+[.H402]" office:value-type="float" office:value="0" calcext:value-type="float">
            <text:p/>
          </table:table-cell>
          <table:table-cell table:formula="of:=[.BB402]+[.AX402]+[.AT402]+[.AP402]+[.AL402]+[.AH402]+[.AD402]+[.Z402]+[.V402]+[.R402]" office:value-type="float" office:value="0" calcext:value-type="float">
            <text:p/>
          </table:table-cell>
          <table:table-cell table:formula="of:=[.BC402]+[.AY402]+[.AU402]+[.AQ402]+[.AM402]+[.AI402]+[.AE402]+[.AA402]+[.W402]+[.S402]+[.O402]+[.M402]+[.K402]+[.I402]" office:value-type="float" office:value="0" calcext:value-type="float">
            <text:p/>
          </table:table-cell>
          <table:table-cell table:formula="of:=[.BD402]+[.BF402]" office:value-type="float" office:value="0" calcext:value-type="float">
            <text:p/>
          </table:table-cell>
          <table:table-cell table:formula="of:=[.BE402]+[.BG402]" office:value-type="float" office:value="0" calcext:value-type="float">
            <text:p/>
          </table:table-cell>
          <table:table-cell table:formula="of:=[.D40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03]+[.AV403]+[.AR403]+[.AN403]+[.AJ403]+[.AF403]+[.AB403]+[.X403]+[.T403]+[.P403]" office:value-type="float" office:value="0" calcext:value-type="float">
            <text:p/>
          </table:table-cell>
          <table:table-cell table:formula="of:=[.BA403]+[.AW403]+[.AS403]+[.AO403]+[.AK403]+[.AG403]+[.AC403]+[.Y403]+[.U403]+[.Q403]+[.N403]+[.L403]+[.J403]+[.H403]" office:value-type="float" office:value="0" calcext:value-type="float">
            <text:p/>
          </table:table-cell>
          <table:table-cell table:formula="of:=[.BB403]+[.AX403]+[.AT403]+[.AP403]+[.AL403]+[.AH403]+[.AD403]+[.Z403]+[.V403]+[.R403]" office:value-type="float" office:value="0" calcext:value-type="float">
            <text:p/>
          </table:table-cell>
          <table:table-cell table:formula="of:=[.BC403]+[.AY403]+[.AU403]+[.AQ403]+[.AM403]+[.AI403]+[.AE403]+[.AA403]+[.W403]+[.S403]+[.O403]+[.M403]+[.K403]+[.I403]" office:value-type="float" office:value="0" calcext:value-type="float">
            <text:p/>
          </table:table-cell>
          <table:table-cell table:formula="of:=[.BD403]+[.BF403]" office:value-type="float" office:value="0" calcext:value-type="float">
            <text:p/>
          </table:table-cell>
          <table:table-cell table:formula="of:=[.BE403]+[.BG403]" office:value-type="float" office:value="0" calcext:value-type="float">
            <text:p/>
          </table:table-cell>
          <table:table-cell table:formula="of:=[.D40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04]+[.AV404]+[.AR404]+[.AN404]+[.AJ404]+[.AF404]+[.AB404]+[.X404]+[.T404]+[.P404]" office:value-type="float" office:value="0" calcext:value-type="float">
            <text:p/>
          </table:table-cell>
          <table:table-cell table:formula="of:=[.BA404]+[.AW404]+[.AS404]+[.AO404]+[.AK404]+[.AG404]+[.AC404]+[.Y404]+[.U404]+[.Q404]+[.N404]+[.L404]+[.J404]+[.H404]" office:value-type="float" office:value="0" calcext:value-type="float">
            <text:p/>
          </table:table-cell>
          <table:table-cell table:formula="of:=[.BB404]+[.AX404]+[.AT404]+[.AP404]+[.AL404]+[.AH404]+[.AD404]+[.Z404]+[.V404]+[.R404]" office:value-type="float" office:value="0" calcext:value-type="float">
            <text:p/>
          </table:table-cell>
          <table:table-cell table:formula="of:=[.BC404]+[.AY404]+[.AU404]+[.AQ404]+[.AM404]+[.AI404]+[.AE404]+[.AA404]+[.W404]+[.S404]+[.O404]+[.M404]+[.K404]+[.I404]" office:value-type="float" office:value="0" calcext:value-type="float">
            <text:p/>
          </table:table-cell>
          <table:table-cell table:formula="of:=[.BD404]+[.BF404]" office:value-type="float" office:value="0" calcext:value-type="float">
            <text:p/>
          </table:table-cell>
          <table:table-cell table:formula="of:=[.BE404]+[.BG404]" office:value-type="float" office:value="0" calcext:value-type="float">
            <text:p/>
          </table:table-cell>
          <table:table-cell table:formula="of:=[.D40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05]+[.AV405]+[.AR405]+[.AN405]+[.AJ405]+[.AF405]+[.AB405]+[.X405]+[.T405]+[.P405]" office:value-type="float" office:value="0" calcext:value-type="float">
            <text:p/>
          </table:table-cell>
          <table:table-cell table:formula="of:=[.BA405]+[.AW405]+[.AS405]+[.AO405]+[.AK405]+[.AG405]+[.AC405]+[.Y405]+[.U405]+[.Q405]+[.N405]+[.L405]+[.J405]+[.H405]" office:value-type="float" office:value="0" calcext:value-type="float">
            <text:p/>
          </table:table-cell>
          <table:table-cell table:formula="of:=[.BB405]+[.AX405]+[.AT405]+[.AP405]+[.AL405]+[.AH405]+[.AD405]+[.Z405]+[.V405]+[.R405]" office:value-type="float" office:value="0" calcext:value-type="float">
            <text:p/>
          </table:table-cell>
          <table:table-cell table:formula="of:=[.BC405]+[.AY405]+[.AU405]+[.AQ405]+[.AM405]+[.AI405]+[.AE405]+[.AA405]+[.W405]+[.S405]+[.O405]+[.M405]+[.K405]+[.I405]" office:value-type="float" office:value="0" calcext:value-type="float">
            <text:p/>
          </table:table-cell>
          <table:table-cell table:formula="of:=[.BD405]+[.BF405]" office:value-type="float" office:value="0" calcext:value-type="float">
            <text:p/>
          </table:table-cell>
          <table:table-cell table:formula="of:=[.BE405]+[.BG405]" office:value-type="float" office:value="0" calcext:value-type="float">
            <text:p/>
          </table:table-cell>
          <table:table-cell table:formula="of:=[.D40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06]+[.AV406]+[.AR406]+[.AN406]+[.AJ406]+[.AF406]+[.AB406]+[.X406]+[.T406]+[.P406]" office:value-type="float" office:value="0" calcext:value-type="float">
            <text:p/>
          </table:table-cell>
          <table:table-cell table:formula="of:=[.BA406]+[.AW406]+[.AS406]+[.AO406]+[.AK406]+[.AG406]+[.AC406]+[.Y406]+[.U406]+[.Q406]+[.N406]+[.L406]+[.J406]+[.H406]" office:value-type="float" office:value="0" calcext:value-type="float">
            <text:p/>
          </table:table-cell>
          <table:table-cell table:formula="of:=[.BB406]+[.AX406]+[.AT406]+[.AP406]+[.AL406]+[.AH406]+[.AD406]+[.Z406]+[.V406]+[.R406]" office:value-type="float" office:value="0" calcext:value-type="float">
            <text:p/>
          </table:table-cell>
          <table:table-cell table:formula="of:=[.BC406]+[.AY406]+[.AU406]+[.AQ406]+[.AM406]+[.AI406]+[.AE406]+[.AA406]+[.W406]+[.S406]+[.O406]+[.M406]+[.K406]+[.I406]" office:value-type="float" office:value="0" calcext:value-type="float">
            <text:p/>
          </table:table-cell>
          <table:table-cell table:formula="of:=[.BD406]+[.BF406]" office:value-type="float" office:value="0" calcext:value-type="float">
            <text:p/>
          </table:table-cell>
          <table:table-cell table:formula="of:=[.BE406]+[.BG406]" office:value-type="float" office:value="0" calcext:value-type="float">
            <text:p/>
          </table:table-cell>
          <table:table-cell table:formula="of:=[.D40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07]+[.AV407]+[.AR407]+[.AN407]+[.AJ407]+[.AF407]+[.AB407]+[.X407]+[.T407]+[.P407]" office:value-type="float" office:value="0" calcext:value-type="float">
            <text:p/>
          </table:table-cell>
          <table:table-cell table:formula="of:=[.BA407]+[.AW407]+[.AS407]+[.AO407]+[.AK407]+[.AG407]+[.AC407]+[.Y407]+[.U407]+[.Q407]+[.N407]+[.L407]+[.J407]+[.H407]" office:value-type="float" office:value="0" calcext:value-type="float">
            <text:p/>
          </table:table-cell>
          <table:table-cell table:formula="of:=[.BB407]+[.AX407]+[.AT407]+[.AP407]+[.AL407]+[.AH407]+[.AD407]+[.Z407]+[.V407]+[.R407]" office:value-type="float" office:value="0" calcext:value-type="float">
            <text:p/>
          </table:table-cell>
          <table:table-cell table:formula="of:=[.BC407]+[.AY407]+[.AU407]+[.AQ407]+[.AM407]+[.AI407]+[.AE407]+[.AA407]+[.W407]+[.S407]+[.O407]+[.M407]+[.K407]+[.I407]" office:value-type="float" office:value="0" calcext:value-type="float">
            <text:p/>
          </table:table-cell>
          <table:table-cell table:formula="of:=[.BD407]+[.BF407]" office:value-type="float" office:value="0" calcext:value-type="float">
            <text:p/>
          </table:table-cell>
          <table:table-cell table:formula="of:=[.BE407]+[.BG407]" office:value-type="float" office:value="0" calcext:value-type="float">
            <text:p/>
          </table:table-cell>
          <table:table-cell table:formula="of:=[.D40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08]+[.AV408]+[.AR408]+[.AN408]+[.AJ408]+[.AF408]+[.AB408]+[.X408]+[.T408]+[.P408]" office:value-type="float" office:value="0" calcext:value-type="float">
            <text:p/>
          </table:table-cell>
          <table:table-cell table:formula="of:=[.BA408]+[.AW408]+[.AS408]+[.AO408]+[.AK408]+[.AG408]+[.AC408]+[.Y408]+[.U408]+[.Q408]+[.N408]+[.L408]+[.J408]+[.H408]" office:value-type="float" office:value="0" calcext:value-type="float">
            <text:p/>
          </table:table-cell>
          <table:table-cell table:formula="of:=[.BB408]+[.AX408]+[.AT408]+[.AP408]+[.AL408]+[.AH408]+[.AD408]+[.Z408]+[.V408]+[.R408]" office:value-type="float" office:value="0" calcext:value-type="float">
            <text:p/>
          </table:table-cell>
          <table:table-cell table:formula="of:=[.BC408]+[.AY408]+[.AU408]+[.AQ408]+[.AM408]+[.AI408]+[.AE408]+[.AA408]+[.W408]+[.S408]+[.O408]+[.M408]+[.K408]+[.I408]" office:value-type="float" office:value="0" calcext:value-type="float">
            <text:p/>
          </table:table-cell>
          <table:table-cell table:formula="of:=[.BD408]+[.BF408]" office:value-type="float" office:value="0" calcext:value-type="float">
            <text:p/>
          </table:table-cell>
          <table:table-cell table:formula="of:=[.BE408]+[.BG408]" office:value-type="float" office:value="0" calcext:value-type="float">
            <text:p/>
          </table:table-cell>
          <table:table-cell table:formula="of:=[.D40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09]+[.AV409]+[.AR409]+[.AN409]+[.AJ409]+[.AF409]+[.AB409]+[.X409]+[.T409]+[.P409]" office:value-type="float" office:value="0" calcext:value-type="float">
            <text:p/>
          </table:table-cell>
          <table:table-cell table:formula="of:=[.BA409]+[.AW409]+[.AS409]+[.AO409]+[.AK409]+[.AG409]+[.AC409]+[.Y409]+[.U409]+[.Q409]+[.N409]+[.L409]+[.J409]+[.H409]" office:value-type="float" office:value="0" calcext:value-type="float">
            <text:p/>
          </table:table-cell>
          <table:table-cell table:formula="of:=[.BB409]+[.AX409]+[.AT409]+[.AP409]+[.AL409]+[.AH409]+[.AD409]+[.Z409]+[.V409]+[.R409]" office:value-type="float" office:value="0" calcext:value-type="float">
            <text:p/>
          </table:table-cell>
          <table:table-cell table:formula="of:=[.BC409]+[.AY409]+[.AU409]+[.AQ409]+[.AM409]+[.AI409]+[.AE409]+[.AA409]+[.W409]+[.S409]+[.O409]+[.M409]+[.K409]+[.I409]" office:value-type="float" office:value="0" calcext:value-type="float">
            <text:p/>
          </table:table-cell>
          <table:table-cell table:formula="of:=[.BD409]+[.BF409]" office:value-type="float" office:value="0" calcext:value-type="float">
            <text:p/>
          </table:table-cell>
          <table:table-cell table:formula="of:=[.BE409]+[.BG409]" office:value-type="float" office:value="0" calcext:value-type="float">
            <text:p/>
          </table:table-cell>
          <table:table-cell table:formula="of:=[.D40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10]+[.AV410]+[.AR410]+[.AN410]+[.AJ410]+[.AF410]+[.AB410]+[.X410]+[.T410]+[.P410]" office:value-type="float" office:value="0" calcext:value-type="float">
            <text:p/>
          </table:table-cell>
          <table:table-cell table:formula="of:=[.BA410]+[.AW410]+[.AS410]+[.AO410]+[.AK410]+[.AG410]+[.AC410]+[.Y410]+[.U410]+[.Q410]+[.N410]+[.L410]+[.J410]+[.H410]" office:value-type="float" office:value="0" calcext:value-type="float">
            <text:p/>
          </table:table-cell>
          <table:table-cell table:formula="of:=[.BB410]+[.AX410]+[.AT410]+[.AP410]+[.AL410]+[.AH410]+[.AD410]+[.Z410]+[.V410]+[.R410]" office:value-type="float" office:value="0" calcext:value-type="float">
            <text:p/>
          </table:table-cell>
          <table:table-cell table:formula="of:=[.BC410]+[.AY410]+[.AU410]+[.AQ410]+[.AM410]+[.AI410]+[.AE410]+[.AA410]+[.W410]+[.S410]+[.O410]+[.M410]+[.K410]+[.I410]" office:value-type="float" office:value="0" calcext:value-type="float">
            <text:p/>
          </table:table-cell>
          <table:table-cell table:formula="of:=[.BD410]+[.BF410]" office:value-type="float" office:value="0" calcext:value-type="float">
            <text:p/>
          </table:table-cell>
          <table:table-cell table:formula="of:=[.BE410]+[.BG410]" office:value-type="float" office:value="0" calcext:value-type="float">
            <text:p/>
          </table:table-cell>
          <table:table-cell table:formula="of:=[.D41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11]+[.AV411]+[.AR411]+[.AN411]+[.AJ411]+[.AF411]+[.AB411]+[.X411]+[.T411]+[.P411]" office:value-type="float" office:value="0" calcext:value-type="float">
            <text:p/>
          </table:table-cell>
          <table:table-cell table:formula="of:=[.BA411]+[.AW411]+[.AS411]+[.AO411]+[.AK411]+[.AG411]+[.AC411]+[.Y411]+[.U411]+[.Q411]+[.N411]+[.L411]+[.J411]+[.H411]" office:value-type="float" office:value="0" calcext:value-type="float">
            <text:p/>
          </table:table-cell>
          <table:table-cell table:formula="of:=[.BB411]+[.AX411]+[.AT411]+[.AP411]+[.AL411]+[.AH411]+[.AD411]+[.Z411]+[.V411]+[.R411]" office:value-type="float" office:value="0" calcext:value-type="float">
            <text:p/>
          </table:table-cell>
          <table:table-cell table:formula="of:=[.BC411]+[.AY411]+[.AU411]+[.AQ411]+[.AM411]+[.AI411]+[.AE411]+[.AA411]+[.W411]+[.S411]+[.O411]+[.M411]+[.K411]+[.I411]" office:value-type="float" office:value="0" calcext:value-type="float">
            <text:p/>
          </table:table-cell>
          <table:table-cell table:formula="of:=[.BD411]+[.BF411]" office:value-type="float" office:value="0" calcext:value-type="float">
            <text:p/>
          </table:table-cell>
          <table:table-cell table:formula="of:=[.BE411]+[.BG411]" office:value-type="float" office:value="0" calcext:value-type="float">
            <text:p/>
          </table:table-cell>
          <table:table-cell table:formula="of:=[.D41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12]+[.AV412]+[.AR412]+[.AN412]+[.AJ412]+[.AF412]+[.AB412]+[.X412]+[.T412]+[.P412]" office:value-type="float" office:value="0" calcext:value-type="float">
            <text:p/>
          </table:table-cell>
          <table:table-cell table:formula="of:=[.BA412]+[.AW412]+[.AS412]+[.AO412]+[.AK412]+[.AG412]+[.AC412]+[.Y412]+[.U412]+[.Q412]+[.N412]+[.L412]+[.J412]+[.H412]" office:value-type="float" office:value="0" calcext:value-type="float">
            <text:p/>
          </table:table-cell>
          <table:table-cell table:formula="of:=[.BB412]+[.AX412]+[.AT412]+[.AP412]+[.AL412]+[.AH412]+[.AD412]+[.Z412]+[.V412]+[.R412]" office:value-type="float" office:value="0" calcext:value-type="float">
            <text:p/>
          </table:table-cell>
          <table:table-cell table:formula="of:=[.BC412]+[.AY412]+[.AU412]+[.AQ412]+[.AM412]+[.AI412]+[.AE412]+[.AA412]+[.W412]+[.S412]+[.O412]+[.M412]+[.K412]+[.I412]" office:value-type="float" office:value="0" calcext:value-type="float">
            <text:p/>
          </table:table-cell>
          <table:table-cell table:formula="of:=[.BD412]+[.BF412]" office:value-type="float" office:value="0" calcext:value-type="float">
            <text:p/>
          </table:table-cell>
          <table:table-cell table:formula="of:=[.BE412]+[.BG412]" office:value-type="float" office:value="0" calcext:value-type="float">
            <text:p/>
          </table:table-cell>
          <table:table-cell table:formula="of:=[.D41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13]+[.AV413]+[.AR413]+[.AN413]+[.AJ413]+[.AF413]+[.AB413]+[.X413]+[.T413]+[.P413]" office:value-type="float" office:value="0" calcext:value-type="float">
            <text:p/>
          </table:table-cell>
          <table:table-cell table:formula="of:=[.BA413]+[.AW413]+[.AS413]+[.AO413]+[.AK413]+[.AG413]+[.AC413]+[.Y413]+[.U413]+[.Q413]+[.N413]+[.L413]+[.J413]+[.H413]" office:value-type="float" office:value="0" calcext:value-type="float">
            <text:p/>
          </table:table-cell>
          <table:table-cell table:formula="of:=[.BB413]+[.AX413]+[.AT413]+[.AP413]+[.AL413]+[.AH413]+[.AD413]+[.Z413]+[.V413]+[.R413]" office:value-type="float" office:value="0" calcext:value-type="float">
            <text:p/>
          </table:table-cell>
          <table:table-cell table:formula="of:=[.BC413]+[.AY413]+[.AU413]+[.AQ413]+[.AM413]+[.AI413]+[.AE413]+[.AA413]+[.W413]+[.S413]+[.O413]+[.M413]+[.K413]+[.I413]" office:value-type="float" office:value="0" calcext:value-type="float">
            <text:p/>
          </table:table-cell>
          <table:table-cell table:formula="of:=[.BD413]+[.BF413]" office:value-type="float" office:value="0" calcext:value-type="float">
            <text:p/>
          </table:table-cell>
          <table:table-cell table:formula="of:=[.BE413]+[.BG413]" office:value-type="float" office:value="0" calcext:value-type="float">
            <text:p/>
          </table:table-cell>
          <table:table-cell table:formula="of:=[.D41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14]+[.AV414]+[.AR414]+[.AN414]+[.AJ414]+[.AF414]+[.AB414]+[.X414]+[.T414]+[.P414]" office:value-type="float" office:value="0" calcext:value-type="float">
            <text:p/>
          </table:table-cell>
          <table:table-cell table:formula="of:=[.BA414]+[.AW414]+[.AS414]+[.AO414]+[.AK414]+[.AG414]+[.AC414]+[.Y414]+[.U414]+[.Q414]+[.N414]+[.L414]+[.J414]+[.H414]" office:value-type="float" office:value="0" calcext:value-type="float">
            <text:p/>
          </table:table-cell>
          <table:table-cell table:formula="of:=[.BB414]+[.AX414]+[.AT414]+[.AP414]+[.AL414]+[.AH414]+[.AD414]+[.Z414]+[.V414]+[.R414]" office:value-type="float" office:value="0" calcext:value-type="float">
            <text:p/>
          </table:table-cell>
          <table:table-cell table:formula="of:=[.BC414]+[.AY414]+[.AU414]+[.AQ414]+[.AM414]+[.AI414]+[.AE414]+[.AA414]+[.W414]+[.S414]+[.O414]+[.M414]+[.K414]+[.I414]" office:value-type="float" office:value="0" calcext:value-type="float">
            <text:p/>
          </table:table-cell>
          <table:table-cell table:formula="of:=[.BD414]+[.BF414]" office:value-type="float" office:value="0" calcext:value-type="float">
            <text:p/>
          </table:table-cell>
          <table:table-cell table:formula="of:=[.BE414]+[.BG414]" office:value-type="float" office:value="0" calcext:value-type="float">
            <text:p/>
          </table:table-cell>
          <table:table-cell table:formula="of:=[.D41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15]+[.AV415]+[.AR415]+[.AN415]+[.AJ415]+[.AF415]+[.AB415]+[.X415]+[.T415]+[.P415]" office:value-type="float" office:value="0" calcext:value-type="float">
            <text:p/>
          </table:table-cell>
          <table:table-cell table:formula="of:=[.BA415]+[.AW415]+[.AS415]+[.AO415]+[.AK415]+[.AG415]+[.AC415]+[.Y415]+[.U415]+[.Q415]+[.N415]+[.L415]+[.J415]+[.H415]" office:value-type="float" office:value="0" calcext:value-type="float">
            <text:p/>
          </table:table-cell>
          <table:table-cell table:formula="of:=[.BB415]+[.AX415]+[.AT415]+[.AP415]+[.AL415]+[.AH415]+[.AD415]+[.Z415]+[.V415]+[.R415]" office:value-type="float" office:value="0" calcext:value-type="float">
            <text:p/>
          </table:table-cell>
          <table:table-cell table:formula="of:=[.BC415]+[.AY415]+[.AU415]+[.AQ415]+[.AM415]+[.AI415]+[.AE415]+[.AA415]+[.W415]+[.S415]+[.O415]+[.M415]+[.K415]+[.I415]" office:value-type="float" office:value="0" calcext:value-type="float">
            <text:p/>
          </table:table-cell>
          <table:table-cell table:formula="of:=[.BD415]+[.BF415]" office:value-type="float" office:value="0" calcext:value-type="float">
            <text:p/>
          </table:table-cell>
          <table:table-cell table:formula="of:=[.BE415]+[.BG415]" office:value-type="float" office:value="0" calcext:value-type="float">
            <text:p/>
          </table:table-cell>
          <table:table-cell table:formula="of:=[.D41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16]+[.AV416]+[.AR416]+[.AN416]+[.AJ416]+[.AF416]+[.AB416]+[.X416]+[.T416]+[.P416]" office:value-type="float" office:value="0" calcext:value-type="float">
            <text:p/>
          </table:table-cell>
          <table:table-cell table:formula="of:=[.BA416]+[.AW416]+[.AS416]+[.AO416]+[.AK416]+[.AG416]+[.AC416]+[.Y416]+[.U416]+[.Q416]+[.N416]+[.L416]+[.J416]+[.H416]" office:value-type="float" office:value="0" calcext:value-type="float">
            <text:p/>
          </table:table-cell>
          <table:table-cell table:formula="of:=[.BB416]+[.AX416]+[.AT416]+[.AP416]+[.AL416]+[.AH416]+[.AD416]+[.Z416]+[.V416]+[.R416]" office:value-type="float" office:value="0" calcext:value-type="float">
            <text:p/>
          </table:table-cell>
          <table:table-cell table:formula="of:=[.BC416]+[.AY416]+[.AU416]+[.AQ416]+[.AM416]+[.AI416]+[.AE416]+[.AA416]+[.W416]+[.S416]+[.O416]+[.M416]+[.K416]+[.I416]" office:value-type="float" office:value="0" calcext:value-type="float">
            <text:p/>
          </table:table-cell>
          <table:table-cell table:formula="of:=[.BD416]+[.BF416]" office:value-type="float" office:value="0" calcext:value-type="float">
            <text:p/>
          </table:table-cell>
          <table:table-cell table:formula="of:=[.BE416]+[.BG416]" office:value-type="float" office:value="0" calcext:value-type="float">
            <text:p/>
          </table:table-cell>
          <table:table-cell table:formula="of:=[.D41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17]+[.AV417]+[.AR417]+[.AN417]+[.AJ417]+[.AF417]+[.AB417]+[.X417]+[.T417]+[.P417]" office:value-type="float" office:value="0" calcext:value-type="float">
            <text:p/>
          </table:table-cell>
          <table:table-cell table:formula="of:=[.BA417]+[.AW417]+[.AS417]+[.AO417]+[.AK417]+[.AG417]+[.AC417]+[.Y417]+[.U417]+[.Q417]+[.N417]+[.L417]+[.J417]+[.H417]" office:value-type="float" office:value="0" calcext:value-type="float">
            <text:p/>
          </table:table-cell>
          <table:table-cell table:formula="of:=[.BB417]+[.AX417]+[.AT417]+[.AP417]+[.AL417]+[.AH417]+[.AD417]+[.Z417]+[.V417]+[.R417]" office:value-type="float" office:value="0" calcext:value-type="float">
            <text:p/>
          </table:table-cell>
          <table:table-cell table:formula="of:=[.BC417]+[.AY417]+[.AU417]+[.AQ417]+[.AM417]+[.AI417]+[.AE417]+[.AA417]+[.W417]+[.S417]+[.O417]+[.M417]+[.K417]+[.I417]" office:value-type="float" office:value="0" calcext:value-type="float">
            <text:p/>
          </table:table-cell>
          <table:table-cell table:formula="of:=[.BD417]+[.BF417]" office:value-type="float" office:value="0" calcext:value-type="float">
            <text:p/>
          </table:table-cell>
          <table:table-cell table:formula="of:=[.BE417]+[.BG417]" office:value-type="float" office:value="0" calcext:value-type="float">
            <text:p/>
          </table:table-cell>
          <table:table-cell table:formula="of:=[.D41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18]+[.AV418]+[.AR418]+[.AN418]+[.AJ418]+[.AF418]+[.AB418]+[.X418]+[.T418]+[.P418]" office:value-type="float" office:value="0" calcext:value-type="float">
            <text:p/>
          </table:table-cell>
          <table:table-cell table:formula="of:=[.BA418]+[.AW418]+[.AS418]+[.AO418]+[.AK418]+[.AG418]+[.AC418]+[.Y418]+[.U418]+[.Q418]+[.N418]+[.L418]+[.J418]+[.H418]" office:value-type="float" office:value="0" calcext:value-type="float">
            <text:p/>
          </table:table-cell>
          <table:table-cell table:formula="of:=[.BB418]+[.AX418]+[.AT418]+[.AP418]+[.AL418]+[.AH418]+[.AD418]+[.Z418]+[.V418]+[.R418]" office:value-type="float" office:value="0" calcext:value-type="float">
            <text:p/>
          </table:table-cell>
          <table:table-cell table:formula="of:=[.BC418]+[.AY418]+[.AU418]+[.AQ418]+[.AM418]+[.AI418]+[.AE418]+[.AA418]+[.W418]+[.S418]+[.O418]+[.M418]+[.K418]+[.I418]" office:value-type="float" office:value="0" calcext:value-type="float">
            <text:p/>
          </table:table-cell>
          <table:table-cell table:formula="of:=[.BD418]+[.BF418]" office:value-type="float" office:value="0" calcext:value-type="float">
            <text:p/>
          </table:table-cell>
          <table:table-cell table:formula="of:=[.BE418]+[.BG418]" office:value-type="float" office:value="0" calcext:value-type="float">
            <text:p/>
          </table:table-cell>
          <table:table-cell table:formula="of:=[.D41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19]+[.AV419]+[.AR419]+[.AN419]+[.AJ419]+[.AF419]+[.AB419]+[.X419]+[.T419]+[.P419]" office:value-type="float" office:value="0" calcext:value-type="float">
            <text:p/>
          </table:table-cell>
          <table:table-cell table:formula="of:=[.BA419]+[.AW419]+[.AS419]+[.AO419]+[.AK419]+[.AG419]+[.AC419]+[.Y419]+[.U419]+[.Q419]+[.N419]+[.L419]+[.J419]+[.H419]" office:value-type="float" office:value="0" calcext:value-type="float">
            <text:p/>
          </table:table-cell>
          <table:table-cell table:formula="of:=[.BB419]+[.AX419]+[.AT419]+[.AP419]+[.AL419]+[.AH419]+[.AD419]+[.Z419]+[.V419]+[.R419]" office:value-type="float" office:value="0" calcext:value-type="float">
            <text:p/>
          </table:table-cell>
          <table:table-cell table:formula="of:=[.BC419]+[.AY419]+[.AU419]+[.AQ419]+[.AM419]+[.AI419]+[.AE419]+[.AA419]+[.W419]+[.S419]+[.O419]+[.M419]+[.K419]+[.I419]" office:value-type="float" office:value="0" calcext:value-type="float">
            <text:p/>
          </table:table-cell>
          <table:table-cell table:formula="of:=[.BD419]+[.BF419]" office:value-type="float" office:value="0" calcext:value-type="float">
            <text:p/>
          </table:table-cell>
          <table:table-cell table:formula="of:=[.BE419]+[.BG419]" office:value-type="float" office:value="0" calcext:value-type="float">
            <text:p/>
          </table:table-cell>
          <table:table-cell table:formula="of:=[.D41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20]+[.AV420]+[.AR420]+[.AN420]+[.AJ420]+[.AF420]+[.AB420]+[.X420]+[.T420]+[.P420]" office:value-type="float" office:value="0" calcext:value-type="float">
            <text:p/>
          </table:table-cell>
          <table:table-cell table:formula="of:=[.BA420]+[.AW420]+[.AS420]+[.AO420]+[.AK420]+[.AG420]+[.AC420]+[.Y420]+[.U420]+[.Q420]+[.N420]+[.L420]+[.J420]+[.H420]" office:value-type="float" office:value="0" calcext:value-type="float">
            <text:p/>
          </table:table-cell>
          <table:table-cell table:formula="of:=[.BB420]+[.AX420]+[.AT420]+[.AP420]+[.AL420]+[.AH420]+[.AD420]+[.Z420]+[.V420]+[.R420]" office:value-type="float" office:value="0" calcext:value-type="float">
            <text:p/>
          </table:table-cell>
          <table:table-cell table:formula="of:=[.BC420]+[.AY420]+[.AU420]+[.AQ420]+[.AM420]+[.AI420]+[.AE420]+[.AA420]+[.W420]+[.S420]+[.O420]+[.M420]+[.K420]+[.I420]" office:value-type="float" office:value="0" calcext:value-type="float">
            <text:p/>
          </table:table-cell>
          <table:table-cell table:formula="of:=[.BD420]+[.BF420]" office:value-type="float" office:value="0" calcext:value-type="float">
            <text:p/>
          </table:table-cell>
          <table:table-cell table:formula="of:=[.BE420]+[.BG420]" office:value-type="float" office:value="0" calcext:value-type="float">
            <text:p/>
          </table:table-cell>
          <table:table-cell table:formula="of:=[.D42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21]+[.AV421]+[.AR421]+[.AN421]+[.AJ421]+[.AF421]+[.AB421]+[.X421]+[.T421]+[.P421]" office:value-type="float" office:value="0" calcext:value-type="float">
            <text:p/>
          </table:table-cell>
          <table:table-cell table:formula="of:=[.BA421]+[.AW421]+[.AS421]+[.AO421]+[.AK421]+[.AG421]+[.AC421]+[.Y421]+[.U421]+[.Q421]+[.N421]+[.L421]+[.J421]+[.H421]" office:value-type="float" office:value="0" calcext:value-type="float">
            <text:p/>
          </table:table-cell>
          <table:table-cell table:formula="of:=[.BB421]+[.AX421]+[.AT421]+[.AP421]+[.AL421]+[.AH421]+[.AD421]+[.Z421]+[.V421]+[.R421]" office:value-type="float" office:value="0" calcext:value-type="float">
            <text:p/>
          </table:table-cell>
          <table:table-cell table:formula="of:=[.BC421]+[.AY421]+[.AU421]+[.AQ421]+[.AM421]+[.AI421]+[.AE421]+[.AA421]+[.W421]+[.S421]+[.O421]+[.M421]+[.K421]+[.I421]" office:value-type="float" office:value="0" calcext:value-type="float">
            <text:p/>
          </table:table-cell>
          <table:table-cell table:formula="of:=[.BD421]+[.BF421]" office:value-type="float" office:value="0" calcext:value-type="float">
            <text:p/>
          </table:table-cell>
          <table:table-cell table:formula="of:=[.BE421]+[.BG421]" office:value-type="float" office:value="0" calcext:value-type="float">
            <text:p/>
          </table:table-cell>
          <table:table-cell table:formula="of:=[.D42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22]+[.AV422]+[.AR422]+[.AN422]+[.AJ422]+[.AF422]+[.AB422]+[.X422]+[.T422]+[.P422]" office:value-type="float" office:value="0" calcext:value-type="float">
            <text:p/>
          </table:table-cell>
          <table:table-cell table:formula="of:=[.BA422]+[.AW422]+[.AS422]+[.AO422]+[.AK422]+[.AG422]+[.AC422]+[.Y422]+[.U422]+[.Q422]+[.N422]+[.L422]+[.J422]+[.H422]" office:value-type="float" office:value="0" calcext:value-type="float">
            <text:p/>
          </table:table-cell>
          <table:table-cell table:formula="of:=[.BB422]+[.AX422]+[.AT422]+[.AP422]+[.AL422]+[.AH422]+[.AD422]+[.Z422]+[.V422]+[.R422]" office:value-type="float" office:value="0" calcext:value-type="float">
            <text:p/>
          </table:table-cell>
          <table:table-cell table:formula="of:=[.BC422]+[.AY422]+[.AU422]+[.AQ422]+[.AM422]+[.AI422]+[.AE422]+[.AA422]+[.W422]+[.S422]+[.O422]+[.M422]+[.K422]+[.I422]" office:value-type="float" office:value="0" calcext:value-type="float">
            <text:p/>
          </table:table-cell>
          <table:table-cell table:formula="of:=[.BD422]+[.BF422]" office:value-type="float" office:value="0" calcext:value-type="float">
            <text:p/>
          </table:table-cell>
          <table:table-cell table:formula="of:=[.BE422]+[.BG422]" office:value-type="float" office:value="0" calcext:value-type="float">
            <text:p/>
          </table:table-cell>
          <table:table-cell table:formula="of:=[.D42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23]+[.AV423]+[.AR423]+[.AN423]+[.AJ423]+[.AF423]+[.AB423]+[.X423]+[.T423]+[.P423]" office:value-type="float" office:value="0" calcext:value-type="float">
            <text:p/>
          </table:table-cell>
          <table:table-cell table:formula="of:=[.BA423]+[.AW423]+[.AS423]+[.AO423]+[.AK423]+[.AG423]+[.AC423]+[.Y423]+[.U423]+[.Q423]+[.N423]+[.L423]+[.J423]+[.H423]" office:value-type="float" office:value="0" calcext:value-type="float">
            <text:p/>
          </table:table-cell>
          <table:table-cell table:formula="of:=[.BB423]+[.AX423]+[.AT423]+[.AP423]+[.AL423]+[.AH423]+[.AD423]+[.Z423]+[.V423]+[.R423]" office:value-type="float" office:value="0" calcext:value-type="float">
            <text:p/>
          </table:table-cell>
          <table:table-cell table:formula="of:=[.BC423]+[.AY423]+[.AU423]+[.AQ423]+[.AM423]+[.AI423]+[.AE423]+[.AA423]+[.W423]+[.S423]+[.O423]+[.M423]+[.K423]+[.I423]" office:value-type="float" office:value="0" calcext:value-type="float">
            <text:p/>
          </table:table-cell>
          <table:table-cell table:formula="of:=[.BD423]+[.BF423]" office:value-type="float" office:value="0" calcext:value-type="float">
            <text:p/>
          </table:table-cell>
          <table:table-cell table:formula="of:=[.BE423]+[.BG423]" office:value-type="float" office:value="0" calcext:value-type="float">
            <text:p/>
          </table:table-cell>
          <table:table-cell table:formula="of:=[.D42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24]+[.AV424]+[.AR424]+[.AN424]+[.AJ424]+[.AF424]+[.AB424]+[.X424]+[.T424]+[.P424]" office:value-type="float" office:value="0" calcext:value-type="float">
            <text:p/>
          </table:table-cell>
          <table:table-cell table:formula="of:=[.BA424]+[.AW424]+[.AS424]+[.AO424]+[.AK424]+[.AG424]+[.AC424]+[.Y424]+[.U424]+[.Q424]+[.N424]+[.L424]+[.J424]+[.H424]" office:value-type="float" office:value="0" calcext:value-type="float">
            <text:p/>
          </table:table-cell>
          <table:table-cell table:formula="of:=[.BB424]+[.AX424]+[.AT424]+[.AP424]+[.AL424]+[.AH424]+[.AD424]+[.Z424]+[.V424]+[.R424]" office:value-type="float" office:value="0" calcext:value-type="float">
            <text:p/>
          </table:table-cell>
          <table:table-cell table:formula="of:=[.BC424]+[.AY424]+[.AU424]+[.AQ424]+[.AM424]+[.AI424]+[.AE424]+[.AA424]+[.W424]+[.S424]+[.O424]+[.M424]+[.K424]+[.I424]" office:value-type="float" office:value="0" calcext:value-type="float">
            <text:p/>
          </table:table-cell>
          <table:table-cell table:formula="of:=[.BD424]+[.BF424]" office:value-type="float" office:value="0" calcext:value-type="float">
            <text:p/>
          </table:table-cell>
          <table:table-cell table:formula="of:=[.BE424]+[.BG424]" office:value-type="float" office:value="0" calcext:value-type="float">
            <text:p/>
          </table:table-cell>
          <table:table-cell table:formula="of:=[.D42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25]+[.AV425]+[.AR425]+[.AN425]+[.AJ425]+[.AF425]+[.AB425]+[.X425]+[.T425]+[.P425]" office:value-type="float" office:value="0" calcext:value-type="float">
            <text:p/>
          </table:table-cell>
          <table:table-cell table:formula="of:=[.BA425]+[.AW425]+[.AS425]+[.AO425]+[.AK425]+[.AG425]+[.AC425]+[.Y425]+[.U425]+[.Q425]+[.N425]+[.L425]+[.J425]+[.H425]" office:value-type="float" office:value="0" calcext:value-type="float">
            <text:p/>
          </table:table-cell>
          <table:table-cell table:formula="of:=[.BB425]+[.AX425]+[.AT425]+[.AP425]+[.AL425]+[.AH425]+[.AD425]+[.Z425]+[.V425]+[.R425]" office:value-type="float" office:value="0" calcext:value-type="float">
            <text:p/>
          </table:table-cell>
          <table:table-cell table:formula="of:=[.BC425]+[.AY425]+[.AU425]+[.AQ425]+[.AM425]+[.AI425]+[.AE425]+[.AA425]+[.W425]+[.S425]+[.O425]+[.M425]+[.K425]+[.I425]" office:value-type="float" office:value="0" calcext:value-type="float">
            <text:p/>
          </table:table-cell>
          <table:table-cell table:formula="of:=[.BD425]+[.BF425]" office:value-type="float" office:value="0" calcext:value-type="float">
            <text:p/>
          </table:table-cell>
          <table:table-cell table:formula="of:=[.BE425]+[.BG425]" office:value-type="float" office:value="0" calcext:value-type="float">
            <text:p/>
          </table:table-cell>
          <table:table-cell table:formula="of:=[.D42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26]+[.AV426]+[.AR426]+[.AN426]+[.AJ426]+[.AF426]+[.AB426]+[.X426]+[.T426]+[.P426]" office:value-type="float" office:value="0" calcext:value-type="float">
            <text:p/>
          </table:table-cell>
          <table:table-cell table:formula="of:=[.BA426]+[.AW426]+[.AS426]+[.AO426]+[.AK426]+[.AG426]+[.AC426]+[.Y426]+[.U426]+[.Q426]+[.N426]+[.L426]+[.J426]+[.H426]" office:value-type="float" office:value="0" calcext:value-type="float">
            <text:p/>
          </table:table-cell>
          <table:table-cell table:formula="of:=[.BB426]+[.AX426]+[.AT426]+[.AP426]+[.AL426]+[.AH426]+[.AD426]+[.Z426]+[.V426]+[.R426]" office:value-type="float" office:value="0" calcext:value-type="float">
            <text:p/>
          </table:table-cell>
          <table:table-cell table:formula="of:=[.BC426]+[.AY426]+[.AU426]+[.AQ426]+[.AM426]+[.AI426]+[.AE426]+[.AA426]+[.W426]+[.S426]+[.O426]+[.M426]+[.K426]+[.I426]" office:value-type="float" office:value="0" calcext:value-type="float">
            <text:p/>
          </table:table-cell>
          <table:table-cell table:formula="of:=[.BD426]+[.BF426]" office:value-type="float" office:value="0" calcext:value-type="float">
            <text:p/>
          </table:table-cell>
          <table:table-cell table:formula="of:=[.BE426]+[.BG426]" office:value-type="float" office:value="0" calcext:value-type="float">
            <text:p/>
          </table:table-cell>
          <table:table-cell table:formula="of:=[.D42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27]+[.AV427]+[.AR427]+[.AN427]+[.AJ427]+[.AF427]+[.AB427]+[.X427]+[.T427]+[.P427]" office:value-type="float" office:value="0" calcext:value-type="float">
            <text:p/>
          </table:table-cell>
          <table:table-cell table:formula="of:=[.BA427]+[.AW427]+[.AS427]+[.AO427]+[.AK427]+[.AG427]+[.AC427]+[.Y427]+[.U427]+[.Q427]+[.N427]+[.L427]+[.J427]+[.H427]" office:value-type="float" office:value="0" calcext:value-type="float">
            <text:p/>
          </table:table-cell>
          <table:table-cell table:formula="of:=[.BB427]+[.AX427]+[.AT427]+[.AP427]+[.AL427]+[.AH427]+[.AD427]+[.Z427]+[.V427]+[.R427]" office:value-type="float" office:value="0" calcext:value-type="float">
            <text:p/>
          </table:table-cell>
          <table:table-cell table:formula="of:=[.BC427]+[.AY427]+[.AU427]+[.AQ427]+[.AM427]+[.AI427]+[.AE427]+[.AA427]+[.W427]+[.S427]+[.O427]+[.M427]+[.K427]+[.I427]" office:value-type="float" office:value="0" calcext:value-type="float">
            <text:p/>
          </table:table-cell>
          <table:table-cell table:formula="of:=[.BD427]+[.BF427]" office:value-type="float" office:value="0" calcext:value-type="float">
            <text:p/>
          </table:table-cell>
          <table:table-cell table:formula="of:=[.BE427]+[.BG427]" office:value-type="float" office:value="0" calcext:value-type="float">
            <text:p/>
          </table:table-cell>
          <table:table-cell table:formula="of:=[.D42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28]+[.AV428]+[.AR428]+[.AN428]+[.AJ428]+[.AF428]+[.AB428]+[.X428]+[.T428]+[.P428]" office:value-type="float" office:value="0" calcext:value-type="float">
            <text:p/>
          </table:table-cell>
          <table:table-cell table:formula="of:=[.BA428]+[.AW428]+[.AS428]+[.AO428]+[.AK428]+[.AG428]+[.AC428]+[.Y428]+[.U428]+[.Q428]+[.N428]+[.L428]+[.J428]+[.H428]" office:value-type="float" office:value="0" calcext:value-type="float">
            <text:p/>
          </table:table-cell>
          <table:table-cell table:formula="of:=[.BB428]+[.AX428]+[.AT428]+[.AP428]+[.AL428]+[.AH428]+[.AD428]+[.Z428]+[.V428]+[.R428]" office:value-type="float" office:value="0" calcext:value-type="float">
            <text:p/>
          </table:table-cell>
          <table:table-cell table:formula="of:=[.BC428]+[.AY428]+[.AU428]+[.AQ428]+[.AM428]+[.AI428]+[.AE428]+[.AA428]+[.W428]+[.S428]+[.O428]+[.M428]+[.K428]+[.I428]" office:value-type="float" office:value="0" calcext:value-type="float">
            <text:p/>
          </table:table-cell>
          <table:table-cell table:formula="of:=[.BD428]+[.BF428]" office:value-type="float" office:value="0" calcext:value-type="float">
            <text:p/>
          </table:table-cell>
          <table:table-cell table:formula="of:=[.BE428]+[.BG428]" office:value-type="float" office:value="0" calcext:value-type="float">
            <text:p/>
          </table:table-cell>
          <table:table-cell table:formula="of:=[.D42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29]+[.AV429]+[.AR429]+[.AN429]+[.AJ429]+[.AF429]+[.AB429]+[.X429]+[.T429]+[.P429]" office:value-type="float" office:value="0" calcext:value-type="float">
            <text:p/>
          </table:table-cell>
          <table:table-cell table:formula="of:=[.BA429]+[.AW429]+[.AS429]+[.AO429]+[.AK429]+[.AG429]+[.AC429]+[.Y429]+[.U429]+[.Q429]+[.N429]+[.L429]+[.J429]+[.H429]" office:value-type="float" office:value="0" calcext:value-type="float">
            <text:p/>
          </table:table-cell>
          <table:table-cell table:formula="of:=[.BB429]+[.AX429]+[.AT429]+[.AP429]+[.AL429]+[.AH429]+[.AD429]+[.Z429]+[.V429]+[.R429]" office:value-type="float" office:value="0" calcext:value-type="float">
            <text:p/>
          </table:table-cell>
          <table:table-cell table:formula="of:=[.BC429]+[.AY429]+[.AU429]+[.AQ429]+[.AM429]+[.AI429]+[.AE429]+[.AA429]+[.W429]+[.S429]+[.O429]+[.M429]+[.K429]+[.I429]" office:value-type="float" office:value="0" calcext:value-type="float">
            <text:p/>
          </table:table-cell>
          <table:table-cell table:formula="of:=[.BD429]+[.BF429]" office:value-type="float" office:value="0" calcext:value-type="float">
            <text:p/>
          </table:table-cell>
          <table:table-cell table:formula="of:=[.BE429]+[.BG429]" office:value-type="float" office:value="0" calcext:value-type="float">
            <text:p/>
          </table:table-cell>
          <table:table-cell table:formula="of:=[.D42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30]+[.AV430]+[.AR430]+[.AN430]+[.AJ430]+[.AF430]+[.AB430]+[.X430]+[.T430]+[.P430]" office:value-type="float" office:value="0" calcext:value-type="float">
            <text:p/>
          </table:table-cell>
          <table:table-cell table:formula="of:=[.BA430]+[.AW430]+[.AS430]+[.AO430]+[.AK430]+[.AG430]+[.AC430]+[.Y430]+[.U430]+[.Q430]+[.N430]+[.L430]+[.J430]+[.H430]" office:value-type="float" office:value="0" calcext:value-type="float">
            <text:p/>
          </table:table-cell>
          <table:table-cell table:formula="of:=[.BB430]+[.AX430]+[.AT430]+[.AP430]+[.AL430]+[.AH430]+[.AD430]+[.Z430]+[.V430]+[.R430]" office:value-type="float" office:value="0" calcext:value-type="float">
            <text:p/>
          </table:table-cell>
          <table:table-cell table:formula="of:=[.BC430]+[.AY430]+[.AU430]+[.AQ430]+[.AM430]+[.AI430]+[.AE430]+[.AA430]+[.W430]+[.S430]+[.O430]+[.M430]+[.K430]+[.I430]" office:value-type="float" office:value="0" calcext:value-type="float">
            <text:p/>
          </table:table-cell>
          <table:table-cell table:formula="of:=[.BD430]+[.BF430]" office:value-type="float" office:value="0" calcext:value-type="float">
            <text:p/>
          </table:table-cell>
          <table:table-cell table:formula="of:=[.BE430]+[.BG430]" office:value-type="float" office:value="0" calcext:value-type="float">
            <text:p/>
          </table:table-cell>
          <table:table-cell table:formula="of:=[.D43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31]+[.AV431]+[.AR431]+[.AN431]+[.AJ431]+[.AF431]+[.AB431]+[.X431]+[.T431]+[.P431]" office:value-type="float" office:value="0" calcext:value-type="float">
            <text:p/>
          </table:table-cell>
          <table:table-cell table:formula="of:=[.BA431]+[.AW431]+[.AS431]+[.AO431]+[.AK431]+[.AG431]+[.AC431]+[.Y431]+[.U431]+[.Q431]+[.N431]+[.L431]+[.J431]+[.H431]" office:value-type="float" office:value="0" calcext:value-type="float">
            <text:p/>
          </table:table-cell>
          <table:table-cell table:formula="of:=[.BB431]+[.AX431]+[.AT431]+[.AP431]+[.AL431]+[.AH431]+[.AD431]+[.Z431]+[.V431]+[.R431]" office:value-type="float" office:value="0" calcext:value-type="float">
            <text:p/>
          </table:table-cell>
          <table:table-cell table:formula="of:=[.BC431]+[.AY431]+[.AU431]+[.AQ431]+[.AM431]+[.AI431]+[.AE431]+[.AA431]+[.W431]+[.S431]+[.O431]+[.M431]+[.K431]+[.I431]" office:value-type="float" office:value="0" calcext:value-type="float">
            <text:p/>
          </table:table-cell>
          <table:table-cell table:formula="of:=[.BD431]+[.BF431]" office:value-type="float" office:value="0" calcext:value-type="float">
            <text:p/>
          </table:table-cell>
          <table:table-cell table:formula="of:=[.BE431]+[.BG431]" office:value-type="float" office:value="0" calcext:value-type="float">
            <text:p/>
          </table:table-cell>
          <table:table-cell table:formula="of:=[.D43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32]+[.AV432]+[.AR432]+[.AN432]+[.AJ432]+[.AF432]+[.AB432]+[.X432]+[.T432]+[.P432]" office:value-type="float" office:value="0" calcext:value-type="float">
            <text:p/>
          </table:table-cell>
          <table:table-cell table:formula="of:=[.BA432]+[.AW432]+[.AS432]+[.AO432]+[.AK432]+[.AG432]+[.AC432]+[.Y432]+[.U432]+[.Q432]+[.N432]+[.L432]+[.J432]+[.H432]" office:value-type="float" office:value="0" calcext:value-type="float">
            <text:p/>
          </table:table-cell>
          <table:table-cell table:formula="of:=[.BB432]+[.AX432]+[.AT432]+[.AP432]+[.AL432]+[.AH432]+[.AD432]+[.Z432]+[.V432]+[.R432]" office:value-type="float" office:value="0" calcext:value-type="float">
            <text:p/>
          </table:table-cell>
          <table:table-cell table:formula="of:=[.BC432]+[.AY432]+[.AU432]+[.AQ432]+[.AM432]+[.AI432]+[.AE432]+[.AA432]+[.W432]+[.S432]+[.O432]+[.M432]+[.K432]+[.I432]" office:value-type="float" office:value="0" calcext:value-type="float">
            <text:p/>
          </table:table-cell>
          <table:table-cell table:formula="of:=[.BD432]+[.BF432]" office:value-type="float" office:value="0" calcext:value-type="float">
            <text:p/>
          </table:table-cell>
          <table:table-cell table:formula="of:=[.BE432]+[.BG432]" office:value-type="float" office:value="0" calcext:value-type="float">
            <text:p/>
          </table:table-cell>
          <table:table-cell table:formula="of:=[.D43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33]+[.AV433]+[.AR433]+[.AN433]+[.AJ433]+[.AF433]+[.AB433]+[.X433]+[.T433]+[.P433]" office:value-type="float" office:value="0" calcext:value-type="float">
            <text:p/>
          </table:table-cell>
          <table:table-cell table:formula="of:=[.BA433]+[.AW433]+[.AS433]+[.AO433]+[.AK433]+[.AG433]+[.AC433]+[.Y433]+[.U433]+[.Q433]+[.N433]+[.L433]+[.J433]+[.H433]" office:value-type="float" office:value="0" calcext:value-type="float">
            <text:p/>
          </table:table-cell>
          <table:table-cell table:formula="of:=[.BB433]+[.AX433]+[.AT433]+[.AP433]+[.AL433]+[.AH433]+[.AD433]+[.Z433]+[.V433]+[.R433]" office:value-type="float" office:value="0" calcext:value-type="float">
            <text:p/>
          </table:table-cell>
          <table:table-cell table:formula="of:=[.BC433]+[.AY433]+[.AU433]+[.AQ433]+[.AM433]+[.AI433]+[.AE433]+[.AA433]+[.W433]+[.S433]+[.O433]+[.M433]+[.K433]+[.I433]" office:value-type="float" office:value="0" calcext:value-type="float">
            <text:p/>
          </table:table-cell>
          <table:table-cell table:formula="of:=[.BD433]+[.BF433]" office:value-type="float" office:value="0" calcext:value-type="float">
            <text:p/>
          </table:table-cell>
          <table:table-cell table:formula="of:=[.BE433]+[.BG433]" office:value-type="float" office:value="0" calcext:value-type="float">
            <text:p/>
          </table:table-cell>
          <table:table-cell table:formula="of:=[.D43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34]+[.AV434]+[.AR434]+[.AN434]+[.AJ434]+[.AF434]+[.AB434]+[.X434]+[.T434]+[.P434]" office:value-type="float" office:value="0" calcext:value-type="float">
            <text:p/>
          </table:table-cell>
          <table:table-cell table:formula="of:=[.BA434]+[.AW434]+[.AS434]+[.AO434]+[.AK434]+[.AG434]+[.AC434]+[.Y434]+[.U434]+[.Q434]+[.N434]+[.L434]+[.J434]+[.H434]" office:value-type="float" office:value="0" calcext:value-type="float">
            <text:p/>
          </table:table-cell>
          <table:table-cell table:formula="of:=[.BB434]+[.AX434]+[.AT434]+[.AP434]+[.AL434]+[.AH434]+[.AD434]+[.Z434]+[.V434]+[.R434]" office:value-type="float" office:value="0" calcext:value-type="float">
            <text:p/>
          </table:table-cell>
          <table:table-cell table:formula="of:=[.BC434]+[.AY434]+[.AU434]+[.AQ434]+[.AM434]+[.AI434]+[.AE434]+[.AA434]+[.W434]+[.S434]+[.O434]+[.M434]+[.K434]+[.I434]" office:value-type="float" office:value="0" calcext:value-type="float">
            <text:p/>
          </table:table-cell>
          <table:table-cell table:formula="of:=[.BD434]+[.BF434]" office:value-type="float" office:value="0" calcext:value-type="float">
            <text:p/>
          </table:table-cell>
          <table:table-cell table:formula="of:=[.BE434]+[.BG434]" office:value-type="float" office:value="0" calcext:value-type="float">
            <text:p/>
          </table:table-cell>
          <table:table-cell table:formula="of:=[.D43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35]+[.AV435]+[.AR435]+[.AN435]+[.AJ435]+[.AF435]+[.AB435]+[.X435]+[.T435]+[.P435]" office:value-type="float" office:value="0" calcext:value-type="float">
            <text:p/>
          </table:table-cell>
          <table:table-cell table:formula="of:=[.BA435]+[.AW435]+[.AS435]+[.AO435]+[.AK435]+[.AG435]+[.AC435]+[.Y435]+[.U435]+[.Q435]+[.N435]+[.L435]+[.J435]+[.H435]" office:value-type="float" office:value="0" calcext:value-type="float">
            <text:p/>
          </table:table-cell>
          <table:table-cell table:formula="of:=[.BB435]+[.AX435]+[.AT435]+[.AP435]+[.AL435]+[.AH435]+[.AD435]+[.Z435]+[.V435]+[.R435]" office:value-type="float" office:value="0" calcext:value-type="float">
            <text:p/>
          </table:table-cell>
          <table:table-cell table:formula="of:=[.BC435]+[.AY435]+[.AU435]+[.AQ435]+[.AM435]+[.AI435]+[.AE435]+[.AA435]+[.W435]+[.S435]+[.O435]+[.M435]+[.K435]+[.I435]" office:value-type="float" office:value="0" calcext:value-type="float">
            <text:p/>
          </table:table-cell>
          <table:table-cell table:formula="of:=[.BD435]+[.BF435]" office:value-type="float" office:value="0" calcext:value-type="float">
            <text:p/>
          </table:table-cell>
          <table:table-cell table:formula="of:=[.BE435]+[.BG435]" office:value-type="float" office:value="0" calcext:value-type="float">
            <text:p/>
          </table:table-cell>
          <table:table-cell table:formula="of:=[.D43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36]+[.AV436]+[.AR436]+[.AN436]+[.AJ436]+[.AF436]+[.AB436]+[.X436]+[.T436]+[.P436]" office:value-type="float" office:value="0" calcext:value-type="float">
            <text:p/>
          </table:table-cell>
          <table:table-cell table:formula="of:=[.BA436]+[.AW436]+[.AS436]+[.AO436]+[.AK436]+[.AG436]+[.AC436]+[.Y436]+[.U436]+[.Q436]+[.N436]+[.L436]+[.J436]+[.H436]" office:value-type="float" office:value="0" calcext:value-type="float">
            <text:p/>
          </table:table-cell>
          <table:table-cell table:formula="of:=[.BB436]+[.AX436]+[.AT436]+[.AP436]+[.AL436]+[.AH436]+[.AD436]+[.Z436]+[.V436]+[.R436]" office:value-type="float" office:value="0" calcext:value-type="float">
            <text:p/>
          </table:table-cell>
          <table:table-cell table:formula="of:=[.BC436]+[.AY436]+[.AU436]+[.AQ436]+[.AM436]+[.AI436]+[.AE436]+[.AA436]+[.W436]+[.S436]+[.O436]+[.M436]+[.K436]+[.I436]" office:value-type="float" office:value="0" calcext:value-type="float">
            <text:p/>
          </table:table-cell>
          <table:table-cell table:formula="of:=[.BD436]+[.BF436]" office:value-type="float" office:value="0" calcext:value-type="float">
            <text:p/>
          </table:table-cell>
          <table:table-cell table:formula="of:=[.BE436]+[.BG436]" office:value-type="float" office:value="0" calcext:value-type="float">
            <text:p/>
          </table:table-cell>
          <table:table-cell table:formula="of:=[.D43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37]+[.AV437]+[.AR437]+[.AN437]+[.AJ437]+[.AF437]+[.AB437]+[.X437]+[.T437]+[.P437]" office:value-type="float" office:value="0" calcext:value-type="float">
            <text:p/>
          </table:table-cell>
          <table:table-cell table:formula="of:=[.BA437]+[.AW437]+[.AS437]+[.AO437]+[.AK437]+[.AG437]+[.AC437]+[.Y437]+[.U437]+[.Q437]+[.N437]+[.L437]+[.J437]+[.H437]" office:value-type="float" office:value="0" calcext:value-type="float">
            <text:p/>
          </table:table-cell>
          <table:table-cell table:formula="of:=[.BB437]+[.AX437]+[.AT437]+[.AP437]+[.AL437]+[.AH437]+[.AD437]+[.Z437]+[.V437]+[.R437]" office:value-type="float" office:value="0" calcext:value-type="float">
            <text:p/>
          </table:table-cell>
          <table:table-cell table:formula="of:=[.BC437]+[.AY437]+[.AU437]+[.AQ437]+[.AM437]+[.AI437]+[.AE437]+[.AA437]+[.W437]+[.S437]+[.O437]+[.M437]+[.K437]+[.I437]" office:value-type="float" office:value="0" calcext:value-type="float">
            <text:p/>
          </table:table-cell>
          <table:table-cell table:formula="of:=[.BD437]+[.BF437]" office:value-type="float" office:value="0" calcext:value-type="float">
            <text:p/>
          </table:table-cell>
          <table:table-cell table:formula="of:=[.BE437]+[.BG437]" office:value-type="float" office:value="0" calcext:value-type="float">
            <text:p/>
          </table:table-cell>
          <table:table-cell table:formula="of:=[.D43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38]+[.AV438]+[.AR438]+[.AN438]+[.AJ438]+[.AF438]+[.AB438]+[.X438]+[.T438]+[.P438]" office:value-type="float" office:value="0" calcext:value-type="float">
            <text:p/>
          </table:table-cell>
          <table:table-cell table:formula="of:=[.BA438]+[.AW438]+[.AS438]+[.AO438]+[.AK438]+[.AG438]+[.AC438]+[.Y438]+[.U438]+[.Q438]+[.N438]+[.L438]+[.J438]+[.H438]" office:value-type="float" office:value="0" calcext:value-type="float">
            <text:p/>
          </table:table-cell>
          <table:table-cell table:formula="of:=[.BB438]+[.AX438]+[.AT438]+[.AP438]+[.AL438]+[.AH438]+[.AD438]+[.Z438]+[.V438]+[.R438]" office:value-type="float" office:value="0" calcext:value-type="float">
            <text:p/>
          </table:table-cell>
          <table:table-cell table:formula="of:=[.BC438]+[.AY438]+[.AU438]+[.AQ438]+[.AM438]+[.AI438]+[.AE438]+[.AA438]+[.W438]+[.S438]+[.O438]+[.M438]+[.K438]+[.I438]" office:value-type="float" office:value="0" calcext:value-type="float">
            <text:p/>
          </table:table-cell>
          <table:table-cell table:formula="of:=[.BD438]+[.BF438]" office:value-type="float" office:value="0" calcext:value-type="float">
            <text:p/>
          </table:table-cell>
          <table:table-cell table:formula="of:=[.BE438]+[.BG438]" office:value-type="float" office:value="0" calcext:value-type="float">
            <text:p/>
          </table:table-cell>
          <table:table-cell table:formula="of:=[.D43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39]+[.AV439]+[.AR439]+[.AN439]+[.AJ439]+[.AF439]+[.AB439]+[.X439]+[.T439]+[.P439]" office:value-type="float" office:value="0" calcext:value-type="float">
            <text:p/>
          </table:table-cell>
          <table:table-cell table:formula="of:=[.BA439]+[.AW439]+[.AS439]+[.AO439]+[.AK439]+[.AG439]+[.AC439]+[.Y439]+[.U439]+[.Q439]+[.N439]+[.L439]+[.J439]+[.H439]" office:value-type="float" office:value="0" calcext:value-type="float">
            <text:p/>
          </table:table-cell>
          <table:table-cell table:formula="of:=[.BB439]+[.AX439]+[.AT439]+[.AP439]+[.AL439]+[.AH439]+[.AD439]+[.Z439]+[.V439]+[.R439]" office:value-type="float" office:value="0" calcext:value-type="float">
            <text:p/>
          </table:table-cell>
          <table:table-cell table:formula="of:=[.BC439]+[.AY439]+[.AU439]+[.AQ439]+[.AM439]+[.AI439]+[.AE439]+[.AA439]+[.W439]+[.S439]+[.O439]+[.M439]+[.K439]+[.I439]" office:value-type="float" office:value="0" calcext:value-type="float">
            <text:p/>
          </table:table-cell>
          <table:table-cell table:formula="of:=[.BD439]+[.BF439]" office:value-type="float" office:value="0" calcext:value-type="float">
            <text:p/>
          </table:table-cell>
          <table:table-cell table:formula="of:=[.BE439]+[.BG439]" office:value-type="float" office:value="0" calcext:value-type="float">
            <text:p/>
          </table:table-cell>
          <table:table-cell table:formula="of:=[.D43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40]+[.AV440]+[.AR440]+[.AN440]+[.AJ440]+[.AF440]+[.AB440]+[.X440]+[.T440]+[.P440]" office:value-type="float" office:value="0" calcext:value-type="float">
            <text:p/>
          </table:table-cell>
          <table:table-cell table:formula="of:=[.BA440]+[.AW440]+[.AS440]+[.AO440]+[.AK440]+[.AG440]+[.AC440]+[.Y440]+[.U440]+[.Q440]+[.N440]+[.L440]+[.J440]+[.H440]" office:value-type="float" office:value="0" calcext:value-type="float">
            <text:p/>
          </table:table-cell>
          <table:table-cell table:formula="of:=[.BB440]+[.AX440]+[.AT440]+[.AP440]+[.AL440]+[.AH440]+[.AD440]+[.Z440]+[.V440]+[.R440]" office:value-type="float" office:value="0" calcext:value-type="float">
            <text:p/>
          </table:table-cell>
          <table:table-cell table:formula="of:=[.BC440]+[.AY440]+[.AU440]+[.AQ440]+[.AM440]+[.AI440]+[.AE440]+[.AA440]+[.W440]+[.S440]+[.O440]+[.M440]+[.K440]+[.I440]" office:value-type="float" office:value="0" calcext:value-type="float">
            <text:p/>
          </table:table-cell>
          <table:table-cell table:formula="of:=[.BD440]+[.BF440]" office:value-type="float" office:value="0" calcext:value-type="float">
            <text:p/>
          </table:table-cell>
          <table:table-cell table:formula="of:=[.BE440]+[.BG440]" office:value-type="float" office:value="0" calcext:value-type="float">
            <text:p/>
          </table:table-cell>
          <table:table-cell table:formula="of:=[.D44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41]+[.AV441]+[.AR441]+[.AN441]+[.AJ441]+[.AF441]+[.AB441]+[.X441]+[.T441]+[.P441]" office:value-type="float" office:value="0" calcext:value-type="float">
            <text:p/>
          </table:table-cell>
          <table:table-cell table:formula="of:=[.BA441]+[.AW441]+[.AS441]+[.AO441]+[.AK441]+[.AG441]+[.AC441]+[.Y441]+[.U441]+[.Q441]+[.N441]+[.L441]+[.J441]+[.H441]" office:value-type="float" office:value="0" calcext:value-type="float">
            <text:p/>
          </table:table-cell>
          <table:table-cell table:formula="of:=[.BB441]+[.AX441]+[.AT441]+[.AP441]+[.AL441]+[.AH441]+[.AD441]+[.Z441]+[.V441]+[.R441]" office:value-type="float" office:value="0" calcext:value-type="float">
            <text:p/>
          </table:table-cell>
          <table:table-cell table:formula="of:=[.BC441]+[.AY441]+[.AU441]+[.AQ441]+[.AM441]+[.AI441]+[.AE441]+[.AA441]+[.W441]+[.S441]+[.O441]+[.M441]+[.K441]+[.I441]" office:value-type="float" office:value="0" calcext:value-type="float">
            <text:p/>
          </table:table-cell>
          <table:table-cell table:formula="of:=[.BD441]+[.BF441]" office:value-type="float" office:value="0" calcext:value-type="float">
            <text:p/>
          </table:table-cell>
          <table:table-cell table:formula="of:=[.BE441]+[.BG441]" office:value-type="float" office:value="0" calcext:value-type="float">
            <text:p/>
          </table:table-cell>
          <table:table-cell table:formula="of:=[.D44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42]+[.AV442]+[.AR442]+[.AN442]+[.AJ442]+[.AF442]+[.AB442]+[.X442]+[.T442]+[.P442]" office:value-type="float" office:value="0" calcext:value-type="float">
            <text:p/>
          </table:table-cell>
          <table:table-cell table:formula="of:=[.BA442]+[.AW442]+[.AS442]+[.AO442]+[.AK442]+[.AG442]+[.AC442]+[.Y442]+[.U442]+[.Q442]+[.N442]+[.L442]+[.J442]+[.H442]" office:value-type="float" office:value="0" calcext:value-type="float">
            <text:p/>
          </table:table-cell>
          <table:table-cell table:formula="of:=[.BB442]+[.AX442]+[.AT442]+[.AP442]+[.AL442]+[.AH442]+[.AD442]+[.Z442]+[.V442]+[.R442]" office:value-type="float" office:value="0" calcext:value-type="float">
            <text:p/>
          </table:table-cell>
          <table:table-cell table:formula="of:=[.BC442]+[.AY442]+[.AU442]+[.AQ442]+[.AM442]+[.AI442]+[.AE442]+[.AA442]+[.W442]+[.S442]+[.O442]+[.M442]+[.K442]+[.I442]" office:value-type="float" office:value="0" calcext:value-type="float">
            <text:p/>
          </table:table-cell>
          <table:table-cell table:formula="of:=[.BD442]+[.BF442]" office:value-type="float" office:value="0" calcext:value-type="float">
            <text:p/>
          </table:table-cell>
          <table:table-cell table:formula="of:=[.BE442]+[.BG442]" office:value-type="float" office:value="0" calcext:value-type="float">
            <text:p/>
          </table:table-cell>
          <table:table-cell table:formula="of:=[.D44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43]+[.AV443]+[.AR443]+[.AN443]+[.AJ443]+[.AF443]+[.AB443]+[.X443]+[.T443]+[.P443]" office:value-type="float" office:value="0" calcext:value-type="float">
            <text:p/>
          </table:table-cell>
          <table:table-cell table:formula="of:=[.BA443]+[.AW443]+[.AS443]+[.AO443]+[.AK443]+[.AG443]+[.AC443]+[.Y443]+[.U443]+[.Q443]+[.N443]+[.L443]+[.J443]+[.H443]" office:value-type="float" office:value="0" calcext:value-type="float">
            <text:p/>
          </table:table-cell>
          <table:table-cell table:formula="of:=[.BB443]+[.AX443]+[.AT443]+[.AP443]+[.AL443]+[.AH443]+[.AD443]+[.Z443]+[.V443]+[.R443]" office:value-type="float" office:value="0" calcext:value-type="float">
            <text:p/>
          </table:table-cell>
          <table:table-cell table:formula="of:=[.BC443]+[.AY443]+[.AU443]+[.AQ443]+[.AM443]+[.AI443]+[.AE443]+[.AA443]+[.W443]+[.S443]+[.O443]+[.M443]+[.K443]+[.I443]" office:value-type="float" office:value="0" calcext:value-type="float">
            <text:p/>
          </table:table-cell>
          <table:table-cell table:formula="of:=[.BD443]+[.BF443]" office:value-type="float" office:value="0" calcext:value-type="float">
            <text:p/>
          </table:table-cell>
          <table:table-cell table:formula="of:=[.BE443]+[.BG443]" office:value-type="float" office:value="0" calcext:value-type="float">
            <text:p/>
          </table:table-cell>
          <table:table-cell table:formula="of:=[.D44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44]+[.AV444]+[.AR444]+[.AN444]+[.AJ444]+[.AF444]+[.AB444]+[.X444]+[.T444]+[.P444]" office:value-type="float" office:value="0" calcext:value-type="float">
            <text:p/>
          </table:table-cell>
          <table:table-cell table:formula="of:=[.BA444]+[.AW444]+[.AS444]+[.AO444]+[.AK444]+[.AG444]+[.AC444]+[.Y444]+[.U444]+[.Q444]+[.N444]+[.L444]+[.J444]+[.H444]" office:value-type="float" office:value="0" calcext:value-type="float">
            <text:p/>
          </table:table-cell>
          <table:table-cell table:formula="of:=[.BB444]+[.AX444]+[.AT444]+[.AP444]+[.AL444]+[.AH444]+[.AD444]+[.Z444]+[.V444]+[.R444]" office:value-type="float" office:value="0" calcext:value-type="float">
            <text:p/>
          </table:table-cell>
          <table:table-cell table:formula="of:=[.BC444]+[.AY444]+[.AU444]+[.AQ444]+[.AM444]+[.AI444]+[.AE444]+[.AA444]+[.W444]+[.S444]+[.O444]+[.M444]+[.K444]+[.I444]" office:value-type="float" office:value="0" calcext:value-type="float">
            <text:p/>
          </table:table-cell>
          <table:table-cell table:formula="of:=[.BD444]+[.BF444]" office:value-type="float" office:value="0" calcext:value-type="float">
            <text:p/>
          </table:table-cell>
          <table:table-cell table:formula="of:=[.BE444]+[.BG444]" office:value-type="float" office:value="0" calcext:value-type="float">
            <text:p/>
          </table:table-cell>
          <table:table-cell table:formula="of:=[.D44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45]+[.AV445]+[.AR445]+[.AN445]+[.AJ445]+[.AF445]+[.AB445]+[.X445]+[.T445]+[.P445]" office:value-type="float" office:value="0" calcext:value-type="float">
            <text:p/>
          </table:table-cell>
          <table:table-cell table:formula="of:=[.BA445]+[.AW445]+[.AS445]+[.AO445]+[.AK445]+[.AG445]+[.AC445]+[.Y445]+[.U445]+[.Q445]+[.N445]+[.L445]+[.J445]+[.H445]" office:value-type="float" office:value="0" calcext:value-type="float">
            <text:p/>
          </table:table-cell>
          <table:table-cell table:formula="of:=[.BB445]+[.AX445]+[.AT445]+[.AP445]+[.AL445]+[.AH445]+[.AD445]+[.Z445]+[.V445]+[.R445]" office:value-type="float" office:value="0" calcext:value-type="float">
            <text:p/>
          </table:table-cell>
          <table:table-cell table:formula="of:=[.BC445]+[.AY445]+[.AU445]+[.AQ445]+[.AM445]+[.AI445]+[.AE445]+[.AA445]+[.W445]+[.S445]+[.O445]+[.M445]+[.K445]+[.I445]" office:value-type="float" office:value="0" calcext:value-type="float">
            <text:p/>
          </table:table-cell>
          <table:table-cell table:formula="of:=[.BD445]+[.BF445]" office:value-type="float" office:value="0" calcext:value-type="float">
            <text:p/>
          </table:table-cell>
          <table:table-cell table:formula="of:=[.BE445]+[.BG445]" office:value-type="float" office:value="0" calcext:value-type="float">
            <text:p/>
          </table:table-cell>
          <table:table-cell table:formula="of:=[.D44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46]+[.AV446]+[.AR446]+[.AN446]+[.AJ446]+[.AF446]+[.AB446]+[.X446]+[.T446]+[.P446]" office:value-type="float" office:value="0" calcext:value-type="float">
            <text:p/>
          </table:table-cell>
          <table:table-cell table:formula="of:=[.BA446]+[.AW446]+[.AS446]+[.AO446]+[.AK446]+[.AG446]+[.AC446]+[.Y446]+[.U446]+[.Q446]+[.N446]+[.L446]+[.J446]+[.H446]" office:value-type="float" office:value="0" calcext:value-type="float">
            <text:p/>
          </table:table-cell>
          <table:table-cell table:formula="of:=[.BB446]+[.AX446]+[.AT446]+[.AP446]+[.AL446]+[.AH446]+[.AD446]+[.Z446]+[.V446]+[.R446]" office:value-type="float" office:value="0" calcext:value-type="float">
            <text:p/>
          </table:table-cell>
          <table:table-cell table:formula="of:=[.BC446]+[.AY446]+[.AU446]+[.AQ446]+[.AM446]+[.AI446]+[.AE446]+[.AA446]+[.W446]+[.S446]+[.O446]+[.M446]+[.K446]+[.I446]" office:value-type="float" office:value="0" calcext:value-type="float">
            <text:p/>
          </table:table-cell>
          <table:table-cell table:formula="of:=[.BD446]+[.BF446]" office:value-type="float" office:value="0" calcext:value-type="float">
            <text:p/>
          </table:table-cell>
          <table:table-cell table:formula="of:=[.BE446]+[.BG446]" office:value-type="float" office:value="0" calcext:value-type="float">
            <text:p/>
          </table:table-cell>
          <table:table-cell table:formula="of:=[.D44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47]+[.AV447]+[.AR447]+[.AN447]+[.AJ447]+[.AF447]+[.AB447]+[.X447]+[.T447]+[.P447]" office:value-type="float" office:value="0" calcext:value-type="float">
            <text:p/>
          </table:table-cell>
          <table:table-cell table:formula="of:=[.BA447]+[.AW447]+[.AS447]+[.AO447]+[.AK447]+[.AG447]+[.AC447]+[.Y447]+[.U447]+[.Q447]+[.N447]+[.L447]+[.J447]+[.H447]" office:value-type="float" office:value="0" calcext:value-type="float">
            <text:p/>
          </table:table-cell>
          <table:table-cell table:formula="of:=[.BB447]+[.AX447]+[.AT447]+[.AP447]+[.AL447]+[.AH447]+[.AD447]+[.Z447]+[.V447]+[.R447]" office:value-type="float" office:value="0" calcext:value-type="float">
            <text:p/>
          </table:table-cell>
          <table:table-cell table:formula="of:=[.BC447]+[.AY447]+[.AU447]+[.AQ447]+[.AM447]+[.AI447]+[.AE447]+[.AA447]+[.W447]+[.S447]+[.O447]+[.M447]+[.K447]+[.I447]" office:value-type="float" office:value="0" calcext:value-type="float">
            <text:p/>
          </table:table-cell>
          <table:table-cell table:formula="of:=[.BD447]+[.BF447]" office:value-type="float" office:value="0" calcext:value-type="float">
            <text:p/>
          </table:table-cell>
          <table:table-cell table:formula="of:=[.BE447]+[.BG447]" office:value-type="float" office:value="0" calcext:value-type="float">
            <text:p/>
          </table:table-cell>
          <table:table-cell table:formula="of:=[.D44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48]+[.AV448]+[.AR448]+[.AN448]+[.AJ448]+[.AF448]+[.AB448]+[.X448]+[.T448]+[.P448]" office:value-type="float" office:value="0" calcext:value-type="float">
            <text:p/>
          </table:table-cell>
          <table:table-cell table:formula="of:=[.BA448]+[.AW448]+[.AS448]+[.AO448]+[.AK448]+[.AG448]+[.AC448]+[.Y448]+[.U448]+[.Q448]+[.N448]+[.L448]+[.J448]+[.H448]" office:value-type="float" office:value="0" calcext:value-type="float">
            <text:p/>
          </table:table-cell>
          <table:table-cell table:formula="of:=[.BB448]+[.AX448]+[.AT448]+[.AP448]+[.AL448]+[.AH448]+[.AD448]+[.Z448]+[.V448]+[.R448]" office:value-type="float" office:value="0" calcext:value-type="float">
            <text:p/>
          </table:table-cell>
          <table:table-cell table:formula="of:=[.BC448]+[.AY448]+[.AU448]+[.AQ448]+[.AM448]+[.AI448]+[.AE448]+[.AA448]+[.W448]+[.S448]+[.O448]+[.M448]+[.K448]+[.I448]" office:value-type="float" office:value="0" calcext:value-type="float">
            <text:p/>
          </table:table-cell>
          <table:table-cell table:formula="of:=[.BD448]+[.BF448]" office:value-type="float" office:value="0" calcext:value-type="float">
            <text:p/>
          </table:table-cell>
          <table:table-cell table:formula="of:=[.BE448]+[.BG448]" office:value-type="float" office:value="0" calcext:value-type="float">
            <text:p/>
          </table:table-cell>
          <table:table-cell table:formula="of:=[.D44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49]+[.AV449]+[.AR449]+[.AN449]+[.AJ449]+[.AF449]+[.AB449]+[.X449]+[.T449]+[.P449]" office:value-type="float" office:value="0" calcext:value-type="float">
            <text:p/>
          </table:table-cell>
          <table:table-cell table:formula="of:=[.BA449]+[.AW449]+[.AS449]+[.AO449]+[.AK449]+[.AG449]+[.AC449]+[.Y449]+[.U449]+[.Q449]+[.N449]+[.L449]+[.J449]+[.H449]" office:value-type="float" office:value="0" calcext:value-type="float">
            <text:p/>
          </table:table-cell>
          <table:table-cell table:formula="of:=[.BB449]+[.AX449]+[.AT449]+[.AP449]+[.AL449]+[.AH449]+[.AD449]+[.Z449]+[.V449]+[.R449]" office:value-type="float" office:value="0" calcext:value-type="float">
            <text:p/>
          </table:table-cell>
          <table:table-cell table:formula="of:=[.BC449]+[.AY449]+[.AU449]+[.AQ449]+[.AM449]+[.AI449]+[.AE449]+[.AA449]+[.W449]+[.S449]+[.O449]+[.M449]+[.K449]+[.I449]" office:value-type="float" office:value="0" calcext:value-type="float">
            <text:p/>
          </table:table-cell>
          <table:table-cell table:formula="of:=[.BD449]+[.BF449]" office:value-type="float" office:value="0" calcext:value-type="float">
            <text:p/>
          </table:table-cell>
          <table:table-cell table:formula="of:=[.BE449]+[.BG449]" office:value-type="float" office:value="0" calcext:value-type="float">
            <text:p/>
          </table:table-cell>
          <table:table-cell table:formula="of:=[.D44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50]+[.AV450]+[.AR450]+[.AN450]+[.AJ450]+[.AF450]+[.AB450]+[.X450]+[.T450]+[.P450]" office:value-type="float" office:value="0" calcext:value-type="float">
            <text:p/>
          </table:table-cell>
          <table:table-cell table:formula="of:=[.BA450]+[.AW450]+[.AS450]+[.AO450]+[.AK450]+[.AG450]+[.AC450]+[.Y450]+[.U450]+[.Q450]+[.N450]+[.L450]+[.J450]+[.H450]" office:value-type="float" office:value="0" calcext:value-type="float">
            <text:p/>
          </table:table-cell>
          <table:table-cell table:formula="of:=[.BB450]+[.AX450]+[.AT450]+[.AP450]+[.AL450]+[.AH450]+[.AD450]+[.Z450]+[.V450]+[.R450]" office:value-type="float" office:value="0" calcext:value-type="float">
            <text:p/>
          </table:table-cell>
          <table:table-cell table:formula="of:=[.BC450]+[.AY450]+[.AU450]+[.AQ450]+[.AM450]+[.AI450]+[.AE450]+[.AA450]+[.W450]+[.S450]+[.O450]+[.M450]+[.K450]+[.I450]" office:value-type="float" office:value="0" calcext:value-type="float">
            <text:p/>
          </table:table-cell>
          <table:table-cell table:formula="of:=[.BD450]+[.BF450]" office:value-type="float" office:value="0" calcext:value-type="float">
            <text:p/>
          </table:table-cell>
          <table:table-cell table:formula="of:=[.BE450]+[.BG450]" office:value-type="float" office:value="0" calcext:value-type="float">
            <text:p/>
          </table:table-cell>
          <table:table-cell table:formula="of:=[.D45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51]+[.AV451]+[.AR451]+[.AN451]+[.AJ451]+[.AF451]+[.AB451]+[.X451]+[.T451]+[.P451]" office:value-type="float" office:value="0" calcext:value-type="float">
            <text:p/>
          </table:table-cell>
          <table:table-cell table:formula="of:=[.BA451]+[.AW451]+[.AS451]+[.AO451]+[.AK451]+[.AG451]+[.AC451]+[.Y451]+[.U451]+[.Q451]+[.N451]+[.L451]+[.J451]+[.H451]" office:value-type="float" office:value="0" calcext:value-type="float">
            <text:p/>
          </table:table-cell>
          <table:table-cell table:formula="of:=[.BB451]+[.AX451]+[.AT451]+[.AP451]+[.AL451]+[.AH451]+[.AD451]+[.Z451]+[.V451]+[.R451]" office:value-type="float" office:value="0" calcext:value-type="float">
            <text:p/>
          </table:table-cell>
          <table:table-cell table:formula="of:=[.BC451]+[.AY451]+[.AU451]+[.AQ451]+[.AM451]+[.AI451]+[.AE451]+[.AA451]+[.W451]+[.S451]+[.O451]+[.M451]+[.K451]+[.I451]" office:value-type="float" office:value="0" calcext:value-type="float">
            <text:p/>
          </table:table-cell>
          <table:table-cell table:formula="of:=[.BD451]+[.BF451]" office:value-type="float" office:value="0" calcext:value-type="float">
            <text:p/>
          </table:table-cell>
          <table:table-cell table:formula="of:=[.BE451]+[.BG451]" office:value-type="float" office:value="0" calcext:value-type="float">
            <text:p/>
          </table:table-cell>
          <table:table-cell table:formula="of:=[.D45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52]+[.AV452]+[.AR452]+[.AN452]+[.AJ452]+[.AF452]+[.AB452]+[.X452]+[.T452]+[.P452]" office:value-type="float" office:value="0" calcext:value-type="float">
            <text:p/>
          </table:table-cell>
          <table:table-cell table:formula="of:=[.BA452]+[.AW452]+[.AS452]+[.AO452]+[.AK452]+[.AG452]+[.AC452]+[.Y452]+[.U452]+[.Q452]+[.N452]+[.L452]+[.J452]+[.H452]" office:value-type="float" office:value="0" calcext:value-type="float">
            <text:p/>
          </table:table-cell>
          <table:table-cell table:formula="of:=[.BB452]+[.AX452]+[.AT452]+[.AP452]+[.AL452]+[.AH452]+[.AD452]+[.Z452]+[.V452]+[.R452]" office:value-type="float" office:value="0" calcext:value-type="float">
            <text:p/>
          </table:table-cell>
          <table:table-cell table:formula="of:=[.BC452]+[.AY452]+[.AU452]+[.AQ452]+[.AM452]+[.AI452]+[.AE452]+[.AA452]+[.W452]+[.S452]+[.O452]+[.M452]+[.K452]+[.I452]" office:value-type="float" office:value="0" calcext:value-type="float">
            <text:p/>
          </table:table-cell>
          <table:table-cell table:formula="of:=[.BD452]+[.BF452]" office:value-type="float" office:value="0" calcext:value-type="float">
            <text:p/>
          </table:table-cell>
          <table:table-cell table:formula="of:=[.BE452]+[.BG452]" office:value-type="float" office:value="0" calcext:value-type="float">
            <text:p/>
          </table:table-cell>
          <table:table-cell table:formula="of:=[.D45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53]+[.AV453]+[.AR453]+[.AN453]+[.AJ453]+[.AF453]+[.AB453]+[.X453]+[.T453]+[.P453]" office:value-type="float" office:value="0" calcext:value-type="float">
            <text:p/>
          </table:table-cell>
          <table:table-cell table:formula="of:=[.BA453]+[.AW453]+[.AS453]+[.AO453]+[.AK453]+[.AG453]+[.AC453]+[.Y453]+[.U453]+[.Q453]+[.N453]+[.L453]+[.J453]+[.H453]" office:value-type="float" office:value="0" calcext:value-type="float">
            <text:p/>
          </table:table-cell>
          <table:table-cell table:formula="of:=[.BB453]+[.AX453]+[.AT453]+[.AP453]+[.AL453]+[.AH453]+[.AD453]+[.Z453]+[.V453]+[.R453]" office:value-type="float" office:value="0" calcext:value-type="float">
            <text:p/>
          </table:table-cell>
          <table:table-cell table:formula="of:=[.BC453]+[.AY453]+[.AU453]+[.AQ453]+[.AM453]+[.AI453]+[.AE453]+[.AA453]+[.W453]+[.S453]+[.O453]+[.M453]+[.K453]+[.I453]" office:value-type="float" office:value="0" calcext:value-type="float">
            <text:p/>
          </table:table-cell>
          <table:table-cell table:formula="of:=[.BD453]+[.BF453]" office:value-type="float" office:value="0" calcext:value-type="float">
            <text:p/>
          </table:table-cell>
          <table:table-cell table:formula="of:=[.BE453]+[.BG453]" office:value-type="float" office:value="0" calcext:value-type="float">
            <text:p/>
          </table:table-cell>
          <table:table-cell table:formula="of:=[.D45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54]+[.AV454]+[.AR454]+[.AN454]+[.AJ454]+[.AF454]+[.AB454]+[.X454]+[.T454]+[.P454]" office:value-type="float" office:value="0" calcext:value-type="float">
            <text:p/>
          </table:table-cell>
          <table:table-cell table:formula="of:=[.BA454]+[.AW454]+[.AS454]+[.AO454]+[.AK454]+[.AG454]+[.AC454]+[.Y454]+[.U454]+[.Q454]+[.N454]+[.L454]+[.J454]+[.H454]" office:value-type="float" office:value="0" calcext:value-type="float">
            <text:p/>
          </table:table-cell>
          <table:table-cell table:formula="of:=[.BB454]+[.AX454]+[.AT454]+[.AP454]+[.AL454]+[.AH454]+[.AD454]+[.Z454]+[.V454]+[.R454]" office:value-type="float" office:value="0" calcext:value-type="float">
            <text:p/>
          </table:table-cell>
          <table:table-cell table:formula="of:=[.BC454]+[.AY454]+[.AU454]+[.AQ454]+[.AM454]+[.AI454]+[.AE454]+[.AA454]+[.W454]+[.S454]+[.O454]+[.M454]+[.K454]+[.I454]" office:value-type="float" office:value="0" calcext:value-type="float">
            <text:p/>
          </table:table-cell>
          <table:table-cell table:formula="of:=[.BD454]+[.BF454]" office:value-type="float" office:value="0" calcext:value-type="float">
            <text:p/>
          </table:table-cell>
          <table:table-cell table:formula="of:=[.BE454]+[.BG454]" office:value-type="float" office:value="0" calcext:value-type="float">
            <text:p/>
          </table:table-cell>
          <table:table-cell table:formula="of:=[.D45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55]+[.AV455]+[.AR455]+[.AN455]+[.AJ455]+[.AF455]+[.AB455]+[.X455]+[.T455]+[.P455]" office:value-type="float" office:value="0" calcext:value-type="float">
            <text:p/>
          </table:table-cell>
          <table:table-cell table:formula="of:=[.BA455]+[.AW455]+[.AS455]+[.AO455]+[.AK455]+[.AG455]+[.AC455]+[.Y455]+[.U455]+[.Q455]+[.N455]+[.L455]+[.J455]+[.H455]" office:value-type="float" office:value="0" calcext:value-type="float">
            <text:p/>
          </table:table-cell>
          <table:table-cell table:formula="of:=[.BB455]+[.AX455]+[.AT455]+[.AP455]+[.AL455]+[.AH455]+[.AD455]+[.Z455]+[.V455]+[.R455]" office:value-type="float" office:value="0" calcext:value-type="float">
            <text:p/>
          </table:table-cell>
          <table:table-cell table:formula="of:=[.BC455]+[.AY455]+[.AU455]+[.AQ455]+[.AM455]+[.AI455]+[.AE455]+[.AA455]+[.W455]+[.S455]+[.O455]+[.M455]+[.K455]+[.I455]" office:value-type="float" office:value="0" calcext:value-type="float">
            <text:p/>
          </table:table-cell>
          <table:table-cell table:formula="of:=[.BD455]+[.BF455]" office:value-type="float" office:value="0" calcext:value-type="float">
            <text:p/>
          </table:table-cell>
          <table:table-cell table:formula="of:=[.BE455]+[.BG455]" office:value-type="float" office:value="0" calcext:value-type="float">
            <text:p/>
          </table:table-cell>
          <table:table-cell table:formula="of:=[.D45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56]+[.AV456]+[.AR456]+[.AN456]+[.AJ456]+[.AF456]+[.AB456]+[.X456]+[.T456]+[.P456]" office:value-type="float" office:value="0" calcext:value-type="float">
            <text:p/>
          </table:table-cell>
          <table:table-cell table:formula="of:=[.BA456]+[.AW456]+[.AS456]+[.AO456]+[.AK456]+[.AG456]+[.AC456]+[.Y456]+[.U456]+[.Q456]+[.N456]+[.L456]+[.J456]+[.H456]" office:value-type="float" office:value="0" calcext:value-type="float">
            <text:p/>
          </table:table-cell>
          <table:table-cell table:formula="of:=[.BB456]+[.AX456]+[.AT456]+[.AP456]+[.AL456]+[.AH456]+[.AD456]+[.Z456]+[.V456]+[.R456]" office:value-type="float" office:value="0" calcext:value-type="float">
            <text:p/>
          </table:table-cell>
          <table:table-cell table:formula="of:=[.BC456]+[.AY456]+[.AU456]+[.AQ456]+[.AM456]+[.AI456]+[.AE456]+[.AA456]+[.W456]+[.S456]+[.O456]+[.M456]+[.K456]+[.I456]" office:value-type="float" office:value="0" calcext:value-type="float">
            <text:p/>
          </table:table-cell>
          <table:table-cell table:formula="of:=[.BD456]+[.BF456]" office:value-type="float" office:value="0" calcext:value-type="float">
            <text:p/>
          </table:table-cell>
          <table:table-cell table:formula="of:=[.BE456]+[.BG456]" office:value-type="float" office:value="0" calcext:value-type="float">
            <text:p/>
          </table:table-cell>
          <table:table-cell table:formula="of:=[.D45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57]+[.AV457]+[.AR457]+[.AN457]+[.AJ457]+[.AF457]+[.AB457]+[.X457]+[.T457]+[.P457]" office:value-type="float" office:value="0" calcext:value-type="float">
            <text:p/>
          </table:table-cell>
          <table:table-cell table:formula="of:=[.BA457]+[.AW457]+[.AS457]+[.AO457]+[.AK457]+[.AG457]+[.AC457]+[.Y457]+[.U457]+[.Q457]+[.N457]+[.L457]+[.J457]+[.H457]" office:value-type="float" office:value="0" calcext:value-type="float">
            <text:p/>
          </table:table-cell>
          <table:table-cell table:formula="of:=[.BB457]+[.AX457]+[.AT457]+[.AP457]+[.AL457]+[.AH457]+[.AD457]+[.Z457]+[.V457]+[.R457]" office:value-type="float" office:value="0" calcext:value-type="float">
            <text:p/>
          </table:table-cell>
          <table:table-cell table:formula="of:=[.BC457]+[.AY457]+[.AU457]+[.AQ457]+[.AM457]+[.AI457]+[.AE457]+[.AA457]+[.W457]+[.S457]+[.O457]+[.M457]+[.K457]+[.I457]" office:value-type="float" office:value="0" calcext:value-type="float">
            <text:p/>
          </table:table-cell>
          <table:table-cell table:formula="of:=[.BD457]+[.BF457]" office:value-type="float" office:value="0" calcext:value-type="float">
            <text:p/>
          </table:table-cell>
          <table:table-cell table:formula="of:=[.BE457]+[.BG457]" office:value-type="float" office:value="0" calcext:value-type="float">
            <text:p/>
          </table:table-cell>
          <table:table-cell table:formula="of:=[.D45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58]+[.AV458]+[.AR458]+[.AN458]+[.AJ458]+[.AF458]+[.AB458]+[.X458]+[.T458]+[.P458]" office:value-type="float" office:value="0" calcext:value-type="float">
            <text:p/>
          </table:table-cell>
          <table:table-cell table:formula="of:=[.BA458]+[.AW458]+[.AS458]+[.AO458]+[.AK458]+[.AG458]+[.AC458]+[.Y458]+[.U458]+[.Q458]+[.N458]+[.L458]+[.J458]+[.H458]" office:value-type="float" office:value="0" calcext:value-type="float">
            <text:p/>
          </table:table-cell>
          <table:table-cell table:formula="of:=[.BB458]+[.AX458]+[.AT458]+[.AP458]+[.AL458]+[.AH458]+[.AD458]+[.Z458]+[.V458]+[.R458]" office:value-type="float" office:value="0" calcext:value-type="float">
            <text:p/>
          </table:table-cell>
          <table:table-cell table:formula="of:=[.BC458]+[.AY458]+[.AU458]+[.AQ458]+[.AM458]+[.AI458]+[.AE458]+[.AA458]+[.W458]+[.S458]+[.O458]+[.M458]+[.K458]+[.I458]" office:value-type="float" office:value="0" calcext:value-type="float">
            <text:p/>
          </table:table-cell>
          <table:table-cell table:formula="of:=[.BD458]+[.BF458]" office:value-type="float" office:value="0" calcext:value-type="float">
            <text:p/>
          </table:table-cell>
          <table:table-cell table:formula="of:=[.BE458]+[.BG458]" office:value-type="float" office:value="0" calcext:value-type="float">
            <text:p/>
          </table:table-cell>
          <table:table-cell table:formula="of:=[.D45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59]+[.AV459]+[.AR459]+[.AN459]+[.AJ459]+[.AF459]+[.AB459]+[.X459]+[.T459]+[.P459]" office:value-type="float" office:value="0" calcext:value-type="float">
            <text:p/>
          </table:table-cell>
          <table:table-cell table:formula="of:=[.BA459]+[.AW459]+[.AS459]+[.AO459]+[.AK459]+[.AG459]+[.AC459]+[.Y459]+[.U459]+[.Q459]+[.N459]+[.L459]+[.J459]+[.H459]" office:value-type="float" office:value="0" calcext:value-type="float">
            <text:p/>
          </table:table-cell>
          <table:table-cell table:formula="of:=[.BB459]+[.AX459]+[.AT459]+[.AP459]+[.AL459]+[.AH459]+[.AD459]+[.Z459]+[.V459]+[.R459]" office:value-type="float" office:value="0" calcext:value-type="float">
            <text:p/>
          </table:table-cell>
          <table:table-cell table:formula="of:=[.BC459]+[.AY459]+[.AU459]+[.AQ459]+[.AM459]+[.AI459]+[.AE459]+[.AA459]+[.W459]+[.S459]+[.O459]+[.M459]+[.K459]+[.I459]" office:value-type="float" office:value="0" calcext:value-type="float">
            <text:p/>
          </table:table-cell>
          <table:table-cell table:formula="of:=[.BD459]+[.BF459]" office:value-type="float" office:value="0" calcext:value-type="float">
            <text:p/>
          </table:table-cell>
          <table:table-cell table:formula="of:=[.BE459]+[.BG459]" office:value-type="float" office:value="0" calcext:value-type="float">
            <text:p/>
          </table:table-cell>
          <table:table-cell table:formula="of:=[.D45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60]+[.AV460]+[.AR460]+[.AN460]+[.AJ460]+[.AF460]+[.AB460]+[.X460]+[.T460]+[.P460]" office:value-type="float" office:value="0" calcext:value-type="float">
            <text:p/>
          </table:table-cell>
          <table:table-cell table:formula="of:=[.BA460]+[.AW460]+[.AS460]+[.AO460]+[.AK460]+[.AG460]+[.AC460]+[.Y460]+[.U460]+[.Q460]+[.N460]+[.L460]+[.J460]+[.H460]" office:value-type="float" office:value="0" calcext:value-type="float">
            <text:p/>
          </table:table-cell>
          <table:table-cell table:formula="of:=[.BB460]+[.AX460]+[.AT460]+[.AP460]+[.AL460]+[.AH460]+[.AD460]+[.Z460]+[.V460]+[.R460]" office:value-type="float" office:value="0" calcext:value-type="float">
            <text:p/>
          </table:table-cell>
          <table:table-cell table:formula="of:=[.BC460]+[.AY460]+[.AU460]+[.AQ460]+[.AM460]+[.AI460]+[.AE460]+[.AA460]+[.W460]+[.S460]+[.O460]+[.M460]+[.K460]+[.I460]" office:value-type="float" office:value="0" calcext:value-type="float">
            <text:p/>
          </table:table-cell>
          <table:table-cell table:formula="of:=[.BD460]+[.BF460]" office:value-type="float" office:value="0" calcext:value-type="float">
            <text:p/>
          </table:table-cell>
          <table:table-cell table:formula="of:=[.BE460]+[.BG460]" office:value-type="float" office:value="0" calcext:value-type="float">
            <text:p/>
          </table:table-cell>
          <table:table-cell table:formula="of:=[.D46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61]+[.AV461]+[.AR461]+[.AN461]+[.AJ461]+[.AF461]+[.AB461]+[.X461]+[.T461]+[.P461]" office:value-type="float" office:value="0" calcext:value-type="float">
            <text:p/>
          </table:table-cell>
          <table:table-cell table:formula="of:=[.BA461]+[.AW461]+[.AS461]+[.AO461]+[.AK461]+[.AG461]+[.AC461]+[.Y461]+[.U461]+[.Q461]+[.N461]+[.L461]+[.J461]+[.H461]" office:value-type="float" office:value="0" calcext:value-type="float">
            <text:p/>
          </table:table-cell>
          <table:table-cell table:formula="of:=[.BB461]+[.AX461]+[.AT461]+[.AP461]+[.AL461]+[.AH461]+[.AD461]+[.Z461]+[.V461]+[.R461]" office:value-type="float" office:value="0" calcext:value-type="float">
            <text:p/>
          </table:table-cell>
          <table:table-cell table:formula="of:=[.BC461]+[.AY461]+[.AU461]+[.AQ461]+[.AM461]+[.AI461]+[.AE461]+[.AA461]+[.W461]+[.S461]+[.O461]+[.M461]+[.K461]+[.I461]" office:value-type="float" office:value="0" calcext:value-type="float">
            <text:p/>
          </table:table-cell>
          <table:table-cell table:formula="of:=[.BD461]+[.BF461]" office:value-type="float" office:value="0" calcext:value-type="float">
            <text:p/>
          </table:table-cell>
          <table:table-cell table:formula="of:=[.BE461]+[.BG461]" office:value-type="float" office:value="0" calcext:value-type="float">
            <text:p/>
          </table:table-cell>
          <table:table-cell table:formula="of:=[.D46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62]+[.AV462]+[.AR462]+[.AN462]+[.AJ462]+[.AF462]+[.AB462]+[.X462]+[.T462]+[.P462]" office:value-type="float" office:value="0" calcext:value-type="float">
            <text:p/>
          </table:table-cell>
          <table:table-cell table:formula="of:=[.BA462]+[.AW462]+[.AS462]+[.AO462]+[.AK462]+[.AG462]+[.AC462]+[.Y462]+[.U462]+[.Q462]+[.N462]+[.L462]+[.J462]+[.H462]" office:value-type="float" office:value="0" calcext:value-type="float">
            <text:p/>
          </table:table-cell>
          <table:table-cell table:formula="of:=[.BB462]+[.AX462]+[.AT462]+[.AP462]+[.AL462]+[.AH462]+[.AD462]+[.Z462]+[.V462]+[.R462]" office:value-type="float" office:value="0" calcext:value-type="float">
            <text:p/>
          </table:table-cell>
          <table:table-cell table:formula="of:=[.BC462]+[.AY462]+[.AU462]+[.AQ462]+[.AM462]+[.AI462]+[.AE462]+[.AA462]+[.W462]+[.S462]+[.O462]+[.M462]+[.K462]+[.I462]" office:value-type="float" office:value="0" calcext:value-type="float">
            <text:p/>
          </table:table-cell>
          <table:table-cell table:formula="of:=[.BD462]+[.BF462]" office:value-type="float" office:value="0" calcext:value-type="float">
            <text:p/>
          </table:table-cell>
          <table:table-cell table:formula="of:=[.BE462]+[.BG462]" office:value-type="float" office:value="0" calcext:value-type="float">
            <text:p/>
          </table:table-cell>
          <table:table-cell table:formula="of:=[.D46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63]+[.AV463]+[.AR463]+[.AN463]+[.AJ463]+[.AF463]+[.AB463]+[.X463]+[.T463]+[.P463]" office:value-type="float" office:value="0" calcext:value-type="float">
            <text:p/>
          </table:table-cell>
          <table:table-cell table:formula="of:=[.BA463]+[.AW463]+[.AS463]+[.AO463]+[.AK463]+[.AG463]+[.AC463]+[.Y463]+[.U463]+[.Q463]+[.N463]+[.L463]+[.J463]+[.H463]" office:value-type="float" office:value="0" calcext:value-type="float">
            <text:p/>
          </table:table-cell>
          <table:table-cell table:formula="of:=[.BB463]+[.AX463]+[.AT463]+[.AP463]+[.AL463]+[.AH463]+[.AD463]+[.Z463]+[.V463]+[.R463]" office:value-type="float" office:value="0" calcext:value-type="float">
            <text:p/>
          </table:table-cell>
          <table:table-cell table:formula="of:=[.BC463]+[.AY463]+[.AU463]+[.AQ463]+[.AM463]+[.AI463]+[.AE463]+[.AA463]+[.W463]+[.S463]+[.O463]+[.M463]+[.K463]+[.I463]" office:value-type="float" office:value="0" calcext:value-type="float">
            <text:p/>
          </table:table-cell>
          <table:table-cell table:formula="of:=[.BD463]+[.BF463]" office:value-type="float" office:value="0" calcext:value-type="float">
            <text:p/>
          </table:table-cell>
          <table:table-cell table:formula="of:=[.BE463]+[.BG463]" office:value-type="float" office:value="0" calcext:value-type="float">
            <text:p/>
          </table:table-cell>
          <table:table-cell table:formula="of:=[.D46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64]+[.AV464]+[.AR464]+[.AN464]+[.AJ464]+[.AF464]+[.AB464]+[.X464]+[.T464]+[.P464]" office:value-type="float" office:value="0" calcext:value-type="float">
            <text:p/>
          </table:table-cell>
          <table:table-cell table:formula="of:=[.BA464]+[.AW464]+[.AS464]+[.AO464]+[.AK464]+[.AG464]+[.AC464]+[.Y464]+[.U464]+[.Q464]+[.N464]+[.L464]+[.J464]+[.H464]" office:value-type="float" office:value="0" calcext:value-type="float">
            <text:p/>
          </table:table-cell>
          <table:table-cell table:formula="of:=[.BB464]+[.AX464]+[.AT464]+[.AP464]+[.AL464]+[.AH464]+[.AD464]+[.Z464]+[.V464]+[.R464]" office:value-type="float" office:value="0" calcext:value-type="float">
            <text:p/>
          </table:table-cell>
          <table:table-cell table:formula="of:=[.BC464]+[.AY464]+[.AU464]+[.AQ464]+[.AM464]+[.AI464]+[.AE464]+[.AA464]+[.W464]+[.S464]+[.O464]+[.M464]+[.K464]+[.I464]" office:value-type="float" office:value="0" calcext:value-type="float">
            <text:p/>
          </table:table-cell>
          <table:table-cell table:formula="of:=[.BD464]+[.BF464]" office:value-type="float" office:value="0" calcext:value-type="float">
            <text:p/>
          </table:table-cell>
          <table:table-cell table:formula="of:=[.BE464]+[.BG464]" office:value-type="float" office:value="0" calcext:value-type="float">
            <text:p/>
          </table:table-cell>
          <table:table-cell table:formula="of:=[.D46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65]+[.AV465]+[.AR465]+[.AN465]+[.AJ465]+[.AF465]+[.AB465]+[.X465]+[.T465]+[.P465]" office:value-type="float" office:value="0" calcext:value-type="float">
            <text:p/>
          </table:table-cell>
          <table:table-cell table:formula="of:=[.BA465]+[.AW465]+[.AS465]+[.AO465]+[.AK465]+[.AG465]+[.AC465]+[.Y465]+[.U465]+[.Q465]+[.N465]+[.L465]+[.J465]+[.H465]" office:value-type="float" office:value="0" calcext:value-type="float">
            <text:p/>
          </table:table-cell>
          <table:table-cell table:formula="of:=[.BB465]+[.AX465]+[.AT465]+[.AP465]+[.AL465]+[.AH465]+[.AD465]+[.Z465]+[.V465]+[.R465]" office:value-type="float" office:value="0" calcext:value-type="float">
            <text:p/>
          </table:table-cell>
          <table:table-cell table:formula="of:=[.BC465]+[.AY465]+[.AU465]+[.AQ465]+[.AM465]+[.AI465]+[.AE465]+[.AA465]+[.W465]+[.S465]+[.O465]+[.M465]+[.K465]+[.I465]" office:value-type="float" office:value="0" calcext:value-type="float">
            <text:p/>
          </table:table-cell>
          <table:table-cell table:formula="of:=[.BD465]+[.BF465]" office:value-type="float" office:value="0" calcext:value-type="float">
            <text:p/>
          </table:table-cell>
          <table:table-cell table:formula="of:=[.BE465]+[.BG465]" office:value-type="float" office:value="0" calcext:value-type="float">
            <text:p/>
          </table:table-cell>
          <table:table-cell table:formula="of:=[.D46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66]+[.AV466]+[.AR466]+[.AN466]+[.AJ466]+[.AF466]+[.AB466]+[.X466]+[.T466]+[.P466]" office:value-type="float" office:value="0" calcext:value-type="float">
            <text:p/>
          </table:table-cell>
          <table:table-cell table:formula="of:=[.BA466]+[.AW466]+[.AS466]+[.AO466]+[.AK466]+[.AG466]+[.AC466]+[.Y466]+[.U466]+[.Q466]+[.N466]+[.L466]+[.J466]+[.H466]" office:value-type="float" office:value="0" calcext:value-type="float">
            <text:p/>
          </table:table-cell>
          <table:table-cell table:formula="of:=[.BB466]+[.AX466]+[.AT466]+[.AP466]+[.AL466]+[.AH466]+[.AD466]+[.Z466]+[.V466]+[.R466]" office:value-type="float" office:value="0" calcext:value-type="float">
            <text:p/>
          </table:table-cell>
          <table:table-cell table:formula="of:=[.BC466]+[.AY466]+[.AU466]+[.AQ466]+[.AM466]+[.AI466]+[.AE466]+[.AA466]+[.W466]+[.S466]+[.O466]+[.M466]+[.K466]+[.I466]" office:value-type="float" office:value="0" calcext:value-type="float">
            <text:p/>
          </table:table-cell>
          <table:table-cell table:formula="of:=[.BD466]+[.BF466]" office:value-type="float" office:value="0" calcext:value-type="float">
            <text:p/>
          </table:table-cell>
          <table:table-cell table:formula="of:=[.BE466]+[.BG466]" office:value-type="float" office:value="0" calcext:value-type="float">
            <text:p/>
          </table:table-cell>
          <table:table-cell table:formula="of:=[.D46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67]+[.AV467]+[.AR467]+[.AN467]+[.AJ467]+[.AF467]+[.AB467]+[.X467]+[.T467]+[.P467]" office:value-type="float" office:value="0" calcext:value-type="float">
            <text:p/>
          </table:table-cell>
          <table:table-cell table:formula="of:=[.BA467]+[.AW467]+[.AS467]+[.AO467]+[.AK467]+[.AG467]+[.AC467]+[.Y467]+[.U467]+[.Q467]+[.N467]+[.L467]+[.J467]+[.H467]" office:value-type="float" office:value="0" calcext:value-type="float">
            <text:p/>
          </table:table-cell>
          <table:table-cell table:formula="of:=[.BB467]+[.AX467]+[.AT467]+[.AP467]+[.AL467]+[.AH467]+[.AD467]+[.Z467]+[.V467]+[.R467]" office:value-type="float" office:value="0" calcext:value-type="float">
            <text:p/>
          </table:table-cell>
          <table:table-cell table:formula="of:=[.BC467]+[.AY467]+[.AU467]+[.AQ467]+[.AM467]+[.AI467]+[.AE467]+[.AA467]+[.W467]+[.S467]+[.O467]+[.M467]+[.K467]+[.I467]" office:value-type="float" office:value="0" calcext:value-type="float">
            <text:p/>
          </table:table-cell>
          <table:table-cell table:formula="of:=[.BD467]+[.BF467]" office:value-type="float" office:value="0" calcext:value-type="float">
            <text:p/>
          </table:table-cell>
          <table:table-cell table:formula="of:=[.BE467]+[.BG467]" office:value-type="float" office:value="0" calcext:value-type="float">
            <text:p/>
          </table:table-cell>
          <table:table-cell table:formula="of:=[.D46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68]+[.AV468]+[.AR468]+[.AN468]+[.AJ468]+[.AF468]+[.AB468]+[.X468]+[.T468]+[.P468]" office:value-type="float" office:value="0" calcext:value-type="float">
            <text:p/>
          </table:table-cell>
          <table:table-cell table:formula="of:=[.BA468]+[.AW468]+[.AS468]+[.AO468]+[.AK468]+[.AG468]+[.AC468]+[.Y468]+[.U468]+[.Q468]+[.N468]+[.L468]+[.J468]+[.H468]" office:value-type="float" office:value="0" calcext:value-type="float">
            <text:p/>
          </table:table-cell>
          <table:table-cell table:formula="of:=[.BB468]+[.AX468]+[.AT468]+[.AP468]+[.AL468]+[.AH468]+[.AD468]+[.Z468]+[.V468]+[.R468]" office:value-type="float" office:value="0" calcext:value-type="float">
            <text:p/>
          </table:table-cell>
          <table:table-cell table:formula="of:=[.BC468]+[.AY468]+[.AU468]+[.AQ468]+[.AM468]+[.AI468]+[.AE468]+[.AA468]+[.W468]+[.S468]+[.O468]+[.M468]+[.K468]+[.I468]" office:value-type="float" office:value="0" calcext:value-type="float">
            <text:p/>
          </table:table-cell>
          <table:table-cell table:formula="of:=[.BD468]+[.BF468]" office:value-type="float" office:value="0" calcext:value-type="float">
            <text:p/>
          </table:table-cell>
          <table:table-cell table:formula="of:=[.BE468]+[.BG468]" office:value-type="float" office:value="0" calcext:value-type="float">
            <text:p/>
          </table:table-cell>
          <table:table-cell table:formula="of:=[.D46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69]+[.AV469]+[.AR469]+[.AN469]+[.AJ469]+[.AF469]+[.AB469]+[.X469]+[.T469]+[.P469]" office:value-type="float" office:value="0" calcext:value-type="float">
            <text:p/>
          </table:table-cell>
          <table:table-cell table:formula="of:=[.BA469]+[.AW469]+[.AS469]+[.AO469]+[.AK469]+[.AG469]+[.AC469]+[.Y469]+[.U469]+[.Q469]+[.N469]+[.L469]+[.J469]+[.H469]" office:value-type="float" office:value="0" calcext:value-type="float">
            <text:p/>
          </table:table-cell>
          <table:table-cell table:formula="of:=[.BB469]+[.AX469]+[.AT469]+[.AP469]+[.AL469]+[.AH469]+[.AD469]+[.Z469]+[.V469]+[.R469]" office:value-type="float" office:value="0" calcext:value-type="float">
            <text:p/>
          </table:table-cell>
          <table:table-cell table:formula="of:=[.BC469]+[.AY469]+[.AU469]+[.AQ469]+[.AM469]+[.AI469]+[.AE469]+[.AA469]+[.W469]+[.S469]+[.O469]+[.M469]+[.K469]+[.I469]" office:value-type="float" office:value="0" calcext:value-type="float">
            <text:p/>
          </table:table-cell>
          <table:table-cell table:formula="of:=[.BD469]+[.BF469]" office:value-type="float" office:value="0" calcext:value-type="float">
            <text:p/>
          </table:table-cell>
          <table:table-cell table:formula="of:=[.BE469]+[.BG469]" office:value-type="float" office:value="0" calcext:value-type="float">
            <text:p/>
          </table:table-cell>
          <table:table-cell table:formula="of:=[.D46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70]+[.AV470]+[.AR470]+[.AN470]+[.AJ470]+[.AF470]+[.AB470]+[.X470]+[.T470]+[.P470]" office:value-type="float" office:value="0" calcext:value-type="float">
            <text:p/>
          </table:table-cell>
          <table:table-cell table:formula="of:=[.BA470]+[.AW470]+[.AS470]+[.AO470]+[.AK470]+[.AG470]+[.AC470]+[.Y470]+[.U470]+[.Q470]+[.N470]+[.L470]+[.J470]+[.H470]" office:value-type="float" office:value="0" calcext:value-type="float">
            <text:p/>
          </table:table-cell>
          <table:table-cell table:formula="of:=[.BB470]+[.AX470]+[.AT470]+[.AP470]+[.AL470]+[.AH470]+[.AD470]+[.Z470]+[.V470]+[.R470]" office:value-type="float" office:value="0" calcext:value-type="float">
            <text:p/>
          </table:table-cell>
          <table:table-cell table:formula="of:=[.BC470]+[.AY470]+[.AU470]+[.AQ470]+[.AM470]+[.AI470]+[.AE470]+[.AA470]+[.W470]+[.S470]+[.O470]+[.M470]+[.K470]+[.I470]" office:value-type="float" office:value="0" calcext:value-type="float">
            <text:p/>
          </table:table-cell>
          <table:table-cell table:formula="of:=[.BD470]+[.BF470]" office:value-type="float" office:value="0" calcext:value-type="float">
            <text:p/>
          </table:table-cell>
          <table:table-cell table:formula="of:=[.BE470]+[.BG470]" office:value-type="float" office:value="0" calcext:value-type="float">
            <text:p/>
          </table:table-cell>
          <table:table-cell table:formula="of:=[.D47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71]+[.AV471]+[.AR471]+[.AN471]+[.AJ471]+[.AF471]+[.AB471]+[.X471]+[.T471]+[.P471]" office:value-type="float" office:value="0" calcext:value-type="float">
            <text:p/>
          </table:table-cell>
          <table:table-cell table:formula="of:=[.BA471]+[.AW471]+[.AS471]+[.AO471]+[.AK471]+[.AG471]+[.AC471]+[.Y471]+[.U471]+[.Q471]+[.N471]+[.L471]+[.J471]+[.H471]" office:value-type="float" office:value="0" calcext:value-type="float">
            <text:p/>
          </table:table-cell>
          <table:table-cell table:formula="of:=[.BB471]+[.AX471]+[.AT471]+[.AP471]+[.AL471]+[.AH471]+[.AD471]+[.Z471]+[.V471]+[.R471]" office:value-type="float" office:value="0" calcext:value-type="float">
            <text:p/>
          </table:table-cell>
          <table:table-cell table:formula="of:=[.BC471]+[.AY471]+[.AU471]+[.AQ471]+[.AM471]+[.AI471]+[.AE471]+[.AA471]+[.W471]+[.S471]+[.O471]+[.M471]+[.K471]+[.I471]" office:value-type="float" office:value="0" calcext:value-type="float">
            <text:p/>
          </table:table-cell>
          <table:table-cell table:formula="of:=[.BD471]+[.BF471]" office:value-type="float" office:value="0" calcext:value-type="float">
            <text:p/>
          </table:table-cell>
          <table:table-cell table:formula="of:=[.BE471]+[.BG471]" office:value-type="float" office:value="0" calcext:value-type="float">
            <text:p/>
          </table:table-cell>
          <table:table-cell table:formula="of:=[.D47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72]+[.AV472]+[.AR472]+[.AN472]+[.AJ472]+[.AF472]+[.AB472]+[.X472]+[.T472]+[.P472]" office:value-type="float" office:value="0" calcext:value-type="float">
            <text:p/>
          </table:table-cell>
          <table:table-cell table:formula="of:=[.BA472]+[.AW472]+[.AS472]+[.AO472]+[.AK472]+[.AG472]+[.AC472]+[.Y472]+[.U472]+[.Q472]+[.N472]+[.L472]+[.J472]+[.H472]" office:value-type="float" office:value="0" calcext:value-type="float">
            <text:p/>
          </table:table-cell>
          <table:table-cell table:formula="of:=[.BB472]+[.AX472]+[.AT472]+[.AP472]+[.AL472]+[.AH472]+[.AD472]+[.Z472]+[.V472]+[.R472]" office:value-type="float" office:value="0" calcext:value-type="float">
            <text:p/>
          </table:table-cell>
          <table:table-cell table:formula="of:=[.BC472]+[.AY472]+[.AU472]+[.AQ472]+[.AM472]+[.AI472]+[.AE472]+[.AA472]+[.W472]+[.S472]+[.O472]+[.M472]+[.K472]+[.I472]" office:value-type="float" office:value="0" calcext:value-type="float">
            <text:p/>
          </table:table-cell>
          <table:table-cell table:formula="of:=[.BD472]+[.BF472]" office:value-type="float" office:value="0" calcext:value-type="float">
            <text:p/>
          </table:table-cell>
          <table:table-cell table:formula="of:=[.BE472]+[.BG472]" office:value-type="float" office:value="0" calcext:value-type="float">
            <text:p/>
          </table:table-cell>
          <table:table-cell table:formula="of:=[.D47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73]+[.AV473]+[.AR473]+[.AN473]+[.AJ473]+[.AF473]+[.AB473]+[.X473]+[.T473]+[.P473]" office:value-type="float" office:value="0" calcext:value-type="float">
            <text:p/>
          </table:table-cell>
          <table:table-cell table:formula="of:=[.BA473]+[.AW473]+[.AS473]+[.AO473]+[.AK473]+[.AG473]+[.AC473]+[.Y473]+[.U473]+[.Q473]+[.N473]+[.L473]+[.J473]+[.H473]" office:value-type="float" office:value="0" calcext:value-type="float">
            <text:p/>
          </table:table-cell>
          <table:table-cell table:formula="of:=[.BB473]+[.AX473]+[.AT473]+[.AP473]+[.AL473]+[.AH473]+[.AD473]+[.Z473]+[.V473]+[.R473]" office:value-type="float" office:value="0" calcext:value-type="float">
            <text:p/>
          </table:table-cell>
          <table:table-cell table:formula="of:=[.BC473]+[.AY473]+[.AU473]+[.AQ473]+[.AM473]+[.AI473]+[.AE473]+[.AA473]+[.W473]+[.S473]+[.O473]+[.M473]+[.K473]+[.I473]" office:value-type="float" office:value="0" calcext:value-type="float">
            <text:p/>
          </table:table-cell>
          <table:table-cell table:formula="of:=[.BD473]+[.BF473]" office:value-type="float" office:value="0" calcext:value-type="float">
            <text:p/>
          </table:table-cell>
          <table:table-cell table:formula="of:=[.BE473]+[.BG473]" office:value-type="float" office:value="0" calcext:value-type="float">
            <text:p/>
          </table:table-cell>
          <table:table-cell table:formula="of:=[.D47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74]+[.AV474]+[.AR474]+[.AN474]+[.AJ474]+[.AF474]+[.AB474]+[.X474]+[.T474]+[.P474]" office:value-type="float" office:value="0" calcext:value-type="float">
            <text:p/>
          </table:table-cell>
          <table:table-cell table:formula="of:=[.BA474]+[.AW474]+[.AS474]+[.AO474]+[.AK474]+[.AG474]+[.AC474]+[.Y474]+[.U474]+[.Q474]+[.N474]+[.L474]+[.J474]+[.H474]" office:value-type="float" office:value="0" calcext:value-type="float">
            <text:p/>
          </table:table-cell>
          <table:table-cell table:formula="of:=[.BB474]+[.AX474]+[.AT474]+[.AP474]+[.AL474]+[.AH474]+[.AD474]+[.Z474]+[.V474]+[.R474]" office:value-type="float" office:value="0" calcext:value-type="float">
            <text:p/>
          </table:table-cell>
          <table:table-cell table:formula="of:=[.BC474]+[.AY474]+[.AU474]+[.AQ474]+[.AM474]+[.AI474]+[.AE474]+[.AA474]+[.W474]+[.S474]+[.O474]+[.M474]+[.K474]+[.I474]" office:value-type="float" office:value="0" calcext:value-type="float">
            <text:p/>
          </table:table-cell>
          <table:table-cell table:formula="of:=[.BD474]+[.BF474]" office:value-type="float" office:value="0" calcext:value-type="float">
            <text:p/>
          </table:table-cell>
          <table:table-cell table:formula="of:=[.BE474]+[.BG474]" office:value-type="float" office:value="0" calcext:value-type="float">
            <text:p/>
          </table:table-cell>
          <table:table-cell table:formula="of:=[.D47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75]+[.AV475]+[.AR475]+[.AN475]+[.AJ475]+[.AF475]+[.AB475]+[.X475]+[.T475]+[.P475]" office:value-type="float" office:value="0" calcext:value-type="float">
            <text:p/>
          </table:table-cell>
          <table:table-cell table:formula="of:=[.BA475]+[.AW475]+[.AS475]+[.AO475]+[.AK475]+[.AG475]+[.AC475]+[.Y475]+[.U475]+[.Q475]+[.N475]+[.L475]+[.J475]+[.H475]" office:value-type="float" office:value="0" calcext:value-type="float">
            <text:p/>
          </table:table-cell>
          <table:table-cell table:formula="of:=[.BB475]+[.AX475]+[.AT475]+[.AP475]+[.AL475]+[.AH475]+[.AD475]+[.Z475]+[.V475]+[.R475]" office:value-type="float" office:value="0" calcext:value-type="float">
            <text:p/>
          </table:table-cell>
          <table:table-cell table:formula="of:=[.BC475]+[.AY475]+[.AU475]+[.AQ475]+[.AM475]+[.AI475]+[.AE475]+[.AA475]+[.W475]+[.S475]+[.O475]+[.M475]+[.K475]+[.I475]" office:value-type="float" office:value="0" calcext:value-type="float">
            <text:p/>
          </table:table-cell>
          <table:table-cell table:formula="of:=[.BD475]+[.BF475]" office:value-type="float" office:value="0" calcext:value-type="float">
            <text:p/>
          </table:table-cell>
          <table:table-cell table:formula="of:=[.BE475]+[.BG475]" office:value-type="float" office:value="0" calcext:value-type="float">
            <text:p/>
          </table:table-cell>
          <table:table-cell table:formula="of:=[.D47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76]+[.AV476]+[.AR476]+[.AN476]+[.AJ476]+[.AF476]+[.AB476]+[.X476]+[.T476]+[.P476]" office:value-type="float" office:value="0" calcext:value-type="float">
            <text:p/>
          </table:table-cell>
          <table:table-cell table:formula="of:=[.BA476]+[.AW476]+[.AS476]+[.AO476]+[.AK476]+[.AG476]+[.AC476]+[.Y476]+[.U476]+[.Q476]+[.N476]+[.L476]+[.J476]+[.H476]" office:value-type="float" office:value="0" calcext:value-type="float">
            <text:p/>
          </table:table-cell>
          <table:table-cell table:formula="of:=[.BB476]+[.AX476]+[.AT476]+[.AP476]+[.AL476]+[.AH476]+[.AD476]+[.Z476]+[.V476]+[.R476]" office:value-type="float" office:value="0" calcext:value-type="float">
            <text:p/>
          </table:table-cell>
          <table:table-cell table:formula="of:=[.BC476]+[.AY476]+[.AU476]+[.AQ476]+[.AM476]+[.AI476]+[.AE476]+[.AA476]+[.W476]+[.S476]+[.O476]+[.M476]+[.K476]+[.I476]" office:value-type="float" office:value="0" calcext:value-type="float">
            <text:p/>
          </table:table-cell>
          <table:table-cell table:formula="of:=[.BD476]+[.BF476]" office:value-type="float" office:value="0" calcext:value-type="float">
            <text:p/>
          </table:table-cell>
          <table:table-cell table:formula="of:=[.BE476]+[.BG476]" office:value-type="float" office:value="0" calcext:value-type="float">
            <text:p/>
          </table:table-cell>
          <table:table-cell table:formula="of:=[.D47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77]+[.AV477]+[.AR477]+[.AN477]+[.AJ477]+[.AF477]+[.AB477]+[.X477]+[.T477]+[.P477]" office:value-type="float" office:value="0" calcext:value-type="float">
            <text:p/>
          </table:table-cell>
          <table:table-cell table:formula="of:=[.BA477]+[.AW477]+[.AS477]+[.AO477]+[.AK477]+[.AG477]+[.AC477]+[.Y477]+[.U477]+[.Q477]+[.N477]+[.L477]+[.J477]+[.H477]" office:value-type="float" office:value="0" calcext:value-type="float">
            <text:p/>
          </table:table-cell>
          <table:table-cell table:formula="of:=[.BB477]+[.AX477]+[.AT477]+[.AP477]+[.AL477]+[.AH477]+[.AD477]+[.Z477]+[.V477]+[.R477]" office:value-type="float" office:value="0" calcext:value-type="float">
            <text:p/>
          </table:table-cell>
          <table:table-cell table:formula="of:=[.BC477]+[.AY477]+[.AU477]+[.AQ477]+[.AM477]+[.AI477]+[.AE477]+[.AA477]+[.W477]+[.S477]+[.O477]+[.M477]+[.K477]+[.I477]" office:value-type="float" office:value="0" calcext:value-type="float">
            <text:p/>
          </table:table-cell>
          <table:table-cell table:formula="of:=[.BD477]+[.BF477]" office:value-type="float" office:value="0" calcext:value-type="float">
            <text:p/>
          </table:table-cell>
          <table:table-cell table:formula="of:=[.BE477]+[.BG477]" office:value-type="float" office:value="0" calcext:value-type="float">
            <text:p/>
          </table:table-cell>
          <table:table-cell table:formula="of:=[.D47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78]+[.AV478]+[.AR478]+[.AN478]+[.AJ478]+[.AF478]+[.AB478]+[.X478]+[.T478]+[.P478]" office:value-type="float" office:value="0" calcext:value-type="float">
            <text:p/>
          </table:table-cell>
          <table:table-cell table:formula="of:=[.BA478]+[.AW478]+[.AS478]+[.AO478]+[.AK478]+[.AG478]+[.AC478]+[.Y478]+[.U478]+[.Q478]+[.N478]+[.L478]+[.J478]+[.H478]" office:value-type="float" office:value="0" calcext:value-type="float">
            <text:p/>
          </table:table-cell>
          <table:table-cell table:formula="of:=[.BB478]+[.AX478]+[.AT478]+[.AP478]+[.AL478]+[.AH478]+[.AD478]+[.Z478]+[.V478]+[.R478]" office:value-type="float" office:value="0" calcext:value-type="float">
            <text:p/>
          </table:table-cell>
          <table:table-cell table:formula="of:=[.BC478]+[.AY478]+[.AU478]+[.AQ478]+[.AM478]+[.AI478]+[.AE478]+[.AA478]+[.W478]+[.S478]+[.O478]+[.M478]+[.K478]+[.I478]" office:value-type="float" office:value="0" calcext:value-type="float">
            <text:p/>
          </table:table-cell>
          <table:table-cell table:formula="of:=[.BD478]+[.BF478]" office:value-type="float" office:value="0" calcext:value-type="float">
            <text:p/>
          </table:table-cell>
          <table:table-cell table:formula="of:=[.BE478]+[.BG478]" office:value-type="float" office:value="0" calcext:value-type="float">
            <text:p/>
          </table:table-cell>
          <table:table-cell table:formula="of:=[.D47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79]+[.AV479]+[.AR479]+[.AN479]+[.AJ479]+[.AF479]+[.AB479]+[.X479]+[.T479]+[.P479]" office:value-type="float" office:value="0" calcext:value-type="float">
            <text:p/>
          </table:table-cell>
          <table:table-cell table:formula="of:=[.BA479]+[.AW479]+[.AS479]+[.AO479]+[.AK479]+[.AG479]+[.AC479]+[.Y479]+[.U479]+[.Q479]+[.N479]+[.L479]+[.J479]+[.H479]" office:value-type="float" office:value="0" calcext:value-type="float">
            <text:p/>
          </table:table-cell>
          <table:table-cell table:formula="of:=[.BB479]+[.AX479]+[.AT479]+[.AP479]+[.AL479]+[.AH479]+[.AD479]+[.Z479]+[.V479]+[.R479]" office:value-type="float" office:value="0" calcext:value-type="float">
            <text:p/>
          </table:table-cell>
          <table:table-cell table:formula="of:=[.BC479]+[.AY479]+[.AU479]+[.AQ479]+[.AM479]+[.AI479]+[.AE479]+[.AA479]+[.W479]+[.S479]+[.O479]+[.M479]+[.K479]+[.I479]" office:value-type="float" office:value="0" calcext:value-type="float">
            <text:p/>
          </table:table-cell>
          <table:table-cell table:formula="of:=[.BD479]+[.BF479]" office:value-type="float" office:value="0" calcext:value-type="float">
            <text:p/>
          </table:table-cell>
          <table:table-cell table:formula="of:=[.BE479]+[.BG479]" office:value-type="float" office:value="0" calcext:value-type="float">
            <text:p/>
          </table:table-cell>
          <table:table-cell table:formula="of:=[.D47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80]+[.AV480]+[.AR480]+[.AN480]+[.AJ480]+[.AF480]+[.AB480]+[.X480]+[.T480]+[.P480]" office:value-type="float" office:value="0" calcext:value-type="float">
            <text:p/>
          </table:table-cell>
          <table:table-cell table:formula="of:=[.BA480]+[.AW480]+[.AS480]+[.AO480]+[.AK480]+[.AG480]+[.AC480]+[.Y480]+[.U480]+[.Q480]+[.N480]+[.L480]+[.J480]+[.H480]" office:value-type="float" office:value="0" calcext:value-type="float">
            <text:p/>
          </table:table-cell>
          <table:table-cell table:formula="of:=[.BB480]+[.AX480]+[.AT480]+[.AP480]+[.AL480]+[.AH480]+[.AD480]+[.Z480]+[.V480]+[.R480]" office:value-type="float" office:value="0" calcext:value-type="float">
            <text:p/>
          </table:table-cell>
          <table:table-cell table:formula="of:=[.BC480]+[.AY480]+[.AU480]+[.AQ480]+[.AM480]+[.AI480]+[.AE480]+[.AA480]+[.W480]+[.S480]+[.O480]+[.M480]+[.K480]+[.I480]" office:value-type="float" office:value="0" calcext:value-type="float">
            <text:p/>
          </table:table-cell>
          <table:table-cell table:formula="of:=[.BD480]+[.BF480]" office:value-type="float" office:value="0" calcext:value-type="float">
            <text:p/>
          </table:table-cell>
          <table:table-cell table:formula="of:=[.BE480]+[.BG480]" office:value-type="float" office:value="0" calcext:value-type="float">
            <text:p/>
          </table:table-cell>
          <table:table-cell table:formula="of:=[.D48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81]+[.AV481]+[.AR481]+[.AN481]+[.AJ481]+[.AF481]+[.AB481]+[.X481]+[.T481]+[.P481]" office:value-type="float" office:value="0" calcext:value-type="float">
            <text:p/>
          </table:table-cell>
          <table:table-cell table:formula="of:=[.BA481]+[.AW481]+[.AS481]+[.AO481]+[.AK481]+[.AG481]+[.AC481]+[.Y481]+[.U481]+[.Q481]+[.N481]+[.L481]+[.J481]+[.H481]" office:value-type="float" office:value="0" calcext:value-type="float">
            <text:p/>
          </table:table-cell>
          <table:table-cell table:formula="of:=[.BB481]+[.AX481]+[.AT481]+[.AP481]+[.AL481]+[.AH481]+[.AD481]+[.Z481]+[.V481]+[.R481]" office:value-type="float" office:value="0" calcext:value-type="float">
            <text:p/>
          </table:table-cell>
          <table:table-cell table:formula="of:=[.BC481]+[.AY481]+[.AU481]+[.AQ481]+[.AM481]+[.AI481]+[.AE481]+[.AA481]+[.W481]+[.S481]+[.O481]+[.M481]+[.K481]+[.I481]" office:value-type="float" office:value="0" calcext:value-type="float">
            <text:p/>
          </table:table-cell>
          <table:table-cell table:formula="of:=[.BD481]+[.BF481]" office:value-type="float" office:value="0" calcext:value-type="float">
            <text:p/>
          </table:table-cell>
          <table:table-cell table:formula="of:=[.BE481]+[.BG481]" office:value-type="float" office:value="0" calcext:value-type="float">
            <text:p/>
          </table:table-cell>
          <table:table-cell table:formula="of:=[.D48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82]+[.AV482]+[.AR482]+[.AN482]+[.AJ482]+[.AF482]+[.AB482]+[.X482]+[.T482]+[.P482]" office:value-type="float" office:value="0" calcext:value-type="float">
            <text:p/>
          </table:table-cell>
          <table:table-cell table:formula="of:=[.BA482]+[.AW482]+[.AS482]+[.AO482]+[.AK482]+[.AG482]+[.AC482]+[.Y482]+[.U482]+[.Q482]+[.N482]+[.L482]+[.J482]+[.H482]" office:value-type="float" office:value="0" calcext:value-type="float">
            <text:p/>
          </table:table-cell>
          <table:table-cell table:formula="of:=[.BB482]+[.AX482]+[.AT482]+[.AP482]+[.AL482]+[.AH482]+[.AD482]+[.Z482]+[.V482]+[.R482]" office:value-type="float" office:value="0" calcext:value-type="float">
            <text:p/>
          </table:table-cell>
          <table:table-cell table:formula="of:=[.BC482]+[.AY482]+[.AU482]+[.AQ482]+[.AM482]+[.AI482]+[.AE482]+[.AA482]+[.W482]+[.S482]+[.O482]+[.M482]+[.K482]+[.I482]" office:value-type="float" office:value="0" calcext:value-type="float">
            <text:p/>
          </table:table-cell>
          <table:table-cell table:formula="of:=[.BD482]+[.BF482]" office:value-type="float" office:value="0" calcext:value-type="float">
            <text:p/>
          </table:table-cell>
          <table:table-cell table:formula="of:=[.BE482]+[.BG482]" office:value-type="float" office:value="0" calcext:value-type="float">
            <text:p/>
          </table:table-cell>
          <table:table-cell table:formula="of:=[.D48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83]+[.AV483]+[.AR483]+[.AN483]+[.AJ483]+[.AF483]+[.AB483]+[.X483]+[.T483]+[.P483]" office:value-type="float" office:value="0" calcext:value-type="float">
            <text:p/>
          </table:table-cell>
          <table:table-cell table:formula="of:=[.BA483]+[.AW483]+[.AS483]+[.AO483]+[.AK483]+[.AG483]+[.AC483]+[.Y483]+[.U483]+[.Q483]+[.N483]+[.L483]+[.J483]+[.H483]" office:value-type="float" office:value="0" calcext:value-type="float">
            <text:p/>
          </table:table-cell>
          <table:table-cell table:formula="of:=[.BB483]+[.AX483]+[.AT483]+[.AP483]+[.AL483]+[.AH483]+[.AD483]+[.Z483]+[.V483]+[.R483]" office:value-type="float" office:value="0" calcext:value-type="float">
            <text:p/>
          </table:table-cell>
          <table:table-cell table:formula="of:=[.BC483]+[.AY483]+[.AU483]+[.AQ483]+[.AM483]+[.AI483]+[.AE483]+[.AA483]+[.W483]+[.S483]+[.O483]+[.M483]+[.K483]+[.I483]" office:value-type="float" office:value="0" calcext:value-type="float">
            <text:p/>
          </table:table-cell>
          <table:table-cell table:formula="of:=[.BD483]+[.BF483]" office:value-type="float" office:value="0" calcext:value-type="float">
            <text:p/>
          </table:table-cell>
          <table:table-cell table:formula="of:=[.BE483]+[.BG483]" office:value-type="float" office:value="0" calcext:value-type="float">
            <text:p/>
          </table:table-cell>
          <table:table-cell table:formula="of:=[.D48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84]+[.AV484]+[.AR484]+[.AN484]+[.AJ484]+[.AF484]+[.AB484]+[.X484]+[.T484]+[.P484]" office:value-type="float" office:value="0" calcext:value-type="float">
            <text:p/>
          </table:table-cell>
          <table:table-cell table:formula="of:=[.BA484]+[.AW484]+[.AS484]+[.AO484]+[.AK484]+[.AG484]+[.AC484]+[.Y484]+[.U484]+[.Q484]+[.N484]+[.L484]+[.J484]+[.H484]" office:value-type="float" office:value="0" calcext:value-type="float">
            <text:p/>
          </table:table-cell>
          <table:table-cell table:formula="of:=[.BB484]+[.AX484]+[.AT484]+[.AP484]+[.AL484]+[.AH484]+[.AD484]+[.Z484]+[.V484]+[.R484]" office:value-type="float" office:value="0" calcext:value-type="float">
            <text:p/>
          </table:table-cell>
          <table:table-cell table:formula="of:=[.BC484]+[.AY484]+[.AU484]+[.AQ484]+[.AM484]+[.AI484]+[.AE484]+[.AA484]+[.W484]+[.S484]+[.O484]+[.M484]+[.K484]+[.I484]" office:value-type="float" office:value="0" calcext:value-type="float">
            <text:p/>
          </table:table-cell>
          <table:table-cell table:formula="of:=[.BD484]+[.BF484]" office:value-type="float" office:value="0" calcext:value-type="float">
            <text:p/>
          </table:table-cell>
          <table:table-cell table:formula="of:=[.BE484]+[.BG484]" office:value-type="float" office:value="0" calcext:value-type="float">
            <text:p/>
          </table:table-cell>
          <table:table-cell table:formula="of:=[.D48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85]+[.AV485]+[.AR485]+[.AN485]+[.AJ485]+[.AF485]+[.AB485]+[.X485]+[.T485]+[.P485]" office:value-type="float" office:value="0" calcext:value-type="float">
            <text:p/>
          </table:table-cell>
          <table:table-cell table:formula="of:=[.BA485]+[.AW485]+[.AS485]+[.AO485]+[.AK485]+[.AG485]+[.AC485]+[.Y485]+[.U485]+[.Q485]+[.N485]+[.L485]+[.J485]+[.H485]" office:value-type="float" office:value="0" calcext:value-type="float">
            <text:p/>
          </table:table-cell>
          <table:table-cell table:formula="of:=[.BB485]+[.AX485]+[.AT485]+[.AP485]+[.AL485]+[.AH485]+[.AD485]+[.Z485]+[.V485]+[.R485]" office:value-type="float" office:value="0" calcext:value-type="float">
            <text:p/>
          </table:table-cell>
          <table:table-cell table:formula="of:=[.BC485]+[.AY485]+[.AU485]+[.AQ485]+[.AM485]+[.AI485]+[.AE485]+[.AA485]+[.W485]+[.S485]+[.O485]+[.M485]+[.K485]+[.I485]" office:value-type="float" office:value="0" calcext:value-type="float">
            <text:p/>
          </table:table-cell>
          <table:table-cell table:formula="of:=[.BD485]+[.BF485]" office:value-type="float" office:value="0" calcext:value-type="float">
            <text:p/>
          </table:table-cell>
          <table:table-cell table:formula="of:=[.BE485]+[.BG485]" office:value-type="float" office:value="0" calcext:value-type="float">
            <text:p/>
          </table:table-cell>
          <table:table-cell table:formula="of:=[.D48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86]+[.AV486]+[.AR486]+[.AN486]+[.AJ486]+[.AF486]+[.AB486]+[.X486]+[.T486]+[.P486]" office:value-type="float" office:value="0" calcext:value-type="float">
            <text:p/>
          </table:table-cell>
          <table:table-cell table:formula="of:=[.BA486]+[.AW486]+[.AS486]+[.AO486]+[.AK486]+[.AG486]+[.AC486]+[.Y486]+[.U486]+[.Q486]+[.N486]+[.L486]+[.J486]+[.H486]" office:value-type="float" office:value="0" calcext:value-type="float">
            <text:p/>
          </table:table-cell>
          <table:table-cell table:formula="of:=[.BB486]+[.AX486]+[.AT486]+[.AP486]+[.AL486]+[.AH486]+[.AD486]+[.Z486]+[.V486]+[.R486]" office:value-type="float" office:value="0" calcext:value-type="float">
            <text:p/>
          </table:table-cell>
          <table:table-cell table:formula="of:=[.BC486]+[.AY486]+[.AU486]+[.AQ486]+[.AM486]+[.AI486]+[.AE486]+[.AA486]+[.W486]+[.S486]+[.O486]+[.M486]+[.K486]+[.I486]" office:value-type="float" office:value="0" calcext:value-type="float">
            <text:p/>
          </table:table-cell>
          <table:table-cell table:formula="of:=[.BD486]+[.BF486]" office:value-type="float" office:value="0" calcext:value-type="float">
            <text:p/>
          </table:table-cell>
          <table:table-cell table:formula="of:=[.BE486]+[.BG486]" office:value-type="float" office:value="0" calcext:value-type="float">
            <text:p/>
          </table:table-cell>
          <table:table-cell table:formula="of:=[.D48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87]+[.AV487]+[.AR487]+[.AN487]+[.AJ487]+[.AF487]+[.AB487]+[.X487]+[.T487]+[.P487]" office:value-type="float" office:value="0" calcext:value-type="float">
            <text:p/>
          </table:table-cell>
          <table:table-cell table:formula="of:=[.BA487]+[.AW487]+[.AS487]+[.AO487]+[.AK487]+[.AG487]+[.AC487]+[.Y487]+[.U487]+[.Q487]+[.N487]+[.L487]+[.J487]+[.H487]" office:value-type="float" office:value="0" calcext:value-type="float">
            <text:p/>
          </table:table-cell>
          <table:table-cell table:formula="of:=[.BB487]+[.AX487]+[.AT487]+[.AP487]+[.AL487]+[.AH487]+[.AD487]+[.Z487]+[.V487]+[.R487]" office:value-type="float" office:value="0" calcext:value-type="float">
            <text:p/>
          </table:table-cell>
          <table:table-cell table:formula="of:=[.BC487]+[.AY487]+[.AU487]+[.AQ487]+[.AM487]+[.AI487]+[.AE487]+[.AA487]+[.W487]+[.S487]+[.O487]+[.M487]+[.K487]+[.I487]" office:value-type="float" office:value="0" calcext:value-type="float">
            <text:p/>
          </table:table-cell>
          <table:table-cell table:formula="of:=[.BD487]+[.BF487]" office:value-type="float" office:value="0" calcext:value-type="float">
            <text:p/>
          </table:table-cell>
          <table:table-cell table:formula="of:=[.BE487]+[.BG487]" office:value-type="float" office:value="0" calcext:value-type="float">
            <text:p/>
          </table:table-cell>
          <table:table-cell table:formula="of:=[.D48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88]+[.AV488]+[.AR488]+[.AN488]+[.AJ488]+[.AF488]+[.AB488]+[.X488]+[.T488]+[.P488]" office:value-type="float" office:value="0" calcext:value-type="float">
            <text:p/>
          </table:table-cell>
          <table:table-cell table:formula="of:=[.BA488]+[.AW488]+[.AS488]+[.AO488]+[.AK488]+[.AG488]+[.AC488]+[.Y488]+[.U488]+[.Q488]+[.N488]+[.L488]+[.J488]+[.H488]" office:value-type="float" office:value="0" calcext:value-type="float">
            <text:p/>
          </table:table-cell>
          <table:table-cell table:formula="of:=[.BB488]+[.AX488]+[.AT488]+[.AP488]+[.AL488]+[.AH488]+[.AD488]+[.Z488]+[.V488]+[.R488]" office:value-type="float" office:value="0" calcext:value-type="float">
            <text:p/>
          </table:table-cell>
          <table:table-cell table:formula="of:=[.BC488]+[.AY488]+[.AU488]+[.AQ488]+[.AM488]+[.AI488]+[.AE488]+[.AA488]+[.W488]+[.S488]+[.O488]+[.M488]+[.K488]+[.I488]" office:value-type="float" office:value="0" calcext:value-type="float">
            <text:p/>
          </table:table-cell>
          <table:table-cell table:formula="of:=[.BD488]+[.BF488]" office:value-type="float" office:value="0" calcext:value-type="float">
            <text:p/>
          </table:table-cell>
          <table:table-cell table:formula="of:=[.BE488]+[.BG488]" office:value-type="float" office:value="0" calcext:value-type="float">
            <text:p/>
          </table:table-cell>
          <table:table-cell table:formula="of:=[.D48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89]+[.AV489]+[.AR489]+[.AN489]+[.AJ489]+[.AF489]+[.AB489]+[.X489]+[.T489]+[.P489]" office:value-type="float" office:value="0" calcext:value-type="float">
            <text:p/>
          </table:table-cell>
          <table:table-cell table:formula="of:=[.BA489]+[.AW489]+[.AS489]+[.AO489]+[.AK489]+[.AG489]+[.AC489]+[.Y489]+[.U489]+[.Q489]+[.N489]+[.L489]+[.J489]+[.H489]" office:value-type="float" office:value="0" calcext:value-type="float">
            <text:p/>
          </table:table-cell>
          <table:table-cell table:formula="of:=[.BB489]+[.AX489]+[.AT489]+[.AP489]+[.AL489]+[.AH489]+[.AD489]+[.Z489]+[.V489]+[.R489]" office:value-type="float" office:value="0" calcext:value-type="float">
            <text:p/>
          </table:table-cell>
          <table:table-cell table:formula="of:=[.BC489]+[.AY489]+[.AU489]+[.AQ489]+[.AM489]+[.AI489]+[.AE489]+[.AA489]+[.W489]+[.S489]+[.O489]+[.M489]+[.K489]+[.I489]" office:value-type="float" office:value="0" calcext:value-type="float">
            <text:p/>
          </table:table-cell>
          <table:table-cell table:formula="of:=[.BD489]+[.BF489]" office:value-type="float" office:value="0" calcext:value-type="float">
            <text:p/>
          </table:table-cell>
          <table:table-cell table:formula="of:=[.BE489]+[.BG489]" office:value-type="float" office:value="0" calcext:value-type="float">
            <text:p/>
          </table:table-cell>
          <table:table-cell table:formula="of:=[.D48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90]+[.AV490]+[.AR490]+[.AN490]+[.AJ490]+[.AF490]+[.AB490]+[.X490]+[.T490]+[.P490]" office:value-type="float" office:value="0" calcext:value-type="float">
            <text:p/>
          </table:table-cell>
          <table:table-cell table:formula="of:=[.BA490]+[.AW490]+[.AS490]+[.AO490]+[.AK490]+[.AG490]+[.AC490]+[.Y490]+[.U490]+[.Q490]+[.N490]+[.L490]+[.J490]+[.H490]" office:value-type="float" office:value="0" calcext:value-type="float">
            <text:p/>
          </table:table-cell>
          <table:table-cell table:formula="of:=[.BB490]+[.AX490]+[.AT490]+[.AP490]+[.AL490]+[.AH490]+[.AD490]+[.Z490]+[.V490]+[.R490]" office:value-type="float" office:value="0" calcext:value-type="float">
            <text:p/>
          </table:table-cell>
          <table:table-cell table:formula="of:=[.BC490]+[.AY490]+[.AU490]+[.AQ490]+[.AM490]+[.AI490]+[.AE490]+[.AA490]+[.W490]+[.S490]+[.O490]+[.M490]+[.K490]+[.I490]" office:value-type="float" office:value="0" calcext:value-type="float">
            <text:p/>
          </table:table-cell>
          <table:table-cell table:formula="of:=[.BD490]+[.BF490]" office:value-type="float" office:value="0" calcext:value-type="float">
            <text:p/>
          </table:table-cell>
          <table:table-cell table:formula="of:=[.BE490]+[.BG490]" office:value-type="float" office:value="0" calcext:value-type="float">
            <text:p/>
          </table:table-cell>
          <table:table-cell table:formula="of:=[.D49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91]+[.AV491]+[.AR491]+[.AN491]+[.AJ491]+[.AF491]+[.AB491]+[.X491]+[.T491]+[.P491]" office:value-type="float" office:value="0" calcext:value-type="float">
            <text:p/>
          </table:table-cell>
          <table:table-cell table:formula="of:=[.BA491]+[.AW491]+[.AS491]+[.AO491]+[.AK491]+[.AG491]+[.AC491]+[.Y491]+[.U491]+[.Q491]+[.N491]+[.L491]+[.J491]+[.H491]" office:value-type="float" office:value="0" calcext:value-type="float">
            <text:p/>
          </table:table-cell>
          <table:table-cell table:formula="of:=[.BB491]+[.AX491]+[.AT491]+[.AP491]+[.AL491]+[.AH491]+[.AD491]+[.Z491]+[.V491]+[.R491]" office:value-type="float" office:value="0" calcext:value-type="float">
            <text:p/>
          </table:table-cell>
          <table:table-cell table:formula="of:=[.BC491]+[.AY491]+[.AU491]+[.AQ491]+[.AM491]+[.AI491]+[.AE491]+[.AA491]+[.W491]+[.S491]+[.O491]+[.M491]+[.K491]+[.I491]" office:value-type="float" office:value="0" calcext:value-type="float">
            <text:p/>
          </table:table-cell>
          <table:table-cell table:formula="of:=[.BD491]+[.BF491]" office:value-type="float" office:value="0" calcext:value-type="float">
            <text:p/>
          </table:table-cell>
          <table:table-cell table:formula="of:=[.BE491]+[.BG491]" office:value-type="float" office:value="0" calcext:value-type="float">
            <text:p/>
          </table:table-cell>
          <table:table-cell table:formula="of:=[.D49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92]+[.AV492]+[.AR492]+[.AN492]+[.AJ492]+[.AF492]+[.AB492]+[.X492]+[.T492]+[.P492]" office:value-type="float" office:value="0" calcext:value-type="float">
            <text:p/>
          </table:table-cell>
          <table:table-cell table:formula="of:=[.BA492]+[.AW492]+[.AS492]+[.AO492]+[.AK492]+[.AG492]+[.AC492]+[.Y492]+[.U492]+[.Q492]+[.N492]+[.L492]+[.J492]+[.H492]" office:value-type="float" office:value="0" calcext:value-type="float">
            <text:p/>
          </table:table-cell>
          <table:table-cell table:formula="of:=[.BB492]+[.AX492]+[.AT492]+[.AP492]+[.AL492]+[.AH492]+[.AD492]+[.Z492]+[.V492]+[.R492]" office:value-type="float" office:value="0" calcext:value-type="float">
            <text:p/>
          </table:table-cell>
          <table:table-cell table:formula="of:=[.BC492]+[.AY492]+[.AU492]+[.AQ492]+[.AM492]+[.AI492]+[.AE492]+[.AA492]+[.W492]+[.S492]+[.O492]+[.M492]+[.K492]+[.I492]" office:value-type="float" office:value="0" calcext:value-type="float">
            <text:p/>
          </table:table-cell>
          <table:table-cell table:formula="of:=[.BD492]+[.BF492]" office:value-type="float" office:value="0" calcext:value-type="float">
            <text:p/>
          </table:table-cell>
          <table:table-cell table:formula="of:=[.BE492]+[.BG492]" office:value-type="float" office:value="0" calcext:value-type="float">
            <text:p/>
          </table:table-cell>
          <table:table-cell table:formula="of:=[.D49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93]+[.AV493]+[.AR493]+[.AN493]+[.AJ493]+[.AF493]+[.AB493]+[.X493]+[.T493]+[.P493]" office:value-type="float" office:value="0" calcext:value-type="float">
            <text:p/>
          </table:table-cell>
          <table:table-cell table:formula="of:=[.BA493]+[.AW493]+[.AS493]+[.AO493]+[.AK493]+[.AG493]+[.AC493]+[.Y493]+[.U493]+[.Q493]+[.N493]+[.L493]+[.J493]+[.H493]" office:value-type="float" office:value="0" calcext:value-type="float">
            <text:p/>
          </table:table-cell>
          <table:table-cell table:formula="of:=[.BB493]+[.AX493]+[.AT493]+[.AP493]+[.AL493]+[.AH493]+[.AD493]+[.Z493]+[.V493]+[.R493]" office:value-type="float" office:value="0" calcext:value-type="float">
            <text:p/>
          </table:table-cell>
          <table:table-cell table:formula="of:=[.BC493]+[.AY493]+[.AU493]+[.AQ493]+[.AM493]+[.AI493]+[.AE493]+[.AA493]+[.W493]+[.S493]+[.O493]+[.M493]+[.K493]+[.I493]" office:value-type="float" office:value="0" calcext:value-type="float">
            <text:p/>
          </table:table-cell>
          <table:table-cell table:formula="of:=[.BD493]+[.BF493]" office:value-type="float" office:value="0" calcext:value-type="float">
            <text:p/>
          </table:table-cell>
          <table:table-cell table:formula="of:=[.BE493]+[.BG493]" office:value-type="float" office:value="0" calcext:value-type="float">
            <text:p/>
          </table:table-cell>
          <table:table-cell table:formula="of:=[.D49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94]+[.AV494]+[.AR494]+[.AN494]+[.AJ494]+[.AF494]+[.AB494]+[.X494]+[.T494]+[.P494]" office:value-type="float" office:value="0" calcext:value-type="float">
            <text:p/>
          </table:table-cell>
          <table:table-cell table:formula="of:=[.BA494]+[.AW494]+[.AS494]+[.AO494]+[.AK494]+[.AG494]+[.AC494]+[.Y494]+[.U494]+[.Q494]+[.N494]+[.L494]+[.J494]+[.H494]" office:value-type="float" office:value="0" calcext:value-type="float">
            <text:p/>
          </table:table-cell>
          <table:table-cell table:formula="of:=[.BB494]+[.AX494]+[.AT494]+[.AP494]+[.AL494]+[.AH494]+[.AD494]+[.Z494]+[.V494]+[.R494]" office:value-type="float" office:value="0" calcext:value-type="float">
            <text:p/>
          </table:table-cell>
          <table:table-cell table:formula="of:=[.BC494]+[.AY494]+[.AU494]+[.AQ494]+[.AM494]+[.AI494]+[.AE494]+[.AA494]+[.W494]+[.S494]+[.O494]+[.M494]+[.K494]+[.I494]" office:value-type="float" office:value="0" calcext:value-type="float">
            <text:p/>
          </table:table-cell>
          <table:table-cell table:formula="of:=[.BD494]+[.BF494]" office:value-type="float" office:value="0" calcext:value-type="float">
            <text:p/>
          </table:table-cell>
          <table:table-cell table:formula="of:=[.BE494]+[.BG494]" office:value-type="float" office:value="0" calcext:value-type="float">
            <text:p/>
          </table:table-cell>
          <table:table-cell table:formula="of:=[.D49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95]+[.AV495]+[.AR495]+[.AN495]+[.AJ495]+[.AF495]+[.AB495]+[.X495]+[.T495]+[.P495]" office:value-type="float" office:value="0" calcext:value-type="float">
            <text:p/>
          </table:table-cell>
          <table:table-cell table:formula="of:=[.BA495]+[.AW495]+[.AS495]+[.AO495]+[.AK495]+[.AG495]+[.AC495]+[.Y495]+[.U495]+[.Q495]+[.N495]+[.L495]+[.J495]+[.H495]" office:value-type="float" office:value="0" calcext:value-type="float">
            <text:p/>
          </table:table-cell>
          <table:table-cell table:formula="of:=[.BB495]+[.AX495]+[.AT495]+[.AP495]+[.AL495]+[.AH495]+[.AD495]+[.Z495]+[.V495]+[.R495]" office:value-type="float" office:value="0" calcext:value-type="float">
            <text:p/>
          </table:table-cell>
          <table:table-cell table:formula="of:=[.BC495]+[.AY495]+[.AU495]+[.AQ495]+[.AM495]+[.AI495]+[.AE495]+[.AA495]+[.W495]+[.S495]+[.O495]+[.M495]+[.K495]+[.I495]" office:value-type="float" office:value="0" calcext:value-type="float">
            <text:p/>
          </table:table-cell>
          <table:table-cell table:formula="of:=[.BD495]+[.BF495]" office:value-type="float" office:value="0" calcext:value-type="float">
            <text:p/>
          </table:table-cell>
          <table:table-cell table:formula="of:=[.BE495]+[.BG495]" office:value-type="float" office:value="0" calcext:value-type="float">
            <text:p/>
          </table:table-cell>
          <table:table-cell table:formula="of:=[.D49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96]+[.AV496]+[.AR496]+[.AN496]+[.AJ496]+[.AF496]+[.AB496]+[.X496]+[.T496]+[.P496]" office:value-type="float" office:value="0" calcext:value-type="float">
            <text:p/>
          </table:table-cell>
          <table:table-cell table:formula="of:=[.BA496]+[.AW496]+[.AS496]+[.AO496]+[.AK496]+[.AG496]+[.AC496]+[.Y496]+[.U496]+[.Q496]+[.N496]+[.L496]+[.J496]+[.H496]" office:value-type="float" office:value="0" calcext:value-type="float">
            <text:p/>
          </table:table-cell>
          <table:table-cell table:formula="of:=[.BB496]+[.AX496]+[.AT496]+[.AP496]+[.AL496]+[.AH496]+[.AD496]+[.Z496]+[.V496]+[.R496]" office:value-type="float" office:value="0" calcext:value-type="float">
            <text:p/>
          </table:table-cell>
          <table:table-cell table:formula="of:=[.BC496]+[.AY496]+[.AU496]+[.AQ496]+[.AM496]+[.AI496]+[.AE496]+[.AA496]+[.W496]+[.S496]+[.O496]+[.M496]+[.K496]+[.I496]" office:value-type="float" office:value="0" calcext:value-type="float">
            <text:p/>
          </table:table-cell>
          <table:table-cell table:formula="of:=[.BD496]+[.BF496]" office:value-type="float" office:value="0" calcext:value-type="float">
            <text:p/>
          </table:table-cell>
          <table:table-cell table:formula="of:=[.BE496]+[.BG496]" office:value-type="float" office:value="0" calcext:value-type="float">
            <text:p/>
          </table:table-cell>
          <table:table-cell table:formula="of:=[.D49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97]+[.AV497]+[.AR497]+[.AN497]+[.AJ497]+[.AF497]+[.AB497]+[.X497]+[.T497]+[.P497]" office:value-type="float" office:value="0" calcext:value-type="float">
            <text:p/>
          </table:table-cell>
          <table:table-cell table:formula="of:=[.BA497]+[.AW497]+[.AS497]+[.AO497]+[.AK497]+[.AG497]+[.AC497]+[.Y497]+[.U497]+[.Q497]+[.N497]+[.L497]+[.J497]+[.H497]" office:value-type="float" office:value="0" calcext:value-type="float">
            <text:p/>
          </table:table-cell>
          <table:table-cell table:formula="of:=[.BB497]+[.AX497]+[.AT497]+[.AP497]+[.AL497]+[.AH497]+[.AD497]+[.Z497]+[.V497]+[.R497]" office:value-type="float" office:value="0" calcext:value-type="float">
            <text:p/>
          </table:table-cell>
          <table:table-cell table:formula="of:=[.BC497]+[.AY497]+[.AU497]+[.AQ497]+[.AM497]+[.AI497]+[.AE497]+[.AA497]+[.W497]+[.S497]+[.O497]+[.M497]+[.K497]+[.I497]" office:value-type="float" office:value="0" calcext:value-type="float">
            <text:p/>
          </table:table-cell>
          <table:table-cell table:formula="of:=[.BD497]+[.BF497]" office:value-type="float" office:value="0" calcext:value-type="float">
            <text:p/>
          </table:table-cell>
          <table:table-cell table:formula="of:=[.BE497]+[.BG497]" office:value-type="float" office:value="0" calcext:value-type="float">
            <text:p/>
          </table:table-cell>
          <table:table-cell table:formula="of:=[.D49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98]+[.AV498]+[.AR498]+[.AN498]+[.AJ498]+[.AF498]+[.AB498]+[.X498]+[.T498]+[.P498]" office:value-type="float" office:value="0" calcext:value-type="float">
            <text:p/>
          </table:table-cell>
          <table:table-cell table:formula="of:=[.BA498]+[.AW498]+[.AS498]+[.AO498]+[.AK498]+[.AG498]+[.AC498]+[.Y498]+[.U498]+[.Q498]+[.N498]+[.L498]+[.J498]+[.H498]" office:value-type="float" office:value="0" calcext:value-type="float">
            <text:p/>
          </table:table-cell>
          <table:table-cell table:formula="of:=[.BB498]+[.AX498]+[.AT498]+[.AP498]+[.AL498]+[.AH498]+[.AD498]+[.Z498]+[.V498]+[.R498]" office:value-type="float" office:value="0" calcext:value-type="float">
            <text:p/>
          </table:table-cell>
          <table:table-cell table:formula="of:=[.BC498]+[.AY498]+[.AU498]+[.AQ498]+[.AM498]+[.AI498]+[.AE498]+[.AA498]+[.W498]+[.S498]+[.O498]+[.M498]+[.K498]+[.I498]" office:value-type="float" office:value="0" calcext:value-type="float">
            <text:p/>
          </table:table-cell>
          <table:table-cell table:formula="of:=[.BD498]+[.BF498]" office:value-type="float" office:value="0" calcext:value-type="float">
            <text:p/>
          </table:table-cell>
          <table:table-cell table:formula="of:=[.BE498]+[.BG498]" office:value-type="float" office:value="0" calcext:value-type="float">
            <text:p/>
          </table:table-cell>
          <table:table-cell table:formula="of:=[.D49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499]+[.AV499]+[.AR499]+[.AN499]+[.AJ499]+[.AF499]+[.AB499]+[.X499]+[.T499]+[.P499]" office:value-type="float" office:value="0" calcext:value-type="float">
            <text:p/>
          </table:table-cell>
          <table:table-cell table:formula="of:=[.BA499]+[.AW499]+[.AS499]+[.AO499]+[.AK499]+[.AG499]+[.AC499]+[.Y499]+[.U499]+[.Q499]+[.N499]+[.L499]+[.J499]+[.H499]" office:value-type="float" office:value="0" calcext:value-type="float">
            <text:p/>
          </table:table-cell>
          <table:table-cell table:formula="of:=[.BB499]+[.AX499]+[.AT499]+[.AP499]+[.AL499]+[.AH499]+[.AD499]+[.Z499]+[.V499]+[.R499]" office:value-type="float" office:value="0" calcext:value-type="float">
            <text:p/>
          </table:table-cell>
          <table:table-cell table:formula="of:=[.BC499]+[.AY499]+[.AU499]+[.AQ499]+[.AM499]+[.AI499]+[.AE499]+[.AA499]+[.W499]+[.S499]+[.O499]+[.M499]+[.K499]+[.I499]" office:value-type="float" office:value="0" calcext:value-type="float">
            <text:p/>
          </table:table-cell>
          <table:table-cell table:formula="of:=[.BD499]+[.BF499]" office:value-type="float" office:value="0" calcext:value-type="float">
            <text:p/>
          </table:table-cell>
          <table:table-cell table:formula="of:=[.BE499]+[.BG499]" office:value-type="float" office:value="0" calcext:value-type="float">
            <text:p/>
          </table:table-cell>
          <table:table-cell table:formula="of:=[.D49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00]+[.AV500]+[.AR500]+[.AN500]+[.AJ500]+[.AF500]+[.AB500]+[.X500]+[.T500]+[.P500]" office:value-type="float" office:value="0" calcext:value-type="float">
            <text:p/>
          </table:table-cell>
          <table:table-cell table:formula="of:=[.BA500]+[.AW500]+[.AS500]+[.AO500]+[.AK500]+[.AG500]+[.AC500]+[.Y500]+[.U500]+[.Q500]+[.N500]+[.L500]+[.J500]+[.H500]" office:value-type="float" office:value="0" calcext:value-type="float">
            <text:p/>
          </table:table-cell>
          <table:table-cell table:formula="of:=[.BB500]+[.AX500]+[.AT500]+[.AP500]+[.AL500]+[.AH500]+[.AD500]+[.Z500]+[.V500]+[.R500]" office:value-type="float" office:value="0" calcext:value-type="float">
            <text:p/>
          </table:table-cell>
          <table:table-cell table:formula="of:=[.BC500]+[.AY500]+[.AU500]+[.AQ500]+[.AM500]+[.AI500]+[.AE500]+[.AA500]+[.W500]+[.S500]+[.O500]+[.M500]+[.K500]+[.I500]" office:value-type="float" office:value="0" calcext:value-type="float">
            <text:p/>
          </table:table-cell>
          <table:table-cell table:formula="of:=[.BD500]+[.BF500]" office:value-type="float" office:value="0" calcext:value-type="float">
            <text:p/>
          </table:table-cell>
          <table:table-cell table:formula="of:=[.BE500]+[.BG500]" office:value-type="float" office:value="0" calcext:value-type="float">
            <text:p/>
          </table:table-cell>
          <table:table-cell table:formula="of:=[.D50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01]+[.AV501]+[.AR501]+[.AN501]+[.AJ501]+[.AF501]+[.AB501]+[.X501]+[.T501]+[.P501]" office:value-type="float" office:value="0" calcext:value-type="float">
            <text:p/>
          </table:table-cell>
          <table:table-cell table:formula="of:=[.BA501]+[.AW501]+[.AS501]+[.AO501]+[.AK501]+[.AG501]+[.AC501]+[.Y501]+[.U501]+[.Q501]+[.N501]+[.L501]+[.J501]+[.H501]" office:value-type="float" office:value="0" calcext:value-type="float">
            <text:p/>
          </table:table-cell>
          <table:table-cell table:formula="of:=[.BB501]+[.AX501]+[.AT501]+[.AP501]+[.AL501]+[.AH501]+[.AD501]+[.Z501]+[.V501]+[.R501]" office:value-type="float" office:value="0" calcext:value-type="float">
            <text:p/>
          </table:table-cell>
          <table:table-cell table:formula="of:=[.BC501]+[.AY501]+[.AU501]+[.AQ501]+[.AM501]+[.AI501]+[.AE501]+[.AA501]+[.W501]+[.S501]+[.O501]+[.M501]+[.K501]+[.I501]" office:value-type="float" office:value="0" calcext:value-type="float">
            <text:p/>
          </table:table-cell>
          <table:table-cell table:formula="of:=[.BD501]+[.BF501]" office:value-type="float" office:value="0" calcext:value-type="float">
            <text:p/>
          </table:table-cell>
          <table:table-cell table:formula="of:=[.BE501]+[.BG501]" office:value-type="float" office:value="0" calcext:value-type="float">
            <text:p/>
          </table:table-cell>
          <table:table-cell table:formula="of:=[.D50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02]+[.AV502]+[.AR502]+[.AN502]+[.AJ502]+[.AF502]+[.AB502]+[.X502]+[.T502]+[.P502]" office:value-type="float" office:value="0" calcext:value-type="float">
            <text:p/>
          </table:table-cell>
          <table:table-cell table:formula="of:=[.BA502]+[.AW502]+[.AS502]+[.AO502]+[.AK502]+[.AG502]+[.AC502]+[.Y502]+[.U502]+[.Q502]+[.N502]+[.L502]+[.J502]+[.H502]" office:value-type="float" office:value="0" calcext:value-type="float">
            <text:p/>
          </table:table-cell>
          <table:table-cell table:formula="of:=[.BB502]+[.AX502]+[.AT502]+[.AP502]+[.AL502]+[.AH502]+[.AD502]+[.Z502]+[.V502]+[.R502]" office:value-type="float" office:value="0" calcext:value-type="float">
            <text:p/>
          </table:table-cell>
          <table:table-cell table:formula="of:=[.BC502]+[.AY502]+[.AU502]+[.AQ502]+[.AM502]+[.AI502]+[.AE502]+[.AA502]+[.W502]+[.S502]+[.O502]+[.M502]+[.K502]+[.I502]" office:value-type="float" office:value="0" calcext:value-type="float">
            <text:p/>
          </table:table-cell>
          <table:table-cell table:formula="of:=[.BD502]+[.BF502]" office:value-type="float" office:value="0" calcext:value-type="float">
            <text:p/>
          </table:table-cell>
          <table:table-cell table:formula="of:=[.BE502]+[.BG502]" office:value-type="float" office:value="0" calcext:value-type="float">
            <text:p/>
          </table:table-cell>
          <table:table-cell table:formula="of:=[.D50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03]+[.AV503]+[.AR503]+[.AN503]+[.AJ503]+[.AF503]+[.AB503]+[.X503]+[.T503]+[.P503]" office:value-type="float" office:value="0" calcext:value-type="float">
            <text:p/>
          </table:table-cell>
          <table:table-cell table:formula="of:=[.BA503]+[.AW503]+[.AS503]+[.AO503]+[.AK503]+[.AG503]+[.AC503]+[.Y503]+[.U503]+[.Q503]+[.N503]+[.L503]+[.J503]+[.H503]" office:value-type="float" office:value="0" calcext:value-type="float">
            <text:p/>
          </table:table-cell>
          <table:table-cell table:formula="of:=[.BB503]+[.AX503]+[.AT503]+[.AP503]+[.AL503]+[.AH503]+[.AD503]+[.Z503]+[.V503]+[.R503]" office:value-type="float" office:value="0" calcext:value-type="float">
            <text:p/>
          </table:table-cell>
          <table:table-cell table:formula="of:=[.BC503]+[.AY503]+[.AU503]+[.AQ503]+[.AM503]+[.AI503]+[.AE503]+[.AA503]+[.W503]+[.S503]+[.O503]+[.M503]+[.K503]+[.I503]" office:value-type="float" office:value="0" calcext:value-type="float">
            <text:p/>
          </table:table-cell>
          <table:table-cell table:formula="of:=[.BD503]+[.BF503]" office:value-type="float" office:value="0" calcext:value-type="float">
            <text:p/>
          </table:table-cell>
          <table:table-cell table:formula="of:=[.BE503]+[.BG503]" office:value-type="float" office:value="0" calcext:value-type="float">
            <text:p/>
          </table:table-cell>
          <table:table-cell table:formula="of:=[.D50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04]+[.AV504]+[.AR504]+[.AN504]+[.AJ504]+[.AF504]+[.AB504]+[.X504]+[.T504]+[.P504]" office:value-type="float" office:value="0" calcext:value-type="float">
            <text:p/>
          </table:table-cell>
          <table:table-cell table:formula="of:=[.BA504]+[.AW504]+[.AS504]+[.AO504]+[.AK504]+[.AG504]+[.AC504]+[.Y504]+[.U504]+[.Q504]+[.N504]+[.L504]+[.J504]+[.H504]" office:value-type="float" office:value="0" calcext:value-type="float">
            <text:p/>
          </table:table-cell>
          <table:table-cell table:formula="of:=[.BB504]+[.AX504]+[.AT504]+[.AP504]+[.AL504]+[.AH504]+[.AD504]+[.Z504]+[.V504]+[.R504]" office:value-type="float" office:value="0" calcext:value-type="float">
            <text:p/>
          </table:table-cell>
          <table:table-cell table:formula="of:=[.BC504]+[.AY504]+[.AU504]+[.AQ504]+[.AM504]+[.AI504]+[.AE504]+[.AA504]+[.W504]+[.S504]+[.O504]+[.M504]+[.K504]+[.I504]" office:value-type="float" office:value="0" calcext:value-type="float">
            <text:p/>
          </table:table-cell>
          <table:table-cell table:formula="of:=[.BD504]+[.BF504]" office:value-type="float" office:value="0" calcext:value-type="float">
            <text:p/>
          </table:table-cell>
          <table:table-cell table:formula="of:=[.BE504]+[.BG504]" office:value-type="float" office:value="0" calcext:value-type="float">
            <text:p/>
          </table:table-cell>
          <table:table-cell table:formula="of:=[.D50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05]+[.AV505]+[.AR505]+[.AN505]+[.AJ505]+[.AF505]+[.AB505]+[.X505]+[.T505]+[.P505]" office:value-type="float" office:value="0" calcext:value-type="float">
            <text:p/>
          </table:table-cell>
          <table:table-cell table:formula="of:=[.BA505]+[.AW505]+[.AS505]+[.AO505]+[.AK505]+[.AG505]+[.AC505]+[.Y505]+[.U505]+[.Q505]+[.N505]+[.L505]+[.J505]+[.H505]" office:value-type="float" office:value="0" calcext:value-type="float">
            <text:p/>
          </table:table-cell>
          <table:table-cell table:formula="of:=[.BB505]+[.AX505]+[.AT505]+[.AP505]+[.AL505]+[.AH505]+[.AD505]+[.Z505]+[.V505]+[.R505]" office:value-type="float" office:value="0" calcext:value-type="float">
            <text:p/>
          </table:table-cell>
          <table:table-cell table:formula="of:=[.BC505]+[.AY505]+[.AU505]+[.AQ505]+[.AM505]+[.AI505]+[.AE505]+[.AA505]+[.W505]+[.S505]+[.O505]+[.M505]+[.K505]+[.I505]" office:value-type="float" office:value="0" calcext:value-type="float">
            <text:p/>
          </table:table-cell>
          <table:table-cell table:formula="of:=[.BD505]+[.BF505]" office:value-type="float" office:value="0" calcext:value-type="float">
            <text:p/>
          </table:table-cell>
          <table:table-cell table:formula="of:=[.BE505]+[.BG505]" office:value-type="float" office:value="0" calcext:value-type="float">
            <text:p/>
          </table:table-cell>
          <table:table-cell table:formula="of:=[.D50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06]+[.AV506]+[.AR506]+[.AN506]+[.AJ506]+[.AF506]+[.AB506]+[.X506]+[.T506]+[.P506]" office:value-type="float" office:value="0" calcext:value-type="float">
            <text:p/>
          </table:table-cell>
          <table:table-cell table:formula="of:=[.BA506]+[.AW506]+[.AS506]+[.AO506]+[.AK506]+[.AG506]+[.AC506]+[.Y506]+[.U506]+[.Q506]+[.N506]+[.L506]+[.J506]+[.H506]" office:value-type="float" office:value="0" calcext:value-type="float">
            <text:p/>
          </table:table-cell>
          <table:table-cell table:formula="of:=[.BB506]+[.AX506]+[.AT506]+[.AP506]+[.AL506]+[.AH506]+[.AD506]+[.Z506]+[.V506]+[.R506]" office:value-type="float" office:value="0" calcext:value-type="float">
            <text:p/>
          </table:table-cell>
          <table:table-cell table:formula="of:=[.BC506]+[.AY506]+[.AU506]+[.AQ506]+[.AM506]+[.AI506]+[.AE506]+[.AA506]+[.W506]+[.S506]+[.O506]+[.M506]+[.K506]+[.I506]" office:value-type="float" office:value="0" calcext:value-type="float">
            <text:p/>
          </table:table-cell>
          <table:table-cell table:formula="of:=[.BD506]+[.BF506]" office:value-type="float" office:value="0" calcext:value-type="float">
            <text:p/>
          </table:table-cell>
          <table:table-cell table:formula="of:=[.BE506]+[.BG506]" office:value-type="float" office:value="0" calcext:value-type="float">
            <text:p/>
          </table:table-cell>
          <table:table-cell table:formula="of:=[.D50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07]+[.AV507]+[.AR507]+[.AN507]+[.AJ507]+[.AF507]+[.AB507]+[.X507]+[.T507]+[.P507]" office:value-type="float" office:value="0" calcext:value-type="float">
            <text:p/>
          </table:table-cell>
          <table:table-cell table:formula="of:=[.BA507]+[.AW507]+[.AS507]+[.AO507]+[.AK507]+[.AG507]+[.AC507]+[.Y507]+[.U507]+[.Q507]+[.N507]+[.L507]+[.J507]+[.H507]" office:value-type="float" office:value="0" calcext:value-type="float">
            <text:p/>
          </table:table-cell>
          <table:table-cell table:formula="of:=[.BB507]+[.AX507]+[.AT507]+[.AP507]+[.AL507]+[.AH507]+[.AD507]+[.Z507]+[.V507]+[.R507]" office:value-type="float" office:value="0" calcext:value-type="float">
            <text:p/>
          </table:table-cell>
          <table:table-cell table:formula="of:=[.BC507]+[.AY507]+[.AU507]+[.AQ507]+[.AM507]+[.AI507]+[.AE507]+[.AA507]+[.W507]+[.S507]+[.O507]+[.M507]+[.K507]+[.I507]" office:value-type="float" office:value="0" calcext:value-type="float">
            <text:p/>
          </table:table-cell>
          <table:table-cell table:formula="of:=[.BD507]+[.BF507]" office:value-type="float" office:value="0" calcext:value-type="float">
            <text:p/>
          </table:table-cell>
          <table:table-cell table:formula="of:=[.BE507]+[.BG507]" office:value-type="float" office:value="0" calcext:value-type="float">
            <text:p/>
          </table:table-cell>
          <table:table-cell table:formula="of:=[.D50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08]+[.AV508]+[.AR508]+[.AN508]+[.AJ508]+[.AF508]+[.AB508]+[.X508]+[.T508]+[.P508]" office:value-type="float" office:value="0" calcext:value-type="float">
            <text:p/>
          </table:table-cell>
          <table:table-cell table:formula="of:=[.BA508]+[.AW508]+[.AS508]+[.AO508]+[.AK508]+[.AG508]+[.AC508]+[.Y508]+[.U508]+[.Q508]+[.N508]+[.L508]+[.J508]+[.H508]" office:value-type="float" office:value="0" calcext:value-type="float">
            <text:p/>
          </table:table-cell>
          <table:table-cell table:formula="of:=[.BB508]+[.AX508]+[.AT508]+[.AP508]+[.AL508]+[.AH508]+[.AD508]+[.Z508]+[.V508]+[.R508]" office:value-type="float" office:value="0" calcext:value-type="float">
            <text:p/>
          </table:table-cell>
          <table:table-cell table:formula="of:=[.BC508]+[.AY508]+[.AU508]+[.AQ508]+[.AM508]+[.AI508]+[.AE508]+[.AA508]+[.W508]+[.S508]+[.O508]+[.M508]+[.K508]+[.I508]" office:value-type="float" office:value="0" calcext:value-type="float">
            <text:p/>
          </table:table-cell>
          <table:table-cell table:formula="of:=[.BD508]+[.BF508]" office:value-type="float" office:value="0" calcext:value-type="float">
            <text:p/>
          </table:table-cell>
          <table:table-cell table:formula="of:=[.BE508]+[.BG508]" office:value-type="float" office:value="0" calcext:value-type="float">
            <text:p/>
          </table:table-cell>
          <table:table-cell table:formula="of:=[.D50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09]+[.AV509]+[.AR509]+[.AN509]+[.AJ509]+[.AF509]+[.AB509]+[.X509]+[.T509]+[.P509]" office:value-type="float" office:value="0" calcext:value-type="float">
            <text:p/>
          </table:table-cell>
          <table:table-cell table:formula="of:=[.BA509]+[.AW509]+[.AS509]+[.AO509]+[.AK509]+[.AG509]+[.AC509]+[.Y509]+[.U509]+[.Q509]+[.N509]+[.L509]+[.J509]+[.H509]" office:value-type="float" office:value="0" calcext:value-type="float">
            <text:p/>
          </table:table-cell>
          <table:table-cell table:formula="of:=[.BB509]+[.AX509]+[.AT509]+[.AP509]+[.AL509]+[.AH509]+[.AD509]+[.Z509]+[.V509]+[.R509]" office:value-type="float" office:value="0" calcext:value-type="float">
            <text:p/>
          </table:table-cell>
          <table:table-cell table:formula="of:=[.BC509]+[.AY509]+[.AU509]+[.AQ509]+[.AM509]+[.AI509]+[.AE509]+[.AA509]+[.W509]+[.S509]+[.O509]+[.M509]+[.K509]+[.I509]" office:value-type="float" office:value="0" calcext:value-type="float">
            <text:p/>
          </table:table-cell>
          <table:table-cell table:formula="of:=[.BD509]+[.BF509]" office:value-type="float" office:value="0" calcext:value-type="float">
            <text:p/>
          </table:table-cell>
          <table:table-cell table:formula="of:=[.BE509]+[.BG509]" office:value-type="float" office:value="0" calcext:value-type="float">
            <text:p/>
          </table:table-cell>
          <table:table-cell table:formula="of:=[.D50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10]+[.AV510]+[.AR510]+[.AN510]+[.AJ510]+[.AF510]+[.AB510]+[.X510]+[.T510]+[.P510]" office:value-type="float" office:value="0" calcext:value-type="float">
            <text:p/>
          </table:table-cell>
          <table:table-cell table:formula="of:=[.BA510]+[.AW510]+[.AS510]+[.AO510]+[.AK510]+[.AG510]+[.AC510]+[.Y510]+[.U510]+[.Q510]+[.N510]+[.L510]+[.J510]+[.H510]" office:value-type="float" office:value="0" calcext:value-type="float">
            <text:p/>
          </table:table-cell>
          <table:table-cell table:formula="of:=[.BB510]+[.AX510]+[.AT510]+[.AP510]+[.AL510]+[.AH510]+[.AD510]+[.Z510]+[.V510]+[.R510]" office:value-type="float" office:value="0" calcext:value-type="float">
            <text:p/>
          </table:table-cell>
          <table:table-cell table:formula="of:=[.BC510]+[.AY510]+[.AU510]+[.AQ510]+[.AM510]+[.AI510]+[.AE510]+[.AA510]+[.W510]+[.S510]+[.O510]+[.M510]+[.K510]+[.I510]" office:value-type="float" office:value="0" calcext:value-type="float">
            <text:p/>
          </table:table-cell>
          <table:table-cell table:formula="of:=[.BD510]+[.BF510]" office:value-type="float" office:value="0" calcext:value-type="float">
            <text:p/>
          </table:table-cell>
          <table:table-cell table:formula="of:=[.BE510]+[.BG510]" office:value-type="float" office:value="0" calcext:value-type="float">
            <text:p/>
          </table:table-cell>
          <table:table-cell table:formula="of:=[.D51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11]+[.AV511]+[.AR511]+[.AN511]+[.AJ511]+[.AF511]+[.AB511]+[.X511]+[.T511]+[.P511]" office:value-type="float" office:value="0" calcext:value-type="float">
            <text:p/>
          </table:table-cell>
          <table:table-cell table:formula="of:=[.BA511]+[.AW511]+[.AS511]+[.AO511]+[.AK511]+[.AG511]+[.AC511]+[.Y511]+[.U511]+[.Q511]+[.N511]+[.L511]+[.J511]+[.H511]" office:value-type="float" office:value="0" calcext:value-type="float">
            <text:p/>
          </table:table-cell>
          <table:table-cell table:formula="of:=[.BB511]+[.AX511]+[.AT511]+[.AP511]+[.AL511]+[.AH511]+[.AD511]+[.Z511]+[.V511]+[.R511]" office:value-type="float" office:value="0" calcext:value-type="float">
            <text:p/>
          </table:table-cell>
          <table:table-cell table:formula="of:=[.BC511]+[.AY511]+[.AU511]+[.AQ511]+[.AM511]+[.AI511]+[.AE511]+[.AA511]+[.W511]+[.S511]+[.O511]+[.M511]+[.K511]+[.I511]" office:value-type="float" office:value="0" calcext:value-type="float">
            <text:p/>
          </table:table-cell>
          <table:table-cell table:formula="of:=[.BD511]+[.BF511]" office:value-type="float" office:value="0" calcext:value-type="float">
            <text:p/>
          </table:table-cell>
          <table:table-cell table:formula="of:=[.BE511]+[.BG511]" office:value-type="float" office:value="0" calcext:value-type="float">
            <text:p/>
          </table:table-cell>
          <table:table-cell table:formula="of:=[.D51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12]+[.AV512]+[.AR512]+[.AN512]+[.AJ512]+[.AF512]+[.AB512]+[.X512]+[.T512]+[.P512]" office:value-type="float" office:value="0" calcext:value-type="float">
            <text:p/>
          </table:table-cell>
          <table:table-cell table:formula="of:=[.BA512]+[.AW512]+[.AS512]+[.AO512]+[.AK512]+[.AG512]+[.AC512]+[.Y512]+[.U512]+[.Q512]+[.N512]+[.L512]+[.J512]+[.H512]" office:value-type="float" office:value="0" calcext:value-type="float">
            <text:p/>
          </table:table-cell>
          <table:table-cell table:formula="of:=[.BB512]+[.AX512]+[.AT512]+[.AP512]+[.AL512]+[.AH512]+[.AD512]+[.Z512]+[.V512]+[.R512]" office:value-type="float" office:value="0" calcext:value-type="float">
            <text:p/>
          </table:table-cell>
          <table:table-cell table:formula="of:=[.BC512]+[.AY512]+[.AU512]+[.AQ512]+[.AM512]+[.AI512]+[.AE512]+[.AA512]+[.W512]+[.S512]+[.O512]+[.M512]+[.K512]+[.I512]" office:value-type="float" office:value="0" calcext:value-type="float">
            <text:p/>
          </table:table-cell>
          <table:table-cell table:formula="of:=[.BD512]+[.BF512]" office:value-type="float" office:value="0" calcext:value-type="float">
            <text:p/>
          </table:table-cell>
          <table:table-cell table:formula="of:=[.BE512]+[.BG512]" office:value-type="float" office:value="0" calcext:value-type="float">
            <text:p/>
          </table:table-cell>
          <table:table-cell table:formula="of:=[.D51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13]+[.AV513]+[.AR513]+[.AN513]+[.AJ513]+[.AF513]+[.AB513]+[.X513]+[.T513]+[.P513]" office:value-type="float" office:value="0" calcext:value-type="float">
            <text:p/>
          </table:table-cell>
          <table:table-cell table:formula="of:=[.BA513]+[.AW513]+[.AS513]+[.AO513]+[.AK513]+[.AG513]+[.AC513]+[.Y513]+[.U513]+[.Q513]+[.N513]+[.L513]+[.J513]+[.H513]" office:value-type="float" office:value="0" calcext:value-type="float">
            <text:p/>
          </table:table-cell>
          <table:table-cell table:formula="of:=[.BB513]+[.AX513]+[.AT513]+[.AP513]+[.AL513]+[.AH513]+[.AD513]+[.Z513]+[.V513]+[.R513]" office:value-type="float" office:value="0" calcext:value-type="float">
            <text:p/>
          </table:table-cell>
          <table:table-cell table:formula="of:=[.BC513]+[.AY513]+[.AU513]+[.AQ513]+[.AM513]+[.AI513]+[.AE513]+[.AA513]+[.W513]+[.S513]+[.O513]+[.M513]+[.K513]+[.I513]" office:value-type="float" office:value="0" calcext:value-type="float">
            <text:p/>
          </table:table-cell>
          <table:table-cell table:formula="of:=[.BD513]+[.BF513]" office:value-type="float" office:value="0" calcext:value-type="float">
            <text:p/>
          </table:table-cell>
          <table:table-cell table:formula="of:=[.BE513]+[.BG513]" office:value-type="float" office:value="0" calcext:value-type="float">
            <text:p/>
          </table:table-cell>
          <table:table-cell table:formula="of:=[.D51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14]+[.AV514]+[.AR514]+[.AN514]+[.AJ514]+[.AF514]+[.AB514]+[.X514]+[.T514]+[.P514]" office:value-type="float" office:value="0" calcext:value-type="float">
            <text:p/>
          </table:table-cell>
          <table:table-cell table:formula="of:=[.BA514]+[.AW514]+[.AS514]+[.AO514]+[.AK514]+[.AG514]+[.AC514]+[.Y514]+[.U514]+[.Q514]+[.N514]+[.L514]+[.J514]+[.H514]" office:value-type="float" office:value="0" calcext:value-type="float">
            <text:p/>
          </table:table-cell>
          <table:table-cell table:formula="of:=[.BB514]+[.AX514]+[.AT514]+[.AP514]+[.AL514]+[.AH514]+[.AD514]+[.Z514]+[.V514]+[.R514]" office:value-type="float" office:value="0" calcext:value-type="float">
            <text:p/>
          </table:table-cell>
          <table:table-cell table:formula="of:=[.BC514]+[.AY514]+[.AU514]+[.AQ514]+[.AM514]+[.AI514]+[.AE514]+[.AA514]+[.W514]+[.S514]+[.O514]+[.M514]+[.K514]+[.I514]" office:value-type="float" office:value="0" calcext:value-type="float">
            <text:p/>
          </table:table-cell>
          <table:table-cell table:formula="of:=[.BD514]+[.BF514]" office:value-type="float" office:value="0" calcext:value-type="float">
            <text:p/>
          </table:table-cell>
          <table:table-cell table:formula="of:=[.BE514]+[.BG514]" office:value-type="float" office:value="0" calcext:value-type="float">
            <text:p/>
          </table:table-cell>
          <table:table-cell table:formula="of:=[.D51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15]+[.AV515]+[.AR515]+[.AN515]+[.AJ515]+[.AF515]+[.AB515]+[.X515]+[.T515]+[.P515]" office:value-type="float" office:value="0" calcext:value-type="float">
            <text:p/>
          </table:table-cell>
          <table:table-cell table:formula="of:=[.BA515]+[.AW515]+[.AS515]+[.AO515]+[.AK515]+[.AG515]+[.AC515]+[.Y515]+[.U515]+[.Q515]+[.N515]+[.L515]+[.J515]+[.H515]" office:value-type="float" office:value="0" calcext:value-type="float">
            <text:p/>
          </table:table-cell>
          <table:table-cell table:formula="of:=[.BB515]+[.AX515]+[.AT515]+[.AP515]+[.AL515]+[.AH515]+[.AD515]+[.Z515]+[.V515]+[.R515]" office:value-type="float" office:value="0" calcext:value-type="float">
            <text:p/>
          </table:table-cell>
          <table:table-cell table:formula="of:=[.BC515]+[.AY515]+[.AU515]+[.AQ515]+[.AM515]+[.AI515]+[.AE515]+[.AA515]+[.W515]+[.S515]+[.O515]+[.M515]+[.K515]+[.I515]" office:value-type="float" office:value="0" calcext:value-type="float">
            <text:p/>
          </table:table-cell>
          <table:table-cell table:formula="of:=[.BD515]+[.BF515]" office:value-type="float" office:value="0" calcext:value-type="float">
            <text:p/>
          </table:table-cell>
          <table:table-cell table:formula="of:=[.BE515]+[.BG515]" office:value-type="float" office:value="0" calcext:value-type="float">
            <text:p/>
          </table:table-cell>
          <table:table-cell table:formula="of:=[.D51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16]+[.AV516]+[.AR516]+[.AN516]+[.AJ516]+[.AF516]+[.AB516]+[.X516]+[.T516]+[.P516]" office:value-type="float" office:value="0" calcext:value-type="float">
            <text:p/>
          </table:table-cell>
          <table:table-cell table:formula="of:=[.BA516]+[.AW516]+[.AS516]+[.AO516]+[.AK516]+[.AG516]+[.AC516]+[.Y516]+[.U516]+[.Q516]+[.N516]+[.L516]+[.J516]+[.H516]" office:value-type="float" office:value="0" calcext:value-type="float">
            <text:p/>
          </table:table-cell>
          <table:table-cell table:formula="of:=[.BB516]+[.AX516]+[.AT516]+[.AP516]+[.AL516]+[.AH516]+[.AD516]+[.Z516]+[.V516]+[.R516]" office:value-type="float" office:value="0" calcext:value-type="float">
            <text:p/>
          </table:table-cell>
          <table:table-cell table:formula="of:=[.BC516]+[.AY516]+[.AU516]+[.AQ516]+[.AM516]+[.AI516]+[.AE516]+[.AA516]+[.W516]+[.S516]+[.O516]+[.M516]+[.K516]+[.I516]" office:value-type="float" office:value="0" calcext:value-type="float">
            <text:p/>
          </table:table-cell>
          <table:table-cell table:formula="of:=[.BD516]+[.BF516]" office:value-type="float" office:value="0" calcext:value-type="float">
            <text:p/>
          </table:table-cell>
          <table:table-cell table:formula="of:=[.BE516]+[.BG516]" office:value-type="float" office:value="0" calcext:value-type="float">
            <text:p/>
          </table:table-cell>
          <table:table-cell table:formula="of:=[.D51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17]+[.AV517]+[.AR517]+[.AN517]+[.AJ517]+[.AF517]+[.AB517]+[.X517]+[.T517]+[.P517]" office:value-type="float" office:value="0" calcext:value-type="float">
            <text:p/>
          </table:table-cell>
          <table:table-cell table:formula="of:=[.BA517]+[.AW517]+[.AS517]+[.AO517]+[.AK517]+[.AG517]+[.AC517]+[.Y517]+[.U517]+[.Q517]+[.N517]+[.L517]+[.J517]+[.H517]" office:value-type="float" office:value="0" calcext:value-type="float">
            <text:p/>
          </table:table-cell>
          <table:table-cell table:formula="of:=[.BB517]+[.AX517]+[.AT517]+[.AP517]+[.AL517]+[.AH517]+[.AD517]+[.Z517]+[.V517]+[.R517]" office:value-type="float" office:value="0" calcext:value-type="float">
            <text:p/>
          </table:table-cell>
          <table:table-cell table:formula="of:=[.BC517]+[.AY517]+[.AU517]+[.AQ517]+[.AM517]+[.AI517]+[.AE517]+[.AA517]+[.W517]+[.S517]+[.O517]+[.M517]+[.K517]+[.I517]" office:value-type="float" office:value="0" calcext:value-type="float">
            <text:p/>
          </table:table-cell>
          <table:table-cell table:formula="of:=[.BD517]+[.BF517]" office:value-type="float" office:value="0" calcext:value-type="float">
            <text:p/>
          </table:table-cell>
          <table:table-cell table:formula="of:=[.BE517]+[.BG517]" office:value-type="float" office:value="0" calcext:value-type="float">
            <text:p/>
          </table:table-cell>
          <table:table-cell table:formula="of:=[.D51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18]+[.AV518]+[.AR518]+[.AN518]+[.AJ518]+[.AF518]+[.AB518]+[.X518]+[.T518]+[.P518]" office:value-type="float" office:value="0" calcext:value-type="float">
            <text:p/>
          </table:table-cell>
          <table:table-cell table:formula="of:=[.BA518]+[.AW518]+[.AS518]+[.AO518]+[.AK518]+[.AG518]+[.AC518]+[.Y518]+[.U518]+[.Q518]+[.N518]+[.L518]+[.J518]+[.H518]" office:value-type="float" office:value="0" calcext:value-type="float">
            <text:p/>
          </table:table-cell>
          <table:table-cell table:formula="of:=[.BB518]+[.AX518]+[.AT518]+[.AP518]+[.AL518]+[.AH518]+[.AD518]+[.Z518]+[.V518]+[.R518]" office:value-type="float" office:value="0" calcext:value-type="float">
            <text:p/>
          </table:table-cell>
          <table:table-cell table:formula="of:=[.BC518]+[.AY518]+[.AU518]+[.AQ518]+[.AM518]+[.AI518]+[.AE518]+[.AA518]+[.W518]+[.S518]+[.O518]+[.M518]+[.K518]+[.I518]" office:value-type="float" office:value="0" calcext:value-type="float">
            <text:p/>
          </table:table-cell>
          <table:table-cell table:formula="of:=[.BD518]+[.BF518]" office:value-type="float" office:value="0" calcext:value-type="float">
            <text:p/>
          </table:table-cell>
          <table:table-cell table:formula="of:=[.BE518]+[.BG518]" office:value-type="float" office:value="0" calcext:value-type="float">
            <text:p/>
          </table:table-cell>
          <table:table-cell table:formula="of:=[.D51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19]+[.AV519]+[.AR519]+[.AN519]+[.AJ519]+[.AF519]+[.AB519]+[.X519]+[.T519]+[.P519]" office:value-type="float" office:value="0" calcext:value-type="float">
            <text:p/>
          </table:table-cell>
          <table:table-cell table:formula="of:=[.BA519]+[.AW519]+[.AS519]+[.AO519]+[.AK519]+[.AG519]+[.AC519]+[.Y519]+[.U519]+[.Q519]+[.N519]+[.L519]+[.J519]+[.H519]" office:value-type="float" office:value="0" calcext:value-type="float">
            <text:p/>
          </table:table-cell>
          <table:table-cell table:formula="of:=[.BB519]+[.AX519]+[.AT519]+[.AP519]+[.AL519]+[.AH519]+[.AD519]+[.Z519]+[.V519]+[.R519]" office:value-type="float" office:value="0" calcext:value-type="float">
            <text:p/>
          </table:table-cell>
          <table:table-cell table:formula="of:=[.BC519]+[.AY519]+[.AU519]+[.AQ519]+[.AM519]+[.AI519]+[.AE519]+[.AA519]+[.W519]+[.S519]+[.O519]+[.M519]+[.K519]+[.I519]" office:value-type="float" office:value="0" calcext:value-type="float">
            <text:p/>
          </table:table-cell>
          <table:table-cell table:formula="of:=[.BD519]+[.BF519]" office:value-type="float" office:value="0" calcext:value-type="float">
            <text:p/>
          </table:table-cell>
          <table:table-cell table:formula="of:=[.BE519]+[.BG519]" office:value-type="float" office:value="0" calcext:value-type="float">
            <text:p/>
          </table:table-cell>
          <table:table-cell table:formula="of:=[.D51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20]+[.AV520]+[.AR520]+[.AN520]+[.AJ520]+[.AF520]+[.AB520]+[.X520]+[.T520]+[.P520]" office:value-type="float" office:value="0" calcext:value-type="float">
            <text:p/>
          </table:table-cell>
          <table:table-cell table:formula="of:=[.BA520]+[.AW520]+[.AS520]+[.AO520]+[.AK520]+[.AG520]+[.AC520]+[.Y520]+[.U520]+[.Q520]+[.N520]+[.L520]+[.J520]+[.H520]" office:value-type="float" office:value="0" calcext:value-type="float">
            <text:p/>
          </table:table-cell>
          <table:table-cell table:formula="of:=[.BB520]+[.AX520]+[.AT520]+[.AP520]+[.AL520]+[.AH520]+[.AD520]+[.Z520]+[.V520]+[.R520]" office:value-type="float" office:value="0" calcext:value-type="float">
            <text:p/>
          </table:table-cell>
          <table:table-cell table:formula="of:=[.BC520]+[.AY520]+[.AU520]+[.AQ520]+[.AM520]+[.AI520]+[.AE520]+[.AA520]+[.W520]+[.S520]+[.O520]+[.M520]+[.K520]+[.I520]" office:value-type="float" office:value="0" calcext:value-type="float">
            <text:p/>
          </table:table-cell>
          <table:table-cell table:formula="of:=[.BD520]+[.BF520]" office:value-type="float" office:value="0" calcext:value-type="float">
            <text:p/>
          </table:table-cell>
          <table:table-cell table:formula="of:=[.BE520]+[.BG520]" office:value-type="float" office:value="0" calcext:value-type="float">
            <text:p/>
          </table:table-cell>
          <table:table-cell table:formula="of:=[.D52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21]+[.AV521]+[.AR521]+[.AN521]+[.AJ521]+[.AF521]+[.AB521]+[.X521]+[.T521]+[.P521]" office:value-type="float" office:value="0" calcext:value-type="float">
            <text:p/>
          </table:table-cell>
          <table:table-cell table:formula="of:=[.BA521]+[.AW521]+[.AS521]+[.AO521]+[.AK521]+[.AG521]+[.AC521]+[.Y521]+[.U521]+[.Q521]+[.N521]+[.L521]+[.J521]+[.H521]" office:value-type="float" office:value="0" calcext:value-type="float">
            <text:p/>
          </table:table-cell>
          <table:table-cell table:formula="of:=[.BB521]+[.AX521]+[.AT521]+[.AP521]+[.AL521]+[.AH521]+[.AD521]+[.Z521]+[.V521]+[.R521]" office:value-type="float" office:value="0" calcext:value-type="float">
            <text:p/>
          </table:table-cell>
          <table:table-cell table:formula="of:=[.BC521]+[.AY521]+[.AU521]+[.AQ521]+[.AM521]+[.AI521]+[.AE521]+[.AA521]+[.W521]+[.S521]+[.O521]+[.M521]+[.K521]+[.I521]" office:value-type="float" office:value="0" calcext:value-type="float">
            <text:p/>
          </table:table-cell>
          <table:table-cell table:formula="of:=[.BD521]+[.BF521]" office:value-type="float" office:value="0" calcext:value-type="float">
            <text:p/>
          </table:table-cell>
          <table:table-cell table:formula="of:=[.BE521]+[.BG521]" office:value-type="float" office:value="0" calcext:value-type="float">
            <text:p/>
          </table:table-cell>
          <table:table-cell table:formula="of:=[.D52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22]+[.AV522]+[.AR522]+[.AN522]+[.AJ522]+[.AF522]+[.AB522]+[.X522]+[.T522]+[.P522]" office:value-type="float" office:value="0" calcext:value-type="float">
            <text:p/>
          </table:table-cell>
          <table:table-cell table:formula="of:=[.BA522]+[.AW522]+[.AS522]+[.AO522]+[.AK522]+[.AG522]+[.AC522]+[.Y522]+[.U522]+[.Q522]+[.N522]+[.L522]+[.J522]+[.H522]" office:value-type="float" office:value="0" calcext:value-type="float">
            <text:p/>
          </table:table-cell>
          <table:table-cell table:formula="of:=[.BB522]+[.AX522]+[.AT522]+[.AP522]+[.AL522]+[.AH522]+[.AD522]+[.Z522]+[.V522]+[.R522]" office:value-type="float" office:value="0" calcext:value-type="float">
            <text:p/>
          </table:table-cell>
          <table:table-cell table:formula="of:=[.BC522]+[.AY522]+[.AU522]+[.AQ522]+[.AM522]+[.AI522]+[.AE522]+[.AA522]+[.W522]+[.S522]+[.O522]+[.M522]+[.K522]+[.I522]" office:value-type="float" office:value="0" calcext:value-type="float">
            <text:p/>
          </table:table-cell>
          <table:table-cell table:formula="of:=[.BD522]+[.BF522]" office:value-type="float" office:value="0" calcext:value-type="float">
            <text:p/>
          </table:table-cell>
          <table:table-cell table:formula="of:=[.BE522]+[.BG522]" office:value-type="float" office:value="0" calcext:value-type="float">
            <text:p/>
          </table:table-cell>
          <table:table-cell table:formula="of:=[.D52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23]+[.AV523]+[.AR523]+[.AN523]+[.AJ523]+[.AF523]+[.AB523]+[.X523]+[.T523]+[.P523]" office:value-type="float" office:value="0" calcext:value-type="float">
            <text:p/>
          </table:table-cell>
          <table:table-cell table:formula="of:=[.BA523]+[.AW523]+[.AS523]+[.AO523]+[.AK523]+[.AG523]+[.AC523]+[.Y523]+[.U523]+[.Q523]+[.N523]+[.L523]+[.J523]+[.H523]" office:value-type="float" office:value="0" calcext:value-type="float">
            <text:p/>
          </table:table-cell>
          <table:table-cell table:formula="of:=[.BB523]+[.AX523]+[.AT523]+[.AP523]+[.AL523]+[.AH523]+[.AD523]+[.Z523]+[.V523]+[.R523]" office:value-type="float" office:value="0" calcext:value-type="float">
            <text:p/>
          </table:table-cell>
          <table:table-cell table:formula="of:=[.BC523]+[.AY523]+[.AU523]+[.AQ523]+[.AM523]+[.AI523]+[.AE523]+[.AA523]+[.W523]+[.S523]+[.O523]+[.M523]+[.K523]+[.I523]" office:value-type="float" office:value="0" calcext:value-type="float">
            <text:p/>
          </table:table-cell>
          <table:table-cell table:formula="of:=[.BD523]+[.BF523]" office:value-type="float" office:value="0" calcext:value-type="float">
            <text:p/>
          </table:table-cell>
          <table:table-cell table:formula="of:=[.BE523]+[.BG523]" office:value-type="float" office:value="0" calcext:value-type="float">
            <text:p/>
          </table:table-cell>
          <table:table-cell table:formula="of:=[.D52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24]+[.AV524]+[.AR524]+[.AN524]+[.AJ524]+[.AF524]+[.AB524]+[.X524]+[.T524]+[.P524]" office:value-type="float" office:value="0" calcext:value-type="float">
            <text:p/>
          </table:table-cell>
          <table:table-cell table:formula="of:=[.BA524]+[.AW524]+[.AS524]+[.AO524]+[.AK524]+[.AG524]+[.AC524]+[.Y524]+[.U524]+[.Q524]+[.N524]+[.L524]+[.J524]+[.H524]" office:value-type="float" office:value="0" calcext:value-type="float">
            <text:p/>
          </table:table-cell>
          <table:table-cell table:formula="of:=[.BB524]+[.AX524]+[.AT524]+[.AP524]+[.AL524]+[.AH524]+[.AD524]+[.Z524]+[.V524]+[.R524]" office:value-type="float" office:value="0" calcext:value-type="float">
            <text:p/>
          </table:table-cell>
          <table:table-cell table:formula="of:=[.BC524]+[.AY524]+[.AU524]+[.AQ524]+[.AM524]+[.AI524]+[.AE524]+[.AA524]+[.W524]+[.S524]+[.O524]+[.M524]+[.K524]+[.I524]" office:value-type="float" office:value="0" calcext:value-type="float">
            <text:p/>
          </table:table-cell>
          <table:table-cell table:formula="of:=[.BD524]+[.BF524]" office:value-type="float" office:value="0" calcext:value-type="float">
            <text:p/>
          </table:table-cell>
          <table:table-cell table:formula="of:=[.BE524]+[.BG524]" office:value-type="float" office:value="0" calcext:value-type="float">
            <text:p/>
          </table:table-cell>
          <table:table-cell table:formula="of:=[.D52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25]+[.AV525]+[.AR525]+[.AN525]+[.AJ525]+[.AF525]+[.AB525]+[.X525]+[.T525]+[.P525]" office:value-type="float" office:value="0" calcext:value-type="float">
            <text:p/>
          </table:table-cell>
          <table:table-cell table:formula="of:=[.BA525]+[.AW525]+[.AS525]+[.AO525]+[.AK525]+[.AG525]+[.AC525]+[.Y525]+[.U525]+[.Q525]+[.N525]+[.L525]+[.J525]+[.H525]" office:value-type="float" office:value="0" calcext:value-type="float">
            <text:p/>
          </table:table-cell>
          <table:table-cell table:formula="of:=[.BB525]+[.AX525]+[.AT525]+[.AP525]+[.AL525]+[.AH525]+[.AD525]+[.Z525]+[.V525]+[.R525]" office:value-type="float" office:value="0" calcext:value-type="float">
            <text:p/>
          </table:table-cell>
          <table:table-cell table:formula="of:=[.BC525]+[.AY525]+[.AU525]+[.AQ525]+[.AM525]+[.AI525]+[.AE525]+[.AA525]+[.W525]+[.S525]+[.O525]+[.M525]+[.K525]+[.I525]" office:value-type="float" office:value="0" calcext:value-type="float">
            <text:p/>
          </table:table-cell>
          <table:table-cell table:formula="of:=[.BD525]+[.BF525]" office:value-type="float" office:value="0" calcext:value-type="float">
            <text:p/>
          </table:table-cell>
          <table:table-cell table:formula="of:=[.BE525]+[.BG525]" office:value-type="float" office:value="0" calcext:value-type="float">
            <text:p/>
          </table:table-cell>
          <table:table-cell table:formula="of:=[.D52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26]+[.AV526]+[.AR526]+[.AN526]+[.AJ526]+[.AF526]+[.AB526]+[.X526]+[.T526]+[.P526]" office:value-type="float" office:value="0" calcext:value-type="float">
            <text:p/>
          </table:table-cell>
          <table:table-cell table:formula="of:=[.BA526]+[.AW526]+[.AS526]+[.AO526]+[.AK526]+[.AG526]+[.AC526]+[.Y526]+[.U526]+[.Q526]+[.N526]+[.L526]+[.J526]+[.H526]" office:value-type="float" office:value="0" calcext:value-type="float">
            <text:p/>
          </table:table-cell>
          <table:table-cell table:formula="of:=[.BB526]+[.AX526]+[.AT526]+[.AP526]+[.AL526]+[.AH526]+[.AD526]+[.Z526]+[.V526]+[.R526]" office:value-type="float" office:value="0" calcext:value-type="float">
            <text:p/>
          </table:table-cell>
          <table:table-cell table:formula="of:=[.BC526]+[.AY526]+[.AU526]+[.AQ526]+[.AM526]+[.AI526]+[.AE526]+[.AA526]+[.W526]+[.S526]+[.O526]+[.M526]+[.K526]+[.I526]" office:value-type="float" office:value="0" calcext:value-type="float">
            <text:p/>
          </table:table-cell>
          <table:table-cell table:formula="of:=[.BD526]+[.BF526]" office:value-type="float" office:value="0" calcext:value-type="float">
            <text:p/>
          </table:table-cell>
          <table:table-cell table:formula="of:=[.BE526]+[.BG526]" office:value-type="float" office:value="0" calcext:value-type="float">
            <text:p/>
          </table:table-cell>
          <table:table-cell table:formula="of:=[.D52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27]+[.AV527]+[.AR527]+[.AN527]+[.AJ527]+[.AF527]+[.AB527]+[.X527]+[.T527]+[.P527]" office:value-type="float" office:value="0" calcext:value-type="float">
            <text:p/>
          </table:table-cell>
          <table:table-cell table:formula="of:=[.BA527]+[.AW527]+[.AS527]+[.AO527]+[.AK527]+[.AG527]+[.AC527]+[.Y527]+[.U527]+[.Q527]+[.N527]+[.L527]+[.J527]+[.H527]" office:value-type="float" office:value="0" calcext:value-type="float">
            <text:p/>
          </table:table-cell>
          <table:table-cell table:formula="of:=[.BB527]+[.AX527]+[.AT527]+[.AP527]+[.AL527]+[.AH527]+[.AD527]+[.Z527]+[.V527]+[.R527]" office:value-type="float" office:value="0" calcext:value-type="float">
            <text:p/>
          </table:table-cell>
          <table:table-cell table:formula="of:=[.BC527]+[.AY527]+[.AU527]+[.AQ527]+[.AM527]+[.AI527]+[.AE527]+[.AA527]+[.W527]+[.S527]+[.O527]+[.M527]+[.K527]+[.I527]" office:value-type="float" office:value="0" calcext:value-type="float">
            <text:p/>
          </table:table-cell>
          <table:table-cell table:formula="of:=[.BD527]+[.BF527]" office:value-type="float" office:value="0" calcext:value-type="float">
            <text:p/>
          </table:table-cell>
          <table:table-cell table:formula="of:=[.BE527]+[.BG527]" office:value-type="float" office:value="0" calcext:value-type="float">
            <text:p/>
          </table:table-cell>
          <table:table-cell table:formula="of:=[.D52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28]+[.AV528]+[.AR528]+[.AN528]+[.AJ528]+[.AF528]+[.AB528]+[.X528]+[.T528]+[.P528]" office:value-type="float" office:value="0" calcext:value-type="float">
            <text:p/>
          </table:table-cell>
          <table:table-cell table:formula="of:=[.BA528]+[.AW528]+[.AS528]+[.AO528]+[.AK528]+[.AG528]+[.AC528]+[.Y528]+[.U528]+[.Q528]+[.N528]+[.L528]+[.J528]+[.H528]" office:value-type="float" office:value="0" calcext:value-type="float">
            <text:p/>
          </table:table-cell>
          <table:table-cell table:formula="of:=[.BB528]+[.AX528]+[.AT528]+[.AP528]+[.AL528]+[.AH528]+[.AD528]+[.Z528]+[.V528]+[.R528]" office:value-type="float" office:value="0" calcext:value-type="float">
            <text:p/>
          </table:table-cell>
          <table:table-cell table:formula="of:=[.BC528]+[.AY528]+[.AU528]+[.AQ528]+[.AM528]+[.AI528]+[.AE528]+[.AA528]+[.W528]+[.S528]+[.O528]+[.M528]+[.K528]+[.I528]" office:value-type="float" office:value="0" calcext:value-type="float">
            <text:p/>
          </table:table-cell>
          <table:table-cell table:formula="of:=[.BD528]+[.BF528]" office:value-type="float" office:value="0" calcext:value-type="float">
            <text:p/>
          </table:table-cell>
          <table:table-cell table:formula="of:=[.BE528]+[.BG528]" office:value-type="float" office:value="0" calcext:value-type="float">
            <text:p/>
          </table:table-cell>
          <table:table-cell table:formula="of:=[.D52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29]+[.AV529]+[.AR529]+[.AN529]+[.AJ529]+[.AF529]+[.AB529]+[.X529]+[.T529]+[.P529]" office:value-type="float" office:value="0" calcext:value-type="float">
            <text:p/>
          </table:table-cell>
          <table:table-cell table:formula="of:=[.BA529]+[.AW529]+[.AS529]+[.AO529]+[.AK529]+[.AG529]+[.AC529]+[.Y529]+[.U529]+[.Q529]+[.N529]+[.L529]+[.J529]+[.H529]" office:value-type="float" office:value="0" calcext:value-type="float">
            <text:p/>
          </table:table-cell>
          <table:table-cell table:formula="of:=[.BB529]+[.AX529]+[.AT529]+[.AP529]+[.AL529]+[.AH529]+[.AD529]+[.Z529]+[.V529]+[.R529]" office:value-type="float" office:value="0" calcext:value-type="float">
            <text:p/>
          </table:table-cell>
          <table:table-cell table:formula="of:=[.BC529]+[.AY529]+[.AU529]+[.AQ529]+[.AM529]+[.AI529]+[.AE529]+[.AA529]+[.W529]+[.S529]+[.O529]+[.M529]+[.K529]+[.I529]" office:value-type="float" office:value="0" calcext:value-type="float">
            <text:p/>
          </table:table-cell>
          <table:table-cell table:formula="of:=[.BD529]+[.BF529]" office:value-type="float" office:value="0" calcext:value-type="float">
            <text:p/>
          </table:table-cell>
          <table:table-cell table:formula="of:=[.BE529]+[.BG529]" office:value-type="float" office:value="0" calcext:value-type="float">
            <text:p/>
          </table:table-cell>
          <table:table-cell table:formula="of:=[.D52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30]+[.AV530]+[.AR530]+[.AN530]+[.AJ530]+[.AF530]+[.AB530]+[.X530]+[.T530]+[.P530]" office:value-type="float" office:value="0" calcext:value-type="float">
            <text:p/>
          </table:table-cell>
          <table:table-cell table:formula="of:=[.BA530]+[.AW530]+[.AS530]+[.AO530]+[.AK530]+[.AG530]+[.AC530]+[.Y530]+[.U530]+[.Q530]+[.N530]+[.L530]+[.J530]+[.H530]" office:value-type="float" office:value="0" calcext:value-type="float">
            <text:p/>
          </table:table-cell>
          <table:table-cell table:formula="of:=[.BB530]+[.AX530]+[.AT530]+[.AP530]+[.AL530]+[.AH530]+[.AD530]+[.Z530]+[.V530]+[.R530]" office:value-type="float" office:value="0" calcext:value-type="float">
            <text:p/>
          </table:table-cell>
          <table:table-cell table:formula="of:=[.BC530]+[.AY530]+[.AU530]+[.AQ530]+[.AM530]+[.AI530]+[.AE530]+[.AA530]+[.W530]+[.S530]+[.O530]+[.M530]+[.K530]+[.I530]" office:value-type="float" office:value="0" calcext:value-type="float">
            <text:p/>
          </table:table-cell>
          <table:table-cell table:formula="of:=[.BD530]+[.BF530]" office:value-type="float" office:value="0" calcext:value-type="float">
            <text:p/>
          </table:table-cell>
          <table:table-cell table:formula="of:=[.BE530]+[.BG530]" office:value-type="float" office:value="0" calcext:value-type="float">
            <text:p/>
          </table:table-cell>
          <table:table-cell table:formula="of:=[.D53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31]+[.AV531]+[.AR531]+[.AN531]+[.AJ531]+[.AF531]+[.AB531]+[.X531]+[.T531]+[.P531]" office:value-type="float" office:value="0" calcext:value-type="float">
            <text:p/>
          </table:table-cell>
          <table:table-cell table:formula="of:=[.BA531]+[.AW531]+[.AS531]+[.AO531]+[.AK531]+[.AG531]+[.AC531]+[.Y531]+[.U531]+[.Q531]+[.N531]+[.L531]+[.J531]+[.H531]" office:value-type="float" office:value="0" calcext:value-type="float">
            <text:p/>
          </table:table-cell>
          <table:table-cell table:formula="of:=[.BB531]+[.AX531]+[.AT531]+[.AP531]+[.AL531]+[.AH531]+[.AD531]+[.Z531]+[.V531]+[.R531]" office:value-type="float" office:value="0" calcext:value-type="float">
            <text:p/>
          </table:table-cell>
          <table:table-cell table:formula="of:=[.BC531]+[.AY531]+[.AU531]+[.AQ531]+[.AM531]+[.AI531]+[.AE531]+[.AA531]+[.W531]+[.S531]+[.O531]+[.M531]+[.K531]+[.I531]" office:value-type="float" office:value="0" calcext:value-type="float">
            <text:p/>
          </table:table-cell>
          <table:table-cell table:formula="of:=[.BD531]+[.BF531]" office:value-type="float" office:value="0" calcext:value-type="float">
            <text:p/>
          </table:table-cell>
          <table:table-cell table:formula="of:=[.BE531]+[.BG531]" office:value-type="float" office:value="0" calcext:value-type="float">
            <text:p/>
          </table:table-cell>
          <table:table-cell table:formula="of:=[.D53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32]+[.AV532]+[.AR532]+[.AN532]+[.AJ532]+[.AF532]+[.AB532]+[.X532]+[.T532]+[.P532]" office:value-type="float" office:value="0" calcext:value-type="float">
            <text:p/>
          </table:table-cell>
          <table:table-cell table:formula="of:=[.BA532]+[.AW532]+[.AS532]+[.AO532]+[.AK532]+[.AG532]+[.AC532]+[.Y532]+[.U532]+[.Q532]+[.N532]+[.L532]+[.J532]+[.H532]" office:value-type="float" office:value="0" calcext:value-type="float">
            <text:p/>
          </table:table-cell>
          <table:table-cell table:formula="of:=[.BB532]+[.AX532]+[.AT532]+[.AP532]+[.AL532]+[.AH532]+[.AD532]+[.Z532]+[.V532]+[.R532]" office:value-type="float" office:value="0" calcext:value-type="float">
            <text:p/>
          </table:table-cell>
          <table:table-cell table:formula="of:=[.BC532]+[.AY532]+[.AU532]+[.AQ532]+[.AM532]+[.AI532]+[.AE532]+[.AA532]+[.W532]+[.S532]+[.O532]+[.M532]+[.K532]+[.I532]" office:value-type="float" office:value="0" calcext:value-type="float">
            <text:p/>
          </table:table-cell>
          <table:table-cell table:formula="of:=[.BD532]+[.BF532]" office:value-type="float" office:value="0" calcext:value-type="float">
            <text:p/>
          </table:table-cell>
          <table:table-cell table:formula="of:=[.BE532]+[.BG532]" office:value-type="float" office:value="0" calcext:value-type="float">
            <text:p/>
          </table:table-cell>
          <table:table-cell table:formula="of:=[.D53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33]+[.AV533]+[.AR533]+[.AN533]+[.AJ533]+[.AF533]+[.AB533]+[.X533]+[.T533]+[.P533]" office:value-type="float" office:value="0" calcext:value-type="float">
            <text:p/>
          </table:table-cell>
          <table:table-cell table:formula="of:=[.BA533]+[.AW533]+[.AS533]+[.AO533]+[.AK533]+[.AG533]+[.AC533]+[.Y533]+[.U533]+[.Q533]+[.N533]+[.L533]+[.J533]+[.H533]" office:value-type="float" office:value="0" calcext:value-type="float">
            <text:p/>
          </table:table-cell>
          <table:table-cell table:formula="of:=[.BB533]+[.AX533]+[.AT533]+[.AP533]+[.AL533]+[.AH533]+[.AD533]+[.Z533]+[.V533]+[.R533]" office:value-type="float" office:value="0" calcext:value-type="float">
            <text:p/>
          </table:table-cell>
          <table:table-cell table:formula="of:=[.BC533]+[.AY533]+[.AU533]+[.AQ533]+[.AM533]+[.AI533]+[.AE533]+[.AA533]+[.W533]+[.S533]+[.O533]+[.M533]+[.K533]+[.I533]" office:value-type="float" office:value="0" calcext:value-type="float">
            <text:p/>
          </table:table-cell>
          <table:table-cell table:formula="of:=[.BD533]+[.BF533]" office:value-type="float" office:value="0" calcext:value-type="float">
            <text:p/>
          </table:table-cell>
          <table:table-cell table:formula="of:=[.BE533]+[.BG533]" office:value-type="float" office:value="0" calcext:value-type="float">
            <text:p/>
          </table:table-cell>
          <table:table-cell table:formula="of:=[.D53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34]+[.AV534]+[.AR534]+[.AN534]+[.AJ534]+[.AF534]+[.AB534]+[.X534]+[.T534]+[.P534]" office:value-type="float" office:value="0" calcext:value-type="float">
            <text:p/>
          </table:table-cell>
          <table:table-cell table:formula="of:=[.BA534]+[.AW534]+[.AS534]+[.AO534]+[.AK534]+[.AG534]+[.AC534]+[.Y534]+[.U534]+[.Q534]+[.N534]+[.L534]+[.J534]+[.H534]" office:value-type="float" office:value="0" calcext:value-type="float">
            <text:p/>
          </table:table-cell>
          <table:table-cell table:formula="of:=[.BB534]+[.AX534]+[.AT534]+[.AP534]+[.AL534]+[.AH534]+[.AD534]+[.Z534]+[.V534]+[.R534]" office:value-type="float" office:value="0" calcext:value-type="float">
            <text:p/>
          </table:table-cell>
          <table:table-cell table:formula="of:=[.BC534]+[.AY534]+[.AU534]+[.AQ534]+[.AM534]+[.AI534]+[.AE534]+[.AA534]+[.W534]+[.S534]+[.O534]+[.M534]+[.K534]+[.I534]" office:value-type="float" office:value="0" calcext:value-type="float">
            <text:p/>
          </table:table-cell>
          <table:table-cell table:formula="of:=[.BD534]+[.BF534]" office:value-type="float" office:value="0" calcext:value-type="float">
            <text:p/>
          </table:table-cell>
          <table:table-cell table:formula="of:=[.BE534]+[.BG534]" office:value-type="float" office:value="0" calcext:value-type="float">
            <text:p/>
          </table:table-cell>
          <table:table-cell table:formula="of:=[.D53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35]+[.AV535]+[.AR535]+[.AN535]+[.AJ535]+[.AF535]+[.AB535]+[.X535]+[.T535]+[.P535]" office:value-type="float" office:value="0" calcext:value-type="float">
            <text:p/>
          </table:table-cell>
          <table:table-cell table:formula="of:=[.BA535]+[.AW535]+[.AS535]+[.AO535]+[.AK535]+[.AG535]+[.AC535]+[.Y535]+[.U535]+[.Q535]+[.N535]+[.L535]+[.J535]+[.H535]" office:value-type="float" office:value="0" calcext:value-type="float">
            <text:p/>
          </table:table-cell>
          <table:table-cell table:formula="of:=[.BB535]+[.AX535]+[.AT535]+[.AP535]+[.AL535]+[.AH535]+[.AD535]+[.Z535]+[.V535]+[.R535]" office:value-type="float" office:value="0" calcext:value-type="float">
            <text:p/>
          </table:table-cell>
          <table:table-cell table:formula="of:=[.BC535]+[.AY535]+[.AU535]+[.AQ535]+[.AM535]+[.AI535]+[.AE535]+[.AA535]+[.W535]+[.S535]+[.O535]+[.M535]+[.K535]+[.I535]" office:value-type="float" office:value="0" calcext:value-type="float">
            <text:p/>
          </table:table-cell>
          <table:table-cell table:formula="of:=[.BD535]+[.BF535]" office:value-type="float" office:value="0" calcext:value-type="float">
            <text:p/>
          </table:table-cell>
          <table:table-cell table:formula="of:=[.BE535]+[.BG535]" office:value-type="float" office:value="0" calcext:value-type="float">
            <text:p/>
          </table:table-cell>
          <table:table-cell table:formula="of:=[.D53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36]+[.AV536]+[.AR536]+[.AN536]+[.AJ536]+[.AF536]+[.AB536]+[.X536]+[.T536]+[.P536]" office:value-type="float" office:value="0" calcext:value-type="float">
            <text:p/>
          </table:table-cell>
          <table:table-cell table:formula="of:=[.BA536]+[.AW536]+[.AS536]+[.AO536]+[.AK536]+[.AG536]+[.AC536]+[.Y536]+[.U536]+[.Q536]+[.N536]+[.L536]+[.J536]+[.H536]" office:value-type="float" office:value="0" calcext:value-type="float">
            <text:p/>
          </table:table-cell>
          <table:table-cell table:formula="of:=[.BB536]+[.AX536]+[.AT536]+[.AP536]+[.AL536]+[.AH536]+[.AD536]+[.Z536]+[.V536]+[.R536]" office:value-type="float" office:value="0" calcext:value-type="float">
            <text:p/>
          </table:table-cell>
          <table:table-cell table:formula="of:=[.BC536]+[.AY536]+[.AU536]+[.AQ536]+[.AM536]+[.AI536]+[.AE536]+[.AA536]+[.W536]+[.S536]+[.O536]+[.M536]+[.K536]+[.I536]" office:value-type="float" office:value="0" calcext:value-type="float">
            <text:p/>
          </table:table-cell>
          <table:table-cell table:formula="of:=[.BD536]+[.BF536]" office:value-type="float" office:value="0" calcext:value-type="float">
            <text:p/>
          </table:table-cell>
          <table:table-cell table:formula="of:=[.BE536]+[.BG536]" office:value-type="float" office:value="0" calcext:value-type="float">
            <text:p/>
          </table:table-cell>
          <table:table-cell table:formula="of:=[.D53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37]+[.AV537]+[.AR537]+[.AN537]+[.AJ537]+[.AF537]+[.AB537]+[.X537]+[.T537]+[.P537]" office:value-type="float" office:value="0" calcext:value-type="float">
            <text:p/>
          </table:table-cell>
          <table:table-cell table:formula="of:=[.BA537]+[.AW537]+[.AS537]+[.AO537]+[.AK537]+[.AG537]+[.AC537]+[.Y537]+[.U537]+[.Q537]+[.N537]+[.L537]+[.J537]+[.H537]" office:value-type="float" office:value="0" calcext:value-type="float">
            <text:p/>
          </table:table-cell>
          <table:table-cell table:formula="of:=[.BB537]+[.AX537]+[.AT537]+[.AP537]+[.AL537]+[.AH537]+[.AD537]+[.Z537]+[.V537]+[.R537]" office:value-type="float" office:value="0" calcext:value-type="float">
            <text:p/>
          </table:table-cell>
          <table:table-cell table:formula="of:=[.BC537]+[.AY537]+[.AU537]+[.AQ537]+[.AM537]+[.AI537]+[.AE537]+[.AA537]+[.W537]+[.S537]+[.O537]+[.M537]+[.K537]+[.I537]" office:value-type="float" office:value="0" calcext:value-type="float">
            <text:p/>
          </table:table-cell>
          <table:table-cell table:formula="of:=[.BD537]+[.BF537]" office:value-type="float" office:value="0" calcext:value-type="float">
            <text:p/>
          </table:table-cell>
          <table:table-cell table:formula="of:=[.BE537]+[.BG537]" office:value-type="float" office:value="0" calcext:value-type="float">
            <text:p/>
          </table:table-cell>
          <table:table-cell table:formula="of:=[.D53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38]+[.AV538]+[.AR538]+[.AN538]+[.AJ538]+[.AF538]+[.AB538]+[.X538]+[.T538]+[.P538]" office:value-type="float" office:value="0" calcext:value-type="float">
            <text:p/>
          </table:table-cell>
          <table:table-cell table:formula="of:=[.BA538]+[.AW538]+[.AS538]+[.AO538]+[.AK538]+[.AG538]+[.AC538]+[.Y538]+[.U538]+[.Q538]+[.N538]+[.L538]+[.J538]+[.H538]" office:value-type="float" office:value="0" calcext:value-type="float">
            <text:p/>
          </table:table-cell>
          <table:table-cell table:formula="of:=[.BB538]+[.AX538]+[.AT538]+[.AP538]+[.AL538]+[.AH538]+[.AD538]+[.Z538]+[.V538]+[.R538]" office:value-type="float" office:value="0" calcext:value-type="float">
            <text:p/>
          </table:table-cell>
          <table:table-cell table:formula="of:=[.BC538]+[.AY538]+[.AU538]+[.AQ538]+[.AM538]+[.AI538]+[.AE538]+[.AA538]+[.W538]+[.S538]+[.O538]+[.M538]+[.K538]+[.I538]" office:value-type="float" office:value="0" calcext:value-type="float">
            <text:p/>
          </table:table-cell>
          <table:table-cell table:formula="of:=[.BD538]+[.BF538]" office:value-type="float" office:value="0" calcext:value-type="float">
            <text:p/>
          </table:table-cell>
          <table:table-cell table:formula="of:=[.BE538]+[.BG538]" office:value-type="float" office:value="0" calcext:value-type="float">
            <text:p/>
          </table:table-cell>
          <table:table-cell table:formula="of:=[.D53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39]+[.AV539]+[.AR539]+[.AN539]+[.AJ539]+[.AF539]+[.AB539]+[.X539]+[.T539]+[.P539]" office:value-type="float" office:value="0" calcext:value-type="float">
            <text:p/>
          </table:table-cell>
          <table:table-cell table:formula="of:=[.BA539]+[.AW539]+[.AS539]+[.AO539]+[.AK539]+[.AG539]+[.AC539]+[.Y539]+[.U539]+[.Q539]+[.N539]+[.L539]+[.J539]+[.H539]" office:value-type="float" office:value="0" calcext:value-type="float">
            <text:p/>
          </table:table-cell>
          <table:table-cell table:formula="of:=[.BB539]+[.AX539]+[.AT539]+[.AP539]+[.AL539]+[.AH539]+[.AD539]+[.Z539]+[.V539]+[.R539]" office:value-type="float" office:value="0" calcext:value-type="float">
            <text:p/>
          </table:table-cell>
          <table:table-cell table:formula="of:=[.BC539]+[.AY539]+[.AU539]+[.AQ539]+[.AM539]+[.AI539]+[.AE539]+[.AA539]+[.W539]+[.S539]+[.O539]+[.M539]+[.K539]+[.I539]" office:value-type="float" office:value="0" calcext:value-type="float">
            <text:p/>
          </table:table-cell>
          <table:table-cell table:formula="of:=[.BD539]+[.BF539]" office:value-type="float" office:value="0" calcext:value-type="float">
            <text:p/>
          </table:table-cell>
          <table:table-cell table:formula="of:=[.BE539]+[.BG539]" office:value-type="float" office:value="0" calcext:value-type="float">
            <text:p/>
          </table:table-cell>
          <table:table-cell table:formula="of:=[.D53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40]+[.AV540]+[.AR540]+[.AN540]+[.AJ540]+[.AF540]+[.AB540]+[.X540]+[.T540]+[.P540]" office:value-type="float" office:value="0" calcext:value-type="float">
            <text:p/>
          </table:table-cell>
          <table:table-cell table:formula="of:=[.BA540]+[.AW540]+[.AS540]+[.AO540]+[.AK540]+[.AG540]+[.AC540]+[.Y540]+[.U540]+[.Q540]+[.N540]+[.L540]+[.J540]+[.H540]" office:value-type="float" office:value="0" calcext:value-type="float">
            <text:p/>
          </table:table-cell>
          <table:table-cell table:formula="of:=[.BB540]+[.AX540]+[.AT540]+[.AP540]+[.AL540]+[.AH540]+[.AD540]+[.Z540]+[.V540]+[.R540]" office:value-type="float" office:value="0" calcext:value-type="float">
            <text:p/>
          </table:table-cell>
          <table:table-cell table:formula="of:=[.BC540]+[.AY540]+[.AU540]+[.AQ540]+[.AM540]+[.AI540]+[.AE540]+[.AA540]+[.W540]+[.S540]+[.O540]+[.M540]+[.K540]+[.I540]" office:value-type="float" office:value="0" calcext:value-type="float">
            <text:p/>
          </table:table-cell>
          <table:table-cell table:formula="of:=[.BD540]+[.BF540]" office:value-type="float" office:value="0" calcext:value-type="float">
            <text:p/>
          </table:table-cell>
          <table:table-cell table:formula="of:=[.BE540]+[.BG540]" office:value-type="float" office:value="0" calcext:value-type="float">
            <text:p/>
          </table:table-cell>
          <table:table-cell table:formula="of:=[.D54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41]+[.AV541]+[.AR541]+[.AN541]+[.AJ541]+[.AF541]+[.AB541]+[.X541]+[.T541]+[.P541]" office:value-type="float" office:value="0" calcext:value-type="float">
            <text:p/>
          </table:table-cell>
          <table:table-cell table:formula="of:=[.BA541]+[.AW541]+[.AS541]+[.AO541]+[.AK541]+[.AG541]+[.AC541]+[.Y541]+[.U541]+[.Q541]+[.N541]+[.L541]+[.J541]+[.H541]" office:value-type="float" office:value="0" calcext:value-type="float">
            <text:p/>
          </table:table-cell>
          <table:table-cell table:formula="of:=[.BB541]+[.AX541]+[.AT541]+[.AP541]+[.AL541]+[.AH541]+[.AD541]+[.Z541]+[.V541]+[.R541]" office:value-type="float" office:value="0" calcext:value-type="float">
            <text:p/>
          </table:table-cell>
          <table:table-cell table:formula="of:=[.BC541]+[.AY541]+[.AU541]+[.AQ541]+[.AM541]+[.AI541]+[.AE541]+[.AA541]+[.W541]+[.S541]+[.O541]+[.M541]+[.K541]+[.I541]" office:value-type="float" office:value="0" calcext:value-type="float">
            <text:p/>
          </table:table-cell>
          <table:table-cell table:formula="of:=[.BD541]+[.BF541]" office:value-type="float" office:value="0" calcext:value-type="float">
            <text:p/>
          </table:table-cell>
          <table:table-cell table:formula="of:=[.BE541]+[.BG541]" office:value-type="float" office:value="0" calcext:value-type="float">
            <text:p/>
          </table:table-cell>
          <table:table-cell table:formula="of:=[.D54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42]+[.AV542]+[.AR542]+[.AN542]+[.AJ542]+[.AF542]+[.AB542]+[.X542]+[.T542]+[.P542]" office:value-type="float" office:value="0" calcext:value-type="float">
            <text:p/>
          </table:table-cell>
          <table:table-cell table:formula="of:=[.BA542]+[.AW542]+[.AS542]+[.AO542]+[.AK542]+[.AG542]+[.AC542]+[.Y542]+[.U542]+[.Q542]+[.N542]+[.L542]+[.J542]+[.H542]" office:value-type="float" office:value="0" calcext:value-type="float">
            <text:p/>
          </table:table-cell>
          <table:table-cell table:formula="of:=[.BB542]+[.AX542]+[.AT542]+[.AP542]+[.AL542]+[.AH542]+[.AD542]+[.Z542]+[.V542]+[.R542]" office:value-type="float" office:value="0" calcext:value-type="float">
            <text:p/>
          </table:table-cell>
          <table:table-cell table:formula="of:=[.BC542]+[.AY542]+[.AU542]+[.AQ542]+[.AM542]+[.AI542]+[.AE542]+[.AA542]+[.W542]+[.S542]+[.O542]+[.M542]+[.K542]+[.I542]" office:value-type="float" office:value="0" calcext:value-type="float">
            <text:p/>
          </table:table-cell>
          <table:table-cell table:formula="of:=[.BD542]+[.BF542]" office:value-type="float" office:value="0" calcext:value-type="float">
            <text:p/>
          </table:table-cell>
          <table:table-cell table:formula="of:=[.BE542]+[.BG542]" office:value-type="float" office:value="0" calcext:value-type="float">
            <text:p/>
          </table:table-cell>
          <table:table-cell table:formula="of:=[.D54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43]+[.AV543]+[.AR543]+[.AN543]+[.AJ543]+[.AF543]+[.AB543]+[.X543]+[.T543]+[.P543]" office:value-type="float" office:value="0" calcext:value-type="float">
            <text:p/>
          </table:table-cell>
          <table:table-cell table:formula="of:=[.BA543]+[.AW543]+[.AS543]+[.AO543]+[.AK543]+[.AG543]+[.AC543]+[.Y543]+[.U543]+[.Q543]+[.N543]+[.L543]+[.J543]+[.H543]" office:value-type="float" office:value="0" calcext:value-type="float">
            <text:p/>
          </table:table-cell>
          <table:table-cell table:formula="of:=[.BB543]+[.AX543]+[.AT543]+[.AP543]+[.AL543]+[.AH543]+[.AD543]+[.Z543]+[.V543]+[.R543]" office:value-type="float" office:value="0" calcext:value-type="float">
            <text:p/>
          </table:table-cell>
          <table:table-cell table:formula="of:=[.BC543]+[.AY543]+[.AU543]+[.AQ543]+[.AM543]+[.AI543]+[.AE543]+[.AA543]+[.W543]+[.S543]+[.O543]+[.M543]+[.K543]+[.I543]" office:value-type="float" office:value="0" calcext:value-type="float">
            <text:p/>
          </table:table-cell>
          <table:table-cell table:formula="of:=[.BD543]+[.BF543]" office:value-type="float" office:value="0" calcext:value-type="float">
            <text:p/>
          </table:table-cell>
          <table:table-cell table:formula="of:=[.BE543]+[.BG543]" office:value-type="float" office:value="0" calcext:value-type="float">
            <text:p/>
          </table:table-cell>
          <table:table-cell table:formula="of:=[.D54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44]+[.AV544]+[.AR544]+[.AN544]+[.AJ544]+[.AF544]+[.AB544]+[.X544]+[.T544]+[.P544]" office:value-type="float" office:value="0" calcext:value-type="float">
            <text:p/>
          </table:table-cell>
          <table:table-cell table:formula="of:=[.BA544]+[.AW544]+[.AS544]+[.AO544]+[.AK544]+[.AG544]+[.AC544]+[.Y544]+[.U544]+[.Q544]+[.N544]+[.L544]+[.J544]+[.H544]" office:value-type="float" office:value="0" calcext:value-type="float">
            <text:p/>
          </table:table-cell>
          <table:table-cell table:formula="of:=[.BB544]+[.AX544]+[.AT544]+[.AP544]+[.AL544]+[.AH544]+[.AD544]+[.Z544]+[.V544]+[.R544]" office:value-type="float" office:value="0" calcext:value-type="float">
            <text:p/>
          </table:table-cell>
          <table:table-cell table:formula="of:=[.BC544]+[.AY544]+[.AU544]+[.AQ544]+[.AM544]+[.AI544]+[.AE544]+[.AA544]+[.W544]+[.S544]+[.O544]+[.M544]+[.K544]+[.I544]" office:value-type="float" office:value="0" calcext:value-type="float">
            <text:p/>
          </table:table-cell>
          <table:table-cell table:formula="of:=[.BD544]+[.BF544]" office:value-type="float" office:value="0" calcext:value-type="float">
            <text:p/>
          </table:table-cell>
          <table:table-cell table:formula="of:=[.BE544]+[.BG544]" office:value-type="float" office:value="0" calcext:value-type="float">
            <text:p/>
          </table:table-cell>
          <table:table-cell table:formula="of:=[.D54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45]+[.AV545]+[.AR545]+[.AN545]+[.AJ545]+[.AF545]+[.AB545]+[.X545]+[.T545]+[.P545]" office:value-type="float" office:value="0" calcext:value-type="float">
            <text:p/>
          </table:table-cell>
          <table:table-cell table:formula="of:=[.BA545]+[.AW545]+[.AS545]+[.AO545]+[.AK545]+[.AG545]+[.AC545]+[.Y545]+[.U545]+[.Q545]+[.N545]+[.L545]+[.J545]+[.H545]" office:value-type="float" office:value="0" calcext:value-type="float">
            <text:p/>
          </table:table-cell>
          <table:table-cell table:formula="of:=[.BB545]+[.AX545]+[.AT545]+[.AP545]+[.AL545]+[.AH545]+[.AD545]+[.Z545]+[.V545]+[.R545]" office:value-type="float" office:value="0" calcext:value-type="float">
            <text:p/>
          </table:table-cell>
          <table:table-cell table:formula="of:=[.BC545]+[.AY545]+[.AU545]+[.AQ545]+[.AM545]+[.AI545]+[.AE545]+[.AA545]+[.W545]+[.S545]+[.O545]+[.M545]+[.K545]+[.I545]" office:value-type="float" office:value="0" calcext:value-type="float">
            <text:p/>
          </table:table-cell>
          <table:table-cell table:formula="of:=[.BD545]+[.BF545]" office:value-type="float" office:value="0" calcext:value-type="float">
            <text:p/>
          </table:table-cell>
          <table:table-cell table:formula="of:=[.BE545]+[.BG545]" office:value-type="float" office:value="0" calcext:value-type="float">
            <text:p/>
          </table:table-cell>
          <table:table-cell table:formula="of:=[.D54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46]+[.AV546]+[.AR546]+[.AN546]+[.AJ546]+[.AF546]+[.AB546]+[.X546]+[.T546]+[.P546]" office:value-type="float" office:value="0" calcext:value-type="float">
            <text:p/>
          </table:table-cell>
          <table:table-cell table:formula="of:=[.BA546]+[.AW546]+[.AS546]+[.AO546]+[.AK546]+[.AG546]+[.AC546]+[.Y546]+[.U546]+[.Q546]+[.N546]+[.L546]+[.J546]+[.H546]" office:value-type="float" office:value="0" calcext:value-type="float">
            <text:p/>
          </table:table-cell>
          <table:table-cell table:formula="of:=[.BB546]+[.AX546]+[.AT546]+[.AP546]+[.AL546]+[.AH546]+[.AD546]+[.Z546]+[.V546]+[.R546]" office:value-type="float" office:value="0" calcext:value-type="float">
            <text:p/>
          </table:table-cell>
          <table:table-cell table:formula="of:=[.BC546]+[.AY546]+[.AU546]+[.AQ546]+[.AM546]+[.AI546]+[.AE546]+[.AA546]+[.W546]+[.S546]+[.O546]+[.M546]+[.K546]+[.I546]" office:value-type="float" office:value="0" calcext:value-type="float">
            <text:p/>
          </table:table-cell>
          <table:table-cell table:formula="of:=[.BD546]+[.BF546]" office:value-type="float" office:value="0" calcext:value-type="float">
            <text:p/>
          </table:table-cell>
          <table:table-cell table:formula="of:=[.BE546]+[.BG546]" office:value-type="float" office:value="0" calcext:value-type="float">
            <text:p/>
          </table:table-cell>
          <table:table-cell table:formula="of:=[.D54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47]+[.AV547]+[.AR547]+[.AN547]+[.AJ547]+[.AF547]+[.AB547]+[.X547]+[.T547]+[.P547]" office:value-type="float" office:value="0" calcext:value-type="float">
            <text:p/>
          </table:table-cell>
          <table:table-cell table:formula="of:=[.BA547]+[.AW547]+[.AS547]+[.AO547]+[.AK547]+[.AG547]+[.AC547]+[.Y547]+[.U547]+[.Q547]+[.N547]+[.L547]+[.J547]+[.H547]" office:value-type="float" office:value="0" calcext:value-type="float">
            <text:p/>
          </table:table-cell>
          <table:table-cell table:formula="of:=[.BB547]+[.AX547]+[.AT547]+[.AP547]+[.AL547]+[.AH547]+[.AD547]+[.Z547]+[.V547]+[.R547]" office:value-type="float" office:value="0" calcext:value-type="float">
            <text:p/>
          </table:table-cell>
          <table:table-cell table:formula="of:=[.BC547]+[.AY547]+[.AU547]+[.AQ547]+[.AM547]+[.AI547]+[.AE547]+[.AA547]+[.W547]+[.S547]+[.O547]+[.M547]+[.K547]+[.I547]" office:value-type="float" office:value="0" calcext:value-type="float">
            <text:p/>
          </table:table-cell>
          <table:table-cell table:formula="of:=[.BD547]+[.BF547]" office:value-type="float" office:value="0" calcext:value-type="float">
            <text:p/>
          </table:table-cell>
          <table:table-cell table:formula="of:=[.BE547]+[.BG547]" office:value-type="float" office:value="0" calcext:value-type="float">
            <text:p/>
          </table:table-cell>
          <table:table-cell table:formula="of:=[.D54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48]+[.AV548]+[.AR548]+[.AN548]+[.AJ548]+[.AF548]+[.AB548]+[.X548]+[.T548]+[.P548]" office:value-type="float" office:value="0" calcext:value-type="float">
            <text:p/>
          </table:table-cell>
          <table:table-cell table:formula="of:=[.BA548]+[.AW548]+[.AS548]+[.AO548]+[.AK548]+[.AG548]+[.AC548]+[.Y548]+[.U548]+[.Q548]+[.N548]+[.L548]+[.J548]+[.H548]" office:value-type="float" office:value="0" calcext:value-type="float">
            <text:p/>
          </table:table-cell>
          <table:table-cell table:formula="of:=[.BB548]+[.AX548]+[.AT548]+[.AP548]+[.AL548]+[.AH548]+[.AD548]+[.Z548]+[.V548]+[.R548]" office:value-type="float" office:value="0" calcext:value-type="float">
            <text:p/>
          </table:table-cell>
          <table:table-cell table:formula="of:=[.BC548]+[.AY548]+[.AU548]+[.AQ548]+[.AM548]+[.AI548]+[.AE548]+[.AA548]+[.W548]+[.S548]+[.O548]+[.M548]+[.K548]+[.I548]" office:value-type="float" office:value="0" calcext:value-type="float">
            <text:p/>
          </table:table-cell>
          <table:table-cell table:formula="of:=[.BD548]+[.BF548]" office:value-type="float" office:value="0" calcext:value-type="float">
            <text:p/>
          </table:table-cell>
          <table:table-cell table:formula="of:=[.BE548]+[.BG548]" office:value-type="float" office:value="0" calcext:value-type="float">
            <text:p/>
          </table:table-cell>
          <table:table-cell table:formula="of:=[.D54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49]+[.AV549]+[.AR549]+[.AN549]+[.AJ549]+[.AF549]+[.AB549]+[.X549]+[.T549]+[.P549]" office:value-type="float" office:value="0" calcext:value-type="float">
            <text:p/>
          </table:table-cell>
          <table:table-cell table:formula="of:=[.BA549]+[.AW549]+[.AS549]+[.AO549]+[.AK549]+[.AG549]+[.AC549]+[.Y549]+[.U549]+[.Q549]+[.N549]+[.L549]+[.J549]+[.H549]" office:value-type="float" office:value="0" calcext:value-type="float">
            <text:p/>
          </table:table-cell>
          <table:table-cell table:formula="of:=[.BB549]+[.AX549]+[.AT549]+[.AP549]+[.AL549]+[.AH549]+[.AD549]+[.Z549]+[.V549]+[.R549]" office:value-type="float" office:value="0" calcext:value-type="float">
            <text:p/>
          </table:table-cell>
          <table:table-cell table:formula="of:=[.BC549]+[.AY549]+[.AU549]+[.AQ549]+[.AM549]+[.AI549]+[.AE549]+[.AA549]+[.W549]+[.S549]+[.O549]+[.M549]+[.K549]+[.I549]" office:value-type="float" office:value="0" calcext:value-type="float">
            <text:p/>
          </table:table-cell>
          <table:table-cell table:formula="of:=[.BD549]+[.BF549]" office:value-type="float" office:value="0" calcext:value-type="float">
            <text:p/>
          </table:table-cell>
          <table:table-cell table:formula="of:=[.BE549]+[.BG549]" office:value-type="float" office:value="0" calcext:value-type="float">
            <text:p/>
          </table:table-cell>
          <table:table-cell table:formula="of:=[.D54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50]+[.AV550]+[.AR550]+[.AN550]+[.AJ550]+[.AF550]+[.AB550]+[.X550]+[.T550]+[.P550]" office:value-type="float" office:value="0" calcext:value-type="float">
            <text:p/>
          </table:table-cell>
          <table:table-cell table:formula="of:=[.BA550]+[.AW550]+[.AS550]+[.AO550]+[.AK550]+[.AG550]+[.AC550]+[.Y550]+[.U550]+[.Q550]+[.N550]+[.L550]+[.J550]+[.H550]" office:value-type="float" office:value="0" calcext:value-type="float">
            <text:p/>
          </table:table-cell>
          <table:table-cell table:formula="of:=[.BB550]+[.AX550]+[.AT550]+[.AP550]+[.AL550]+[.AH550]+[.AD550]+[.Z550]+[.V550]+[.R550]" office:value-type="float" office:value="0" calcext:value-type="float">
            <text:p/>
          </table:table-cell>
          <table:table-cell table:formula="of:=[.BC550]+[.AY550]+[.AU550]+[.AQ550]+[.AM550]+[.AI550]+[.AE550]+[.AA550]+[.W550]+[.S550]+[.O550]+[.M550]+[.K550]+[.I550]" office:value-type="float" office:value="0" calcext:value-type="float">
            <text:p/>
          </table:table-cell>
          <table:table-cell table:formula="of:=[.BD550]+[.BF550]" office:value-type="float" office:value="0" calcext:value-type="float">
            <text:p/>
          </table:table-cell>
          <table:table-cell table:formula="of:=[.BE550]+[.BG550]" office:value-type="float" office:value="0" calcext:value-type="float">
            <text:p/>
          </table:table-cell>
          <table:table-cell table:formula="of:=[.D55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51]+[.AV551]+[.AR551]+[.AN551]+[.AJ551]+[.AF551]+[.AB551]+[.X551]+[.T551]+[.P551]" office:value-type="float" office:value="0" calcext:value-type="float">
            <text:p/>
          </table:table-cell>
          <table:table-cell table:formula="of:=[.BA551]+[.AW551]+[.AS551]+[.AO551]+[.AK551]+[.AG551]+[.AC551]+[.Y551]+[.U551]+[.Q551]+[.N551]+[.L551]+[.J551]+[.H551]" office:value-type="float" office:value="0" calcext:value-type="float">
            <text:p/>
          </table:table-cell>
          <table:table-cell table:formula="of:=[.BB551]+[.AX551]+[.AT551]+[.AP551]+[.AL551]+[.AH551]+[.AD551]+[.Z551]+[.V551]+[.R551]" office:value-type="float" office:value="0" calcext:value-type="float">
            <text:p/>
          </table:table-cell>
          <table:table-cell table:formula="of:=[.BC551]+[.AY551]+[.AU551]+[.AQ551]+[.AM551]+[.AI551]+[.AE551]+[.AA551]+[.W551]+[.S551]+[.O551]+[.M551]+[.K551]+[.I551]" office:value-type="float" office:value="0" calcext:value-type="float">
            <text:p/>
          </table:table-cell>
          <table:table-cell table:formula="of:=[.BD551]+[.BF551]" office:value-type="float" office:value="0" calcext:value-type="float">
            <text:p/>
          </table:table-cell>
          <table:table-cell table:formula="of:=[.BE551]+[.BG551]" office:value-type="float" office:value="0" calcext:value-type="float">
            <text:p/>
          </table:table-cell>
          <table:table-cell table:formula="of:=[.D55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52]+[.AV552]+[.AR552]+[.AN552]+[.AJ552]+[.AF552]+[.AB552]+[.X552]+[.T552]+[.P552]" office:value-type="float" office:value="0" calcext:value-type="float">
            <text:p/>
          </table:table-cell>
          <table:table-cell table:formula="of:=[.BA552]+[.AW552]+[.AS552]+[.AO552]+[.AK552]+[.AG552]+[.AC552]+[.Y552]+[.U552]+[.Q552]+[.N552]+[.L552]+[.J552]+[.H552]" office:value-type="float" office:value="0" calcext:value-type="float">
            <text:p/>
          </table:table-cell>
          <table:table-cell table:formula="of:=[.BB552]+[.AX552]+[.AT552]+[.AP552]+[.AL552]+[.AH552]+[.AD552]+[.Z552]+[.V552]+[.R552]" office:value-type="float" office:value="0" calcext:value-type="float">
            <text:p/>
          </table:table-cell>
          <table:table-cell table:formula="of:=[.BC552]+[.AY552]+[.AU552]+[.AQ552]+[.AM552]+[.AI552]+[.AE552]+[.AA552]+[.W552]+[.S552]+[.O552]+[.M552]+[.K552]+[.I552]" office:value-type="float" office:value="0" calcext:value-type="float">
            <text:p/>
          </table:table-cell>
          <table:table-cell table:formula="of:=[.BD552]+[.BF552]" office:value-type="float" office:value="0" calcext:value-type="float">
            <text:p/>
          </table:table-cell>
          <table:table-cell table:formula="of:=[.BE552]+[.BG552]" office:value-type="float" office:value="0" calcext:value-type="float">
            <text:p/>
          </table:table-cell>
          <table:table-cell table:formula="of:=[.D55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53]+[.AV553]+[.AR553]+[.AN553]+[.AJ553]+[.AF553]+[.AB553]+[.X553]+[.T553]+[.P553]" office:value-type="float" office:value="0" calcext:value-type="float">
            <text:p/>
          </table:table-cell>
          <table:table-cell table:formula="of:=[.BA553]+[.AW553]+[.AS553]+[.AO553]+[.AK553]+[.AG553]+[.AC553]+[.Y553]+[.U553]+[.Q553]+[.N553]+[.L553]+[.J553]+[.H553]" office:value-type="float" office:value="0" calcext:value-type="float">
            <text:p/>
          </table:table-cell>
          <table:table-cell table:formula="of:=[.BB553]+[.AX553]+[.AT553]+[.AP553]+[.AL553]+[.AH553]+[.AD553]+[.Z553]+[.V553]+[.R553]" office:value-type="float" office:value="0" calcext:value-type="float">
            <text:p/>
          </table:table-cell>
          <table:table-cell table:formula="of:=[.BC553]+[.AY553]+[.AU553]+[.AQ553]+[.AM553]+[.AI553]+[.AE553]+[.AA553]+[.W553]+[.S553]+[.O553]+[.M553]+[.K553]+[.I553]" office:value-type="float" office:value="0" calcext:value-type="float">
            <text:p/>
          </table:table-cell>
          <table:table-cell table:formula="of:=[.BD553]+[.BF553]" office:value-type="float" office:value="0" calcext:value-type="float">
            <text:p/>
          </table:table-cell>
          <table:table-cell table:formula="of:=[.BE553]+[.BG553]" office:value-type="float" office:value="0" calcext:value-type="float">
            <text:p/>
          </table:table-cell>
          <table:table-cell table:formula="of:=[.D55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54]+[.AV554]+[.AR554]+[.AN554]+[.AJ554]+[.AF554]+[.AB554]+[.X554]+[.T554]+[.P554]" office:value-type="float" office:value="0" calcext:value-type="float">
            <text:p/>
          </table:table-cell>
          <table:table-cell table:formula="of:=[.BA554]+[.AW554]+[.AS554]+[.AO554]+[.AK554]+[.AG554]+[.AC554]+[.Y554]+[.U554]+[.Q554]+[.N554]+[.L554]+[.J554]+[.H554]" office:value-type="float" office:value="0" calcext:value-type="float">
            <text:p/>
          </table:table-cell>
          <table:table-cell table:formula="of:=[.BB554]+[.AX554]+[.AT554]+[.AP554]+[.AL554]+[.AH554]+[.AD554]+[.Z554]+[.V554]+[.R554]" office:value-type="float" office:value="0" calcext:value-type="float">
            <text:p/>
          </table:table-cell>
          <table:table-cell table:formula="of:=[.BC554]+[.AY554]+[.AU554]+[.AQ554]+[.AM554]+[.AI554]+[.AE554]+[.AA554]+[.W554]+[.S554]+[.O554]+[.M554]+[.K554]+[.I554]" office:value-type="float" office:value="0" calcext:value-type="float">
            <text:p/>
          </table:table-cell>
          <table:table-cell table:formula="of:=[.BD554]+[.BF554]" office:value-type="float" office:value="0" calcext:value-type="float">
            <text:p/>
          </table:table-cell>
          <table:table-cell table:formula="of:=[.BE554]+[.BG554]" office:value-type="float" office:value="0" calcext:value-type="float">
            <text:p/>
          </table:table-cell>
          <table:table-cell table:formula="of:=[.D55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55]+[.AV555]+[.AR555]+[.AN555]+[.AJ555]+[.AF555]+[.AB555]+[.X555]+[.T555]+[.P555]" office:value-type="float" office:value="0" calcext:value-type="float">
            <text:p/>
          </table:table-cell>
          <table:table-cell table:formula="of:=[.BA555]+[.AW555]+[.AS555]+[.AO555]+[.AK555]+[.AG555]+[.AC555]+[.Y555]+[.U555]+[.Q555]+[.N555]+[.L555]+[.J555]+[.H555]" office:value-type="float" office:value="0" calcext:value-type="float">
            <text:p/>
          </table:table-cell>
          <table:table-cell table:formula="of:=[.BB555]+[.AX555]+[.AT555]+[.AP555]+[.AL555]+[.AH555]+[.AD555]+[.Z555]+[.V555]+[.R555]" office:value-type="float" office:value="0" calcext:value-type="float">
            <text:p/>
          </table:table-cell>
          <table:table-cell table:formula="of:=[.BC555]+[.AY555]+[.AU555]+[.AQ555]+[.AM555]+[.AI555]+[.AE555]+[.AA555]+[.W555]+[.S555]+[.O555]+[.M555]+[.K555]+[.I555]" office:value-type="float" office:value="0" calcext:value-type="float">
            <text:p/>
          </table:table-cell>
          <table:table-cell table:formula="of:=[.BD555]+[.BF555]" office:value-type="float" office:value="0" calcext:value-type="float">
            <text:p/>
          </table:table-cell>
          <table:table-cell table:formula="of:=[.BE555]+[.BG555]" office:value-type="float" office:value="0" calcext:value-type="float">
            <text:p/>
          </table:table-cell>
          <table:table-cell table:formula="of:=[.D55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56]+[.AV556]+[.AR556]+[.AN556]+[.AJ556]+[.AF556]+[.AB556]+[.X556]+[.T556]+[.P556]" office:value-type="float" office:value="0" calcext:value-type="float">
            <text:p/>
          </table:table-cell>
          <table:table-cell table:formula="of:=[.BA556]+[.AW556]+[.AS556]+[.AO556]+[.AK556]+[.AG556]+[.AC556]+[.Y556]+[.U556]+[.Q556]+[.N556]+[.L556]+[.J556]+[.H556]" office:value-type="float" office:value="0" calcext:value-type="float">
            <text:p/>
          </table:table-cell>
          <table:table-cell table:formula="of:=[.BB556]+[.AX556]+[.AT556]+[.AP556]+[.AL556]+[.AH556]+[.AD556]+[.Z556]+[.V556]+[.R556]" office:value-type="float" office:value="0" calcext:value-type="float">
            <text:p/>
          </table:table-cell>
          <table:table-cell table:formula="of:=[.BC556]+[.AY556]+[.AU556]+[.AQ556]+[.AM556]+[.AI556]+[.AE556]+[.AA556]+[.W556]+[.S556]+[.O556]+[.M556]+[.K556]+[.I556]" office:value-type="float" office:value="0" calcext:value-type="float">
            <text:p/>
          </table:table-cell>
          <table:table-cell table:formula="of:=[.BD556]+[.BF556]" office:value-type="float" office:value="0" calcext:value-type="float">
            <text:p/>
          </table:table-cell>
          <table:table-cell table:formula="of:=[.BE556]+[.BG556]" office:value-type="float" office:value="0" calcext:value-type="float">
            <text:p/>
          </table:table-cell>
          <table:table-cell table:formula="of:=[.D55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57]+[.AV557]+[.AR557]+[.AN557]+[.AJ557]+[.AF557]+[.AB557]+[.X557]+[.T557]+[.P557]" office:value-type="float" office:value="0" calcext:value-type="float">
            <text:p/>
          </table:table-cell>
          <table:table-cell table:formula="of:=[.BA557]+[.AW557]+[.AS557]+[.AO557]+[.AK557]+[.AG557]+[.AC557]+[.Y557]+[.U557]+[.Q557]+[.N557]+[.L557]+[.J557]+[.H557]" office:value-type="float" office:value="0" calcext:value-type="float">
            <text:p/>
          </table:table-cell>
          <table:table-cell table:formula="of:=[.BB557]+[.AX557]+[.AT557]+[.AP557]+[.AL557]+[.AH557]+[.AD557]+[.Z557]+[.V557]+[.R557]" office:value-type="float" office:value="0" calcext:value-type="float">
            <text:p/>
          </table:table-cell>
          <table:table-cell table:formula="of:=[.BC557]+[.AY557]+[.AU557]+[.AQ557]+[.AM557]+[.AI557]+[.AE557]+[.AA557]+[.W557]+[.S557]+[.O557]+[.M557]+[.K557]+[.I557]" office:value-type="float" office:value="0" calcext:value-type="float">
            <text:p/>
          </table:table-cell>
          <table:table-cell table:formula="of:=[.BD557]+[.BF557]" office:value-type="float" office:value="0" calcext:value-type="float">
            <text:p/>
          </table:table-cell>
          <table:table-cell table:formula="of:=[.BE557]+[.BG557]" office:value-type="float" office:value="0" calcext:value-type="float">
            <text:p/>
          </table:table-cell>
          <table:table-cell table:formula="of:=[.D55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58]+[.AV558]+[.AR558]+[.AN558]+[.AJ558]+[.AF558]+[.AB558]+[.X558]+[.T558]+[.P558]" office:value-type="float" office:value="0" calcext:value-type="float">
            <text:p/>
          </table:table-cell>
          <table:table-cell table:formula="of:=[.BA558]+[.AW558]+[.AS558]+[.AO558]+[.AK558]+[.AG558]+[.AC558]+[.Y558]+[.U558]+[.Q558]+[.N558]+[.L558]+[.J558]+[.H558]" office:value-type="float" office:value="0" calcext:value-type="float">
            <text:p/>
          </table:table-cell>
          <table:table-cell table:formula="of:=[.BB558]+[.AX558]+[.AT558]+[.AP558]+[.AL558]+[.AH558]+[.AD558]+[.Z558]+[.V558]+[.R558]" office:value-type="float" office:value="0" calcext:value-type="float">
            <text:p/>
          </table:table-cell>
          <table:table-cell table:formula="of:=[.BC558]+[.AY558]+[.AU558]+[.AQ558]+[.AM558]+[.AI558]+[.AE558]+[.AA558]+[.W558]+[.S558]+[.O558]+[.M558]+[.K558]+[.I558]" office:value-type="float" office:value="0" calcext:value-type="float">
            <text:p/>
          </table:table-cell>
          <table:table-cell table:formula="of:=[.BD558]+[.BF558]" office:value-type="float" office:value="0" calcext:value-type="float">
            <text:p/>
          </table:table-cell>
          <table:table-cell table:formula="of:=[.BE558]+[.BG558]" office:value-type="float" office:value="0" calcext:value-type="float">
            <text:p/>
          </table:table-cell>
          <table:table-cell table:formula="of:=[.D55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59]+[.AV559]+[.AR559]+[.AN559]+[.AJ559]+[.AF559]+[.AB559]+[.X559]+[.T559]+[.P559]" office:value-type="float" office:value="0" calcext:value-type="float">
            <text:p/>
          </table:table-cell>
          <table:table-cell table:formula="of:=[.BA559]+[.AW559]+[.AS559]+[.AO559]+[.AK559]+[.AG559]+[.AC559]+[.Y559]+[.U559]+[.Q559]+[.N559]+[.L559]+[.J559]+[.H559]" office:value-type="float" office:value="0" calcext:value-type="float">
            <text:p/>
          </table:table-cell>
          <table:table-cell table:formula="of:=[.BB559]+[.AX559]+[.AT559]+[.AP559]+[.AL559]+[.AH559]+[.AD559]+[.Z559]+[.V559]+[.R559]" office:value-type="float" office:value="0" calcext:value-type="float">
            <text:p/>
          </table:table-cell>
          <table:table-cell table:formula="of:=[.BC559]+[.AY559]+[.AU559]+[.AQ559]+[.AM559]+[.AI559]+[.AE559]+[.AA559]+[.W559]+[.S559]+[.O559]+[.M559]+[.K559]+[.I559]" office:value-type="float" office:value="0" calcext:value-type="float">
            <text:p/>
          </table:table-cell>
          <table:table-cell table:formula="of:=[.BD559]+[.BF559]" office:value-type="float" office:value="0" calcext:value-type="float">
            <text:p/>
          </table:table-cell>
          <table:table-cell table:formula="of:=[.BE559]+[.BG559]" office:value-type="float" office:value="0" calcext:value-type="float">
            <text:p/>
          </table:table-cell>
          <table:table-cell table:formula="of:=[.D55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60]+[.AV560]+[.AR560]+[.AN560]+[.AJ560]+[.AF560]+[.AB560]+[.X560]+[.T560]+[.P560]" office:value-type="float" office:value="0" calcext:value-type="float">
            <text:p/>
          </table:table-cell>
          <table:table-cell table:formula="of:=[.BA560]+[.AW560]+[.AS560]+[.AO560]+[.AK560]+[.AG560]+[.AC560]+[.Y560]+[.U560]+[.Q560]+[.N560]+[.L560]+[.J560]+[.H560]" office:value-type="float" office:value="0" calcext:value-type="float">
            <text:p/>
          </table:table-cell>
          <table:table-cell table:formula="of:=[.BB560]+[.AX560]+[.AT560]+[.AP560]+[.AL560]+[.AH560]+[.AD560]+[.Z560]+[.V560]+[.R560]" office:value-type="float" office:value="0" calcext:value-type="float">
            <text:p/>
          </table:table-cell>
          <table:table-cell table:formula="of:=[.BC560]+[.AY560]+[.AU560]+[.AQ560]+[.AM560]+[.AI560]+[.AE560]+[.AA560]+[.W560]+[.S560]+[.O560]+[.M560]+[.K560]+[.I560]" office:value-type="float" office:value="0" calcext:value-type="float">
            <text:p/>
          </table:table-cell>
          <table:table-cell table:formula="of:=[.BD560]+[.BF560]" office:value-type="float" office:value="0" calcext:value-type="float">
            <text:p/>
          </table:table-cell>
          <table:table-cell table:formula="of:=[.BE560]+[.BG560]" office:value-type="float" office:value="0" calcext:value-type="float">
            <text:p/>
          </table:table-cell>
          <table:table-cell table:formula="of:=[.D56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61]+[.AV561]+[.AR561]+[.AN561]+[.AJ561]+[.AF561]+[.AB561]+[.X561]+[.T561]+[.P561]" office:value-type="float" office:value="0" calcext:value-type="float">
            <text:p/>
          </table:table-cell>
          <table:table-cell table:formula="of:=[.BA561]+[.AW561]+[.AS561]+[.AO561]+[.AK561]+[.AG561]+[.AC561]+[.Y561]+[.U561]+[.Q561]+[.N561]+[.L561]+[.J561]+[.H561]" office:value-type="float" office:value="0" calcext:value-type="float">
            <text:p/>
          </table:table-cell>
          <table:table-cell table:formula="of:=[.BB561]+[.AX561]+[.AT561]+[.AP561]+[.AL561]+[.AH561]+[.AD561]+[.Z561]+[.V561]+[.R561]" office:value-type="float" office:value="0" calcext:value-type="float">
            <text:p/>
          </table:table-cell>
          <table:table-cell table:formula="of:=[.BC561]+[.AY561]+[.AU561]+[.AQ561]+[.AM561]+[.AI561]+[.AE561]+[.AA561]+[.W561]+[.S561]+[.O561]+[.M561]+[.K561]+[.I561]" office:value-type="float" office:value="0" calcext:value-type="float">
            <text:p/>
          </table:table-cell>
          <table:table-cell table:formula="of:=[.BD561]+[.BF561]" office:value-type="float" office:value="0" calcext:value-type="float">
            <text:p/>
          </table:table-cell>
          <table:table-cell table:formula="of:=[.BE561]+[.BG561]" office:value-type="float" office:value="0" calcext:value-type="float">
            <text:p/>
          </table:table-cell>
          <table:table-cell table:formula="of:=[.D56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62]+[.AV562]+[.AR562]+[.AN562]+[.AJ562]+[.AF562]+[.AB562]+[.X562]+[.T562]+[.P562]" office:value-type="float" office:value="0" calcext:value-type="float">
            <text:p/>
          </table:table-cell>
          <table:table-cell table:formula="of:=[.BA562]+[.AW562]+[.AS562]+[.AO562]+[.AK562]+[.AG562]+[.AC562]+[.Y562]+[.U562]+[.Q562]+[.N562]+[.L562]+[.J562]+[.H562]" office:value-type="float" office:value="0" calcext:value-type="float">
            <text:p/>
          </table:table-cell>
          <table:table-cell table:formula="of:=[.BB562]+[.AX562]+[.AT562]+[.AP562]+[.AL562]+[.AH562]+[.AD562]+[.Z562]+[.V562]+[.R562]" office:value-type="float" office:value="0" calcext:value-type="float">
            <text:p/>
          </table:table-cell>
          <table:table-cell table:formula="of:=[.BC562]+[.AY562]+[.AU562]+[.AQ562]+[.AM562]+[.AI562]+[.AE562]+[.AA562]+[.W562]+[.S562]+[.O562]+[.M562]+[.K562]+[.I562]" office:value-type="float" office:value="0" calcext:value-type="float">
            <text:p/>
          </table:table-cell>
          <table:table-cell table:formula="of:=[.BD562]+[.BF562]" office:value-type="float" office:value="0" calcext:value-type="float">
            <text:p/>
          </table:table-cell>
          <table:table-cell table:formula="of:=[.BE562]+[.BG562]" office:value-type="float" office:value="0" calcext:value-type="float">
            <text:p/>
          </table:table-cell>
          <table:table-cell table:formula="of:=[.D56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63]+[.AV563]+[.AR563]+[.AN563]+[.AJ563]+[.AF563]+[.AB563]+[.X563]+[.T563]+[.P563]" office:value-type="float" office:value="0" calcext:value-type="float">
            <text:p/>
          </table:table-cell>
          <table:table-cell table:formula="of:=[.BA563]+[.AW563]+[.AS563]+[.AO563]+[.AK563]+[.AG563]+[.AC563]+[.Y563]+[.U563]+[.Q563]+[.N563]+[.L563]+[.J563]+[.H563]" office:value-type="float" office:value="0" calcext:value-type="float">
            <text:p/>
          </table:table-cell>
          <table:table-cell table:formula="of:=[.BB563]+[.AX563]+[.AT563]+[.AP563]+[.AL563]+[.AH563]+[.AD563]+[.Z563]+[.V563]+[.R563]" office:value-type="float" office:value="0" calcext:value-type="float">
            <text:p/>
          </table:table-cell>
          <table:table-cell table:formula="of:=[.BC563]+[.AY563]+[.AU563]+[.AQ563]+[.AM563]+[.AI563]+[.AE563]+[.AA563]+[.W563]+[.S563]+[.O563]+[.M563]+[.K563]+[.I563]" office:value-type="float" office:value="0" calcext:value-type="float">
            <text:p/>
          </table:table-cell>
          <table:table-cell table:formula="of:=[.BD563]+[.BF563]" office:value-type="float" office:value="0" calcext:value-type="float">
            <text:p/>
          </table:table-cell>
          <table:table-cell table:formula="of:=[.BE563]+[.BG563]" office:value-type="float" office:value="0" calcext:value-type="float">
            <text:p/>
          </table:table-cell>
          <table:table-cell table:formula="of:=[.D56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64]+[.AV564]+[.AR564]+[.AN564]+[.AJ564]+[.AF564]+[.AB564]+[.X564]+[.T564]+[.P564]" office:value-type="float" office:value="0" calcext:value-type="float">
            <text:p/>
          </table:table-cell>
          <table:table-cell table:formula="of:=[.BA564]+[.AW564]+[.AS564]+[.AO564]+[.AK564]+[.AG564]+[.AC564]+[.Y564]+[.U564]+[.Q564]+[.N564]+[.L564]+[.J564]+[.H564]" office:value-type="float" office:value="0" calcext:value-type="float">
            <text:p/>
          </table:table-cell>
          <table:table-cell table:formula="of:=[.BB564]+[.AX564]+[.AT564]+[.AP564]+[.AL564]+[.AH564]+[.AD564]+[.Z564]+[.V564]+[.R564]" office:value-type="float" office:value="0" calcext:value-type="float">
            <text:p/>
          </table:table-cell>
          <table:table-cell table:formula="of:=[.BC564]+[.AY564]+[.AU564]+[.AQ564]+[.AM564]+[.AI564]+[.AE564]+[.AA564]+[.W564]+[.S564]+[.O564]+[.M564]+[.K564]+[.I564]" office:value-type="float" office:value="0" calcext:value-type="float">
            <text:p/>
          </table:table-cell>
          <table:table-cell table:formula="of:=[.BD564]+[.BF564]" office:value-type="float" office:value="0" calcext:value-type="float">
            <text:p/>
          </table:table-cell>
          <table:table-cell table:formula="of:=[.BE564]+[.BG564]" office:value-type="float" office:value="0" calcext:value-type="float">
            <text:p/>
          </table:table-cell>
          <table:table-cell table:formula="of:=[.D56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65]+[.AV565]+[.AR565]+[.AN565]+[.AJ565]+[.AF565]+[.AB565]+[.X565]+[.T565]+[.P565]" office:value-type="float" office:value="0" calcext:value-type="float">
            <text:p/>
          </table:table-cell>
          <table:table-cell table:formula="of:=[.BA565]+[.AW565]+[.AS565]+[.AO565]+[.AK565]+[.AG565]+[.AC565]+[.Y565]+[.U565]+[.Q565]+[.N565]+[.L565]+[.J565]+[.H565]" office:value-type="float" office:value="0" calcext:value-type="float">
            <text:p/>
          </table:table-cell>
          <table:table-cell table:formula="of:=[.BB565]+[.AX565]+[.AT565]+[.AP565]+[.AL565]+[.AH565]+[.AD565]+[.Z565]+[.V565]+[.R565]" office:value-type="float" office:value="0" calcext:value-type="float">
            <text:p/>
          </table:table-cell>
          <table:table-cell table:formula="of:=[.BC565]+[.AY565]+[.AU565]+[.AQ565]+[.AM565]+[.AI565]+[.AE565]+[.AA565]+[.W565]+[.S565]+[.O565]+[.M565]+[.K565]+[.I565]" office:value-type="float" office:value="0" calcext:value-type="float">
            <text:p/>
          </table:table-cell>
          <table:table-cell table:formula="of:=[.BD565]+[.BF565]" office:value-type="float" office:value="0" calcext:value-type="float">
            <text:p/>
          </table:table-cell>
          <table:table-cell table:formula="of:=[.BE565]+[.BG565]" office:value-type="float" office:value="0" calcext:value-type="float">
            <text:p/>
          </table:table-cell>
          <table:table-cell table:formula="of:=[.D56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66]+[.AV566]+[.AR566]+[.AN566]+[.AJ566]+[.AF566]+[.AB566]+[.X566]+[.T566]+[.P566]" office:value-type="float" office:value="0" calcext:value-type="float">
            <text:p/>
          </table:table-cell>
          <table:table-cell table:formula="of:=[.BA566]+[.AW566]+[.AS566]+[.AO566]+[.AK566]+[.AG566]+[.AC566]+[.Y566]+[.U566]+[.Q566]+[.N566]+[.L566]+[.J566]+[.H566]" office:value-type="float" office:value="0" calcext:value-type="float">
            <text:p/>
          </table:table-cell>
          <table:table-cell table:formula="of:=[.BB566]+[.AX566]+[.AT566]+[.AP566]+[.AL566]+[.AH566]+[.AD566]+[.Z566]+[.V566]+[.R566]" office:value-type="float" office:value="0" calcext:value-type="float">
            <text:p/>
          </table:table-cell>
          <table:table-cell table:formula="of:=[.BC566]+[.AY566]+[.AU566]+[.AQ566]+[.AM566]+[.AI566]+[.AE566]+[.AA566]+[.W566]+[.S566]+[.O566]+[.M566]+[.K566]+[.I566]" office:value-type="float" office:value="0" calcext:value-type="float">
            <text:p/>
          </table:table-cell>
          <table:table-cell table:formula="of:=[.BD566]+[.BF566]" office:value-type="float" office:value="0" calcext:value-type="float">
            <text:p/>
          </table:table-cell>
          <table:table-cell table:formula="of:=[.BE566]+[.BG566]" office:value-type="float" office:value="0" calcext:value-type="float">
            <text:p/>
          </table:table-cell>
          <table:table-cell table:formula="of:=[.D56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67]+[.AV567]+[.AR567]+[.AN567]+[.AJ567]+[.AF567]+[.AB567]+[.X567]+[.T567]+[.P567]" office:value-type="float" office:value="0" calcext:value-type="float">
            <text:p/>
          </table:table-cell>
          <table:table-cell table:formula="of:=[.BA567]+[.AW567]+[.AS567]+[.AO567]+[.AK567]+[.AG567]+[.AC567]+[.Y567]+[.U567]+[.Q567]+[.N567]+[.L567]+[.J567]+[.H567]" office:value-type="float" office:value="0" calcext:value-type="float">
            <text:p/>
          </table:table-cell>
          <table:table-cell table:formula="of:=[.BB567]+[.AX567]+[.AT567]+[.AP567]+[.AL567]+[.AH567]+[.AD567]+[.Z567]+[.V567]+[.R567]" office:value-type="float" office:value="0" calcext:value-type="float">
            <text:p/>
          </table:table-cell>
          <table:table-cell table:formula="of:=[.BC567]+[.AY567]+[.AU567]+[.AQ567]+[.AM567]+[.AI567]+[.AE567]+[.AA567]+[.W567]+[.S567]+[.O567]+[.M567]+[.K567]+[.I567]" office:value-type="float" office:value="0" calcext:value-type="float">
            <text:p/>
          </table:table-cell>
          <table:table-cell table:formula="of:=[.BD567]+[.BF567]" office:value-type="float" office:value="0" calcext:value-type="float">
            <text:p/>
          </table:table-cell>
          <table:table-cell table:formula="of:=[.BE567]+[.BG567]" office:value-type="float" office:value="0" calcext:value-type="float">
            <text:p/>
          </table:table-cell>
          <table:table-cell table:formula="of:=[.D56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68]+[.AV568]+[.AR568]+[.AN568]+[.AJ568]+[.AF568]+[.AB568]+[.X568]+[.T568]+[.P568]" office:value-type="float" office:value="0" calcext:value-type="float">
            <text:p/>
          </table:table-cell>
          <table:table-cell table:formula="of:=[.BA568]+[.AW568]+[.AS568]+[.AO568]+[.AK568]+[.AG568]+[.AC568]+[.Y568]+[.U568]+[.Q568]+[.N568]+[.L568]+[.J568]+[.H568]" office:value-type="float" office:value="0" calcext:value-type="float">
            <text:p/>
          </table:table-cell>
          <table:table-cell table:formula="of:=[.BB568]+[.AX568]+[.AT568]+[.AP568]+[.AL568]+[.AH568]+[.AD568]+[.Z568]+[.V568]+[.R568]" office:value-type="float" office:value="0" calcext:value-type="float">
            <text:p/>
          </table:table-cell>
          <table:table-cell table:formula="of:=[.BC568]+[.AY568]+[.AU568]+[.AQ568]+[.AM568]+[.AI568]+[.AE568]+[.AA568]+[.W568]+[.S568]+[.O568]+[.M568]+[.K568]+[.I568]" office:value-type="float" office:value="0" calcext:value-type="float">
            <text:p/>
          </table:table-cell>
          <table:table-cell table:formula="of:=[.BD568]+[.BF568]" office:value-type="float" office:value="0" calcext:value-type="float">
            <text:p/>
          </table:table-cell>
          <table:table-cell table:formula="of:=[.BE568]+[.BG568]" office:value-type="float" office:value="0" calcext:value-type="float">
            <text:p/>
          </table:table-cell>
          <table:table-cell table:formula="of:=[.D56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69]+[.AV569]+[.AR569]+[.AN569]+[.AJ569]+[.AF569]+[.AB569]+[.X569]+[.T569]+[.P569]" office:value-type="float" office:value="0" calcext:value-type="float">
            <text:p/>
          </table:table-cell>
          <table:table-cell table:formula="of:=[.BA569]+[.AW569]+[.AS569]+[.AO569]+[.AK569]+[.AG569]+[.AC569]+[.Y569]+[.U569]+[.Q569]+[.N569]+[.L569]+[.J569]+[.H569]" office:value-type="float" office:value="0" calcext:value-type="float">
            <text:p/>
          </table:table-cell>
          <table:table-cell table:formula="of:=[.BB569]+[.AX569]+[.AT569]+[.AP569]+[.AL569]+[.AH569]+[.AD569]+[.Z569]+[.V569]+[.R569]" office:value-type="float" office:value="0" calcext:value-type="float">
            <text:p/>
          </table:table-cell>
          <table:table-cell table:formula="of:=[.BC569]+[.AY569]+[.AU569]+[.AQ569]+[.AM569]+[.AI569]+[.AE569]+[.AA569]+[.W569]+[.S569]+[.O569]+[.M569]+[.K569]+[.I569]" office:value-type="float" office:value="0" calcext:value-type="float">
            <text:p/>
          </table:table-cell>
          <table:table-cell table:formula="of:=[.BD569]+[.BF569]" office:value-type="float" office:value="0" calcext:value-type="float">
            <text:p/>
          </table:table-cell>
          <table:table-cell table:formula="of:=[.BE569]+[.BG569]" office:value-type="float" office:value="0" calcext:value-type="float">
            <text:p/>
          </table:table-cell>
          <table:table-cell table:formula="of:=[.D56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70]+[.AV570]+[.AR570]+[.AN570]+[.AJ570]+[.AF570]+[.AB570]+[.X570]+[.T570]+[.P570]" office:value-type="float" office:value="0" calcext:value-type="float">
            <text:p/>
          </table:table-cell>
          <table:table-cell table:formula="of:=[.BA570]+[.AW570]+[.AS570]+[.AO570]+[.AK570]+[.AG570]+[.AC570]+[.Y570]+[.U570]+[.Q570]+[.N570]+[.L570]+[.J570]+[.H570]" office:value-type="float" office:value="0" calcext:value-type="float">
            <text:p/>
          </table:table-cell>
          <table:table-cell table:formula="of:=[.BB570]+[.AX570]+[.AT570]+[.AP570]+[.AL570]+[.AH570]+[.AD570]+[.Z570]+[.V570]+[.R570]" office:value-type="float" office:value="0" calcext:value-type="float">
            <text:p/>
          </table:table-cell>
          <table:table-cell table:formula="of:=[.BC570]+[.AY570]+[.AU570]+[.AQ570]+[.AM570]+[.AI570]+[.AE570]+[.AA570]+[.W570]+[.S570]+[.O570]+[.M570]+[.K570]+[.I570]" office:value-type="float" office:value="0" calcext:value-type="float">
            <text:p/>
          </table:table-cell>
          <table:table-cell table:formula="of:=[.BD570]+[.BF570]" office:value-type="float" office:value="0" calcext:value-type="float">
            <text:p/>
          </table:table-cell>
          <table:table-cell table:formula="of:=[.BE570]+[.BG570]" office:value-type="float" office:value="0" calcext:value-type="float">
            <text:p/>
          </table:table-cell>
          <table:table-cell table:formula="of:=[.D57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71]+[.AV571]+[.AR571]+[.AN571]+[.AJ571]+[.AF571]+[.AB571]+[.X571]+[.T571]+[.P571]" office:value-type="float" office:value="0" calcext:value-type="float">
            <text:p/>
          </table:table-cell>
          <table:table-cell table:formula="of:=[.BA571]+[.AW571]+[.AS571]+[.AO571]+[.AK571]+[.AG571]+[.AC571]+[.Y571]+[.U571]+[.Q571]+[.N571]+[.L571]+[.J571]+[.H571]" office:value-type="float" office:value="0" calcext:value-type="float">
            <text:p/>
          </table:table-cell>
          <table:table-cell table:formula="of:=[.BB571]+[.AX571]+[.AT571]+[.AP571]+[.AL571]+[.AH571]+[.AD571]+[.Z571]+[.V571]+[.R571]" office:value-type="float" office:value="0" calcext:value-type="float">
            <text:p/>
          </table:table-cell>
          <table:table-cell table:formula="of:=[.BC571]+[.AY571]+[.AU571]+[.AQ571]+[.AM571]+[.AI571]+[.AE571]+[.AA571]+[.W571]+[.S571]+[.O571]+[.M571]+[.K571]+[.I571]" office:value-type="float" office:value="0" calcext:value-type="float">
            <text:p/>
          </table:table-cell>
          <table:table-cell table:formula="of:=[.BD571]+[.BF571]" office:value-type="float" office:value="0" calcext:value-type="float">
            <text:p/>
          </table:table-cell>
          <table:table-cell table:formula="of:=[.BE571]+[.BG571]" office:value-type="float" office:value="0" calcext:value-type="float">
            <text:p/>
          </table:table-cell>
          <table:table-cell table:formula="of:=[.D57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72]+[.AV572]+[.AR572]+[.AN572]+[.AJ572]+[.AF572]+[.AB572]+[.X572]+[.T572]+[.P572]" office:value-type="float" office:value="0" calcext:value-type="float">
            <text:p/>
          </table:table-cell>
          <table:table-cell table:formula="of:=[.BA572]+[.AW572]+[.AS572]+[.AO572]+[.AK572]+[.AG572]+[.AC572]+[.Y572]+[.U572]+[.Q572]+[.N572]+[.L572]+[.J572]+[.H572]" office:value-type="float" office:value="0" calcext:value-type="float">
            <text:p/>
          </table:table-cell>
          <table:table-cell table:formula="of:=[.BB572]+[.AX572]+[.AT572]+[.AP572]+[.AL572]+[.AH572]+[.AD572]+[.Z572]+[.V572]+[.R572]" office:value-type="float" office:value="0" calcext:value-type="float">
            <text:p/>
          </table:table-cell>
          <table:table-cell table:formula="of:=[.BC572]+[.AY572]+[.AU572]+[.AQ572]+[.AM572]+[.AI572]+[.AE572]+[.AA572]+[.W572]+[.S572]+[.O572]+[.M572]+[.K572]+[.I572]" office:value-type="float" office:value="0" calcext:value-type="float">
            <text:p/>
          </table:table-cell>
          <table:table-cell table:formula="of:=[.BD572]+[.BF572]" office:value-type="float" office:value="0" calcext:value-type="float">
            <text:p/>
          </table:table-cell>
          <table:table-cell table:formula="of:=[.BE572]+[.BG572]" office:value-type="float" office:value="0" calcext:value-type="float">
            <text:p/>
          </table:table-cell>
          <table:table-cell table:formula="of:=[.D57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73]+[.AV573]+[.AR573]+[.AN573]+[.AJ573]+[.AF573]+[.AB573]+[.X573]+[.T573]+[.P573]" office:value-type="float" office:value="0" calcext:value-type="float">
            <text:p/>
          </table:table-cell>
          <table:table-cell table:formula="of:=[.BA573]+[.AW573]+[.AS573]+[.AO573]+[.AK573]+[.AG573]+[.AC573]+[.Y573]+[.U573]+[.Q573]+[.N573]+[.L573]+[.J573]+[.H573]" office:value-type="float" office:value="0" calcext:value-type="float">
            <text:p/>
          </table:table-cell>
          <table:table-cell table:formula="of:=[.BB573]+[.AX573]+[.AT573]+[.AP573]+[.AL573]+[.AH573]+[.AD573]+[.Z573]+[.V573]+[.R573]" office:value-type="float" office:value="0" calcext:value-type="float">
            <text:p/>
          </table:table-cell>
          <table:table-cell table:formula="of:=[.BC573]+[.AY573]+[.AU573]+[.AQ573]+[.AM573]+[.AI573]+[.AE573]+[.AA573]+[.W573]+[.S573]+[.O573]+[.M573]+[.K573]+[.I573]" office:value-type="float" office:value="0" calcext:value-type="float">
            <text:p/>
          </table:table-cell>
          <table:table-cell table:formula="of:=[.BD573]+[.BF573]" office:value-type="float" office:value="0" calcext:value-type="float">
            <text:p/>
          </table:table-cell>
          <table:table-cell table:formula="of:=[.BE573]+[.BG573]" office:value-type="float" office:value="0" calcext:value-type="float">
            <text:p/>
          </table:table-cell>
          <table:table-cell table:formula="of:=[.D57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74]+[.AV574]+[.AR574]+[.AN574]+[.AJ574]+[.AF574]+[.AB574]+[.X574]+[.T574]+[.P574]" office:value-type="float" office:value="0" calcext:value-type="float">
            <text:p/>
          </table:table-cell>
          <table:table-cell table:formula="of:=[.BA574]+[.AW574]+[.AS574]+[.AO574]+[.AK574]+[.AG574]+[.AC574]+[.Y574]+[.U574]+[.Q574]+[.N574]+[.L574]+[.J574]+[.H574]" office:value-type="float" office:value="0" calcext:value-type="float">
            <text:p/>
          </table:table-cell>
          <table:table-cell table:formula="of:=[.BB574]+[.AX574]+[.AT574]+[.AP574]+[.AL574]+[.AH574]+[.AD574]+[.Z574]+[.V574]+[.R574]" office:value-type="float" office:value="0" calcext:value-type="float">
            <text:p/>
          </table:table-cell>
          <table:table-cell table:formula="of:=[.BC574]+[.AY574]+[.AU574]+[.AQ574]+[.AM574]+[.AI574]+[.AE574]+[.AA574]+[.W574]+[.S574]+[.O574]+[.M574]+[.K574]+[.I574]" office:value-type="float" office:value="0" calcext:value-type="float">
            <text:p/>
          </table:table-cell>
          <table:table-cell table:formula="of:=[.BD574]+[.BF574]" office:value-type="float" office:value="0" calcext:value-type="float">
            <text:p/>
          </table:table-cell>
          <table:table-cell table:formula="of:=[.BE574]+[.BG574]" office:value-type="float" office:value="0" calcext:value-type="float">
            <text:p/>
          </table:table-cell>
          <table:table-cell table:formula="of:=[.D57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75]+[.AV575]+[.AR575]+[.AN575]+[.AJ575]+[.AF575]+[.AB575]+[.X575]+[.T575]+[.P575]" office:value-type="float" office:value="0" calcext:value-type="float">
            <text:p/>
          </table:table-cell>
          <table:table-cell table:formula="of:=[.BA575]+[.AW575]+[.AS575]+[.AO575]+[.AK575]+[.AG575]+[.AC575]+[.Y575]+[.U575]+[.Q575]+[.N575]+[.L575]+[.J575]+[.H575]" office:value-type="float" office:value="0" calcext:value-type="float">
            <text:p/>
          </table:table-cell>
          <table:table-cell table:formula="of:=[.BB575]+[.AX575]+[.AT575]+[.AP575]+[.AL575]+[.AH575]+[.AD575]+[.Z575]+[.V575]+[.R575]" office:value-type="float" office:value="0" calcext:value-type="float">
            <text:p/>
          </table:table-cell>
          <table:table-cell table:formula="of:=[.BC575]+[.AY575]+[.AU575]+[.AQ575]+[.AM575]+[.AI575]+[.AE575]+[.AA575]+[.W575]+[.S575]+[.O575]+[.M575]+[.K575]+[.I575]" office:value-type="float" office:value="0" calcext:value-type="float">
            <text:p/>
          </table:table-cell>
          <table:table-cell table:formula="of:=[.BD575]+[.BF575]" office:value-type="float" office:value="0" calcext:value-type="float">
            <text:p/>
          </table:table-cell>
          <table:table-cell table:formula="of:=[.BE575]+[.BG575]" office:value-type="float" office:value="0" calcext:value-type="float">
            <text:p/>
          </table:table-cell>
          <table:table-cell table:formula="of:=[.D57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76]+[.AV576]+[.AR576]+[.AN576]+[.AJ576]+[.AF576]+[.AB576]+[.X576]+[.T576]+[.P576]" office:value-type="float" office:value="0" calcext:value-type="float">
            <text:p/>
          </table:table-cell>
          <table:table-cell table:formula="of:=[.BA576]+[.AW576]+[.AS576]+[.AO576]+[.AK576]+[.AG576]+[.AC576]+[.Y576]+[.U576]+[.Q576]+[.N576]+[.L576]+[.J576]+[.H576]" office:value-type="float" office:value="0" calcext:value-type="float">
            <text:p/>
          </table:table-cell>
          <table:table-cell table:formula="of:=[.BB576]+[.AX576]+[.AT576]+[.AP576]+[.AL576]+[.AH576]+[.AD576]+[.Z576]+[.V576]+[.R576]" office:value-type="float" office:value="0" calcext:value-type="float">
            <text:p/>
          </table:table-cell>
          <table:table-cell table:formula="of:=[.BC576]+[.AY576]+[.AU576]+[.AQ576]+[.AM576]+[.AI576]+[.AE576]+[.AA576]+[.W576]+[.S576]+[.O576]+[.M576]+[.K576]+[.I576]" office:value-type="float" office:value="0" calcext:value-type="float">
            <text:p/>
          </table:table-cell>
          <table:table-cell table:formula="of:=[.BD576]+[.BF576]" office:value-type="float" office:value="0" calcext:value-type="float">
            <text:p/>
          </table:table-cell>
          <table:table-cell table:formula="of:=[.BE576]+[.BG576]" office:value-type="float" office:value="0" calcext:value-type="float">
            <text:p/>
          </table:table-cell>
          <table:table-cell table:formula="of:=[.D57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77]+[.AV577]+[.AR577]+[.AN577]+[.AJ577]+[.AF577]+[.AB577]+[.X577]+[.T577]+[.P577]" office:value-type="float" office:value="0" calcext:value-type="float">
            <text:p/>
          </table:table-cell>
          <table:table-cell table:formula="of:=[.BA577]+[.AW577]+[.AS577]+[.AO577]+[.AK577]+[.AG577]+[.AC577]+[.Y577]+[.U577]+[.Q577]+[.N577]+[.L577]+[.J577]+[.H577]" office:value-type="float" office:value="0" calcext:value-type="float">
            <text:p/>
          </table:table-cell>
          <table:table-cell table:formula="of:=[.BB577]+[.AX577]+[.AT577]+[.AP577]+[.AL577]+[.AH577]+[.AD577]+[.Z577]+[.V577]+[.R577]" office:value-type="float" office:value="0" calcext:value-type="float">
            <text:p/>
          </table:table-cell>
          <table:table-cell table:formula="of:=[.BC577]+[.AY577]+[.AU577]+[.AQ577]+[.AM577]+[.AI577]+[.AE577]+[.AA577]+[.W577]+[.S577]+[.O577]+[.M577]+[.K577]+[.I577]" office:value-type="float" office:value="0" calcext:value-type="float">
            <text:p/>
          </table:table-cell>
          <table:table-cell table:formula="of:=[.BD577]+[.BF577]" office:value-type="float" office:value="0" calcext:value-type="float">
            <text:p/>
          </table:table-cell>
          <table:table-cell table:formula="of:=[.BE577]+[.BG577]" office:value-type="float" office:value="0" calcext:value-type="float">
            <text:p/>
          </table:table-cell>
          <table:table-cell table:formula="of:=[.D57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78]+[.AV578]+[.AR578]+[.AN578]+[.AJ578]+[.AF578]+[.AB578]+[.X578]+[.T578]+[.P578]" office:value-type="float" office:value="0" calcext:value-type="float">
            <text:p/>
          </table:table-cell>
          <table:table-cell table:formula="of:=[.BA578]+[.AW578]+[.AS578]+[.AO578]+[.AK578]+[.AG578]+[.AC578]+[.Y578]+[.U578]+[.Q578]+[.N578]+[.L578]+[.J578]+[.H578]" office:value-type="float" office:value="0" calcext:value-type="float">
            <text:p/>
          </table:table-cell>
          <table:table-cell table:formula="of:=[.BB578]+[.AX578]+[.AT578]+[.AP578]+[.AL578]+[.AH578]+[.AD578]+[.Z578]+[.V578]+[.R578]" office:value-type="float" office:value="0" calcext:value-type="float">
            <text:p/>
          </table:table-cell>
          <table:table-cell table:formula="of:=[.BC578]+[.AY578]+[.AU578]+[.AQ578]+[.AM578]+[.AI578]+[.AE578]+[.AA578]+[.W578]+[.S578]+[.O578]+[.M578]+[.K578]+[.I578]" office:value-type="float" office:value="0" calcext:value-type="float">
            <text:p/>
          </table:table-cell>
          <table:table-cell table:formula="of:=[.BD578]+[.BF578]" office:value-type="float" office:value="0" calcext:value-type="float">
            <text:p/>
          </table:table-cell>
          <table:table-cell table:formula="of:=[.BE578]+[.BG578]" office:value-type="float" office:value="0" calcext:value-type="float">
            <text:p/>
          </table:table-cell>
          <table:table-cell table:formula="of:=[.D57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79]+[.AV579]+[.AR579]+[.AN579]+[.AJ579]+[.AF579]+[.AB579]+[.X579]+[.T579]+[.P579]" office:value-type="float" office:value="0" calcext:value-type="float">
            <text:p/>
          </table:table-cell>
          <table:table-cell table:formula="of:=[.BA579]+[.AW579]+[.AS579]+[.AO579]+[.AK579]+[.AG579]+[.AC579]+[.Y579]+[.U579]+[.Q579]+[.N579]+[.L579]+[.J579]+[.H579]" office:value-type="float" office:value="0" calcext:value-type="float">
            <text:p/>
          </table:table-cell>
          <table:table-cell table:formula="of:=[.BB579]+[.AX579]+[.AT579]+[.AP579]+[.AL579]+[.AH579]+[.AD579]+[.Z579]+[.V579]+[.R579]" office:value-type="float" office:value="0" calcext:value-type="float">
            <text:p/>
          </table:table-cell>
          <table:table-cell table:formula="of:=[.BC579]+[.AY579]+[.AU579]+[.AQ579]+[.AM579]+[.AI579]+[.AE579]+[.AA579]+[.W579]+[.S579]+[.O579]+[.M579]+[.K579]+[.I579]" office:value-type="float" office:value="0" calcext:value-type="float">
            <text:p/>
          </table:table-cell>
          <table:table-cell table:formula="of:=[.BD579]+[.BF579]" office:value-type="float" office:value="0" calcext:value-type="float">
            <text:p/>
          </table:table-cell>
          <table:table-cell table:formula="of:=[.BE579]+[.BG579]" office:value-type="float" office:value="0" calcext:value-type="float">
            <text:p/>
          </table:table-cell>
          <table:table-cell table:formula="of:=[.D57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80]+[.AV580]+[.AR580]+[.AN580]+[.AJ580]+[.AF580]+[.AB580]+[.X580]+[.T580]+[.P580]" office:value-type="float" office:value="0" calcext:value-type="float">
            <text:p/>
          </table:table-cell>
          <table:table-cell table:formula="of:=[.BA580]+[.AW580]+[.AS580]+[.AO580]+[.AK580]+[.AG580]+[.AC580]+[.Y580]+[.U580]+[.Q580]+[.N580]+[.L580]+[.J580]+[.H580]" office:value-type="float" office:value="0" calcext:value-type="float">
            <text:p/>
          </table:table-cell>
          <table:table-cell table:formula="of:=[.BB580]+[.AX580]+[.AT580]+[.AP580]+[.AL580]+[.AH580]+[.AD580]+[.Z580]+[.V580]+[.R580]" office:value-type="float" office:value="0" calcext:value-type="float">
            <text:p/>
          </table:table-cell>
          <table:table-cell table:formula="of:=[.BC580]+[.AY580]+[.AU580]+[.AQ580]+[.AM580]+[.AI580]+[.AE580]+[.AA580]+[.W580]+[.S580]+[.O580]+[.M580]+[.K580]+[.I580]" office:value-type="float" office:value="0" calcext:value-type="float">
            <text:p/>
          </table:table-cell>
          <table:table-cell table:formula="of:=[.BD580]+[.BF580]" office:value-type="float" office:value="0" calcext:value-type="float">
            <text:p/>
          </table:table-cell>
          <table:table-cell table:formula="of:=[.BE580]+[.BG580]" office:value-type="float" office:value="0" calcext:value-type="float">
            <text:p/>
          </table:table-cell>
          <table:table-cell table:formula="of:=[.D58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81]+[.AV581]+[.AR581]+[.AN581]+[.AJ581]+[.AF581]+[.AB581]+[.X581]+[.T581]+[.P581]" office:value-type="float" office:value="0" calcext:value-type="float">
            <text:p/>
          </table:table-cell>
          <table:table-cell table:formula="of:=[.BA581]+[.AW581]+[.AS581]+[.AO581]+[.AK581]+[.AG581]+[.AC581]+[.Y581]+[.U581]+[.Q581]+[.N581]+[.L581]+[.J581]+[.H581]" office:value-type="float" office:value="0" calcext:value-type="float">
            <text:p/>
          </table:table-cell>
          <table:table-cell table:formula="of:=[.BB581]+[.AX581]+[.AT581]+[.AP581]+[.AL581]+[.AH581]+[.AD581]+[.Z581]+[.V581]+[.R581]" office:value-type="float" office:value="0" calcext:value-type="float">
            <text:p/>
          </table:table-cell>
          <table:table-cell table:formula="of:=[.BC581]+[.AY581]+[.AU581]+[.AQ581]+[.AM581]+[.AI581]+[.AE581]+[.AA581]+[.W581]+[.S581]+[.O581]+[.M581]+[.K581]+[.I581]" office:value-type="float" office:value="0" calcext:value-type="float">
            <text:p/>
          </table:table-cell>
          <table:table-cell table:formula="of:=[.BD581]+[.BF581]" office:value-type="float" office:value="0" calcext:value-type="float">
            <text:p/>
          </table:table-cell>
          <table:table-cell table:formula="of:=[.BE581]+[.BG581]" office:value-type="float" office:value="0" calcext:value-type="float">
            <text:p/>
          </table:table-cell>
          <table:table-cell table:formula="of:=[.D58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82]+[.AV582]+[.AR582]+[.AN582]+[.AJ582]+[.AF582]+[.AB582]+[.X582]+[.T582]+[.P582]" office:value-type="float" office:value="0" calcext:value-type="float">
            <text:p/>
          </table:table-cell>
          <table:table-cell table:formula="of:=[.BA582]+[.AW582]+[.AS582]+[.AO582]+[.AK582]+[.AG582]+[.AC582]+[.Y582]+[.U582]+[.Q582]+[.N582]+[.L582]+[.J582]+[.H582]" office:value-type="float" office:value="0" calcext:value-type="float">
            <text:p/>
          </table:table-cell>
          <table:table-cell table:formula="of:=[.BB582]+[.AX582]+[.AT582]+[.AP582]+[.AL582]+[.AH582]+[.AD582]+[.Z582]+[.V582]+[.R582]" office:value-type="float" office:value="0" calcext:value-type="float">
            <text:p/>
          </table:table-cell>
          <table:table-cell table:formula="of:=[.BC582]+[.AY582]+[.AU582]+[.AQ582]+[.AM582]+[.AI582]+[.AE582]+[.AA582]+[.W582]+[.S582]+[.O582]+[.M582]+[.K582]+[.I582]" office:value-type="float" office:value="0" calcext:value-type="float">
            <text:p/>
          </table:table-cell>
          <table:table-cell table:formula="of:=[.BD582]+[.BF582]" office:value-type="float" office:value="0" calcext:value-type="float">
            <text:p/>
          </table:table-cell>
          <table:table-cell table:formula="of:=[.BE582]+[.BG582]" office:value-type="float" office:value="0" calcext:value-type="float">
            <text:p/>
          </table:table-cell>
          <table:table-cell table:formula="of:=[.D58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83]+[.AV583]+[.AR583]+[.AN583]+[.AJ583]+[.AF583]+[.AB583]+[.X583]+[.T583]+[.P583]" office:value-type="float" office:value="0" calcext:value-type="float">
            <text:p/>
          </table:table-cell>
          <table:table-cell table:formula="of:=[.BA583]+[.AW583]+[.AS583]+[.AO583]+[.AK583]+[.AG583]+[.AC583]+[.Y583]+[.U583]+[.Q583]+[.N583]+[.L583]+[.J583]+[.H583]" office:value-type="float" office:value="0" calcext:value-type="float">
            <text:p/>
          </table:table-cell>
          <table:table-cell table:formula="of:=[.BB583]+[.AX583]+[.AT583]+[.AP583]+[.AL583]+[.AH583]+[.AD583]+[.Z583]+[.V583]+[.R583]" office:value-type="float" office:value="0" calcext:value-type="float">
            <text:p/>
          </table:table-cell>
          <table:table-cell table:formula="of:=[.BC583]+[.AY583]+[.AU583]+[.AQ583]+[.AM583]+[.AI583]+[.AE583]+[.AA583]+[.W583]+[.S583]+[.O583]+[.M583]+[.K583]+[.I583]" office:value-type="float" office:value="0" calcext:value-type="float">
            <text:p/>
          </table:table-cell>
          <table:table-cell table:formula="of:=[.BD583]+[.BF583]" office:value-type="float" office:value="0" calcext:value-type="float">
            <text:p/>
          </table:table-cell>
          <table:table-cell table:formula="of:=[.BE583]+[.BG583]" office:value-type="float" office:value="0" calcext:value-type="float">
            <text:p/>
          </table:table-cell>
          <table:table-cell table:formula="of:=[.D58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84]+[.AV584]+[.AR584]+[.AN584]+[.AJ584]+[.AF584]+[.AB584]+[.X584]+[.T584]+[.P584]" office:value-type="float" office:value="0" calcext:value-type="float">
            <text:p/>
          </table:table-cell>
          <table:table-cell table:formula="of:=[.BA584]+[.AW584]+[.AS584]+[.AO584]+[.AK584]+[.AG584]+[.AC584]+[.Y584]+[.U584]+[.Q584]+[.N584]+[.L584]+[.J584]+[.H584]" office:value-type="float" office:value="0" calcext:value-type="float">
            <text:p/>
          </table:table-cell>
          <table:table-cell table:formula="of:=[.BB584]+[.AX584]+[.AT584]+[.AP584]+[.AL584]+[.AH584]+[.AD584]+[.Z584]+[.V584]+[.R584]" office:value-type="float" office:value="0" calcext:value-type="float">
            <text:p/>
          </table:table-cell>
          <table:table-cell table:formula="of:=[.BC584]+[.AY584]+[.AU584]+[.AQ584]+[.AM584]+[.AI584]+[.AE584]+[.AA584]+[.W584]+[.S584]+[.O584]+[.M584]+[.K584]+[.I584]" office:value-type="float" office:value="0" calcext:value-type="float">
            <text:p/>
          </table:table-cell>
          <table:table-cell table:formula="of:=[.BD584]+[.BF584]" office:value-type="float" office:value="0" calcext:value-type="float">
            <text:p/>
          </table:table-cell>
          <table:table-cell table:formula="of:=[.BE584]+[.BG584]" office:value-type="float" office:value="0" calcext:value-type="float">
            <text:p/>
          </table:table-cell>
          <table:table-cell table:formula="of:=[.D58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85]+[.AV585]+[.AR585]+[.AN585]+[.AJ585]+[.AF585]+[.AB585]+[.X585]+[.T585]+[.P585]" office:value-type="float" office:value="0" calcext:value-type="float">
            <text:p/>
          </table:table-cell>
          <table:table-cell table:formula="of:=[.BA585]+[.AW585]+[.AS585]+[.AO585]+[.AK585]+[.AG585]+[.AC585]+[.Y585]+[.U585]+[.Q585]+[.N585]+[.L585]+[.J585]+[.H585]" office:value-type="float" office:value="0" calcext:value-type="float">
            <text:p/>
          </table:table-cell>
          <table:table-cell table:formula="of:=[.BB585]+[.AX585]+[.AT585]+[.AP585]+[.AL585]+[.AH585]+[.AD585]+[.Z585]+[.V585]+[.R585]" office:value-type="float" office:value="0" calcext:value-type="float">
            <text:p/>
          </table:table-cell>
          <table:table-cell table:formula="of:=[.BC585]+[.AY585]+[.AU585]+[.AQ585]+[.AM585]+[.AI585]+[.AE585]+[.AA585]+[.W585]+[.S585]+[.O585]+[.M585]+[.K585]+[.I585]" office:value-type="float" office:value="0" calcext:value-type="float">
            <text:p/>
          </table:table-cell>
          <table:table-cell table:formula="of:=[.BD585]+[.BF585]" office:value-type="float" office:value="0" calcext:value-type="float">
            <text:p/>
          </table:table-cell>
          <table:table-cell table:formula="of:=[.BE585]+[.BG585]" office:value-type="float" office:value="0" calcext:value-type="float">
            <text:p/>
          </table:table-cell>
          <table:table-cell table:formula="of:=[.D58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86]+[.AV586]+[.AR586]+[.AN586]+[.AJ586]+[.AF586]+[.AB586]+[.X586]+[.T586]+[.P586]" office:value-type="float" office:value="0" calcext:value-type="float">
            <text:p/>
          </table:table-cell>
          <table:table-cell table:formula="of:=[.BA586]+[.AW586]+[.AS586]+[.AO586]+[.AK586]+[.AG586]+[.AC586]+[.Y586]+[.U586]+[.Q586]+[.N586]+[.L586]+[.J586]+[.H586]" office:value-type="float" office:value="0" calcext:value-type="float">
            <text:p/>
          </table:table-cell>
          <table:table-cell table:formula="of:=[.BB586]+[.AX586]+[.AT586]+[.AP586]+[.AL586]+[.AH586]+[.AD586]+[.Z586]+[.V586]+[.R586]" office:value-type="float" office:value="0" calcext:value-type="float">
            <text:p/>
          </table:table-cell>
          <table:table-cell table:formula="of:=[.BC586]+[.AY586]+[.AU586]+[.AQ586]+[.AM586]+[.AI586]+[.AE586]+[.AA586]+[.W586]+[.S586]+[.O586]+[.M586]+[.K586]+[.I586]" office:value-type="float" office:value="0" calcext:value-type="float">
            <text:p/>
          </table:table-cell>
          <table:table-cell table:formula="of:=[.BD586]+[.BF586]" office:value-type="float" office:value="0" calcext:value-type="float">
            <text:p/>
          </table:table-cell>
          <table:table-cell table:formula="of:=[.BE586]+[.BG586]" office:value-type="float" office:value="0" calcext:value-type="float">
            <text:p/>
          </table:table-cell>
          <table:table-cell table:formula="of:=[.D58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87]+[.AV587]+[.AR587]+[.AN587]+[.AJ587]+[.AF587]+[.AB587]+[.X587]+[.T587]+[.P587]" office:value-type="float" office:value="0" calcext:value-type="float">
            <text:p/>
          </table:table-cell>
          <table:table-cell table:formula="of:=[.BA587]+[.AW587]+[.AS587]+[.AO587]+[.AK587]+[.AG587]+[.AC587]+[.Y587]+[.U587]+[.Q587]+[.N587]+[.L587]+[.J587]+[.H587]" office:value-type="float" office:value="0" calcext:value-type="float">
            <text:p/>
          </table:table-cell>
          <table:table-cell table:formula="of:=[.BB587]+[.AX587]+[.AT587]+[.AP587]+[.AL587]+[.AH587]+[.AD587]+[.Z587]+[.V587]+[.R587]" office:value-type="float" office:value="0" calcext:value-type="float">
            <text:p/>
          </table:table-cell>
          <table:table-cell table:formula="of:=[.BC587]+[.AY587]+[.AU587]+[.AQ587]+[.AM587]+[.AI587]+[.AE587]+[.AA587]+[.W587]+[.S587]+[.O587]+[.M587]+[.K587]+[.I587]" office:value-type="float" office:value="0" calcext:value-type="float">
            <text:p/>
          </table:table-cell>
          <table:table-cell table:formula="of:=[.BD587]+[.BF587]" office:value-type="float" office:value="0" calcext:value-type="float">
            <text:p/>
          </table:table-cell>
          <table:table-cell table:formula="of:=[.BE587]+[.BG587]" office:value-type="float" office:value="0" calcext:value-type="float">
            <text:p/>
          </table:table-cell>
          <table:table-cell table:formula="of:=[.D58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88]+[.AV588]+[.AR588]+[.AN588]+[.AJ588]+[.AF588]+[.AB588]+[.X588]+[.T588]+[.P588]" office:value-type="float" office:value="0" calcext:value-type="float">
            <text:p/>
          </table:table-cell>
          <table:table-cell table:formula="of:=[.BA588]+[.AW588]+[.AS588]+[.AO588]+[.AK588]+[.AG588]+[.AC588]+[.Y588]+[.U588]+[.Q588]+[.N588]+[.L588]+[.J588]+[.H588]" office:value-type="float" office:value="0" calcext:value-type="float">
            <text:p/>
          </table:table-cell>
          <table:table-cell table:formula="of:=[.BB588]+[.AX588]+[.AT588]+[.AP588]+[.AL588]+[.AH588]+[.AD588]+[.Z588]+[.V588]+[.R588]" office:value-type="float" office:value="0" calcext:value-type="float">
            <text:p/>
          </table:table-cell>
          <table:table-cell table:formula="of:=[.BC588]+[.AY588]+[.AU588]+[.AQ588]+[.AM588]+[.AI588]+[.AE588]+[.AA588]+[.W588]+[.S588]+[.O588]+[.M588]+[.K588]+[.I588]" office:value-type="float" office:value="0" calcext:value-type="float">
            <text:p/>
          </table:table-cell>
          <table:table-cell table:formula="of:=[.BD588]+[.BF588]" office:value-type="float" office:value="0" calcext:value-type="float">
            <text:p/>
          </table:table-cell>
          <table:table-cell table:formula="of:=[.BE588]+[.BG588]" office:value-type="float" office:value="0" calcext:value-type="float">
            <text:p/>
          </table:table-cell>
          <table:table-cell table:formula="of:=[.D58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89]+[.AV589]+[.AR589]+[.AN589]+[.AJ589]+[.AF589]+[.AB589]+[.X589]+[.T589]+[.P589]" office:value-type="float" office:value="0" calcext:value-type="float">
            <text:p/>
          </table:table-cell>
          <table:table-cell table:formula="of:=[.BA589]+[.AW589]+[.AS589]+[.AO589]+[.AK589]+[.AG589]+[.AC589]+[.Y589]+[.U589]+[.Q589]+[.N589]+[.L589]+[.J589]+[.H589]" office:value-type="float" office:value="0" calcext:value-type="float">
            <text:p/>
          </table:table-cell>
          <table:table-cell table:formula="of:=[.BB589]+[.AX589]+[.AT589]+[.AP589]+[.AL589]+[.AH589]+[.AD589]+[.Z589]+[.V589]+[.R589]" office:value-type="float" office:value="0" calcext:value-type="float">
            <text:p/>
          </table:table-cell>
          <table:table-cell table:formula="of:=[.BC589]+[.AY589]+[.AU589]+[.AQ589]+[.AM589]+[.AI589]+[.AE589]+[.AA589]+[.W589]+[.S589]+[.O589]+[.M589]+[.K589]+[.I589]" office:value-type="float" office:value="0" calcext:value-type="float">
            <text:p/>
          </table:table-cell>
          <table:table-cell table:formula="of:=[.BD589]+[.BF589]" office:value-type="float" office:value="0" calcext:value-type="float">
            <text:p/>
          </table:table-cell>
          <table:table-cell table:formula="of:=[.BE589]+[.BG589]" office:value-type="float" office:value="0" calcext:value-type="float">
            <text:p/>
          </table:table-cell>
          <table:table-cell table:formula="of:=[.D58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90]+[.AV590]+[.AR590]+[.AN590]+[.AJ590]+[.AF590]+[.AB590]+[.X590]+[.T590]+[.P590]" office:value-type="float" office:value="0" calcext:value-type="float">
            <text:p/>
          </table:table-cell>
          <table:table-cell table:formula="of:=[.BA590]+[.AW590]+[.AS590]+[.AO590]+[.AK590]+[.AG590]+[.AC590]+[.Y590]+[.U590]+[.Q590]+[.N590]+[.L590]+[.J590]+[.H590]" office:value-type="float" office:value="0" calcext:value-type="float">
            <text:p/>
          </table:table-cell>
          <table:table-cell table:formula="of:=[.BB590]+[.AX590]+[.AT590]+[.AP590]+[.AL590]+[.AH590]+[.AD590]+[.Z590]+[.V590]+[.R590]" office:value-type="float" office:value="0" calcext:value-type="float">
            <text:p/>
          </table:table-cell>
          <table:table-cell table:formula="of:=[.BC590]+[.AY590]+[.AU590]+[.AQ590]+[.AM590]+[.AI590]+[.AE590]+[.AA590]+[.W590]+[.S590]+[.O590]+[.M590]+[.K590]+[.I590]" office:value-type="float" office:value="0" calcext:value-type="float">
            <text:p/>
          </table:table-cell>
          <table:table-cell table:formula="of:=[.BD590]+[.BF590]" office:value-type="float" office:value="0" calcext:value-type="float">
            <text:p/>
          </table:table-cell>
          <table:table-cell table:formula="of:=[.BE590]+[.BG590]" office:value-type="float" office:value="0" calcext:value-type="float">
            <text:p/>
          </table:table-cell>
          <table:table-cell table:formula="of:=[.D59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91]+[.AV591]+[.AR591]+[.AN591]+[.AJ591]+[.AF591]+[.AB591]+[.X591]+[.T591]+[.P591]" office:value-type="float" office:value="0" calcext:value-type="float">
            <text:p/>
          </table:table-cell>
          <table:table-cell table:formula="of:=[.BA591]+[.AW591]+[.AS591]+[.AO591]+[.AK591]+[.AG591]+[.AC591]+[.Y591]+[.U591]+[.Q591]+[.N591]+[.L591]+[.J591]+[.H591]" office:value-type="float" office:value="0" calcext:value-type="float">
            <text:p/>
          </table:table-cell>
          <table:table-cell table:formula="of:=[.BB591]+[.AX591]+[.AT591]+[.AP591]+[.AL591]+[.AH591]+[.AD591]+[.Z591]+[.V591]+[.R591]" office:value-type="float" office:value="0" calcext:value-type="float">
            <text:p/>
          </table:table-cell>
          <table:table-cell table:formula="of:=[.BC591]+[.AY591]+[.AU591]+[.AQ591]+[.AM591]+[.AI591]+[.AE591]+[.AA591]+[.W591]+[.S591]+[.O591]+[.M591]+[.K591]+[.I591]" office:value-type="float" office:value="0" calcext:value-type="float">
            <text:p/>
          </table:table-cell>
          <table:table-cell table:formula="of:=[.BD591]+[.BF591]" office:value-type="float" office:value="0" calcext:value-type="float">
            <text:p/>
          </table:table-cell>
          <table:table-cell table:formula="of:=[.BE591]+[.BG591]" office:value-type="float" office:value="0" calcext:value-type="float">
            <text:p/>
          </table:table-cell>
          <table:table-cell table:formula="of:=[.D59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92]+[.AV592]+[.AR592]+[.AN592]+[.AJ592]+[.AF592]+[.AB592]+[.X592]+[.T592]+[.P592]" office:value-type="float" office:value="0" calcext:value-type="float">
            <text:p/>
          </table:table-cell>
          <table:table-cell table:formula="of:=[.BA592]+[.AW592]+[.AS592]+[.AO592]+[.AK592]+[.AG592]+[.AC592]+[.Y592]+[.U592]+[.Q592]+[.N592]+[.L592]+[.J592]+[.H592]" office:value-type="float" office:value="0" calcext:value-type="float">
            <text:p/>
          </table:table-cell>
          <table:table-cell table:formula="of:=[.BB592]+[.AX592]+[.AT592]+[.AP592]+[.AL592]+[.AH592]+[.AD592]+[.Z592]+[.V592]+[.R592]" office:value-type="float" office:value="0" calcext:value-type="float">
            <text:p/>
          </table:table-cell>
          <table:table-cell table:formula="of:=[.BC592]+[.AY592]+[.AU592]+[.AQ592]+[.AM592]+[.AI592]+[.AE592]+[.AA592]+[.W592]+[.S592]+[.O592]+[.M592]+[.K592]+[.I592]" office:value-type="float" office:value="0" calcext:value-type="float">
            <text:p/>
          </table:table-cell>
          <table:table-cell table:formula="of:=[.BD592]+[.BF592]" office:value-type="float" office:value="0" calcext:value-type="float">
            <text:p/>
          </table:table-cell>
          <table:table-cell table:formula="of:=[.BE592]+[.BG592]" office:value-type="float" office:value="0" calcext:value-type="float">
            <text:p/>
          </table:table-cell>
          <table:table-cell table:formula="of:=[.D59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93]+[.AV593]+[.AR593]+[.AN593]+[.AJ593]+[.AF593]+[.AB593]+[.X593]+[.T593]+[.P593]" office:value-type="float" office:value="0" calcext:value-type="float">
            <text:p/>
          </table:table-cell>
          <table:table-cell table:formula="of:=[.BA593]+[.AW593]+[.AS593]+[.AO593]+[.AK593]+[.AG593]+[.AC593]+[.Y593]+[.U593]+[.Q593]+[.N593]+[.L593]+[.J593]+[.H593]" office:value-type="float" office:value="0" calcext:value-type="float">
            <text:p/>
          </table:table-cell>
          <table:table-cell table:formula="of:=[.BB593]+[.AX593]+[.AT593]+[.AP593]+[.AL593]+[.AH593]+[.AD593]+[.Z593]+[.V593]+[.R593]" office:value-type="float" office:value="0" calcext:value-type="float">
            <text:p/>
          </table:table-cell>
          <table:table-cell table:formula="of:=[.BC593]+[.AY593]+[.AU593]+[.AQ593]+[.AM593]+[.AI593]+[.AE593]+[.AA593]+[.W593]+[.S593]+[.O593]+[.M593]+[.K593]+[.I593]" office:value-type="float" office:value="0" calcext:value-type="float">
            <text:p/>
          </table:table-cell>
          <table:table-cell table:formula="of:=[.BD593]+[.BF593]" office:value-type="float" office:value="0" calcext:value-type="float">
            <text:p/>
          </table:table-cell>
          <table:table-cell table:formula="of:=[.BE593]+[.BG593]" office:value-type="float" office:value="0" calcext:value-type="float">
            <text:p/>
          </table:table-cell>
          <table:table-cell table:formula="of:=[.D59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94]+[.AV594]+[.AR594]+[.AN594]+[.AJ594]+[.AF594]+[.AB594]+[.X594]+[.T594]+[.P594]" office:value-type="float" office:value="0" calcext:value-type="float">
            <text:p/>
          </table:table-cell>
          <table:table-cell table:formula="of:=[.BA594]+[.AW594]+[.AS594]+[.AO594]+[.AK594]+[.AG594]+[.AC594]+[.Y594]+[.U594]+[.Q594]+[.N594]+[.L594]+[.J594]+[.H594]" office:value-type="float" office:value="0" calcext:value-type="float">
            <text:p/>
          </table:table-cell>
          <table:table-cell table:formula="of:=[.BB594]+[.AX594]+[.AT594]+[.AP594]+[.AL594]+[.AH594]+[.AD594]+[.Z594]+[.V594]+[.R594]" office:value-type="float" office:value="0" calcext:value-type="float">
            <text:p/>
          </table:table-cell>
          <table:table-cell table:formula="of:=[.BC594]+[.AY594]+[.AU594]+[.AQ594]+[.AM594]+[.AI594]+[.AE594]+[.AA594]+[.W594]+[.S594]+[.O594]+[.M594]+[.K594]+[.I594]" office:value-type="float" office:value="0" calcext:value-type="float">
            <text:p/>
          </table:table-cell>
          <table:table-cell table:formula="of:=[.BD594]+[.BF594]" office:value-type="float" office:value="0" calcext:value-type="float">
            <text:p/>
          </table:table-cell>
          <table:table-cell table:formula="of:=[.BE594]+[.BG594]" office:value-type="float" office:value="0" calcext:value-type="float">
            <text:p/>
          </table:table-cell>
          <table:table-cell table:formula="of:=[.D59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95]+[.AV595]+[.AR595]+[.AN595]+[.AJ595]+[.AF595]+[.AB595]+[.X595]+[.T595]+[.P595]" office:value-type="float" office:value="0" calcext:value-type="float">
            <text:p/>
          </table:table-cell>
          <table:table-cell table:formula="of:=[.BA595]+[.AW595]+[.AS595]+[.AO595]+[.AK595]+[.AG595]+[.AC595]+[.Y595]+[.U595]+[.Q595]+[.N595]+[.L595]+[.J595]+[.H595]" office:value-type="float" office:value="0" calcext:value-type="float">
            <text:p/>
          </table:table-cell>
          <table:table-cell table:formula="of:=[.BB595]+[.AX595]+[.AT595]+[.AP595]+[.AL595]+[.AH595]+[.AD595]+[.Z595]+[.V595]+[.R595]" office:value-type="float" office:value="0" calcext:value-type="float">
            <text:p/>
          </table:table-cell>
          <table:table-cell table:formula="of:=[.BC595]+[.AY595]+[.AU595]+[.AQ595]+[.AM595]+[.AI595]+[.AE595]+[.AA595]+[.W595]+[.S595]+[.O595]+[.M595]+[.K595]+[.I595]" office:value-type="float" office:value="0" calcext:value-type="float">
            <text:p/>
          </table:table-cell>
          <table:table-cell table:formula="of:=[.BD595]+[.BF595]" office:value-type="float" office:value="0" calcext:value-type="float">
            <text:p/>
          </table:table-cell>
          <table:table-cell table:formula="of:=[.BE595]+[.BG595]" office:value-type="float" office:value="0" calcext:value-type="float">
            <text:p/>
          </table:table-cell>
          <table:table-cell table:formula="of:=[.D59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96]+[.AV596]+[.AR596]+[.AN596]+[.AJ596]+[.AF596]+[.AB596]+[.X596]+[.T596]+[.P596]" office:value-type="float" office:value="0" calcext:value-type="float">
            <text:p/>
          </table:table-cell>
          <table:table-cell table:formula="of:=[.BA596]+[.AW596]+[.AS596]+[.AO596]+[.AK596]+[.AG596]+[.AC596]+[.Y596]+[.U596]+[.Q596]+[.N596]+[.L596]+[.J596]+[.H596]" office:value-type="float" office:value="0" calcext:value-type="float">
            <text:p/>
          </table:table-cell>
          <table:table-cell table:formula="of:=[.BB596]+[.AX596]+[.AT596]+[.AP596]+[.AL596]+[.AH596]+[.AD596]+[.Z596]+[.V596]+[.R596]" office:value-type="float" office:value="0" calcext:value-type="float">
            <text:p/>
          </table:table-cell>
          <table:table-cell table:formula="of:=[.BC596]+[.AY596]+[.AU596]+[.AQ596]+[.AM596]+[.AI596]+[.AE596]+[.AA596]+[.W596]+[.S596]+[.O596]+[.M596]+[.K596]+[.I596]" office:value-type="float" office:value="0" calcext:value-type="float">
            <text:p/>
          </table:table-cell>
          <table:table-cell table:formula="of:=[.BD596]+[.BF596]" office:value-type="float" office:value="0" calcext:value-type="float">
            <text:p/>
          </table:table-cell>
          <table:table-cell table:formula="of:=[.BE596]+[.BG596]" office:value-type="float" office:value="0" calcext:value-type="float">
            <text:p/>
          </table:table-cell>
          <table:table-cell table:formula="of:=[.D59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97]+[.AV597]+[.AR597]+[.AN597]+[.AJ597]+[.AF597]+[.AB597]+[.X597]+[.T597]+[.P597]" office:value-type="float" office:value="0" calcext:value-type="float">
            <text:p/>
          </table:table-cell>
          <table:table-cell table:formula="of:=[.BA597]+[.AW597]+[.AS597]+[.AO597]+[.AK597]+[.AG597]+[.AC597]+[.Y597]+[.U597]+[.Q597]+[.N597]+[.L597]+[.J597]+[.H597]" office:value-type="float" office:value="0" calcext:value-type="float">
            <text:p/>
          </table:table-cell>
          <table:table-cell table:formula="of:=[.BB597]+[.AX597]+[.AT597]+[.AP597]+[.AL597]+[.AH597]+[.AD597]+[.Z597]+[.V597]+[.R597]" office:value-type="float" office:value="0" calcext:value-type="float">
            <text:p/>
          </table:table-cell>
          <table:table-cell table:formula="of:=[.BC597]+[.AY597]+[.AU597]+[.AQ597]+[.AM597]+[.AI597]+[.AE597]+[.AA597]+[.W597]+[.S597]+[.O597]+[.M597]+[.K597]+[.I597]" office:value-type="float" office:value="0" calcext:value-type="float">
            <text:p/>
          </table:table-cell>
          <table:table-cell table:formula="of:=[.BD597]+[.BF597]" office:value-type="float" office:value="0" calcext:value-type="float">
            <text:p/>
          </table:table-cell>
          <table:table-cell table:formula="of:=[.BE597]+[.BG597]" office:value-type="float" office:value="0" calcext:value-type="float">
            <text:p/>
          </table:table-cell>
          <table:table-cell table:formula="of:=[.D59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98]+[.AV598]+[.AR598]+[.AN598]+[.AJ598]+[.AF598]+[.AB598]+[.X598]+[.T598]+[.P598]" office:value-type="float" office:value="0" calcext:value-type="float">
            <text:p/>
          </table:table-cell>
          <table:table-cell table:formula="of:=[.BA598]+[.AW598]+[.AS598]+[.AO598]+[.AK598]+[.AG598]+[.AC598]+[.Y598]+[.U598]+[.Q598]+[.N598]+[.L598]+[.J598]+[.H598]" office:value-type="float" office:value="0" calcext:value-type="float">
            <text:p/>
          </table:table-cell>
          <table:table-cell table:formula="of:=[.BB598]+[.AX598]+[.AT598]+[.AP598]+[.AL598]+[.AH598]+[.AD598]+[.Z598]+[.V598]+[.R598]" office:value-type="float" office:value="0" calcext:value-type="float">
            <text:p/>
          </table:table-cell>
          <table:table-cell table:formula="of:=[.BC598]+[.AY598]+[.AU598]+[.AQ598]+[.AM598]+[.AI598]+[.AE598]+[.AA598]+[.W598]+[.S598]+[.O598]+[.M598]+[.K598]+[.I598]" office:value-type="float" office:value="0" calcext:value-type="float">
            <text:p/>
          </table:table-cell>
          <table:table-cell table:formula="of:=[.BD598]+[.BF598]" office:value-type="float" office:value="0" calcext:value-type="float">
            <text:p/>
          </table:table-cell>
          <table:table-cell table:formula="of:=[.BE598]+[.BG598]" office:value-type="float" office:value="0" calcext:value-type="float">
            <text:p/>
          </table:table-cell>
          <table:table-cell table:formula="of:=[.D59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599]+[.AV599]+[.AR599]+[.AN599]+[.AJ599]+[.AF599]+[.AB599]+[.X599]+[.T599]+[.P599]" office:value-type="float" office:value="0" calcext:value-type="float">
            <text:p/>
          </table:table-cell>
          <table:table-cell table:formula="of:=[.BA599]+[.AW599]+[.AS599]+[.AO599]+[.AK599]+[.AG599]+[.AC599]+[.Y599]+[.U599]+[.Q599]+[.N599]+[.L599]+[.J599]+[.H599]" office:value-type="float" office:value="0" calcext:value-type="float">
            <text:p/>
          </table:table-cell>
          <table:table-cell table:formula="of:=[.BB599]+[.AX599]+[.AT599]+[.AP599]+[.AL599]+[.AH599]+[.AD599]+[.Z599]+[.V599]+[.R599]" office:value-type="float" office:value="0" calcext:value-type="float">
            <text:p/>
          </table:table-cell>
          <table:table-cell table:formula="of:=[.BC599]+[.AY599]+[.AU599]+[.AQ599]+[.AM599]+[.AI599]+[.AE599]+[.AA599]+[.W599]+[.S599]+[.O599]+[.M599]+[.K599]+[.I599]" office:value-type="float" office:value="0" calcext:value-type="float">
            <text:p/>
          </table:table-cell>
          <table:table-cell table:formula="of:=[.BD599]+[.BF599]" office:value-type="float" office:value="0" calcext:value-type="float">
            <text:p/>
          </table:table-cell>
          <table:table-cell table:formula="of:=[.BE599]+[.BG599]" office:value-type="float" office:value="0" calcext:value-type="float">
            <text:p/>
          </table:table-cell>
          <table:table-cell table:formula="of:=[.D59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00]+[.AV600]+[.AR600]+[.AN600]+[.AJ600]+[.AF600]+[.AB600]+[.X600]+[.T600]+[.P600]" office:value-type="float" office:value="0" calcext:value-type="float">
            <text:p/>
          </table:table-cell>
          <table:table-cell table:formula="of:=[.BA600]+[.AW600]+[.AS600]+[.AO600]+[.AK600]+[.AG600]+[.AC600]+[.Y600]+[.U600]+[.Q600]+[.N600]+[.L600]+[.J600]+[.H600]" office:value-type="float" office:value="0" calcext:value-type="float">
            <text:p/>
          </table:table-cell>
          <table:table-cell table:formula="of:=[.BB600]+[.AX600]+[.AT600]+[.AP600]+[.AL600]+[.AH600]+[.AD600]+[.Z600]+[.V600]+[.R600]" office:value-type="float" office:value="0" calcext:value-type="float">
            <text:p/>
          </table:table-cell>
          <table:table-cell table:formula="of:=[.BC600]+[.AY600]+[.AU600]+[.AQ600]+[.AM600]+[.AI600]+[.AE600]+[.AA600]+[.W600]+[.S600]+[.O600]+[.M600]+[.K600]+[.I600]" office:value-type="float" office:value="0" calcext:value-type="float">
            <text:p/>
          </table:table-cell>
          <table:table-cell table:formula="of:=[.BD600]+[.BF600]" office:value-type="float" office:value="0" calcext:value-type="float">
            <text:p/>
          </table:table-cell>
          <table:table-cell table:formula="of:=[.BE600]+[.BG600]" office:value-type="float" office:value="0" calcext:value-type="float">
            <text:p/>
          </table:table-cell>
          <table:table-cell table:formula="of:=[.D60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01]+[.AV601]+[.AR601]+[.AN601]+[.AJ601]+[.AF601]+[.AB601]+[.X601]+[.T601]+[.P601]" office:value-type="float" office:value="0" calcext:value-type="float">
            <text:p/>
          </table:table-cell>
          <table:table-cell table:formula="of:=[.BA601]+[.AW601]+[.AS601]+[.AO601]+[.AK601]+[.AG601]+[.AC601]+[.Y601]+[.U601]+[.Q601]+[.N601]+[.L601]+[.J601]+[.H601]" office:value-type="float" office:value="0" calcext:value-type="float">
            <text:p/>
          </table:table-cell>
          <table:table-cell table:formula="of:=[.BB601]+[.AX601]+[.AT601]+[.AP601]+[.AL601]+[.AH601]+[.AD601]+[.Z601]+[.V601]+[.R601]" office:value-type="float" office:value="0" calcext:value-type="float">
            <text:p/>
          </table:table-cell>
          <table:table-cell table:formula="of:=[.BC601]+[.AY601]+[.AU601]+[.AQ601]+[.AM601]+[.AI601]+[.AE601]+[.AA601]+[.W601]+[.S601]+[.O601]+[.M601]+[.K601]+[.I601]" office:value-type="float" office:value="0" calcext:value-type="float">
            <text:p/>
          </table:table-cell>
          <table:table-cell table:formula="of:=[.BD601]+[.BF601]" office:value-type="float" office:value="0" calcext:value-type="float">
            <text:p/>
          </table:table-cell>
          <table:table-cell table:formula="of:=[.BE601]+[.BG601]" office:value-type="float" office:value="0" calcext:value-type="float">
            <text:p/>
          </table:table-cell>
          <table:table-cell table:formula="of:=[.D60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02]+[.AV602]+[.AR602]+[.AN602]+[.AJ602]+[.AF602]+[.AB602]+[.X602]+[.T602]+[.P602]" office:value-type="float" office:value="0" calcext:value-type="float">
            <text:p/>
          </table:table-cell>
          <table:table-cell table:formula="of:=[.BA602]+[.AW602]+[.AS602]+[.AO602]+[.AK602]+[.AG602]+[.AC602]+[.Y602]+[.U602]+[.Q602]+[.N602]+[.L602]+[.J602]+[.H602]" office:value-type="float" office:value="0" calcext:value-type="float">
            <text:p/>
          </table:table-cell>
          <table:table-cell table:formula="of:=[.BB602]+[.AX602]+[.AT602]+[.AP602]+[.AL602]+[.AH602]+[.AD602]+[.Z602]+[.V602]+[.R602]" office:value-type="float" office:value="0" calcext:value-type="float">
            <text:p/>
          </table:table-cell>
          <table:table-cell table:formula="of:=[.BC602]+[.AY602]+[.AU602]+[.AQ602]+[.AM602]+[.AI602]+[.AE602]+[.AA602]+[.W602]+[.S602]+[.O602]+[.M602]+[.K602]+[.I602]" office:value-type="float" office:value="0" calcext:value-type="float">
            <text:p/>
          </table:table-cell>
          <table:table-cell table:formula="of:=[.BD602]+[.BF602]" office:value-type="float" office:value="0" calcext:value-type="float">
            <text:p/>
          </table:table-cell>
          <table:table-cell table:formula="of:=[.BE602]+[.BG602]" office:value-type="float" office:value="0" calcext:value-type="float">
            <text:p/>
          </table:table-cell>
          <table:table-cell table:formula="of:=[.D60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03]+[.AV603]+[.AR603]+[.AN603]+[.AJ603]+[.AF603]+[.AB603]+[.X603]+[.T603]+[.P603]" office:value-type="float" office:value="0" calcext:value-type="float">
            <text:p/>
          </table:table-cell>
          <table:table-cell table:formula="of:=[.BA603]+[.AW603]+[.AS603]+[.AO603]+[.AK603]+[.AG603]+[.AC603]+[.Y603]+[.U603]+[.Q603]+[.N603]+[.L603]+[.J603]+[.H603]" office:value-type="float" office:value="0" calcext:value-type="float">
            <text:p/>
          </table:table-cell>
          <table:table-cell table:formula="of:=[.BB603]+[.AX603]+[.AT603]+[.AP603]+[.AL603]+[.AH603]+[.AD603]+[.Z603]+[.V603]+[.R603]" office:value-type="float" office:value="0" calcext:value-type="float">
            <text:p/>
          </table:table-cell>
          <table:table-cell table:formula="of:=[.BC603]+[.AY603]+[.AU603]+[.AQ603]+[.AM603]+[.AI603]+[.AE603]+[.AA603]+[.W603]+[.S603]+[.O603]+[.M603]+[.K603]+[.I603]" office:value-type="float" office:value="0" calcext:value-type="float">
            <text:p/>
          </table:table-cell>
          <table:table-cell table:formula="of:=[.BD603]+[.BF603]" office:value-type="float" office:value="0" calcext:value-type="float">
            <text:p/>
          </table:table-cell>
          <table:table-cell table:formula="of:=[.BE603]+[.BG603]" office:value-type="float" office:value="0" calcext:value-type="float">
            <text:p/>
          </table:table-cell>
          <table:table-cell table:formula="of:=[.D60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04]+[.AV604]+[.AR604]+[.AN604]+[.AJ604]+[.AF604]+[.AB604]+[.X604]+[.T604]+[.P604]" office:value-type="float" office:value="0" calcext:value-type="float">
            <text:p/>
          </table:table-cell>
          <table:table-cell table:formula="of:=[.BA604]+[.AW604]+[.AS604]+[.AO604]+[.AK604]+[.AG604]+[.AC604]+[.Y604]+[.U604]+[.Q604]+[.N604]+[.L604]+[.J604]+[.H604]" office:value-type="float" office:value="0" calcext:value-type="float">
            <text:p/>
          </table:table-cell>
          <table:table-cell table:formula="of:=[.BB604]+[.AX604]+[.AT604]+[.AP604]+[.AL604]+[.AH604]+[.AD604]+[.Z604]+[.V604]+[.R604]" office:value-type="float" office:value="0" calcext:value-type="float">
            <text:p/>
          </table:table-cell>
          <table:table-cell table:formula="of:=[.BC604]+[.AY604]+[.AU604]+[.AQ604]+[.AM604]+[.AI604]+[.AE604]+[.AA604]+[.W604]+[.S604]+[.O604]+[.M604]+[.K604]+[.I604]" office:value-type="float" office:value="0" calcext:value-type="float">
            <text:p/>
          </table:table-cell>
          <table:table-cell table:formula="of:=[.BD604]+[.BF604]" office:value-type="float" office:value="0" calcext:value-type="float">
            <text:p/>
          </table:table-cell>
          <table:table-cell table:formula="of:=[.BE604]+[.BG604]" office:value-type="float" office:value="0" calcext:value-type="float">
            <text:p/>
          </table:table-cell>
          <table:table-cell table:formula="of:=[.D60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05]+[.AV605]+[.AR605]+[.AN605]+[.AJ605]+[.AF605]+[.AB605]+[.X605]+[.T605]+[.P605]" office:value-type="float" office:value="0" calcext:value-type="float">
            <text:p/>
          </table:table-cell>
          <table:table-cell table:formula="of:=[.BA605]+[.AW605]+[.AS605]+[.AO605]+[.AK605]+[.AG605]+[.AC605]+[.Y605]+[.U605]+[.Q605]+[.N605]+[.L605]+[.J605]+[.H605]" office:value-type="float" office:value="0" calcext:value-type="float">
            <text:p/>
          </table:table-cell>
          <table:table-cell table:formula="of:=[.BB605]+[.AX605]+[.AT605]+[.AP605]+[.AL605]+[.AH605]+[.AD605]+[.Z605]+[.V605]+[.R605]" office:value-type="float" office:value="0" calcext:value-type="float">
            <text:p/>
          </table:table-cell>
          <table:table-cell table:formula="of:=[.BC605]+[.AY605]+[.AU605]+[.AQ605]+[.AM605]+[.AI605]+[.AE605]+[.AA605]+[.W605]+[.S605]+[.O605]+[.M605]+[.K605]+[.I605]" office:value-type="float" office:value="0" calcext:value-type="float">
            <text:p/>
          </table:table-cell>
          <table:table-cell table:formula="of:=[.BD605]+[.BF605]" office:value-type="float" office:value="0" calcext:value-type="float">
            <text:p/>
          </table:table-cell>
          <table:table-cell table:formula="of:=[.BE605]+[.BG605]" office:value-type="float" office:value="0" calcext:value-type="float">
            <text:p/>
          </table:table-cell>
          <table:table-cell table:formula="of:=[.D60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06]+[.AV606]+[.AR606]+[.AN606]+[.AJ606]+[.AF606]+[.AB606]+[.X606]+[.T606]+[.P606]" office:value-type="float" office:value="0" calcext:value-type="float">
            <text:p/>
          </table:table-cell>
          <table:table-cell table:formula="of:=[.BA606]+[.AW606]+[.AS606]+[.AO606]+[.AK606]+[.AG606]+[.AC606]+[.Y606]+[.U606]+[.Q606]+[.N606]+[.L606]+[.J606]+[.H606]" office:value-type="float" office:value="0" calcext:value-type="float">
            <text:p/>
          </table:table-cell>
          <table:table-cell table:formula="of:=[.BB606]+[.AX606]+[.AT606]+[.AP606]+[.AL606]+[.AH606]+[.AD606]+[.Z606]+[.V606]+[.R606]" office:value-type="float" office:value="0" calcext:value-type="float">
            <text:p/>
          </table:table-cell>
          <table:table-cell table:formula="of:=[.BC606]+[.AY606]+[.AU606]+[.AQ606]+[.AM606]+[.AI606]+[.AE606]+[.AA606]+[.W606]+[.S606]+[.O606]+[.M606]+[.K606]+[.I606]" office:value-type="float" office:value="0" calcext:value-type="float">
            <text:p/>
          </table:table-cell>
          <table:table-cell table:formula="of:=[.BD606]+[.BF606]" office:value-type="float" office:value="0" calcext:value-type="float">
            <text:p/>
          </table:table-cell>
          <table:table-cell table:formula="of:=[.BE606]+[.BG606]" office:value-type="float" office:value="0" calcext:value-type="float">
            <text:p/>
          </table:table-cell>
          <table:table-cell table:formula="of:=[.D60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07]+[.AV607]+[.AR607]+[.AN607]+[.AJ607]+[.AF607]+[.AB607]+[.X607]+[.T607]+[.P607]" office:value-type="float" office:value="0" calcext:value-type="float">
            <text:p/>
          </table:table-cell>
          <table:table-cell table:formula="of:=[.BA607]+[.AW607]+[.AS607]+[.AO607]+[.AK607]+[.AG607]+[.AC607]+[.Y607]+[.U607]+[.Q607]+[.N607]+[.L607]+[.J607]+[.H607]" office:value-type="float" office:value="0" calcext:value-type="float">
            <text:p/>
          </table:table-cell>
          <table:table-cell table:formula="of:=[.BB607]+[.AX607]+[.AT607]+[.AP607]+[.AL607]+[.AH607]+[.AD607]+[.Z607]+[.V607]+[.R607]" office:value-type="float" office:value="0" calcext:value-type="float">
            <text:p/>
          </table:table-cell>
          <table:table-cell table:formula="of:=[.BC607]+[.AY607]+[.AU607]+[.AQ607]+[.AM607]+[.AI607]+[.AE607]+[.AA607]+[.W607]+[.S607]+[.O607]+[.M607]+[.K607]+[.I607]" office:value-type="float" office:value="0" calcext:value-type="float">
            <text:p/>
          </table:table-cell>
          <table:table-cell table:formula="of:=[.BD607]+[.BF607]" office:value-type="float" office:value="0" calcext:value-type="float">
            <text:p/>
          </table:table-cell>
          <table:table-cell table:formula="of:=[.BE607]+[.BG607]" office:value-type="float" office:value="0" calcext:value-type="float">
            <text:p/>
          </table:table-cell>
          <table:table-cell table:formula="of:=[.D60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08]+[.AV608]+[.AR608]+[.AN608]+[.AJ608]+[.AF608]+[.AB608]+[.X608]+[.T608]+[.P608]" office:value-type="float" office:value="0" calcext:value-type="float">
            <text:p/>
          </table:table-cell>
          <table:table-cell table:formula="of:=[.BA608]+[.AW608]+[.AS608]+[.AO608]+[.AK608]+[.AG608]+[.AC608]+[.Y608]+[.U608]+[.Q608]+[.N608]+[.L608]+[.J608]+[.H608]" office:value-type="float" office:value="0" calcext:value-type="float">
            <text:p/>
          </table:table-cell>
          <table:table-cell table:formula="of:=[.BB608]+[.AX608]+[.AT608]+[.AP608]+[.AL608]+[.AH608]+[.AD608]+[.Z608]+[.V608]+[.R608]" office:value-type="float" office:value="0" calcext:value-type="float">
            <text:p/>
          </table:table-cell>
          <table:table-cell table:formula="of:=[.BC608]+[.AY608]+[.AU608]+[.AQ608]+[.AM608]+[.AI608]+[.AE608]+[.AA608]+[.W608]+[.S608]+[.O608]+[.M608]+[.K608]+[.I608]" office:value-type="float" office:value="0" calcext:value-type="float">
            <text:p/>
          </table:table-cell>
          <table:table-cell table:formula="of:=[.BD608]+[.BF608]" office:value-type="float" office:value="0" calcext:value-type="float">
            <text:p/>
          </table:table-cell>
          <table:table-cell table:formula="of:=[.BE608]+[.BG608]" office:value-type="float" office:value="0" calcext:value-type="float">
            <text:p/>
          </table:table-cell>
          <table:table-cell table:formula="of:=[.D60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09]+[.AV609]+[.AR609]+[.AN609]+[.AJ609]+[.AF609]+[.AB609]+[.X609]+[.T609]+[.P609]" office:value-type="float" office:value="0" calcext:value-type="float">
            <text:p/>
          </table:table-cell>
          <table:table-cell table:formula="of:=[.BA609]+[.AW609]+[.AS609]+[.AO609]+[.AK609]+[.AG609]+[.AC609]+[.Y609]+[.U609]+[.Q609]+[.N609]+[.L609]+[.J609]+[.H609]" office:value-type="float" office:value="0" calcext:value-type="float">
            <text:p/>
          </table:table-cell>
          <table:table-cell table:formula="of:=[.BB609]+[.AX609]+[.AT609]+[.AP609]+[.AL609]+[.AH609]+[.AD609]+[.Z609]+[.V609]+[.R609]" office:value-type="float" office:value="0" calcext:value-type="float">
            <text:p/>
          </table:table-cell>
          <table:table-cell table:formula="of:=[.BC609]+[.AY609]+[.AU609]+[.AQ609]+[.AM609]+[.AI609]+[.AE609]+[.AA609]+[.W609]+[.S609]+[.O609]+[.M609]+[.K609]+[.I609]" office:value-type="float" office:value="0" calcext:value-type="float">
            <text:p/>
          </table:table-cell>
          <table:table-cell table:formula="of:=[.BD609]+[.BF609]" office:value-type="float" office:value="0" calcext:value-type="float">
            <text:p/>
          </table:table-cell>
          <table:table-cell table:formula="of:=[.BE609]+[.BG609]" office:value-type="float" office:value="0" calcext:value-type="float">
            <text:p/>
          </table:table-cell>
          <table:table-cell table:formula="of:=[.D60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10]+[.AV610]+[.AR610]+[.AN610]+[.AJ610]+[.AF610]+[.AB610]+[.X610]+[.T610]+[.P610]" office:value-type="float" office:value="0" calcext:value-type="float">
            <text:p/>
          </table:table-cell>
          <table:table-cell table:formula="of:=[.BA610]+[.AW610]+[.AS610]+[.AO610]+[.AK610]+[.AG610]+[.AC610]+[.Y610]+[.U610]+[.Q610]+[.N610]+[.L610]+[.J610]+[.H610]" office:value-type="float" office:value="0" calcext:value-type="float">
            <text:p/>
          </table:table-cell>
          <table:table-cell table:formula="of:=[.BB610]+[.AX610]+[.AT610]+[.AP610]+[.AL610]+[.AH610]+[.AD610]+[.Z610]+[.V610]+[.R610]" office:value-type="float" office:value="0" calcext:value-type="float">
            <text:p/>
          </table:table-cell>
          <table:table-cell table:formula="of:=[.BC610]+[.AY610]+[.AU610]+[.AQ610]+[.AM610]+[.AI610]+[.AE610]+[.AA610]+[.W610]+[.S610]+[.O610]+[.M610]+[.K610]+[.I610]" office:value-type="float" office:value="0" calcext:value-type="float">
            <text:p/>
          </table:table-cell>
          <table:table-cell table:formula="of:=[.BD610]+[.BF610]" office:value-type="float" office:value="0" calcext:value-type="float">
            <text:p/>
          </table:table-cell>
          <table:table-cell table:formula="of:=[.BE610]+[.BG610]" office:value-type="float" office:value="0" calcext:value-type="float">
            <text:p/>
          </table:table-cell>
          <table:table-cell table:formula="of:=[.D61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11]+[.AV611]+[.AR611]+[.AN611]+[.AJ611]+[.AF611]+[.AB611]+[.X611]+[.T611]+[.P611]" office:value-type="float" office:value="0" calcext:value-type="float">
            <text:p/>
          </table:table-cell>
          <table:table-cell table:formula="of:=[.BA611]+[.AW611]+[.AS611]+[.AO611]+[.AK611]+[.AG611]+[.AC611]+[.Y611]+[.U611]+[.Q611]+[.N611]+[.L611]+[.J611]+[.H611]" office:value-type="float" office:value="0" calcext:value-type="float">
            <text:p/>
          </table:table-cell>
          <table:table-cell table:formula="of:=[.BB611]+[.AX611]+[.AT611]+[.AP611]+[.AL611]+[.AH611]+[.AD611]+[.Z611]+[.V611]+[.R611]" office:value-type="float" office:value="0" calcext:value-type="float">
            <text:p/>
          </table:table-cell>
          <table:table-cell table:formula="of:=[.BC611]+[.AY611]+[.AU611]+[.AQ611]+[.AM611]+[.AI611]+[.AE611]+[.AA611]+[.W611]+[.S611]+[.O611]+[.M611]+[.K611]+[.I611]" office:value-type="float" office:value="0" calcext:value-type="float">
            <text:p/>
          </table:table-cell>
          <table:table-cell table:formula="of:=[.BD611]+[.BF611]" office:value-type="float" office:value="0" calcext:value-type="float">
            <text:p/>
          </table:table-cell>
          <table:table-cell table:formula="of:=[.BE611]+[.BG611]" office:value-type="float" office:value="0" calcext:value-type="float">
            <text:p/>
          </table:table-cell>
          <table:table-cell table:formula="of:=[.D61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12]+[.AV612]+[.AR612]+[.AN612]+[.AJ612]+[.AF612]+[.AB612]+[.X612]+[.T612]+[.P612]" office:value-type="float" office:value="0" calcext:value-type="float">
            <text:p/>
          </table:table-cell>
          <table:table-cell table:formula="of:=[.BA612]+[.AW612]+[.AS612]+[.AO612]+[.AK612]+[.AG612]+[.AC612]+[.Y612]+[.U612]+[.Q612]+[.N612]+[.L612]+[.J612]+[.H612]" office:value-type="float" office:value="0" calcext:value-type="float">
            <text:p/>
          </table:table-cell>
          <table:table-cell table:formula="of:=[.BB612]+[.AX612]+[.AT612]+[.AP612]+[.AL612]+[.AH612]+[.AD612]+[.Z612]+[.V612]+[.R612]" office:value-type="float" office:value="0" calcext:value-type="float">
            <text:p/>
          </table:table-cell>
          <table:table-cell table:formula="of:=[.BC612]+[.AY612]+[.AU612]+[.AQ612]+[.AM612]+[.AI612]+[.AE612]+[.AA612]+[.W612]+[.S612]+[.O612]+[.M612]+[.K612]+[.I612]" office:value-type="float" office:value="0" calcext:value-type="float">
            <text:p/>
          </table:table-cell>
          <table:table-cell table:formula="of:=[.BD612]+[.BF612]" office:value-type="float" office:value="0" calcext:value-type="float">
            <text:p/>
          </table:table-cell>
          <table:table-cell table:formula="of:=[.BE612]+[.BG612]" office:value-type="float" office:value="0" calcext:value-type="float">
            <text:p/>
          </table:table-cell>
          <table:table-cell table:formula="of:=[.D61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13]+[.AV613]+[.AR613]+[.AN613]+[.AJ613]+[.AF613]+[.AB613]+[.X613]+[.T613]+[.P613]" office:value-type="float" office:value="0" calcext:value-type="float">
            <text:p/>
          </table:table-cell>
          <table:table-cell table:formula="of:=[.BA613]+[.AW613]+[.AS613]+[.AO613]+[.AK613]+[.AG613]+[.AC613]+[.Y613]+[.U613]+[.Q613]+[.N613]+[.L613]+[.J613]+[.H613]" office:value-type="float" office:value="0" calcext:value-type="float">
            <text:p/>
          </table:table-cell>
          <table:table-cell table:formula="of:=[.BB613]+[.AX613]+[.AT613]+[.AP613]+[.AL613]+[.AH613]+[.AD613]+[.Z613]+[.V613]+[.R613]" office:value-type="float" office:value="0" calcext:value-type="float">
            <text:p/>
          </table:table-cell>
          <table:table-cell table:formula="of:=[.BC613]+[.AY613]+[.AU613]+[.AQ613]+[.AM613]+[.AI613]+[.AE613]+[.AA613]+[.W613]+[.S613]+[.O613]+[.M613]+[.K613]+[.I613]" office:value-type="float" office:value="0" calcext:value-type="float">
            <text:p/>
          </table:table-cell>
          <table:table-cell table:formula="of:=[.BD613]+[.BF613]" office:value-type="float" office:value="0" calcext:value-type="float">
            <text:p/>
          </table:table-cell>
          <table:table-cell table:formula="of:=[.BE613]+[.BG613]" office:value-type="float" office:value="0" calcext:value-type="float">
            <text:p/>
          </table:table-cell>
          <table:table-cell table:formula="of:=[.D61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14]+[.AV614]+[.AR614]+[.AN614]+[.AJ614]+[.AF614]+[.AB614]+[.X614]+[.T614]+[.P614]" office:value-type="float" office:value="0" calcext:value-type="float">
            <text:p/>
          </table:table-cell>
          <table:table-cell table:formula="of:=[.BA614]+[.AW614]+[.AS614]+[.AO614]+[.AK614]+[.AG614]+[.AC614]+[.Y614]+[.U614]+[.Q614]+[.N614]+[.L614]+[.J614]+[.H614]" office:value-type="float" office:value="0" calcext:value-type="float">
            <text:p/>
          </table:table-cell>
          <table:table-cell table:formula="of:=[.BB614]+[.AX614]+[.AT614]+[.AP614]+[.AL614]+[.AH614]+[.AD614]+[.Z614]+[.V614]+[.R614]" office:value-type="float" office:value="0" calcext:value-type="float">
            <text:p/>
          </table:table-cell>
          <table:table-cell table:formula="of:=[.BC614]+[.AY614]+[.AU614]+[.AQ614]+[.AM614]+[.AI614]+[.AE614]+[.AA614]+[.W614]+[.S614]+[.O614]+[.M614]+[.K614]+[.I614]" office:value-type="float" office:value="0" calcext:value-type="float">
            <text:p/>
          </table:table-cell>
          <table:table-cell table:formula="of:=[.BD614]+[.BF614]" office:value-type="float" office:value="0" calcext:value-type="float">
            <text:p/>
          </table:table-cell>
          <table:table-cell table:formula="of:=[.BE614]+[.BG614]" office:value-type="float" office:value="0" calcext:value-type="float">
            <text:p/>
          </table:table-cell>
          <table:table-cell table:formula="of:=[.D61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15]+[.AV615]+[.AR615]+[.AN615]+[.AJ615]+[.AF615]+[.AB615]+[.X615]+[.T615]+[.P615]" office:value-type="float" office:value="0" calcext:value-type="float">
            <text:p/>
          </table:table-cell>
          <table:table-cell table:formula="of:=[.BA615]+[.AW615]+[.AS615]+[.AO615]+[.AK615]+[.AG615]+[.AC615]+[.Y615]+[.U615]+[.Q615]+[.N615]+[.L615]+[.J615]+[.H615]" office:value-type="float" office:value="0" calcext:value-type="float">
            <text:p/>
          </table:table-cell>
          <table:table-cell table:formula="of:=[.BB615]+[.AX615]+[.AT615]+[.AP615]+[.AL615]+[.AH615]+[.AD615]+[.Z615]+[.V615]+[.R615]" office:value-type="float" office:value="0" calcext:value-type="float">
            <text:p/>
          </table:table-cell>
          <table:table-cell table:formula="of:=[.BC615]+[.AY615]+[.AU615]+[.AQ615]+[.AM615]+[.AI615]+[.AE615]+[.AA615]+[.W615]+[.S615]+[.O615]+[.M615]+[.K615]+[.I615]" office:value-type="float" office:value="0" calcext:value-type="float">
            <text:p/>
          </table:table-cell>
          <table:table-cell table:formula="of:=[.BD615]+[.BF615]" office:value-type="float" office:value="0" calcext:value-type="float">
            <text:p/>
          </table:table-cell>
          <table:table-cell table:formula="of:=[.BE615]+[.BG615]" office:value-type="float" office:value="0" calcext:value-type="float">
            <text:p/>
          </table:table-cell>
          <table:table-cell table:formula="of:=[.D61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16]+[.AV616]+[.AR616]+[.AN616]+[.AJ616]+[.AF616]+[.AB616]+[.X616]+[.T616]+[.P616]" office:value-type="float" office:value="0" calcext:value-type="float">
            <text:p/>
          </table:table-cell>
          <table:table-cell table:formula="of:=[.BA616]+[.AW616]+[.AS616]+[.AO616]+[.AK616]+[.AG616]+[.AC616]+[.Y616]+[.U616]+[.Q616]+[.N616]+[.L616]+[.J616]+[.H616]" office:value-type="float" office:value="0" calcext:value-type="float">
            <text:p/>
          </table:table-cell>
          <table:table-cell table:formula="of:=[.BB616]+[.AX616]+[.AT616]+[.AP616]+[.AL616]+[.AH616]+[.AD616]+[.Z616]+[.V616]+[.R616]" office:value-type="float" office:value="0" calcext:value-type="float">
            <text:p/>
          </table:table-cell>
          <table:table-cell table:formula="of:=[.BC616]+[.AY616]+[.AU616]+[.AQ616]+[.AM616]+[.AI616]+[.AE616]+[.AA616]+[.W616]+[.S616]+[.O616]+[.M616]+[.K616]+[.I616]" office:value-type="float" office:value="0" calcext:value-type="float">
            <text:p/>
          </table:table-cell>
          <table:table-cell table:formula="of:=[.BD616]+[.BF616]" office:value-type="float" office:value="0" calcext:value-type="float">
            <text:p/>
          </table:table-cell>
          <table:table-cell table:formula="of:=[.BE616]+[.BG616]" office:value-type="float" office:value="0" calcext:value-type="float">
            <text:p/>
          </table:table-cell>
          <table:table-cell table:formula="of:=[.D61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17]+[.AV617]+[.AR617]+[.AN617]+[.AJ617]+[.AF617]+[.AB617]+[.X617]+[.T617]+[.P617]" office:value-type="float" office:value="0" calcext:value-type="float">
            <text:p/>
          </table:table-cell>
          <table:table-cell table:formula="of:=[.BA617]+[.AW617]+[.AS617]+[.AO617]+[.AK617]+[.AG617]+[.AC617]+[.Y617]+[.U617]+[.Q617]+[.N617]+[.L617]+[.J617]+[.H617]" office:value-type="float" office:value="0" calcext:value-type="float">
            <text:p/>
          </table:table-cell>
          <table:table-cell table:formula="of:=[.BB617]+[.AX617]+[.AT617]+[.AP617]+[.AL617]+[.AH617]+[.AD617]+[.Z617]+[.V617]+[.R617]" office:value-type="float" office:value="0" calcext:value-type="float">
            <text:p/>
          </table:table-cell>
          <table:table-cell table:formula="of:=[.BC617]+[.AY617]+[.AU617]+[.AQ617]+[.AM617]+[.AI617]+[.AE617]+[.AA617]+[.W617]+[.S617]+[.O617]+[.M617]+[.K617]+[.I617]" office:value-type="float" office:value="0" calcext:value-type="float">
            <text:p/>
          </table:table-cell>
          <table:table-cell table:formula="of:=[.BD617]+[.BF617]" office:value-type="float" office:value="0" calcext:value-type="float">
            <text:p/>
          </table:table-cell>
          <table:table-cell table:formula="of:=[.BE617]+[.BG617]" office:value-type="float" office:value="0" calcext:value-type="float">
            <text:p/>
          </table:table-cell>
          <table:table-cell table:formula="of:=[.D61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18]+[.AV618]+[.AR618]+[.AN618]+[.AJ618]+[.AF618]+[.AB618]+[.X618]+[.T618]+[.P618]" office:value-type="float" office:value="0" calcext:value-type="float">
            <text:p/>
          </table:table-cell>
          <table:table-cell table:formula="of:=[.BA618]+[.AW618]+[.AS618]+[.AO618]+[.AK618]+[.AG618]+[.AC618]+[.Y618]+[.U618]+[.Q618]+[.N618]+[.L618]+[.J618]+[.H618]" office:value-type="float" office:value="0" calcext:value-type="float">
            <text:p/>
          </table:table-cell>
          <table:table-cell table:formula="of:=[.BB618]+[.AX618]+[.AT618]+[.AP618]+[.AL618]+[.AH618]+[.AD618]+[.Z618]+[.V618]+[.R618]" office:value-type="float" office:value="0" calcext:value-type="float">
            <text:p/>
          </table:table-cell>
          <table:table-cell table:formula="of:=[.BC618]+[.AY618]+[.AU618]+[.AQ618]+[.AM618]+[.AI618]+[.AE618]+[.AA618]+[.W618]+[.S618]+[.O618]+[.M618]+[.K618]+[.I618]" office:value-type="float" office:value="0" calcext:value-type="float">
            <text:p/>
          </table:table-cell>
          <table:table-cell table:formula="of:=[.BD618]+[.BF618]" office:value-type="float" office:value="0" calcext:value-type="float">
            <text:p/>
          </table:table-cell>
          <table:table-cell table:formula="of:=[.BE618]+[.BG618]" office:value-type="float" office:value="0" calcext:value-type="float">
            <text:p/>
          </table:table-cell>
          <table:table-cell table:formula="of:=[.D61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19]+[.AV619]+[.AR619]+[.AN619]+[.AJ619]+[.AF619]+[.AB619]+[.X619]+[.T619]+[.P619]" office:value-type="float" office:value="0" calcext:value-type="float">
            <text:p/>
          </table:table-cell>
          <table:table-cell table:formula="of:=[.BA619]+[.AW619]+[.AS619]+[.AO619]+[.AK619]+[.AG619]+[.AC619]+[.Y619]+[.U619]+[.Q619]+[.N619]+[.L619]+[.J619]+[.H619]" office:value-type="float" office:value="0" calcext:value-type="float">
            <text:p/>
          </table:table-cell>
          <table:table-cell table:formula="of:=[.BB619]+[.AX619]+[.AT619]+[.AP619]+[.AL619]+[.AH619]+[.AD619]+[.Z619]+[.V619]+[.R619]" office:value-type="float" office:value="0" calcext:value-type="float">
            <text:p/>
          </table:table-cell>
          <table:table-cell table:formula="of:=[.BC619]+[.AY619]+[.AU619]+[.AQ619]+[.AM619]+[.AI619]+[.AE619]+[.AA619]+[.W619]+[.S619]+[.O619]+[.M619]+[.K619]+[.I619]" office:value-type="float" office:value="0" calcext:value-type="float">
            <text:p/>
          </table:table-cell>
          <table:table-cell table:formula="of:=[.BD619]+[.BF619]" office:value-type="float" office:value="0" calcext:value-type="float">
            <text:p/>
          </table:table-cell>
          <table:table-cell table:formula="of:=[.BE619]+[.BG619]" office:value-type="float" office:value="0" calcext:value-type="float">
            <text:p/>
          </table:table-cell>
          <table:table-cell table:formula="of:=[.D61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20]+[.AV620]+[.AR620]+[.AN620]+[.AJ620]+[.AF620]+[.AB620]+[.X620]+[.T620]+[.P620]" office:value-type="float" office:value="0" calcext:value-type="float">
            <text:p/>
          </table:table-cell>
          <table:table-cell table:formula="of:=[.BA620]+[.AW620]+[.AS620]+[.AO620]+[.AK620]+[.AG620]+[.AC620]+[.Y620]+[.U620]+[.Q620]+[.N620]+[.L620]+[.J620]+[.H620]" office:value-type="float" office:value="0" calcext:value-type="float">
            <text:p/>
          </table:table-cell>
          <table:table-cell table:formula="of:=[.BB620]+[.AX620]+[.AT620]+[.AP620]+[.AL620]+[.AH620]+[.AD620]+[.Z620]+[.V620]+[.R620]" office:value-type="float" office:value="0" calcext:value-type="float">
            <text:p/>
          </table:table-cell>
          <table:table-cell table:formula="of:=[.BC620]+[.AY620]+[.AU620]+[.AQ620]+[.AM620]+[.AI620]+[.AE620]+[.AA620]+[.W620]+[.S620]+[.O620]+[.M620]+[.K620]+[.I620]" office:value-type="float" office:value="0" calcext:value-type="float">
            <text:p/>
          </table:table-cell>
          <table:table-cell table:formula="of:=[.BD620]+[.BF620]" office:value-type="float" office:value="0" calcext:value-type="float">
            <text:p/>
          </table:table-cell>
          <table:table-cell table:formula="of:=[.BE620]+[.BG620]" office:value-type="float" office:value="0" calcext:value-type="float">
            <text:p/>
          </table:table-cell>
          <table:table-cell table:formula="of:=[.D62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21]+[.AV621]+[.AR621]+[.AN621]+[.AJ621]+[.AF621]+[.AB621]+[.X621]+[.T621]+[.P621]" office:value-type="float" office:value="0" calcext:value-type="float">
            <text:p/>
          </table:table-cell>
          <table:table-cell table:formula="of:=[.BA621]+[.AW621]+[.AS621]+[.AO621]+[.AK621]+[.AG621]+[.AC621]+[.Y621]+[.U621]+[.Q621]+[.N621]+[.L621]+[.J621]+[.H621]" office:value-type="float" office:value="0" calcext:value-type="float">
            <text:p/>
          </table:table-cell>
          <table:table-cell table:formula="of:=[.BB621]+[.AX621]+[.AT621]+[.AP621]+[.AL621]+[.AH621]+[.AD621]+[.Z621]+[.V621]+[.R621]" office:value-type="float" office:value="0" calcext:value-type="float">
            <text:p/>
          </table:table-cell>
          <table:table-cell table:formula="of:=[.BC621]+[.AY621]+[.AU621]+[.AQ621]+[.AM621]+[.AI621]+[.AE621]+[.AA621]+[.W621]+[.S621]+[.O621]+[.M621]+[.K621]+[.I621]" office:value-type="float" office:value="0" calcext:value-type="float">
            <text:p/>
          </table:table-cell>
          <table:table-cell table:formula="of:=[.BD621]+[.BF621]" office:value-type="float" office:value="0" calcext:value-type="float">
            <text:p/>
          </table:table-cell>
          <table:table-cell table:formula="of:=[.BE621]+[.BG621]" office:value-type="float" office:value="0" calcext:value-type="float">
            <text:p/>
          </table:table-cell>
          <table:table-cell table:formula="of:=[.D62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22]+[.AV622]+[.AR622]+[.AN622]+[.AJ622]+[.AF622]+[.AB622]+[.X622]+[.T622]+[.P622]" office:value-type="float" office:value="0" calcext:value-type="float">
            <text:p/>
          </table:table-cell>
          <table:table-cell table:formula="of:=[.BA622]+[.AW622]+[.AS622]+[.AO622]+[.AK622]+[.AG622]+[.AC622]+[.Y622]+[.U622]+[.Q622]+[.N622]+[.L622]+[.J622]+[.H622]" office:value-type="float" office:value="0" calcext:value-type="float">
            <text:p/>
          </table:table-cell>
          <table:table-cell table:formula="of:=[.BB622]+[.AX622]+[.AT622]+[.AP622]+[.AL622]+[.AH622]+[.AD622]+[.Z622]+[.V622]+[.R622]" office:value-type="float" office:value="0" calcext:value-type="float">
            <text:p/>
          </table:table-cell>
          <table:table-cell table:formula="of:=[.BC622]+[.AY622]+[.AU622]+[.AQ622]+[.AM622]+[.AI622]+[.AE622]+[.AA622]+[.W622]+[.S622]+[.O622]+[.M622]+[.K622]+[.I622]" office:value-type="float" office:value="0" calcext:value-type="float">
            <text:p/>
          </table:table-cell>
          <table:table-cell table:formula="of:=[.BD622]+[.BF622]" office:value-type="float" office:value="0" calcext:value-type="float">
            <text:p/>
          </table:table-cell>
          <table:table-cell table:formula="of:=[.BE622]+[.BG622]" office:value-type="float" office:value="0" calcext:value-type="float">
            <text:p/>
          </table:table-cell>
          <table:table-cell table:formula="of:=[.D62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23]+[.AV623]+[.AR623]+[.AN623]+[.AJ623]+[.AF623]+[.AB623]+[.X623]+[.T623]+[.P623]" office:value-type="float" office:value="0" calcext:value-type="float">
            <text:p/>
          </table:table-cell>
          <table:table-cell table:formula="of:=[.BA623]+[.AW623]+[.AS623]+[.AO623]+[.AK623]+[.AG623]+[.AC623]+[.Y623]+[.U623]+[.Q623]+[.N623]+[.L623]+[.J623]+[.H623]" office:value-type="float" office:value="0" calcext:value-type="float">
            <text:p/>
          </table:table-cell>
          <table:table-cell table:formula="of:=[.BB623]+[.AX623]+[.AT623]+[.AP623]+[.AL623]+[.AH623]+[.AD623]+[.Z623]+[.V623]+[.R623]" office:value-type="float" office:value="0" calcext:value-type="float">
            <text:p/>
          </table:table-cell>
          <table:table-cell table:formula="of:=[.BC623]+[.AY623]+[.AU623]+[.AQ623]+[.AM623]+[.AI623]+[.AE623]+[.AA623]+[.W623]+[.S623]+[.O623]+[.M623]+[.K623]+[.I623]" office:value-type="float" office:value="0" calcext:value-type="float">
            <text:p/>
          </table:table-cell>
          <table:table-cell table:formula="of:=[.BD623]+[.BF623]" office:value-type="float" office:value="0" calcext:value-type="float">
            <text:p/>
          </table:table-cell>
          <table:table-cell table:formula="of:=[.BE623]+[.BG623]" office:value-type="float" office:value="0" calcext:value-type="float">
            <text:p/>
          </table:table-cell>
          <table:table-cell table:formula="of:=[.D62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24]+[.AV624]+[.AR624]+[.AN624]+[.AJ624]+[.AF624]+[.AB624]+[.X624]+[.T624]+[.P624]" office:value-type="float" office:value="0" calcext:value-type="float">
            <text:p/>
          </table:table-cell>
          <table:table-cell table:formula="of:=[.BA624]+[.AW624]+[.AS624]+[.AO624]+[.AK624]+[.AG624]+[.AC624]+[.Y624]+[.U624]+[.Q624]+[.N624]+[.L624]+[.J624]+[.H624]" office:value-type="float" office:value="0" calcext:value-type="float">
            <text:p/>
          </table:table-cell>
          <table:table-cell table:formula="of:=[.BB624]+[.AX624]+[.AT624]+[.AP624]+[.AL624]+[.AH624]+[.AD624]+[.Z624]+[.V624]+[.R624]" office:value-type="float" office:value="0" calcext:value-type="float">
            <text:p/>
          </table:table-cell>
          <table:table-cell table:formula="of:=[.BC624]+[.AY624]+[.AU624]+[.AQ624]+[.AM624]+[.AI624]+[.AE624]+[.AA624]+[.W624]+[.S624]+[.O624]+[.M624]+[.K624]+[.I624]" office:value-type="float" office:value="0" calcext:value-type="float">
            <text:p/>
          </table:table-cell>
          <table:table-cell table:formula="of:=[.BD624]+[.BF624]" office:value-type="float" office:value="0" calcext:value-type="float">
            <text:p/>
          </table:table-cell>
          <table:table-cell table:formula="of:=[.BE624]+[.BG624]" office:value-type="float" office:value="0" calcext:value-type="float">
            <text:p/>
          </table:table-cell>
          <table:table-cell table:formula="of:=[.D62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25]+[.AV625]+[.AR625]+[.AN625]+[.AJ625]+[.AF625]+[.AB625]+[.X625]+[.T625]+[.P625]" office:value-type="float" office:value="0" calcext:value-type="float">
            <text:p/>
          </table:table-cell>
          <table:table-cell table:formula="of:=[.BA625]+[.AW625]+[.AS625]+[.AO625]+[.AK625]+[.AG625]+[.AC625]+[.Y625]+[.U625]+[.Q625]+[.N625]+[.L625]+[.J625]+[.H625]" office:value-type="float" office:value="0" calcext:value-type="float">
            <text:p/>
          </table:table-cell>
          <table:table-cell table:formula="of:=[.BB625]+[.AX625]+[.AT625]+[.AP625]+[.AL625]+[.AH625]+[.AD625]+[.Z625]+[.V625]+[.R625]" office:value-type="float" office:value="0" calcext:value-type="float">
            <text:p/>
          </table:table-cell>
          <table:table-cell table:formula="of:=[.BC625]+[.AY625]+[.AU625]+[.AQ625]+[.AM625]+[.AI625]+[.AE625]+[.AA625]+[.W625]+[.S625]+[.O625]+[.M625]+[.K625]+[.I625]" office:value-type="float" office:value="0" calcext:value-type="float">
            <text:p/>
          </table:table-cell>
          <table:table-cell table:formula="of:=[.BD625]+[.BF625]" office:value-type="float" office:value="0" calcext:value-type="float">
            <text:p/>
          </table:table-cell>
          <table:table-cell table:formula="of:=[.BE625]+[.BG625]" office:value-type="float" office:value="0" calcext:value-type="float">
            <text:p/>
          </table:table-cell>
          <table:table-cell table:formula="of:=[.D62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26]+[.AV626]+[.AR626]+[.AN626]+[.AJ626]+[.AF626]+[.AB626]+[.X626]+[.T626]+[.P626]" office:value-type="float" office:value="0" calcext:value-type="float">
            <text:p/>
          </table:table-cell>
          <table:table-cell table:formula="of:=[.BA626]+[.AW626]+[.AS626]+[.AO626]+[.AK626]+[.AG626]+[.AC626]+[.Y626]+[.U626]+[.Q626]+[.N626]+[.L626]+[.J626]+[.H626]" office:value-type="float" office:value="0" calcext:value-type="float">
            <text:p/>
          </table:table-cell>
          <table:table-cell table:formula="of:=[.BB626]+[.AX626]+[.AT626]+[.AP626]+[.AL626]+[.AH626]+[.AD626]+[.Z626]+[.V626]+[.R626]" office:value-type="float" office:value="0" calcext:value-type="float">
            <text:p/>
          </table:table-cell>
          <table:table-cell table:formula="of:=[.BC626]+[.AY626]+[.AU626]+[.AQ626]+[.AM626]+[.AI626]+[.AE626]+[.AA626]+[.W626]+[.S626]+[.O626]+[.M626]+[.K626]+[.I626]" office:value-type="float" office:value="0" calcext:value-type="float">
            <text:p/>
          </table:table-cell>
          <table:table-cell table:formula="of:=[.BD626]+[.BF626]" office:value-type="float" office:value="0" calcext:value-type="float">
            <text:p/>
          </table:table-cell>
          <table:table-cell table:formula="of:=[.BE626]+[.BG626]" office:value-type="float" office:value="0" calcext:value-type="float">
            <text:p/>
          </table:table-cell>
          <table:table-cell table:formula="of:=[.D62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27]+[.AV627]+[.AR627]+[.AN627]+[.AJ627]+[.AF627]+[.AB627]+[.X627]+[.T627]+[.P627]" office:value-type="float" office:value="0" calcext:value-type="float">
            <text:p/>
          </table:table-cell>
          <table:table-cell table:formula="of:=[.BA627]+[.AW627]+[.AS627]+[.AO627]+[.AK627]+[.AG627]+[.AC627]+[.Y627]+[.U627]+[.Q627]+[.N627]+[.L627]+[.J627]+[.H627]" office:value-type="float" office:value="0" calcext:value-type="float">
            <text:p/>
          </table:table-cell>
          <table:table-cell table:formula="of:=[.BB627]+[.AX627]+[.AT627]+[.AP627]+[.AL627]+[.AH627]+[.AD627]+[.Z627]+[.V627]+[.R627]" office:value-type="float" office:value="0" calcext:value-type="float">
            <text:p/>
          </table:table-cell>
          <table:table-cell table:formula="of:=[.BC627]+[.AY627]+[.AU627]+[.AQ627]+[.AM627]+[.AI627]+[.AE627]+[.AA627]+[.W627]+[.S627]+[.O627]+[.M627]+[.K627]+[.I627]" office:value-type="float" office:value="0" calcext:value-type="float">
            <text:p/>
          </table:table-cell>
          <table:table-cell table:formula="of:=[.BD627]+[.BF627]" office:value-type="float" office:value="0" calcext:value-type="float">
            <text:p/>
          </table:table-cell>
          <table:table-cell table:formula="of:=[.BE627]+[.BG627]" office:value-type="float" office:value="0" calcext:value-type="float">
            <text:p/>
          </table:table-cell>
          <table:table-cell table:formula="of:=[.D62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28]+[.AV628]+[.AR628]+[.AN628]+[.AJ628]+[.AF628]+[.AB628]+[.X628]+[.T628]+[.P628]" office:value-type="float" office:value="0" calcext:value-type="float">
            <text:p/>
          </table:table-cell>
          <table:table-cell table:formula="of:=[.BA628]+[.AW628]+[.AS628]+[.AO628]+[.AK628]+[.AG628]+[.AC628]+[.Y628]+[.U628]+[.Q628]+[.N628]+[.L628]+[.J628]+[.H628]" office:value-type="float" office:value="0" calcext:value-type="float">
            <text:p/>
          </table:table-cell>
          <table:table-cell table:formula="of:=[.BB628]+[.AX628]+[.AT628]+[.AP628]+[.AL628]+[.AH628]+[.AD628]+[.Z628]+[.V628]+[.R628]" office:value-type="float" office:value="0" calcext:value-type="float">
            <text:p/>
          </table:table-cell>
          <table:table-cell table:formula="of:=[.BC628]+[.AY628]+[.AU628]+[.AQ628]+[.AM628]+[.AI628]+[.AE628]+[.AA628]+[.W628]+[.S628]+[.O628]+[.M628]+[.K628]+[.I628]" office:value-type="float" office:value="0" calcext:value-type="float">
            <text:p/>
          </table:table-cell>
          <table:table-cell table:formula="of:=[.BD628]+[.BF628]" office:value-type="float" office:value="0" calcext:value-type="float">
            <text:p/>
          </table:table-cell>
          <table:table-cell table:formula="of:=[.BE628]+[.BG628]" office:value-type="float" office:value="0" calcext:value-type="float">
            <text:p/>
          </table:table-cell>
          <table:table-cell table:formula="of:=[.D62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29]+[.AV629]+[.AR629]+[.AN629]+[.AJ629]+[.AF629]+[.AB629]+[.X629]+[.T629]+[.P629]" office:value-type="float" office:value="0" calcext:value-type="float">
            <text:p/>
          </table:table-cell>
          <table:table-cell table:formula="of:=[.BA629]+[.AW629]+[.AS629]+[.AO629]+[.AK629]+[.AG629]+[.AC629]+[.Y629]+[.U629]+[.Q629]+[.N629]+[.L629]+[.J629]+[.H629]" office:value-type="float" office:value="0" calcext:value-type="float">
            <text:p/>
          </table:table-cell>
          <table:table-cell table:formula="of:=[.BB629]+[.AX629]+[.AT629]+[.AP629]+[.AL629]+[.AH629]+[.AD629]+[.Z629]+[.V629]+[.R629]" office:value-type="float" office:value="0" calcext:value-type="float">
            <text:p/>
          </table:table-cell>
          <table:table-cell table:formula="of:=[.BC629]+[.AY629]+[.AU629]+[.AQ629]+[.AM629]+[.AI629]+[.AE629]+[.AA629]+[.W629]+[.S629]+[.O629]+[.M629]+[.K629]+[.I629]" office:value-type="float" office:value="0" calcext:value-type="float">
            <text:p/>
          </table:table-cell>
          <table:table-cell table:formula="of:=[.BD629]+[.BF629]" office:value-type="float" office:value="0" calcext:value-type="float">
            <text:p/>
          </table:table-cell>
          <table:table-cell table:formula="of:=[.BE629]+[.BG629]" office:value-type="float" office:value="0" calcext:value-type="float">
            <text:p/>
          </table:table-cell>
          <table:table-cell table:formula="of:=[.D62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30]+[.AV630]+[.AR630]+[.AN630]+[.AJ630]+[.AF630]+[.AB630]+[.X630]+[.T630]+[.P630]" office:value-type="float" office:value="0" calcext:value-type="float">
            <text:p/>
          </table:table-cell>
          <table:table-cell table:formula="of:=[.BA630]+[.AW630]+[.AS630]+[.AO630]+[.AK630]+[.AG630]+[.AC630]+[.Y630]+[.U630]+[.Q630]+[.N630]+[.L630]+[.J630]+[.H630]" office:value-type="float" office:value="0" calcext:value-type="float">
            <text:p/>
          </table:table-cell>
          <table:table-cell table:formula="of:=[.BB630]+[.AX630]+[.AT630]+[.AP630]+[.AL630]+[.AH630]+[.AD630]+[.Z630]+[.V630]+[.R630]" office:value-type="float" office:value="0" calcext:value-type="float">
            <text:p/>
          </table:table-cell>
          <table:table-cell table:formula="of:=[.BC630]+[.AY630]+[.AU630]+[.AQ630]+[.AM630]+[.AI630]+[.AE630]+[.AA630]+[.W630]+[.S630]+[.O630]+[.M630]+[.K630]+[.I630]" office:value-type="float" office:value="0" calcext:value-type="float">
            <text:p/>
          </table:table-cell>
          <table:table-cell table:formula="of:=[.BD630]+[.BF630]" office:value-type="float" office:value="0" calcext:value-type="float">
            <text:p/>
          </table:table-cell>
          <table:table-cell table:formula="of:=[.BE630]+[.BG630]" office:value-type="float" office:value="0" calcext:value-type="float">
            <text:p/>
          </table:table-cell>
          <table:table-cell table:formula="of:=[.D63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31]+[.AV631]+[.AR631]+[.AN631]+[.AJ631]+[.AF631]+[.AB631]+[.X631]+[.T631]+[.P631]" office:value-type="float" office:value="0" calcext:value-type="float">
            <text:p/>
          </table:table-cell>
          <table:table-cell table:formula="of:=[.BA631]+[.AW631]+[.AS631]+[.AO631]+[.AK631]+[.AG631]+[.AC631]+[.Y631]+[.U631]+[.Q631]+[.N631]+[.L631]+[.J631]+[.H631]" office:value-type="float" office:value="0" calcext:value-type="float">
            <text:p/>
          </table:table-cell>
          <table:table-cell table:formula="of:=[.BB631]+[.AX631]+[.AT631]+[.AP631]+[.AL631]+[.AH631]+[.AD631]+[.Z631]+[.V631]+[.R631]" office:value-type="float" office:value="0" calcext:value-type="float">
            <text:p/>
          </table:table-cell>
          <table:table-cell table:formula="of:=[.BC631]+[.AY631]+[.AU631]+[.AQ631]+[.AM631]+[.AI631]+[.AE631]+[.AA631]+[.W631]+[.S631]+[.O631]+[.M631]+[.K631]+[.I631]" office:value-type="float" office:value="0" calcext:value-type="float">
            <text:p/>
          </table:table-cell>
          <table:table-cell table:formula="of:=[.BD631]+[.BF631]" office:value-type="float" office:value="0" calcext:value-type="float">
            <text:p/>
          </table:table-cell>
          <table:table-cell table:formula="of:=[.BE631]+[.BG631]" office:value-type="float" office:value="0" calcext:value-type="float">
            <text:p/>
          </table:table-cell>
          <table:table-cell table:formula="of:=[.D63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32]+[.AV632]+[.AR632]+[.AN632]+[.AJ632]+[.AF632]+[.AB632]+[.X632]+[.T632]+[.P632]" office:value-type="float" office:value="0" calcext:value-type="float">
            <text:p/>
          </table:table-cell>
          <table:table-cell table:formula="of:=[.BA632]+[.AW632]+[.AS632]+[.AO632]+[.AK632]+[.AG632]+[.AC632]+[.Y632]+[.U632]+[.Q632]+[.N632]+[.L632]+[.J632]+[.H632]" office:value-type="float" office:value="0" calcext:value-type="float">
            <text:p/>
          </table:table-cell>
          <table:table-cell table:formula="of:=[.BB632]+[.AX632]+[.AT632]+[.AP632]+[.AL632]+[.AH632]+[.AD632]+[.Z632]+[.V632]+[.R632]" office:value-type="float" office:value="0" calcext:value-type="float">
            <text:p/>
          </table:table-cell>
          <table:table-cell table:formula="of:=[.BC632]+[.AY632]+[.AU632]+[.AQ632]+[.AM632]+[.AI632]+[.AE632]+[.AA632]+[.W632]+[.S632]+[.O632]+[.M632]+[.K632]+[.I632]" office:value-type="float" office:value="0" calcext:value-type="float">
            <text:p/>
          </table:table-cell>
          <table:table-cell table:formula="of:=[.BD632]+[.BF632]" office:value-type="float" office:value="0" calcext:value-type="float">
            <text:p/>
          </table:table-cell>
          <table:table-cell table:formula="of:=[.BE632]+[.BG632]" office:value-type="float" office:value="0" calcext:value-type="float">
            <text:p/>
          </table:table-cell>
          <table:table-cell table:formula="of:=[.D63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33]+[.AV633]+[.AR633]+[.AN633]+[.AJ633]+[.AF633]+[.AB633]+[.X633]+[.T633]+[.P633]" office:value-type="float" office:value="0" calcext:value-type="float">
            <text:p/>
          </table:table-cell>
          <table:table-cell table:formula="of:=[.BA633]+[.AW633]+[.AS633]+[.AO633]+[.AK633]+[.AG633]+[.AC633]+[.Y633]+[.U633]+[.Q633]+[.N633]+[.L633]+[.J633]+[.H633]" office:value-type="float" office:value="0" calcext:value-type="float">
            <text:p/>
          </table:table-cell>
          <table:table-cell table:formula="of:=[.BB633]+[.AX633]+[.AT633]+[.AP633]+[.AL633]+[.AH633]+[.AD633]+[.Z633]+[.V633]+[.R633]" office:value-type="float" office:value="0" calcext:value-type="float">
            <text:p/>
          </table:table-cell>
          <table:table-cell table:formula="of:=[.BC633]+[.AY633]+[.AU633]+[.AQ633]+[.AM633]+[.AI633]+[.AE633]+[.AA633]+[.W633]+[.S633]+[.O633]+[.M633]+[.K633]+[.I633]" office:value-type="float" office:value="0" calcext:value-type="float">
            <text:p/>
          </table:table-cell>
          <table:table-cell table:formula="of:=[.BD633]+[.BF633]" office:value-type="float" office:value="0" calcext:value-type="float">
            <text:p/>
          </table:table-cell>
          <table:table-cell table:formula="of:=[.BE633]+[.BG633]" office:value-type="float" office:value="0" calcext:value-type="float">
            <text:p/>
          </table:table-cell>
          <table:table-cell table:formula="of:=[.D63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34]+[.AV634]+[.AR634]+[.AN634]+[.AJ634]+[.AF634]+[.AB634]+[.X634]+[.T634]+[.P634]" office:value-type="float" office:value="0" calcext:value-type="float">
            <text:p/>
          </table:table-cell>
          <table:table-cell table:formula="of:=[.BA634]+[.AW634]+[.AS634]+[.AO634]+[.AK634]+[.AG634]+[.AC634]+[.Y634]+[.U634]+[.Q634]+[.N634]+[.L634]+[.J634]+[.H634]" office:value-type="float" office:value="0" calcext:value-type="float">
            <text:p/>
          </table:table-cell>
          <table:table-cell table:formula="of:=[.BB634]+[.AX634]+[.AT634]+[.AP634]+[.AL634]+[.AH634]+[.AD634]+[.Z634]+[.V634]+[.R634]" office:value-type="float" office:value="0" calcext:value-type="float">
            <text:p/>
          </table:table-cell>
          <table:table-cell table:formula="of:=[.BC634]+[.AY634]+[.AU634]+[.AQ634]+[.AM634]+[.AI634]+[.AE634]+[.AA634]+[.W634]+[.S634]+[.O634]+[.M634]+[.K634]+[.I634]" office:value-type="float" office:value="0" calcext:value-type="float">
            <text:p/>
          </table:table-cell>
          <table:table-cell table:formula="of:=[.BD634]+[.BF634]" office:value-type="float" office:value="0" calcext:value-type="float">
            <text:p/>
          </table:table-cell>
          <table:table-cell table:formula="of:=[.BE634]+[.BG634]" office:value-type="float" office:value="0" calcext:value-type="float">
            <text:p/>
          </table:table-cell>
          <table:table-cell table:formula="of:=[.D63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35]+[.AV635]+[.AR635]+[.AN635]+[.AJ635]+[.AF635]+[.AB635]+[.X635]+[.T635]+[.P635]" office:value-type="float" office:value="0" calcext:value-type="float">
            <text:p/>
          </table:table-cell>
          <table:table-cell table:formula="of:=[.BA635]+[.AW635]+[.AS635]+[.AO635]+[.AK635]+[.AG635]+[.AC635]+[.Y635]+[.U635]+[.Q635]+[.N635]+[.L635]+[.J635]+[.H635]" office:value-type="float" office:value="0" calcext:value-type="float">
            <text:p/>
          </table:table-cell>
          <table:table-cell table:formula="of:=[.BB635]+[.AX635]+[.AT635]+[.AP635]+[.AL635]+[.AH635]+[.AD635]+[.Z635]+[.V635]+[.R635]" office:value-type="float" office:value="0" calcext:value-type="float">
            <text:p/>
          </table:table-cell>
          <table:table-cell table:formula="of:=[.BC635]+[.AY635]+[.AU635]+[.AQ635]+[.AM635]+[.AI635]+[.AE635]+[.AA635]+[.W635]+[.S635]+[.O635]+[.M635]+[.K635]+[.I635]" office:value-type="float" office:value="0" calcext:value-type="float">
            <text:p/>
          </table:table-cell>
          <table:table-cell table:formula="of:=[.BD635]+[.BF635]" office:value-type="float" office:value="0" calcext:value-type="float">
            <text:p/>
          </table:table-cell>
          <table:table-cell table:formula="of:=[.BE635]+[.BG635]" office:value-type="float" office:value="0" calcext:value-type="float">
            <text:p/>
          </table:table-cell>
          <table:table-cell table:formula="of:=[.D63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36]+[.AV636]+[.AR636]+[.AN636]+[.AJ636]+[.AF636]+[.AB636]+[.X636]+[.T636]+[.P636]" office:value-type="float" office:value="0" calcext:value-type="float">
            <text:p/>
          </table:table-cell>
          <table:table-cell table:formula="of:=[.BA636]+[.AW636]+[.AS636]+[.AO636]+[.AK636]+[.AG636]+[.AC636]+[.Y636]+[.U636]+[.Q636]+[.N636]+[.L636]+[.J636]+[.H636]" office:value-type="float" office:value="0" calcext:value-type="float">
            <text:p/>
          </table:table-cell>
          <table:table-cell table:formula="of:=[.BB636]+[.AX636]+[.AT636]+[.AP636]+[.AL636]+[.AH636]+[.AD636]+[.Z636]+[.V636]+[.R636]" office:value-type="float" office:value="0" calcext:value-type="float">
            <text:p/>
          </table:table-cell>
          <table:table-cell table:formula="of:=[.BC636]+[.AY636]+[.AU636]+[.AQ636]+[.AM636]+[.AI636]+[.AE636]+[.AA636]+[.W636]+[.S636]+[.O636]+[.M636]+[.K636]+[.I636]" office:value-type="float" office:value="0" calcext:value-type="float">
            <text:p/>
          </table:table-cell>
          <table:table-cell table:formula="of:=[.BD636]+[.BF636]" office:value-type="float" office:value="0" calcext:value-type="float">
            <text:p/>
          </table:table-cell>
          <table:table-cell table:formula="of:=[.BE636]+[.BG636]" office:value-type="float" office:value="0" calcext:value-type="float">
            <text:p/>
          </table:table-cell>
          <table:table-cell table:formula="of:=[.D63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37]+[.AV637]+[.AR637]+[.AN637]+[.AJ637]+[.AF637]+[.AB637]+[.X637]+[.T637]+[.P637]" office:value-type="float" office:value="0" calcext:value-type="float">
            <text:p/>
          </table:table-cell>
          <table:table-cell table:formula="of:=[.BA637]+[.AW637]+[.AS637]+[.AO637]+[.AK637]+[.AG637]+[.AC637]+[.Y637]+[.U637]+[.Q637]+[.N637]+[.L637]+[.J637]+[.H637]" office:value-type="float" office:value="0" calcext:value-type="float">
            <text:p/>
          </table:table-cell>
          <table:table-cell table:formula="of:=[.BB637]+[.AX637]+[.AT637]+[.AP637]+[.AL637]+[.AH637]+[.AD637]+[.Z637]+[.V637]+[.R637]" office:value-type="float" office:value="0" calcext:value-type="float">
            <text:p/>
          </table:table-cell>
          <table:table-cell table:formula="of:=[.BC637]+[.AY637]+[.AU637]+[.AQ637]+[.AM637]+[.AI637]+[.AE637]+[.AA637]+[.W637]+[.S637]+[.O637]+[.M637]+[.K637]+[.I637]" office:value-type="float" office:value="0" calcext:value-type="float">
            <text:p/>
          </table:table-cell>
          <table:table-cell table:formula="of:=[.BD637]+[.BF637]" office:value-type="float" office:value="0" calcext:value-type="float">
            <text:p/>
          </table:table-cell>
          <table:table-cell table:formula="of:=[.BE637]+[.BG637]" office:value-type="float" office:value="0" calcext:value-type="float">
            <text:p/>
          </table:table-cell>
          <table:table-cell table:formula="of:=[.D63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38]+[.AV638]+[.AR638]+[.AN638]+[.AJ638]+[.AF638]+[.AB638]+[.X638]+[.T638]+[.P638]" office:value-type="float" office:value="0" calcext:value-type="float">
            <text:p/>
          </table:table-cell>
          <table:table-cell table:formula="of:=[.BA638]+[.AW638]+[.AS638]+[.AO638]+[.AK638]+[.AG638]+[.AC638]+[.Y638]+[.U638]+[.Q638]+[.N638]+[.L638]+[.J638]+[.H638]" office:value-type="float" office:value="0" calcext:value-type="float">
            <text:p/>
          </table:table-cell>
          <table:table-cell table:formula="of:=[.BB638]+[.AX638]+[.AT638]+[.AP638]+[.AL638]+[.AH638]+[.AD638]+[.Z638]+[.V638]+[.R638]" office:value-type="float" office:value="0" calcext:value-type="float">
            <text:p/>
          </table:table-cell>
          <table:table-cell table:formula="of:=[.BC638]+[.AY638]+[.AU638]+[.AQ638]+[.AM638]+[.AI638]+[.AE638]+[.AA638]+[.W638]+[.S638]+[.O638]+[.M638]+[.K638]+[.I638]" office:value-type="float" office:value="0" calcext:value-type="float">
            <text:p/>
          </table:table-cell>
          <table:table-cell table:formula="of:=[.BD638]+[.BF638]" office:value-type="float" office:value="0" calcext:value-type="float">
            <text:p/>
          </table:table-cell>
          <table:table-cell table:formula="of:=[.BE638]+[.BG638]" office:value-type="float" office:value="0" calcext:value-type="float">
            <text:p/>
          </table:table-cell>
          <table:table-cell table:formula="of:=[.D63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39]+[.AV639]+[.AR639]+[.AN639]+[.AJ639]+[.AF639]+[.AB639]+[.X639]+[.T639]+[.P639]" office:value-type="float" office:value="0" calcext:value-type="float">
            <text:p/>
          </table:table-cell>
          <table:table-cell table:formula="of:=[.BA639]+[.AW639]+[.AS639]+[.AO639]+[.AK639]+[.AG639]+[.AC639]+[.Y639]+[.U639]+[.Q639]+[.N639]+[.L639]+[.J639]+[.H639]" office:value-type="float" office:value="0" calcext:value-type="float">
            <text:p/>
          </table:table-cell>
          <table:table-cell table:formula="of:=[.BB639]+[.AX639]+[.AT639]+[.AP639]+[.AL639]+[.AH639]+[.AD639]+[.Z639]+[.V639]+[.R639]" office:value-type="float" office:value="0" calcext:value-type="float">
            <text:p/>
          </table:table-cell>
          <table:table-cell table:formula="of:=[.BC639]+[.AY639]+[.AU639]+[.AQ639]+[.AM639]+[.AI639]+[.AE639]+[.AA639]+[.W639]+[.S639]+[.O639]+[.M639]+[.K639]+[.I639]" office:value-type="float" office:value="0" calcext:value-type="float">
            <text:p/>
          </table:table-cell>
          <table:table-cell table:formula="of:=[.BD639]+[.BF639]" office:value-type="float" office:value="0" calcext:value-type="float">
            <text:p/>
          </table:table-cell>
          <table:table-cell table:formula="of:=[.BE639]+[.BG639]" office:value-type="float" office:value="0" calcext:value-type="float">
            <text:p/>
          </table:table-cell>
          <table:table-cell table:formula="of:=[.D63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40]+[.AV640]+[.AR640]+[.AN640]+[.AJ640]+[.AF640]+[.AB640]+[.X640]+[.T640]+[.P640]" office:value-type="float" office:value="0" calcext:value-type="float">
            <text:p/>
          </table:table-cell>
          <table:table-cell table:formula="of:=[.BA640]+[.AW640]+[.AS640]+[.AO640]+[.AK640]+[.AG640]+[.AC640]+[.Y640]+[.U640]+[.Q640]+[.N640]+[.L640]+[.J640]+[.H640]" office:value-type="float" office:value="0" calcext:value-type="float">
            <text:p/>
          </table:table-cell>
          <table:table-cell table:formula="of:=[.BB640]+[.AX640]+[.AT640]+[.AP640]+[.AL640]+[.AH640]+[.AD640]+[.Z640]+[.V640]+[.R640]" office:value-type="float" office:value="0" calcext:value-type="float">
            <text:p/>
          </table:table-cell>
          <table:table-cell table:formula="of:=[.BC640]+[.AY640]+[.AU640]+[.AQ640]+[.AM640]+[.AI640]+[.AE640]+[.AA640]+[.W640]+[.S640]+[.O640]+[.M640]+[.K640]+[.I640]" office:value-type="float" office:value="0" calcext:value-type="float">
            <text:p/>
          </table:table-cell>
          <table:table-cell table:formula="of:=[.BD640]+[.BF640]" office:value-type="float" office:value="0" calcext:value-type="float">
            <text:p/>
          </table:table-cell>
          <table:table-cell table:formula="of:=[.BE640]+[.BG640]" office:value-type="float" office:value="0" calcext:value-type="float">
            <text:p/>
          </table:table-cell>
          <table:table-cell table:formula="of:=[.D64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41]+[.AV641]+[.AR641]+[.AN641]+[.AJ641]+[.AF641]+[.AB641]+[.X641]+[.T641]+[.P641]" office:value-type="float" office:value="0" calcext:value-type="float">
            <text:p/>
          </table:table-cell>
          <table:table-cell table:formula="of:=[.BA641]+[.AW641]+[.AS641]+[.AO641]+[.AK641]+[.AG641]+[.AC641]+[.Y641]+[.U641]+[.Q641]+[.N641]+[.L641]+[.J641]+[.H641]" office:value-type="float" office:value="0" calcext:value-type="float">
            <text:p/>
          </table:table-cell>
          <table:table-cell table:formula="of:=[.BB641]+[.AX641]+[.AT641]+[.AP641]+[.AL641]+[.AH641]+[.AD641]+[.Z641]+[.V641]+[.R641]" office:value-type="float" office:value="0" calcext:value-type="float">
            <text:p/>
          </table:table-cell>
          <table:table-cell table:formula="of:=[.BC641]+[.AY641]+[.AU641]+[.AQ641]+[.AM641]+[.AI641]+[.AE641]+[.AA641]+[.W641]+[.S641]+[.O641]+[.M641]+[.K641]+[.I641]" office:value-type="float" office:value="0" calcext:value-type="float">
            <text:p/>
          </table:table-cell>
          <table:table-cell table:formula="of:=[.BD641]+[.BF641]" office:value-type="float" office:value="0" calcext:value-type="float">
            <text:p/>
          </table:table-cell>
          <table:table-cell table:formula="of:=[.BE641]+[.BG641]" office:value-type="float" office:value="0" calcext:value-type="float">
            <text:p/>
          </table:table-cell>
          <table:table-cell table:formula="of:=[.D64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42]+[.AV642]+[.AR642]+[.AN642]+[.AJ642]+[.AF642]+[.AB642]+[.X642]+[.T642]+[.P642]" office:value-type="float" office:value="0" calcext:value-type="float">
            <text:p/>
          </table:table-cell>
          <table:table-cell table:formula="of:=[.BA642]+[.AW642]+[.AS642]+[.AO642]+[.AK642]+[.AG642]+[.AC642]+[.Y642]+[.U642]+[.Q642]+[.N642]+[.L642]+[.J642]+[.H642]" office:value-type="float" office:value="0" calcext:value-type="float">
            <text:p/>
          </table:table-cell>
          <table:table-cell table:formula="of:=[.BB642]+[.AX642]+[.AT642]+[.AP642]+[.AL642]+[.AH642]+[.AD642]+[.Z642]+[.V642]+[.R642]" office:value-type="float" office:value="0" calcext:value-type="float">
            <text:p/>
          </table:table-cell>
          <table:table-cell table:formula="of:=[.BC642]+[.AY642]+[.AU642]+[.AQ642]+[.AM642]+[.AI642]+[.AE642]+[.AA642]+[.W642]+[.S642]+[.O642]+[.M642]+[.K642]+[.I642]" office:value-type="float" office:value="0" calcext:value-type="float">
            <text:p/>
          </table:table-cell>
          <table:table-cell table:formula="of:=[.BD642]+[.BF642]" office:value-type="float" office:value="0" calcext:value-type="float">
            <text:p/>
          </table:table-cell>
          <table:table-cell table:formula="of:=[.BE642]+[.BG642]" office:value-type="float" office:value="0" calcext:value-type="float">
            <text:p/>
          </table:table-cell>
          <table:table-cell table:formula="of:=[.D64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43]+[.AV643]+[.AR643]+[.AN643]+[.AJ643]+[.AF643]+[.AB643]+[.X643]+[.T643]+[.P643]" office:value-type="float" office:value="0" calcext:value-type="float">
            <text:p/>
          </table:table-cell>
          <table:table-cell table:formula="of:=[.BA643]+[.AW643]+[.AS643]+[.AO643]+[.AK643]+[.AG643]+[.AC643]+[.Y643]+[.U643]+[.Q643]+[.N643]+[.L643]+[.J643]+[.H643]" office:value-type="float" office:value="0" calcext:value-type="float">
            <text:p/>
          </table:table-cell>
          <table:table-cell table:formula="of:=[.BB643]+[.AX643]+[.AT643]+[.AP643]+[.AL643]+[.AH643]+[.AD643]+[.Z643]+[.V643]+[.R643]" office:value-type="float" office:value="0" calcext:value-type="float">
            <text:p/>
          </table:table-cell>
          <table:table-cell table:formula="of:=[.BC643]+[.AY643]+[.AU643]+[.AQ643]+[.AM643]+[.AI643]+[.AE643]+[.AA643]+[.W643]+[.S643]+[.O643]+[.M643]+[.K643]+[.I643]" office:value-type="float" office:value="0" calcext:value-type="float">
            <text:p/>
          </table:table-cell>
          <table:table-cell table:formula="of:=[.BD643]+[.BF643]" office:value-type="float" office:value="0" calcext:value-type="float">
            <text:p/>
          </table:table-cell>
          <table:table-cell table:formula="of:=[.BE643]+[.BG643]" office:value-type="float" office:value="0" calcext:value-type="float">
            <text:p/>
          </table:table-cell>
          <table:table-cell table:formula="of:=[.D64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44]+[.AV644]+[.AR644]+[.AN644]+[.AJ644]+[.AF644]+[.AB644]+[.X644]+[.T644]+[.P644]" office:value-type="float" office:value="0" calcext:value-type="float">
            <text:p/>
          </table:table-cell>
          <table:table-cell table:formula="of:=[.BA644]+[.AW644]+[.AS644]+[.AO644]+[.AK644]+[.AG644]+[.AC644]+[.Y644]+[.U644]+[.Q644]+[.N644]+[.L644]+[.J644]+[.H644]" office:value-type="float" office:value="0" calcext:value-type="float">
            <text:p/>
          </table:table-cell>
          <table:table-cell table:formula="of:=[.BB644]+[.AX644]+[.AT644]+[.AP644]+[.AL644]+[.AH644]+[.AD644]+[.Z644]+[.V644]+[.R644]" office:value-type="float" office:value="0" calcext:value-type="float">
            <text:p/>
          </table:table-cell>
          <table:table-cell table:formula="of:=[.BC644]+[.AY644]+[.AU644]+[.AQ644]+[.AM644]+[.AI644]+[.AE644]+[.AA644]+[.W644]+[.S644]+[.O644]+[.M644]+[.K644]+[.I644]" office:value-type="float" office:value="0" calcext:value-type="float">
            <text:p/>
          </table:table-cell>
          <table:table-cell table:formula="of:=[.BD644]+[.BF644]" office:value-type="float" office:value="0" calcext:value-type="float">
            <text:p/>
          </table:table-cell>
          <table:table-cell table:formula="of:=[.BE644]+[.BG644]" office:value-type="float" office:value="0" calcext:value-type="float">
            <text:p/>
          </table:table-cell>
          <table:table-cell table:formula="of:=[.D64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45]+[.AV645]+[.AR645]+[.AN645]+[.AJ645]+[.AF645]+[.AB645]+[.X645]+[.T645]+[.P645]" office:value-type="float" office:value="0" calcext:value-type="float">
            <text:p/>
          </table:table-cell>
          <table:table-cell table:formula="of:=[.BA645]+[.AW645]+[.AS645]+[.AO645]+[.AK645]+[.AG645]+[.AC645]+[.Y645]+[.U645]+[.Q645]+[.N645]+[.L645]+[.J645]+[.H645]" office:value-type="float" office:value="0" calcext:value-type="float">
            <text:p/>
          </table:table-cell>
          <table:table-cell table:formula="of:=[.BB645]+[.AX645]+[.AT645]+[.AP645]+[.AL645]+[.AH645]+[.AD645]+[.Z645]+[.V645]+[.R645]" office:value-type="float" office:value="0" calcext:value-type="float">
            <text:p/>
          </table:table-cell>
          <table:table-cell table:formula="of:=[.BC645]+[.AY645]+[.AU645]+[.AQ645]+[.AM645]+[.AI645]+[.AE645]+[.AA645]+[.W645]+[.S645]+[.O645]+[.M645]+[.K645]+[.I645]" office:value-type="float" office:value="0" calcext:value-type="float">
            <text:p/>
          </table:table-cell>
          <table:table-cell table:formula="of:=[.BD645]+[.BF645]" office:value-type="float" office:value="0" calcext:value-type="float">
            <text:p/>
          </table:table-cell>
          <table:table-cell table:formula="of:=[.BE645]+[.BG645]" office:value-type="float" office:value="0" calcext:value-type="float">
            <text:p/>
          </table:table-cell>
          <table:table-cell table:formula="of:=[.D64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46]+[.AV646]+[.AR646]+[.AN646]+[.AJ646]+[.AF646]+[.AB646]+[.X646]+[.T646]+[.P646]" office:value-type="float" office:value="0" calcext:value-type="float">
            <text:p/>
          </table:table-cell>
          <table:table-cell table:formula="of:=[.BA646]+[.AW646]+[.AS646]+[.AO646]+[.AK646]+[.AG646]+[.AC646]+[.Y646]+[.U646]+[.Q646]+[.N646]+[.L646]+[.J646]+[.H646]" office:value-type="float" office:value="0" calcext:value-type="float">
            <text:p/>
          </table:table-cell>
          <table:table-cell table:formula="of:=[.BB646]+[.AX646]+[.AT646]+[.AP646]+[.AL646]+[.AH646]+[.AD646]+[.Z646]+[.V646]+[.R646]" office:value-type="float" office:value="0" calcext:value-type="float">
            <text:p/>
          </table:table-cell>
          <table:table-cell table:formula="of:=[.BC646]+[.AY646]+[.AU646]+[.AQ646]+[.AM646]+[.AI646]+[.AE646]+[.AA646]+[.W646]+[.S646]+[.O646]+[.M646]+[.K646]+[.I646]" office:value-type="float" office:value="0" calcext:value-type="float">
            <text:p/>
          </table:table-cell>
          <table:table-cell table:formula="of:=[.BD646]+[.BF646]" office:value-type="float" office:value="0" calcext:value-type="float">
            <text:p/>
          </table:table-cell>
          <table:table-cell table:formula="of:=[.BE646]+[.BG646]" office:value-type="float" office:value="0" calcext:value-type="float">
            <text:p/>
          </table:table-cell>
          <table:table-cell table:formula="of:=[.D64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47]+[.AV647]+[.AR647]+[.AN647]+[.AJ647]+[.AF647]+[.AB647]+[.X647]+[.T647]+[.P647]" office:value-type="float" office:value="0" calcext:value-type="float">
            <text:p/>
          </table:table-cell>
          <table:table-cell table:formula="of:=[.BA647]+[.AW647]+[.AS647]+[.AO647]+[.AK647]+[.AG647]+[.AC647]+[.Y647]+[.U647]+[.Q647]+[.N647]+[.L647]+[.J647]+[.H647]" office:value-type="float" office:value="0" calcext:value-type="float">
            <text:p/>
          </table:table-cell>
          <table:table-cell table:formula="of:=[.BB647]+[.AX647]+[.AT647]+[.AP647]+[.AL647]+[.AH647]+[.AD647]+[.Z647]+[.V647]+[.R647]" office:value-type="float" office:value="0" calcext:value-type="float">
            <text:p/>
          </table:table-cell>
          <table:table-cell table:formula="of:=[.BC647]+[.AY647]+[.AU647]+[.AQ647]+[.AM647]+[.AI647]+[.AE647]+[.AA647]+[.W647]+[.S647]+[.O647]+[.M647]+[.K647]+[.I647]" office:value-type="float" office:value="0" calcext:value-type="float">
            <text:p/>
          </table:table-cell>
          <table:table-cell table:formula="of:=[.BD647]+[.BF647]" office:value-type="float" office:value="0" calcext:value-type="float">
            <text:p/>
          </table:table-cell>
          <table:table-cell table:formula="of:=[.BE647]+[.BG647]" office:value-type="float" office:value="0" calcext:value-type="float">
            <text:p/>
          </table:table-cell>
          <table:table-cell table:formula="of:=[.D64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48]+[.AV648]+[.AR648]+[.AN648]+[.AJ648]+[.AF648]+[.AB648]+[.X648]+[.T648]+[.P648]" office:value-type="float" office:value="0" calcext:value-type="float">
            <text:p/>
          </table:table-cell>
          <table:table-cell table:formula="of:=[.BA648]+[.AW648]+[.AS648]+[.AO648]+[.AK648]+[.AG648]+[.AC648]+[.Y648]+[.U648]+[.Q648]+[.N648]+[.L648]+[.J648]+[.H648]" office:value-type="float" office:value="0" calcext:value-type="float">
            <text:p/>
          </table:table-cell>
          <table:table-cell table:formula="of:=[.BB648]+[.AX648]+[.AT648]+[.AP648]+[.AL648]+[.AH648]+[.AD648]+[.Z648]+[.V648]+[.R648]" office:value-type="float" office:value="0" calcext:value-type="float">
            <text:p/>
          </table:table-cell>
          <table:table-cell table:formula="of:=[.BC648]+[.AY648]+[.AU648]+[.AQ648]+[.AM648]+[.AI648]+[.AE648]+[.AA648]+[.W648]+[.S648]+[.O648]+[.M648]+[.K648]+[.I648]" office:value-type="float" office:value="0" calcext:value-type="float">
            <text:p/>
          </table:table-cell>
          <table:table-cell table:formula="of:=[.BD648]+[.BF648]" office:value-type="float" office:value="0" calcext:value-type="float">
            <text:p/>
          </table:table-cell>
          <table:table-cell table:formula="of:=[.BE648]+[.BG648]" office:value-type="float" office:value="0" calcext:value-type="float">
            <text:p/>
          </table:table-cell>
          <table:table-cell table:formula="of:=[.D64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49]+[.AV649]+[.AR649]+[.AN649]+[.AJ649]+[.AF649]+[.AB649]+[.X649]+[.T649]+[.P649]" office:value-type="float" office:value="0" calcext:value-type="float">
            <text:p/>
          </table:table-cell>
          <table:table-cell table:formula="of:=[.BA649]+[.AW649]+[.AS649]+[.AO649]+[.AK649]+[.AG649]+[.AC649]+[.Y649]+[.U649]+[.Q649]+[.N649]+[.L649]+[.J649]+[.H649]" office:value-type="float" office:value="0" calcext:value-type="float">
            <text:p/>
          </table:table-cell>
          <table:table-cell table:formula="of:=[.BB649]+[.AX649]+[.AT649]+[.AP649]+[.AL649]+[.AH649]+[.AD649]+[.Z649]+[.V649]+[.R649]" office:value-type="float" office:value="0" calcext:value-type="float">
            <text:p/>
          </table:table-cell>
          <table:table-cell table:formula="of:=[.BC649]+[.AY649]+[.AU649]+[.AQ649]+[.AM649]+[.AI649]+[.AE649]+[.AA649]+[.W649]+[.S649]+[.O649]+[.M649]+[.K649]+[.I649]" office:value-type="float" office:value="0" calcext:value-type="float">
            <text:p/>
          </table:table-cell>
          <table:table-cell table:formula="of:=[.BD649]+[.BF649]" office:value-type="float" office:value="0" calcext:value-type="float">
            <text:p/>
          </table:table-cell>
          <table:table-cell table:formula="of:=[.BE649]+[.BG649]" office:value-type="float" office:value="0" calcext:value-type="float">
            <text:p/>
          </table:table-cell>
          <table:table-cell table:formula="of:=[.D64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50]+[.AV650]+[.AR650]+[.AN650]+[.AJ650]+[.AF650]+[.AB650]+[.X650]+[.T650]+[.P650]" office:value-type="float" office:value="0" calcext:value-type="float">
            <text:p/>
          </table:table-cell>
          <table:table-cell table:formula="of:=[.BA650]+[.AW650]+[.AS650]+[.AO650]+[.AK650]+[.AG650]+[.AC650]+[.Y650]+[.U650]+[.Q650]+[.N650]+[.L650]+[.J650]+[.H650]" office:value-type="float" office:value="0" calcext:value-type="float">
            <text:p/>
          </table:table-cell>
          <table:table-cell table:formula="of:=[.BB650]+[.AX650]+[.AT650]+[.AP650]+[.AL650]+[.AH650]+[.AD650]+[.Z650]+[.V650]+[.R650]" office:value-type="float" office:value="0" calcext:value-type="float">
            <text:p/>
          </table:table-cell>
          <table:table-cell table:formula="of:=[.BC650]+[.AY650]+[.AU650]+[.AQ650]+[.AM650]+[.AI650]+[.AE650]+[.AA650]+[.W650]+[.S650]+[.O650]+[.M650]+[.K650]+[.I650]" office:value-type="float" office:value="0" calcext:value-type="float">
            <text:p/>
          </table:table-cell>
          <table:table-cell table:formula="of:=[.BD650]+[.BF650]" office:value-type="float" office:value="0" calcext:value-type="float">
            <text:p/>
          </table:table-cell>
          <table:table-cell table:formula="of:=[.BE650]+[.BG650]" office:value-type="float" office:value="0" calcext:value-type="float">
            <text:p/>
          </table:table-cell>
          <table:table-cell table:formula="of:=[.D65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51]+[.AV651]+[.AR651]+[.AN651]+[.AJ651]+[.AF651]+[.AB651]+[.X651]+[.T651]+[.P651]" office:value-type="float" office:value="0" calcext:value-type="float">
            <text:p/>
          </table:table-cell>
          <table:table-cell table:formula="of:=[.BA651]+[.AW651]+[.AS651]+[.AO651]+[.AK651]+[.AG651]+[.AC651]+[.Y651]+[.U651]+[.Q651]+[.N651]+[.L651]+[.J651]+[.H651]" office:value-type="float" office:value="0" calcext:value-type="float">
            <text:p/>
          </table:table-cell>
          <table:table-cell table:formula="of:=[.BB651]+[.AX651]+[.AT651]+[.AP651]+[.AL651]+[.AH651]+[.AD651]+[.Z651]+[.V651]+[.R651]" office:value-type="float" office:value="0" calcext:value-type="float">
            <text:p/>
          </table:table-cell>
          <table:table-cell table:formula="of:=[.BC651]+[.AY651]+[.AU651]+[.AQ651]+[.AM651]+[.AI651]+[.AE651]+[.AA651]+[.W651]+[.S651]+[.O651]+[.M651]+[.K651]+[.I651]" office:value-type="float" office:value="0" calcext:value-type="float">
            <text:p/>
          </table:table-cell>
          <table:table-cell table:formula="of:=[.BD651]+[.BF651]" office:value-type="float" office:value="0" calcext:value-type="float">
            <text:p/>
          </table:table-cell>
          <table:table-cell table:formula="of:=[.BE651]+[.BG651]" office:value-type="float" office:value="0" calcext:value-type="float">
            <text:p/>
          </table:table-cell>
          <table:table-cell table:formula="of:=[.D65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52]+[.AV652]+[.AR652]+[.AN652]+[.AJ652]+[.AF652]+[.AB652]+[.X652]+[.T652]+[.P652]" office:value-type="float" office:value="0" calcext:value-type="float">
            <text:p/>
          </table:table-cell>
          <table:table-cell table:formula="of:=[.BA652]+[.AW652]+[.AS652]+[.AO652]+[.AK652]+[.AG652]+[.AC652]+[.Y652]+[.U652]+[.Q652]+[.N652]+[.L652]+[.J652]+[.H652]" office:value-type="float" office:value="0" calcext:value-type="float">
            <text:p/>
          </table:table-cell>
          <table:table-cell table:formula="of:=[.BB652]+[.AX652]+[.AT652]+[.AP652]+[.AL652]+[.AH652]+[.AD652]+[.Z652]+[.V652]+[.R652]" office:value-type="float" office:value="0" calcext:value-type="float">
            <text:p/>
          </table:table-cell>
          <table:table-cell table:formula="of:=[.BC652]+[.AY652]+[.AU652]+[.AQ652]+[.AM652]+[.AI652]+[.AE652]+[.AA652]+[.W652]+[.S652]+[.O652]+[.M652]+[.K652]+[.I652]" office:value-type="float" office:value="0" calcext:value-type="float">
            <text:p/>
          </table:table-cell>
          <table:table-cell table:formula="of:=[.BD652]+[.BF652]" office:value-type="float" office:value="0" calcext:value-type="float">
            <text:p/>
          </table:table-cell>
          <table:table-cell table:formula="of:=[.BE652]+[.BG652]" office:value-type="float" office:value="0" calcext:value-type="float">
            <text:p/>
          </table:table-cell>
          <table:table-cell table:formula="of:=[.D65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53]+[.AV653]+[.AR653]+[.AN653]+[.AJ653]+[.AF653]+[.AB653]+[.X653]+[.T653]+[.P653]" office:value-type="float" office:value="0" calcext:value-type="float">
            <text:p/>
          </table:table-cell>
          <table:table-cell table:formula="of:=[.BA653]+[.AW653]+[.AS653]+[.AO653]+[.AK653]+[.AG653]+[.AC653]+[.Y653]+[.U653]+[.Q653]+[.N653]+[.L653]+[.J653]+[.H653]" office:value-type="float" office:value="0" calcext:value-type="float">
            <text:p/>
          </table:table-cell>
          <table:table-cell table:formula="of:=[.BB653]+[.AX653]+[.AT653]+[.AP653]+[.AL653]+[.AH653]+[.AD653]+[.Z653]+[.V653]+[.R653]" office:value-type="float" office:value="0" calcext:value-type="float">
            <text:p/>
          </table:table-cell>
          <table:table-cell table:formula="of:=[.BC653]+[.AY653]+[.AU653]+[.AQ653]+[.AM653]+[.AI653]+[.AE653]+[.AA653]+[.W653]+[.S653]+[.O653]+[.M653]+[.K653]+[.I653]" office:value-type="float" office:value="0" calcext:value-type="float">
            <text:p/>
          </table:table-cell>
          <table:table-cell table:formula="of:=[.BD653]+[.BF653]" office:value-type="float" office:value="0" calcext:value-type="float">
            <text:p/>
          </table:table-cell>
          <table:table-cell table:formula="of:=[.BE653]+[.BG653]" office:value-type="float" office:value="0" calcext:value-type="float">
            <text:p/>
          </table:table-cell>
          <table:table-cell table:formula="of:=[.D65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54]+[.AV654]+[.AR654]+[.AN654]+[.AJ654]+[.AF654]+[.AB654]+[.X654]+[.T654]+[.P654]" office:value-type="float" office:value="0" calcext:value-type="float">
            <text:p/>
          </table:table-cell>
          <table:table-cell table:formula="of:=[.BA654]+[.AW654]+[.AS654]+[.AO654]+[.AK654]+[.AG654]+[.AC654]+[.Y654]+[.U654]+[.Q654]+[.N654]+[.L654]+[.J654]+[.H654]" office:value-type="float" office:value="0" calcext:value-type="float">
            <text:p/>
          </table:table-cell>
          <table:table-cell table:formula="of:=[.BB654]+[.AX654]+[.AT654]+[.AP654]+[.AL654]+[.AH654]+[.AD654]+[.Z654]+[.V654]+[.R654]" office:value-type="float" office:value="0" calcext:value-type="float">
            <text:p/>
          </table:table-cell>
          <table:table-cell table:formula="of:=[.BC654]+[.AY654]+[.AU654]+[.AQ654]+[.AM654]+[.AI654]+[.AE654]+[.AA654]+[.W654]+[.S654]+[.O654]+[.M654]+[.K654]+[.I654]" office:value-type="float" office:value="0" calcext:value-type="float">
            <text:p/>
          </table:table-cell>
          <table:table-cell table:formula="of:=[.BD654]+[.BF654]" office:value-type="float" office:value="0" calcext:value-type="float">
            <text:p/>
          </table:table-cell>
          <table:table-cell table:formula="of:=[.BE654]+[.BG654]" office:value-type="float" office:value="0" calcext:value-type="float">
            <text:p/>
          </table:table-cell>
          <table:table-cell table:formula="of:=[.D65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55]+[.AV655]+[.AR655]+[.AN655]+[.AJ655]+[.AF655]+[.AB655]+[.X655]+[.T655]+[.P655]" office:value-type="float" office:value="0" calcext:value-type="float">
            <text:p/>
          </table:table-cell>
          <table:table-cell table:formula="of:=[.BA655]+[.AW655]+[.AS655]+[.AO655]+[.AK655]+[.AG655]+[.AC655]+[.Y655]+[.U655]+[.Q655]+[.N655]+[.L655]+[.J655]+[.H655]" office:value-type="float" office:value="0" calcext:value-type="float">
            <text:p/>
          </table:table-cell>
          <table:table-cell table:formula="of:=[.BB655]+[.AX655]+[.AT655]+[.AP655]+[.AL655]+[.AH655]+[.AD655]+[.Z655]+[.V655]+[.R655]" office:value-type="float" office:value="0" calcext:value-type="float">
            <text:p/>
          </table:table-cell>
          <table:table-cell table:formula="of:=[.BC655]+[.AY655]+[.AU655]+[.AQ655]+[.AM655]+[.AI655]+[.AE655]+[.AA655]+[.W655]+[.S655]+[.O655]+[.M655]+[.K655]+[.I655]" office:value-type="float" office:value="0" calcext:value-type="float">
            <text:p/>
          </table:table-cell>
          <table:table-cell table:formula="of:=[.BD655]+[.BF655]" office:value-type="float" office:value="0" calcext:value-type="float">
            <text:p/>
          </table:table-cell>
          <table:table-cell table:formula="of:=[.BE655]+[.BG655]" office:value-type="float" office:value="0" calcext:value-type="float">
            <text:p/>
          </table:table-cell>
          <table:table-cell table:formula="of:=[.D65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56]+[.AV656]+[.AR656]+[.AN656]+[.AJ656]+[.AF656]+[.AB656]+[.X656]+[.T656]+[.P656]" office:value-type="float" office:value="0" calcext:value-type="float">
            <text:p/>
          </table:table-cell>
          <table:table-cell table:formula="of:=[.BA656]+[.AW656]+[.AS656]+[.AO656]+[.AK656]+[.AG656]+[.AC656]+[.Y656]+[.U656]+[.Q656]+[.N656]+[.L656]+[.J656]+[.H656]" office:value-type="float" office:value="0" calcext:value-type="float">
            <text:p/>
          </table:table-cell>
          <table:table-cell table:formula="of:=[.BB656]+[.AX656]+[.AT656]+[.AP656]+[.AL656]+[.AH656]+[.AD656]+[.Z656]+[.V656]+[.R656]" office:value-type="float" office:value="0" calcext:value-type="float">
            <text:p/>
          </table:table-cell>
          <table:table-cell table:formula="of:=[.BC656]+[.AY656]+[.AU656]+[.AQ656]+[.AM656]+[.AI656]+[.AE656]+[.AA656]+[.W656]+[.S656]+[.O656]+[.M656]+[.K656]+[.I656]" office:value-type="float" office:value="0" calcext:value-type="float">
            <text:p/>
          </table:table-cell>
          <table:table-cell table:formula="of:=[.BD656]+[.BF656]" office:value-type="float" office:value="0" calcext:value-type="float">
            <text:p/>
          </table:table-cell>
          <table:table-cell table:formula="of:=[.BE656]+[.BG656]" office:value-type="float" office:value="0" calcext:value-type="float">
            <text:p/>
          </table:table-cell>
          <table:table-cell table:formula="of:=[.D65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57]+[.AV657]+[.AR657]+[.AN657]+[.AJ657]+[.AF657]+[.AB657]+[.X657]+[.T657]+[.P657]" office:value-type="float" office:value="0" calcext:value-type="float">
            <text:p/>
          </table:table-cell>
          <table:table-cell table:formula="of:=[.BA657]+[.AW657]+[.AS657]+[.AO657]+[.AK657]+[.AG657]+[.AC657]+[.Y657]+[.U657]+[.Q657]+[.N657]+[.L657]+[.J657]+[.H657]" office:value-type="float" office:value="0" calcext:value-type="float">
            <text:p/>
          </table:table-cell>
          <table:table-cell table:formula="of:=[.BB657]+[.AX657]+[.AT657]+[.AP657]+[.AL657]+[.AH657]+[.AD657]+[.Z657]+[.V657]+[.R657]" office:value-type="float" office:value="0" calcext:value-type="float">
            <text:p/>
          </table:table-cell>
          <table:table-cell table:formula="of:=[.BC657]+[.AY657]+[.AU657]+[.AQ657]+[.AM657]+[.AI657]+[.AE657]+[.AA657]+[.W657]+[.S657]+[.O657]+[.M657]+[.K657]+[.I657]" office:value-type="float" office:value="0" calcext:value-type="float">
            <text:p/>
          </table:table-cell>
          <table:table-cell table:formula="of:=[.BD657]+[.BF657]" office:value-type="float" office:value="0" calcext:value-type="float">
            <text:p/>
          </table:table-cell>
          <table:table-cell table:formula="of:=[.BE657]+[.BG657]" office:value-type="float" office:value="0" calcext:value-type="float">
            <text:p/>
          </table:table-cell>
          <table:table-cell table:formula="of:=[.D65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58]+[.AV658]+[.AR658]+[.AN658]+[.AJ658]+[.AF658]+[.AB658]+[.X658]+[.T658]+[.P658]" office:value-type="float" office:value="0" calcext:value-type="float">
            <text:p/>
          </table:table-cell>
          <table:table-cell table:formula="of:=[.BA658]+[.AW658]+[.AS658]+[.AO658]+[.AK658]+[.AG658]+[.AC658]+[.Y658]+[.U658]+[.Q658]+[.N658]+[.L658]+[.J658]+[.H658]" office:value-type="float" office:value="0" calcext:value-type="float">
            <text:p/>
          </table:table-cell>
          <table:table-cell table:formula="of:=[.BB658]+[.AX658]+[.AT658]+[.AP658]+[.AL658]+[.AH658]+[.AD658]+[.Z658]+[.V658]+[.R658]" office:value-type="float" office:value="0" calcext:value-type="float">
            <text:p/>
          </table:table-cell>
          <table:table-cell table:formula="of:=[.BC658]+[.AY658]+[.AU658]+[.AQ658]+[.AM658]+[.AI658]+[.AE658]+[.AA658]+[.W658]+[.S658]+[.O658]+[.M658]+[.K658]+[.I658]" office:value-type="float" office:value="0" calcext:value-type="float">
            <text:p/>
          </table:table-cell>
          <table:table-cell table:formula="of:=[.BD658]+[.BF658]" office:value-type="float" office:value="0" calcext:value-type="float">
            <text:p/>
          </table:table-cell>
          <table:table-cell table:formula="of:=[.BE658]+[.BG658]" office:value-type="float" office:value="0" calcext:value-type="float">
            <text:p/>
          </table:table-cell>
          <table:table-cell table:formula="of:=[.D65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59]+[.AV659]+[.AR659]+[.AN659]+[.AJ659]+[.AF659]+[.AB659]+[.X659]+[.T659]+[.P659]" office:value-type="float" office:value="0" calcext:value-type="float">
            <text:p/>
          </table:table-cell>
          <table:table-cell table:formula="of:=[.BA659]+[.AW659]+[.AS659]+[.AO659]+[.AK659]+[.AG659]+[.AC659]+[.Y659]+[.U659]+[.Q659]+[.N659]+[.L659]+[.J659]+[.H659]" office:value-type="float" office:value="0" calcext:value-type="float">
            <text:p/>
          </table:table-cell>
          <table:table-cell table:formula="of:=[.BB659]+[.AX659]+[.AT659]+[.AP659]+[.AL659]+[.AH659]+[.AD659]+[.Z659]+[.V659]+[.R659]" office:value-type="float" office:value="0" calcext:value-type="float">
            <text:p/>
          </table:table-cell>
          <table:table-cell table:formula="of:=[.BC659]+[.AY659]+[.AU659]+[.AQ659]+[.AM659]+[.AI659]+[.AE659]+[.AA659]+[.W659]+[.S659]+[.O659]+[.M659]+[.K659]+[.I659]" office:value-type="float" office:value="0" calcext:value-type="float">
            <text:p/>
          </table:table-cell>
          <table:table-cell table:formula="of:=[.BD659]+[.BF659]" office:value-type="float" office:value="0" calcext:value-type="float">
            <text:p/>
          </table:table-cell>
          <table:table-cell table:formula="of:=[.BE659]+[.BG659]" office:value-type="float" office:value="0" calcext:value-type="float">
            <text:p/>
          </table:table-cell>
          <table:table-cell table:formula="of:=[.D65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60]+[.AV660]+[.AR660]+[.AN660]+[.AJ660]+[.AF660]+[.AB660]+[.X660]+[.T660]+[.P660]" office:value-type="float" office:value="0" calcext:value-type="float">
            <text:p/>
          </table:table-cell>
          <table:table-cell table:formula="of:=[.BA660]+[.AW660]+[.AS660]+[.AO660]+[.AK660]+[.AG660]+[.AC660]+[.Y660]+[.U660]+[.Q660]+[.N660]+[.L660]+[.J660]+[.H660]" office:value-type="float" office:value="0" calcext:value-type="float">
            <text:p/>
          </table:table-cell>
          <table:table-cell table:formula="of:=[.BB660]+[.AX660]+[.AT660]+[.AP660]+[.AL660]+[.AH660]+[.AD660]+[.Z660]+[.V660]+[.R660]" office:value-type="float" office:value="0" calcext:value-type="float">
            <text:p/>
          </table:table-cell>
          <table:table-cell table:formula="of:=[.BC660]+[.AY660]+[.AU660]+[.AQ660]+[.AM660]+[.AI660]+[.AE660]+[.AA660]+[.W660]+[.S660]+[.O660]+[.M660]+[.K660]+[.I660]" office:value-type="float" office:value="0" calcext:value-type="float">
            <text:p/>
          </table:table-cell>
          <table:table-cell table:formula="of:=[.BD660]+[.BF660]" office:value-type="float" office:value="0" calcext:value-type="float">
            <text:p/>
          </table:table-cell>
          <table:table-cell table:formula="of:=[.BE660]+[.BG660]" office:value-type="float" office:value="0" calcext:value-type="float">
            <text:p/>
          </table:table-cell>
          <table:table-cell table:formula="of:=[.D66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61]+[.AV661]+[.AR661]+[.AN661]+[.AJ661]+[.AF661]+[.AB661]+[.X661]+[.T661]+[.P661]" office:value-type="float" office:value="0" calcext:value-type="float">
            <text:p/>
          </table:table-cell>
          <table:table-cell table:formula="of:=[.BA661]+[.AW661]+[.AS661]+[.AO661]+[.AK661]+[.AG661]+[.AC661]+[.Y661]+[.U661]+[.Q661]+[.N661]+[.L661]+[.J661]+[.H661]" office:value-type="float" office:value="0" calcext:value-type="float">
            <text:p/>
          </table:table-cell>
          <table:table-cell table:formula="of:=[.BB661]+[.AX661]+[.AT661]+[.AP661]+[.AL661]+[.AH661]+[.AD661]+[.Z661]+[.V661]+[.R661]" office:value-type="float" office:value="0" calcext:value-type="float">
            <text:p/>
          </table:table-cell>
          <table:table-cell table:formula="of:=[.BC661]+[.AY661]+[.AU661]+[.AQ661]+[.AM661]+[.AI661]+[.AE661]+[.AA661]+[.W661]+[.S661]+[.O661]+[.M661]+[.K661]+[.I661]" office:value-type="float" office:value="0" calcext:value-type="float">
            <text:p/>
          </table:table-cell>
          <table:table-cell table:formula="of:=[.BD661]+[.BF661]" office:value-type="float" office:value="0" calcext:value-type="float">
            <text:p/>
          </table:table-cell>
          <table:table-cell table:formula="of:=[.BE661]+[.BG661]" office:value-type="float" office:value="0" calcext:value-type="float">
            <text:p/>
          </table:table-cell>
          <table:table-cell table:formula="of:=[.D66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62]+[.AV662]+[.AR662]+[.AN662]+[.AJ662]+[.AF662]+[.AB662]+[.X662]+[.T662]+[.P662]" office:value-type="float" office:value="0" calcext:value-type="float">
            <text:p/>
          </table:table-cell>
          <table:table-cell table:formula="of:=[.BA662]+[.AW662]+[.AS662]+[.AO662]+[.AK662]+[.AG662]+[.AC662]+[.Y662]+[.U662]+[.Q662]+[.N662]+[.L662]+[.J662]+[.H662]" office:value-type="float" office:value="0" calcext:value-type="float">
            <text:p/>
          </table:table-cell>
          <table:table-cell table:formula="of:=[.BB662]+[.AX662]+[.AT662]+[.AP662]+[.AL662]+[.AH662]+[.AD662]+[.Z662]+[.V662]+[.R662]" office:value-type="float" office:value="0" calcext:value-type="float">
            <text:p/>
          </table:table-cell>
          <table:table-cell table:formula="of:=[.BC662]+[.AY662]+[.AU662]+[.AQ662]+[.AM662]+[.AI662]+[.AE662]+[.AA662]+[.W662]+[.S662]+[.O662]+[.M662]+[.K662]+[.I662]" office:value-type="float" office:value="0" calcext:value-type="float">
            <text:p/>
          </table:table-cell>
          <table:table-cell table:formula="of:=[.BD662]+[.BF662]" office:value-type="float" office:value="0" calcext:value-type="float">
            <text:p/>
          </table:table-cell>
          <table:table-cell table:formula="of:=[.BE662]+[.BG662]" office:value-type="float" office:value="0" calcext:value-type="float">
            <text:p/>
          </table:table-cell>
          <table:table-cell table:formula="of:=[.D66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63]+[.AV663]+[.AR663]+[.AN663]+[.AJ663]+[.AF663]+[.AB663]+[.X663]+[.T663]+[.P663]" office:value-type="float" office:value="0" calcext:value-type="float">
            <text:p/>
          </table:table-cell>
          <table:table-cell table:formula="of:=[.BA663]+[.AW663]+[.AS663]+[.AO663]+[.AK663]+[.AG663]+[.AC663]+[.Y663]+[.U663]+[.Q663]+[.N663]+[.L663]+[.J663]+[.H663]" office:value-type="float" office:value="0" calcext:value-type="float">
            <text:p/>
          </table:table-cell>
          <table:table-cell table:formula="of:=[.BB663]+[.AX663]+[.AT663]+[.AP663]+[.AL663]+[.AH663]+[.AD663]+[.Z663]+[.V663]+[.R663]" office:value-type="float" office:value="0" calcext:value-type="float">
            <text:p/>
          </table:table-cell>
          <table:table-cell table:formula="of:=[.BC663]+[.AY663]+[.AU663]+[.AQ663]+[.AM663]+[.AI663]+[.AE663]+[.AA663]+[.W663]+[.S663]+[.O663]+[.M663]+[.K663]+[.I663]" office:value-type="float" office:value="0" calcext:value-type="float">
            <text:p/>
          </table:table-cell>
          <table:table-cell table:formula="of:=[.BD663]+[.BF663]" office:value-type="float" office:value="0" calcext:value-type="float">
            <text:p/>
          </table:table-cell>
          <table:table-cell table:formula="of:=[.BE663]+[.BG663]" office:value-type="float" office:value="0" calcext:value-type="float">
            <text:p/>
          </table:table-cell>
          <table:table-cell table:formula="of:=[.D66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64]+[.AV664]+[.AR664]+[.AN664]+[.AJ664]+[.AF664]+[.AB664]+[.X664]+[.T664]+[.P664]" office:value-type="float" office:value="0" calcext:value-type="float">
            <text:p/>
          </table:table-cell>
          <table:table-cell table:formula="of:=[.BA664]+[.AW664]+[.AS664]+[.AO664]+[.AK664]+[.AG664]+[.AC664]+[.Y664]+[.U664]+[.Q664]+[.N664]+[.L664]+[.J664]+[.H664]" office:value-type="float" office:value="0" calcext:value-type="float">
            <text:p/>
          </table:table-cell>
          <table:table-cell table:formula="of:=[.BB664]+[.AX664]+[.AT664]+[.AP664]+[.AL664]+[.AH664]+[.AD664]+[.Z664]+[.V664]+[.R664]" office:value-type="float" office:value="0" calcext:value-type="float">
            <text:p/>
          </table:table-cell>
          <table:table-cell table:formula="of:=[.BC664]+[.AY664]+[.AU664]+[.AQ664]+[.AM664]+[.AI664]+[.AE664]+[.AA664]+[.W664]+[.S664]+[.O664]+[.M664]+[.K664]+[.I664]" office:value-type="float" office:value="0" calcext:value-type="float">
            <text:p/>
          </table:table-cell>
          <table:table-cell table:formula="of:=[.BD664]+[.BF664]" office:value-type="float" office:value="0" calcext:value-type="float">
            <text:p/>
          </table:table-cell>
          <table:table-cell table:formula="of:=[.BE664]+[.BG664]" office:value-type="float" office:value="0" calcext:value-type="float">
            <text:p/>
          </table:table-cell>
          <table:table-cell table:formula="of:=[.D66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65]+[.AV665]+[.AR665]+[.AN665]+[.AJ665]+[.AF665]+[.AB665]+[.X665]+[.T665]+[.P665]" office:value-type="float" office:value="0" calcext:value-type="float">
            <text:p/>
          </table:table-cell>
          <table:table-cell table:formula="of:=[.BA665]+[.AW665]+[.AS665]+[.AO665]+[.AK665]+[.AG665]+[.AC665]+[.Y665]+[.U665]+[.Q665]+[.N665]+[.L665]+[.J665]+[.H665]" office:value-type="float" office:value="0" calcext:value-type="float">
            <text:p/>
          </table:table-cell>
          <table:table-cell table:formula="of:=[.BB665]+[.AX665]+[.AT665]+[.AP665]+[.AL665]+[.AH665]+[.AD665]+[.Z665]+[.V665]+[.R665]" office:value-type="float" office:value="0" calcext:value-type="float">
            <text:p/>
          </table:table-cell>
          <table:table-cell table:formula="of:=[.BC665]+[.AY665]+[.AU665]+[.AQ665]+[.AM665]+[.AI665]+[.AE665]+[.AA665]+[.W665]+[.S665]+[.O665]+[.M665]+[.K665]+[.I665]" office:value-type="float" office:value="0" calcext:value-type="float">
            <text:p/>
          </table:table-cell>
          <table:table-cell table:formula="of:=[.BD665]+[.BF665]" office:value-type="float" office:value="0" calcext:value-type="float">
            <text:p/>
          </table:table-cell>
          <table:table-cell table:formula="of:=[.BE665]+[.BG665]" office:value-type="float" office:value="0" calcext:value-type="float">
            <text:p/>
          </table:table-cell>
          <table:table-cell table:formula="of:=[.D66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66]+[.AV666]+[.AR666]+[.AN666]+[.AJ666]+[.AF666]+[.AB666]+[.X666]+[.T666]+[.P666]" office:value-type="float" office:value="0" calcext:value-type="float">
            <text:p/>
          </table:table-cell>
          <table:table-cell table:formula="of:=[.BA666]+[.AW666]+[.AS666]+[.AO666]+[.AK666]+[.AG666]+[.AC666]+[.Y666]+[.U666]+[.Q666]+[.N666]+[.L666]+[.J666]+[.H666]" office:value-type="float" office:value="0" calcext:value-type="float">
            <text:p/>
          </table:table-cell>
          <table:table-cell table:formula="of:=[.BB666]+[.AX666]+[.AT666]+[.AP666]+[.AL666]+[.AH666]+[.AD666]+[.Z666]+[.V666]+[.R666]" office:value-type="float" office:value="0" calcext:value-type="float">
            <text:p/>
          </table:table-cell>
          <table:table-cell table:formula="of:=[.BC666]+[.AY666]+[.AU666]+[.AQ666]+[.AM666]+[.AI666]+[.AE666]+[.AA666]+[.W666]+[.S666]+[.O666]+[.M666]+[.K666]+[.I666]" office:value-type="float" office:value="0" calcext:value-type="float">
            <text:p/>
          </table:table-cell>
          <table:table-cell table:formula="of:=[.BD666]+[.BF666]" office:value-type="float" office:value="0" calcext:value-type="float">
            <text:p/>
          </table:table-cell>
          <table:table-cell table:formula="of:=[.BE666]+[.BG666]" office:value-type="float" office:value="0" calcext:value-type="float">
            <text:p/>
          </table:table-cell>
          <table:table-cell table:formula="of:=[.D66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67]+[.AV667]+[.AR667]+[.AN667]+[.AJ667]+[.AF667]+[.AB667]+[.X667]+[.T667]+[.P667]" office:value-type="float" office:value="0" calcext:value-type="float">
            <text:p/>
          </table:table-cell>
          <table:table-cell table:formula="of:=[.BA667]+[.AW667]+[.AS667]+[.AO667]+[.AK667]+[.AG667]+[.AC667]+[.Y667]+[.U667]+[.Q667]+[.N667]+[.L667]+[.J667]+[.H667]" office:value-type="float" office:value="0" calcext:value-type="float">
            <text:p/>
          </table:table-cell>
          <table:table-cell table:formula="of:=[.BB667]+[.AX667]+[.AT667]+[.AP667]+[.AL667]+[.AH667]+[.AD667]+[.Z667]+[.V667]+[.R667]" office:value-type="float" office:value="0" calcext:value-type="float">
            <text:p/>
          </table:table-cell>
          <table:table-cell table:formula="of:=[.BC667]+[.AY667]+[.AU667]+[.AQ667]+[.AM667]+[.AI667]+[.AE667]+[.AA667]+[.W667]+[.S667]+[.O667]+[.M667]+[.K667]+[.I667]" office:value-type="float" office:value="0" calcext:value-type="float">
            <text:p/>
          </table:table-cell>
          <table:table-cell table:formula="of:=[.BD667]+[.BF667]" office:value-type="float" office:value="0" calcext:value-type="float">
            <text:p/>
          </table:table-cell>
          <table:table-cell table:formula="of:=[.BE667]+[.BG667]" office:value-type="float" office:value="0" calcext:value-type="float">
            <text:p/>
          </table:table-cell>
          <table:table-cell table:formula="of:=[.D66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68]+[.AV668]+[.AR668]+[.AN668]+[.AJ668]+[.AF668]+[.AB668]+[.X668]+[.T668]+[.P668]" office:value-type="float" office:value="0" calcext:value-type="float">
            <text:p/>
          </table:table-cell>
          <table:table-cell table:formula="of:=[.BA668]+[.AW668]+[.AS668]+[.AO668]+[.AK668]+[.AG668]+[.AC668]+[.Y668]+[.U668]+[.Q668]+[.N668]+[.L668]+[.J668]+[.H668]" office:value-type="float" office:value="0" calcext:value-type="float">
            <text:p/>
          </table:table-cell>
          <table:table-cell table:formula="of:=[.BB668]+[.AX668]+[.AT668]+[.AP668]+[.AL668]+[.AH668]+[.AD668]+[.Z668]+[.V668]+[.R668]" office:value-type="float" office:value="0" calcext:value-type="float">
            <text:p/>
          </table:table-cell>
          <table:table-cell table:formula="of:=[.BC668]+[.AY668]+[.AU668]+[.AQ668]+[.AM668]+[.AI668]+[.AE668]+[.AA668]+[.W668]+[.S668]+[.O668]+[.M668]+[.K668]+[.I668]" office:value-type="float" office:value="0" calcext:value-type="float">
            <text:p/>
          </table:table-cell>
          <table:table-cell table:formula="of:=[.BD668]+[.BF668]" office:value-type="float" office:value="0" calcext:value-type="float">
            <text:p/>
          </table:table-cell>
          <table:table-cell table:formula="of:=[.BE668]+[.BG668]" office:value-type="float" office:value="0" calcext:value-type="float">
            <text:p/>
          </table:table-cell>
          <table:table-cell table:formula="of:=[.D66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69]+[.AV669]+[.AR669]+[.AN669]+[.AJ669]+[.AF669]+[.AB669]+[.X669]+[.T669]+[.P669]" office:value-type="float" office:value="0" calcext:value-type="float">
            <text:p/>
          </table:table-cell>
          <table:table-cell table:formula="of:=[.BA669]+[.AW669]+[.AS669]+[.AO669]+[.AK669]+[.AG669]+[.AC669]+[.Y669]+[.U669]+[.Q669]+[.N669]+[.L669]+[.J669]+[.H669]" office:value-type="float" office:value="0" calcext:value-type="float">
            <text:p/>
          </table:table-cell>
          <table:table-cell table:formula="of:=[.BB669]+[.AX669]+[.AT669]+[.AP669]+[.AL669]+[.AH669]+[.AD669]+[.Z669]+[.V669]+[.R669]" office:value-type="float" office:value="0" calcext:value-type="float">
            <text:p/>
          </table:table-cell>
          <table:table-cell table:formula="of:=[.BC669]+[.AY669]+[.AU669]+[.AQ669]+[.AM669]+[.AI669]+[.AE669]+[.AA669]+[.W669]+[.S669]+[.O669]+[.M669]+[.K669]+[.I669]" office:value-type="float" office:value="0" calcext:value-type="float">
            <text:p/>
          </table:table-cell>
          <table:table-cell table:formula="of:=[.BD669]+[.BF669]" office:value-type="float" office:value="0" calcext:value-type="float">
            <text:p/>
          </table:table-cell>
          <table:table-cell table:formula="of:=[.BE669]+[.BG669]" office:value-type="float" office:value="0" calcext:value-type="float">
            <text:p/>
          </table:table-cell>
          <table:table-cell table:formula="of:=[.D66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70]+[.AV670]+[.AR670]+[.AN670]+[.AJ670]+[.AF670]+[.AB670]+[.X670]+[.T670]+[.P670]" office:value-type="float" office:value="0" calcext:value-type="float">
            <text:p/>
          </table:table-cell>
          <table:table-cell table:formula="of:=[.BA670]+[.AW670]+[.AS670]+[.AO670]+[.AK670]+[.AG670]+[.AC670]+[.Y670]+[.U670]+[.Q670]+[.N670]+[.L670]+[.J670]+[.H670]" office:value-type="float" office:value="0" calcext:value-type="float">
            <text:p/>
          </table:table-cell>
          <table:table-cell table:formula="of:=[.BB670]+[.AX670]+[.AT670]+[.AP670]+[.AL670]+[.AH670]+[.AD670]+[.Z670]+[.V670]+[.R670]" office:value-type="float" office:value="0" calcext:value-type="float">
            <text:p/>
          </table:table-cell>
          <table:table-cell table:formula="of:=[.BC670]+[.AY670]+[.AU670]+[.AQ670]+[.AM670]+[.AI670]+[.AE670]+[.AA670]+[.W670]+[.S670]+[.O670]+[.M670]+[.K670]+[.I670]" office:value-type="float" office:value="0" calcext:value-type="float">
            <text:p/>
          </table:table-cell>
          <table:table-cell table:formula="of:=[.BD670]+[.BF670]" office:value-type="float" office:value="0" calcext:value-type="float">
            <text:p/>
          </table:table-cell>
          <table:table-cell table:formula="of:=[.BE670]+[.BG670]" office:value-type="float" office:value="0" calcext:value-type="float">
            <text:p/>
          </table:table-cell>
          <table:table-cell table:formula="of:=[.D67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71]+[.AV671]+[.AR671]+[.AN671]+[.AJ671]+[.AF671]+[.AB671]+[.X671]+[.T671]+[.P671]" office:value-type="float" office:value="0" calcext:value-type="float">
            <text:p/>
          </table:table-cell>
          <table:table-cell table:formula="of:=[.BA671]+[.AW671]+[.AS671]+[.AO671]+[.AK671]+[.AG671]+[.AC671]+[.Y671]+[.U671]+[.Q671]+[.N671]+[.L671]+[.J671]+[.H671]" office:value-type="float" office:value="0" calcext:value-type="float">
            <text:p/>
          </table:table-cell>
          <table:table-cell table:formula="of:=[.BB671]+[.AX671]+[.AT671]+[.AP671]+[.AL671]+[.AH671]+[.AD671]+[.Z671]+[.V671]+[.R671]" office:value-type="float" office:value="0" calcext:value-type="float">
            <text:p/>
          </table:table-cell>
          <table:table-cell table:formula="of:=[.BC671]+[.AY671]+[.AU671]+[.AQ671]+[.AM671]+[.AI671]+[.AE671]+[.AA671]+[.W671]+[.S671]+[.O671]+[.M671]+[.K671]+[.I671]" office:value-type="float" office:value="0" calcext:value-type="float">
            <text:p/>
          </table:table-cell>
          <table:table-cell table:formula="of:=[.BD671]+[.BF671]" office:value-type="float" office:value="0" calcext:value-type="float">
            <text:p/>
          </table:table-cell>
          <table:table-cell table:formula="of:=[.BE671]+[.BG671]" office:value-type="float" office:value="0" calcext:value-type="float">
            <text:p/>
          </table:table-cell>
          <table:table-cell table:formula="of:=[.D67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72]+[.AV672]+[.AR672]+[.AN672]+[.AJ672]+[.AF672]+[.AB672]+[.X672]+[.T672]+[.P672]" office:value-type="float" office:value="0" calcext:value-type="float">
            <text:p/>
          </table:table-cell>
          <table:table-cell table:formula="of:=[.BA672]+[.AW672]+[.AS672]+[.AO672]+[.AK672]+[.AG672]+[.AC672]+[.Y672]+[.U672]+[.Q672]+[.N672]+[.L672]+[.J672]+[.H672]" office:value-type="float" office:value="0" calcext:value-type="float">
            <text:p/>
          </table:table-cell>
          <table:table-cell table:formula="of:=[.BB672]+[.AX672]+[.AT672]+[.AP672]+[.AL672]+[.AH672]+[.AD672]+[.Z672]+[.V672]+[.R672]" office:value-type="float" office:value="0" calcext:value-type="float">
            <text:p/>
          </table:table-cell>
          <table:table-cell table:formula="of:=[.BC672]+[.AY672]+[.AU672]+[.AQ672]+[.AM672]+[.AI672]+[.AE672]+[.AA672]+[.W672]+[.S672]+[.O672]+[.M672]+[.K672]+[.I672]" office:value-type="float" office:value="0" calcext:value-type="float">
            <text:p/>
          </table:table-cell>
          <table:table-cell table:formula="of:=[.BD672]+[.BF672]" office:value-type="float" office:value="0" calcext:value-type="float">
            <text:p/>
          </table:table-cell>
          <table:table-cell table:formula="of:=[.BE672]+[.BG672]" office:value-type="float" office:value="0" calcext:value-type="float">
            <text:p/>
          </table:table-cell>
          <table:table-cell table:formula="of:=[.D67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73]+[.AV673]+[.AR673]+[.AN673]+[.AJ673]+[.AF673]+[.AB673]+[.X673]+[.T673]+[.P673]" office:value-type="float" office:value="0" calcext:value-type="float">
            <text:p/>
          </table:table-cell>
          <table:table-cell table:formula="of:=[.BA673]+[.AW673]+[.AS673]+[.AO673]+[.AK673]+[.AG673]+[.AC673]+[.Y673]+[.U673]+[.Q673]+[.N673]+[.L673]+[.J673]+[.H673]" office:value-type="float" office:value="0" calcext:value-type="float">
            <text:p/>
          </table:table-cell>
          <table:table-cell table:formula="of:=[.BB673]+[.AX673]+[.AT673]+[.AP673]+[.AL673]+[.AH673]+[.AD673]+[.Z673]+[.V673]+[.R673]" office:value-type="float" office:value="0" calcext:value-type="float">
            <text:p/>
          </table:table-cell>
          <table:table-cell table:formula="of:=[.BC673]+[.AY673]+[.AU673]+[.AQ673]+[.AM673]+[.AI673]+[.AE673]+[.AA673]+[.W673]+[.S673]+[.O673]+[.M673]+[.K673]+[.I673]" office:value-type="float" office:value="0" calcext:value-type="float">
            <text:p/>
          </table:table-cell>
          <table:table-cell table:formula="of:=[.BD673]+[.BF673]" office:value-type="float" office:value="0" calcext:value-type="float">
            <text:p/>
          </table:table-cell>
          <table:table-cell table:formula="of:=[.BE673]+[.BG673]" office:value-type="float" office:value="0" calcext:value-type="float">
            <text:p/>
          </table:table-cell>
          <table:table-cell table:formula="of:=[.D67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74]+[.AV674]+[.AR674]+[.AN674]+[.AJ674]+[.AF674]+[.AB674]+[.X674]+[.T674]+[.P674]" office:value-type="float" office:value="0" calcext:value-type="float">
            <text:p/>
          </table:table-cell>
          <table:table-cell table:formula="of:=[.BA674]+[.AW674]+[.AS674]+[.AO674]+[.AK674]+[.AG674]+[.AC674]+[.Y674]+[.U674]+[.Q674]+[.N674]+[.L674]+[.J674]+[.H674]" office:value-type="float" office:value="0" calcext:value-type="float">
            <text:p/>
          </table:table-cell>
          <table:table-cell table:formula="of:=[.BB674]+[.AX674]+[.AT674]+[.AP674]+[.AL674]+[.AH674]+[.AD674]+[.Z674]+[.V674]+[.R674]" office:value-type="float" office:value="0" calcext:value-type="float">
            <text:p/>
          </table:table-cell>
          <table:table-cell table:formula="of:=[.BC674]+[.AY674]+[.AU674]+[.AQ674]+[.AM674]+[.AI674]+[.AE674]+[.AA674]+[.W674]+[.S674]+[.O674]+[.M674]+[.K674]+[.I674]" office:value-type="float" office:value="0" calcext:value-type="float">
            <text:p/>
          </table:table-cell>
          <table:table-cell table:formula="of:=[.BD674]+[.BF674]" office:value-type="float" office:value="0" calcext:value-type="float">
            <text:p/>
          </table:table-cell>
          <table:table-cell table:formula="of:=[.BE674]+[.BG674]" office:value-type="float" office:value="0" calcext:value-type="float">
            <text:p/>
          </table:table-cell>
          <table:table-cell table:formula="of:=[.D67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75]+[.AV675]+[.AR675]+[.AN675]+[.AJ675]+[.AF675]+[.AB675]+[.X675]+[.T675]+[.P675]" office:value-type="float" office:value="0" calcext:value-type="float">
            <text:p/>
          </table:table-cell>
          <table:table-cell table:formula="of:=[.BA675]+[.AW675]+[.AS675]+[.AO675]+[.AK675]+[.AG675]+[.AC675]+[.Y675]+[.U675]+[.Q675]+[.N675]+[.L675]+[.J675]+[.H675]" office:value-type="float" office:value="0" calcext:value-type="float">
            <text:p/>
          </table:table-cell>
          <table:table-cell table:formula="of:=[.BB675]+[.AX675]+[.AT675]+[.AP675]+[.AL675]+[.AH675]+[.AD675]+[.Z675]+[.V675]+[.R675]" office:value-type="float" office:value="0" calcext:value-type="float">
            <text:p/>
          </table:table-cell>
          <table:table-cell table:formula="of:=[.BC675]+[.AY675]+[.AU675]+[.AQ675]+[.AM675]+[.AI675]+[.AE675]+[.AA675]+[.W675]+[.S675]+[.O675]+[.M675]+[.K675]+[.I675]" office:value-type="float" office:value="0" calcext:value-type="float">
            <text:p/>
          </table:table-cell>
          <table:table-cell table:formula="of:=[.BD675]+[.BF675]" office:value-type="float" office:value="0" calcext:value-type="float">
            <text:p/>
          </table:table-cell>
          <table:table-cell table:formula="of:=[.BE675]+[.BG675]" office:value-type="float" office:value="0" calcext:value-type="float">
            <text:p/>
          </table:table-cell>
          <table:table-cell table:formula="of:=[.D67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76]+[.AV676]+[.AR676]+[.AN676]+[.AJ676]+[.AF676]+[.AB676]+[.X676]+[.T676]+[.P676]" office:value-type="float" office:value="0" calcext:value-type="float">
            <text:p/>
          </table:table-cell>
          <table:table-cell table:formula="of:=[.BA676]+[.AW676]+[.AS676]+[.AO676]+[.AK676]+[.AG676]+[.AC676]+[.Y676]+[.U676]+[.Q676]+[.N676]+[.L676]+[.J676]+[.H676]" office:value-type="float" office:value="0" calcext:value-type="float">
            <text:p/>
          </table:table-cell>
          <table:table-cell table:formula="of:=[.BB676]+[.AX676]+[.AT676]+[.AP676]+[.AL676]+[.AH676]+[.AD676]+[.Z676]+[.V676]+[.R676]" office:value-type="float" office:value="0" calcext:value-type="float">
            <text:p/>
          </table:table-cell>
          <table:table-cell table:formula="of:=[.BC676]+[.AY676]+[.AU676]+[.AQ676]+[.AM676]+[.AI676]+[.AE676]+[.AA676]+[.W676]+[.S676]+[.O676]+[.M676]+[.K676]+[.I676]" office:value-type="float" office:value="0" calcext:value-type="float">
            <text:p/>
          </table:table-cell>
          <table:table-cell table:formula="of:=[.BD676]+[.BF676]" office:value-type="float" office:value="0" calcext:value-type="float">
            <text:p/>
          </table:table-cell>
          <table:table-cell table:formula="of:=[.BE676]+[.BG676]" office:value-type="float" office:value="0" calcext:value-type="float">
            <text:p/>
          </table:table-cell>
          <table:table-cell table:formula="of:=[.D67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77]+[.AV677]+[.AR677]+[.AN677]+[.AJ677]+[.AF677]+[.AB677]+[.X677]+[.T677]+[.P677]" office:value-type="float" office:value="0" calcext:value-type="float">
            <text:p/>
          </table:table-cell>
          <table:table-cell table:formula="of:=[.BA677]+[.AW677]+[.AS677]+[.AO677]+[.AK677]+[.AG677]+[.AC677]+[.Y677]+[.U677]+[.Q677]+[.N677]+[.L677]+[.J677]+[.H677]" office:value-type="float" office:value="0" calcext:value-type="float">
            <text:p/>
          </table:table-cell>
          <table:table-cell table:formula="of:=[.BB677]+[.AX677]+[.AT677]+[.AP677]+[.AL677]+[.AH677]+[.AD677]+[.Z677]+[.V677]+[.R677]" office:value-type="float" office:value="0" calcext:value-type="float">
            <text:p/>
          </table:table-cell>
          <table:table-cell table:formula="of:=[.BC677]+[.AY677]+[.AU677]+[.AQ677]+[.AM677]+[.AI677]+[.AE677]+[.AA677]+[.W677]+[.S677]+[.O677]+[.M677]+[.K677]+[.I677]" office:value-type="float" office:value="0" calcext:value-type="float">
            <text:p/>
          </table:table-cell>
          <table:table-cell table:formula="of:=[.BD677]+[.BF677]" office:value-type="float" office:value="0" calcext:value-type="float">
            <text:p/>
          </table:table-cell>
          <table:table-cell table:formula="of:=[.BE677]+[.BG677]" office:value-type="float" office:value="0" calcext:value-type="float">
            <text:p/>
          </table:table-cell>
          <table:table-cell table:formula="of:=[.D67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78]+[.AV678]+[.AR678]+[.AN678]+[.AJ678]+[.AF678]+[.AB678]+[.X678]+[.T678]+[.P678]" office:value-type="float" office:value="0" calcext:value-type="float">
            <text:p/>
          </table:table-cell>
          <table:table-cell table:formula="of:=[.BA678]+[.AW678]+[.AS678]+[.AO678]+[.AK678]+[.AG678]+[.AC678]+[.Y678]+[.U678]+[.Q678]+[.N678]+[.L678]+[.J678]+[.H678]" office:value-type="float" office:value="0" calcext:value-type="float">
            <text:p/>
          </table:table-cell>
          <table:table-cell table:formula="of:=[.BB678]+[.AX678]+[.AT678]+[.AP678]+[.AL678]+[.AH678]+[.AD678]+[.Z678]+[.V678]+[.R678]" office:value-type="float" office:value="0" calcext:value-type="float">
            <text:p/>
          </table:table-cell>
          <table:table-cell table:formula="of:=[.BC678]+[.AY678]+[.AU678]+[.AQ678]+[.AM678]+[.AI678]+[.AE678]+[.AA678]+[.W678]+[.S678]+[.O678]+[.M678]+[.K678]+[.I678]" office:value-type="float" office:value="0" calcext:value-type="float">
            <text:p/>
          </table:table-cell>
          <table:table-cell table:formula="of:=[.BD678]+[.BF678]" office:value-type="float" office:value="0" calcext:value-type="float">
            <text:p/>
          </table:table-cell>
          <table:table-cell table:formula="of:=[.BE678]+[.BG678]" office:value-type="float" office:value="0" calcext:value-type="float">
            <text:p/>
          </table:table-cell>
          <table:table-cell table:formula="of:=[.D67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79]+[.AV679]+[.AR679]+[.AN679]+[.AJ679]+[.AF679]+[.AB679]+[.X679]+[.T679]+[.P679]" office:value-type="float" office:value="0" calcext:value-type="float">
            <text:p/>
          </table:table-cell>
          <table:table-cell table:formula="of:=[.BA679]+[.AW679]+[.AS679]+[.AO679]+[.AK679]+[.AG679]+[.AC679]+[.Y679]+[.U679]+[.Q679]+[.N679]+[.L679]+[.J679]+[.H679]" office:value-type="float" office:value="0" calcext:value-type="float">
            <text:p/>
          </table:table-cell>
          <table:table-cell table:formula="of:=[.BB679]+[.AX679]+[.AT679]+[.AP679]+[.AL679]+[.AH679]+[.AD679]+[.Z679]+[.V679]+[.R679]" office:value-type="float" office:value="0" calcext:value-type="float">
            <text:p/>
          </table:table-cell>
          <table:table-cell table:formula="of:=[.BC679]+[.AY679]+[.AU679]+[.AQ679]+[.AM679]+[.AI679]+[.AE679]+[.AA679]+[.W679]+[.S679]+[.O679]+[.M679]+[.K679]+[.I679]" office:value-type="float" office:value="0" calcext:value-type="float">
            <text:p/>
          </table:table-cell>
          <table:table-cell table:formula="of:=[.BD679]+[.BF679]" office:value-type="float" office:value="0" calcext:value-type="float">
            <text:p/>
          </table:table-cell>
          <table:table-cell table:formula="of:=[.BE679]+[.BG679]" office:value-type="float" office:value="0" calcext:value-type="float">
            <text:p/>
          </table:table-cell>
          <table:table-cell table:formula="of:=[.D67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80]+[.AV680]+[.AR680]+[.AN680]+[.AJ680]+[.AF680]+[.AB680]+[.X680]+[.T680]+[.P680]" office:value-type="float" office:value="0" calcext:value-type="float">
            <text:p/>
          </table:table-cell>
          <table:table-cell table:formula="of:=[.BA680]+[.AW680]+[.AS680]+[.AO680]+[.AK680]+[.AG680]+[.AC680]+[.Y680]+[.U680]+[.Q680]+[.N680]+[.L680]+[.J680]+[.H680]" office:value-type="float" office:value="0" calcext:value-type="float">
            <text:p/>
          </table:table-cell>
          <table:table-cell table:formula="of:=[.BB680]+[.AX680]+[.AT680]+[.AP680]+[.AL680]+[.AH680]+[.AD680]+[.Z680]+[.V680]+[.R680]" office:value-type="float" office:value="0" calcext:value-type="float">
            <text:p/>
          </table:table-cell>
          <table:table-cell table:formula="of:=[.BC680]+[.AY680]+[.AU680]+[.AQ680]+[.AM680]+[.AI680]+[.AE680]+[.AA680]+[.W680]+[.S680]+[.O680]+[.M680]+[.K680]+[.I680]" office:value-type="float" office:value="0" calcext:value-type="float">
            <text:p/>
          </table:table-cell>
          <table:table-cell table:formula="of:=[.BD680]+[.BF680]" office:value-type="float" office:value="0" calcext:value-type="float">
            <text:p/>
          </table:table-cell>
          <table:table-cell table:formula="of:=[.BE680]+[.BG680]" office:value-type="float" office:value="0" calcext:value-type="float">
            <text:p/>
          </table:table-cell>
          <table:table-cell table:formula="of:=[.D68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81]+[.AV681]+[.AR681]+[.AN681]+[.AJ681]+[.AF681]+[.AB681]+[.X681]+[.T681]+[.P681]" office:value-type="float" office:value="0" calcext:value-type="float">
            <text:p/>
          </table:table-cell>
          <table:table-cell table:formula="of:=[.BA681]+[.AW681]+[.AS681]+[.AO681]+[.AK681]+[.AG681]+[.AC681]+[.Y681]+[.U681]+[.Q681]+[.N681]+[.L681]+[.J681]+[.H681]" office:value-type="float" office:value="0" calcext:value-type="float">
            <text:p/>
          </table:table-cell>
          <table:table-cell table:formula="of:=[.BB681]+[.AX681]+[.AT681]+[.AP681]+[.AL681]+[.AH681]+[.AD681]+[.Z681]+[.V681]+[.R681]" office:value-type="float" office:value="0" calcext:value-type="float">
            <text:p/>
          </table:table-cell>
          <table:table-cell table:formula="of:=[.BC681]+[.AY681]+[.AU681]+[.AQ681]+[.AM681]+[.AI681]+[.AE681]+[.AA681]+[.W681]+[.S681]+[.O681]+[.M681]+[.K681]+[.I681]" office:value-type="float" office:value="0" calcext:value-type="float">
            <text:p/>
          </table:table-cell>
          <table:table-cell table:formula="of:=[.BD681]+[.BF681]" office:value-type="float" office:value="0" calcext:value-type="float">
            <text:p/>
          </table:table-cell>
          <table:table-cell table:formula="of:=[.BE681]+[.BG681]" office:value-type="float" office:value="0" calcext:value-type="float">
            <text:p/>
          </table:table-cell>
          <table:table-cell table:formula="of:=[.D68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82]+[.AV682]+[.AR682]+[.AN682]+[.AJ682]+[.AF682]+[.AB682]+[.X682]+[.T682]+[.P682]" office:value-type="float" office:value="0" calcext:value-type="float">
            <text:p/>
          </table:table-cell>
          <table:table-cell table:formula="of:=[.BA682]+[.AW682]+[.AS682]+[.AO682]+[.AK682]+[.AG682]+[.AC682]+[.Y682]+[.U682]+[.Q682]+[.N682]+[.L682]+[.J682]+[.H682]" office:value-type="float" office:value="0" calcext:value-type="float">
            <text:p/>
          </table:table-cell>
          <table:table-cell table:formula="of:=[.BB682]+[.AX682]+[.AT682]+[.AP682]+[.AL682]+[.AH682]+[.AD682]+[.Z682]+[.V682]+[.R682]" office:value-type="float" office:value="0" calcext:value-type="float">
            <text:p/>
          </table:table-cell>
          <table:table-cell table:formula="of:=[.BC682]+[.AY682]+[.AU682]+[.AQ682]+[.AM682]+[.AI682]+[.AE682]+[.AA682]+[.W682]+[.S682]+[.O682]+[.M682]+[.K682]+[.I682]" office:value-type="float" office:value="0" calcext:value-type="float">
            <text:p/>
          </table:table-cell>
          <table:table-cell table:formula="of:=[.BD682]+[.BF682]" office:value-type="float" office:value="0" calcext:value-type="float">
            <text:p/>
          </table:table-cell>
          <table:table-cell table:formula="of:=[.BE682]+[.BG682]" office:value-type="float" office:value="0" calcext:value-type="float">
            <text:p/>
          </table:table-cell>
          <table:table-cell table:formula="of:=[.D68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83]+[.AV683]+[.AR683]+[.AN683]+[.AJ683]+[.AF683]+[.AB683]+[.X683]+[.T683]+[.P683]" office:value-type="float" office:value="0" calcext:value-type="float">
            <text:p/>
          </table:table-cell>
          <table:table-cell table:formula="of:=[.BA683]+[.AW683]+[.AS683]+[.AO683]+[.AK683]+[.AG683]+[.AC683]+[.Y683]+[.U683]+[.Q683]+[.N683]+[.L683]+[.J683]+[.H683]" office:value-type="float" office:value="0" calcext:value-type="float">
            <text:p/>
          </table:table-cell>
          <table:table-cell table:formula="of:=[.BB683]+[.AX683]+[.AT683]+[.AP683]+[.AL683]+[.AH683]+[.AD683]+[.Z683]+[.V683]+[.R683]" office:value-type="float" office:value="0" calcext:value-type="float">
            <text:p/>
          </table:table-cell>
          <table:table-cell table:formula="of:=[.BC683]+[.AY683]+[.AU683]+[.AQ683]+[.AM683]+[.AI683]+[.AE683]+[.AA683]+[.W683]+[.S683]+[.O683]+[.M683]+[.K683]+[.I683]" office:value-type="float" office:value="0" calcext:value-type="float">
            <text:p/>
          </table:table-cell>
          <table:table-cell table:formula="of:=[.BD683]+[.BF683]" office:value-type="float" office:value="0" calcext:value-type="float">
            <text:p/>
          </table:table-cell>
          <table:table-cell table:formula="of:=[.BE683]+[.BG683]" office:value-type="float" office:value="0" calcext:value-type="float">
            <text:p/>
          </table:table-cell>
          <table:table-cell table:formula="of:=[.D68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84]+[.AV684]+[.AR684]+[.AN684]+[.AJ684]+[.AF684]+[.AB684]+[.X684]+[.T684]+[.P684]" office:value-type="float" office:value="0" calcext:value-type="float">
            <text:p/>
          </table:table-cell>
          <table:table-cell table:formula="of:=[.BA684]+[.AW684]+[.AS684]+[.AO684]+[.AK684]+[.AG684]+[.AC684]+[.Y684]+[.U684]+[.Q684]+[.N684]+[.L684]+[.J684]+[.H684]" office:value-type="float" office:value="0" calcext:value-type="float">
            <text:p/>
          </table:table-cell>
          <table:table-cell table:formula="of:=[.BB684]+[.AX684]+[.AT684]+[.AP684]+[.AL684]+[.AH684]+[.AD684]+[.Z684]+[.V684]+[.R684]" office:value-type="float" office:value="0" calcext:value-type="float">
            <text:p/>
          </table:table-cell>
          <table:table-cell table:formula="of:=[.BC684]+[.AY684]+[.AU684]+[.AQ684]+[.AM684]+[.AI684]+[.AE684]+[.AA684]+[.W684]+[.S684]+[.O684]+[.M684]+[.K684]+[.I684]" office:value-type="float" office:value="0" calcext:value-type="float">
            <text:p/>
          </table:table-cell>
          <table:table-cell table:formula="of:=[.BD684]+[.BF684]" office:value-type="float" office:value="0" calcext:value-type="float">
            <text:p/>
          </table:table-cell>
          <table:table-cell table:formula="of:=[.BE684]+[.BG684]" office:value-type="float" office:value="0" calcext:value-type="float">
            <text:p/>
          </table:table-cell>
          <table:table-cell table:formula="of:=[.D68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85]+[.AV685]+[.AR685]+[.AN685]+[.AJ685]+[.AF685]+[.AB685]+[.X685]+[.T685]+[.P685]" office:value-type="float" office:value="0" calcext:value-type="float">
            <text:p/>
          </table:table-cell>
          <table:table-cell table:formula="of:=[.BA685]+[.AW685]+[.AS685]+[.AO685]+[.AK685]+[.AG685]+[.AC685]+[.Y685]+[.U685]+[.Q685]+[.N685]+[.L685]+[.J685]+[.H685]" office:value-type="float" office:value="0" calcext:value-type="float">
            <text:p/>
          </table:table-cell>
          <table:table-cell table:formula="of:=[.BB685]+[.AX685]+[.AT685]+[.AP685]+[.AL685]+[.AH685]+[.AD685]+[.Z685]+[.V685]+[.R685]" office:value-type="float" office:value="0" calcext:value-type="float">
            <text:p/>
          </table:table-cell>
          <table:table-cell table:formula="of:=[.BC685]+[.AY685]+[.AU685]+[.AQ685]+[.AM685]+[.AI685]+[.AE685]+[.AA685]+[.W685]+[.S685]+[.O685]+[.M685]+[.K685]+[.I685]" office:value-type="float" office:value="0" calcext:value-type="float">
            <text:p/>
          </table:table-cell>
          <table:table-cell table:formula="of:=[.BD685]+[.BF685]" office:value-type="float" office:value="0" calcext:value-type="float">
            <text:p/>
          </table:table-cell>
          <table:table-cell table:formula="of:=[.BE685]+[.BG685]" office:value-type="float" office:value="0" calcext:value-type="float">
            <text:p/>
          </table:table-cell>
          <table:table-cell table:formula="of:=[.D68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86]+[.AV686]+[.AR686]+[.AN686]+[.AJ686]+[.AF686]+[.AB686]+[.X686]+[.T686]+[.P686]" office:value-type="float" office:value="0" calcext:value-type="float">
            <text:p/>
          </table:table-cell>
          <table:table-cell table:formula="of:=[.BA686]+[.AW686]+[.AS686]+[.AO686]+[.AK686]+[.AG686]+[.AC686]+[.Y686]+[.U686]+[.Q686]+[.N686]+[.L686]+[.J686]+[.H686]" office:value-type="float" office:value="0" calcext:value-type="float">
            <text:p/>
          </table:table-cell>
          <table:table-cell table:formula="of:=[.BB686]+[.AX686]+[.AT686]+[.AP686]+[.AL686]+[.AH686]+[.AD686]+[.Z686]+[.V686]+[.R686]" office:value-type="float" office:value="0" calcext:value-type="float">
            <text:p/>
          </table:table-cell>
          <table:table-cell table:formula="of:=[.BC686]+[.AY686]+[.AU686]+[.AQ686]+[.AM686]+[.AI686]+[.AE686]+[.AA686]+[.W686]+[.S686]+[.O686]+[.M686]+[.K686]+[.I686]" office:value-type="float" office:value="0" calcext:value-type="float">
            <text:p/>
          </table:table-cell>
          <table:table-cell table:formula="of:=[.BD686]+[.BF686]" office:value-type="float" office:value="0" calcext:value-type="float">
            <text:p/>
          </table:table-cell>
          <table:table-cell table:formula="of:=[.BE686]+[.BG686]" office:value-type="float" office:value="0" calcext:value-type="float">
            <text:p/>
          </table:table-cell>
          <table:table-cell table:formula="of:=[.D68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87]+[.AV687]+[.AR687]+[.AN687]+[.AJ687]+[.AF687]+[.AB687]+[.X687]+[.T687]+[.P687]" office:value-type="float" office:value="0" calcext:value-type="float">
            <text:p/>
          </table:table-cell>
          <table:table-cell table:formula="of:=[.BA687]+[.AW687]+[.AS687]+[.AO687]+[.AK687]+[.AG687]+[.AC687]+[.Y687]+[.U687]+[.Q687]+[.N687]+[.L687]+[.J687]+[.H687]" office:value-type="float" office:value="0" calcext:value-type="float">
            <text:p/>
          </table:table-cell>
          <table:table-cell table:formula="of:=[.BB687]+[.AX687]+[.AT687]+[.AP687]+[.AL687]+[.AH687]+[.AD687]+[.Z687]+[.V687]+[.R687]" office:value-type="float" office:value="0" calcext:value-type="float">
            <text:p/>
          </table:table-cell>
          <table:table-cell table:formula="of:=[.BC687]+[.AY687]+[.AU687]+[.AQ687]+[.AM687]+[.AI687]+[.AE687]+[.AA687]+[.W687]+[.S687]+[.O687]+[.M687]+[.K687]+[.I687]" office:value-type="float" office:value="0" calcext:value-type="float">
            <text:p/>
          </table:table-cell>
          <table:table-cell table:formula="of:=[.BD687]+[.BF687]" office:value-type="float" office:value="0" calcext:value-type="float">
            <text:p/>
          </table:table-cell>
          <table:table-cell table:formula="of:=[.BE687]+[.BG687]" office:value-type="float" office:value="0" calcext:value-type="float">
            <text:p/>
          </table:table-cell>
          <table:table-cell table:formula="of:=[.D68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88]+[.AV688]+[.AR688]+[.AN688]+[.AJ688]+[.AF688]+[.AB688]+[.X688]+[.T688]+[.P688]" office:value-type="float" office:value="0" calcext:value-type="float">
            <text:p/>
          </table:table-cell>
          <table:table-cell table:formula="of:=[.BA688]+[.AW688]+[.AS688]+[.AO688]+[.AK688]+[.AG688]+[.AC688]+[.Y688]+[.U688]+[.Q688]+[.N688]+[.L688]+[.J688]+[.H688]" office:value-type="float" office:value="0" calcext:value-type="float">
            <text:p/>
          </table:table-cell>
          <table:table-cell table:formula="of:=[.BB688]+[.AX688]+[.AT688]+[.AP688]+[.AL688]+[.AH688]+[.AD688]+[.Z688]+[.V688]+[.R688]" office:value-type="float" office:value="0" calcext:value-type="float">
            <text:p/>
          </table:table-cell>
          <table:table-cell table:formula="of:=[.BC688]+[.AY688]+[.AU688]+[.AQ688]+[.AM688]+[.AI688]+[.AE688]+[.AA688]+[.W688]+[.S688]+[.O688]+[.M688]+[.K688]+[.I688]" office:value-type="float" office:value="0" calcext:value-type="float">
            <text:p/>
          </table:table-cell>
          <table:table-cell table:formula="of:=[.BD688]+[.BF688]" office:value-type="float" office:value="0" calcext:value-type="float">
            <text:p/>
          </table:table-cell>
          <table:table-cell table:formula="of:=[.BE688]+[.BG688]" office:value-type="float" office:value="0" calcext:value-type="float">
            <text:p/>
          </table:table-cell>
          <table:table-cell table:formula="of:=[.D68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89]+[.AV689]+[.AR689]+[.AN689]+[.AJ689]+[.AF689]+[.AB689]+[.X689]+[.T689]+[.P689]" office:value-type="float" office:value="0" calcext:value-type="float">
            <text:p/>
          </table:table-cell>
          <table:table-cell table:formula="of:=[.BA689]+[.AW689]+[.AS689]+[.AO689]+[.AK689]+[.AG689]+[.AC689]+[.Y689]+[.U689]+[.Q689]+[.N689]+[.L689]+[.J689]+[.H689]" office:value-type="float" office:value="0" calcext:value-type="float">
            <text:p/>
          </table:table-cell>
          <table:table-cell table:formula="of:=[.BB689]+[.AX689]+[.AT689]+[.AP689]+[.AL689]+[.AH689]+[.AD689]+[.Z689]+[.V689]+[.R689]" office:value-type="float" office:value="0" calcext:value-type="float">
            <text:p/>
          </table:table-cell>
          <table:table-cell table:formula="of:=[.BC689]+[.AY689]+[.AU689]+[.AQ689]+[.AM689]+[.AI689]+[.AE689]+[.AA689]+[.W689]+[.S689]+[.O689]+[.M689]+[.K689]+[.I689]" office:value-type="float" office:value="0" calcext:value-type="float">
            <text:p/>
          </table:table-cell>
          <table:table-cell table:formula="of:=[.BD689]+[.BF689]" office:value-type="float" office:value="0" calcext:value-type="float">
            <text:p/>
          </table:table-cell>
          <table:table-cell table:formula="of:=[.BE689]+[.BG689]" office:value-type="float" office:value="0" calcext:value-type="float">
            <text:p/>
          </table:table-cell>
          <table:table-cell table:formula="of:=[.D68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90]+[.AV690]+[.AR690]+[.AN690]+[.AJ690]+[.AF690]+[.AB690]+[.X690]+[.T690]+[.P690]" office:value-type="float" office:value="0" calcext:value-type="float">
            <text:p/>
          </table:table-cell>
          <table:table-cell table:formula="of:=[.BA690]+[.AW690]+[.AS690]+[.AO690]+[.AK690]+[.AG690]+[.AC690]+[.Y690]+[.U690]+[.Q690]+[.N690]+[.L690]+[.J690]+[.H690]" office:value-type="float" office:value="0" calcext:value-type="float">
            <text:p/>
          </table:table-cell>
          <table:table-cell table:formula="of:=[.BB690]+[.AX690]+[.AT690]+[.AP690]+[.AL690]+[.AH690]+[.AD690]+[.Z690]+[.V690]+[.R690]" office:value-type="float" office:value="0" calcext:value-type="float">
            <text:p/>
          </table:table-cell>
          <table:table-cell table:formula="of:=[.BC690]+[.AY690]+[.AU690]+[.AQ690]+[.AM690]+[.AI690]+[.AE690]+[.AA690]+[.W690]+[.S690]+[.O690]+[.M690]+[.K690]+[.I690]" office:value-type="float" office:value="0" calcext:value-type="float">
            <text:p/>
          </table:table-cell>
          <table:table-cell table:formula="of:=[.BD690]+[.BF690]" office:value-type="float" office:value="0" calcext:value-type="float">
            <text:p/>
          </table:table-cell>
          <table:table-cell table:formula="of:=[.BE690]+[.BG690]" office:value-type="float" office:value="0" calcext:value-type="float">
            <text:p/>
          </table:table-cell>
          <table:table-cell table:formula="of:=[.D69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91]+[.AV691]+[.AR691]+[.AN691]+[.AJ691]+[.AF691]+[.AB691]+[.X691]+[.T691]+[.P691]" office:value-type="float" office:value="0" calcext:value-type="float">
            <text:p/>
          </table:table-cell>
          <table:table-cell table:formula="of:=[.BA691]+[.AW691]+[.AS691]+[.AO691]+[.AK691]+[.AG691]+[.AC691]+[.Y691]+[.U691]+[.Q691]+[.N691]+[.L691]+[.J691]+[.H691]" office:value-type="float" office:value="0" calcext:value-type="float">
            <text:p/>
          </table:table-cell>
          <table:table-cell table:formula="of:=[.BB691]+[.AX691]+[.AT691]+[.AP691]+[.AL691]+[.AH691]+[.AD691]+[.Z691]+[.V691]+[.R691]" office:value-type="float" office:value="0" calcext:value-type="float">
            <text:p/>
          </table:table-cell>
          <table:table-cell table:formula="of:=[.BC691]+[.AY691]+[.AU691]+[.AQ691]+[.AM691]+[.AI691]+[.AE691]+[.AA691]+[.W691]+[.S691]+[.O691]+[.M691]+[.K691]+[.I691]" office:value-type="float" office:value="0" calcext:value-type="float">
            <text:p/>
          </table:table-cell>
          <table:table-cell table:formula="of:=[.BD691]+[.BF691]" office:value-type="float" office:value="0" calcext:value-type="float">
            <text:p/>
          </table:table-cell>
          <table:table-cell table:formula="of:=[.BE691]+[.BG691]" office:value-type="float" office:value="0" calcext:value-type="float">
            <text:p/>
          </table:table-cell>
          <table:table-cell table:formula="of:=[.D69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92]+[.AV692]+[.AR692]+[.AN692]+[.AJ692]+[.AF692]+[.AB692]+[.X692]+[.T692]+[.P692]" office:value-type="float" office:value="0" calcext:value-type="float">
            <text:p/>
          </table:table-cell>
          <table:table-cell table:formula="of:=[.BA692]+[.AW692]+[.AS692]+[.AO692]+[.AK692]+[.AG692]+[.AC692]+[.Y692]+[.U692]+[.Q692]+[.N692]+[.L692]+[.J692]+[.H692]" office:value-type="float" office:value="0" calcext:value-type="float">
            <text:p/>
          </table:table-cell>
          <table:table-cell table:formula="of:=[.BB692]+[.AX692]+[.AT692]+[.AP692]+[.AL692]+[.AH692]+[.AD692]+[.Z692]+[.V692]+[.R692]" office:value-type="float" office:value="0" calcext:value-type="float">
            <text:p/>
          </table:table-cell>
          <table:table-cell table:formula="of:=[.BC692]+[.AY692]+[.AU692]+[.AQ692]+[.AM692]+[.AI692]+[.AE692]+[.AA692]+[.W692]+[.S692]+[.O692]+[.M692]+[.K692]+[.I692]" office:value-type="float" office:value="0" calcext:value-type="float">
            <text:p/>
          </table:table-cell>
          <table:table-cell table:formula="of:=[.BD692]+[.BF692]" office:value-type="float" office:value="0" calcext:value-type="float">
            <text:p/>
          </table:table-cell>
          <table:table-cell table:formula="of:=[.BE692]+[.BG692]" office:value-type="float" office:value="0" calcext:value-type="float">
            <text:p/>
          </table:table-cell>
          <table:table-cell table:formula="of:=[.D69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93]+[.AV693]+[.AR693]+[.AN693]+[.AJ693]+[.AF693]+[.AB693]+[.X693]+[.T693]+[.P693]" office:value-type="float" office:value="0" calcext:value-type="float">
            <text:p/>
          </table:table-cell>
          <table:table-cell table:formula="of:=[.BA693]+[.AW693]+[.AS693]+[.AO693]+[.AK693]+[.AG693]+[.AC693]+[.Y693]+[.U693]+[.Q693]+[.N693]+[.L693]+[.J693]+[.H693]" office:value-type="float" office:value="0" calcext:value-type="float">
            <text:p/>
          </table:table-cell>
          <table:table-cell table:formula="of:=[.BB693]+[.AX693]+[.AT693]+[.AP693]+[.AL693]+[.AH693]+[.AD693]+[.Z693]+[.V693]+[.R693]" office:value-type="float" office:value="0" calcext:value-type="float">
            <text:p/>
          </table:table-cell>
          <table:table-cell table:formula="of:=[.BC693]+[.AY693]+[.AU693]+[.AQ693]+[.AM693]+[.AI693]+[.AE693]+[.AA693]+[.W693]+[.S693]+[.O693]+[.M693]+[.K693]+[.I693]" office:value-type="float" office:value="0" calcext:value-type="float">
            <text:p/>
          </table:table-cell>
          <table:table-cell table:formula="of:=[.BD693]+[.BF693]" office:value-type="float" office:value="0" calcext:value-type="float">
            <text:p/>
          </table:table-cell>
          <table:table-cell table:formula="of:=[.BE693]+[.BG693]" office:value-type="float" office:value="0" calcext:value-type="float">
            <text:p/>
          </table:table-cell>
          <table:table-cell table:formula="of:=[.D69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94]+[.AV694]+[.AR694]+[.AN694]+[.AJ694]+[.AF694]+[.AB694]+[.X694]+[.T694]+[.P694]" office:value-type="float" office:value="0" calcext:value-type="float">
            <text:p/>
          </table:table-cell>
          <table:table-cell table:formula="of:=[.BA694]+[.AW694]+[.AS694]+[.AO694]+[.AK694]+[.AG694]+[.AC694]+[.Y694]+[.U694]+[.Q694]+[.N694]+[.L694]+[.J694]+[.H694]" office:value-type="float" office:value="0" calcext:value-type="float">
            <text:p/>
          </table:table-cell>
          <table:table-cell table:formula="of:=[.BB694]+[.AX694]+[.AT694]+[.AP694]+[.AL694]+[.AH694]+[.AD694]+[.Z694]+[.V694]+[.R694]" office:value-type="float" office:value="0" calcext:value-type="float">
            <text:p/>
          </table:table-cell>
          <table:table-cell table:formula="of:=[.BC694]+[.AY694]+[.AU694]+[.AQ694]+[.AM694]+[.AI694]+[.AE694]+[.AA694]+[.W694]+[.S694]+[.O694]+[.M694]+[.K694]+[.I694]" office:value-type="float" office:value="0" calcext:value-type="float">
            <text:p/>
          </table:table-cell>
          <table:table-cell table:formula="of:=[.BD694]+[.BF694]" office:value-type="float" office:value="0" calcext:value-type="float">
            <text:p/>
          </table:table-cell>
          <table:table-cell table:formula="of:=[.BE694]+[.BG694]" office:value-type="float" office:value="0" calcext:value-type="float">
            <text:p/>
          </table:table-cell>
          <table:table-cell table:formula="of:=[.D69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95]+[.AV695]+[.AR695]+[.AN695]+[.AJ695]+[.AF695]+[.AB695]+[.X695]+[.T695]+[.P695]" office:value-type="float" office:value="0" calcext:value-type="float">
            <text:p/>
          </table:table-cell>
          <table:table-cell table:formula="of:=[.BA695]+[.AW695]+[.AS695]+[.AO695]+[.AK695]+[.AG695]+[.AC695]+[.Y695]+[.U695]+[.Q695]+[.N695]+[.L695]+[.J695]+[.H695]" office:value-type="float" office:value="0" calcext:value-type="float">
            <text:p/>
          </table:table-cell>
          <table:table-cell table:formula="of:=[.BB695]+[.AX695]+[.AT695]+[.AP695]+[.AL695]+[.AH695]+[.AD695]+[.Z695]+[.V695]+[.R695]" office:value-type="float" office:value="0" calcext:value-type="float">
            <text:p/>
          </table:table-cell>
          <table:table-cell table:formula="of:=[.BC695]+[.AY695]+[.AU695]+[.AQ695]+[.AM695]+[.AI695]+[.AE695]+[.AA695]+[.W695]+[.S695]+[.O695]+[.M695]+[.K695]+[.I695]" office:value-type="float" office:value="0" calcext:value-type="float">
            <text:p/>
          </table:table-cell>
          <table:table-cell table:formula="of:=[.BD695]+[.BF695]" office:value-type="float" office:value="0" calcext:value-type="float">
            <text:p/>
          </table:table-cell>
          <table:table-cell table:formula="of:=[.BE695]+[.BG695]" office:value-type="float" office:value="0" calcext:value-type="float">
            <text:p/>
          </table:table-cell>
          <table:table-cell table:formula="of:=[.D69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96]+[.AV696]+[.AR696]+[.AN696]+[.AJ696]+[.AF696]+[.AB696]+[.X696]+[.T696]+[.P696]" office:value-type="float" office:value="0" calcext:value-type="float">
            <text:p/>
          </table:table-cell>
          <table:table-cell table:formula="of:=[.BA696]+[.AW696]+[.AS696]+[.AO696]+[.AK696]+[.AG696]+[.AC696]+[.Y696]+[.U696]+[.Q696]+[.N696]+[.L696]+[.J696]+[.H696]" office:value-type="float" office:value="0" calcext:value-type="float">
            <text:p/>
          </table:table-cell>
          <table:table-cell table:formula="of:=[.BB696]+[.AX696]+[.AT696]+[.AP696]+[.AL696]+[.AH696]+[.AD696]+[.Z696]+[.V696]+[.R696]" office:value-type="float" office:value="0" calcext:value-type="float">
            <text:p/>
          </table:table-cell>
          <table:table-cell table:formula="of:=[.BC696]+[.AY696]+[.AU696]+[.AQ696]+[.AM696]+[.AI696]+[.AE696]+[.AA696]+[.W696]+[.S696]+[.O696]+[.M696]+[.K696]+[.I696]" office:value-type="float" office:value="0" calcext:value-type="float">
            <text:p/>
          </table:table-cell>
          <table:table-cell table:formula="of:=[.BD696]+[.BF696]" office:value-type="float" office:value="0" calcext:value-type="float">
            <text:p/>
          </table:table-cell>
          <table:table-cell table:formula="of:=[.BE696]+[.BG696]" office:value-type="float" office:value="0" calcext:value-type="float">
            <text:p/>
          </table:table-cell>
          <table:table-cell table:formula="of:=[.D69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97]+[.AV697]+[.AR697]+[.AN697]+[.AJ697]+[.AF697]+[.AB697]+[.X697]+[.T697]+[.P697]" office:value-type="float" office:value="0" calcext:value-type="float">
            <text:p/>
          </table:table-cell>
          <table:table-cell table:formula="of:=[.BA697]+[.AW697]+[.AS697]+[.AO697]+[.AK697]+[.AG697]+[.AC697]+[.Y697]+[.U697]+[.Q697]+[.N697]+[.L697]+[.J697]+[.H697]" office:value-type="float" office:value="0" calcext:value-type="float">
            <text:p/>
          </table:table-cell>
          <table:table-cell table:formula="of:=[.BB697]+[.AX697]+[.AT697]+[.AP697]+[.AL697]+[.AH697]+[.AD697]+[.Z697]+[.V697]+[.R697]" office:value-type="float" office:value="0" calcext:value-type="float">
            <text:p/>
          </table:table-cell>
          <table:table-cell table:formula="of:=[.BC697]+[.AY697]+[.AU697]+[.AQ697]+[.AM697]+[.AI697]+[.AE697]+[.AA697]+[.W697]+[.S697]+[.O697]+[.M697]+[.K697]+[.I697]" office:value-type="float" office:value="0" calcext:value-type="float">
            <text:p/>
          </table:table-cell>
          <table:table-cell table:formula="of:=[.BD697]+[.BF697]" office:value-type="float" office:value="0" calcext:value-type="float">
            <text:p/>
          </table:table-cell>
          <table:table-cell table:formula="of:=[.BE697]+[.BG697]" office:value-type="float" office:value="0" calcext:value-type="float">
            <text:p/>
          </table:table-cell>
          <table:table-cell table:formula="of:=[.D69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98]+[.AV698]+[.AR698]+[.AN698]+[.AJ698]+[.AF698]+[.AB698]+[.X698]+[.T698]+[.P698]" office:value-type="float" office:value="0" calcext:value-type="float">
            <text:p/>
          </table:table-cell>
          <table:table-cell table:formula="of:=[.BA698]+[.AW698]+[.AS698]+[.AO698]+[.AK698]+[.AG698]+[.AC698]+[.Y698]+[.U698]+[.Q698]+[.N698]+[.L698]+[.J698]+[.H698]" office:value-type="float" office:value="0" calcext:value-type="float">
            <text:p/>
          </table:table-cell>
          <table:table-cell table:formula="of:=[.BB698]+[.AX698]+[.AT698]+[.AP698]+[.AL698]+[.AH698]+[.AD698]+[.Z698]+[.V698]+[.R698]" office:value-type="float" office:value="0" calcext:value-type="float">
            <text:p/>
          </table:table-cell>
          <table:table-cell table:formula="of:=[.BC698]+[.AY698]+[.AU698]+[.AQ698]+[.AM698]+[.AI698]+[.AE698]+[.AA698]+[.W698]+[.S698]+[.O698]+[.M698]+[.K698]+[.I698]" office:value-type="float" office:value="0" calcext:value-type="float">
            <text:p/>
          </table:table-cell>
          <table:table-cell table:formula="of:=[.BD698]+[.BF698]" office:value-type="float" office:value="0" calcext:value-type="float">
            <text:p/>
          </table:table-cell>
          <table:table-cell table:formula="of:=[.BE698]+[.BG698]" office:value-type="float" office:value="0" calcext:value-type="float">
            <text:p/>
          </table:table-cell>
          <table:table-cell table:formula="of:=[.D69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699]+[.AV699]+[.AR699]+[.AN699]+[.AJ699]+[.AF699]+[.AB699]+[.X699]+[.T699]+[.P699]" office:value-type="float" office:value="0" calcext:value-type="float">
            <text:p/>
          </table:table-cell>
          <table:table-cell table:formula="of:=[.BA699]+[.AW699]+[.AS699]+[.AO699]+[.AK699]+[.AG699]+[.AC699]+[.Y699]+[.U699]+[.Q699]+[.N699]+[.L699]+[.J699]+[.H699]" office:value-type="float" office:value="0" calcext:value-type="float">
            <text:p/>
          </table:table-cell>
          <table:table-cell table:formula="of:=[.BB699]+[.AX699]+[.AT699]+[.AP699]+[.AL699]+[.AH699]+[.AD699]+[.Z699]+[.V699]+[.R699]" office:value-type="float" office:value="0" calcext:value-type="float">
            <text:p/>
          </table:table-cell>
          <table:table-cell table:formula="of:=[.BC699]+[.AY699]+[.AU699]+[.AQ699]+[.AM699]+[.AI699]+[.AE699]+[.AA699]+[.W699]+[.S699]+[.O699]+[.M699]+[.K699]+[.I699]" office:value-type="float" office:value="0" calcext:value-type="float">
            <text:p/>
          </table:table-cell>
          <table:table-cell table:formula="of:=[.BD699]+[.BF699]" office:value-type="float" office:value="0" calcext:value-type="float">
            <text:p/>
          </table:table-cell>
          <table:table-cell table:formula="of:=[.BE699]+[.BG699]" office:value-type="float" office:value="0" calcext:value-type="float">
            <text:p/>
          </table:table-cell>
          <table:table-cell table:formula="of:=[.D69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00]+[.AV700]+[.AR700]+[.AN700]+[.AJ700]+[.AF700]+[.AB700]+[.X700]+[.T700]+[.P700]" office:value-type="float" office:value="0" calcext:value-type="float">
            <text:p/>
          </table:table-cell>
          <table:table-cell table:formula="of:=[.BA700]+[.AW700]+[.AS700]+[.AO700]+[.AK700]+[.AG700]+[.AC700]+[.Y700]+[.U700]+[.Q700]+[.N700]+[.L700]+[.J700]+[.H700]" office:value-type="float" office:value="0" calcext:value-type="float">
            <text:p/>
          </table:table-cell>
          <table:table-cell table:formula="of:=[.BB700]+[.AX700]+[.AT700]+[.AP700]+[.AL700]+[.AH700]+[.AD700]+[.Z700]+[.V700]+[.R700]" office:value-type="float" office:value="0" calcext:value-type="float">
            <text:p/>
          </table:table-cell>
          <table:table-cell table:formula="of:=[.BC700]+[.AY700]+[.AU700]+[.AQ700]+[.AM700]+[.AI700]+[.AE700]+[.AA700]+[.W700]+[.S700]+[.O700]+[.M700]+[.K700]+[.I700]" office:value-type="float" office:value="0" calcext:value-type="float">
            <text:p/>
          </table:table-cell>
          <table:table-cell table:formula="of:=[.BD700]+[.BF700]" office:value-type="float" office:value="0" calcext:value-type="float">
            <text:p/>
          </table:table-cell>
          <table:table-cell table:formula="of:=[.BE700]+[.BG700]" office:value-type="float" office:value="0" calcext:value-type="float">
            <text:p/>
          </table:table-cell>
          <table:table-cell table:formula="of:=[.D70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01]+[.AV701]+[.AR701]+[.AN701]+[.AJ701]+[.AF701]+[.AB701]+[.X701]+[.T701]+[.P701]" office:value-type="float" office:value="0" calcext:value-type="float">
            <text:p/>
          </table:table-cell>
          <table:table-cell table:formula="of:=[.BA701]+[.AW701]+[.AS701]+[.AO701]+[.AK701]+[.AG701]+[.AC701]+[.Y701]+[.U701]+[.Q701]+[.N701]+[.L701]+[.J701]+[.H701]" office:value-type="float" office:value="0" calcext:value-type="float">
            <text:p/>
          </table:table-cell>
          <table:table-cell table:formula="of:=[.BB701]+[.AX701]+[.AT701]+[.AP701]+[.AL701]+[.AH701]+[.AD701]+[.Z701]+[.V701]+[.R701]" office:value-type="float" office:value="0" calcext:value-type="float">
            <text:p/>
          </table:table-cell>
          <table:table-cell table:formula="of:=[.BC701]+[.AY701]+[.AU701]+[.AQ701]+[.AM701]+[.AI701]+[.AE701]+[.AA701]+[.W701]+[.S701]+[.O701]+[.M701]+[.K701]+[.I701]" office:value-type="float" office:value="0" calcext:value-type="float">
            <text:p/>
          </table:table-cell>
          <table:table-cell table:formula="of:=[.BD701]+[.BF701]" office:value-type="float" office:value="0" calcext:value-type="float">
            <text:p/>
          </table:table-cell>
          <table:table-cell table:formula="of:=[.BE701]+[.BG701]" office:value-type="float" office:value="0" calcext:value-type="float">
            <text:p/>
          </table:table-cell>
          <table:table-cell table:formula="of:=[.D70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02]+[.AV702]+[.AR702]+[.AN702]+[.AJ702]+[.AF702]+[.AB702]+[.X702]+[.T702]+[.P702]" office:value-type="float" office:value="0" calcext:value-type="float">
            <text:p/>
          </table:table-cell>
          <table:table-cell table:formula="of:=[.BA702]+[.AW702]+[.AS702]+[.AO702]+[.AK702]+[.AG702]+[.AC702]+[.Y702]+[.U702]+[.Q702]+[.N702]+[.L702]+[.J702]+[.H702]" office:value-type="float" office:value="0" calcext:value-type="float">
            <text:p/>
          </table:table-cell>
          <table:table-cell table:formula="of:=[.BB702]+[.AX702]+[.AT702]+[.AP702]+[.AL702]+[.AH702]+[.AD702]+[.Z702]+[.V702]+[.R702]" office:value-type="float" office:value="0" calcext:value-type="float">
            <text:p/>
          </table:table-cell>
          <table:table-cell table:formula="of:=[.BC702]+[.AY702]+[.AU702]+[.AQ702]+[.AM702]+[.AI702]+[.AE702]+[.AA702]+[.W702]+[.S702]+[.O702]+[.M702]+[.K702]+[.I702]" office:value-type="float" office:value="0" calcext:value-type="float">
            <text:p/>
          </table:table-cell>
          <table:table-cell table:formula="of:=[.BD702]+[.BF702]" office:value-type="float" office:value="0" calcext:value-type="float">
            <text:p/>
          </table:table-cell>
          <table:table-cell table:formula="of:=[.BE702]+[.BG702]" office:value-type="float" office:value="0" calcext:value-type="float">
            <text:p/>
          </table:table-cell>
          <table:table-cell table:formula="of:=[.D70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03]+[.AV703]+[.AR703]+[.AN703]+[.AJ703]+[.AF703]+[.AB703]+[.X703]+[.T703]+[.P703]" office:value-type="float" office:value="0" calcext:value-type="float">
            <text:p/>
          </table:table-cell>
          <table:table-cell table:formula="of:=[.BA703]+[.AW703]+[.AS703]+[.AO703]+[.AK703]+[.AG703]+[.AC703]+[.Y703]+[.U703]+[.Q703]+[.N703]+[.L703]+[.J703]+[.H703]" office:value-type="float" office:value="0" calcext:value-type="float">
            <text:p/>
          </table:table-cell>
          <table:table-cell table:formula="of:=[.BB703]+[.AX703]+[.AT703]+[.AP703]+[.AL703]+[.AH703]+[.AD703]+[.Z703]+[.V703]+[.R703]" office:value-type="float" office:value="0" calcext:value-type="float">
            <text:p/>
          </table:table-cell>
          <table:table-cell table:formula="of:=[.BC703]+[.AY703]+[.AU703]+[.AQ703]+[.AM703]+[.AI703]+[.AE703]+[.AA703]+[.W703]+[.S703]+[.O703]+[.M703]+[.K703]+[.I703]" office:value-type="float" office:value="0" calcext:value-type="float">
            <text:p/>
          </table:table-cell>
          <table:table-cell table:formula="of:=[.BD703]+[.BF703]" office:value-type="float" office:value="0" calcext:value-type="float">
            <text:p/>
          </table:table-cell>
          <table:table-cell table:formula="of:=[.BE703]+[.BG703]" office:value-type="float" office:value="0" calcext:value-type="float">
            <text:p/>
          </table:table-cell>
          <table:table-cell table:formula="of:=[.D70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04]+[.AV704]+[.AR704]+[.AN704]+[.AJ704]+[.AF704]+[.AB704]+[.X704]+[.T704]+[.P704]" office:value-type="float" office:value="0" calcext:value-type="float">
            <text:p/>
          </table:table-cell>
          <table:table-cell table:formula="of:=[.BA704]+[.AW704]+[.AS704]+[.AO704]+[.AK704]+[.AG704]+[.AC704]+[.Y704]+[.U704]+[.Q704]+[.N704]+[.L704]+[.J704]+[.H704]" office:value-type="float" office:value="0" calcext:value-type="float">
            <text:p/>
          </table:table-cell>
          <table:table-cell table:formula="of:=[.BB704]+[.AX704]+[.AT704]+[.AP704]+[.AL704]+[.AH704]+[.AD704]+[.Z704]+[.V704]+[.R704]" office:value-type="float" office:value="0" calcext:value-type="float">
            <text:p/>
          </table:table-cell>
          <table:table-cell table:formula="of:=[.BC704]+[.AY704]+[.AU704]+[.AQ704]+[.AM704]+[.AI704]+[.AE704]+[.AA704]+[.W704]+[.S704]+[.O704]+[.M704]+[.K704]+[.I704]" office:value-type="float" office:value="0" calcext:value-type="float">
            <text:p/>
          </table:table-cell>
          <table:table-cell table:formula="of:=[.BD704]+[.BF704]" office:value-type="float" office:value="0" calcext:value-type="float">
            <text:p/>
          </table:table-cell>
          <table:table-cell table:formula="of:=[.BE704]+[.BG704]" office:value-type="float" office:value="0" calcext:value-type="float">
            <text:p/>
          </table:table-cell>
          <table:table-cell table:formula="of:=[.D70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05]+[.AV705]+[.AR705]+[.AN705]+[.AJ705]+[.AF705]+[.AB705]+[.X705]+[.T705]+[.P705]" office:value-type="float" office:value="0" calcext:value-type="float">
            <text:p/>
          </table:table-cell>
          <table:table-cell table:formula="of:=[.BA705]+[.AW705]+[.AS705]+[.AO705]+[.AK705]+[.AG705]+[.AC705]+[.Y705]+[.U705]+[.Q705]+[.N705]+[.L705]+[.J705]+[.H705]" office:value-type="float" office:value="0" calcext:value-type="float">
            <text:p/>
          </table:table-cell>
          <table:table-cell table:formula="of:=[.BB705]+[.AX705]+[.AT705]+[.AP705]+[.AL705]+[.AH705]+[.AD705]+[.Z705]+[.V705]+[.R705]" office:value-type="float" office:value="0" calcext:value-type="float">
            <text:p/>
          </table:table-cell>
          <table:table-cell table:formula="of:=[.BC705]+[.AY705]+[.AU705]+[.AQ705]+[.AM705]+[.AI705]+[.AE705]+[.AA705]+[.W705]+[.S705]+[.O705]+[.M705]+[.K705]+[.I705]" office:value-type="float" office:value="0" calcext:value-type="float">
            <text:p/>
          </table:table-cell>
          <table:table-cell table:formula="of:=[.BD705]+[.BF705]" office:value-type="float" office:value="0" calcext:value-type="float">
            <text:p/>
          </table:table-cell>
          <table:table-cell table:formula="of:=[.BE705]+[.BG705]" office:value-type="float" office:value="0" calcext:value-type="float">
            <text:p/>
          </table:table-cell>
          <table:table-cell table:formula="of:=[.D70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06]+[.AV706]+[.AR706]+[.AN706]+[.AJ706]+[.AF706]+[.AB706]+[.X706]+[.T706]+[.P706]" office:value-type="float" office:value="0" calcext:value-type="float">
            <text:p/>
          </table:table-cell>
          <table:table-cell table:formula="of:=[.BA706]+[.AW706]+[.AS706]+[.AO706]+[.AK706]+[.AG706]+[.AC706]+[.Y706]+[.U706]+[.Q706]+[.N706]+[.L706]+[.J706]+[.H706]" office:value-type="float" office:value="0" calcext:value-type="float">
            <text:p/>
          </table:table-cell>
          <table:table-cell table:formula="of:=[.BB706]+[.AX706]+[.AT706]+[.AP706]+[.AL706]+[.AH706]+[.AD706]+[.Z706]+[.V706]+[.R706]" office:value-type="float" office:value="0" calcext:value-type="float">
            <text:p/>
          </table:table-cell>
          <table:table-cell table:formula="of:=[.BC706]+[.AY706]+[.AU706]+[.AQ706]+[.AM706]+[.AI706]+[.AE706]+[.AA706]+[.W706]+[.S706]+[.O706]+[.M706]+[.K706]+[.I706]" office:value-type="float" office:value="0" calcext:value-type="float">
            <text:p/>
          </table:table-cell>
          <table:table-cell table:formula="of:=[.BD706]+[.BF706]" office:value-type="float" office:value="0" calcext:value-type="float">
            <text:p/>
          </table:table-cell>
          <table:table-cell table:formula="of:=[.BE706]+[.BG706]" office:value-type="float" office:value="0" calcext:value-type="float">
            <text:p/>
          </table:table-cell>
          <table:table-cell table:formula="of:=[.D70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07]+[.AV707]+[.AR707]+[.AN707]+[.AJ707]+[.AF707]+[.AB707]+[.X707]+[.T707]+[.P707]" office:value-type="float" office:value="0" calcext:value-type="float">
            <text:p/>
          </table:table-cell>
          <table:table-cell table:formula="of:=[.BA707]+[.AW707]+[.AS707]+[.AO707]+[.AK707]+[.AG707]+[.AC707]+[.Y707]+[.U707]+[.Q707]+[.N707]+[.L707]+[.J707]+[.H707]" office:value-type="float" office:value="0" calcext:value-type="float">
            <text:p/>
          </table:table-cell>
          <table:table-cell table:formula="of:=[.BB707]+[.AX707]+[.AT707]+[.AP707]+[.AL707]+[.AH707]+[.AD707]+[.Z707]+[.V707]+[.R707]" office:value-type="float" office:value="0" calcext:value-type="float">
            <text:p/>
          </table:table-cell>
          <table:table-cell table:formula="of:=[.BC707]+[.AY707]+[.AU707]+[.AQ707]+[.AM707]+[.AI707]+[.AE707]+[.AA707]+[.W707]+[.S707]+[.O707]+[.M707]+[.K707]+[.I707]" office:value-type="float" office:value="0" calcext:value-type="float">
            <text:p/>
          </table:table-cell>
          <table:table-cell table:formula="of:=[.BD707]+[.BF707]" office:value-type="float" office:value="0" calcext:value-type="float">
            <text:p/>
          </table:table-cell>
          <table:table-cell table:formula="of:=[.BE707]+[.BG707]" office:value-type="float" office:value="0" calcext:value-type="float">
            <text:p/>
          </table:table-cell>
          <table:table-cell table:formula="of:=[.D70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08]+[.AV708]+[.AR708]+[.AN708]+[.AJ708]+[.AF708]+[.AB708]+[.X708]+[.T708]+[.P708]" office:value-type="float" office:value="0" calcext:value-type="float">
            <text:p/>
          </table:table-cell>
          <table:table-cell table:formula="of:=[.BA708]+[.AW708]+[.AS708]+[.AO708]+[.AK708]+[.AG708]+[.AC708]+[.Y708]+[.U708]+[.Q708]+[.N708]+[.L708]+[.J708]+[.H708]" office:value-type="float" office:value="0" calcext:value-type="float">
            <text:p/>
          </table:table-cell>
          <table:table-cell table:formula="of:=[.BB708]+[.AX708]+[.AT708]+[.AP708]+[.AL708]+[.AH708]+[.AD708]+[.Z708]+[.V708]+[.R708]" office:value-type="float" office:value="0" calcext:value-type="float">
            <text:p/>
          </table:table-cell>
          <table:table-cell table:formula="of:=[.BC708]+[.AY708]+[.AU708]+[.AQ708]+[.AM708]+[.AI708]+[.AE708]+[.AA708]+[.W708]+[.S708]+[.O708]+[.M708]+[.K708]+[.I708]" office:value-type="float" office:value="0" calcext:value-type="float">
            <text:p/>
          </table:table-cell>
          <table:table-cell table:formula="of:=[.BD708]+[.BF708]" office:value-type="float" office:value="0" calcext:value-type="float">
            <text:p/>
          </table:table-cell>
          <table:table-cell table:formula="of:=[.BE708]+[.BG708]" office:value-type="float" office:value="0" calcext:value-type="float">
            <text:p/>
          </table:table-cell>
          <table:table-cell table:formula="of:=[.D70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09]+[.AV709]+[.AR709]+[.AN709]+[.AJ709]+[.AF709]+[.AB709]+[.X709]+[.T709]+[.P709]" office:value-type="float" office:value="0" calcext:value-type="float">
            <text:p/>
          </table:table-cell>
          <table:table-cell table:formula="of:=[.BA709]+[.AW709]+[.AS709]+[.AO709]+[.AK709]+[.AG709]+[.AC709]+[.Y709]+[.U709]+[.Q709]+[.N709]+[.L709]+[.J709]+[.H709]" office:value-type="float" office:value="0" calcext:value-type="float">
            <text:p/>
          </table:table-cell>
          <table:table-cell table:formula="of:=[.BB709]+[.AX709]+[.AT709]+[.AP709]+[.AL709]+[.AH709]+[.AD709]+[.Z709]+[.V709]+[.R709]" office:value-type="float" office:value="0" calcext:value-type="float">
            <text:p/>
          </table:table-cell>
          <table:table-cell table:formula="of:=[.BC709]+[.AY709]+[.AU709]+[.AQ709]+[.AM709]+[.AI709]+[.AE709]+[.AA709]+[.W709]+[.S709]+[.O709]+[.M709]+[.K709]+[.I709]" office:value-type="float" office:value="0" calcext:value-type="float">
            <text:p/>
          </table:table-cell>
          <table:table-cell table:formula="of:=[.BD709]+[.BF709]" office:value-type="float" office:value="0" calcext:value-type="float">
            <text:p/>
          </table:table-cell>
          <table:table-cell table:formula="of:=[.BE709]+[.BG709]" office:value-type="float" office:value="0" calcext:value-type="float">
            <text:p/>
          </table:table-cell>
          <table:table-cell table:formula="of:=[.D70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10]+[.AV710]+[.AR710]+[.AN710]+[.AJ710]+[.AF710]+[.AB710]+[.X710]+[.T710]+[.P710]" office:value-type="float" office:value="0" calcext:value-type="float">
            <text:p/>
          </table:table-cell>
          <table:table-cell table:formula="of:=[.BA710]+[.AW710]+[.AS710]+[.AO710]+[.AK710]+[.AG710]+[.AC710]+[.Y710]+[.U710]+[.Q710]+[.N710]+[.L710]+[.J710]+[.H710]" office:value-type="float" office:value="0" calcext:value-type="float">
            <text:p/>
          </table:table-cell>
          <table:table-cell table:formula="of:=[.BB710]+[.AX710]+[.AT710]+[.AP710]+[.AL710]+[.AH710]+[.AD710]+[.Z710]+[.V710]+[.R710]" office:value-type="float" office:value="0" calcext:value-type="float">
            <text:p/>
          </table:table-cell>
          <table:table-cell table:formula="of:=[.BC710]+[.AY710]+[.AU710]+[.AQ710]+[.AM710]+[.AI710]+[.AE710]+[.AA710]+[.W710]+[.S710]+[.O710]+[.M710]+[.K710]+[.I710]" office:value-type="float" office:value="0" calcext:value-type="float">
            <text:p/>
          </table:table-cell>
          <table:table-cell table:formula="of:=[.BD710]+[.BF710]" office:value-type="float" office:value="0" calcext:value-type="float">
            <text:p/>
          </table:table-cell>
          <table:table-cell table:formula="of:=[.BE710]+[.BG710]" office:value-type="float" office:value="0" calcext:value-type="float">
            <text:p/>
          </table:table-cell>
          <table:table-cell table:formula="of:=[.D71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11]+[.AV711]+[.AR711]+[.AN711]+[.AJ711]+[.AF711]+[.AB711]+[.X711]+[.T711]+[.P711]" office:value-type="float" office:value="0" calcext:value-type="float">
            <text:p/>
          </table:table-cell>
          <table:table-cell table:formula="of:=[.BA711]+[.AW711]+[.AS711]+[.AO711]+[.AK711]+[.AG711]+[.AC711]+[.Y711]+[.U711]+[.Q711]+[.N711]+[.L711]+[.J711]+[.H711]" office:value-type="float" office:value="0" calcext:value-type="float">
            <text:p/>
          </table:table-cell>
          <table:table-cell table:formula="of:=[.BB711]+[.AX711]+[.AT711]+[.AP711]+[.AL711]+[.AH711]+[.AD711]+[.Z711]+[.V711]+[.R711]" office:value-type="float" office:value="0" calcext:value-type="float">
            <text:p/>
          </table:table-cell>
          <table:table-cell table:formula="of:=[.BC711]+[.AY711]+[.AU711]+[.AQ711]+[.AM711]+[.AI711]+[.AE711]+[.AA711]+[.W711]+[.S711]+[.O711]+[.M711]+[.K711]+[.I711]" office:value-type="float" office:value="0" calcext:value-type="float">
            <text:p/>
          </table:table-cell>
          <table:table-cell table:formula="of:=[.BD711]+[.BF711]" office:value-type="float" office:value="0" calcext:value-type="float">
            <text:p/>
          </table:table-cell>
          <table:table-cell table:formula="of:=[.BE711]+[.BG711]" office:value-type="float" office:value="0" calcext:value-type="float">
            <text:p/>
          </table:table-cell>
          <table:table-cell table:formula="of:=[.D71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12]+[.AV712]+[.AR712]+[.AN712]+[.AJ712]+[.AF712]+[.AB712]+[.X712]+[.T712]+[.P712]" office:value-type="float" office:value="0" calcext:value-type="float">
            <text:p/>
          </table:table-cell>
          <table:table-cell table:formula="of:=[.BA712]+[.AW712]+[.AS712]+[.AO712]+[.AK712]+[.AG712]+[.AC712]+[.Y712]+[.U712]+[.Q712]+[.N712]+[.L712]+[.J712]+[.H712]" office:value-type="float" office:value="0" calcext:value-type="float">
            <text:p/>
          </table:table-cell>
          <table:table-cell table:formula="of:=[.BB712]+[.AX712]+[.AT712]+[.AP712]+[.AL712]+[.AH712]+[.AD712]+[.Z712]+[.V712]+[.R712]" office:value-type="float" office:value="0" calcext:value-type="float">
            <text:p/>
          </table:table-cell>
          <table:table-cell table:formula="of:=[.BC712]+[.AY712]+[.AU712]+[.AQ712]+[.AM712]+[.AI712]+[.AE712]+[.AA712]+[.W712]+[.S712]+[.O712]+[.M712]+[.K712]+[.I712]" office:value-type="float" office:value="0" calcext:value-type="float">
            <text:p/>
          </table:table-cell>
          <table:table-cell table:formula="of:=[.BD712]+[.BF712]" office:value-type="float" office:value="0" calcext:value-type="float">
            <text:p/>
          </table:table-cell>
          <table:table-cell table:formula="of:=[.BE712]+[.BG712]" office:value-type="float" office:value="0" calcext:value-type="float">
            <text:p/>
          </table:table-cell>
          <table:table-cell table:formula="of:=[.D71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13]+[.AV713]+[.AR713]+[.AN713]+[.AJ713]+[.AF713]+[.AB713]+[.X713]+[.T713]+[.P713]" office:value-type="float" office:value="0" calcext:value-type="float">
            <text:p/>
          </table:table-cell>
          <table:table-cell table:formula="of:=[.BA713]+[.AW713]+[.AS713]+[.AO713]+[.AK713]+[.AG713]+[.AC713]+[.Y713]+[.U713]+[.Q713]+[.N713]+[.L713]+[.J713]+[.H713]" office:value-type="float" office:value="0" calcext:value-type="float">
            <text:p/>
          </table:table-cell>
          <table:table-cell table:formula="of:=[.BB713]+[.AX713]+[.AT713]+[.AP713]+[.AL713]+[.AH713]+[.AD713]+[.Z713]+[.V713]+[.R713]" office:value-type="float" office:value="0" calcext:value-type="float">
            <text:p/>
          </table:table-cell>
          <table:table-cell table:formula="of:=[.BC713]+[.AY713]+[.AU713]+[.AQ713]+[.AM713]+[.AI713]+[.AE713]+[.AA713]+[.W713]+[.S713]+[.O713]+[.M713]+[.K713]+[.I713]" office:value-type="float" office:value="0" calcext:value-type="float">
            <text:p/>
          </table:table-cell>
          <table:table-cell table:formula="of:=[.BD713]+[.BF713]" office:value-type="float" office:value="0" calcext:value-type="float">
            <text:p/>
          </table:table-cell>
          <table:table-cell table:formula="of:=[.BE713]+[.BG713]" office:value-type="float" office:value="0" calcext:value-type="float">
            <text:p/>
          </table:table-cell>
          <table:table-cell table:formula="of:=[.D71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14]+[.AV714]+[.AR714]+[.AN714]+[.AJ714]+[.AF714]+[.AB714]+[.X714]+[.T714]+[.P714]" office:value-type="float" office:value="0" calcext:value-type="float">
            <text:p/>
          </table:table-cell>
          <table:table-cell table:formula="of:=[.BA714]+[.AW714]+[.AS714]+[.AO714]+[.AK714]+[.AG714]+[.AC714]+[.Y714]+[.U714]+[.Q714]+[.N714]+[.L714]+[.J714]+[.H714]" office:value-type="float" office:value="0" calcext:value-type="float">
            <text:p/>
          </table:table-cell>
          <table:table-cell table:formula="of:=[.BB714]+[.AX714]+[.AT714]+[.AP714]+[.AL714]+[.AH714]+[.AD714]+[.Z714]+[.V714]+[.R714]" office:value-type="float" office:value="0" calcext:value-type="float">
            <text:p/>
          </table:table-cell>
          <table:table-cell table:formula="of:=[.BC714]+[.AY714]+[.AU714]+[.AQ714]+[.AM714]+[.AI714]+[.AE714]+[.AA714]+[.W714]+[.S714]+[.O714]+[.M714]+[.K714]+[.I714]" office:value-type="float" office:value="0" calcext:value-type="float">
            <text:p/>
          </table:table-cell>
          <table:table-cell table:formula="of:=[.BD714]+[.BF714]" office:value-type="float" office:value="0" calcext:value-type="float">
            <text:p/>
          </table:table-cell>
          <table:table-cell table:formula="of:=[.BE714]+[.BG714]" office:value-type="float" office:value="0" calcext:value-type="float">
            <text:p/>
          </table:table-cell>
          <table:table-cell table:formula="of:=[.D71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15]+[.AV715]+[.AR715]+[.AN715]+[.AJ715]+[.AF715]+[.AB715]+[.X715]+[.T715]+[.P715]" office:value-type="float" office:value="0" calcext:value-type="float">
            <text:p/>
          </table:table-cell>
          <table:table-cell table:formula="of:=[.BA715]+[.AW715]+[.AS715]+[.AO715]+[.AK715]+[.AG715]+[.AC715]+[.Y715]+[.U715]+[.Q715]+[.N715]+[.L715]+[.J715]+[.H715]" office:value-type="float" office:value="0" calcext:value-type="float">
            <text:p/>
          </table:table-cell>
          <table:table-cell table:formula="of:=[.BB715]+[.AX715]+[.AT715]+[.AP715]+[.AL715]+[.AH715]+[.AD715]+[.Z715]+[.V715]+[.R715]" office:value-type="float" office:value="0" calcext:value-type="float">
            <text:p/>
          </table:table-cell>
          <table:table-cell table:formula="of:=[.BC715]+[.AY715]+[.AU715]+[.AQ715]+[.AM715]+[.AI715]+[.AE715]+[.AA715]+[.W715]+[.S715]+[.O715]+[.M715]+[.K715]+[.I715]" office:value-type="float" office:value="0" calcext:value-type="float">
            <text:p/>
          </table:table-cell>
          <table:table-cell table:formula="of:=[.BD715]+[.BF715]" office:value-type="float" office:value="0" calcext:value-type="float">
            <text:p/>
          </table:table-cell>
          <table:table-cell table:formula="of:=[.BE715]+[.BG715]" office:value-type="float" office:value="0" calcext:value-type="float">
            <text:p/>
          </table:table-cell>
          <table:table-cell table:formula="of:=[.D71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16]+[.AV716]+[.AR716]+[.AN716]+[.AJ716]+[.AF716]+[.AB716]+[.X716]+[.T716]+[.P716]" office:value-type="float" office:value="0" calcext:value-type="float">
            <text:p/>
          </table:table-cell>
          <table:table-cell table:formula="of:=[.BA716]+[.AW716]+[.AS716]+[.AO716]+[.AK716]+[.AG716]+[.AC716]+[.Y716]+[.U716]+[.Q716]+[.N716]+[.L716]+[.J716]+[.H716]" office:value-type="float" office:value="0" calcext:value-type="float">
            <text:p/>
          </table:table-cell>
          <table:table-cell table:formula="of:=[.BB716]+[.AX716]+[.AT716]+[.AP716]+[.AL716]+[.AH716]+[.AD716]+[.Z716]+[.V716]+[.R716]" office:value-type="float" office:value="0" calcext:value-type="float">
            <text:p/>
          </table:table-cell>
          <table:table-cell table:formula="of:=[.BC716]+[.AY716]+[.AU716]+[.AQ716]+[.AM716]+[.AI716]+[.AE716]+[.AA716]+[.W716]+[.S716]+[.O716]+[.M716]+[.K716]+[.I716]" office:value-type="float" office:value="0" calcext:value-type="float">
            <text:p/>
          </table:table-cell>
          <table:table-cell table:formula="of:=[.BD716]+[.BF716]" office:value-type="float" office:value="0" calcext:value-type="float">
            <text:p/>
          </table:table-cell>
          <table:table-cell table:formula="of:=[.BE716]+[.BG716]" office:value-type="float" office:value="0" calcext:value-type="float">
            <text:p/>
          </table:table-cell>
          <table:table-cell table:formula="of:=[.D71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17]+[.AV717]+[.AR717]+[.AN717]+[.AJ717]+[.AF717]+[.AB717]+[.X717]+[.T717]+[.P717]" office:value-type="float" office:value="0" calcext:value-type="float">
            <text:p/>
          </table:table-cell>
          <table:table-cell table:formula="of:=[.BA717]+[.AW717]+[.AS717]+[.AO717]+[.AK717]+[.AG717]+[.AC717]+[.Y717]+[.U717]+[.Q717]+[.N717]+[.L717]+[.J717]+[.H717]" office:value-type="float" office:value="0" calcext:value-type="float">
            <text:p/>
          </table:table-cell>
          <table:table-cell table:formula="of:=[.BB717]+[.AX717]+[.AT717]+[.AP717]+[.AL717]+[.AH717]+[.AD717]+[.Z717]+[.V717]+[.R717]" office:value-type="float" office:value="0" calcext:value-type="float">
            <text:p/>
          </table:table-cell>
          <table:table-cell table:formula="of:=[.BC717]+[.AY717]+[.AU717]+[.AQ717]+[.AM717]+[.AI717]+[.AE717]+[.AA717]+[.W717]+[.S717]+[.O717]+[.M717]+[.K717]+[.I717]" office:value-type="float" office:value="0" calcext:value-type="float">
            <text:p/>
          </table:table-cell>
          <table:table-cell table:formula="of:=[.BD717]+[.BF717]" office:value-type="float" office:value="0" calcext:value-type="float">
            <text:p/>
          </table:table-cell>
          <table:table-cell table:formula="of:=[.BE717]+[.BG717]" office:value-type="float" office:value="0" calcext:value-type="float">
            <text:p/>
          </table:table-cell>
          <table:table-cell table:formula="of:=[.D71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18]+[.AV718]+[.AR718]+[.AN718]+[.AJ718]+[.AF718]+[.AB718]+[.X718]+[.T718]+[.P718]" office:value-type="float" office:value="0" calcext:value-type="float">
            <text:p/>
          </table:table-cell>
          <table:table-cell table:formula="of:=[.BA718]+[.AW718]+[.AS718]+[.AO718]+[.AK718]+[.AG718]+[.AC718]+[.Y718]+[.U718]+[.Q718]+[.N718]+[.L718]+[.J718]+[.H718]" office:value-type="float" office:value="0" calcext:value-type="float">
            <text:p/>
          </table:table-cell>
          <table:table-cell table:formula="of:=[.BB718]+[.AX718]+[.AT718]+[.AP718]+[.AL718]+[.AH718]+[.AD718]+[.Z718]+[.V718]+[.R718]" office:value-type="float" office:value="0" calcext:value-type="float">
            <text:p/>
          </table:table-cell>
          <table:table-cell table:formula="of:=[.BC718]+[.AY718]+[.AU718]+[.AQ718]+[.AM718]+[.AI718]+[.AE718]+[.AA718]+[.W718]+[.S718]+[.O718]+[.M718]+[.K718]+[.I718]" office:value-type="float" office:value="0" calcext:value-type="float">
            <text:p/>
          </table:table-cell>
          <table:table-cell table:formula="of:=[.BD718]+[.BF718]" office:value-type="float" office:value="0" calcext:value-type="float">
            <text:p/>
          </table:table-cell>
          <table:table-cell table:formula="of:=[.BE718]+[.BG718]" office:value-type="float" office:value="0" calcext:value-type="float">
            <text:p/>
          </table:table-cell>
          <table:table-cell table:formula="of:=[.D71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19]+[.AV719]+[.AR719]+[.AN719]+[.AJ719]+[.AF719]+[.AB719]+[.X719]+[.T719]+[.P719]" office:value-type="float" office:value="0" calcext:value-type="float">
            <text:p/>
          </table:table-cell>
          <table:table-cell table:formula="of:=[.BA719]+[.AW719]+[.AS719]+[.AO719]+[.AK719]+[.AG719]+[.AC719]+[.Y719]+[.U719]+[.Q719]+[.N719]+[.L719]+[.J719]+[.H719]" office:value-type="float" office:value="0" calcext:value-type="float">
            <text:p/>
          </table:table-cell>
          <table:table-cell table:formula="of:=[.BB719]+[.AX719]+[.AT719]+[.AP719]+[.AL719]+[.AH719]+[.AD719]+[.Z719]+[.V719]+[.R719]" office:value-type="float" office:value="0" calcext:value-type="float">
            <text:p/>
          </table:table-cell>
          <table:table-cell table:formula="of:=[.BC719]+[.AY719]+[.AU719]+[.AQ719]+[.AM719]+[.AI719]+[.AE719]+[.AA719]+[.W719]+[.S719]+[.O719]+[.M719]+[.K719]+[.I719]" office:value-type="float" office:value="0" calcext:value-type="float">
            <text:p/>
          </table:table-cell>
          <table:table-cell table:formula="of:=[.BD719]+[.BF719]" office:value-type="float" office:value="0" calcext:value-type="float">
            <text:p/>
          </table:table-cell>
          <table:table-cell table:formula="of:=[.BE719]+[.BG719]" office:value-type="float" office:value="0" calcext:value-type="float">
            <text:p/>
          </table:table-cell>
          <table:table-cell table:formula="of:=[.D71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20]+[.AV720]+[.AR720]+[.AN720]+[.AJ720]+[.AF720]+[.AB720]+[.X720]+[.T720]+[.P720]" office:value-type="float" office:value="0" calcext:value-type="float">
            <text:p/>
          </table:table-cell>
          <table:table-cell table:formula="of:=[.BA720]+[.AW720]+[.AS720]+[.AO720]+[.AK720]+[.AG720]+[.AC720]+[.Y720]+[.U720]+[.Q720]+[.N720]+[.L720]+[.J720]+[.H720]" office:value-type="float" office:value="0" calcext:value-type="float">
            <text:p/>
          </table:table-cell>
          <table:table-cell table:formula="of:=[.BB720]+[.AX720]+[.AT720]+[.AP720]+[.AL720]+[.AH720]+[.AD720]+[.Z720]+[.V720]+[.R720]" office:value-type="float" office:value="0" calcext:value-type="float">
            <text:p/>
          </table:table-cell>
          <table:table-cell table:formula="of:=[.BC720]+[.AY720]+[.AU720]+[.AQ720]+[.AM720]+[.AI720]+[.AE720]+[.AA720]+[.W720]+[.S720]+[.O720]+[.M720]+[.K720]+[.I720]" office:value-type="float" office:value="0" calcext:value-type="float">
            <text:p/>
          </table:table-cell>
          <table:table-cell table:formula="of:=[.BD720]+[.BF720]" office:value-type="float" office:value="0" calcext:value-type="float">
            <text:p/>
          </table:table-cell>
          <table:table-cell table:formula="of:=[.BE720]+[.BG720]" office:value-type="float" office:value="0" calcext:value-type="float">
            <text:p/>
          </table:table-cell>
          <table:table-cell table:formula="of:=[.D72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21]+[.AV721]+[.AR721]+[.AN721]+[.AJ721]+[.AF721]+[.AB721]+[.X721]+[.T721]+[.P721]" office:value-type="float" office:value="0" calcext:value-type="float">
            <text:p/>
          </table:table-cell>
          <table:table-cell table:formula="of:=[.BA721]+[.AW721]+[.AS721]+[.AO721]+[.AK721]+[.AG721]+[.AC721]+[.Y721]+[.U721]+[.Q721]+[.N721]+[.L721]+[.J721]+[.H721]" office:value-type="float" office:value="0" calcext:value-type="float">
            <text:p/>
          </table:table-cell>
          <table:table-cell table:formula="of:=[.BB721]+[.AX721]+[.AT721]+[.AP721]+[.AL721]+[.AH721]+[.AD721]+[.Z721]+[.V721]+[.R721]" office:value-type="float" office:value="0" calcext:value-type="float">
            <text:p/>
          </table:table-cell>
          <table:table-cell table:formula="of:=[.BC721]+[.AY721]+[.AU721]+[.AQ721]+[.AM721]+[.AI721]+[.AE721]+[.AA721]+[.W721]+[.S721]+[.O721]+[.M721]+[.K721]+[.I721]" office:value-type="float" office:value="0" calcext:value-type="float">
            <text:p/>
          </table:table-cell>
          <table:table-cell table:formula="of:=[.BD721]+[.BF721]" office:value-type="float" office:value="0" calcext:value-type="float">
            <text:p/>
          </table:table-cell>
          <table:table-cell table:formula="of:=[.BE721]+[.BG721]" office:value-type="float" office:value="0" calcext:value-type="float">
            <text:p/>
          </table:table-cell>
          <table:table-cell table:formula="of:=[.D72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22]+[.AV722]+[.AR722]+[.AN722]+[.AJ722]+[.AF722]+[.AB722]+[.X722]+[.T722]+[.P722]" office:value-type="float" office:value="0" calcext:value-type="float">
            <text:p/>
          </table:table-cell>
          <table:table-cell table:formula="of:=[.BA722]+[.AW722]+[.AS722]+[.AO722]+[.AK722]+[.AG722]+[.AC722]+[.Y722]+[.U722]+[.Q722]+[.N722]+[.L722]+[.J722]+[.H722]" office:value-type="float" office:value="0" calcext:value-type="float">
            <text:p/>
          </table:table-cell>
          <table:table-cell table:formula="of:=[.BB722]+[.AX722]+[.AT722]+[.AP722]+[.AL722]+[.AH722]+[.AD722]+[.Z722]+[.V722]+[.R722]" office:value-type="float" office:value="0" calcext:value-type="float">
            <text:p/>
          </table:table-cell>
          <table:table-cell table:formula="of:=[.BC722]+[.AY722]+[.AU722]+[.AQ722]+[.AM722]+[.AI722]+[.AE722]+[.AA722]+[.W722]+[.S722]+[.O722]+[.M722]+[.K722]+[.I722]" office:value-type="float" office:value="0" calcext:value-type="float">
            <text:p/>
          </table:table-cell>
          <table:table-cell table:formula="of:=[.BD722]+[.BF722]" office:value-type="float" office:value="0" calcext:value-type="float">
            <text:p/>
          </table:table-cell>
          <table:table-cell table:formula="of:=[.BE722]+[.BG722]" office:value-type="float" office:value="0" calcext:value-type="float">
            <text:p/>
          </table:table-cell>
          <table:table-cell table:formula="of:=[.D72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23]+[.AV723]+[.AR723]+[.AN723]+[.AJ723]+[.AF723]+[.AB723]+[.X723]+[.T723]+[.P723]" office:value-type="float" office:value="0" calcext:value-type="float">
            <text:p/>
          </table:table-cell>
          <table:table-cell table:formula="of:=[.BA723]+[.AW723]+[.AS723]+[.AO723]+[.AK723]+[.AG723]+[.AC723]+[.Y723]+[.U723]+[.Q723]+[.N723]+[.L723]+[.J723]+[.H723]" office:value-type="float" office:value="0" calcext:value-type="float">
            <text:p/>
          </table:table-cell>
          <table:table-cell table:formula="of:=[.BB723]+[.AX723]+[.AT723]+[.AP723]+[.AL723]+[.AH723]+[.AD723]+[.Z723]+[.V723]+[.R723]" office:value-type="float" office:value="0" calcext:value-type="float">
            <text:p/>
          </table:table-cell>
          <table:table-cell table:formula="of:=[.BC723]+[.AY723]+[.AU723]+[.AQ723]+[.AM723]+[.AI723]+[.AE723]+[.AA723]+[.W723]+[.S723]+[.O723]+[.M723]+[.K723]+[.I723]" office:value-type="float" office:value="0" calcext:value-type="float">
            <text:p/>
          </table:table-cell>
          <table:table-cell table:formula="of:=[.BD723]+[.BF723]" office:value-type="float" office:value="0" calcext:value-type="float">
            <text:p/>
          </table:table-cell>
          <table:table-cell table:formula="of:=[.BE723]+[.BG723]" office:value-type="float" office:value="0" calcext:value-type="float">
            <text:p/>
          </table:table-cell>
          <table:table-cell table:formula="of:=[.D72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24]+[.AV724]+[.AR724]+[.AN724]+[.AJ724]+[.AF724]+[.AB724]+[.X724]+[.T724]+[.P724]" office:value-type="float" office:value="0" calcext:value-type="float">
            <text:p/>
          </table:table-cell>
          <table:table-cell table:formula="of:=[.BA724]+[.AW724]+[.AS724]+[.AO724]+[.AK724]+[.AG724]+[.AC724]+[.Y724]+[.U724]+[.Q724]+[.N724]+[.L724]+[.J724]+[.H724]" office:value-type="float" office:value="0" calcext:value-type="float">
            <text:p/>
          </table:table-cell>
          <table:table-cell table:formula="of:=[.BB724]+[.AX724]+[.AT724]+[.AP724]+[.AL724]+[.AH724]+[.AD724]+[.Z724]+[.V724]+[.R724]" office:value-type="float" office:value="0" calcext:value-type="float">
            <text:p/>
          </table:table-cell>
          <table:table-cell table:formula="of:=[.BC724]+[.AY724]+[.AU724]+[.AQ724]+[.AM724]+[.AI724]+[.AE724]+[.AA724]+[.W724]+[.S724]+[.O724]+[.M724]+[.K724]+[.I724]" office:value-type="float" office:value="0" calcext:value-type="float">
            <text:p/>
          </table:table-cell>
          <table:table-cell table:formula="of:=[.BD724]+[.BF724]" office:value-type="float" office:value="0" calcext:value-type="float">
            <text:p/>
          </table:table-cell>
          <table:table-cell table:formula="of:=[.BE724]+[.BG724]" office:value-type="float" office:value="0" calcext:value-type="float">
            <text:p/>
          </table:table-cell>
          <table:table-cell table:formula="of:=[.D72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25]+[.AV725]+[.AR725]+[.AN725]+[.AJ725]+[.AF725]+[.AB725]+[.X725]+[.T725]+[.P725]" office:value-type="float" office:value="0" calcext:value-type="float">
            <text:p/>
          </table:table-cell>
          <table:table-cell table:formula="of:=[.BA725]+[.AW725]+[.AS725]+[.AO725]+[.AK725]+[.AG725]+[.AC725]+[.Y725]+[.U725]+[.Q725]+[.N725]+[.L725]+[.J725]+[.H725]" office:value-type="float" office:value="0" calcext:value-type="float">
            <text:p/>
          </table:table-cell>
          <table:table-cell table:formula="of:=[.BB725]+[.AX725]+[.AT725]+[.AP725]+[.AL725]+[.AH725]+[.AD725]+[.Z725]+[.V725]+[.R725]" office:value-type="float" office:value="0" calcext:value-type="float">
            <text:p/>
          </table:table-cell>
          <table:table-cell table:formula="of:=[.BC725]+[.AY725]+[.AU725]+[.AQ725]+[.AM725]+[.AI725]+[.AE725]+[.AA725]+[.W725]+[.S725]+[.O725]+[.M725]+[.K725]+[.I725]" office:value-type="float" office:value="0" calcext:value-type="float">
            <text:p/>
          </table:table-cell>
          <table:table-cell table:formula="of:=[.BD725]+[.BF725]" office:value-type="float" office:value="0" calcext:value-type="float">
            <text:p/>
          </table:table-cell>
          <table:table-cell table:formula="of:=[.BE725]+[.BG725]" office:value-type="float" office:value="0" calcext:value-type="float">
            <text:p/>
          </table:table-cell>
          <table:table-cell table:formula="of:=[.D72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26]+[.AV726]+[.AR726]+[.AN726]+[.AJ726]+[.AF726]+[.AB726]+[.X726]+[.T726]+[.P726]" office:value-type="float" office:value="0" calcext:value-type="float">
            <text:p/>
          </table:table-cell>
          <table:table-cell table:formula="of:=[.BA726]+[.AW726]+[.AS726]+[.AO726]+[.AK726]+[.AG726]+[.AC726]+[.Y726]+[.U726]+[.Q726]+[.N726]+[.L726]+[.J726]+[.H726]" office:value-type="float" office:value="0" calcext:value-type="float">
            <text:p/>
          </table:table-cell>
          <table:table-cell table:formula="of:=[.BB726]+[.AX726]+[.AT726]+[.AP726]+[.AL726]+[.AH726]+[.AD726]+[.Z726]+[.V726]+[.R726]" office:value-type="float" office:value="0" calcext:value-type="float">
            <text:p/>
          </table:table-cell>
          <table:table-cell table:formula="of:=[.BC726]+[.AY726]+[.AU726]+[.AQ726]+[.AM726]+[.AI726]+[.AE726]+[.AA726]+[.W726]+[.S726]+[.O726]+[.M726]+[.K726]+[.I726]" office:value-type="float" office:value="0" calcext:value-type="float">
            <text:p/>
          </table:table-cell>
          <table:table-cell table:formula="of:=[.BD726]+[.BF726]" office:value-type="float" office:value="0" calcext:value-type="float">
            <text:p/>
          </table:table-cell>
          <table:table-cell table:formula="of:=[.BE726]+[.BG726]" office:value-type="float" office:value="0" calcext:value-type="float">
            <text:p/>
          </table:table-cell>
          <table:table-cell table:formula="of:=[.D72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27]+[.AV727]+[.AR727]+[.AN727]+[.AJ727]+[.AF727]+[.AB727]+[.X727]+[.T727]+[.P727]" office:value-type="float" office:value="0" calcext:value-type="float">
            <text:p/>
          </table:table-cell>
          <table:table-cell table:formula="of:=[.BA727]+[.AW727]+[.AS727]+[.AO727]+[.AK727]+[.AG727]+[.AC727]+[.Y727]+[.U727]+[.Q727]+[.N727]+[.L727]+[.J727]+[.H727]" office:value-type="float" office:value="0" calcext:value-type="float">
            <text:p/>
          </table:table-cell>
          <table:table-cell table:formula="of:=[.BB727]+[.AX727]+[.AT727]+[.AP727]+[.AL727]+[.AH727]+[.AD727]+[.Z727]+[.V727]+[.R727]" office:value-type="float" office:value="0" calcext:value-type="float">
            <text:p/>
          </table:table-cell>
          <table:table-cell table:formula="of:=[.BC727]+[.AY727]+[.AU727]+[.AQ727]+[.AM727]+[.AI727]+[.AE727]+[.AA727]+[.W727]+[.S727]+[.O727]+[.M727]+[.K727]+[.I727]" office:value-type="float" office:value="0" calcext:value-type="float">
            <text:p/>
          </table:table-cell>
          <table:table-cell table:formula="of:=[.BD727]+[.BF727]" office:value-type="float" office:value="0" calcext:value-type="float">
            <text:p/>
          </table:table-cell>
          <table:table-cell table:formula="of:=[.BE727]+[.BG727]" office:value-type="float" office:value="0" calcext:value-type="float">
            <text:p/>
          </table:table-cell>
          <table:table-cell table:formula="of:=[.D72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28]+[.AV728]+[.AR728]+[.AN728]+[.AJ728]+[.AF728]+[.AB728]+[.X728]+[.T728]+[.P728]" office:value-type="float" office:value="0" calcext:value-type="float">
            <text:p/>
          </table:table-cell>
          <table:table-cell table:formula="of:=[.BA728]+[.AW728]+[.AS728]+[.AO728]+[.AK728]+[.AG728]+[.AC728]+[.Y728]+[.U728]+[.Q728]+[.N728]+[.L728]+[.J728]+[.H728]" office:value-type="float" office:value="0" calcext:value-type="float">
            <text:p/>
          </table:table-cell>
          <table:table-cell table:formula="of:=[.BB728]+[.AX728]+[.AT728]+[.AP728]+[.AL728]+[.AH728]+[.AD728]+[.Z728]+[.V728]+[.R728]" office:value-type="float" office:value="0" calcext:value-type="float">
            <text:p/>
          </table:table-cell>
          <table:table-cell table:formula="of:=[.BC728]+[.AY728]+[.AU728]+[.AQ728]+[.AM728]+[.AI728]+[.AE728]+[.AA728]+[.W728]+[.S728]+[.O728]+[.M728]+[.K728]+[.I728]" office:value-type="float" office:value="0" calcext:value-type="float">
            <text:p/>
          </table:table-cell>
          <table:table-cell table:formula="of:=[.BD728]+[.BF728]" office:value-type="float" office:value="0" calcext:value-type="float">
            <text:p/>
          </table:table-cell>
          <table:table-cell table:formula="of:=[.BE728]+[.BG728]" office:value-type="float" office:value="0" calcext:value-type="float">
            <text:p/>
          </table:table-cell>
          <table:table-cell table:formula="of:=[.D72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29]+[.AV729]+[.AR729]+[.AN729]+[.AJ729]+[.AF729]+[.AB729]+[.X729]+[.T729]+[.P729]" office:value-type="float" office:value="0" calcext:value-type="float">
            <text:p/>
          </table:table-cell>
          <table:table-cell table:formula="of:=[.BA729]+[.AW729]+[.AS729]+[.AO729]+[.AK729]+[.AG729]+[.AC729]+[.Y729]+[.U729]+[.Q729]+[.N729]+[.L729]+[.J729]+[.H729]" office:value-type="float" office:value="0" calcext:value-type="float">
            <text:p/>
          </table:table-cell>
          <table:table-cell table:formula="of:=[.BB729]+[.AX729]+[.AT729]+[.AP729]+[.AL729]+[.AH729]+[.AD729]+[.Z729]+[.V729]+[.R729]" office:value-type="float" office:value="0" calcext:value-type="float">
            <text:p/>
          </table:table-cell>
          <table:table-cell table:formula="of:=[.BC729]+[.AY729]+[.AU729]+[.AQ729]+[.AM729]+[.AI729]+[.AE729]+[.AA729]+[.W729]+[.S729]+[.O729]+[.M729]+[.K729]+[.I729]" office:value-type="float" office:value="0" calcext:value-type="float">
            <text:p/>
          </table:table-cell>
          <table:table-cell table:formula="of:=[.BD729]+[.BF729]" office:value-type="float" office:value="0" calcext:value-type="float">
            <text:p/>
          </table:table-cell>
          <table:table-cell table:formula="of:=[.BE729]+[.BG729]" office:value-type="float" office:value="0" calcext:value-type="float">
            <text:p/>
          </table:table-cell>
          <table:table-cell table:formula="of:=[.D72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30]+[.AV730]+[.AR730]+[.AN730]+[.AJ730]+[.AF730]+[.AB730]+[.X730]+[.T730]+[.P730]" office:value-type="float" office:value="0" calcext:value-type="float">
            <text:p/>
          </table:table-cell>
          <table:table-cell table:formula="of:=[.BA730]+[.AW730]+[.AS730]+[.AO730]+[.AK730]+[.AG730]+[.AC730]+[.Y730]+[.U730]+[.Q730]+[.N730]+[.L730]+[.J730]+[.H730]" office:value-type="float" office:value="0" calcext:value-type="float">
            <text:p/>
          </table:table-cell>
          <table:table-cell table:formula="of:=[.BB730]+[.AX730]+[.AT730]+[.AP730]+[.AL730]+[.AH730]+[.AD730]+[.Z730]+[.V730]+[.R730]" office:value-type="float" office:value="0" calcext:value-type="float">
            <text:p/>
          </table:table-cell>
          <table:table-cell table:formula="of:=[.BC730]+[.AY730]+[.AU730]+[.AQ730]+[.AM730]+[.AI730]+[.AE730]+[.AA730]+[.W730]+[.S730]+[.O730]+[.M730]+[.K730]+[.I730]" office:value-type="float" office:value="0" calcext:value-type="float">
            <text:p/>
          </table:table-cell>
          <table:table-cell table:formula="of:=[.BD730]+[.BF730]" office:value-type="float" office:value="0" calcext:value-type="float">
            <text:p/>
          </table:table-cell>
          <table:table-cell table:formula="of:=[.BE730]+[.BG730]" office:value-type="float" office:value="0" calcext:value-type="float">
            <text:p/>
          </table:table-cell>
          <table:table-cell table:formula="of:=[.D73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31]+[.AV731]+[.AR731]+[.AN731]+[.AJ731]+[.AF731]+[.AB731]+[.X731]+[.T731]+[.P731]" office:value-type="float" office:value="0" calcext:value-type="float">
            <text:p/>
          </table:table-cell>
          <table:table-cell table:formula="of:=[.BA731]+[.AW731]+[.AS731]+[.AO731]+[.AK731]+[.AG731]+[.AC731]+[.Y731]+[.U731]+[.Q731]+[.N731]+[.L731]+[.J731]+[.H731]" office:value-type="float" office:value="0" calcext:value-type="float">
            <text:p/>
          </table:table-cell>
          <table:table-cell table:formula="of:=[.BB731]+[.AX731]+[.AT731]+[.AP731]+[.AL731]+[.AH731]+[.AD731]+[.Z731]+[.V731]+[.R731]" office:value-type="float" office:value="0" calcext:value-type="float">
            <text:p/>
          </table:table-cell>
          <table:table-cell table:formula="of:=[.BC731]+[.AY731]+[.AU731]+[.AQ731]+[.AM731]+[.AI731]+[.AE731]+[.AA731]+[.W731]+[.S731]+[.O731]+[.M731]+[.K731]+[.I731]" office:value-type="float" office:value="0" calcext:value-type="float">
            <text:p/>
          </table:table-cell>
          <table:table-cell table:formula="of:=[.BD731]+[.BF731]" office:value-type="float" office:value="0" calcext:value-type="float">
            <text:p/>
          </table:table-cell>
          <table:table-cell table:formula="of:=[.BE731]+[.BG731]" office:value-type="float" office:value="0" calcext:value-type="float">
            <text:p/>
          </table:table-cell>
          <table:table-cell table:formula="of:=[.D73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32]+[.AV732]+[.AR732]+[.AN732]+[.AJ732]+[.AF732]+[.AB732]+[.X732]+[.T732]+[.P732]" office:value-type="float" office:value="0" calcext:value-type="float">
            <text:p/>
          </table:table-cell>
          <table:table-cell table:formula="of:=[.BA732]+[.AW732]+[.AS732]+[.AO732]+[.AK732]+[.AG732]+[.AC732]+[.Y732]+[.U732]+[.Q732]+[.N732]+[.L732]+[.J732]+[.H732]" office:value-type="float" office:value="0" calcext:value-type="float">
            <text:p/>
          </table:table-cell>
          <table:table-cell table:formula="of:=[.BB732]+[.AX732]+[.AT732]+[.AP732]+[.AL732]+[.AH732]+[.AD732]+[.Z732]+[.V732]+[.R732]" office:value-type="float" office:value="0" calcext:value-type="float">
            <text:p/>
          </table:table-cell>
          <table:table-cell table:formula="of:=[.BC732]+[.AY732]+[.AU732]+[.AQ732]+[.AM732]+[.AI732]+[.AE732]+[.AA732]+[.W732]+[.S732]+[.O732]+[.M732]+[.K732]+[.I732]" office:value-type="float" office:value="0" calcext:value-type="float">
            <text:p/>
          </table:table-cell>
          <table:table-cell table:formula="of:=[.BD732]+[.BF732]" office:value-type="float" office:value="0" calcext:value-type="float">
            <text:p/>
          </table:table-cell>
          <table:table-cell table:formula="of:=[.BE732]+[.BG732]" office:value-type="float" office:value="0" calcext:value-type="float">
            <text:p/>
          </table:table-cell>
          <table:table-cell table:formula="of:=[.D73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33]+[.AV733]+[.AR733]+[.AN733]+[.AJ733]+[.AF733]+[.AB733]+[.X733]+[.T733]+[.P733]" office:value-type="float" office:value="0" calcext:value-type="float">
            <text:p/>
          </table:table-cell>
          <table:table-cell table:formula="of:=[.BA733]+[.AW733]+[.AS733]+[.AO733]+[.AK733]+[.AG733]+[.AC733]+[.Y733]+[.U733]+[.Q733]+[.N733]+[.L733]+[.J733]+[.H733]" office:value-type="float" office:value="0" calcext:value-type="float">
            <text:p/>
          </table:table-cell>
          <table:table-cell table:formula="of:=[.BB733]+[.AX733]+[.AT733]+[.AP733]+[.AL733]+[.AH733]+[.AD733]+[.Z733]+[.V733]+[.R733]" office:value-type="float" office:value="0" calcext:value-type="float">
            <text:p/>
          </table:table-cell>
          <table:table-cell table:formula="of:=[.BC733]+[.AY733]+[.AU733]+[.AQ733]+[.AM733]+[.AI733]+[.AE733]+[.AA733]+[.W733]+[.S733]+[.O733]+[.M733]+[.K733]+[.I733]" office:value-type="float" office:value="0" calcext:value-type="float">
            <text:p/>
          </table:table-cell>
          <table:table-cell table:formula="of:=[.BD733]+[.BF733]" office:value-type="float" office:value="0" calcext:value-type="float">
            <text:p/>
          </table:table-cell>
          <table:table-cell table:formula="of:=[.BE733]+[.BG733]" office:value-type="float" office:value="0" calcext:value-type="float">
            <text:p/>
          </table:table-cell>
          <table:table-cell table:formula="of:=[.D73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34]+[.AV734]+[.AR734]+[.AN734]+[.AJ734]+[.AF734]+[.AB734]+[.X734]+[.T734]+[.P734]" office:value-type="float" office:value="0" calcext:value-type="float">
            <text:p/>
          </table:table-cell>
          <table:table-cell table:formula="of:=[.BA734]+[.AW734]+[.AS734]+[.AO734]+[.AK734]+[.AG734]+[.AC734]+[.Y734]+[.U734]+[.Q734]+[.N734]+[.L734]+[.J734]+[.H734]" office:value-type="float" office:value="0" calcext:value-type="float">
            <text:p/>
          </table:table-cell>
          <table:table-cell table:formula="of:=[.BB734]+[.AX734]+[.AT734]+[.AP734]+[.AL734]+[.AH734]+[.AD734]+[.Z734]+[.V734]+[.R734]" office:value-type="float" office:value="0" calcext:value-type="float">
            <text:p/>
          </table:table-cell>
          <table:table-cell table:formula="of:=[.BC734]+[.AY734]+[.AU734]+[.AQ734]+[.AM734]+[.AI734]+[.AE734]+[.AA734]+[.W734]+[.S734]+[.O734]+[.M734]+[.K734]+[.I734]" office:value-type="float" office:value="0" calcext:value-type="float">
            <text:p/>
          </table:table-cell>
          <table:table-cell table:formula="of:=[.BD734]+[.BF734]" office:value-type="float" office:value="0" calcext:value-type="float">
            <text:p/>
          </table:table-cell>
          <table:table-cell table:formula="of:=[.BE734]+[.BG734]" office:value-type="float" office:value="0" calcext:value-type="float">
            <text:p/>
          </table:table-cell>
          <table:table-cell table:formula="of:=[.D73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35]+[.AV735]+[.AR735]+[.AN735]+[.AJ735]+[.AF735]+[.AB735]+[.X735]+[.T735]+[.P735]" office:value-type="float" office:value="0" calcext:value-type="float">
            <text:p/>
          </table:table-cell>
          <table:table-cell table:formula="of:=[.BA735]+[.AW735]+[.AS735]+[.AO735]+[.AK735]+[.AG735]+[.AC735]+[.Y735]+[.U735]+[.Q735]+[.N735]+[.L735]+[.J735]+[.H735]" office:value-type="float" office:value="0" calcext:value-type="float">
            <text:p/>
          </table:table-cell>
          <table:table-cell table:formula="of:=[.BB735]+[.AX735]+[.AT735]+[.AP735]+[.AL735]+[.AH735]+[.AD735]+[.Z735]+[.V735]+[.R735]" office:value-type="float" office:value="0" calcext:value-type="float">
            <text:p/>
          </table:table-cell>
          <table:table-cell table:formula="of:=[.BC735]+[.AY735]+[.AU735]+[.AQ735]+[.AM735]+[.AI735]+[.AE735]+[.AA735]+[.W735]+[.S735]+[.O735]+[.M735]+[.K735]+[.I735]" office:value-type="float" office:value="0" calcext:value-type="float">
            <text:p/>
          </table:table-cell>
          <table:table-cell table:formula="of:=[.BD735]+[.BF735]" office:value-type="float" office:value="0" calcext:value-type="float">
            <text:p/>
          </table:table-cell>
          <table:table-cell table:formula="of:=[.BE735]+[.BG735]" office:value-type="float" office:value="0" calcext:value-type="float">
            <text:p/>
          </table:table-cell>
          <table:table-cell table:formula="of:=[.D73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36]+[.AV736]+[.AR736]+[.AN736]+[.AJ736]+[.AF736]+[.AB736]+[.X736]+[.T736]+[.P736]" office:value-type="float" office:value="0" calcext:value-type="float">
            <text:p/>
          </table:table-cell>
          <table:table-cell table:formula="of:=[.BA736]+[.AW736]+[.AS736]+[.AO736]+[.AK736]+[.AG736]+[.AC736]+[.Y736]+[.U736]+[.Q736]+[.N736]+[.L736]+[.J736]+[.H736]" office:value-type="float" office:value="0" calcext:value-type="float">
            <text:p/>
          </table:table-cell>
          <table:table-cell table:formula="of:=[.BB736]+[.AX736]+[.AT736]+[.AP736]+[.AL736]+[.AH736]+[.AD736]+[.Z736]+[.V736]+[.R736]" office:value-type="float" office:value="0" calcext:value-type="float">
            <text:p/>
          </table:table-cell>
          <table:table-cell table:formula="of:=[.BC736]+[.AY736]+[.AU736]+[.AQ736]+[.AM736]+[.AI736]+[.AE736]+[.AA736]+[.W736]+[.S736]+[.O736]+[.M736]+[.K736]+[.I736]" office:value-type="float" office:value="0" calcext:value-type="float">
            <text:p/>
          </table:table-cell>
          <table:table-cell table:formula="of:=[.BD736]+[.BF736]" office:value-type="float" office:value="0" calcext:value-type="float">
            <text:p/>
          </table:table-cell>
          <table:table-cell table:formula="of:=[.BE736]+[.BG736]" office:value-type="float" office:value="0" calcext:value-type="float">
            <text:p/>
          </table:table-cell>
          <table:table-cell table:formula="of:=[.D73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37]+[.AV737]+[.AR737]+[.AN737]+[.AJ737]+[.AF737]+[.AB737]+[.X737]+[.T737]+[.P737]" office:value-type="float" office:value="0" calcext:value-type="float">
            <text:p/>
          </table:table-cell>
          <table:table-cell table:formula="of:=[.BA737]+[.AW737]+[.AS737]+[.AO737]+[.AK737]+[.AG737]+[.AC737]+[.Y737]+[.U737]+[.Q737]+[.N737]+[.L737]+[.J737]+[.H737]" office:value-type="float" office:value="0" calcext:value-type="float">
            <text:p/>
          </table:table-cell>
          <table:table-cell table:formula="of:=[.BB737]+[.AX737]+[.AT737]+[.AP737]+[.AL737]+[.AH737]+[.AD737]+[.Z737]+[.V737]+[.R737]" office:value-type="float" office:value="0" calcext:value-type="float">
            <text:p/>
          </table:table-cell>
          <table:table-cell table:formula="of:=[.BC737]+[.AY737]+[.AU737]+[.AQ737]+[.AM737]+[.AI737]+[.AE737]+[.AA737]+[.W737]+[.S737]+[.O737]+[.M737]+[.K737]+[.I737]" office:value-type="float" office:value="0" calcext:value-type="float">
            <text:p/>
          </table:table-cell>
          <table:table-cell table:formula="of:=[.BD737]+[.BF737]" office:value-type="float" office:value="0" calcext:value-type="float">
            <text:p/>
          </table:table-cell>
          <table:table-cell table:formula="of:=[.BE737]+[.BG737]" office:value-type="float" office:value="0" calcext:value-type="float">
            <text:p/>
          </table:table-cell>
          <table:table-cell table:formula="of:=[.D737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38]+[.AV738]+[.AR738]+[.AN738]+[.AJ738]+[.AF738]+[.AB738]+[.X738]+[.T738]+[.P738]" office:value-type="float" office:value="0" calcext:value-type="float">
            <text:p/>
          </table:table-cell>
          <table:table-cell table:formula="of:=[.BA738]+[.AW738]+[.AS738]+[.AO738]+[.AK738]+[.AG738]+[.AC738]+[.Y738]+[.U738]+[.Q738]+[.N738]+[.L738]+[.J738]+[.H738]" office:value-type="float" office:value="0" calcext:value-type="float">
            <text:p/>
          </table:table-cell>
          <table:table-cell table:formula="of:=[.BB738]+[.AX738]+[.AT738]+[.AP738]+[.AL738]+[.AH738]+[.AD738]+[.Z738]+[.V738]+[.R738]" office:value-type="float" office:value="0" calcext:value-type="float">
            <text:p/>
          </table:table-cell>
          <table:table-cell table:formula="of:=[.BC738]+[.AY738]+[.AU738]+[.AQ738]+[.AM738]+[.AI738]+[.AE738]+[.AA738]+[.W738]+[.S738]+[.O738]+[.M738]+[.K738]+[.I738]" office:value-type="float" office:value="0" calcext:value-type="float">
            <text:p/>
          </table:table-cell>
          <table:table-cell table:formula="of:=[.BD738]+[.BF738]" office:value-type="float" office:value="0" calcext:value-type="float">
            <text:p/>
          </table:table-cell>
          <table:table-cell table:formula="of:=[.BE738]+[.BG738]" office:value-type="float" office:value="0" calcext:value-type="float">
            <text:p/>
          </table:table-cell>
          <table:table-cell table:formula="of:=[.D738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39]+[.AV739]+[.AR739]+[.AN739]+[.AJ739]+[.AF739]+[.AB739]+[.X739]+[.T739]+[.P739]" office:value-type="float" office:value="0" calcext:value-type="float">
            <text:p/>
          </table:table-cell>
          <table:table-cell table:formula="of:=[.BA739]+[.AW739]+[.AS739]+[.AO739]+[.AK739]+[.AG739]+[.AC739]+[.Y739]+[.U739]+[.Q739]+[.N739]+[.L739]+[.J739]+[.H739]" office:value-type="float" office:value="0" calcext:value-type="float">
            <text:p/>
          </table:table-cell>
          <table:table-cell table:formula="of:=[.BB739]+[.AX739]+[.AT739]+[.AP739]+[.AL739]+[.AH739]+[.AD739]+[.Z739]+[.V739]+[.R739]" office:value-type="float" office:value="0" calcext:value-type="float">
            <text:p/>
          </table:table-cell>
          <table:table-cell table:formula="of:=[.BC739]+[.AY739]+[.AU739]+[.AQ739]+[.AM739]+[.AI739]+[.AE739]+[.AA739]+[.W739]+[.S739]+[.O739]+[.M739]+[.K739]+[.I739]" office:value-type="float" office:value="0" calcext:value-type="float">
            <text:p/>
          </table:table-cell>
          <table:table-cell table:formula="of:=[.BD739]+[.BF739]" office:value-type="float" office:value="0" calcext:value-type="float">
            <text:p/>
          </table:table-cell>
          <table:table-cell table:formula="of:=[.BE739]+[.BG739]" office:value-type="float" office:value="0" calcext:value-type="float">
            <text:p/>
          </table:table-cell>
          <table:table-cell table:formula="of:=[.D739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40]+[.AV740]+[.AR740]+[.AN740]+[.AJ740]+[.AF740]+[.AB740]+[.X740]+[.T740]+[.P740]" office:value-type="float" office:value="0" calcext:value-type="float">
            <text:p/>
          </table:table-cell>
          <table:table-cell table:formula="of:=[.BA740]+[.AW740]+[.AS740]+[.AO740]+[.AK740]+[.AG740]+[.AC740]+[.Y740]+[.U740]+[.Q740]+[.N740]+[.L740]+[.J740]+[.H740]" office:value-type="float" office:value="0" calcext:value-type="float">
            <text:p/>
          </table:table-cell>
          <table:table-cell table:formula="of:=[.BB740]+[.AX740]+[.AT740]+[.AP740]+[.AL740]+[.AH740]+[.AD740]+[.Z740]+[.V740]+[.R740]" office:value-type="float" office:value="0" calcext:value-type="float">
            <text:p/>
          </table:table-cell>
          <table:table-cell table:formula="of:=[.BC740]+[.AY740]+[.AU740]+[.AQ740]+[.AM740]+[.AI740]+[.AE740]+[.AA740]+[.W740]+[.S740]+[.O740]+[.M740]+[.K740]+[.I740]" office:value-type="float" office:value="0" calcext:value-type="float">
            <text:p/>
          </table:table-cell>
          <table:table-cell table:formula="of:=[.BD740]+[.BF740]" office:value-type="float" office:value="0" calcext:value-type="float">
            <text:p/>
          </table:table-cell>
          <table:table-cell table:formula="of:=[.BE740]+[.BG740]" office:value-type="float" office:value="0" calcext:value-type="float">
            <text:p/>
          </table:table-cell>
          <table:table-cell table:formula="of:=[.D740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41]+[.AV741]+[.AR741]+[.AN741]+[.AJ741]+[.AF741]+[.AB741]+[.X741]+[.T741]+[.P741]" office:value-type="float" office:value="0" calcext:value-type="float">
            <text:p/>
          </table:table-cell>
          <table:table-cell table:formula="of:=[.BA741]+[.AW741]+[.AS741]+[.AO741]+[.AK741]+[.AG741]+[.AC741]+[.Y741]+[.U741]+[.Q741]+[.N741]+[.L741]+[.J741]+[.H741]" office:value-type="float" office:value="0" calcext:value-type="float">
            <text:p/>
          </table:table-cell>
          <table:table-cell table:formula="of:=[.BB741]+[.AX741]+[.AT741]+[.AP741]+[.AL741]+[.AH741]+[.AD741]+[.Z741]+[.V741]+[.R741]" office:value-type="float" office:value="0" calcext:value-type="float">
            <text:p/>
          </table:table-cell>
          <table:table-cell table:formula="of:=[.BC741]+[.AY741]+[.AU741]+[.AQ741]+[.AM741]+[.AI741]+[.AE741]+[.AA741]+[.W741]+[.S741]+[.O741]+[.M741]+[.K741]+[.I741]" office:value-type="float" office:value="0" calcext:value-type="float">
            <text:p/>
          </table:table-cell>
          <table:table-cell table:formula="of:=[.BD741]+[.BF741]" office:value-type="float" office:value="0" calcext:value-type="float">
            <text:p/>
          </table:table-cell>
          <table:table-cell table:formula="of:=[.BE741]+[.BG741]" office:value-type="float" office:value="0" calcext:value-type="float">
            <text:p/>
          </table:table-cell>
          <table:table-cell table:formula="of:=[.D741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42]+[.AV742]+[.AR742]+[.AN742]+[.AJ742]+[.AF742]+[.AB742]+[.X742]+[.T742]+[.P742]" office:value-type="float" office:value="0" calcext:value-type="float">
            <text:p/>
          </table:table-cell>
          <table:table-cell table:formula="of:=[.BA742]+[.AW742]+[.AS742]+[.AO742]+[.AK742]+[.AG742]+[.AC742]+[.Y742]+[.U742]+[.Q742]+[.N742]+[.L742]+[.J742]+[.H742]" office:value-type="float" office:value="0" calcext:value-type="float">
            <text:p/>
          </table:table-cell>
          <table:table-cell table:formula="of:=[.BB742]+[.AX742]+[.AT742]+[.AP742]+[.AL742]+[.AH742]+[.AD742]+[.Z742]+[.V742]+[.R742]" office:value-type="float" office:value="0" calcext:value-type="float">
            <text:p/>
          </table:table-cell>
          <table:table-cell table:formula="of:=[.BC742]+[.AY742]+[.AU742]+[.AQ742]+[.AM742]+[.AI742]+[.AE742]+[.AA742]+[.W742]+[.S742]+[.O742]+[.M742]+[.K742]+[.I742]" office:value-type="float" office:value="0" calcext:value-type="float">
            <text:p/>
          </table:table-cell>
          <table:table-cell table:formula="of:=[.BD742]+[.BF742]" office:value-type="float" office:value="0" calcext:value-type="float">
            <text:p/>
          </table:table-cell>
          <table:table-cell table:formula="of:=[.BE742]+[.BG742]" office:value-type="float" office:value="0" calcext:value-type="float">
            <text:p/>
          </table:table-cell>
          <table:table-cell table:formula="of:=[.D742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43]+[.AV743]+[.AR743]+[.AN743]+[.AJ743]+[.AF743]+[.AB743]+[.X743]+[.T743]+[.P743]" office:value-type="float" office:value="0" calcext:value-type="float">
            <text:p/>
          </table:table-cell>
          <table:table-cell table:formula="of:=[.BA743]+[.AW743]+[.AS743]+[.AO743]+[.AK743]+[.AG743]+[.AC743]+[.Y743]+[.U743]+[.Q743]+[.N743]+[.L743]+[.J743]+[.H743]" office:value-type="float" office:value="0" calcext:value-type="float">
            <text:p/>
          </table:table-cell>
          <table:table-cell table:formula="of:=[.BB743]+[.AX743]+[.AT743]+[.AP743]+[.AL743]+[.AH743]+[.AD743]+[.Z743]+[.V743]+[.R743]" office:value-type="float" office:value="0" calcext:value-type="float">
            <text:p/>
          </table:table-cell>
          <table:table-cell table:formula="of:=[.BC743]+[.AY743]+[.AU743]+[.AQ743]+[.AM743]+[.AI743]+[.AE743]+[.AA743]+[.W743]+[.S743]+[.O743]+[.M743]+[.K743]+[.I743]" office:value-type="float" office:value="0" calcext:value-type="float">
            <text:p/>
          </table:table-cell>
          <table:table-cell table:formula="of:=[.BD743]+[.BF743]" office:value-type="float" office:value="0" calcext:value-type="float">
            <text:p/>
          </table:table-cell>
          <table:table-cell table:formula="of:=[.BE743]+[.BG743]" office:value-type="float" office:value="0" calcext:value-type="float">
            <text:p/>
          </table:table-cell>
          <table:table-cell table:formula="of:=[.D743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44]+[.AV744]+[.AR744]+[.AN744]+[.AJ744]+[.AF744]+[.AB744]+[.X744]+[.T744]+[.P744]" office:value-type="float" office:value="0" calcext:value-type="float">
            <text:p/>
          </table:table-cell>
          <table:table-cell table:formula="of:=[.BA744]+[.AW744]+[.AS744]+[.AO744]+[.AK744]+[.AG744]+[.AC744]+[.Y744]+[.U744]+[.Q744]+[.N744]+[.L744]+[.J744]+[.H744]" office:value-type="float" office:value="0" calcext:value-type="float">
            <text:p/>
          </table:table-cell>
          <table:table-cell table:formula="of:=[.BB744]+[.AX744]+[.AT744]+[.AP744]+[.AL744]+[.AH744]+[.AD744]+[.Z744]+[.V744]+[.R744]" office:value-type="float" office:value="0" calcext:value-type="float">
            <text:p/>
          </table:table-cell>
          <table:table-cell table:formula="of:=[.BC744]+[.AY744]+[.AU744]+[.AQ744]+[.AM744]+[.AI744]+[.AE744]+[.AA744]+[.W744]+[.S744]+[.O744]+[.M744]+[.K744]+[.I744]" office:value-type="float" office:value="0" calcext:value-type="float">
            <text:p/>
          </table:table-cell>
          <table:table-cell table:formula="of:=[.BD744]+[.BF744]" office:value-type="float" office:value="0" calcext:value-type="float">
            <text:p/>
          </table:table-cell>
          <table:table-cell table:formula="of:=[.BE744]+[.BG744]" office:value-type="float" office:value="0" calcext:value-type="float">
            <text:p/>
          </table:table-cell>
          <table:table-cell table:formula="of:=[.D744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45]+[.AV745]+[.AR745]+[.AN745]+[.AJ745]+[.AF745]+[.AB745]+[.X745]+[.T745]+[.P745]" office:value-type="float" office:value="0" calcext:value-type="float">
            <text:p/>
          </table:table-cell>
          <table:table-cell table:formula="of:=[.BA745]+[.AW745]+[.AS745]+[.AO745]+[.AK745]+[.AG745]+[.AC745]+[.Y745]+[.U745]+[.Q745]+[.N745]+[.L745]+[.J745]+[.H745]" office:value-type="float" office:value="0" calcext:value-type="float">
            <text:p/>
          </table:table-cell>
          <table:table-cell table:formula="of:=[.BB745]+[.AX745]+[.AT745]+[.AP745]+[.AL745]+[.AH745]+[.AD745]+[.Z745]+[.V745]+[.R745]" office:value-type="float" office:value="0" calcext:value-type="float">
            <text:p/>
          </table:table-cell>
          <table:table-cell table:formula="of:=[.BC745]+[.AY745]+[.AU745]+[.AQ745]+[.AM745]+[.AI745]+[.AE745]+[.AA745]+[.W745]+[.S745]+[.O745]+[.M745]+[.K745]+[.I745]" office:value-type="float" office:value="0" calcext:value-type="float">
            <text:p/>
          </table:table-cell>
          <table:table-cell table:formula="of:=[.BD745]+[.BF745]" office:value-type="float" office:value="0" calcext:value-type="float">
            <text:p/>
          </table:table-cell>
          <table:table-cell table:formula="of:=[.BE745]+[.BG745]" office:value-type="float" office:value="0" calcext:value-type="float">
            <text:p/>
          </table:table-cell>
          <table:table-cell table:formula="of:=[.D745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46]+[.AV746]+[.AR746]+[.AN746]+[.AJ746]+[.AF746]+[.AB746]+[.X746]+[.T746]+[.P746]" office:value-type="float" office:value="0" calcext:value-type="float">
            <text:p/>
          </table:table-cell>
          <table:table-cell table:formula="of:=[.BA746]+[.AW746]+[.AS746]+[.AO746]+[.AK746]+[.AG746]+[.AC746]+[.Y746]+[.U746]+[.Q746]+[.N746]+[.L746]+[.J746]+[.H746]" office:value-type="float" office:value="0" calcext:value-type="float">
            <text:p/>
          </table:table-cell>
          <table:table-cell table:formula="of:=[.BB746]+[.AX746]+[.AT746]+[.AP746]+[.AL746]+[.AH746]+[.AD746]+[.Z746]+[.V746]+[.R746]" office:value-type="float" office:value="0" calcext:value-type="float">
            <text:p/>
          </table:table-cell>
          <table:table-cell table:formula="of:=[.BC746]+[.AY746]+[.AU746]+[.AQ746]+[.AM746]+[.AI746]+[.AE746]+[.AA746]+[.W746]+[.S746]+[.O746]+[.M746]+[.K746]+[.I746]" office:value-type="float" office:value="0" calcext:value-type="float">
            <text:p/>
          </table:table-cell>
          <table:table-cell table:formula="of:=[.BD746]+[.BF746]" office:value-type="float" office:value="0" calcext:value-type="float">
            <text:p/>
          </table:table-cell>
          <table:table-cell table:formula="of:=[.BE746]+[.BG746]" office:value-type="float" office:value="0" calcext:value-type="float">
            <text:p/>
          </table:table-cell>
          <table:table-cell table:formula="of:=[.D746]" office:value-type="float" office:value="0" calcext:value-type="float">
            <text:p/>
          </table:table-cell>
          <table:table-cell table:number-columns-repeated="962"/>
        </table:table-row>
        <table:table-row table:style-name="ro6">
          <table:table-cell table:number-columns-repeated="55"/>
          <table:table-cell table:formula="of:=[.AZ747]+[.AV747]+[.AR747]+[.AN747]+[.AJ747]+[.AF747]+[.AB747]+[.X747]+[.T747]+[.P747]" office:value-type="float" office:value="0" calcext:value-type="float">
            <text:p/>
          </table:table-cell>
          <table:table-cell table:formula="of:=[.BA747]+[.AW747]+[.AS747]+[.AO747]+[.AK747]+[.AG747]+[.AC747]+[.Y747]+[.U747]+[.Q747]+[.N747]+[.L747]+[.J747]+[.H747]" office:value-type="float" office:value="0" calcext:value-type="float">
            <text:p/>
          </table:table-cell>
          <table:table-cell table:formula="of:=[.BB747]+[.AX747]+[.AT747]+[.AP747]+[.AL747]+[.AH747]+[.AD747]+[.Z747]+[.V747]+[.R747]" office:value-type="float" office:value="0" calcext:value-type="float">
            <text:p/>
          </table:table-cell>
          <table:table-cell table:formula="of:=[.BC747]+[.AY747]+[.AU747]+[.AQ747]+[.AM747]+[.AI747]+[.AE747]+[.AA747]+[.W747]+[.S747]+[.O747]+[.M747]+[.K747]+[.I747]" office:value-type="float" office:value="0" calcext:value-type="float">
            <text:p/>
          </table:table-cell>
          <table:table-cell table:formula="of:=[.BD747]+[.BF747]" office:value-type="float" office:value="0" calcext:value-type="float">
            <text:p/>
          </table:table-cell>
          <table:table-cell table:formula="of:=[.BE747]+[.BG747]" office:value-type="float" office:value="0" calcext:value-type="float">
            <text:p/>
          </table:table-cell>
          <table:table-cell table:formula="of:=[.D747]" office:value-type="float" office:value="0" calcext:value-type="float">
            <text:p/>
          </table:table-cell>
          <table:table-cell table:number-columns-repeated="962"/>
        </table:table-row>
        <table:table-row table:style-name="ro6" table:number-rows-repeated="1046883">
          <table:table-cell table:number-columns-repeated="1024"/>
        </table:table-row>
        <table:table-row table:style-name="ro7" table:number-rows-repeated="94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  <number:text> </number:text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  <number:text> </number:text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fill-character> </loext:fill-character>
      <number:number number:decimal-places="0" number:min-integer-digits="1" number:grouping="true"/>
      <number:text>-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28P2" style:volatile="true">
      <number:text> € </number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6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5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0P2" style:volatile="true">
      <number:text> $</number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2P2" style:volatile="true"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fl </number:text>
      <number:number number:decimal-places="0" number:min-integer-digits="1" number:grouping="true"/>
      <number:text> </number:text>
    </number:number-style>
    <number:number-style style:name="N160">
      <number:text>fl </number:text>
      <number:number number:decimal-places="0" number:min-integer-digits="1" number:grouping="true"/>
      <number:text>-</number:text>
      <style:map style:condition="value()&gt;=0" style:apply-style-name="N160P0"/>
    </number:number-style>
    <number:number-style style:name="N161P0" style:volatile="true">
      <number:text>fl </number:text>
      <number:number number:decimal-places="0" number:min-integer-digits="1" number:grouping="true"/>
      <number:text> </number:text>
    </number:number-style>
    <number:number-style style:name="N16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61P0"/>
    </number:number-style>
    <number:number-style style:name="N163P0" style:volatile="true">
      <number:text>fl </number:text>
      <number:number number:decimal-places="2" number:min-integer-digits="1" number:grouping="true"/>
      <number:text> </number:text>
    </number:number-style>
    <number:number-style style:name="N163">
      <number:text>fl </number:text>
      <number:number number:decimal-places="2" number:min-integer-digits="1" number:grouping="true"/>
      <number:text>-</number:text>
      <style:map style:condition="value()&gt;=0" style:apply-style-name="N163P0"/>
    </number:number-style>
    <number:number-style style:name="N164P0" style:volatile="true">
      <number:text>fl </number:text>
      <number:number number:decimal-places="2" number:min-integer-digits="1" number:grouping="true"/>
      <number:text> </number:text>
    </number:number-style>
    <number:number-style style:name="N16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4P0"/>
    </number:number-style>
    <number:number-style style:name="N16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6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68P2" style:volatile="true">
      <number:text> fl </number:text>
      <loext:fill-character> </loext:fill-character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72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72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1" number:min-integer-digits="1"/>
      <number:text>-</number:text>
    </number:number-style>
    <number:number-style style:name="N175P1" style:volatile="true">
      <number:text/>
    </number:number-style>
    <number:text-style style:name="N175">
      <number:text-content/>
      <style:map style:condition="value()&gt;0" style:apply-style-name="N175P0"/>
      <style:map style:condition="value()&lt;0" style:apply-style-name="N175P1"/>
    </number:text-style>
    <number:number-style style:name="N177P0" style:volatile="true">
      <number:number number:decimal-places="0" number:min-integer-digits="1"/>
    </number:number-style>
    <number:number-style style:name="N177P1" style:volatile="true">
      <number:text>-</number:text>
      <number:number number:decimal-places="0" number:min-integer-digits="1"/>
    </number:number-style>
    <number:number-style style:name="N177P2" style:volatile="true">
      <number:text/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2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/00/0000</text:date>, <text:time style:data-style-name="N2" text:time-value="11:13:23.001254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Christophe Gueret</dc:creator>
    <dc:date>2015-01-10T11:15:10.339459354</dc:date>
    <meta:print-date>2004-01-22T22:12:01</meta:print-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5507" meta:object-count="0"/>
  </office:meta>
</office:document-meta>
</file>